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Day 01.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198" calcext:value-type="float">
            <text:p>198</text:p>
          </table:table-cell>
          <table:table-cell office:value-type="boolean" office:boolean-value="false" calcext:value-type="boolean">
            <text:p>FALSE</text:p>
          </table:table-cell>
          <table:table-cell table:formula="of:=SUM([.B$1:.B$1048576])"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]&gt;[.A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3]&gt;[.A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4]&gt;[.A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5]&gt;[.A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6]&gt;[.A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7]&gt;[.A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8]&gt;[.A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9]&gt;[.A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10]&gt;[.A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11]&gt;[.A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12]&gt;[.A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13]&gt;[.A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14]&gt;[.A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15]&gt;[.A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16]&gt;[.A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17]&gt;[.A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18]&gt;[.A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19]&gt;[.A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0]&gt;[.A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1]&gt;[.A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22]&gt;[.A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23]&gt;[.A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24]&gt;[.A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25]&gt;[.A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26]&gt;[.A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27]&gt;[.A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28]&gt;[.A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29]&gt;[.A2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0]&gt;[.A2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1]&gt;[.A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2]&gt;[.A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3]&gt;[.A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4]&gt;[.A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5]&gt;[.A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6]&gt;[.A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37]&gt;[.A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38]&gt;[.A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39]&gt;[.A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0]&gt;[.A3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1]&gt;[.A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2]&gt;[.A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3]&gt;[.A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4]&gt;[.A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5]&gt;[.A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6]&gt;[.A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7]&gt;[.A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]&gt;[.A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]&gt;[.A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50]&gt;[.A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1]&gt;[.A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2]&gt;[.A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3]&gt;[.A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4]&gt;[.A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5]&gt;[.A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6]&gt;[.A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7]&gt;[.A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8]&gt;[.A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9]&gt;[.A5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60]&gt;[.A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61]&gt;[.A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62]&gt;[.A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63]&gt;[.A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64]&gt;[.A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65]&gt;[.A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66]&gt;[.A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67]&gt;[.A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68]&gt;[.A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69]&gt;[.A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70]&gt;[.A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71]&gt;[.A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72]&gt;[.A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73]&gt;[.A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74]&gt;[.A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75]&gt;[.A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76]&gt;[.A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77]&gt;[.A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78]&gt;[.A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79]&gt;[.A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80]&gt;[.A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81]&gt;[.A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82]&gt;[.A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83]&gt;[.A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84]&gt;[.A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85]&gt;[.A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86]&gt;[.A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87]&gt;[.A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88]&gt;[.A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89]&gt;[.A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90]&gt;[.A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91]&gt;[.A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92]&gt;[.A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93]&gt;[.A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94]&gt;[.A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95]&gt;[.A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96]&gt;[.A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97]&gt;[.A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98]&gt;[.A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99]&gt;[.A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100]&gt;[.A9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101]&gt;[.A1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102]&gt;[.A1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103]&gt;[.A1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104]&gt;[.A1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105]&gt;[.A1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106]&gt;[.A10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107]&gt;[.A1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108]&gt;[.A1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109]&gt;[.A1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110]&gt;[.A10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111]&gt;[.A1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112]&gt;[.A1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113]&gt;[.A1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114]&gt;[.A1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115]&gt;[.A1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116]&gt;[.A1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117]&gt;[.A1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118]&gt;[.A1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119]&gt;[.A1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120]&gt;[.A1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121]&gt;[.A1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122]&gt;[.A1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123]&gt;[.A1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124]&gt;[.A1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125]&gt;[.A1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126]&gt;[.A1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127]&gt;[.A1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128]&gt;[.A1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[.A129]&gt;[.A1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[.A130]&gt;[.A1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[.A131]&gt;[.A1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[.A132]&gt;[.A1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[.A133]&gt;[.A1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[.A134]&gt;[.A1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[.A135]&gt;[.A1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[.A136]&gt;[.A1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[.A137]&gt;[.A1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[.A138]&gt;[.A1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[.A139]&gt;[.A1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[.A140]&gt;[.A1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[.A141]&gt;[.A1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[.A142]&gt;[.A1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[.A143]&gt;[.A1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[.A144]&gt;[.A1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[.A145]&gt;[.A1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[.A146]&gt;[.A14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[.A147]&gt;[.A1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[.A148]&gt;[.A1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[.A149]&gt;[.A1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[.A150]&gt;[.A1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[.A151]&gt;[.A1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[.A152]&gt;[.A1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[.A153]&gt;[.A1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[.A154]&gt;[.A1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[.A155]&gt;[.A1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[.A156]&gt;[.A1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[.A157]&gt;[.A1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[.A158]&gt;[.A1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[.A159]&gt;[.A1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[.A160]&gt;[.A1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[.A161]&gt;[.A16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[.A162]&gt;[.A16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[.A163]&gt;[.A1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[.A164]&gt;[.A1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[.A165]&gt;[.A1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[.A166]&gt;[.A1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[.A167]&gt;[.A1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[.A168]&gt;[.A1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[.A169]&gt;[.A1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[.A170]&gt;[.A1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[.A171]&gt;[.A1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[.A172]&gt;[.A1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[.A173]&gt;[.A1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[.A174]&gt;[.A1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[.A175]&gt;[.A1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[.A176]&gt;[.A1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[.A177]&gt;[.A1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[.A178]&gt;[.A1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[.A179]&gt;[.A1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[.A180]&gt;[.A1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[.A181]&gt;[.A1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[.A182]&gt;[.A1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[.A183]&gt;[.A1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[.A184]&gt;[.A1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[.A185]&gt;[.A1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[.A186]&gt;[.A1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[.A187]&gt;[.A1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[.A188]&gt;[.A1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[.A189]&gt;[.A1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[.A190]&gt;[.A1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[.A191]&gt;[.A1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[.A192]&gt;[.A1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[.A193]&gt;[.A1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[.A194]&gt;[.A1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[.A195]&gt;[.A1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[.A196]&gt;[.A1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[.A197]&gt;[.A1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[.A198]&gt;[.A1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[.A199]&gt;[.A1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[.A200]&gt;[.A1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[.A201]&gt;[.A2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[.A202]&gt;[.A2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[.A203]&gt;[.A2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[.A204]&gt;[.A2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[.A205]&gt;[.A2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[.A206]&gt;[.A2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[.A207]&gt;[.A2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[.A208]&gt;[.A20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[.A209]&gt;[.A2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[.A210]&gt;[.A2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[.A211]&gt;[.A2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[.A212]&gt;[.A2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[.A213]&gt;[.A2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[.A214]&gt;[.A2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[.A215]&gt;[.A2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[.A216]&gt;[.A2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[.A217]&gt;[.A2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table:formula="of:=[.A218]&gt;[.A2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[.A219]&gt;[.A2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[.A220]&gt;[.A2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[.A221]&gt;[.A2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table:formula="of:=[.A222]&gt;[.A2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[.A223]&gt;[.A2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table:formula="of:=[.A224]&gt;[.A2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[.A225]&gt;[.A2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[.A226]&gt;[.A2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[.A227]&gt;[.A2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[.A228]&gt;[.A2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[.A229]&gt;[.A2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[.A230]&gt;[.A2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[.A231]&gt;[.A2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[.A232]&gt;[.A2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[.A233]&gt;[.A2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[.A234]&gt;[.A2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table:formula="of:=[.A235]&gt;[.A2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[.A236]&gt;[.A2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[.A237]&gt;[.A23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[.A238]&gt;[.A2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[.A239]&gt;[.A2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[.A240]&gt;[.A2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A241]&gt;[.A2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[.A242]&gt;[.A2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[.A243]&gt;[.A2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[.A244]&gt;[.A2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[.A245]&gt;[.A2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table:formula="of:=[.A246]&gt;[.A2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[.A247]&gt;[.A2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[.A248]&gt;[.A2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[.A249]&gt;[.A2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[.A250]&gt;[.A2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table:formula="of:=[.A251]&gt;[.A2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[.A252]&gt;[.A2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[.A253]&gt;[.A2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[.A254]&gt;[.A2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[.A255]&gt;[.A2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[.A256]&gt;[.A2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[.A257]&gt;[.A2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[.A258]&gt;[.A2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[.A259]&gt;[.A25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[.A260]&gt;[.A2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[.A261]&gt;[.A2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[.A262]&gt;[.A2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[.A263]&gt;[.A2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[.A264]&gt;[.A2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table:formula="of:=[.A265]&gt;[.A2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[.A266]&gt;[.A26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[.A267]&gt;[.A2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[.A268]&gt;[.A2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table:formula="of:=[.A269]&gt;[.A2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[.A270]&gt;[.A2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[.A271]&gt;[.A2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table:formula="of:=[.A272]&gt;[.A2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table:formula="of:=[.A273]&gt;[.A2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table:formula="of:=[.A274]&gt;[.A2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table:formula="of:=[.A275]&gt;[.A2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table:formula="of:=[.A276]&gt;[.A2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[.A277]&gt;[.A2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[.A278]&gt;[.A2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table:formula="of:=[.A279]&gt;[.A2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[.A280]&gt;[.A2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table:formula="of:=[.A281]&gt;[.A2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table:formula="of:=[.A282]&gt;[.A2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[.A283]&gt;[.A2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[.A284]&gt;[.A2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table:formula="of:=[.A285]&gt;[.A2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[.A286]&gt;[.A2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table:formula="of:=[.A287]&gt;[.A28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table:formula="of:=[.A288]&gt;[.A2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table:formula="of:=[.A289]&gt;[.A2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[.A290]&gt;[.A2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[.A291]&gt;[.A2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[.A292]&gt;[.A2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[.A293]&gt;[.A2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[.A294]&gt;[.A2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[.A295]&gt;[.A2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[.A296]&gt;[.A2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table:formula="of:=[.A297]&gt;[.A2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table:formula="of:=[.A298]&gt;[.A2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[.A299]&gt;[.A2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[.A300]&gt;[.A2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[.A301]&gt;[.A3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[.A302]&gt;[.A30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[.A303]&gt;[.A3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[.A304]&gt;[.A3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[.A305]&gt;[.A3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[.A306]&gt;[.A3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[.A307]&gt;[.A3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.A308]&gt;[.A3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.A309]&gt;[.A3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.A310]&gt;[.A3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.A311]&gt;[.A3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.A312]&gt;[.A3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.A313]&gt;[.A3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.A314]&gt;[.A3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table:formula="of:=[.A315]&gt;[.A3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table:formula="of:=[.A316]&gt;[.A3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[.A317]&gt;[.A3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[.A318]&gt;[.A3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table:formula="of:=[.A319]&gt;[.A3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A320]&gt;[.A3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[.A321]&gt;[.A3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322]&gt;[.A3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table:formula="of:=[.A323]&gt;[.A3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table:formula="of:=[.A324]&gt;[.A3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table:formula="of:=[.A325]&gt;[.A3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table:formula="of:=[.A326]&gt;[.A3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table:formula="of:=[.A327]&gt;[.A3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table:formula="of:=[.A328]&gt;[.A3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table:formula="of:=[.A329]&gt;[.A3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table:formula="of:=[.A330]&gt;[.A3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table:formula="of:=[.A331]&gt;[.A3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table:formula="of:=[.A332]&gt;[.A3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table:formula="of:=[.A333]&gt;[.A3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table:formula="of:=[.A334]&gt;[.A3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table:formula="of:=[.A335]&gt;[.A3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table:formula="of:=[.A336]&gt;[.A3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table:formula="of:=[.A337]&gt;[.A3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table:formula="of:=[.A338]&gt;[.A3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table:formula="of:=[.A339]&gt;[.A3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table:formula="of:=[.A340]&gt;[.A3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table:formula="of:=[.A341]&gt;[.A3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table:formula="of:=[.A342]&gt;[.A3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99" calcext:value-type="float">
            <text:p>2199</text:p>
          </table:table-cell>
          <table:table-cell table:formula="of:=[.A343]&gt;[.A3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table:formula="of:=[.A344]&gt;[.A3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table:formula="of:=[.A345]&gt;[.A3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table:formula="of:=[.A346]&gt;[.A3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table:formula="of:=[.A347]&gt;[.A3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table:formula="of:=[.A348]&gt;[.A3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table:formula="of:=[.A349]&gt;[.A3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table:formula="of:=[.A350]&gt;[.A3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table:formula="of:=[.A351]&gt;[.A3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table:formula="of:=[.A352]&gt;[.A3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57" calcext:value-type="float">
            <text:p>2257</text:p>
          </table:table-cell>
          <table:table-cell table:formula="of:=[.A353]&gt;[.A3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67" calcext:value-type="float">
            <text:p>2267</text:p>
          </table:table-cell>
          <table:table-cell table:formula="of:=[.A354]&gt;[.A3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table:formula="of:=[.A355]&gt;[.A3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table:formula="of:=[.A356]&gt;[.A3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table:formula="of:=[.A357]&gt;[.A3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73" calcext:value-type="float">
            <text:p>2273</text:p>
          </table:table-cell>
          <table:table-cell table:formula="of:=[.A358]&gt;[.A3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table:formula="of:=[.A359]&gt;[.A3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table:formula="of:=[.A360]&gt;[.A3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table:formula="of:=[.A361]&gt;[.A3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table:formula="of:=[.A362]&gt;[.A3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table:formula="of:=[.A363]&gt;[.A3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 table:formula="of:=[.A364]&gt;[.A3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table:formula="of:=[.A365]&gt;[.A3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table:formula="of:=[.A366]&gt;[.A3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table:formula="of:=[.A367]&gt;[.A3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table:formula="of:=[.A368]&gt;[.A3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table:formula="of:=[.A369]&gt;[.A3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table:formula="of:=[.A370]&gt;[.A3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table:formula="of:=[.A371]&gt;[.A37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table:formula="of:=[.A372]&gt;[.A3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table:formula="of:=[.A373]&gt;[.A3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table:formula="of:=[.A374]&gt;[.A3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table:formula="of:=[.A375]&gt;[.A3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table:formula="of:=[.A376]&gt;[.A3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table:formula="of:=[.A377]&gt;[.A3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38" calcext:value-type="float">
            <text:p>2338</text:p>
          </table:table-cell>
          <table:table-cell table:formula="of:=[.A378]&gt;[.A3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table:formula="of:=[.A379]&gt;[.A3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table:formula="of:=[.A380]&gt;[.A3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table:formula="of:=[.A381]&gt;[.A3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table:formula="of:=[.A382]&gt;[.A3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table:formula="of:=[.A383]&gt;[.A3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table:formula="of:=[.A384]&gt;[.A3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table:formula="of:=[.A385]&gt;[.A3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84" calcext:value-type="float">
            <text:p>2384</text:p>
          </table:table-cell>
          <table:table-cell table:formula="of:=[.A386]&gt;[.A3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table:formula="of:=[.A387]&gt;[.A38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table:formula="of:=[.A388]&gt;[.A3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93" calcext:value-type="float">
            <text:p>2393</text:p>
          </table:table-cell>
          <table:table-cell table:formula="of:=[.A389]&gt;[.A3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table:formula="of:=[.A390]&gt;[.A3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97" calcext:value-type="float">
            <text:p>2397</text:p>
          </table:table-cell>
          <table:table-cell table:formula="of:=[.A391]&gt;[.A3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.A392]&gt;[.A3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table:formula="of:=[.A393]&gt;[.A3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[.A394]&gt;[.A3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table:formula="of:=[.A395]&gt;[.A3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table:formula="of:=[.A396]&gt;[.A3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44" calcext:value-type="float">
            <text:p>2444</text:p>
          </table:table-cell>
          <table:table-cell table:formula="of:=[.A397]&gt;[.A3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57" calcext:value-type="float">
            <text:p>2457</text:p>
          </table:table-cell>
          <table:table-cell table:formula="of:=[.A398]&gt;[.A3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table:formula="of:=[.A399]&gt;[.A3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64" calcext:value-type="float">
            <text:p>2464</text:p>
          </table:table-cell>
          <table:table-cell table:formula="of:=[.A400]&gt;[.A3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67" calcext:value-type="float">
            <text:p>2467</text:p>
          </table:table-cell>
          <table:table-cell table:formula="of:=[.A401]&gt;[.A4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94" calcext:value-type="float">
            <text:p>2494</text:p>
          </table:table-cell>
          <table:table-cell table:formula="of:=[.A402]&gt;[.A4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95" calcext:value-type="float">
            <text:p>2495</text:p>
          </table:table-cell>
          <table:table-cell table:formula="of:=[.A403]&gt;[.A4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98" calcext:value-type="float">
            <text:p>2498</text:p>
          </table:table-cell>
          <table:table-cell table:formula="of:=[.A404]&gt;[.A4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table:formula="of:=[.A405]&gt;[.A4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table:formula="of:=[.A406]&gt;[.A4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table:formula="of:=[.A407]&gt;[.A4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table:formula="of:=[.A408]&gt;[.A4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table:formula="of:=[.A409]&gt;[.A40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33" calcext:value-type="float">
            <text:p>2533</text:p>
          </table:table-cell>
          <table:table-cell table:formula="of:=[.A410]&gt;[.A4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table:formula="of:=[.A411]&gt;[.A4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table:formula="of:=[.A412]&gt;[.A4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table:formula="of:=[.A413]&gt;[.A4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table:formula="of:=[.A414]&gt;[.A4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table:formula="of:=[.A415]&gt;[.A4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57" calcext:value-type="float">
            <text:p>2557</text:p>
          </table:table-cell>
          <table:table-cell table:formula="of:=[.A416]&gt;[.A4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58" calcext:value-type="float">
            <text:p>2558</text:p>
          </table:table-cell>
          <table:table-cell table:formula="of:=[.A417]&gt;[.A4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table:formula="of:=[.A418]&gt;[.A4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table:formula="of:=[.A419]&gt;[.A4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71" calcext:value-type="float">
            <text:p>2571</text:p>
          </table:table-cell>
          <table:table-cell table:formula="of:=[.A420]&gt;[.A4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table:formula="of:=[.A421]&gt;[.A4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table:formula="of:=[.A422]&gt;[.A4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83" calcext:value-type="float">
            <text:p>2583</text:p>
          </table:table-cell>
          <table:table-cell table:formula="of:=[.A423]&gt;[.A4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table:formula="of:=[.A424]&gt;[.A4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85" calcext:value-type="float">
            <text:p>2585</text:p>
          </table:table-cell>
          <table:table-cell table:formula="of:=[.A425]&gt;[.A4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table:formula="of:=[.A426]&gt;[.A4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table:formula="of:=[.A427]&gt;[.A4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table:formula="of:=[.A428]&gt;[.A4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87" calcext:value-type="float">
            <text:p>2587</text:p>
          </table:table-cell>
          <table:table-cell table:formula="of:=[.A429]&gt;[.A4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89" calcext:value-type="float">
            <text:p>2589</text:p>
          </table:table-cell>
          <table:table-cell table:formula="of:=[.A430]&gt;[.A4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table:formula="of:=[.A431]&gt;[.A4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table:formula="of:=[.A432]&gt;[.A4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03" calcext:value-type="float">
            <text:p>2603</text:p>
          </table:table-cell>
          <table:table-cell table:formula="of:=[.A433]&gt;[.A4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table:formula="of:=[.A434]&gt;[.A4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05" calcext:value-type="float">
            <text:p>2605</text:p>
          </table:table-cell>
          <table:table-cell table:formula="of:=[.A435]&gt;[.A4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89" calcext:value-type="float">
            <text:p>2589</text:p>
          </table:table-cell>
          <table:table-cell table:formula="of:=[.A436]&gt;[.A4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603" calcext:value-type="float">
            <text:p>2603</text:p>
          </table:table-cell>
          <table:table-cell table:formula="of:=[.A437]&gt;[.A4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08" calcext:value-type="float">
            <text:p>2608</text:p>
          </table:table-cell>
          <table:table-cell table:formula="of:=[.A438]&gt;[.A4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table:formula="of:=[.A439]&gt;[.A4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table:formula="of:=[.A440]&gt;[.A4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table:formula="of:=[.A441]&gt;[.A44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617" calcext:value-type="float">
            <text:p>2617</text:p>
          </table:table-cell>
          <table:table-cell table:formula="of:=[.A442]&gt;[.A4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18" calcext:value-type="float">
            <text:p>2618</text:p>
          </table:table-cell>
          <table:table-cell table:formula="of:=[.A443]&gt;[.A4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19" calcext:value-type="float">
            <text:p>2619</text:p>
          </table:table-cell>
          <table:table-cell table:formula="of:=[.A444]&gt;[.A4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28" calcext:value-type="float">
            <text:p>2628</text:p>
          </table:table-cell>
          <table:table-cell table:formula="of:=[.A445]&gt;[.A4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29" calcext:value-type="float">
            <text:p>2629</text:p>
          </table:table-cell>
          <table:table-cell table:formula="of:=[.A446]&gt;[.A4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table:formula="of:=[.A447]&gt;[.A4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table:formula="of:=[.A448]&gt;[.A4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table:formula="of:=[.A449]&gt;[.A4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table:formula="of:=[.A450]&gt;[.A4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49" calcext:value-type="float">
            <text:p>2649</text:p>
          </table:table-cell>
          <table:table-cell table:formula="of:=[.A451]&gt;[.A4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57" calcext:value-type="float">
            <text:p>2657</text:p>
          </table:table-cell>
          <table:table-cell table:formula="of:=[.A452]&gt;[.A4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table:formula="of:=[.A453]&gt;[.A4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73" calcext:value-type="float">
            <text:p>2673</text:p>
          </table:table-cell>
          <table:table-cell table:formula="of:=[.A454]&gt;[.A4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table:formula="of:=[.A455]&gt;[.A4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79" calcext:value-type="float">
            <text:p>2679</text:p>
          </table:table-cell>
          <table:table-cell table:formula="of:=[.A456]&gt;[.A4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table:formula="of:=[.A457]&gt;[.A4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table:formula="of:=[.A458]&gt;[.A4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03" calcext:value-type="float">
            <text:p>2703</text:p>
          </table:table-cell>
          <table:table-cell table:formula="of:=[.A459]&gt;[.A4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09" calcext:value-type="float">
            <text:p>2709</text:p>
          </table:table-cell>
          <table:table-cell table:formula="of:=[.A460]&gt;[.A4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11" calcext:value-type="float">
            <text:p>2711</text:p>
          </table:table-cell>
          <table:table-cell table:formula="of:=[.A461]&gt;[.A4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14" calcext:value-type="float">
            <text:p>2714</text:p>
          </table:table-cell>
          <table:table-cell table:formula="of:=[.A462]&gt;[.A4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table:formula="of:=[.A463]&gt;[.A4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16" calcext:value-type="float">
            <text:p>2716</text:p>
          </table:table-cell>
          <table:table-cell table:formula="of:=[.A464]&gt;[.A4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table:formula="of:=[.A465]&gt;[.A4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table:formula="of:=[.A466]&gt;[.A4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table:formula="of:=[.A467]&gt;[.A4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39" calcext:value-type="float">
            <text:p>2739</text:p>
          </table:table-cell>
          <table:table-cell table:formula="of:=[.A468]&gt;[.A4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table:formula="of:=[.A469]&gt;[.A4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48" calcext:value-type="float">
            <text:p>2748</text:p>
          </table:table-cell>
          <table:table-cell table:formula="of:=[.A470]&gt;[.A4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52" calcext:value-type="float">
            <text:p>2752</text:p>
          </table:table-cell>
          <table:table-cell table:formula="of:=[.A471]&gt;[.A4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49" calcext:value-type="float">
            <text:p>2749</text:p>
          </table:table-cell>
          <table:table-cell table:formula="of:=[.A472]&gt;[.A4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48" calcext:value-type="float">
            <text:p>2748</text:p>
          </table:table-cell>
          <table:table-cell table:formula="of:=[.A473]&gt;[.A4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49" calcext:value-type="float">
            <text:p>2749</text:p>
          </table:table-cell>
          <table:table-cell table:formula="of:=[.A474]&gt;[.A4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51" calcext:value-type="float">
            <text:p>2751</text:p>
          </table:table-cell>
          <table:table-cell table:formula="of:=[.A475]&gt;[.A4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52" calcext:value-type="float">
            <text:p>2752</text:p>
          </table:table-cell>
          <table:table-cell table:formula="of:=[.A476]&gt;[.A4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table:formula="of:=[.A477]&gt;[.A4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table:formula="of:=[.A478]&gt;[.A4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77" calcext:value-type="float">
            <text:p>2777</text:p>
          </table:table-cell>
          <table:table-cell table:formula="of:=[.A479]&gt;[.A4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78" calcext:value-type="float">
            <text:p>2778</text:p>
          </table:table-cell>
          <table:table-cell table:formula="of:=[.A480]&gt;[.A4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79" calcext:value-type="float">
            <text:p>2779</text:p>
          </table:table-cell>
          <table:table-cell table:formula="of:=[.A481]&gt;[.A4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table:formula="of:=[.A482]&gt;[.A4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87" calcext:value-type="float">
            <text:p>2787</text:p>
          </table:table-cell>
          <table:table-cell table:formula="of:=[.A483]&gt;[.A4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[.A484]&gt;[.A4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05" calcext:value-type="float">
            <text:p>2805</text:p>
          </table:table-cell>
          <table:table-cell table:formula="of:=[.A485]&gt;[.A4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table:formula="of:=[.A486]&gt;[.A4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12" calcext:value-type="float">
            <text:p>2812</text:p>
          </table:table-cell>
          <table:table-cell table:formula="of:=[.A487]&gt;[.A4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table:formula="of:=[.A488]&gt;[.A4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21" calcext:value-type="float">
            <text:p>2821</text:p>
          </table:table-cell>
          <table:table-cell table:formula="of:=[.A489]&gt;[.A4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43" calcext:value-type="float">
            <text:p>2843</text:p>
          </table:table-cell>
          <table:table-cell table:formula="of:=[.A490]&gt;[.A4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46" calcext:value-type="float">
            <text:p>2846</text:p>
          </table:table-cell>
          <table:table-cell table:formula="of:=[.A491]&gt;[.A4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table:formula="of:=[.A492]&gt;[.A4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62" calcext:value-type="float">
            <text:p>2862</text:p>
          </table:table-cell>
          <table:table-cell table:formula="of:=[.A493]&gt;[.A4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61" calcext:value-type="float">
            <text:p>2861</text:p>
          </table:table-cell>
          <table:table-cell table:formula="of:=[.A494]&gt;[.A4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67" calcext:value-type="float">
            <text:p>2867</text:p>
          </table:table-cell>
          <table:table-cell table:formula="of:=[.A495]&gt;[.A4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table:formula="of:=[.A496]&gt;[.A4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table:formula="of:=[.A497]&gt;[.A4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91" calcext:value-type="float">
            <text:p>2891</text:p>
          </table:table-cell>
          <table:table-cell table:formula="of:=[.A498]&gt;[.A4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92" calcext:value-type="float">
            <text:p>2892</text:p>
          </table:table-cell>
          <table:table-cell table:formula="of:=[.A499]&gt;[.A4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85" calcext:value-type="float">
            <text:p>2885</text:p>
          </table:table-cell>
          <table:table-cell table:formula="of:=[.A500]&gt;[.A49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87" calcext:value-type="float">
            <text:p>2887</text:p>
          </table:table-cell>
          <table:table-cell table:formula="of:=[.A501]&gt;[.A5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table:formula="of:=[.A502]&gt;[.A5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94" calcext:value-type="float">
            <text:p>2894</text:p>
          </table:table-cell>
          <table:table-cell table:formula="of:=[.A503]&gt;[.A5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97" calcext:value-type="float">
            <text:p>2897</text:p>
          </table:table-cell>
          <table:table-cell table:formula="of:=[.A504]&gt;[.A5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25" calcext:value-type="float">
            <text:p>2925</text:p>
          </table:table-cell>
          <table:table-cell table:formula="of:=[.A505]&gt;[.A5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26" calcext:value-type="float">
            <text:p>2926</text:p>
          </table:table-cell>
          <table:table-cell table:formula="of:=[.A506]&gt;[.A5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31" calcext:value-type="float">
            <text:p>2931</text:p>
          </table:table-cell>
          <table:table-cell table:formula="of:=[.A507]&gt;[.A5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33" calcext:value-type="float">
            <text:p>2933</text:p>
          </table:table-cell>
          <table:table-cell table:formula="of:=[.A508]&gt;[.A5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table:formula="of:=[.A509]&gt;[.A5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43" calcext:value-type="float">
            <text:p>2943</text:p>
          </table:table-cell>
          <table:table-cell table:formula="of:=[.A510]&gt;[.A5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41" calcext:value-type="float">
            <text:p>2941</text:p>
          </table:table-cell>
          <table:table-cell table:formula="of:=[.A511]&gt;[.A5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959" calcext:value-type="float">
            <text:p>2959</text:p>
          </table:table-cell>
          <table:table-cell table:formula="of:=[.A512]&gt;[.A5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71" calcext:value-type="float">
            <text:p>2971</text:p>
          </table:table-cell>
          <table:table-cell table:formula="of:=[.A513]&gt;[.A5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82" calcext:value-type="float">
            <text:p>2982</text:p>
          </table:table-cell>
          <table:table-cell table:formula="of:=[.A514]&gt;[.A5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84" calcext:value-type="float">
            <text:p>2984</text:p>
          </table:table-cell>
          <table:table-cell table:formula="of:=[.A515]&gt;[.A5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02" calcext:value-type="float">
            <text:p>3002</text:p>
          </table:table-cell>
          <table:table-cell table:formula="of:=[.A516]&gt;[.A5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06" calcext:value-type="float">
            <text:p>3006</text:p>
          </table:table-cell>
          <table:table-cell table:formula="of:=[.A517]&gt;[.A5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08" calcext:value-type="float">
            <text:p>3008</text:p>
          </table:table-cell>
          <table:table-cell table:formula="of:=[.A518]&gt;[.A5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12" calcext:value-type="float">
            <text:p>3012</text:p>
          </table:table-cell>
          <table:table-cell table:formula="of:=[.A519]&gt;[.A5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13" calcext:value-type="float">
            <text:p>3013</text:p>
          </table:table-cell>
          <table:table-cell table:formula="of:=[.A520]&gt;[.A5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34" calcext:value-type="float">
            <text:p>3034</text:p>
          </table:table-cell>
          <table:table-cell table:formula="of:=[.A521]&gt;[.A5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43" calcext:value-type="float">
            <text:p>3043</text:p>
          </table:table-cell>
          <table:table-cell table:formula="of:=[.A522]&gt;[.A5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59" calcext:value-type="float">
            <text:p>3059</text:p>
          </table:table-cell>
          <table:table-cell table:formula="of:=[.A523]&gt;[.A5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63" calcext:value-type="float">
            <text:p>3063</text:p>
          </table:table-cell>
          <table:table-cell table:formula="of:=[.A524]&gt;[.A5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64" calcext:value-type="float">
            <text:p>3064</text:p>
          </table:table-cell>
          <table:table-cell table:formula="of:=[.A525]&gt;[.A5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60" calcext:value-type="float">
            <text:p>3060</text:p>
          </table:table-cell>
          <table:table-cell table:formula="of:=[.A526]&gt;[.A5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075" calcext:value-type="float">
            <text:p>3075</text:p>
          </table:table-cell>
          <table:table-cell table:formula="of:=[.A527]&gt;[.A5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90" calcext:value-type="float">
            <text:p>3090</text:p>
          </table:table-cell>
          <table:table-cell table:formula="of:=[.A528]&gt;[.A5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91" calcext:value-type="float">
            <text:p>3091</text:p>
          </table:table-cell>
          <table:table-cell table:formula="of:=[.A529]&gt;[.A5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table:formula="of:=[.A530]&gt;[.A5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08" calcext:value-type="float">
            <text:p>3108</text:p>
          </table:table-cell>
          <table:table-cell table:formula="of:=[.A531]&gt;[.A5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14" calcext:value-type="float">
            <text:p>3114</text:p>
          </table:table-cell>
          <table:table-cell table:formula="of:=[.A532]&gt;[.A5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17" calcext:value-type="float">
            <text:p>3117</text:p>
          </table:table-cell>
          <table:table-cell table:formula="of:=[.A533]&gt;[.A5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06" calcext:value-type="float">
            <text:p>3106</text:p>
          </table:table-cell>
          <table:table-cell table:formula="of:=[.A534]&gt;[.A5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table:formula="of:=[.A535]&gt;[.A5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10" calcext:value-type="float">
            <text:p>3110</text:p>
          </table:table-cell>
          <table:table-cell table:formula="of:=[.A536]&gt;[.A5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13" calcext:value-type="float">
            <text:p>3113</text:p>
          </table:table-cell>
          <table:table-cell table:formula="of:=[.A537]&gt;[.A5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14" calcext:value-type="float">
            <text:p>3114</text:p>
          </table:table-cell>
          <table:table-cell table:formula="of:=[.A538]&gt;[.A5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26" calcext:value-type="float">
            <text:p>3126</text:p>
          </table:table-cell>
          <table:table-cell table:formula="of:=[.A539]&gt;[.A5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19" calcext:value-type="float">
            <text:p>3119</text:p>
          </table:table-cell>
          <table:table-cell table:formula="of:=[.A540]&gt;[.A53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38" calcext:value-type="float">
            <text:p>3138</text:p>
          </table:table-cell>
          <table:table-cell table:formula="of:=[.A541]&gt;[.A5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40" calcext:value-type="float">
            <text:p>3140</text:p>
          </table:table-cell>
          <table:table-cell table:formula="of:=[.A542]&gt;[.A5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41" calcext:value-type="float">
            <text:p>3141</text:p>
          </table:table-cell>
          <table:table-cell table:formula="of:=[.A543]&gt;[.A5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43" calcext:value-type="float">
            <text:p>3143</text:p>
          </table:table-cell>
          <table:table-cell table:formula="of:=[.A544]&gt;[.A5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39" calcext:value-type="float">
            <text:p>3139</text:p>
          </table:table-cell>
          <table:table-cell table:formula="of:=[.A545]&gt;[.A5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45" calcext:value-type="float">
            <text:p>3145</text:p>
          </table:table-cell>
          <table:table-cell table:formula="of:=[.A546]&gt;[.A5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47" calcext:value-type="float">
            <text:p>3147</text:p>
          </table:table-cell>
          <table:table-cell table:formula="of:=[.A547]&gt;[.A5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53" calcext:value-type="float">
            <text:p>3153</text:p>
          </table:table-cell>
          <table:table-cell table:formula="of:=[.A548]&gt;[.A5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61" calcext:value-type="float">
            <text:p>3161</text:p>
          </table:table-cell>
          <table:table-cell table:formula="of:=[.A549]&gt;[.A5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70" calcext:value-type="float">
            <text:p>3170</text:p>
          </table:table-cell>
          <table:table-cell table:formula="of:=[.A550]&gt;[.A5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68" calcext:value-type="float">
            <text:p>3168</text:p>
          </table:table-cell>
          <table:table-cell table:formula="of:=[.A551]&gt;[.A55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80" calcext:value-type="float">
            <text:p>3180</text:p>
          </table:table-cell>
          <table:table-cell table:formula="of:=[.A552]&gt;[.A5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81" calcext:value-type="float">
            <text:p>3181</text:p>
          </table:table-cell>
          <table:table-cell table:formula="of:=[.A553]&gt;[.A5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77" calcext:value-type="float">
            <text:p>3177</text:p>
          </table:table-cell>
          <table:table-cell table:formula="of:=[.A554]&gt;[.A5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96" calcext:value-type="float">
            <text:p>3196</text:p>
          </table:table-cell>
          <table:table-cell table:formula="of:=[.A555]&gt;[.A5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10" calcext:value-type="float">
            <text:p>3210</text:p>
          </table:table-cell>
          <table:table-cell table:formula="of:=[.A556]&gt;[.A5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16" calcext:value-type="float">
            <text:p>3216</text:p>
          </table:table-cell>
          <table:table-cell table:formula="of:=[.A557]&gt;[.A5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32" calcext:value-type="float">
            <text:p>3232</text:p>
          </table:table-cell>
          <table:table-cell table:formula="of:=[.A558]&gt;[.A5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33" calcext:value-type="float">
            <text:p>3233</text:p>
          </table:table-cell>
          <table:table-cell table:formula="of:=[.A559]&gt;[.A5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34" calcext:value-type="float">
            <text:p>3234</text:p>
          </table:table-cell>
          <table:table-cell table:formula="of:=[.A560]&gt;[.A5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35" calcext:value-type="float">
            <text:p>3235</text:p>
          </table:table-cell>
          <table:table-cell table:formula="of:=[.A561]&gt;[.A5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39" calcext:value-type="float">
            <text:p>3239</text:p>
          </table:table-cell>
          <table:table-cell table:formula="of:=[.A562]&gt;[.A5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40" calcext:value-type="float">
            <text:p>3240</text:p>
          </table:table-cell>
          <table:table-cell table:formula="of:=[.A563]&gt;[.A5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42" calcext:value-type="float">
            <text:p>3242</text:p>
          </table:table-cell>
          <table:table-cell table:formula="of:=[.A564]&gt;[.A5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43" calcext:value-type="float">
            <text:p>3243</text:p>
          </table:table-cell>
          <table:table-cell table:formula="of:=[.A565]&gt;[.A5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44" calcext:value-type="float">
            <text:p>3244</text:p>
          </table:table-cell>
          <table:table-cell table:formula="of:=[.A566]&gt;[.A5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43" calcext:value-type="float">
            <text:p>3243</text:p>
          </table:table-cell>
          <table:table-cell table:formula="of:=[.A567]&gt;[.A5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248" calcext:value-type="float">
            <text:p>3248</text:p>
          </table:table-cell>
          <table:table-cell table:formula="of:=[.A568]&gt;[.A5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49" calcext:value-type="float">
            <text:p>3249</text:p>
          </table:table-cell>
          <table:table-cell table:formula="of:=[.A569]&gt;[.A5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75" calcext:value-type="float">
            <text:p>3275</text:p>
          </table:table-cell>
          <table:table-cell table:formula="of:=[.A570]&gt;[.A5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76" calcext:value-type="float">
            <text:p>3276</text:p>
          </table:table-cell>
          <table:table-cell table:formula="of:=[.A571]&gt;[.A5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78" calcext:value-type="float">
            <text:p>3278</text:p>
          </table:table-cell>
          <table:table-cell table:formula="of:=[.A572]&gt;[.A5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80" calcext:value-type="float">
            <text:p>3280</text:p>
          </table:table-cell>
          <table:table-cell table:formula="of:=[.A573]&gt;[.A5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86" calcext:value-type="float">
            <text:p>3286</text:p>
          </table:table-cell>
          <table:table-cell table:formula="of:=[.A574]&gt;[.A5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91" calcext:value-type="float">
            <text:p>3291</text:p>
          </table:table-cell>
          <table:table-cell table:formula="of:=[.A575]&gt;[.A5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93" calcext:value-type="float">
            <text:p>3293</text:p>
          </table:table-cell>
          <table:table-cell table:formula="of:=[.A576]&gt;[.A5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94" calcext:value-type="float">
            <text:p>3294</text:p>
          </table:table-cell>
          <table:table-cell table:formula="of:=[.A577]&gt;[.A5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01" calcext:value-type="float">
            <text:p>3301</text:p>
          </table:table-cell>
          <table:table-cell table:formula="of:=[.A578]&gt;[.A5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10" calcext:value-type="float">
            <text:p>3310</text:p>
          </table:table-cell>
          <table:table-cell table:formula="of:=[.A579]&gt;[.A5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19" calcext:value-type="float">
            <text:p>3319</text:p>
          </table:table-cell>
          <table:table-cell table:formula="of:=[.A580]&gt;[.A5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26" calcext:value-type="float">
            <text:p>3326</text:p>
          </table:table-cell>
          <table:table-cell table:formula="of:=[.A581]&gt;[.A5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38" calcext:value-type="float">
            <text:p>3338</text:p>
          </table:table-cell>
          <table:table-cell table:formula="of:=[.A582]&gt;[.A5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39" calcext:value-type="float">
            <text:p>3339</text:p>
          </table:table-cell>
          <table:table-cell table:formula="of:=[.A583]&gt;[.A5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48" calcext:value-type="float">
            <text:p>3348</text:p>
          </table:table-cell>
          <table:table-cell table:formula="of:=[.A584]&gt;[.A5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66" calcext:value-type="float">
            <text:p>3366</text:p>
          </table:table-cell>
          <table:table-cell table:formula="of:=[.A585]&gt;[.A5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76" calcext:value-type="float">
            <text:p>3376</text:p>
          </table:table-cell>
          <table:table-cell table:formula="of:=[.A586]&gt;[.A5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71" calcext:value-type="float">
            <text:p>3371</text:p>
          </table:table-cell>
          <table:table-cell table:formula="of:=[.A587]&gt;[.A58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372" calcext:value-type="float">
            <text:p>3372</text:p>
          </table:table-cell>
          <table:table-cell table:formula="of:=[.A588]&gt;[.A5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04" calcext:value-type="float">
            <text:p>3404</text:p>
          </table:table-cell>
          <table:table-cell table:formula="of:=[.A589]&gt;[.A5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07" calcext:value-type="float">
            <text:p>3407</text:p>
          </table:table-cell>
          <table:table-cell table:formula="of:=[.A590]&gt;[.A5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08" calcext:value-type="float">
            <text:p>3408</text:p>
          </table:table-cell>
          <table:table-cell table:formula="of:=[.A591]&gt;[.A5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25" calcext:value-type="float">
            <text:p>3425</text:p>
          </table:table-cell>
          <table:table-cell table:formula="of:=[.A592]&gt;[.A5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44" calcext:value-type="float">
            <text:p>3444</text:p>
          </table:table-cell>
          <table:table-cell table:formula="of:=[.A593]&gt;[.A5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51" calcext:value-type="float">
            <text:p>3451</text:p>
          </table:table-cell>
          <table:table-cell table:formula="of:=[.A594]&gt;[.A5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57" calcext:value-type="float">
            <text:p>3457</text:p>
          </table:table-cell>
          <table:table-cell table:formula="of:=[.A595]&gt;[.A5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52" calcext:value-type="float">
            <text:p>3452</text:p>
          </table:table-cell>
          <table:table-cell table:formula="of:=[.A596]&gt;[.A5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459" calcext:value-type="float">
            <text:p>3459</text:p>
          </table:table-cell>
          <table:table-cell table:formula="of:=[.A597]&gt;[.A5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68" calcext:value-type="float">
            <text:p>3468</text:p>
          </table:table-cell>
          <table:table-cell table:formula="of:=[.A598]&gt;[.A5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91" calcext:value-type="float">
            <text:p>3491</text:p>
          </table:table-cell>
          <table:table-cell table:formula="of:=[.A599]&gt;[.A5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75" calcext:value-type="float">
            <text:p>3475</text:p>
          </table:table-cell>
          <table:table-cell table:formula="of:=[.A600]&gt;[.A59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476" calcext:value-type="float">
            <text:p>3476</text:p>
          </table:table-cell>
          <table:table-cell table:formula="of:=[.A601]&gt;[.A6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81" calcext:value-type="float">
            <text:p>3481</text:p>
          </table:table-cell>
          <table:table-cell table:formula="of:=[.A602]&gt;[.A6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05" calcext:value-type="float">
            <text:p>3505</text:p>
          </table:table-cell>
          <table:table-cell table:formula="of:=[.A603]&gt;[.A6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16" calcext:value-type="float">
            <text:p>3516</text:p>
          </table:table-cell>
          <table:table-cell table:formula="of:=[.A604]&gt;[.A6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19" calcext:value-type="float">
            <text:p>3519</text:p>
          </table:table-cell>
          <table:table-cell table:formula="of:=[.A605]&gt;[.A6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42" calcext:value-type="float">
            <text:p>3542</text:p>
          </table:table-cell>
          <table:table-cell table:formula="of:=[.A606]&gt;[.A6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43" calcext:value-type="float">
            <text:p>3543</text:p>
          </table:table-cell>
          <table:table-cell table:formula="of:=[.A607]&gt;[.A6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41" calcext:value-type="float">
            <text:p>3541</text:p>
          </table:table-cell>
          <table:table-cell table:formula="of:=[.A608]&gt;[.A60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42" calcext:value-type="float">
            <text:p>3542</text:p>
          </table:table-cell>
          <table:table-cell table:formula="of:=[.A609]&gt;[.A6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41" calcext:value-type="float">
            <text:p>3541</text:p>
          </table:table-cell>
          <table:table-cell table:formula="of:=[.A610]&gt;[.A60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51" calcext:value-type="float">
            <text:p>3551</text:p>
          </table:table-cell>
          <table:table-cell table:formula="of:=[.A611]&gt;[.A6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53" calcext:value-type="float">
            <text:p>3553</text:p>
          </table:table-cell>
          <table:table-cell table:formula="of:=[.A612]&gt;[.A6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52" calcext:value-type="float">
            <text:p>3552</text:p>
          </table:table-cell>
          <table:table-cell table:formula="of:=[.A613]&gt;[.A6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33" calcext:value-type="float">
            <text:p>3533</text:p>
          </table:table-cell>
          <table:table-cell table:formula="of:=[.A614]&gt;[.A6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42" calcext:value-type="float">
            <text:p>3542</text:p>
          </table:table-cell>
          <table:table-cell table:formula="of:=[.A615]&gt;[.A6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43" calcext:value-type="float">
            <text:p>3543</text:p>
          </table:table-cell>
          <table:table-cell table:formula="of:=[.A616]&gt;[.A6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61" calcext:value-type="float">
            <text:p>3561</text:p>
          </table:table-cell>
          <table:table-cell table:formula="of:=[.A617]&gt;[.A6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62" calcext:value-type="float">
            <text:p>3562</text:p>
          </table:table-cell>
          <table:table-cell table:formula="of:=[.A618]&gt;[.A6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63" calcext:value-type="float">
            <text:p>3563</text:p>
          </table:table-cell>
          <table:table-cell table:formula="of:=[.A619]&gt;[.A6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66" calcext:value-type="float">
            <text:p>3566</text:p>
          </table:table-cell>
          <table:table-cell table:formula="of:=[.A620]&gt;[.A6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71" calcext:value-type="float">
            <text:p>3571</text:p>
          </table:table-cell>
          <table:table-cell table:formula="of:=[.A621]&gt;[.A6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72" calcext:value-type="float">
            <text:p>3572</text:p>
          </table:table-cell>
          <table:table-cell table:formula="of:=[.A622]&gt;[.A6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96" calcext:value-type="float">
            <text:p>3596</text:p>
          </table:table-cell>
          <table:table-cell table:formula="of:=[.A623]&gt;[.A6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[.A624]&gt;[.A6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03" calcext:value-type="float">
            <text:p>3603</text:p>
          </table:table-cell>
          <table:table-cell table:formula="of:=[.A625]&gt;[.A6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07" calcext:value-type="float">
            <text:p>3607</text:p>
          </table:table-cell>
          <table:table-cell table:formula="of:=[.A626]&gt;[.A6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08" calcext:value-type="float">
            <text:p>3608</text:p>
          </table:table-cell>
          <table:table-cell table:formula="of:=[.A627]&gt;[.A6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09" calcext:value-type="float">
            <text:p>3609</text:p>
          </table:table-cell>
          <table:table-cell table:formula="of:=[.A628]&gt;[.A6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13" calcext:value-type="float">
            <text:p>3613</text:p>
          </table:table-cell>
          <table:table-cell table:formula="of:=[.A629]&gt;[.A6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54" calcext:value-type="float">
            <text:p>3654</text:p>
          </table:table-cell>
          <table:table-cell table:formula="of:=[.A630]&gt;[.A6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65" calcext:value-type="float">
            <text:p>3665</text:p>
          </table:table-cell>
          <table:table-cell table:formula="of:=[.A631]&gt;[.A6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72" calcext:value-type="float">
            <text:p>3672</text:p>
          </table:table-cell>
          <table:table-cell table:formula="of:=[.A632]&gt;[.A6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61" calcext:value-type="float">
            <text:p>3661</text:p>
          </table:table-cell>
          <table:table-cell table:formula="of:=[.A633]&gt;[.A6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662" calcext:value-type="float">
            <text:p>3662</text:p>
          </table:table-cell>
          <table:table-cell table:formula="of:=[.A634]&gt;[.A6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63" calcext:value-type="float">
            <text:p>3663</text:p>
          </table:table-cell>
          <table:table-cell table:formula="of:=[.A635]&gt;[.A6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70" calcext:value-type="float">
            <text:p>3670</text:p>
          </table:table-cell>
          <table:table-cell table:formula="of:=[.A636]&gt;[.A6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76" calcext:value-type="float">
            <text:p>3676</text:p>
          </table:table-cell>
          <table:table-cell table:formula="of:=[.A637]&gt;[.A6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83" calcext:value-type="float">
            <text:p>3683</text:p>
          </table:table-cell>
          <table:table-cell table:formula="of:=[.A638]&gt;[.A6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07" calcext:value-type="float">
            <text:p>3707</text:p>
          </table:table-cell>
          <table:table-cell table:formula="of:=[.A639]&gt;[.A6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09" calcext:value-type="float">
            <text:p>3709</text:p>
          </table:table-cell>
          <table:table-cell table:formula="of:=[.A640]&gt;[.A6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14" calcext:value-type="float">
            <text:p>3714</text:p>
          </table:table-cell>
          <table:table-cell table:formula="of:=[.A641]&gt;[.A6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17" calcext:value-type="float">
            <text:p>3717</text:p>
          </table:table-cell>
          <table:table-cell table:formula="of:=[.A642]&gt;[.A6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09" calcext:value-type="float">
            <text:p>3709</text:p>
          </table:table-cell>
          <table:table-cell table:formula="of:=[.A643]&gt;[.A6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710" calcext:value-type="float">
            <text:p>3710</text:p>
          </table:table-cell>
          <table:table-cell table:formula="of:=[.A644]&gt;[.A6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13" calcext:value-type="float">
            <text:p>3713</text:p>
          </table:table-cell>
          <table:table-cell table:formula="of:=[.A645]&gt;[.A6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14" calcext:value-type="float">
            <text:p>3714</text:p>
          </table:table-cell>
          <table:table-cell table:formula="of:=[.A646]&gt;[.A6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15" calcext:value-type="float">
            <text:p>3715</text:p>
          </table:table-cell>
          <table:table-cell table:formula="of:=[.A647]&gt;[.A6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16" calcext:value-type="float">
            <text:p>3716</text:p>
          </table:table-cell>
          <table:table-cell table:formula="of:=[.A648]&gt;[.A6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35" calcext:value-type="float">
            <text:p>3735</text:p>
          </table:table-cell>
          <table:table-cell table:formula="of:=[.A649]&gt;[.A6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49" calcext:value-type="float">
            <text:p>3749</text:p>
          </table:table-cell>
          <table:table-cell table:formula="of:=[.A650]&gt;[.A6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63" calcext:value-type="float">
            <text:p>3763</text:p>
          </table:table-cell>
          <table:table-cell table:formula="of:=[.A651]&gt;[.A6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70" calcext:value-type="float">
            <text:p>3770</text:p>
          </table:table-cell>
          <table:table-cell table:formula="of:=[.A652]&gt;[.A6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84" calcext:value-type="float">
            <text:p>3784</text:p>
          </table:table-cell>
          <table:table-cell table:formula="of:=[.A653]&gt;[.A6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82" calcext:value-type="float">
            <text:p>3782</text:p>
          </table:table-cell>
          <table:table-cell table:formula="of:=[.A654]&gt;[.A6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786" calcext:value-type="float">
            <text:p>3786</text:p>
          </table:table-cell>
          <table:table-cell table:formula="of:=[.A655]&gt;[.A6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90" calcext:value-type="float">
            <text:p>3790</text:p>
          </table:table-cell>
          <table:table-cell table:formula="of:=[.A656]&gt;[.A6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92" calcext:value-type="float">
            <text:p>3792</text:p>
          </table:table-cell>
          <table:table-cell table:formula="of:=[.A657]&gt;[.A6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94" calcext:value-type="float">
            <text:p>3794</text:p>
          </table:table-cell>
          <table:table-cell table:formula="of:=[.A658]&gt;[.A6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03" calcext:value-type="float">
            <text:p>3803</text:p>
          </table:table-cell>
          <table:table-cell table:formula="of:=[.A659]&gt;[.A6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05" calcext:value-type="float">
            <text:p>3805</text:p>
          </table:table-cell>
          <table:table-cell table:formula="of:=[.A660]&gt;[.A6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19" calcext:value-type="float">
            <text:p>3819</text:p>
          </table:table-cell>
          <table:table-cell table:formula="of:=[.A661]&gt;[.A6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23" calcext:value-type="float">
            <text:p>3823</text:p>
          </table:table-cell>
          <table:table-cell table:formula="of:=[.A662]&gt;[.A6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26" calcext:value-type="float">
            <text:p>3826</text:p>
          </table:table-cell>
          <table:table-cell table:formula="of:=[.A663]&gt;[.A6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28" calcext:value-type="float">
            <text:p>3828</text:p>
          </table:table-cell>
          <table:table-cell table:formula="of:=[.A664]&gt;[.A6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38" calcext:value-type="float">
            <text:p>3838</text:p>
          </table:table-cell>
          <table:table-cell table:formula="of:=[.A665]&gt;[.A6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39" calcext:value-type="float">
            <text:p>3839</text:p>
          </table:table-cell>
          <table:table-cell table:formula="of:=[.A666]&gt;[.A6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43" calcext:value-type="float">
            <text:p>3843</text:p>
          </table:table-cell>
          <table:table-cell table:formula="of:=[.A667]&gt;[.A6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70" calcext:value-type="float">
            <text:p>3870</text:p>
          </table:table-cell>
          <table:table-cell table:formula="of:=[.A668]&gt;[.A6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77" calcext:value-type="float">
            <text:p>3877</text:p>
          </table:table-cell>
          <table:table-cell table:formula="of:=[.A669]&gt;[.A6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88" calcext:value-type="float">
            <text:p>3888</text:p>
          </table:table-cell>
          <table:table-cell table:formula="of:=[.A670]&gt;[.A6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89" calcext:value-type="float">
            <text:p>3889</text:p>
          </table:table-cell>
          <table:table-cell table:formula="of:=[.A671]&gt;[.A6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91" calcext:value-type="float">
            <text:p>3891</text:p>
          </table:table-cell>
          <table:table-cell table:formula="of:=[.A672]&gt;[.A6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92" calcext:value-type="float">
            <text:p>3892</text:p>
          </table:table-cell>
          <table:table-cell table:formula="of:=[.A673]&gt;[.A6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93" calcext:value-type="float">
            <text:p>3893</text:p>
          </table:table-cell>
          <table:table-cell table:formula="of:=[.A674]&gt;[.A6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94" calcext:value-type="float">
            <text:p>3894</text:p>
          </table:table-cell>
          <table:table-cell table:formula="of:=[.A675]&gt;[.A6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80" calcext:value-type="float">
            <text:p>3880</text:p>
          </table:table-cell>
          <table:table-cell table:formula="of:=[.A676]&gt;[.A6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860" calcext:value-type="float">
            <text:p>3860</text:p>
          </table:table-cell>
          <table:table-cell table:formula="of:=[.A677]&gt;[.A6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878" calcext:value-type="float">
            <text:p>3878</text:p>
          </table:table-cell>
          <table:table-cell table:formula="of:=[.A678]&gt;[.A6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80" calcext:value-type="float">
            <text:p>3880</text:p>
          </table:table-cell>
          <table:table-cell table:formula="of:=[.A679]&gt;[.A6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88" calcext:value-type="float">
            <text:p>3888</text:p>
          </table:table-cell>
          <table:table-cell table:formula="of:=[.A680]&gt;[.A6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93" calcext:value-type="float">
            <text:p>3893</text:p>
          </table:table-cell>
          <table:table-cell table:formula="of:=[.A681]&gt;[.A6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98" calcext:value-type="float">
            <text:p>3898</text:p>
          </table:table-cell>
          <table:table-cell table:formula="of:=[.A682]&gt;[.A6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04" calcext:value-type="float">
            <text:p>3904</text:p>
          </table:table-cell>
          <table:table-cell table:formula="of:=[.A683]&gt;[.A6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06" calcext:value-type="float">
            <text:p>3906</text:p>
          </table:table-cell>
          <table:table-cell table:formula="of:=[.A684]&gt;[.A6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07" calcext:value-type="float">
            <text:p>3907</text:p>
          </table:table-cell>
          <table:table-cell table:formula="of:=[.A685]&gt;[.A6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10" calcext:value-type="float">
            <text:p>3910</text:p>
          </table:table-cell>
          <table:table-cell table:formula="of:=[.A686]&gt;[.A6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18" calcext:value-type="float">
            <text:p>3918</text:p>
          </table:table-cell>
          <table:table-cell table:formula="of:=[.A687]&gt;[.A6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27" calcext:value-type="float">
            <text:p>3927</text:p>
          </table:table-cell>
          <table:table-cell table:formula="of:=[.A688]&gt;[.A6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46" calcext:value-type="float">
            <text:p>3946</text:p>
          </table:table-cell>
          <table:table-cell table:formula="of:=[.A689]&gt;[.A6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73" calcext:value-type="float">
            <text:p>3973</text:p>
          </table:table-cell>
          <table:table-cell table:formula="of:=[.A690]&gt;[.A6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82" calcext:value-type="float">
            <text:p>3982</text:p>
          </table:table-cell>
          <table:table-cell table:formula="of:=[.A691]&gt;[.A6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79" calcext:value-type="float">
            <text:p>3979</text:p>
          </table:table-cell>
          <table:table-cell table:formula="of:=[.A692]&gt;[.A6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80" calcext:value-type="float">
            <text:p>3980</text:p>
          </table:table-cell>
          <table:table-cell table:formula="of:=[.A693]&gt;[.A6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93" calcext:value-type="float">
            <text:p>3993</text:p>
          </table:table-cell>
          <table:table-cell table:formula="of:=[.A694]&gt;[.A6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84" calcext:value-type="float">
            <text:p>3984</text:p>
          </table:table-cell>
          <table:table-cell table:formula="of:=[.A695]&gt;[.A6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88" calcext:value-type="float">
            <text:p>3988</text:p>
          </table:table-cell>
          <table:table-cell table:formula="of:=[.A696]&gt;[.A6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86" calcext:value-type="float">
            <text:p>3986</text:p>
          </table:table-cell>
          <table:table-cell table:formula="of:=[.A697]&gt;[.A69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87" calcext:value-type="float">
            <text:p>3987</text:p>
          </table:table-cell>
          <table:table-cell table:formula="of:=[.A698]&gt;[.A6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88" calcext:value-type="float">
            <text:p>3988</text:p>
          </table:table-cell>
          <table:table-cell table:formula="of:=[.A699]&gt;[.A6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89" calcext:value-type="float">
            <text:p>3989</text:p>
          </table:table-cell>
          <table:table-cell table:formula="of:=[.A700]&gt;[.A6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97" calcext:value-type="float">
            <text:p>3997</text:p>
          </table:table-cell>
          <table:table-cell table:formula="of:=[.A701]&gt;[.A7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A702]&gt;[.A7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01" calcext:value-type="float">
            <text:p>4001</text:p>
          </table:table-cell>
          <table:table-cell table:formula="of:=[.A703]&gt;[.A7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25" calcext:value-type="float">
            <text:p>4025</text:p>
          </table:table-cell>
          <table:table-cell table:formula="of:=[.A704]&gt;[.A7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30" calcext:value-type="float">
            <text:p>4030</text:p>
          </table:table-cell>
          <table:table-cell table:formula="of:=[.A705]&gt;[.A7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34" calcext:value-type="float">
            <text:p>4034</text:p>
          </table:table-cell>
          <table:table-cell table:formula="of:=[.A706]&gt;[.A7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38" calcext:value-type="float">
            <text:p>4038</text:p>
          </table:table-cell>
          <table:table-cell table:formula="of:=[.A707]&gt;[.A7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40" calcext:value-type="float">
            <text:p>4040</text:p>
          </table:table-cell>
          <table:table-cell table:formula="of:=[.A708]&gt;[.A7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44" calcext:value-type="float">
            <text:p>4044</text:p>
          </table:table-cell>
          <table:table-cell table:formula="of:=[.A709]&gt;[.A7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46" calcext:value-type="float">
            <text:p>4046</text:p>
          </table:table-cell>
          <table:table-cell table:formula="of:=[.A710]&gt;[.A7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48" calcext:value-type="float">
            <text:p>4048</text:p>
          </table:table-cell>
          <table:table-cell table:formula="of:=[.A711]&gt;[.A7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57" calcext:value-type="float">
            <text:p>4057</text:p>
          </table:table-cell>
          <table:table-cell table:formula="of:=[.A712]&gt;[.A7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67" calcext:value-type="float">
            <text:p>4067</text:p>
          </table:table-cell>
          <table:table-cell table:formula="of:=[.A713]&gt;[.A7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79" calcext:value-type="float">
            <text:p>4079</text:p>
          </table:table-cell>
          <table:table-cell table:formula="of:=[.A714]&gt;[.A7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92" calcext:value-type="float">
            <text:p>4092</text:p>
          </table:table-cell>
          <table:table-cell table:formula="of:=[.A715]&gt;[.A7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94" calcext:value-type="float">
            <text:p>4094</text:p>
          </table:table-cell>
          <table:table-cell table:formula="of:=[.A716]&gt;[.A7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22" calcext:value-type="float">
            <text:p>4122</text:p>
          </table:table-cell>
          <table:table-cell table:formula="of:=[.A717]&gt;[.A7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24" calcext:value-type="float">
            <text:p>4124</text:p>
          </table:table-cell>
          <table:table-cell table:formula="of:=[.A718]&gt;[.A7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28" calcext:value-type="float">
            <text:p>4128</text:p>
          </table:table-cell>
          <table:table-cell table:formula="of:=[.A719]&gt;[.A7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27" calcext:value-type="float">
            <text:p>4127</text:p>
          </table:table-cell>
          <table:table-cell table:formula="of:=[.A720]&gt;[.A71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128" calcext:value-type="float">
            <text:p>4128</text:p>
          </table:table-cell>
          <table:table-cell table:formula="of:=[.A721]&gt;[.A7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32" calcext:value-type="float">
            <text:p>4132</text:p>
          </table:table-cell>
          <table:table-cell table:formula="of:=[.A722]&gt;[.A7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36" calcext:value-type="float">
            <text:p>4136</text:p>
          </table:table-cell>
          <table:table-cell table:formula="of:=[.A723]&gt;[.A7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41" calcext:value-type="float">
            <text:p>4141</text:p>
          </table:table-cell>
          <table:table-cell table:formula="of:=[.A724]&gt;[.A7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46" calcext:value-type="float">
            <text:p>4146</text:p>
          </table:table-cell>
          <table:table-cell table:formula="of:=[.A725]&gt;[.A7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51" calcext:value-type="float">
            <text:p>4151</text:p>
          </table:table-cell>
          <table:table-cell table:formula="of:=[.A726]&gt;[.A7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53" calcext:value-type="float">
            <text:p>4153</text:p>
          </table:table-cell>
          <table:table-cell table:formula="of:=[.A727]&gt;[.A7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63" calcext:value-type="float">
            <text:p>4163</text:p>
          </table:table-cell>
          <table:table-cell table:formula="of:=[.A728]&gt;[.A7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67" calcext:value-type="float">
            <text:p>4167</text:p>
          </table:table-cell>
          <table:table-cell table:formula="of:=[.A729]&gt;[.A7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68" calcext:value-type="float">
            <text:p>4168</text:p>
          </table:table-cell>
          <table:table-cell table:formula="of:=[.A730]&gt;[.A7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70" calcext:value-type="float">
            <text:p>4170</text:p>
          </table:table-cell>
          <table:table-cell table:formula="of:=[.A731]&gt;[.A7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72" calcext:value-type="float">
            <text:p>4172</text:p>
          </table:table-cell>
          <table:table-cell table:formula="of:=[.A732]&gt;[.A7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76" calcext:value-type="float">
            <text:p>4176</text:p>
          </table:table-cell>
          <table:table-cell table:formula="of:=[.A733]&gt;[.A7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77" calcext:value-type="float">
            <text:p>4177</text:p>
          </table:table-cell>
          <table:table-cell table:formula="of:=[.A734]&gt;[.A7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78" calcext:value-type="float">
            <text:p>4178</text:p>
          </table:table-cell>
          <table:table-cell table:formula="of:=[.A735]&gt;[.A7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94" calcext:value-type="float">
            <text:p>4194</text:p>
          </table:table-cell>
          <table:table-cell table:formula="of:=[.A736]&gt;[.A7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98" calcext:value-type="float">
            <text:p>4198</text:p>
          </table:table-cell>
          <table:table-cell table:formula="of:=[.A737]&gt;[.A7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99" calcext:value-type="float">
            <text:p>4199</text:p>
          </table:table-cell>
          <table:table-cell table:formula="of:=[.A738]&gt;[.A7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01" calcext:value-type="float">
            <text:p>4201</text:p>
          </table:table-cell>
          <table:table-cell table:formula="of:=[.A739]&gt;[.A7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03" calcext:value-type="float">
            <text:p>4203</text:p>
          </table:table-cell>
          <table:table-cell table:formula="of:=[.A740]&gt;[.A7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04" calcext:value-type="float">
            <text:p>4204</text:p>
          </table:table-cell>
          <table:table-cell table:formula="of:=[.A741]&gt;[.A7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05" calcext:value-type="float">
            <text:p>4205</text:p>
          </table:table-cell>
          <table:table-cell table:formula="of:=[.A742]&gt;[.A7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04" calcext:value-type="float">
            <text:p>4204</text:p>
          </table:table-cell>
          <table:table-cell table:formula="of:=[.A743]&gt;[.A7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209" calcext:value-type="float">
            <text:p>4209</text:p>
          </table:table-cell>
          <table:table-cell table:formula="of:=[.A744]&gt;[.A7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11" calcext:value-type="float">
            <text:p>4211</text:p>
          </table:table-cell>
          <table:table-cell table:formula="of:=[.A745]&gt;[.A7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13" calcext:value-type="float">
            <text:p>4213</text:p>
          </table:table-cell>
          <table:table-cell table:formula="of:=[.A746]&gt;[.A7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24" calcext:value-type="float">
            <text:p>4224</text:p>
          </table:table-cell>
          <table:table-cell table:formula="of:=[.A747]&gt;[.A7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40" calcext:value-type="float">
            <text:p>4240</text:p>
          </table:table-cell>
          <table:table-cell table:formula="of:=[.A748]&gt;[.A7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42" calcext:value-type="float">
            <text:p>4242</text:p>
          </table:table-cell>
          <table:table-cell table:formula="of:=[.A749]&gt;[.A7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55" calcext:value-type="float">
            <text:p>4255</text:p>
          </table:table-cell>
          <table:table-cell table:formula="of:=[.A750]&gt;[.A7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66" calcext:value-type="float">
            <text:p>4266</text:p>
          </table:table-cell>
          <table:table-cell table:formula="of:=[.A751]&gt;[.A7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80" calcext:value-type="float">
            <text:p>4280</text:p>
          </table:table-cell>
          <table:table-cell table:formula="of:=[.A752]&gt;[.A7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84" calcext:value-type="float">
            <text:p>4284</text:p>
          </table:table-cell>
          <table:table-cell table:formula="of:=[.A753]&gt;[.A7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95" calcext:value-type="float">
            <text:p>4295</text:p>
          </table:table-cell>
          <table:table-cell table:formula="of:=[.A754]&gt;[.A7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10" calcext:value-type="float">
            <text:p>4310</text:p>
          </table:table-cell>
          <table:table-cell table:formula="of:=[.A755]&gt;[.A7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23" calcext:value-type="float">
            <text:p>4323</text:p>
          </table:table-cell>
          <table:table-cell table:formula="of:=[.A756]&gt;[.A7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43" calcext:value-type="float">
            <text:p>4343</text:p>
          </table:table-cell>
          <table:table-cell table:formula="of:=[.A757]&gt;[.A7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51" calcext:value-type="float">
            <text:p>4351</text:p>
          </table:table-cell>
          <table:table-cell table:formula="of:=[.A758]&gt;[.A7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59" calcext:value-type="float">
            <text:p>4359</text:p>
          </table:table-cell>
          <table:table-cell table:formula="of:=[.A759]&gt;[.A7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83" calcext:value-type="float">
            <text:p>4383</text:p>
          </table:table-cell>
          <table:table-cell table:formula="of:=[.A760]&gt;[.A7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87" calcext:value-type="float">
            <text:p>4387</text:p>
          </table:table-cell>
          <table:table-cell table:formula="of:=[.A761]&gt;[.A7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88" calcext:value-type="float">
            <text:p>4388</text:p>
          </table:table-cell>
          <table:table-cell table:formula="of:=[.A762]&gt;[.A7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97" calcext:value-type="float">
            <text:p>4397</text:p>
          </table:table-cell>
          <table:table-cell table:formula="of:=[.A763]&gt;[.A7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01" calcext:value-type="float">
            <text:p>4401</text:p>
          </table:table-cell>
          <table:table-cell table:formula="of:=[.A764]&gt;[.A7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03" calcext:value-type="float">
            <text:p>4403</text:p>
          </table:table-cell>
          <table:table-cell table:formula="of:=[.A765]&gt;[.A7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04" calcext:value-type="float">
            <text:p>4404</text:p>
          </table:table-cell>
          <table:table-cell table:formula="of:=[.A766]&gt;[.A7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05" calcext:value-type="float">
            <text:p>4405</text:p>
          </table:table-cell>
          <table:table-cell table:formula="of:=[.A767]&gt;[.A7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table:formula="of:=[.A768]&gt;[.A7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31" calcext:value-type="float">
            <text:p>4431</text:p>
          </table:table-cell>
          <table:table-cell table:formula="of:=[.A769]&gt;[.A7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35" calcext:value-type="float">
            <text:p>4435</text:p>
          </table:table-cell>
          <table:table-cell table:formula="of:=[.A770]&gt;[.A7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39" calcext:value-type="float">
            <text:p>4439</text:p>
          </table:table-cell>
          <table:table-cell table:formula="of:=[.A771]&gt;[.A7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44" calcext:value-type="float">
            <text:p>4444</text:p>
          </table:table-cell>
          <table:table-cell table:formula="of:=[.A772]&gt;[.A7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52" calcext:value-type="float">
            <text:p>4452</text:p>
          </table:table-cell>
          <table:table-cell table:formula="of:=[.A773]&gt;[.A7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61" calcext:value-type="float">
            <text:p>4461</text:p>
          </table:table-cell>
          <table:table-cell table:formula="of:=[.A774]&gt;[.A7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70" calcext:value-type="float">
            <text:p>4470</text:p>
          </table:table-cell>
          <table:table-cell table:formula="of:=[.A775]&gt;[.A7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66" calcext:value-type="float">
            <text:p>4466</text:p>
          </table:table-cell>
          <table:table-cell table:formula="of:=[.A776]&gt;[.A7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467" calcext:value-type="float">
            <text:p>4467</text:p>
          </table:table-cell>
          <table:table-cell table:formula="of:=[.A777]&gt;[.A7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69" calcext:value-type="float">
            <text:p>4469</text:p>
          </table:table-cell>
          <table:table-cell table:formula="of:=[.A778]&gt;[.A7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81" calcext:value-type="float">
            <text:p>4481</text:p>
          </table:table-cell>
          <table:table-cell table:formula="of:=[.A779]&gt;[.A7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82" calcext:value-type="float">
            <text:p>4482</text:p>
          </table:table-cell>
          <table:table-cell table:formula="of:=[.A780]&gt;[.A7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98" calcext:value-type="float">
            <text:p>4498</text:p>
          </table:table-cell>
          <table:table-cell table:formula="of:=[.A781]&gt;[.A7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96" calcext:value-type="float">
            <text:p>4496</text:p>
          </table:table-cell>
          <table:table-cell table:formula="of:=[.A782]&gt;[.A7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04" calcext:value-type="float">
            <text:p>4504</text:p>
          </table:table-cell>
          <table:table-cell table:formula="of:=[.A783]&gt;[.A7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05" calcext:value-type="float">
            <text:p>4505</text:p>
          </table:table-cell>
          <table:table-cell table:formula="of:=[.A784]&gt;[.A7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12" calcext:value-type="float">
            <text:p>4512</text:p>
          </table:table-cell>
          <table:table-cell table:formula="of:=[.A785]&gt;[.A7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18" calcext:value-type="float">
            <text:p>4518</text:p>
          </table:table-cell>
          <table:table-cell table:formula="of:=[.A786]&gt;[.A7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20" calcext:value-type="float">
            <text:p>4520</text:p>
          </table:table-cell>
          <table:table-cell table:formula="of:=[.A787]&gt;[.A7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21" calcext:value-type="float">
            <text:p>4521</text:p>
          </table:table-cell>
          <table:table-cell table:formula="of:=[.A788]&gt;[.A7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23" calcext:value-type="float">
            <text:p>4523</text:p>
          </table:table-cell>
          <table:table-cell table:formula="of:=[.A789]&gt;[.A7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34" calcext:value-type="float">
            <text:p>4534</text:p>
          </table:table-cell>
          <table:table-cell table:formula="of:=[.A790]&gt;[.A7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16" calcext:value-type="float">
            <text:p>4516</text:p>
          </table:table-cell>
          <table:table-cell table:formula="of:=[.A791]&gt;[.A79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27" calcext:value-type="float">
            <text:p>4527</text:p>
          </table:table-cell>
          <table:table-cell table:formula="of:=[.A792]&gt;[.A7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25" calcext:value-type="float">
            <text:p>4525</text:p>
          </table:table-cell>
          <table:table-cell table:formula="of:=[.A793]&gt;[.A7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34" calcext:value-type="float">
            <text:p>4534</text:p>
          </table:table-cell>
          <table:table-cell table:formula="of:=[.A794]&gt;[.A7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35" calcext:value-type="float">
            <text:p>4535</text:p>
          </table:table-cell>
          <table:table-cell table:formula="of:=[.A795]&gt;[.A7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51" calcext:value-type="float">
            <text:p>4551</text:p>
          </table:table-cell>
          <table:table-cell table:formula="of:=[.A796]&gt;[.A7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65" calcext:value-type="float">
            <text:p>4565</text:p>
          </table:table-cell>
          <table:table-cell table:formula="of:=[.A797]&gt;[.A7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70" calcext:value-type="float">
            <text:p>4570</text:p>
          </table:table-cell>
          <table:table-cell table:formula="of:=[.A798]&gt;[.A7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71" calcext:value-type="float">
            <text:p>4571</text:p>
          </table:table-cell>
          <table:table-cell table:formula="of:=[.A799]&gt;[.A7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78" calcext:value-type="float">
            <text:p>4578</text:p>
          </table:table-cell>
          <table:table-cell table:formula="of:=[.A800]&gt;[.A7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84" calcext:value-type="float">
            <text:p>4584</text:p>
          </table:table-cell>
          <table:table-cell table:formula="of:=[.A801]&gt;[.A8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95" calcext:value-type="float">
            <text:p>4595</text:p>
          </table:table-cell>
          <table:table-cell table:formula="of:=[.A802]&gt;[.A8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09" calcext:value-type="float">
            <text:p>4609</text:p>
          </table:table-cell>
          <table:table-cell table:formula="of:=[.A803]&gt;[.A8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10" calcext:value-type="float">
            <text:p>4610</text:p>
          </table:table-cell>
          <table:table-cell table:formula="of:=[.A804]&gt;[.A8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18" calcext:value-type="float">
            <text:p>4618</text:p>
          </table:table-cell>
          <table:table-cell table:formula="of:=[.A805]&gt;[.A8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28" calcext:value-type="float">
            <text:p>4628</text:p>
          </table:table-cell>
          <table:table-cell table:formula="of:=[.A806]&gt;[.A8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29" calcext:value-type="float">
            <text:p>4629</text:p>
          </table:table-cell>
          <table:table-cell table:formula="of:=[.A807]&gt;[.A8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30" calcext:value-type="float">
            <text:p>4630</text:p>
          </table:table-cell>
          <table:table-cell table:formula="of:=[.A808]&gt;[.A8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34" calcext:value-type="float">
            <text:p>4634</text:p>
          </table:table-cell>
          <table:table-cell table:formula="of:=[.A809]&gt;[.A8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36" calcext:value-type="float">
            <text:p>4636</text:p>
          </table:table-cell>
          <table:table-cell table:formula="of:=[.A810]&gt;[.A8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37" calcext:value-type="float">
            <text:p>4637</text:p>
          </table:table-cell>
          <table:table-cell table:formula="of:=[.A811]&gt;[.A8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40" calcext:value-type="float">
            <text:p>4640</text:p>
          </table:table-cell>
          <table:table-cell table:formula="of:=[.A812]&gt;[.A8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59" calcext:value-type="float">
            <text:p>4659</text:p>
          </table:table-cell>
          <table:table-cell table:formula="of:=[.A813]&gt;[.A8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64" calcext:value-type="float">
            <text:p>4664</text:p>
          </table:table-cell>
          <table:table-cell table:formula="of:=[.A814]&gt;[.A8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69" calcext:value-type="float">
            <text:p>4669</text:p>
          </table:table-cell>
          <table:table-cell table:formula="of:=[.A815]&gt;[.A8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65" calcext:value-type="float">
            <text:p>4665</text:p>
          </table:table-cell>
          <table:table-cell table:formula="of:=[.A816]&gt;[.A8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673" calcext:value-type="float">
            <text:p>4673</text:p>
          </table:table-cell>
          <table:table-cell table:formula="of:=[.A817]&gt;[.A8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87" calcext:value-type="float">
            <text:p>4687</text:p>
          </table:table-cell>
          <table:table-cell table:formula="of:=[.A818]&gt;[.A8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88" calcext:value-type="float">
            <text:p>4688</text:p>
          </table:table-cell>
          <table:table-cell table:formula="of:=[.A819]&gt;[.A8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93" calcext:value-type="float">
            <text:p>4693</text:p>
          </table:table-cell>
          <table:table-cell table:formula="of:=[.A820]&gt;[.A8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94" calcext:value-type="float">
            <text:p>4694</text:p>
          </table:table-cell>
          <table:table-cell table:formula="of:=[.A821]&gt;[.A8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97" calcext:value-type="float">
            <text:p>4697</text:p>
          </table:table-cell>
          <table:table-cell table:formula="of:=[.A822]&gt;[.A8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67" calcext:value-type="float">
            <text:p>4667</text:p>
          </table:table-cell>
          <table:table-cell table:formula="of:=[.A823]&gt;[.A8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678" calcext:value-type="float">
            <text:p>4678</text:p>
          </table:table-cell>
          <table:table-cell table:formula="of:=[.A824]&gt;[.A8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79" calcext:value-type="float">
            <text:p>4679</text:p>
          </table:table-cell>
          <table:table-cell table:formula="of:=[.A825]&gt;[.A8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02" calcext:value-type="float">
            <text:p>4702</text:p>
          </table:table-cell>
          <table:table-cell table:formula="of:=[.A826]&gt;[.A8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07" calcext:value-type="float">
            <text:p>4707</text:p>
          </table:table-cell>
          <table:table-cell table:formula="of:=[.A827]&gt;[.A8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06" calcext:value-type="float">
            <text:p>4706</text:p>
          </table:table-cell>
          <table:table-cell table:formula="of:=[.A828]&gt;[.A82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709" calcext:value-type="float">
            <text:p>4709</text:p>
          </table:table-cell>
          <table:table-cell table:formula="of:=[.A829]&gt;[.A8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11" calcext:value-type="float">
            <text:p>4711</text:p>
          </table:table-cell>
          <table:table-cell table:formula="of:=[.A830]&gt;[.A8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18" calcext:value-type="float">
            <text:p>4718</text:p>
          </table:table-cell>
          <table:table-cell table:formula="of:=[.A831]&gt;[.A8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25" calcext:value-type="float">
            <text:p>4725</text:p>
          </table:table-cell>
          <table:table-cell table:formula="of:=[.A832]&gt;[.A8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16" calcext:value-type="float">
            <text:p>4716</text:p>
          </table:table-cell>
          <table:table-cell table:formula="of:=[.A833]&gt;[.A8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718" calcext:value-type="float">
            <text:p>4718</text:p>
          </table:table-cell>
          <table:table-cell table:formula="of:=[.A834]&gt;[.A8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23" calcext:value-type="float">
            <text:p>4723</text:p>
          </table:table-cell>
          <table:table-cell table:formula="of:=[.A835]&gt;[.A8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24" calcext:value-type="float">
            <text:p>4724</text:p>
          </table:table-cell>
          <table:table-cell table:formula="of:=[.A836]&gt;[.A8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26" calcext:value-type="float">
            <text:p>4726</text:p>
          </table:table-cell>
          <table:table-cell table:formula="of:=[.A837]&gt;[.A8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27" calcext:value-type="float">
            <text:p>4727</text:p>
          </table:table-cell>
          <table:table-cell table:formula="of:=[.A838]&gt;[.A8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29" calcext:value-type="float">
            <text:p>4729</text:p>
          </table:table-cell>
          <table:table-cell table:formula="of:=[.A839]&gt;[.A8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35" calcext:value-type="float">
            <text:p>4735</text:p>
          </table:table-cell>
          <table:table-cell table:formula="of:=[.A840]&gt;[.A8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36" calcext:value-type="float">
            <text:p>4736</text:p>
          </table:table-cell>
          <table:table-cell table:formula="of:=[.A841]&gt;[.A8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38" calcext:value-type="float">
            <text:p>4738</text:p>
          </table:table-cell>
          <table:table-cell table:formula="of:=[.A842]&gt;[.A8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39" calcext:value-type="float">
            <text:p>4739</text:p>
          </table:table-cell>
          <table:table-cell table:formula="of:=[.A843]&gt;[.A8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58" calcext:value-type="float">
            <text:p>4758</text:p>
          </table:table-cell>
          <table:table-cell table:formula="of:=[.A844]&gt;[.A8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63" calcext:value-type="float">
            <text:p>4763</text:p>
          </table:table-cell>
          <table:table-cell table:formula="of:=[.A845]&gt;[.A8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73" calcext:value-type="float">
            <text:p>4773</text:p>
          </table:table-cell>
          <table:table-cell table:formula="of:=[.A846]&gt;[.A8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74" calcext:value-type="float">
            <text:p>4774</text:p>
          </table:table-cell>
          <table:table-cell table:formula="of:=[.A847]&gt;[.A8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76" calcext:value-type="float">
            <text:p>4776</text:p>
          </table:table-cell>
          <table:table-cell table:formula="of:=[.A848]&gt;[.A8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77" calcext:value-type="float">
            <text:p>4777</text:p>
          </table:table-cell>
          <table:table-cell table:formula="of:=[.A849]&gt;[.A8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78" calcext:value-type="float">
            <text:p>4778</text:p>
          </table:table-cell>
          <table:table-cell table:formula="of:=[.A850]&gt;[.A8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77" calcext:value-type="float">
            <text:p>4777</text:p>
          </table:table-cell>
          <table:table-cell table:formula="of:=[.A851]&gt;[.A85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785" calcext:value-type="float">
            <text:p>4785</text:p>
          </table:table-cell>
          <table:table-cell table:formula="of:=[.A852]&gt;[.A8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86" calcext:value-type="float">
            <text:p>4786</text:p>
          </table:table-cell>
          <table:table-cell table:formula="of:=[.A853]&gt;[.A8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71" calcext:value-type="float">
            <text:p>4771</text:p>
          </table:table-cell>
          <table:table-cell table:formula="of:=[.A854]&gt;[.A8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773" calcext:value-type="float">
            <text:p>4773</text:p>
          </table:table-cell>
          <table:table-cell table:formula="of:=[.A855]&gt;[.A8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74" calcext:value-type="float">
            <text:p>4774</text:p>
          </table:table-cell>
          <table:table-cell table:formula="of:=[.A856]&gt;[.A8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77" calcext:value-type="float">
            <text:p>4777</text:p>
          </table:table-cell>
          <table:table-cell table:formula="of:=[.A857]&gt;[.A8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81" calcext:value-type="float">
            <text:p>4781</text:p>
          </table:table-cell>
          <table:table-cell table:formula="of:=[.A858]&gt;[.A8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83" calcext:value-type="float">
            <text:p>4783</text:p>
          </table:table-cell>
          <table:table-cell table:formula="of:=[.A859]&gt;[.A8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88" calcext:value-type="float">
            <text:p>4788</text:p>
          </table:table-cell>
          <table:table-cell table:formula="of:=[.A860]&gt;[.A8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91" calcext:value-type="float">
            <text:p>4791</text:p>
          </table:table-cell>
          <table:table-cell table:formula="of:=[.A861]&gt;[.A8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94" calcext:value-type="float">
            <text:p>4794</text:p>
          </table:table-cell>
          <table:table-cell table:formula="of:=[.A862]&gt;[.A8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07" calcext:value-type="float">
            <text:p>4807</text:p>
          </table:table-cell>
          <table:table-cell table:formula="of:=[.A863]&gt;[.A8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16" calcext:value-type="float">
            <text:p>4816</text:p>
          </table:table-cell>
          <table:table-cell table:formula="of:=[.A864]&gt;[.A8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18" calcext:value-type="float">
            <text:p>4818</text:p>
          </table:table-cell>
          <table:table-cell table:formula="of:=[.A865]&gt;[.A8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25" calcext:value-type="float">
            <text:p>4825</text:p>
          </table:table-cell>
          <table:table-cell table:formula="of:=[.A866]&gt;[.A8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28" calcext:value-type="float">
            <text:p>4828</text:p>
          </table:table-cell>
          <table:table-cell table:formula="of:=[.A867]&gt;[.A8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38" calcext:value-type="float">
            <text:p>4838</text:p>
          </table:table-cell>
          <table:table-cell table:formula="of:=[.A868]&gt;[.A8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22" calcext:value-type="float">
            <text:p>4822</text:p>
          </table:table-cell>
          <table:table-cell table:formula="of:=[.A869]&gt;[.A86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831" calcext:value-type="float">
            <text:p>4831</text:p>
          </table:table-cell>
          <table:table-cell table:formula="of:=[.A870]&gt;[.A8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37" calcext:value-type="float">
            <text:p>4837</text:p>
          </table:table-cell>
          <table:table-cell table:formula="of:=[.A871]&gt;[.A8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41" calcext:value-type="float">
            <text:p>4841</text:p>
          </table:table-cell>
          <table:table-cell table:formula="of:=[.A872]&gt;[.A8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51" calcext:value-type="float">
            <text:p>4851</text:p>
          </table:table-cell>
          <table:table-cell table:formula="of:=[.A873]&gt;[.A8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54" calcext:value-type="float">
            <text:p>4854</text:p>
          </table:table-cell>
          <table:table-cell table:formula="of:=[.A874]&gt;[.A8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70" calcext:value-type="float">
            <text:p>4870</text:p>
          </table:table-cell>
          <table:table-cell table:formula="of:=[.A875]&gt;[.A8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76" calcext:value-type="float">
            <text:p>4876</text:p>
          </table:table-cell>
          <table:table-cell table:formula="of:=[.A876]&gt;[.A8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88" calcext:value-type="float">
            <text:p>4888</text:p>
          </table:table-cell>
          <table:table-cell table:formula="of:=[.A877]&gt;[.A8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89" calcext:value-type="float">
            <text:p>4889</text:p>
          </table:table-cell>
          <table:table-cell table:formula="of:=[.A878]&gt;[.A8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00" calcext:value-type="float">
            <text:p>4900</text:p>
          </table:table-cell>
          <table:table-cell table:formula="of:=[.A879]&gt;[.A8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06" calcext:value-type="float">
            <text:p>4906</text:p>
          </table:table-cell>
          <table:table-cell table:formula="of:=[.A880]&gt;[.A8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09" calcext:value-type="float">
            <text:p>4909</text:p>
          </table:table-cell>
          <table:table-cell table:formula="of:=[.A881]&gt;[.A8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10" calcext:value-type="float">
            <text:p>4910</text:p>
          </table:table-cell>
          <table:table-cell table:formula="of:=[.A882]&gt;[.A8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17" calcext:value-type="float">
            <text:p>4917</text:p>
          </table:table-cell>
          <table:table-cell table:formula="of:=[.A883]&gt;[.A8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19" calcext:value-type="float">
            <text:p>4919</text:p>
          </table:table-cell>
          <table:table-cell table:formula="of:=[.A884]&gt;[.A8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20" calcext:value-type="float">
            <text:p>4920</text:p>
          </table:table-cell>
          <table:table-cell table:formula="of:=[.A885]&gt;[.A8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26" calcext:value-type="float">
            <text:p>4926</text:p>
          </table:table-cell>
          <table:table-cell table:formula="of:=[.A886]&gt;[.A8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28" calcext:value-type="float">
            <text:p>4928</text:p>
          </table:table-cell>
          <table:table-cell table:formula="of:=[.A887]&gt;[.A8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34" calcext:value-type="float">
            <text:p>4934</text:p>
          </table:table-cell>
          <table:table-cell table:formula="of:=[.A888]&gt;[.A8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41" calcext:value-type="float">
            <text:p>4941</text:p>
          </table:table-cell>
          <table:table-cell table:formula="of:=[.A889]&gt;[.A8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43" calcext:value-type="float">
            <text:p>4943</text:p>
          </table:table-cell>
          <table:table-cell table:formula="of:=[.A890]&gt;[.A8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45" calcext:value-type="float">
            <text:p>4945</text:p>
          </table:table-cell>
          <table:table-cell table:formula="of:=[.A891]&gt;[.A8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48" calcext:value-type="float">
            <text:p>4948</text:p>
          </table:table-cell>
          <table:table-cell table:formula="of:=[.A892]&gt;[.A8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50" calcext:value-type="float">
            <text:p>4950</text:p>
          </table:table-cell>
          <table:table-cell table:formula="of:=[.A893]&gt;[.A8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56" calcext:value-type="float">
            <text:p>4956</text:p>
          </table:table-cell>
          <table:table-cell table:formula="of:=[.A894]&gt;[.A8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51" calcext:value-type="float">
            <text:p>4951</text:p>
          </table:table-cell>
          <table:table-cell table:formula="of:=[.A895]&gt;[.A8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948" calcext:value-type="float">
            <text:p>4948</text:p>
          </table:table-cell>
          <table:table-cell table:formula="of:=[.A896]&gt;[.A8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954" calcext:value-type="float">
            <text:p>4954</text:p>
          </table:table-cell>
          <table:table-cell table:formula="of:=[.A897]&gt;[.A8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58" calcext:value-type="float">
            <text:p>4958</text:p>
          </table:table-cell>
          <table:table-cell table:formula="of:=[.A898]&gt;[.A8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60" calcext:value-type="float">
            <text:p>4960</text:p>
          </table:table-cell>
          <table:table-cell table:formula="of:=[.A899]&gt;[.A8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59" calcext:value-type="float">
            <text:p>4959</text:p>
          </table:table-cell>
          <table:table-cell table:formula="of:=[.A900]&gt;[.A89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962" calcext:value-type="float">
            <text:p>4962</text:p>
          </table:table-cell>
          <table:table-cell table:formula="of:=[.A901]&gt;[.A9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69" calcext:value-type="float">
            <text:p>4969</text:p>
          </table:table-cell>
          <table:table-cell table:formula="of:=[.A902]&gt;[.A9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82" calcext:value-type="float">
            <text:p>4982</text:p>
          </table:table-cell>
          <table:table-cell table:formula="of:=[.A903]&gt;[.A9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86" calcext:value-type="float">
            <text:p>4986</text:p>
          </table:table-cell>
          <table:table-cell table:formula="of:=[.A904]&gt;[.A9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94" calcext:value-type="float">
            <text:p>4994</text:p>
          </table:table-cell>
          <table:table-cell table:formula="of:=[.A905]&gt;[.A9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A906]&gt;[.A9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09" calcext:value-type="float">
            <text:p>5009</text:p>
          </table:table-cell>
          <table:table-cell table:formula="of:=[.A907]&gt;[.A9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27" calcext:value-type="float">
            <text:p>5027</text:p>
          </table:table-cell>
          <table:table-cell table:formula="of:=[.A908]&gt;[.A9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25" calcext:value-type="float">
            <text:p>5025</text:p>
          </table:table-cell>
          <table:table-cell table:formula="of:=[.A909]&gt;[.A90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029" calcext:value-type="float">
            <text:p>5029</text:p>
          </table:table-cell>
          <table:table-cell table:formula="of:=[.A910]&gt;[.A9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33" calcext:value-type="float">
            <text:p>5033</text:p>
          </table:table-cell>
          <table:table-cell table:formula="of:=[.A911]&gt;[.A9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37" calcext:value-type="float">
            <text:p>5037</text:p>
          </table:table-cell>
          <table:table-cell table:formula="of:=[.A912]&gt;[.A9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table:formula="of:=[.A913]&gt;[.A9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037" calcext:value-type="float">
            <text:p>5037</text:p>
          </table:table-cell>
          <table:table-cell table:formula="of:=[.A914]&gt;[.A9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40" calcext:value-type="float">
            <text:p>5040</text:p>
          </table:table-cell>
          <table:table-cell table:formula="of:=[.A915]&gt;[.A9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32" calcext:value-type="float">
            <text:p>5032</text:p>
          </table:table-cell>
          <table:table-cell table:formula="of:=[.A916]&gt;[.A9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033" calcext:value-type="float">
            <text:p>5033</text:p>
          </table:table-cell>
          <table:table-cell table:formula="of:=[.A917]&gt;[.A9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34" calcext:value-type="float">
            <text:p>5034</text:p>
          </table:table-cell>
          <table:table-cell table:formula="of:=[.A918]&gt;[.A9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39" calcext:value-type="float">
            <text:p>5039</text:p>
          </table:table-cell>
          <table:table-cell table:formula="of:=[.A919]&gt;[.A9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45" calcext:value-type="float">
            <text:p>5045</text:p>
          </table:table-cell>
          <table:table-cell table:formula="of:=[.A920]&gt;[.A9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50" calcext:value-type="float">
            <text:p>5050</text:p>
          </table:table-cell>
          <table:table-cell table:formula="of:=[.A921]&gt;[.A9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45" calcext:value-type="float">
            <text:p>5045</text:p>
          </table:table-cell>
          <table:table-cell table:formula="of:=[.A922]&gt;[.A9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076" calcext:value-type="float">
            <text:p>5076</text:p>
          </table:table-cell>
          <table:table-cell table:formula="of:=[.A923]&gt;[.A9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77" calcext:value-type="float">
            <text:p>5077</text:p>
          </table:table-cell>
          <table:table-cell table:formula="of:=[.A924]&gt;[.A9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82" calcext:value-type="float">
            <text:p>5082</text:p>
          </table:table-cell>
          <table:table-cell table:formula="of:=[.A925]&gt;[.A9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83" calcext:value-type="float">
            <text:p>5083</text:p>
          </table:table-cell>
          <table:table-cell table:formula="of:=[.A926]&gt;[.A9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06" calcext:value-type="float">
            <text:p>5106</text:p>
          </table:table-cell>
          <table:table-cell table:formula="of:=[.A927]&gt;[.A9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07" calcext:value-type="float">
            <text:p>5107</text:p>
          </table:table-cell>
          <table:table-cell table:formula="of:=[.A928]&gt;[.A9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14" calcext:value-type="float">
            <text:p>5114</text:p>
          </table:table-cell>
          <table:table-cell table:formula="of:=[.A929]&gt;[.A9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17" calcext:value-type="float">
            <text:p>5117</text:p>
          </table:table-cell>
          <table:table-cell table:formula="of:=[.A930]&gt;[.A9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37" calcext:value-type="float">
            <text:p>5137</text:p>
          </table:table-cell>
          <table:table-cell table:formula="of:=[.A931]&gt;[.A9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table:formula="of:=[.A932]&gt;[.A9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43" calcext:value-type="float">
            <text:p>5143</text:p>
          </table:table-cell>
          <table:table-cell table:formula="of:=[.A933]&gt;[.A9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47" calcext:value-type="float">
            <text:p>5147</text:p>
          </table:table-cell>
          <table:table-cell table:formula="of:=[.A934]&gt;[.A9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53" calcext:value-type="float">
            <text:p>5153</text:p>
          </table:table-cell>
          <table:table-cell table:formula="of:=[.A935]&gt;[.A9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56" calcext:value-type="float">
            <text:p>5156</text:p>
          </table:table-cell>
          <table:table-cell table:formula="of:=[.A936]&gt;[.A9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71" calcext:value-type="float">
            <text:p>5171</text:p>
          </table:table-cell>
          <table:table-cell table:formula="of:=[.A937]&gt;[.A9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82" calcext:value-type="float">
            <text:p>5182</text:p>
          </table:table-cell>
          <table:table-cell table:formula="of:=[.A938]&gt;[.A9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83" calcext:value-type="float">
            <text:p>5183</text:p>
          </table:table-cell>
          <table:table-cell table:formula="of:=[.A939]&gt;[.A9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84" calcext:value-type="float">
            <text:p>5184</text:p>
          </table:table-cell>
          <table:table-cell table:formula="of:=[.A940]&gt;[.A9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85" calcext:value-type="float">
            <text:p>5185</text:p>
          </table:table-cell>
          <table:table-cell table:formula="of:=[.A941]&gt;[.A9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89" calcext:value-type="float">
            <text:p>5189</text:p>
          </table:table-cell>
          <table:table-cell table:formula="of:=[.A942]&gt;[.A9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82" calcext:value-type="float">
            <text:p>5182</text:p>
          </table:table-cell>
          <table:table-cell table:formula="of:=[.A943]&gt;[.A9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189" calcext:value-type="float">
            <text:p>5189</text:p>
          </table:table-cell>
          <table:table-cell table:formula="of:=[.A944]&gt;[.A9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94" calcext:value-type="float">
            <text:p>5194</text:p>
          </table:table-cell>
          <table:table-cell table:formula="of:=[.A945]&gt;[.A9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01" calcext:value-type="float">
            <text:p>5201</text:p>
          </table:table-cell>
          <table:table-cell table:formula="of:=[.A946]&gt;[.A9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05" calcext:value-type="float">
            <text:p>5205</text:p>
          </table:table-cell>
          <table:table-cell table:formula="of:=[.A947]&gt;[.A9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13" calcext:value-type="float">
            <text:p>5213</text:p>
          </table:table-cell>
          <table:table-cell table:formula="of:=[.A948]&gt;[.A9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18" calcext:value-type="float">
            <text:p>5218</text:p>
          </table:table-cell>
          <table:table-cell table:formula="of:=[.A949]&gt;[.A9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21" calcext:value-type="float">
            <text:p>5221</text:p>
          </table:table-cell>
          <table:table-cell table:formula="of:=[.A950]&gt;[.A9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23" calcext:value-type="float">
            <text:p>5223</text:p>
          </table:table-cell>
          <table:table-cell table:formula="of:=[.A951]&gt;[.A9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30" calcext:value-type="float">
            <text:p>5230</text:p>
          </table:table-cell>
          <table:table-cell table:formula="of:=[.A952]&gt;[.A9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31" calcext:value-type="float">
            <text:p>5231</text:p>
          </table:table-cell>
          <table:table-cell table:formula="of:=[.A953]&gt;[.A9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43" calcext:value-type="float">
            <text:p>5243</text:p>
          </table:table-cell>
          <table:table-cell table:formula="of:=[.A954]&gt;[.A9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55" calcext:value-type="float">
            <text:p>5255</text:p>
          </table:table-cell>
          <table:table-cell table:formula="of:=[.A955]&gt;[.A9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30" calcext:value-type="float">
            <text:p>5230</text:p>
          </table:table-cell>
          <table:table-cell table:formula="of:=[.A956]&gt;[.A9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228" calcext:value-type="float">
            <text:p>5228</text:p>
          </table:table-cell>
          <table:table-cell table:formula="of:=[.A957]&gt;[.A95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237" calcext:value-type="float">
            <text:p>5237</text:p>
          </table:table-cell>
          <table:table-cell table:formula="of:=[.A958]&gt;[.A9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45" calcext:value-type="float">
            <text:p>5245</text:p>
          </table:table-cell>
          <table:table-cell table:formula="of:=[.A959]&gt;[.A9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48" calcext:value-type="float">
            <text:p>5248</text:p>
          </table:table-cell>
          <table:table-cell table:formula="of:=[.A960]&gt;[.A9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59" calcext:value-type="float">
            <text:p>5259</text:p>
          </table:table-cell>
          <table:table-cell table:formula="of:=[.A961]&gt;[.A9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60" calcext:value-type="float">
            <text:p>5260</text:p>
          </table:table-cell>
          <table:table-cell table:formula="of:=[.A962]&gt;[.A9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72" calcext:value-type="float">
            <text:p>5272</text:p>
          </table:table-cell>
          <table:table-cell table:formula="of:=[.A963]&gt;[.A9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78" calcext:value-type="float">
            <text:p>5278</text:p>
          </table:table-cell>
          <table:table-cell table:formula="of:=[.A964]&gt;[.A9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81" calcext:value-type="float">
            <text:p>5281</text:p>
          </table:table-cell>
          <table:table-cell table:formula="of:=[.A965]&gt;[.A9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87" calcext:value-type="float">
            <text:p>5287</text:p>
          </table:table-cell>
          <table:table-cell table:formula="of:=[.A966]&gt;[.A9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86" calcext:value-type="float">
            <text:p>5286</text:p>
          </table:table-cell>
          <table:table-cell table:formula="of:=[.A967]&gt;[.A9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287" calcext:value-type="float">
            <text:p>5287</text:p>
          </table:table-cell>
          <table:table-cell table:formula="of:=[.A968]&gt;[.A9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98" calcext:value-type="float">
            <text:p>5298</text:p>
          </table:table-cell>
          <table:table-cell table:formula="of:=[.A969]&gt;[.A9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28" calcext:value-type="float">
            <text:p>5328</text:p>
          </table:table-cell>
          <table:table-cell table:formula="of:=[.A970]&gt;[.A9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29" calcext:value-type="float">
            <text:p>5329</text:p>
          </table:table-cell>
          <table:table-cell table:formula="of:=[.A971]&gt;[.A9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33" calcext:value-type="float">
            <text:p>5333</text:p>
          </table:table-cell>
          <table:table-cell table:formula="of:=[.A972]&gt;[.A9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35" calcext:value-type="float">
            <text:p>5335</text:p>
          </table:table-cell>
          <table:table-cell table:formula="of:=[.A973]&gt;[.A9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37" calcext:value-type="float">
            <text:p>5337</text:p>
          </table:table-cell>
          <table:table-cell table:formula="of:=[.A974]&gt;[.A9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39" calcext:value-type="float">
            <text:p>5339</text:p>
          </table:table-cell>
          <table:table-cell table:formula="of:=[.A975]&gt;[.A9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41" calcext:value-type="float">
            <text:p>5341</text:p>
          </table:table-cell>
          <table:table-cell table:formula="of:=[.A976]&gt;[.A9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46" calcext:value-type="float">
            <text:p>5346</text:p>
          </table:table-cell>
          <table:table-cell table:formula="of:=[.A977]&gt;[.A9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49" calcext:value-type="float">
            <text:p>5349</text:p>
          </table:table-cell>
          <table:table-cell table:formula="of:=[.A978]&gt;[.A9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50" calcext:value-type="float">
            <text:p>5350</text:p>
          </table:table-cell>
          <table:table-cell table:formula="of:=[.A979]&gt;[.A9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51" calcext:value-type="float">
            <text:p>5351</text:p>
          </table:table-cell>
          <table:table-cell table:formula="of:=[.A980]&gt;[.A9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58" calcext:value-type="float">
            <text:p>5358</text:p>
          </table:table-cell>
          <table:table-cell table:formula="of:=[.A981]&gt;[.A9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59" calcext:value-type="float">
            <text:p>5359</text:p>
          </table:table-cell>
          <table:table-cell table:formula="of:=[.A982]&gt;[.A9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60" calcext:value-type="float">
            <text:p>5360</text:p>
          </table:table-cell>
          <table:table-cell table:formula="of:=[.A983]&gt;[.A9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74" calcext:value-type="float">
            <text:p>5374</text:p>
          </table:table-cell>
          <table:table-cell table:formula="of:=[.A984]&gt;[.A9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76" calcext:value-type="float">
            <text:p>5376</text:p>
          </table:table-cell>
          <table:table-cell table:formula="of:=[.A985]&gt;[.A9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59" calcext:value-type="float">
            <text:p>5359</text:p>
          </table:table-cell>
          <table:table-cell table:formula="of:=[.A986]&gt;[.A9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360" calcext:value-type="float">
            <text:p>5360</text:p>
          </table:table-cell>
          <table:table-cell table:formula="of:=[.A987]&gt;[.A9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88" calcext:value-type="float">
            <text:p>5388</text:p>
          </table:table-cell>
          <table:table-cell table:formula="of:=[.A988]&gt;[.A9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01" calcext:value-type="float">
            <text:p>5401</text:p>
          </table:table-cell>
          <table:table-cell table:formula="of:=[.A989]&gt;[.A9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06" calcext:value-type="float">
            <text:p>5406</text:p>
          </table:table-cell>
          <table:table-cell table:formula="of:=[.A990]&gt;[.A9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10" calcext:value-type="float">
            <text:p>5410</text:p>
          </table:table-cell>
          <table:table-cell table:formula="of:=[.A991]&gt;[.A9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12" calcext:value-type="float">
            <text:p>5412</text:p>
          </table:table-cell>
          <table:table-cell table:formula="of:=[.A992]&gt;[.A9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13" calcext:value-type="float">
            <text:p>5413</text:p>
          </table:table-cell>
          <table:table-cell table:formula="of:=[.A993]&gt;[.A9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14" calcext:value-type="float">
            <text:p>5414</text:p>
          </table:table-cell>
          <table:table-cell table:formula="of:=[.A994]&gt;[.A9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15" calcext:value-type="float">
            <text:p>5415</text:p>
          </table:table-cell>
          <table:table-cell table:formula="of:=[.A995]&gt;[.A9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35" calcext:value-type="float">
            <text:p>5435</text:p>
          </table:table-cell>
          <table:table-cell table:formula="of:=[.A996]&gt;[.A9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36" calcext:value-type="float">
            <text:p>5436</text:p>
          </table:table-cell>
          <table:table-cell table:formula="of:=[.A997]&gt;[.A9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41" calcext:value-type="float">
            <text:p>5441</text:p>
          </table:table-cell>
          <table:table-cell table:formula="of:=[.A998]&gt;[.A9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43" calcext:value-type="float">
            <text:p>5443</text:p>
          </table:table-cell>
          <table:table-cell table:formula="of:=[.A999]&gt;[.A9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48" calcext:value-type="float">
            <text:p>5448</text:p>
          </table:table-cell>
          <table:table-cell table:formula="of:=[.A1000]&gt;[.A9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46" calcext:value-type="float">
            <text:p>5446</text:p>
          </table:table-cell>
          <table:table-cell table:formula="of:=[.A1001]&gt;[.A100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448" calcext:value-type="float">
            <text:p>5448</text:p>
          </table:table-cell>
          <table:table-cell table:formula="of:=[.A1002]&gt;[.A10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49" calcext:value-type="float">
            <text:p>5449</text:p>
          </table:table-cell>
          <table:table-cell table:formula="of:=[.A1003]&gt;[.A10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64" calcext:value-type="float">
            <text:p>5464</text:p>
          </table:table-cell>
          <table:table-cell table:formula="of:=[.A1004]&gt;[.A10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65" calcext:value-type="float">
            <text:p>5465</text:p>
          </table:table-cell>
          <table:table-cell table:formula="of:=[.A1005]&gt;[.A10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66" calcext:value-type="float">
            <text:p>5466</text:p>
          </table:table-cell>
          <table:table-cell table:formula="of:=[.A1006]&gt;[.A10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69" calcext:value-type="float">
            <text:p>5469</text:p>
          </table:table-cell>
          <table:table-cell table:formula="of:=[.A1007]&gt;[.A10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70" calcext:value-type="float">
            <text:p>5470</text:p>
          </table:table-cell>
          <table:table-cell table:formula="of:=[.A1008]&gt;[.A10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92" calcext:value-type="float">
            <text:p>5492</text:p>
          </table:table-cell>
          <table:table-cell table:formula="of:=[.A1009]&gt;[.A10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93" calcext:value-type="float">
            <text:p>5493</text:p>
          </table:table-cell>
          <table:table-cell table:formula="of:=[.A1010]&gt;[.A10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94" calcext:value-type="float">
            <text:p>5494</text:p>
          </table:table-cell>
          <table:table-cell table:formula="of:=[.A1011]&gt;[.A10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09" calcext:value-type="float">
            <text:p>5509</text:p>
          </table:table-cell>
          <table:table-cell table:formula="of:=[.A1012]&gt;[.A10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20" calcext:value-type="float">
            <text:p>5520</text:p>
          </table:table-cell>
          <table:table-cell table:formula="of:=[.A1013]&gt;[.A10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28" calcext:value-type="float">
            <text:p>5528</text:p>
          </table:table-cell>
          <table:table-cell table:formula="of:=[.A1014]&gt;[.A10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30" calcext:value-type="float">
            <text:p>5530</text:p>
          </table:table-cell>
          <table:table-cell table:formula="of:=[.A1015]&gt;[.A10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37" calcext:value-type="float">
            <text:p>5537</text:p>
          </table:table-cell>
          <table:table-cell table:formula="of:=[.A1016]&gt;[.A10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41" calcext:value-type="float">
            <text:p>5541</text:p>
          </table:table-cell>
          <table:table-cell table:formula="of:=[.A1017]&gt;[.A10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42" calcext:value-type="float">
            <text:p>5542</text:p>
          </table:table-cell>
          <table:table-cell table:formula="of:=[.A1018]&gt;[.A10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59" calcext:value-type="float">
            <text:p>5559</text:p>
          </table:table-cell>
          <table:table-cell table:formula="of:=[.A1019]&gt;[.A10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62" calcext:value-type="float">
            <text:p>5562</text:p>
          </table:table-cell>
          <table:table-cell table:formula="of:=[.A1020]&gt;[.A10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63" calcext:value-type="float">
            <text:p>5563</text:p>
          </table:table-cell>
          <table:table-cell table:formula="of:=[.A1021]&gt;[.A10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88" calcext:value-type="float">
            <text:p>5588</text:p>
          </table:table-cell>
          <table:table-cell table:formula="of:=[.A1022]&gt;[.A10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95" calcext:value-type="float">
            <text:p>5595</text:p>
          </table:table-cell>
          <table:table-cell table:formula="of:=[.A1023]&gt;[.A10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96" calcext:value-type="float">
            <text:p>5596</text:p>
          </table:table-cell>
          <table:table-cell table:formula="of:=[.A1024]&gt;[.A10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01" calcext:value-type="float">
            <text:p>5601</text:p>
          </table:table-cell>
          <table:table-cell table:formula="of:=[.A1025]&gt;[.A10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18" calcext:value-type="float">
            <text:p>5618</text:p>
          </table:table-cell>
          <table:table-cell table:formula="of:=[.A1026]&gt;[.A10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26" calcext:value-type="float">
            <text:p>5626</text:p>
          </table:table-cell>
          <table:table-cell table:formula="of:=[.A1027]&gt;[.A10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27" calcext:value-type="float">
            <text:p>5627</text:p>
          </table:table-cell>
          <table:table-cell table:formula="of:=[.A1028]&gt;[.A10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41" calcext:value-type="float">
            <text:p>5641</text:p>
          </table:table-cell>
          <table:table-cell table:formula="of:=[.A1029]&gt;[.A10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67" calcext:value-type="float">
            <text:p>5667</text:p>
          </table:table-cell>
          <table:table-cell table:formula="of:=[.A1030]&gt;[.A10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79" calcext:value-type="float">
            <text:p>5679</text:p>
          </table:table-cell>
          <table:table-cell table:formula="of:=[.A1031]&gt;[.A10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85" calcext:value-type="float">
            <text:p>5685</text:p>
          </table:table-cell>
          <table:table-cell table:formula="of:=[.A1032]&gt;[.A10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93" calcext:value-type="float">
            <text:p>5693</text:p>
          </table:table-cell>
          <table:table-cell table:formula="of:=[.A1033]&gt;[.A10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95" calcext:value-type="float">
            <text:p>5695</text:p>
          </table:table-cell>
          <table:table-cell table:formula="of:=[.A1034]&gt;[.A10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17" calcext:value-type="float">
            <text:p>5717</text:p>
          </table:table-cell>
          <table:table-cell table:formula="of:=[.A1035]&gt;[.A10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33" calcext:value-type="float">
            <text:p>5733</text:p>
          </table:table-cell>
          <table:table-cell table:formula="of:=[.A1036]&gt;[.A10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34" calcext:value-type="float">
            <text:p>5734</text:p>
          </table:table-cell>
          <table:table-cell table:formula="of:=[.A1037]&gt;[.A10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54" calcext:value-type="float">
            <text:p>5754</text:p>
          </table:table-cell>
          <table:table-cell table:formula="of:=[.A1038]&gt;[.A10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55" calcext:value-type="float">
            <text:p>5755</text:p>
          </table:table-cell>
          <table:table-cell table:formula="of:=[.A1039]&gt;[.A10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57" calcext:value-type="float">
            <text:p>5757</text:p>
          </table:table-cell>
          <table:table-cell table:formula="of:=[.A1040]&gt;[.A10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58" calcext:value-type="float">
            <text:p>5758</text:p>
          </table:table-cell>
          <table:table-cell table:formula="of:=[.A1041]&gt;[.A10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59" calcext:value-type="float">
            <text:p>5759</text:p>
          </table:table-cell>
          <table:table-cell table:formula="of:=[.A1042]&gt;[.A10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60" calcext:value-type="float">
            <text:p>5760</text:p>
          </table:table-cell>
          <table:table-cell table:formula="of:=[.A1043]&gt;[.A10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61" calcext:value-type="float">
            <text:p>5761</text:p>
          </table:table-cell>
          <table:table-cell table:formula="of:=[.A1044]&gt;[.A10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71" calcext:value-type="float">
            <text:p>5771</text:p>
          </table:table-cell>
          <table:table-cell table:formula="of:=[.A1045]&gt;[.A10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74" calcext:value-type="float">
            <text:p>5774</text:p>
          </table:table-cell>
          <table:table-cell table:formula="of:=[.A1046]&gt;[.A10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80" calcext:value-type="float">
            <text:p>5780</text:p>
          </table:table-cell>
          <table:table-cell table:formula="of:=[.A1047]&gt;[.A10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84" calcext:value-type="float">
            <text:p>5784</text:p>
          </table:table-cell>
          <table:table-cell table:formula="of:=[.A1048]&gt;[.A10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85" calcext:value-type="float">
            <text:p>5785</text:p>
          </table:table-cell>
          <table:table-cell table:formula="of:=[.A1049]&gt;[.A10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87" calcext:value-type="float">
            <text:p>5787</text:p>
          </table:table-cell>
          <table:table-cell table:formula="of:=[.A1050]&gt;[.A10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88" calcext:value-type="float">
            <text:p>5788</text:p>
          </table:table-cell>
          <table:table-cell table:formula="of:=[.A1051]&gt;[.A10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90" calcext:value-type="float">
            <text:p>5790</text:p>
          </table:table-cell>
          <table:table-cell table:formula="of:=[.A1052]&gt;[.A10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00" calcext:value-type="float">
            <text:p>5800</text:p>
          </table:table-cell>
          <table:table-cell table:formula="of:=[.A1053]&gt;[.A10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11" calcext:value-type="float">
            <text:p>5811</text:p>
          </table:table-cell>
          <table:table-cell table:formula="of:=[.A1054]&gt;[.A10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14" calcext:value-type="float">
            <text:p>5814</text:p>
          </table:table-cell>
          <table:table-cell table:formula="of:=[.A1055]&gt;[.A10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10" calcext:value-type="float">
            <text:p>5810</text:p>
          </table:table-cell>
          <table:table-cell table:formula="of:=[.A1056]&gt;[.A10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11" calcext:value-type="float">
            <text:p>5811</text:p>
          </table:table-cell>
          <table:table-cell table:formula="of:=[.A1057]&gt;[.A10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94" calcext:value-type="float">
            <text:p>5794</text:p>
          </table:table-cell>
          <table:table-cell table:formula="of:=[.A1058]&gt;[.A105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792" calcext:value-type="float">
            <text:p>5792</text:p>
          </table:table-cell>
          <table:table-cell table:formula="of:=[.A1059]&gt;[.A105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03" calcext:value-type="float">
            <text:p>5803</text:p>
          </table:table-cell>
          <table:table-cell table:formula="of:=[.A1060]&gt;[.A10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04" calcext:value-type="float">
            <text:p>5804</text:p>
          </table:table-cell>
          <table:table-cell table:formula="of:=[.A1061]&gt;[.A10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12" calcext:value-type="float">
            <text:p>5812</text:p>
          </table:table-cell>
          <table:table-cell table:formula="of:=[.A1062]&gt;[.A10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14" calcext:value-type="float">
            <text:p>5814</text:p>
          </table:table-cell>
          <table:table-cell table:formula="of:=[.A1063]&gt;[.A10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15" calcext:value-type="float">
            <text:p>5815</text:p>
          </table:table-cell>
          <table:table-cell table:formula="of:=[.A1064]&gt;[.A10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36" calcext:value-type="float">
            <text:p>5836</text:p>
          </table:table-cell>
          <table:table-cell table:formula="of:=[.A1065]&gt;[.A10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52" calcext:value-type="float">
            <text:p>5852</text:p>
          </table:table-cell>
          <table:table-cell table:formula="of:=[.A1066]&gt;[.A10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53" calcext:value-type="float">
            <text:p>5853</text:p>
          </table:table-cell>
          <table:table-cell table:formula="of:=[.A1067]&gt;[.A10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55" calcext:value-type="float">
            <text:p>5855</text:p>
          </table:table-cell>
          <table:table-cell table:formula="of:=[.A1068]&gt;[.A10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78" calcext:value-type="float">
            <text:p>5878</text:p>
          </table:table-cell>
          <table:table-cell table:formula="of:=[.A1069]&gt;[.A10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79" calcext:value-type="float">
            <text:p>5879</text:p>
          </table:table-cell>
          <table:table-cell table:formula="of:=[.A1070]&gt;[.A10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80" calcext:value-type="float">
            <text:p>5880</text:p>
          </table:table-cell>
          <table:table-cell table:formula="of:=[.A1071]&gt;[.A10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83" calcext:value-type="float">
            <text:p>5883</text:p>
          </table:table-cell>
          <table:table-cell table:formula="of:=[.A1072]&gt;[.A10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89" calcext:value-type="float">
            <text:p>5889</text:p>
          </table:table-cell>
          <table:table-cell table:formula="of:=[.A1073]&gt;[.A10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97" calcext:value-type="float">
            <text:p>5897</text:p>
          </table:table-cell>
          <table:table-cell table:formula="of:=[.A1074]&gt;[.A10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11" calcext:value-type="float">
            <text:p>5911</text:p>
          </table:table-cell>
          <table:table-cell table:formula="of:=[.A1075]&gt;[.A10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32" calcext:value-type="float">
            <text:p>5932</text:p>
          </table:table-cell>
          <table:table-cell table:formula="of:=[.A1076]&gt;[.A10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34" calcext:value-type="float">
            <text:p>5934</text:p>
          </table:table-cell>
          <table:table-cell table:formula="of:=[.A1077]&gt;[.A10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35" calcext:value-type="float">
            <text:p>5935</text:p>
          </table:table-cell>
          <table:table-cell table:formula="of:=[.A1078]&gt;[.A10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36" calcext:value-type="float">
            <text:p>5936</text:p>
          </table:table-cell>
          <table:table-cell table:formula="of:=[.A1079]&gt;[.A10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38" calcext:value-type="float">
            <text:p>5938</text:p>
          </table:table-cell>
          <table:table-cell table:formula="of:=[.A1080]&gt;[.A10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39" calcext:value-type="float">
            <text:p>5939</text:p>
          </table:table-cell>
          <table:table-cell table:formula="of:=[.A1081]&gt;[.A10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41" calcext:value-type="float">
            <text:p>5941</text:p>
          </table:table-cell>
          <table:table-cell table:formula="of:=[.A1082]&gt;[.A10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51" calcext:value-type="float">
            <text:p>5951</text:p>
          </table:table-cell>
          <table:table-cell table:formula="of:=[.A1083]&gt;[.A10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55" calcext:value-type="float">
            <text:p>5955</text:p>
          </table:table-cell>
          <table:table-cell table:formula="of:=[.A1084]&gt;[.A10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50" calcext:value-type="float">
            <text:p>5950</text:p>
          </table:table-cell>
          <table:table-cell table:formula="of:=[.A1085]&gt;[.A10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951" calcext:value-type="float">
            <text:p>5951</text:p>
          </table:table-cell>
          <table:table-cell table:formula="of:=[.A1086]&gt;[.A10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54" calcext:value-type="float">
            <text:p>5954</text:p>
          </table:table-cell>
          <table:table-cell table:formula="of:=[.A1087]&gt;[.A10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70" calcext:value-type="float">
            <text:p>5970</text:p>
          </table:table-cell>
          <table:table-cell table:formula="of:=[.A1088]&gt;[.A10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71" calcext:value-type="float">
            <text:p>5971</text:p>
          </table:table-cell>
          <table:table-cell table:formula="of:=[.A1089]&gt;[.A10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74" calcext:value-type="float">
            <text:p>5974</text:p>
          </table:table-cell>
          <table:table-cell table:formula="of:=[.A1090]&gt;[.A10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77" calcext:value-type="float">
            <text:p>5977</text:p>
          </table:table-cell>
          <table:table-cell table:formula="of:=[.A1091]&gt;[.A10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78" calcext:value-type="float">
            <text:p>5978</text:p>
          </table:table-cell>
          <table:table-cell table:formula="of:=[.A1092]&gt;[.A10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85" calcext:value-type="float">
            <text:p>5985</text:p>
          </table:table-cell>
          <table:table-cell table:formula="of:=[.A1093]&gt;[.A10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86" calcext:value-type="float">
            <text:p>5986</text:p>
          </table:table-cell>
          <table:table-cell table:formula="of:=[.A1094]&gt;[.A10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13" calcext:value-type="float">
            <text:p>6013</text:p>
          </table:table-cell>
          <table:table-cell table:formula="of:=[.A1095]&gt;[.A10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24" calcext:value-type="float">
            <text:p>6024</text:p>
          </table:table-cell>
          <table:table-cell table:formula="of:=[.A1096]&gt;[.A10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31" calcext:value-type="float">
            <text:p>6031</text:p>
          </table:table-cell>
          <table:table-cell table:formula="of:=[.A1097]&gt;[.A10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37" calcext:value-type="float">
            <text:p>6037</text:p>
          </table:table-cell>
          <table:table-cell table:formula="of:=[.A1098]&gt;[.A10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43" calcext:value-type="float">
            <text:p>6043</text:p>
          </table:table-cell>
          <table:table-cell table:formula="of:=[.A1099]&gt;[.A10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52" calcext:value-type="float">
            <text:p>6052</text:p>
          </table:table-cell>
          <table:table-cell table:formula="of:=[.A1100]&gt;[.A10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51" calcext:value-type="float">
            <text:p>6051</text:p>
          </table:table-cell>
          <table:table-cell table:formula="of:=[.A1101]&gt;[.A110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053" calcext:value-type="float">
            <text:p>6053</text:p>
          </table:table-cell>
          <table:table-cell table:formula="of:=[.A1102]&gt;[.A11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76" calcext:value-type="float">
            <text:p>6076</text:p>
          </table:table-cell>
          <table:table-cell table:formula="of:=[.A1103]&gt;[.A11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96" calcext:value-type="float">
            <text:p>6096</text:p>
          </table:table-cell>
          <table:table-cell table:formula="of:=[.A1104]&gt;[.A11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01" calcext:value-type="float">
            <text:p>6101</text:p>
          </table:table-cell>
          <table:table-cell table:formula="of:=[.A1105]&gt;[.A11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06" calcext:value-type="float">
            <text:p>6106</text:p>
          </table:table-cell>
          <table:table-cell table:formula="of:=[.A1106]&gt;[.A11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08" calcext:value-type="float">
            <text:p>6108</text:p>
          </table:table-cell>
          <table:table-cell table:formula="of:=[.A1107]&gt;[.A11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15" calcext:value-type="float">
            <text:p>6115</text:p>
          </table:table-cell>
          <table:table-cell table:formula="of:=[.A1108]&gt;[.A11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25" calcext:value-type="float">
            <text:p>6125</text:p>
          </table:table-cell>
          <table:table-cell table:formula="of:=[.A1109]&gt;[.A11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06" calcext:value-type="float">
            <text:p>6106</text:p>
          </table:table-cell>
          <table:table-cell table:formula="of:=[.A1110]&gt;[.A110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107" calcext:value-type="float">
            <text:p>6107</text:p>
          </table:table-cell>
          <table:table-cell table:formula="of:=[.A1111]&gt;[.A11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04" calcext:value-type="float">
            <text:p>6104</text:p>
          </table:table-cell>
          <table:table-cell table:formula="of:=[.A1112]&gt;[.A11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114" calcext:value-type="float">
            <text:p>6114</text:p>
          </table:table-cell>
          <table:table-cell table:formula="of:=[.A1113]&gt;[.A11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42" calcext:value-type="float">
            <text:p>6142</text:p>
          </table:table-cell>
          <table:table-cell table:formula="of:=[.A1114]&gt;[.A11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43" calcext:value-type="float">
            <text:p>6143</text:p>
          </table:table-cell>
          <table:table-cell table:formula="of:=[.A1115]&gt;[.A11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62" calcext:value-type="float">
            <text:p>6162</text:p>
          </table:table-cell>
          <table:table-cell table:formula="of:=[.A1116]&gt;[.A11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69" calcext:value-type="float">
            <text:p>6169</text:p>
          </table:table-cell>
          <table:table-cell table:formula="of:=[.A1117]&gt;[.A11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70" calcext:value-type="float">
            <text:p>6170</text:p>
          </table:table-cell>
          <table:table-cell table:formula="of:=[.A1118]&gt;[.A11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71" calcext:value-type="float">
            <text:p>6171</text:p>
          </table:table-cell>
          <table:table-cell table:formula="of:=[.A1119]&gt;[.A11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81" calcext:value-type="float">
            <text:p>6181</text:p>
          </table:table-cell>
          <table:table-cell table:formula="of:=[.A1120]&gt;[.A11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98" calcext:value-type="float">
            <text:p>6198</text:p>
          </table:table-cell>
          <table:table-cell table:formula="of:=[.A1121]&gt;[.A11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99" calcext:value-type="float">
            <text:p>6199</text:p>
          </table:table-cell>
          <table:table-cell table:formula="of:=[.A1122]&gt;[.A11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02" calcext:value-type="float">
            <text:p>6202</text:p>
          </table:table-cell>
          <table:table-cell table:formula="of:=[.A1123]&gt;[.A11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06" calcext:value-type="float">
            <text:p>6206</text:p>
          </table:table-cell>
          <table:table-cell table:formula="of:=[.A1124]&gt;[.A11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07" calcext:value-type="float">
            <text:p>6207</text:p>
          </table:table-cell>
          <table:table-cell table:formula="of:=[.A1125]&gt;[.A11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44" calcext:value-type="float">
            <text:p>6244</text:p>
          </table:table-cell>
          <table:table-cell table:formula="of:=[.A1126]&gt;[.A11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46" calcext:value-type="float">
            <text:p>6246</text:p>
          </table:table-cell>
          <table:table-cell table:formula="of:=[.A1127]&gt;[.A11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49" calcext:value-type="float">
            <text:p>6249</text:p>
          </table:table-cell>
          <table:table-cell table:formula="of:=[.A1128]&gt;[.A11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50" calcext:value-type="float">
            <text:p>6250</text:p>
          </table:table-cell>
          <table:table-cell table:formula="of:=[.A1129]&gt;[.A11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54" calcext:value-type="float">
            <text:p>6254</text:p>
          </table:table-cell>
          <table:table-cell table:formula="of:=[.A1130]&gt;[.A11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64" calcext:value-type="float">
            <text:p>6264</text:p>
          </table:table-cell>
          <table:table-cell table:formula="of:=[.A1131]&gt;[.A11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71" calcext:value-type="float">
            <text:p>6271</text:p>
          </table:table-cell>
          <table:table-cell table:formula="of:=[.A1132]&gt;[.A11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76" calcext:value-type="float">
            <text:p>6276</text:p>
          </table:table-cell>
          <table:table-cell table:formula="of:=[.A1133]&gt;[.A11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77" calcext:value-type="float">
            <text:p>6277</text:p>
          </table:table-cell>
          <table:table-cell table:formula="of:=[.A1134]&gt;[.A11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68" calcext:value-type="float">
            <text:p>6268</text:p>
          </table:table-cell>
          <table:table-cell table:formula="of:=[.A1135]&gt;[.A11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271" calcext:value-type="float">
            <text:p>6271</text:p>
          </table:table-cell>
          <table:table-cell table:formula="of:=[.A1136]&gt;[.A11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88" calcext:value-type="float">
            <text:p>6288</text:p>
          </table:table-cell>
          <table:table-cell table:formula="of:=[.A1137]&gt;[.A11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93" calcext:value-type="float">
            <text:p>6293</text:p>
          </table:table-cell>
          <table:table-cell table:formula="of:=[.A1138]&gt;[.A11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08" calcext:value-type="float">
            <text:p>6308</text:p>
          </table:table-cell>
          <table:table-cell table:formula="of:=[.A1139]&gt;[.A11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09" calcext:value-type="float">
            <text:p>6309</text:p>
          </table:table-cell>
          <table:table-cell table:formula="of:=[.A1140]&gt;[.A11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26" calcext:value-type="float">
            <text:p>6326</text:p>
          </table:table-cell>
          <table:table-cell table:formula="of:=[.A1141]&gt;[.A11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41" calcext:value-type="float">
            <text:p>6341</text:p>
          </table:table-cell>
          <table:table-cell table:formula="of:=[.A1142]&gt;[.A11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45" calcext:value-type="float">
            <text:p>6345</text:p>
          </table:table-cell>
          <table:table-cell table:formula="of:=[.A1143]&gt;[.A11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44" calcext:value-type="float">
            <text:p>6344</text:p>
          </table:table-cell>
          <table:table-cell table:formula="of:=[.A1144]&gt;[.A11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41" calcext:value-type="float">
            <text:p>6341</text:p>
          </table:table-cell>
          <table:table-cell table:formula="of:=[.A1145]&gt;[.A11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64" calcext:value-type="float">
            <text:p>6364</text:p>
          </table:table-cell>
          <table:table-cell table:formula="of:=[.A1146]&gt;[.A11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65" calcext:value-type="float">
            <text:p>6365</text:p>
          </table:table-cell>
          <table:table-cell table:formula="of:=[.A1147]&gt;[.A11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66" calcext:value-type="float">
            <text:p>6366</text:p>
          </table:table-cell>
          <table:table-cell table:formula="of:=[.A1148]&gt;[.A11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70" calcext:value-type="float">
            <text:p>6370</text:p>
          </table:table-cell>
          <table:table-cell table:formula="of:=[.A1149]&gt;[.A11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71" calcext:value-type="float">
            <text:p>6371</text:p>
          </table:table-cell>
          <table:table-cell table:formula="of:=[.A1150]&gt;[.A11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73" calcext:value-type="float">
            <text:p>6373</text:p>
          </table:table-cell>
          <table:table-cell table:formula="of:=[.A1151]&gt;[.A11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76" calcext:value-type="float">
            <text:p>6376</text:p>
          </table:table-cell>
          <table:table-cell table:formula="of:=[.A1152]&gt;[.A11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77" calcext:value-type="float">
            <text:p>6377</text:p>
          </table:table-cell>
          <table:table-cell table:formula="of:=[.A1153]&gt;[.A11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78" calcext:value-type="float">
            <text:p>6378</text:p>
          </table:table-cell>
          <table:table-cell table:formula="of:=[.A1154]&gt;[.A11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77" calcext:value-type="float">
            <text:p>6377</text:p>
          </table:table-cell>
          <table:table-cell table:formula="of:=[.A1155]&gt;[.A11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79" calcext:value-type="float">
            <text:p>6379</text:p>
          </table:table-cell>
          <table:table-cell table:formula="of:=[.A1156]&gt;[.A11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86" calcext:value-type="float">
            <text:p>6386</text:p>
          </table:table-cell>
          <table:table-cell table:formula="of:=[.A1157]&gt;[.A11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96" calcext:value-type="float">
            <text:p>6396</text:p>
          </table:table-cell>
          <table:table-cell table:formula="of:=[.A1158]&gt;[.A11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97" calcext:value-type="float">
            <text:p>6397</text:p>
          </table:table-cell>
          <table:table-cell table:formula="of:=[.A1159]&gt;[.A11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20" calcext:value-type="float">
            <text:p>6420</text:p>
          </table:table-cell>
          <table:table-cell table:formula="of:=[.A1160]&gt;[.A11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22" calcext:value-type="float">
            <text:p>6422</text:p>
          </table:table-cell>
          <table:table-cell table:formula="of:=[.A1161]&gt;[.A11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29" calcext:value-type="float">
            <text:p>6429</text:p>
          </table:table-cell>
          <table:table-cell table:formula="of:=[.A1162]&gt;[.A11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33" calcext:value-type="float">
            <text:p>6433</text:p>
          </table:table-cell>
          <table:table-cell table:formula="of:=[.A1163]&gt;[.A11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63" calcext:value-type="float">
            <text:p>6463</text:p>
          </table:table-cell>
          <table:table-cell table:formula="of:=[.A1164]&gt;[.A11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72" calcext:value-type="float">
            <text:p>6472</text:p>
          </table:table-cell>
          <table:table-cell table:formula="of:=[.A1165]&gt;[.A11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73" calcext:value-type="float">
            <text:p>6473</text:p>
          </table:table-cell>
          <table:table-cell table:formula="of:=[.A1166]&gt;[.A11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90" calcext:value-type="float">
            <text:p>6490</text:p>
          </table:table-cell>
          <table:table-cell table:formula="of:=[.A1167]&gt;[.A11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91" calcext:value-type="float">
            <text:p>6491</text:p>
          </table:table-cell>
          <table:table-cell table:formula="of:=[.A1168]&gt;[.A11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92" calcext:value-type="float">
            <text:p>6492</text:p>
          </table:table-cell>
          <table:table-cell table:formula="of:=[.A1169]&gt;[.A11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97" calcext:value-type="float">
            <text:p>6497</text:p>
          </table:table-cell>
          <table:table-cell table:formula="of:=[.A1170]&gt;[.A11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22" calcext:value-type="float">
            <text:p>6522</text:p>
          </table:table-cell>
          <table:table-cell table:formula="of:=[.A1171]&gt;[.A11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23" calcext:value-type="float">
            <text:p>6523</text:p>
          </table:table-cell>
          <table:table-cell table:formula="of:=[.A1172]&gt;[.A11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24" calcext:value-type="float">
            <text:p>6524</text:p>
          </table:table-cell>
          <table:table-cell table:formula="of:=[.A1173]&gt;[.A11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19" calcext:value-type="float">
            <text:p>6519</text:p>
          </table:table-cell>
          <table:table-cell table:formula="of:=[.A1174]&gt;[.A11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520" calcext:value-type="float">
            <text:p>6520</text:p>
          </table:table-cell>
          <table:table-cell table:formula="of:=[.A1175]&gt;[.A11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21" calcext:value-type="float">
            <text:p>6521</text:p>
          </table:table-cell>
          <table:table-cell table:formula="of:=[.A1176]&gt;[.A11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25" calcext:value-type="float">
            <text:p>6525</text:p>
          </table:table-cell>
          <table:table-cell table:formula="of:=[.A1177]&gt;[.A11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30" calcext:value-type="float">
            <text:p>6530</text:p>
          </table:table-cell>
          <table:table-cell table:formula="of:=[.A1178]&gt;[.A11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31" calcext:value-type="float">
            <text:p>6531</text:p>
          </table:table-cell>
          <table:table-cell table:formula="of:=[.A1179]&gt;[.A11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34" calcext:value-type="float">
            <text:p>6534</text:p>
          </table:table-cell>
          <table:table-cell table:formula="of:=[.A1180]&gt;[.A11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35" calcext:value-type="float">
            <text:p>6535</text:p>
          </table:table-cell>
          <table:table-cell table:formula="of:=[.A1181]&gt;[.A11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43" calcext:value-type="float">
            <text:p>6543</text:p>
          </table:table-cell>
          <table:table-cell table:formula="of:=[.A1182]&gt;[.A11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52" calcext:value-type="float">
            <text:p>6552</text:p>
          </table:table-cell>
          <table:table-cell table:formula="of:=[.A1183]&gt;[.A11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58" calcext:value-type="float">
            <text:p>6558</text:p>
          </table:table-cell>
          <table:table-cell table:formula="of:=[.A1184]&gt;[.A11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84" calcext:value-type="float">
            <text:p>6584</text:p>
          </table:table-cell>
          <table:table-cell table:formula="of:=[.A1185]&gt;[.A11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86" calcext:value-type="float">
            <text:p>6586</text:p>
          </table:table-cell>
          <table:table-cell table:formula="of:=[.A1186]&gt;[.A11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87" calcext:value-type="float">
            <text:p>6587</text:p>
          </table:table-cell>
          <table:table-cell table:formula="of:=[.A1187]&gt;[.A11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88" calcext:value-type="float">
            <text:p>6588</text:p>
          </table:table-cell>
          <table:table-cell table:formula="of:=[.A1188]&gt;[.A11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06" calcext:value-type="float">
            <text:p>6606</text:p>
          </table:table-cell>
          <table:table-cell table:formula="of:=[.A1189]&gt;[.A11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14" calcext:value-type="float">
            <text:p>6614</text:p>
          </table:table-cell>
          <table:table-cell table:formula="of:=[.A1190]&gt;[.A11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18" calcext:value-type="float">
            <text:p>6618</text:p>
          </table:table-cell>
          <table:table-cell table:formula="of:=[.A1191]&gt;[.A11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46" calcext:value-type="float">
            <text:p>6646</text:p>
          </table:table-cell>
          <table:table-cell table:formula="of:=[.A1192]&gt;[.A11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50" calcext:value-type="float">
            <text:p>6650</text:p>
          </table:table-cell>
          <table:table-cell table:formula="of:=[.A1193]&gt;[.A11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51" calcext:value-type="float">
            <text:p>6651</text:p>
          </table:table-cell>
          <table:table-cell table:formula="of:=[.A1194]&gt;[.A11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54" calcext:value-type="float">
            <text:p>6654</text:p>
          </table:table-cell>
          <table:table-cell table:formula="of:=[.A1195]&gt;[.A11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77" calcext:value-type="float">
            <text:p>6677</text:p>
          </table:table-cell>
          <table:table-cell table:formula="of:=[.A1196]&gt;[.A11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63" calcext:value-type="float">
            <text:p>6663</text:p>
          </table:table-cell>
          <table:table-cell table:formula="of:=[.A1197]&gt;[.A119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665" calcext:value-type="float">
            <text:p>6665</text:p>
          </table:table-cell>
          <table:table-cell table:formula="of:=[.A1198]&gt;[.A11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76" calcext:value-type="float">
            <text:p>6676</text:p>
          </table:table-cell>
          <table:table-cell table:formula="of:=[.A1199]&gt;[.A11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55" calcext:value-type="float">
            <text:p>6655</text:p>
          </table:table-cell>
          <table:table-cell table:formula="of:=[.A1200]&gt;[.A119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653" calcext:value-type="float">
            <text:p>6653</text:p>
          </table:table-cell>
          <table:table-cell table:formula="of:=[.A1201]&gt;[.A120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655" calcext:value-type="float">
            <text:p>6655</text:p>
          </table:table-cell>
          <table:table-cell table:formula="of:=[.A1202]&gt;[.A12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65" calcext:value-type="float">
            <text:p>6665</text:p>
          </table:table-cell>
          <table:table-cell table:formula="of:=[.A1203]&gt;[.A12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67" calcext:value-type="float">
            <text:p>6667</text:p>
          </table:table-cell>
          <table:table-cell table:formula="of:=[.A1204]&gt;[.A12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82" calcext:value-type="float">
            <text:p>6682</text:p>
          </table:table-cell>
          <table:table-cell table:formula="of:=[.A1205]&gt;[.A12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92" calcext:value-type="float">
            <text:p>6692</text:p>
          </table:table-cell>
          <table:table-cell table:formula="of:=[.A1206]&gt;[.A12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03" calcext:value-type="float">
            <text:p>6703</text:p>
          </table:table-cell>
          <table:table-cell table:formula="of:=[.A1207]&gt;[.A12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04" calcext:value-type="float">
            <text:p>6704</text:p>
          </table:table-cell>
          <table:table-cell table:formula="of:=[.A1208]&gt;[.A12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07" calcext:value-type="float">
            <text:p>6707</text:p>
          </table:table-cell>
          <table:table-cell table:formula="of:=[.A1209]&gt;[.A12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15" calcext:value-type="float">
            <text:p>6715</text:p>
          </table:table-cell>
          <table:table-cell table:formula="of:=[.A1210]&gt;[.A12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19" calcext:value-type="float">
            <text:p>6719</text:p>
          </table:table-cell>
          <table:table-cell table:formula="of:=[.A1211]&gt;[.A12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30" calcext:value-type="float">
            <text:p>6730</text:p>
          </table:table-cell>
          <table:table-cell table:formula="of:=[.A1212]&gt;[.A12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31" calcext:value-type="float">
            <text:p>6731</text:p>
          </table:table-cell>
          <table:table-cell table:formula="of:=[.A1213]&gt;[.A12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33" calcext:value-type="float">
            <text:p>6733</text:p>
          </table:table-cell>
          <table:table-cell table:formula="of:=[.A1214]&gt;[.A12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43" calcext:value-type="float">
            <text:p>6743</text:p>
          </table:table-cell>
          <table:table-cell table:formula="of:=[.A1215]&gt;[.A12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47" calcext:value-type="float">
            <text:p>6747</text:p>
          </table:table-cell>
          <table:table-cell table:formula="of:=[.A1216]&gt;[.A12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48" calcext:value-type="float">
            <text:p>6748</text:p>
          </table:table-cell>
          <table:table-cell table:formula="of:=[.A1217]&gt;[.A12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50" calcext:value-type="float">
            <text:p>6750</text:p>
          </table:table-cell>
          <table:table-cell table:formula="of:=[.A1218]&gt;[.A12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59" calcext:value-type="float">
            <text:p>6759</text:p>
          </table:table-cell>
          <table:table-cell table:formula="of:=[.A1219]&gt;[.A12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71" calcext:value-type="float">
            <text:p>6771</text:p>
          </table:table-cell>
          <table:table-cell table:formula="of:=[.A1220]&gt;[.A12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72" calcext:value-type="float">
            <text:p>6772</text:p>
          </table:table-cell>
          <table:table-cell table:formula="of:=[.A1221]&gt;[.A12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76" calcext:value-type="float">
            <text:p>6776</text:p>
          </table:table-cell>
          <table:table-cell table:formula="of:=[.A1222]&gt;[.A12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75" calcext:value-type="float">
            <text:p>6775</text:p>
          </table:table-cell>
          <table:table-cell table:formula="of:=[.A1223]&gt;[.A12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776" calcext:value-type="float">
            <text:p>6776</text:p>
          </table:table-cell>
          <table:table-cell table:formula="of:=[.A1224]&gt;[.A12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82" calcext:value-type="float">
            <text:p>6782</text:p>
          </table:table-cell>
          <table:table-cell table:formula="of:=[.A1225]&gt;[.A12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85" calcext:value-type="float">
            <text:p>6785</text:p>
          </table:table-cell>
          <table:table-cell table:formula="of:=[.A1226]&gt;[.A12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812" calcext:value-type="float">
            <text:p>6812</text:p>
          </table:table-cell>
          <table:table-cell table:formula="of:=[.A1227]&gt;[.A12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841" calcext:value-type="float">
            <text:p>6841</text:p>
          </table:table-cell>
          <table:table-cell table:formula="of:=[.A1228]&gt;[.A12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858" calcext:value-type="float">
            <text:p>6858</text:p>
          </table:table-cell>
          <table:table-cell table:formula="of:=[.A1229]&gt;[.A12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860" calcext:value-type="float">
            <text:p>6860</text:p>
          </table:table-cell>
          <table:table-cell table:formula="of:=[.A1230]&gt;[.A12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859" calcext:value-type="float">
            <text:p>6859</text:p>
          </table:table-cell>
          <table:table-cell table:formula="of:=[.A1231]&gt;[.A123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877" calcext:value-type="float">
            <text:p>6877</text:p>
          </table:table-cell>
          <table:table-cell table:formula="of:=[.A1232]&gt;[.A12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886" calcext:value-type="float">
            <text:p>6886</text:p>
          </table:table-cell>
          <table:table-cell table:formula="of:=[.A1233]&gt;[.A12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895" calcext:value-type="float">
            <text:p>6895</text:p>
          </table:table-cell>
          <table:table-cell table:formula="of:=[.A1234]&gt;[.A12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14" calcext:value-type="float">
            <text:p>6914</text:p>
          </table:table-cell>
          <table:table-cell table:formula="of:=[.A1235]&gt;[.A12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19" calcext:value-type="float">
            <text:p>6919</text:p>
          </table:table-cell>
          <table:table-cell table:formula="of:=[.A1236]&gt;[.A12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22" calcext:value-type="float">
            <text:p>6922</text:p>
          </table:table-cell>
          <table:table-cell table:formula="of:=[.A1237]&gt;[.A12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24" calcext:value-type="float">
            <text:p>6924</text:p>
          </table:table-cell>
          <table:table-cell table:formula="of:=[.A1238]&gt;[.A12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33" calcext:value-type="float">
            <text:p>6933</text:p>
          </table:table-cell>
          <table:table-cell table:formula="of:=[.A1239]&gt;[.A12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35" calcext:value-type="float">
            <text:p>6935</text:p>
          </table:table-cell>
          <table:table-cell table:formula="of:=[.A1240]&gt;[.A12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36" calcext:value-type="float">
            <text:p>6936</text:p>
          </table:table-cell>
          <table:table-cell table:formula="of:=[.A1241]&gt;[.A12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37" calcext:value-type="float">
            <text:p>6937</text:p>
          </table:table-cell>
          <table:table-cell table:formula="of:=[.A1242]&gt;[.A12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38" calcext:value-type="float">
            <text:p>6938</text:p>
          </table:table-cell>
          <table:table-cell table:formula="of:=[.A1243]&gt;[.A12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52" calcext:value-type="float">
            <text:p>6952</text:p>
          </table:table-cell>
          <table:table-cell table:formula="of:=[.A1244]&gt;[.A12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62" calcext:value-type="float">
            <text:p>6962</text:p>
          </table:table-cell>
          <table:table-cell table:formula="of:=[.A1245]&gt;[.A12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65" calcext:value-type="float">
            <text:p>6965</text:p>
          </table:table-cell>
          <table:table-cell table:formula="of:=[.A1246]&gt;[.A12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84" calcext:value-type="float">
            <text:p>6984</text:p>
          </table:table-cell>
          <table:table-cell table:formula="of:=[.A1247]&gt;[.A12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87" calcext:value-type="float">
            <text:p>6987</text:p>
          </table:table-cell>
          <table:table-cell table:formula="of:=[.A1248]&gt;[.A12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86" calcext:value-type="float">
            <text:p>6986</text:p>
          </table:table-cell>
          <table:table-cell table:formula="of:=[.A1249]&gt;[.A124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985" calcext:value-type="float">
            <text:p>6985</text:p>
          </table:table-cell>
          <table:table-cell table:formula="of:=[.A1250]&gt;[.A124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977" calcext:value-type="float">
            <text:p>6977</text:p>
          </table:table-cell>
          <table:table-cell table:formula="of:=[.A1251]&gt;[.A125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967" calcext:value-type="float">
            <text:p>6967</text:p>
          </table:table-cell>
          <table:table-cell table:formula="of:=[.A1252]&gt;[.A12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968" calcext:value-type="float">
            <text:p>6968</text:p>
          </table:table-cell>
          <table:table-cell table:formula="of:=[.A1253]&gt;[.A12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66" calcext:value-type="float">
            <text:p>6966</text:p>
          </table:table-cell>
          <table:table-cell table:formula="of:=[.A1254]&gt;[.A12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980" calcext:value-type="float">
            <text:p>6980</text:p>
          </table:table-cell>
          <table:table-cell table:formula="of:=[.A1255]&gt;[.A12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97" calcext:value-type="float">
            <text:p>6997</text:p>
          </table:table-cell>
          <table:table-cell table:formula="of:=[.A1256]&gt;[.A12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94" calcext:value-type="float">
            <text:p>6994</text:p>
          </table:table-cell>
          <table:table-cell table:formula="of:=[.A1257]&gt;[.A125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002" calcext:value-type="float">
            <text:p>7002</text:p>
          </table:table-cell>
          <table:table-cell table:formula="of:=[.A1258]&gt;[.A12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08" calcext:value-type="float">
            <text:p>7008</text:p>
          </table:table-cell>
          <table:table-cell table:formula="of:=[.A1259]&gt;[.A12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[.A1260]&gt;[.A125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975" calcext:value-type="float">
            <text:p>6975</text:p>
          </table:table-cell>
          <table:table-cell table:formula="of:=[.A1261]&gt;[.A126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009" calcext:value-type="float">
            <text:p>7009</text:p>
          </table:table-cell>
          <table:table-cell table:formula="of:=[.A1262]&gt;[.A12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14" calcext:value-type="float">
            <text:p>7014</text:p>
          </table:table-cell>
          <table:table-cell table:formula="of:=[.A1263]&gt;[.A12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15" calcext:value-type="float">
            <text:p>7015</text:p>
          </table:table-cell>
          <table:table-cell table:formula="of:=[.A1264]&gt;[.A12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26" calcext:value-type="float">
            <text:p>7026</text:p>
          </table:table-cell>
          <table:table-cell table:formula="of:=[.A1265]&gt;[.A12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27" calcext:value-type="float">
            <text:p>7027</text:p>
          </table:table-cell>
          <table:table-cell table:formula="of:=[.A1266]&gt;[.A12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34" calcext:value-type="float">
            <text:p>7034</text:p>
          </table:table-cell>
          <table:table-cell table:formula="of:=[.A1267]&gt;[.A12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36" calcext:value-type="float">
            <text:p>7036</text:p>
          </table:table-cell>
          <table:table-cell table:formula="of:=[.A1268]&gt;[.A12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41" calcext:value-type="float">
            <text:p>7041</text:p>
          </table:table-cell>
          <table:table-cell table:formula="of:=[.A1269]&gt;[.A12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40" calcext:value-type="float">
            <text:p>7040</text:p>
          </table:table-cell>
          <table:table-cell table:formula="of:=[.A1270]&gt;[.A126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041" calcext:value-type="float">
            <text:p>7041</text:p>
          </table:table-cell>
          <table:table-cell table:formula="of:=[.A1271]&gt;[.A12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45" calcext:value-type="float">
            <text:p>7045</text:p>
          </table:table-cell>
          <table:table-cell table:formula="of:=[.A1272]&gt;[.A12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48" calcext:value-type="float">
            <text:p>7048</text:p>
          </table:table-cell>
          <table:table-cell table:formula="of:=[.A1273]&gt;[.A12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65" calcext:value-type="float">
            <text:p>7065</text:p>
          </table:table-cell>
          <table:table-cell table:formula="of:=[.A1274]&gt;[.A12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74" calcext:value-type="float">
            <text:p>7074</text:p>
          </table:table-cell>
          <table:table-cell table:formula="of:=[.A1275]&gt;[.A12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75" calcext:value-type="float">
            <text:p>7075</text:p>
          </table:table-cell>
          <table:table-cell table:formula="of:=[.A1276]&gt;[.A12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82" calcext:value-type="float">
            <text:p>7082</text:p>
          </table:table-cell>
          <table:table-cell table:formula="of:=[.A1277]&gt;[.A12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87" calcext:value-type="float">
            <text:p>7087</text:p>
          </table:table-cell>
          <table:table-cell table:formula="of:=[.A1278]&gt;[.A12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92" calcext:value-type="float">
            <text:p>7092</text:p>
          </table:table-cell>
          <table:table-cell table:formula="of:=[.A1279]&gt;[.A12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98" calcext:value-type="float">
            <text:p>7098</text:p>
          </table:table-cell>
          <table:table-cell table:formula="of:=[.A1280]&gt;[.A12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97" calcext:value-type="float">
            <text:p>7097</text:p>
          </table:table-cell>
          <table:table-cell table:formula="of:=[.A1281]&gt;[.A128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111" calcext:value-type="float">
            <text:p>7111</text:p>
          </table:table-cell>
          <table:table-cell table:formula="of:=[.A1282]&gt;[.A12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27" calcext:value-type="float">
            <text:p>7127</text:p>
          </table:table-cell>
          <table:table-cell table:formula="of:=[.A1283]&gt;[.A12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24" calcext:value-type="float">
            <text:p>7124</text:p>
          </table:table-cell>
          <table:table-cell table:formula="of:=[.A1284]&gt;[.A12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135" calcext:value-type="float">
            <text:p>7135</text:p>
          </table:table-cell>
          <table:table-cell table:formula="of:=[.A1285]&gt;[.A12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36" calcext:value-type="float">
            <text:p>7136</text:p>
          </table:table-cell>
          <table:table-cell table:formula="of:=[.A1286]&gt;[.A12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37" calcext:value-type="float">
            <text:p>7137</text:p>
          </table:table-cell>
          <table:table-cell table:formula="of:=[.A1287]&gt;[.A12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40" calcext:value-type="float">
            <text:p>7140</text:p>
          </table:table-cell>
          <table:table-cell table:formula="of:=[.A1288]&gt;[.A12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53" calcext:value-type="float">
            <text:p>7153</text:p>
          </table:table-cell>
          <table:table-cell table:formula="of:=[.A1289]&gt;[.A12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56" calcext:value-type="float">
            <text:p>7156</text:p>
          </table:table-cell>
          <table:table-cell table:formula="of:=[.A1290]&gt;[.A12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58" calcext:value-type="float">
            <text:p>7158</text:p>
          </table:table-cell>
          <table:table-cell table:formula="of:=[.A1291]&gt;[.A12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74" calcext:value-type="float">
            <text:p>7174</text:p>
          </table:table-cell>
          <table:table-cell table:formula="of:=[.A1292]&gt;[.A12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76" calcext:value-type="float">
            <text:p>7176</text:p>
          </table:table-cell>
          <table:table-cell table:formula="of:=[.A1293]&gt;[.A12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77" calcext:value-type="float">
            <text:p>7177</text:p>
          </table:table-cell>
          <table:table-cell table:formula="of:=[.A1294]&gt;[.A12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63" calcext:value-type="float">
            <text:p>7163</text:p>
          </table:table-cell>
          <table:table-cell table:formula="of:=[.A1295]&gt;[.A12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166" calcext:value-type="float">
            <text:p>7166</text:p>
          </table:table-cell>
          <table:table-cell table:formula="of:=[.A1296]&gt;[.A12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59" calcext:value-type="float">
            <text:p>7159</text:p>
          </table:table-cell>
          <table:table-cell table:formula="of:=[.A1297]&gt;[.A129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157" calcext:value-type="float">
            <text:p>7157</text:p>
          </table:table-cell>
          <table:table-cell table:formula="of:=[.A1298]&gt;[.A129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158" calcext:value-type="float">
            <text:p>7158</text:p>
          </table:table-cell>
          <table:table-cell table:formula="of:=[.A1299]&gt;[.A12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64" calcext:value-type="float">
            <text:p>7164</text:p>
          </table:table-cell>
          <table:table-cell table:formula="of:=[.A1300]&gt;[.A12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65" calcext:value-type="float">
            <text:p>7165</text:p>
          </table:table-cell>
          <table:table-cell table:formula="of:=[.A1301]&gt;[.A13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72" calcext:value-type="float">
            <text:p>7172</text:p>
          </table:table-cell>
          <table:table-cell table:formula="of:=[.A1302]&gt;[.A13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90" calcext:value-type="float">
            <text:p>7190</text:p>
          </table:table-cell>
          <table:table-cell table:formula="of:=[.A1303]&gt;[.A13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94" calcext:value-type="float">
            <text:p>7194</text:p>
          </table:table-cell>
          <table:table-cell table:formula="of:=[.A1304]&gt;[.A13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99" calcext:value-type="float">
            <text:p>7199</text:p>
          </table:table-cell>
          <table:table-cell table:formula="of:=[.A1305]&gt;[.A13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00" calcext:value-type="float">
            <text:p>7200</text:p>
          </table:table-cell>
          <table:table-cell table:formula="of:=[.A1306]&gt;[.A13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05" calcext:value-type="float">
            <text:p>7205</text:p>
          </table:table-cell>
          <table:table-cell table:formula="of:=[.A1307]&gt;[.A13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08" calcext:value-type="float">
            <text:p>7208</text:p>
          </table:table-cell>
          <table:table-cell table:formula="of:=[.A1308]&gt;[.A13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07" calcext:value-type="float">
            <text:p>7207</text:p>
          </table:table-cell>
          <table:table-cell table:formula="of:=[.A1309]&gt;[.A130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222" calcext:value-type="float">
            <text:p>7222</text:p>
          </table:table-cell>
          <table:table-cell table:formula="of:=[.A1310]&gt;[.A13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27" calcext:value-type="float">
            <text:p>7227</text:p>
          </table:table-cell>
          <table:table-cell table:formula="of:=[.A1311]&gt;[.A13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44" calcext:value-type="float">
            <text:p>7244</text:p>
          </table:table-cell>
          <table:table-cell table:formula="of:=[.A1312]&gt;[.A13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49" calcext:value-type="float">
            <text:p>7249</text:p>
          </table:table-cell>
          <table:table-cell table:formula="of:=[.A1313]&gt;[.A13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71" calcext:value-type="float">
            <text:p>7271</text:p>
          </table:table-cell>
          <table:table-cell table:formula="of:=[.A1314]&gt;[.A13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72" calcext:value-type="float">
            <text:p>7272</text:p>
          </table:table-cell>
          <table:table-cell table:formula="of:=[.A1315]&gt;[.A13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73" calcext:value-type="float">
            <text:p>7273</text:p>
          </table:table-cell>
          <table:table-cell table:formula="of:=[.A1316]&gt;[.A13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74" calcext:value-type="float">
            <text:p>7274</text:p>
          </table:table-cell>
          <table:table-cell table:formula="of:=[.A1317]&gt;[.A13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81" calcext:value-type="float">
            <text:p>7281</text:p>
          </table:table-cell>
          <table:table-cell table:formula="of:=[.A1318]&gt;[.A13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86" calcext:value-type="float">
            <text:p>7286</text:p>
          </table:table-cell>
          <table:table-cell table:formula="of:=[.A1319]&gt;[.A13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88" calcext:value-type="float">
            <text:p>7288</text:p>
          </table:table-cell>
          <table:table-cell table:formula="of:=[.A1320]&gt;[.A13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14" calcext:value-type="float">
            <text:p>7314</text:p>
          </table:table-cell>
          <table:table-cell table:formula="of:=[.A1321]&gt;[.A13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15" calcext:value-type="float">
            <text:p>7315</text:p>
          </table:table-cell>
          <table:table-cell table:formula="of:=[.A1322]&gt;[.A13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17" calcext:value-type="float">
            <text:p>7317</text:p>
          </table:table-cell>
          <table:table-cell table:formula="of:=[.A1323]&gt;[.A13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18" calcext:value-type="float">
            <text:p>7318</text:p>
          </table:table-cell>
          <table:table-cell table:formula="of:=[.A1324]&gt;[.A13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19" calcext:value-type="float">
            <text:p>7319</text:p>
          </table:table-cell>
          <table:table-cell table:formula="of:=[.A1325]&gt;[.A13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04" calcext:value-type="float">
            <text:p>7304</text:p>
          </table:table-cell>
          <table:table-cell table:formula="of:=[.A1326]&gt;[.A13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307" calcext:value-type="float">
            <text:p>7307</text:p>
          </table:table-cell>
          <table:table-cell table:formula="of:=[.A1327]&gt;[.A13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08" calcext:value-type="float">
            <text:p>7308</text:p>
          </table:table-cell>
          <table:table-cell table:formula="of:=[.A1328]&gt;[.A13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09" calcext:value-type="float">
            <text:p>7309</text:p>
          </table:table-cell>
          <table:table-cell table:formula="of:=[.A1329]&gt;[.A13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12" calcext:value-type="float">
            <text:p>7312</text:p>
          </table:table-cell>
          <table:table-cell table:formula="of:=[.A1330]&gt;[.A13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19" calcext:value-type="float">
            <text:p>7319</text:p>
          </table:table-cell>
          <table:table-cell table:formula="of:=[.A1331]&gt;[.A13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22" calcext:value-type="float">
            <text:p>7322</text:p>
          </table:table-cell>
          <table:table-cell table:formula="of:=[.A1332]&gt;[.A13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37" calcext:value-type="float">
            <text:p>7337</text:p>
          </table:table-cell>
          <table:table-cell table:formula="of:=[.A1333]&gt;[.A13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38" calcext:value-type="float">
            <text:p>7338</text:p>
          </table:table-cell>
          <table:table-cell table:formula="of:=[.A1334]&gt;[.A13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45" calcext:value-type="float">
            <text:p>7345</text:p>
          </table:table-cell>
          <table:table-cell table:formula="of:=[.A1335]&gt;[.A13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46" calcext:value-type="float">
            <text:p>7346</text:p>
          </table:table-cell>
          <table:table-cell table:formula="of:=[.A1336]&gt;[.A13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50" calcext:value-type="float">
            <text:p>7350</text:p>
          </table:table-cell>
          <table:table-cell table:formula="of:=[.A1337]&gt;[.A13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60" calcext:value-type="float">
            <text:p>7360</text:p>
          </table:table-cell>
          <table:table-cell table:formula="of:=[.A1338]&gt;[.A13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61" calcext:value-type="float">
            <text:p>7361</text:p>
          </table:table-cell>
          <table:table-cell table:formula="of:=[.A1339]&gt;[.A13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62" calcext:value-type="float">
            <text:p>7362</text:p>
          </table:table-cell>
          <table:table-cell table:formula="of:=[.A1340]&gt;[.A13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60" calcext:value-type="float">
            <text:p>7360</text:p>
          </table:table-cell>
          <table:table-cell table:formula="of:=[.A1341]&gt;[.A134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395" calcext:value-type="float">
            <text:p>7395</text:p>
          </table:table-cell>
          <table:table-cell table:formula="of:=[.A1342]&gt;[.A13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00" calcext:value-type="float">
            <text:p>7400</text:p>
          </table:table-cell>
          <table:table-cell table:formula="of:=[.A1343]&gt;[.A13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04" calcext:value-type="float">
            <text:p>7404</text:p>
          </table:table-cell>
          <table:table-cell table:formula="of:=[.A1344]&gt;[.A13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05" calcext:value-type="float">
            <text:p>7405</text:p>
          </table:table-cell>
          <table:table-cell table:formula="of:=[.A1345]&gt;[.A13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07" calcext:value-type="float">
            <text:p>7407</text:p>
          </table:table-cell>
          <table:table-cell table:formula="of:=[.A1346]&gt;[.A13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06" calcext:value-type="float">
            <text:p>7406</text:p>
          </table:table-cell>
          <table:table-cell table:formula="of:=[.A1347]&gt;[.A134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411" calcext:value-type="float">
            <text:p>7411</text:p>
          </table:table-cell>
          <table:table-cell table:formula="of:=[.A1348]&gt;[.A13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20" calcext:value-type="float">
            <text:p>7420</text:p>
          </table:table-cell>
          <table:table-cell table:formula="of:=[.A1349]&gt;[.A13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35" calcext:value-type="float">
            <text:p>7435</text:p>
          </table:table-cell>
          <table:table-cell table:formula="of:=[.A1350]&gt;[.A13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40" calcext:value-type="float">
            <text:p>7440</text:p>
          </table:table-cell>
          <table:table-cell table:formula="of:=[.A1351]&gt;[.A13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42" calcext:value-type="float">
            <text:p>7442</text:p>
          </table:table-cell>
          <table:table-cell table:formula="of:=[.A1352]&gt;[.A13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46" calcext:value-type="float">
            <text:p>7446</text:p>
          </table:table-cell>
          <table:table-cell table:formula="of:=[.A1353]&gt;[.A13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53" calcext:value-type="float">
            <text:p>7453</text:p>
          </table:table-cell>
          <table:table-cell table:formula="of:=[.A1354]&gt;[.A13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46" calcext:value-type="float">
            <text:p>7446</text:p>
          </table:table-cell>
          <table:table-cell table:formula="of:=[.A1355]&gt;[.A13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448" calcext:value-type="float">
            <text:p>7448</text:p>
          </table:table-cell>
          <table:table-cell table:formula="of:=[.A1356]&gt;[.A13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67" calcext:value-type="float">
            <text:p>7467</text:p>
          </table:table-cell>
          <table:table-cell table:formula="of:=[.A1357]&gt;[.A13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71" calcext:value-type="float">
            <text:p>7471</text:p>
          </table:table-cell>
          <table:table-cell table:formula="of:=[.A1358]&gt;[.A13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69" calcext:value-type="float">
            <text:p>7469</text:p>
          </table:table-cell>
          <table:table-cell table:formula="of:=[.A1359]&gt;[.A135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470" calcext:value-type="float">
            <text:p>7470</text:p>
          </table:table-cell>
          <table:table-cell table:formula="of:=[.A1360]&gt;[.A13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82" calcext:value-type="float">
            <text:p>7482</text:p>
          </table:table-cell>
          <table:table-cell table:formula="of:=[.A1361]&gt;[.A13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85" calcext:value-type="float">
            <text:p>7485</text:p>
          </table:table-cell>
          <table:table-cell table:formula="of:=[.A1362]&gt;[.A13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92" calcext:value-type="float">
            <text:p>7492</text:p>
          </table:table-cell>
          <table:table-cell table:formula="of:=[.A1363]&gt;[.A13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88" calcext:value-type="float">
            <text:p>7488</text:p>
          </table:table-cell>
          <table:table-cell table:formula="of:=[.A1364]&gt;[.A13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489" calcext:value-type="float">
            <text:p>7489</text:p>
          </table:table-cell>
          <table:table-cell table:formula="of:=[.A1365]&gt;[.A13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92" calcext:value-type="float">
            <text:p>7492</text:p>
          </table:table-cell>
          <table:table-cell table:formula="of:=[.A1366]&gt;[.A13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93" calcext:value-type="float">
            <text:p>7493</text:p>
          </table:table-cell>
          <table:table-cell table:formula="of:=[.A1367]&gt;[.A13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94" calcext:value-type="float">
            <text:p>7494</text:p>
          </table:table-cell>
          <table:table-cell table:formula="of:=[.A1368]&gt;[.A13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97" calcext:value-type="float">
            <text:p>7497</text:p>
          </table:table-cell>
          <table:table-cell table:formula="of:=[.A1369]&gt;[.A13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04" calcext:value-type="float">
            <text:p>7504</text:p>
          </table:table-cell>
          <table:table-cell table:formula="of:=[.A1370]&gt;[.A13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20" calcext:value-type="float">
            <text:p>7520</text:p>
          </table:table-cell>
          <table:table-cell table:formula="of:=[.A1371]&gt;[.A13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25" calcext:value-type="float">
            <text:p>7525</text:p>
          </table:table-cell>
          <table:table-cell table:formula="of:=[.A1372]&gt;[.A13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47" calcext:value-type="float">
            <text:p>7547</text:p>
          </table:table-cell>
          <table:table-cell table:formula="of:=[.A1373]&gt;[.A13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54" calcext:value-type="float">
            <text:p>7554</text:p>
          </table:table-cell>
          <table:table-cell table:formula="of:=[.A1374]&gt;[.A13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43" calcext:value-type="float">
            <text:p>7543</text:p>
          </table:table-cell>
          <table:table-cell table:formula="of:=[.A1375]&gt;[.A13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53" calcext:value-type="float">
            <text:p>7553</text:p>
          </table:table-cell>
          <table:table-cell table:formula="of:=[.A1376]&gt;[.A13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60" calcext:value-type="float">
            <text:p>7560</text:p>
          </table:table-cell>
          <table:table-cell table:formula="of:=[.A1377]&gt;[.A13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61" calcext:value-type="float">
            <text:p>7561</text:p>
          </table:table-cell>
          <table:table-cell table:formula="of:=[.A1378]&gt;[.A13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77" calcext:value-type="float">
            <text:p>7577</text:p>
          </table:table-cell>
          <table:table-cell table:formula="of:=[.A1379]&gt;[.A13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89" calcext:value-type="float">
            <text:p>7589</text:p>
          </table:table-cell>
          <table:table-cell table:formula="of:=[.A1380]&gt;[.A13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91" calcext:value-type="float">
            <text:p>7591</text:p>
          </table:table-cell>
          <table:table-cell table:formula="of:=[.A1381]&gt;[.A13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93" calcext:value-type="float">
            <text:p>7593</text:p>
          </table:table-cell>
          <table:table-cell table:formula="of:=[.A1382]&gt;[.A13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87" calcext:value-type="float">
            <text:p>7587</text:p>
          </table:table-cell>
          <table:table-cell table:formula="of:=[.A1383]&gt;[.A13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96" calcext:value-type="float">
            <text:p>7596</text:p>
          </table:table-cell>
          <table:table-cell table:formula="of:=[.A1384]&gt;[.A13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97" calcext:value-type="float">
            <text:p>7597</text:p>
          </table:table-cell>
          <table:table-cell table:formula="of:=[.A1385]&gt;[.A13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84" calcext:value-type="float">
            <text:p>7584</text:p>
          </table:table-cell>
          <table:table-cell table:formula="of:=[.A1386]&gt;[.A13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90" calcext:value-type="float">
            <text:p>7590</text:p>
          </table:table-cell>
          <table:table-cell table:formula="of:=[.A1387]&gt;[.A13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91" calcext:value-type="float">
            <text:p>7591</text:p>
          </table:table-cell>
          <table:table-cell table:formula="of:=[.A1388]&gt;[.A13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99" calcext:value-type="float">
            <text:p>7599</text:p>
          </table:table-cell>
          <table:table-cell table:formula="of:=[.A1389]&gt;[.A13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26" calcext:value-type="float">
            <text:p>7626</text:p>
          </table:table-cell>
          <table:table-cell table:formula="of:=[.A1390]&gt;[.A13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27" calcext:value-type="float">
            <text:p>7627</text:p>
          </table:table-cell>
          <table:table-cell table:formula="of:=[.A1391]&gt;[.A13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28" calcext:value-type="float">
            <text:p>7628</text:p>
          </table:table-cell>
          <table:table-cell table:formula="of:=[.A1392]&gt;[.A13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30" calcext:value-type="float">
            <text:p>7630</text:p>
          </table:table-cell>
          <table:table-cell table:formula="of:=[.A1393]&gt;[.A13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45" calcext:value-type="float">
            <text:p>7645</text:p>
          </table:table-cell>
          <table:table-cell table:formula="of:=[.A1394]&gt;[.A13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39" calcext:value-type="float">
            <text:p>7639</text:p>
          </table:table-cell>
          <table:table-cell table:formula="of:=[.A1395]&gt;[.A13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645" calcext:value-type="float">
            <text:p>7645</text:p>
          </table:table-cell>
          <table:table-cell table:formula="of:=[.A1396]&gt;[.A13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52" calcext:value-type="float">
            <text:p>7652</text:p>
          </table:table-cell>
          <table:table-cell table:formula="of:=[.A1397]&gt;[.A13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57" calcext:value-type="float">
            <text:p>7657</text:p>
          </table:table-cell>
          <table:table-cell table:formula="of:=[.A1398]&gt;[.A13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62" calcext:value-type="float">
            <text:p>7662</text:p>
          </table:table-cell>
          <table:table-cell table:formula="of:=[.A1399]&gt;[.A13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64" calcext:value-type="float">
            <text:p>7664</text:p>
          </table:table-cell>
          <table:table-cell table:formula="of:=[.A1400]&gt;[.A13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74" calcext:value-type="float">
            <text:p>7674</text:p>
          </table:table-cell>
          <table:table-cell table:formula="of:=[.A1401]&gt;[.A14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80" calcext:value-type="float">
            <text:p>7680</text:p>
          </table:table-cell>
          <table:table-cell table:formula="of:=[.A1402]&gt;[.A14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81" calcext:value-type="float">
            <text:p>7681</text:p>
          </table:table-cell>
          <table:table-cell table:formula="of:=[.A1403]&gt;[.A14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94" calcext:value-type="float">
            <text:p>7694</text:p>
          </table:table-cell>
          <table:table-cell table:formula="of:=[.A1404]&gt;[.A14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98" calcext:value-type="float">
            <text:p>7698</text:p>
          </table:table-cell>
          <table:table-cell table:formula="of:=[.A1405]&gt;[.A14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16" calcext:value-type="float">
            <text:p>7716</text:p>
          </table:table-cell>
          <table:table-cell table:formula="of:=[.A1406]&gt;[.A14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04" calcext:value-type="float">
            <text:p>7704</text:p>
          </table:table-cell>
          <table:table-cell table:formula="of:=[.A1407]&gt;[.A140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05" calcext:value-type="float">
            <text:p>7705</text:p>
          </table:table-cell>
          <table:table-cell table:formula="of:=[.A1408]&gt;[.A14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06" calcext:value-type="float">
            <text:p>7706</text:p>
          </table:table-cell>
          <table:table-cell table:formula="of:=[.A1409]&gt;[.A14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08" calcext:value-type="float">
            <text:p>7708</text:p>
          </table:table-cell>
          <table:table-cell table:formula="of:=[.A1410]&gt;[.A14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12" calcext:value-type="float">
            <text:p>7712</text:p>
          </table:table-cell>
          <table:table-cell table:formula="of:=[.A1411]&gt;[.A14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16" calcext:value-type="float">
            <text:p>7716</text:p>
          </table:table-cell>
          <table:table-cell table:formula="of:=[.A1412]&gt;[.A14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15" calcext:value-type="float">
            <text:p>7715</text:p>
          </table:table-cell>
          <table:table-cell table:formula="of:=[.A1413]&gt;[.A14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17" calcext:value-type="float">
            <text:p>7717</text:p>
          </table:table-cell>
          <table:table-cell table:formula="of:=[.A1414]&gt;[.A14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22" calcext:value-type="float">
            <text:p>7722</text:p>
          </table:table-cell>
          <table:table-cell table:formula="of:=[.A1415]&gt;[.A14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23" calcext:value-type="float">
            <text:p>7723</text:p>
          </table:table-cell>
          <table:table-cell table:formula="of:=[.A1416]&gt;[.A14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28" calcext:value-type="float">
            <text:p>7728</text:p>
          </table:table-cell>
          <table:table-cell table:formula="of:=[.A1417]&gt;[.A14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21" calcext:value-type="float">
            <text:p>7721</text:p>
          </table:table-cell>
          <table:table-cell table:formula="of:=[.A1418]&gt;[.A141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22" calcext:value-type="float">
            <text:p>7722</text:p>
          </table:table-cell>
          <table:table-cell table:formula="of:=[.A1419]&gt;[.A14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24" calcext:value-type="float">
            <text:p>7724</text:p>
          </table:table-cell>
          <table:table-cell table:formula="of:=[.A1420]&gt;[.A14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27" calcext:value-type="float">
            <text:p>7727</text:p>
          </table:table-cell>
          <table:table-cell table:formula="of:=[.A1421]&gt;[.A14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35" calcext:value-type="float">
            <text:p>7735</text:p>
          </table:table-cell>
          <table:table-cell table:formula="of:=[.A1422]&gt;[.A14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37" calcext:value-type="float">
            <text:p>7737</text:p>
          </table:table-cell>
          <table:table-cell table:formula="of:=[.A1423]&gt;[.A14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25" calcext:value-type="float">
            <text:p>7725</text:p>
          </table:table-cell>
          <table:table-cell table:formula="of:=[.A1424]&gt;[.A14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46" calcext:value-type="float">
            <text:p>7746</text:p>
          </table:table-cell>
          <table:table-cell table:formula="of:=[.A1425]&gt;[.A14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47" calcext:value-type="float">
            <text:p>7747</text:p>
          </table:table-cell>
          <table:table-cell table:formula="of:=[.A1426]&gt;[.A14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50" calcext:value-type="float">
            <text:p>7750</text:p>
          </table:table-cell>
          <table:table-cell table:formula="of:=[.A1427]&gt;[.A14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61" calcext:value-type="float">
            <text:p>7761</text:p>
          </table:table-cell>
          <table:table-cell table:formula="of:=[.A1428]&gt;[.A14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62" calcext:value-type="float">
            <text:p>7762</text:p>
          </table:table-cell>
          <table:table-cell table:formula="of:=[.A1429]&gt;[.A14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65" calcext:value-type="float">
            <text:p>7765</text:p>
          </table:table-cell>
          <table:table-cell table:formula="of:=[.A1430]&gt;[.A14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77" calcext:value-type="float">
            <text:p>7777</text:p>
          </table:table-cell>
          <table:table-cell table:formula="of:=[.A1431]&gt;[.A14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80" calcext:value-type="float">
            <text:p>7780</text:p>
          </table:table-cell>
          <table:table-cell table:formula="of:=[.A1432]&gt;[.A14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76" calcext:value-type="float">
            <text:p>7776</text:p>
          </table:table-cell>
          <table:table-cell table:formula="of:=[.A1433]&gt;[.A14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77" calcext:value-type="float">
            <text:p>7777</text:p>
          </table:table-cell>
          <table:table-cell table:formula="of:=[.A1434]&gt;[.A14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78" calcext:value-type="float">
            <text:p>7778</text:p>
          </table:table-cell>
          <table:table-cell table:formula="of:=[.A1435]&gt;[.A14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59" calcext:value-type="float">
            <text:p>7759</text:p>
          </table:table-cell>
          <table:table-cell table:formula="of:=[.A1436]&gt;[.A14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69" calcext:value-type="float">
            <text:p>7769</text:p>
          </table:table-cell>
          <table:table-cell table:formula="of:=[.A1437]&gt;[.A14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70" calcext:value-type="float">
            <text:p>7770</text:p>
          </table:table-cell>
          <table:table-cell table:formula="of:=[.A1438]&gt;[.A14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87" calcext:value-type="float">
            <text:p>7787</text:p>
          </table:table-cell>
          <table:table-cell table:formula="of:=[.A1439]&gt;[.A14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97" calcext:value-type="float">
            <text:p>7797</text:p>
          </table:table-cell>
          <table:table-cell table:formula="of:=[.A1440]&gt;[.A14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98" calcext:value-type="float">
            <text:p>7798</text:p>
          </table:table-cell>
          <table:table-cell table:formula="of:=[.A1441]&gt;[.A14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04" calcext:value-type="float">
            <text:p>7804</text:p>
          </table:table-cell>
          <table:table-cell table:formula="of:=[.A1442]&gt;[.A14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03" calcext:value-type="float">
            <text:p>7803</text:p>
          </table:table-cell>
          <table:table-cell table:formula="of:=[.A1443]&gt;[.A14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804" calcext:value-type="float">
            <text:p>7804</text:p>
          </table:table-cell>
          <table:table-cell table:formula="of:=[.A1444]&gt;[.A14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05" calcext:value-type="float">
            <text:p>7805</text:p>
          </table:table-cell>
          <table:table-cell table:formula="of:=[.A1445]&gt;[.A14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11" calcext:value-type="float">
            <text:p>7811</text:p>
          </table:table-cell>
          <table:table-cell table:formula="of:=[.A1446]&gt;[.A14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25" calcext:value-type="float">
            <text:p>7825</text:p>
          </table:table-cell>
          <table:table-cell table:formula="of:=[.A1447]&gt;[.A14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24" calcext:value-type="float">
            <text:p>7824</text:p>
          </table:table-cell>
          <table:table-cell table:formula="of:=[.A1448]&gt;[.A144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826" calcext:value-type="float">
            <text:p>7826</text:p>
          </table:table-cell>
          <table:table-cell table:formula="of:=[.A1449]&gt;[.A14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27" calcext:value-type="float">
            <text:p>7827</text:p>
          </table:table-cell>
          <table:table-cell table:formula="of:=[.A1450]&gt;[.A14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28" calcext:value-type="float">
            <text:p>7828</text:p>
          </table:table-cell>
          <table:table-cell table:formula="of:=[.A1451]&gt;[.A14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51" calcext:value-type="float">
            <text:p>7851</text:p>
          </table:table-cell>
          <table:table-cell table:formula="of:=[.A1452]&gt;[.A14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67" calcext:value-type="float">
            <text:p>7867</text:p>
          </table:table-cell>
          <table:table-cell table:formula="of:=[.A1453]&gt;[.A14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87" calcext:value-type="float">
            <text:p>7887</text:p>
          </table:table-cell>
          <table:table-cell table:formula="of:=[.A1454]&gt;[.A14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89" calcext:value-type="float">
            <text:p>7889</text:p>
          </table:table-cell>
          <table:table-cell table:formula="of:=[.A1455]&gt;[.A14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90" calcext:value-type="float">
            <text:p>7890</text:p>
          </table:table-cell>
          <table:table-cell table:formula="of:=[.A1456]&gt;[.A14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00" calcext:value-type="float">
            <text:p>7900</text:p>
          </table:table-cell>
          <table:table-cell table:formula="of:=[.A1457]&gt;[.A14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04" calcext:value-type="float">
            <text:p>7904</text:p>
          </table:table-cell>
          <table:table-cell table:formula="of:=[.A1458]&gt;[.A14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17" calcext:value-type="float">
            <text:p>7917</text:p>
          </table:table-cell>
          <table:table-cell table:formula="of:=[.A1459]&gt;[.A14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18" calcext:value-type="float">
            <text:p>7918</text:p>
          </table:table-cell>
          <table:table-cell table:formula="of:=[.A1460]&gt;[.A14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35" calcext:value-type="float">
            <text:p>7935</text:p>
          </table:table-cell>
          <table:table-cell table:formula="of:=[.A1461]&gt;[.A14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41" calcext:value-type="float">
            <text:p>7941</text:p>
          </table:table-cell>
          <table:table-cell table:formula="of:=[.A1462]&gt;[.A14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42" calcext:value-type="float">
            <text:p>7942</text:p>
          </table:table-cell>
          <table:table-cell table:formula="of:=[.A1463]&gt;[.A14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46" calcext:value-type="float">
            <text:p>7946</text:p>
          </table:table-cell>
          <table:table-cell table:formula="of:=[.A1464]&gt;[.A14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47" calcext:value-type="float">
            <text:p>7947</text:p>
          </table:table-cell>
          <table:table-cell table:formula="of:=[.A1465]&gt;[.A14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48" calcext:value-type="float">
            <text:p>7948</text:p>
          </table:table-cell>
          <table:table-cell table:formula="of:=[.A1466]&gt;[.A14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49" calcext:value-type="float">
            <text:p>7949</text:p>
          </table:table-cell>
          <table:table-cell table:formula="of:=[.A1467]&gt;[.A14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76" calcext:value-type="float">
            <text:p>7976</text:p>
          </table:table-cell>
          <table:table-cell table:formula="of:=[.A1468]&gt;[.A14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79" calcext:value-type="float">
            <text:p>7979</text:p>
          </table:table-cell>
          <table:table-cell table:formula="of:=[.A1469]&gt;[.A14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81" calcext:value-type="float">
            <text:p>7981</text:p>
          </table:table-cell>
          <table:table-cell table:formula="of:=[.A1470]&gt;[.A14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83" calcext:value-type="float">
            <text:p>7983</text:p>
          </table:table-cell>
          <table:table-cell table:formula="of:=[.A1471]&gt;[.A14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88" calcext:value-type="float">
            <text:p>7988</text:p>
          </table:table-cell>
          <table:table-cell table:formula="of:=[.A1472]&gt;[.A14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99" calcext:value-type="float">
            <text:p>7999</text:p>
          </table:table-cell>
          <table:table-cell table:formula="of:=[.A1473]&gt;[.A14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A1474]&gt;[.A14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09" calcext:value-type="float">
            <text:p>8009</text:p>
          </table:table-cell>
          <table:table-cell table:formula="of:=[.A1475]&gt;[.A14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11" calcext:value-type="float">
            <text:p>8011</text:p>
          </table:table-cell>
          <table:table-cell table:formula="of:=[.A1476]&gt;[.A14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12" calcext:value-type="float">
            <text:p>8012</text:p>
          </table:table-cell>
          <table:table-cell table:formula="of:=[.A1477]&gt;[.A14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19" calcext:value-type="float">
            <text:p>8019</text:p>
          </table:table-cell>
          <table:table-cell table:formula="of:=[.A1478]&gt;[.A14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21" calcext:value-type="float">
            <text:p>8021</text:p>
          </table:table-cell>
          <table:table-cell table:formula="of:=[.A1479]&gt;[.A14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25" calcext:value-type="float">
            <text:p>8025</text:p>
          </table:table-cell>
          <table:table-cell table:formula="of:=[.A1480]&gt;[.A14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27" calcext:value-type="float">
            <text:p>8027</text:p>
          </table:table-cell>
          <table:table-cell table:formula="of:=[.A1481]&gt;[.A14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06" calcext:value-type="float">
            <text:p>8006</text:p>
          </table:table-cell>
          <table:table-cell table:formula="of:=[.A1482]&gt;[.A14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011" calcext:value-type="float">
            <text:p>8011</text:p>
          </table:table-cell>
          <table:table-cell table:formula="of:=[.A1483]&gt;[.A14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34" calcext:value-type="float">
            <text:p>8034</text:p>
          </table:table-cell>
          <table:table-cell table:formula="of:=[.A1484]&gt;[.A14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36" calcext:value-type="float">
            <text:p>8036</text:p>
          </table:table-cell>
          <table:table-cell table:formula="of:=[.A1485]&gt;[.A14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37" calcext:value-type="float">
            <text:p>8037</text:p>
          </table:table-cell>
          <table:table-cell table:formula="of:=[.A1486]&gt;[.A14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38" calcext:value-type="float">
            <text:p>8038</text:p>
          </table:table-cell>
          <table:table-cell table:formula="of:=[.A1487]&gt;[.A14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13" calcext:value-type="float">
            <text:p>8013</text:p>
          </table:table-cell>
          <table:table-cell table:formula="of:=[.A1488]&gt;[.A148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024" calcext:value-type="float">
            <text:p>8024</text:p>
          </table:table-cell>
          <table:table-cell table:formula="of:=[.A1489]&gt;[.A14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29" calcext:value-type="float">
            <text:p>8029</text:p>
          </table:table-cell>
          <table:table-cell table:formula="of:=[.A1490]&gt;[.A14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32" calcext:value-type="float">
            <text:p>8032</text:p>
          </table:table-cell>
          <table:table-cell table:formula="of:=[.A1491]&gt;[.A14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33" calcext:value-type="float">
            <text:p>8033</text:p>
          </table:table-cell>
          <table:table-cell table:formula="of:=[.A1492]&gt;[.A14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34" calcext:value-type="float">
            <text:p>8034</text:p>
          </table:table-cell>
          <table:table-cell table:formula="of:=[.A1493]&gt;[.A14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32" calcext:value-type="float">
            <text:p>8032</text:p>
          </table:table-cell>
          <table:table-cell table:formula="of:=[.A1494]&gt;[.A14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034" calcext:value-type="float">
            <text:p>8034</text:p>
          </table:table-cell>
          <table:table-cell table:formula="of:=[.A1495]&gt;[.A14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36" calcext:value-type="float">
            <text:p>8036</text:p>
          </table:table-cell>
          <table:table-cell table:formula="of:=[.A1496]&gt;[.A14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59" calcext:value-type="float">
            <text:p>8059</text:p>
          </table:table-cell>
          <table:table-cell table:formula="of:=[.A1497]&gt;[.A14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60" calcext:value-type="float">
            <text:p>8060</text:p>
          </table:table-cell>
          <table:table-cell table:formula="of:=[.A1498]&gt;[.A14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63" calcext:value-type="float">
            <text:p>8063</text:p>
          </table:table-cell>
          <table:table-cell table:formula="of:=[.A1499]&gt;[.A14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64" calcext:value-type="float">
            <text:p>8064</text:p>
          </table:table-cell>
          <table:table-cell table:formula="of:=[.A1500]&gt;[.A14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81" calcext:value-type="float">
            <text:p>8081</text:p>
          </table:table-cell>
          <table:table-cell table:formula="of:=[.A1501]&gt;[.A15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90" calcext:value-type="float">
            <text:p>8090</text:p>
          </table:table-cell>
          <table:table-cell table:formula="of:=[.A1502]&gt;[.A15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97" calcext:value-type="float">
            <text:p>8097</text:p>
          </table:table-cell>
          <table:table-cell table:formula="of:=[.A1503]&gt;[.A15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22" calcext:value-type="float">
            <text:p>8122</text:p>
          </table:table-cell>
          <table:table-cell table:formula="of:=[.A1504]&gt;[.A15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35" calcext:value-type="float">
            <text:p>8135</text:p>
          </table:table-cell>
          <table:table-cell table:formula="of:=[.A1505]&gt;[.A15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47" calcext:value-type="float">
            <text:p>8147</text:p>
          </table:table-cell>
          <table:table-cell table:formula="of:=[.A1506]&gt;[.A15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49" calcext:value-type="float">
            <text:p>8149</text:p>
          </table:table-cell>
          <table:table-cell table:formula="of:=[.A1507]&gt;[.A15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50" calcext:value-type="float">
            <text:p>8150</text:p>
          </table:table-cell>
          <table:table-cell table:formula="of:=[.A1508]&gt;[.A15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51" calcext:value-type="float">
            <text:p>8151</text:p>
          </table:table-cell>
          <table:table-cell table:formula="of:=[.A1509]&gt;[.A15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62" calcext:value-type="float">
            <text:p>8162</text:p>
          </table:table-cell>
          <table:table-cell table:formula="of:=[.A1510]&gt;[.A15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74" calcext:value-type="float">
            <text:p>8174</text:p>
          </table:table-cell>
          <table:table-cell table:formula="of:=[.A1511]&gt;[.A15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54" calcext:value-type="float">
            <text:p>8154</text:p>
          </table:table-cell>
          <table:table-cell table:formula="of:=[.A1512]&gt;[.A15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58" calcext:value-type="float">
            <text:p>8158</text:p>
          </table:table-cell>
          <table:table-cell table:formula="of:=[.A1513]&gt;[.A15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62" calcext:value-type="float">
            <text:p>8162</text:p>
          </table:table-cell>
          <table:table-cell table:formula="of:=[.A1514]&gt;[.A15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70" calcext:value-type="float">
            <text:p>8170</text:p>
          </table:table-cell>
          <table:table-cell table:formula="of:=[.A1515]&gt;[.A15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71" calcext:value-type="float">
            <text:p>8171</text:p>
          </table:table-cell>
          <table:table-cell table:formula="of:=[.A1516]&gt;[.A15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88" calcext:value-type="float">
            <text:p>8188</text:p>
          </table:table-cell>
          <table:table-cell table:formula="of:=[.A1517]&gt;[.A15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89" calcext:value-type="float">
            <text:p>8189</text:p>
          </table:table-cell>
          <table:table-cell table:formula="of:=[.A1518]&gt;[.A15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90" calcext:value-type="float">
            <text:p>8190</text:p>
          </table:table-cell>
          <table:table-cell table:formula="of:=[.A1519]&gt;[.A15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91" calcext:value-type="float">
            <text:p>8191</text:p>
          </table:table-cell>
          <table:table-cell table:formula="of:=[.A1520]&gt;[.A15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96" calcext:value-type="float">
            <text:p>8196</text:p>
          </table:table-cell>
          <table:table-cell table:formula="of:=[.A1521]&gt;[.A15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05" calcext:value-type="float">
            <text:p>8205</text:p>
          </table:table-cell>
          <table:table-cell table:formula="of:=[.A1522]&gt;[.A15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16" calcext:value-type="float">
            <text:p>8216</text:p>
          </table:table-cell>
          <table:table-cell table:formula="of:=[.A1523]&gt;[.A15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17" calcext:value-type="float">
            <text:p>8217</text:p>
          </table:table-cell>
          <table:table-cell table:formula="of:=[.A1524]&gt;[.A15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22" calcext:value-type="float">
            <text:p>8222</text:p>
          </table:table-cell>
          <table:table-cell table:formula="of:=[.A1525]&gt;[.A15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33" calcext:value-type="float">
            <text:p>8233</text:p>
          </table:table-cell>
          <table:table-cell table:formula="of:=[.A1526]&gt;[.A15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39" calcext:value-type="float">
            <text:p>8239</text:p>
          </table:table-cell>
          <table:table-cell table:formula="of:=[.A1527]&gt;[.A15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40" calcext:value-type="float">
            <text:p>8240</text:p>
          </table:table-cell>
          <table:table-cell table:formula="of:=[.A1528]&gt;[.A15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42" calcext:value-type="float">
            <text:p>8242</text:p>
          </table:table-cell>
          <table:table-cell table:formula="of:=[.A1529]&gt;[.A15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57" calcext:value-type="float">
            <text:p>8257</text:p>
          </table:table-cell>
          <table:table-cell table:formula="of:=[.A1530]&gt;[.A15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49" calcext:value-type="float">
            <text:p>8249</text:p>
          </table:table-cell>
          <table:table-cell table:formula="of:=[.A1531]&gt;[.A153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262" calcext:value-type="float">
            <text:p>8262</text:p>
          </table:table-cell>
          <table:table-cell table:formula="of:=[.A1532]&gt;[.A15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64" calcext:value-type="float">
            <text:p>8264</text:p>
          </table:table-cell>
          <table:table-cell table:formula="of:=[.A1533]&gt;[.A15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74" calcext:value-type="float">
            <text:p>8274</text:p>
          </table:table-cell>
          <table:table-cell table:formula="of:=[.A1534]&gt;[.A15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09" calcext:value-type="float">
            <text:p>8309</text:p>
          </table:table-cell>
          <table:table-cell table:formula="of:=[.A1535]&gt;[.A15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11" calcext:value-type="float">
            <text:p>8311</text:p>
          </table:table-cell>
          <table:table-cell table:formula="of:=[.A1536]&gt;[.A15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28" calcext:value-type="float">
            <text:p>8328</text:p>
          </table:table-cell>
          <table:table-cell table:formula="of:=[.A1537]&gt;[.A15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33" calcext:value-type="float">
            <text:p>8333</text:p>
          </table:table-cell>
          <table:table-cell table:formula="of:=[.A1538]&gt;[.A15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35" calcext:value-type="float">
            <text:p>8335</text:p>
          </table:table-cell>
          <table:table-cell table:formula="of:=[.A1539]&gt;[.A15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38" calcext:value-type="float">
            <text:p>8338</text:p>
          </table:table-cell>
          <table:table-cell table:formula="of:=[.A1540]&gt;[.A15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44" calcext:value-type="float">
            <text:p>8344</text:p>
          </table:table-cell>
          <table:table-cell table:formula="of:=[.A1541]&gt;[.A15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50" calcext:value-type="float">
            <text:p>8350</text:p>
          </table:table-cell>
          <table:table-cell table:formula="of:=[.A1542]&gt;[.A15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49" calcext:value-type="float">
            <text:p>8349</text:p>
          </table:table-cell>
          <table:table-cell table:formula="of:=[.A1543]&gt;[.A15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350" calcext:value-type="float">
            <text:p>8350</text:p>
          </table:table-cell>
          <table:table-cell table:formula="of:=[.A1544]&gt;[.A15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63" calcext:value-type="float">
            <text:p>8363</text:p>
          </table:table-cell>
          <table:table-cell table:formula="of:=[.A1545]&gt;[.A15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66" calcext:value-type="float">
            <text:p>8366</text:p>
          </table:table-cell>
          <table:table-cell table:formula="of:=[.A1546]&gt;[.A15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70" calcext:value-type="float">
            <text:p>8370</text:p>
          </table:table-cell>
          <table:table-cell table:formula="of:=[.A1547]&gt;[.A15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71" calcext:value-type="float">
            <text:p>8371</text:p>
          </table:table-cell>
          <table:table-cell table:formula="of:=[.A1548]&gt;[.A15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95" calcext:value-type="float">
            <text:p>8395</text:p>
          </table:table-cell>
          <table:table-cell table:formula="of:=[.A1549]&gt;[.A15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98" calcext:value-type="float">
            <text:p>8398</text:p>
          </table:table-cell>
          <table:table-cell table:formula="of:=[.A1550]&gt;[.A15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01" calcext:value-type="float">
            <text:p>8401</text:p>
          </table:table-cell>
          <table:table-cell table:formula="of:=[.A1551]&gt;[.A15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10" calcext:value-type="float">
            <text:p>8410</text:p>
          </table:table-cell>
          <table:table-cell table:formula="of:=[.A1552]&gt;[.A15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25" calcext:value-type="float">
            <text:p>8425</text:p>
          </table:table-cell>
          <table:table-cell table:formula="of:=[.A1553]&gt;[.A15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29" calcext:value-type="float">
            <text:p>8429</text:p>
          </table:table-cell>
          <table:table-cell table:formula="of:=[.A1554]&gt;[.A15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30" calcext:value-type="float">
            <text:p>8430</text:p>
          </table:table-cell>
          <table:table-cell table:formula="of:=[.A1555]&gt;[.A15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41" calcext:value-type="float">
            <text:p>8441</text:p>
          </table:table-cell>
          <table:table-cell table:formula="of:=[.A1556]&gt;[.A15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43" calcext:value-type="float">
            <text:p>8443</text:p>
          </table:table-cell>
          <table:table-cell table:formula="of:=[.A1557]&gt;[.A15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45" calcext:value-type="float">
            <text:p>8445</text:p>
          </table:table-cell>
          <table:table-cell table:formula="of:=[.A1558]&gt;[.A15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51" calcext:value-type="float">
            <text:p>8451</text:p>
          </table:table-cell>
          <table:table-cell table:formula="of:=[.A1559]&gt;[.A15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52" calcext:value-type="float">
            <text:p>8452</text:p>
          </table:table-cell>
          <table:table-cell table:formula="of:=[.A1560]&gt;[.A15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55" calcext:value-type="float">
            <text:p>8455</text:p>
          </table:table-cell>
          <table:table-cell table:formula="of:=[.A1561]&gt;[.A15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58" calcext:value-type="float">
            <text:p>8458</text:p>
          </table:table-cell>
          <table:table-cell table:formula="of:=[.A1562]&gt;[.A15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31" calcext:value-type="float">
            <text:p>8431</text:p>
          </table:table-cell>
          <table:table-cell table:formula="of:=[.A1563]&gt;[.A15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43" calcext:value-type="float">
            <text:p>8443</text:p>
          </table:table-cell>
          <table:table-cell table:formula="of:=[.A1564]&gt;[.A15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53" calcext:value-type="float">
            <text:p>8453</text:p>
          </table:table-cell>
          <table:table-cell table:formula="of:=[.A1565]&gt;[.A15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59" calcext:value-type="float">
            <text:p>8459</text:p>
          </table:table-cell>
          <table:table-cell table:formula="of:=[.A1566]&gt;[.A15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77" calcext:value-type="float">
            <text:p>8477</text:p>
          </table:table-cell>
          <table:table-cell table:formula="of:=[.A1567]&gt;[.A15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74" calcext:value-type="float">
            <text:p>8474</text:p>
          </table:table-cell>
          <table:table-cell table:formula="of:=[.A1568]&gt;[.A156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79" calcext:value-type="float">
            <text:p>8479</text:p>
          </table:table-cell>
          <table:table-cell table:formula="of:=[.A1569]&gt;[.A15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76" calcext:value-type="float">
            <text:p>8476</text:p>
          </table:table-cell>
          <table:table-cell table:formula="of:=[.A1570]&gt;[.A156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87" calcext:value-type="float">
            <text:p>8487</text:p>
          </table:table-cell>
          <table:table-cell table:formula="of:=[.A1571]&gt;[.A15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88" calcext:value-type="float">
            <text:p>8488</text:p>
          </table:table-cell>
          <table:table-cell table:formula="of:=[.A1572]&gt;[.A15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89" calcext:value-type="float">
            <text:p>8489</text:p>
          </table:table-cell>
          <table:table-cell table:formula="of:=[.A1573]&gt;[.A15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00" calcext:value-type="float">
            <text:p>8500</text:p>
          </table:table-cell>
          <table:table-cell table:formula="of:=[.A1574]&gt;[.A15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01" calcext:value-type="float">
            <text:p>8501</text:p>
          </table:table-cell>
          <table:table-cell table:formula="of:=[.A1575]&gt;[.A15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03" calcext:value-type="float">
            <text:p>8503</text:p>
          </table:table-cell>
          <table:table-cell table:formula="of:=[.A1576]&gt;[.A15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04" calcext:value-type="float">
            <text:p>8504</text:p>
          </table:table-cell>
          <table:table-cell table:formula="of:=[.A1577]&gt;[.A15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38" calcext:value-type="float">
            <text:p>8538</text:p>
          </table:table-cell>
          <table:table-cell table:formula="of:=[.A1578]&gt;[.A15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23" calcext:value-type="float">
            <text:p>8523</text:p>
          </table:table-cell>
          <table:table-cell table:formula="of:=[.A1579]&gt;[.A157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529" calcext:value-type="float">
            <text:p>8529</text:p>
          </table:table-cell>
          <table:table-cell table:formula="of:=[.A1580]&gt;[.A15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30" calcext:value-type="float">
            <text:p>8530</text:p>
          </table:table-cell>
          <table:table-cell table:formula="of:=[.A1581]&gt;[.A15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56" calcext:value-type="float">
            <text:p>8556</text:p>
          </table:table-cell>
          <table:table-cell table:formula="of:=[.A1582]&gt;[.A15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73" calcext:value-type="float">
            <text:p>8573</text:p>
          </table:table-cell>
          <table:table-cell table:formula="of:=[.A1583]&gt;[.A15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76" calcext:value-type="float">
            <text:p>8576</text:p>
          </table:table-cell>
          <table:table-cell table:formula="of:=[.A1584]&gt;[.A15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89" calcext:value-type="float">
            <text:p>8589</text:p>
          </table:table-cell>
          <table:table-cell table:formula="of:=[.A1585]&gt;[.A15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95" calcext:value-type="float">
            <text:p>8595</text:p>
          </table:table-cell>
          <table:table-cell table:formula="of:=[.A1586]&gt;[.A15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24" calcext:value-type="float">
            <text:p>8624</text:p>
          </table:table-cell>
          <table:table-cell table:formula="of:=[.A1587]&gt;[.A15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32" calcext:value-type="float">
            <text:p>8632</text:p>
          </table:table-cell>
          <table:table-cell table:formula="of:=[.A1588]&gt;[.A15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34" calcext:value-type="float">
            <text:p>8634</text:p>
          </table:table-cell>
          <table:table-cell table:formula="of:=[.A1589]&gt;[.A15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28" calcext:value-type="float">
            <text:p>8628</text:p>
          </table:table-cell>
          <table:table-cell table:formula="of:=[.A1590]&gt;[.A158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636" calcext:value-type="float">
            <text:p>8636</text:p>
          </table:table-cell>
          <table:table-cell table:formula="of:=[.A1591]&gt;[.A15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35" calcext:value-type="float">
            <text:p>8635</text:p>
          </table:table-cell>
          <table:table-cell table:formula="of:=[.A1592]&gt;[.A15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636" calcext:value-type="float">
            <text:p>8636</text:p>
          </table:table-cell>
          <table:table-cell table:formula="of:=[.A1593]&gt;[.A15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44" calcext:value-type="float">
            <text:p>8644</text:p>
          </table:table-cell>
          <table:table-cell table:formula="of:=[.A1594]&gt;[.A15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59" calcext:value-type="float">
            <text:p>8659</text:p>
          </table:table-cell>
          <table:table-cell table:formula="of:=[.A1595]&gt;[.A15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61" calcext:value-type="float">
            <text:p>8661</text:p>
          </table:table-cell>
          <table:table-cell table:formula="of:=[.A1596]&gt;[.A15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41" calcext:value-type="float">
            <text:p>8641</text:p>
          </table:table-cell>
          <table:table-cell table:formula="of:=[.A1597]&gt;[.A159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652" calcext:value-type="float">
            <text:p>8652</text:p>
          </table:table-cell>
          <table:table-cell table:formula="of:=[.A1598]&gt;[.A15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59" calcext:value-type="float">
            <text:p>8659</text:p>
          </table:table-cell>
          <table:table-cell table:formula="of:=[.A1599]&gt;[.A15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50" calcext:value-type="float">
            <text:p>8650</text:p>
          </table:table-cell>
          <table:table-cell table:formula="of:=[.A1600]&gt;[.A159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664" calcext:value-type="float">
            <text:p>8664</text:p>
          </table:table-cell>
          <table:table-cell table:formula="of:=[.A1601]&gt;[.A16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67" calcext:value-type="float">
            <text:p>8667</text:p>
          </table:table-cell>
          <table:table-cell table:formula="of:=[.A1602]&gt;[.A16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74" calcext:value-type="float">
            <text:p>8674</text:p>
          </table:table-cell>
          <table:table-cell table:formula="of:=[.A1603]&gt;[.A16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76" calcext:value-type="float">
            <text:p>8676</text:p>
          </table:table-cell>
          <table:table-cell table:formula="of:=[.A1604]&gt;[.A16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78" calcext:value-type="float">
            <text:p>8678</text:p>
          </table:table-cell>
          <table:table-cell table:formula="of:=[.A1605]&gt;[.A16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86" calcext:value-type="float">
            <text:p>8686</text:p>
          </table:table-cell>
          <table:table-cell table:formula="of:=[.A1606]&gt;[.A16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96" calcext:value-type="float">
            <text:p>8696</text:p>
          </table:table-cell>
          <table:table-cell table:formula="of:=[.A1607]&gt;[.A16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97" calcext:value-type="float">
            <text:p>8697</text:p>
          </table:table-cell>
          <table:table-cell table:formula="of:=[.A1608]&gt;[.A16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35" calcext:value-type="float">
            <text:p>8735</text:p>
          </table:table-cell>
          <table:table-cell table:formula="of:=[.A1609]&gt;[.A16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40" calcext:value-type="float">
            <text:p>8740</text:p>
          </table:table-cell>
          <table:table-cell table:formula="of:=[.A1610]&gt;[.A16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49" calcext:value-type="float">
            <text:p>8749</text:p>
          </table:table-cell>
          <table:table-cell table:formula="of:=[.A1611]&gt;[.A16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67" calcext:value-type="float">
            <text:p>8767</text:p>
          </table:table-cell>
          <table:table-cell table:formula="of:=[.A1612]&gt;[.A16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69" calcext:value-type="float">
            <text:p>8769</text:p>
          </table:table-cell>
          <table:table-cell table:formula="of:=[.A1613]&gt;[.A16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47" calcext:value-type="float">
            <text:p>8747</text:p>
          </table:table-cell>
          <table:table-cell table:formula="of:=[.A1614]&gt;[.A16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751" calcext:value-type="float">
            <text:p>8751</text:p>
          </table:table-cell>
          <table:table-cell table:formula="of:=[.A1615]&gt;[.A16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60" calcext:value-type="float">
            <text:p>8760</text:p>
          </table:table-cell>
          <table:table-cell table:formula="of:=[.A1616]&gt;[.A16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55" calcext:value-type="float">
            <text:p>8755</text:p>
          </table:table-cell>
          <table:table-cell table:formula="of:=[.A1617]&gt;[.A161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766" calcext:value-type="float">
            <text:p>8766</text:p>
          </table:table-cell>
          <table:table-cell table:formula="of:=[.A1618]&gt;[.A16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68" calcext:value-type="float">
            <text:p>8768</text:p>
          </table:table-cell>
          <table:table-cell table:formula="of:=[.A1619]&gt;[.A16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77" calcext:value-type="float">
            <text:p>8777</text:p>
          </table:table-cell>
          <table:table-cell table:formula="of:=[.A1620]&gt;[.A16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82" calcext:value-type="float">
            <text:p>8782</text:p>
          </table:table-cell>
          <table:table-cell table:formula="of:=[.A1621]&gt;[.A16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88" calcext:value-type="float">
            <text:p>8788</text:p>
          </table:table-cell>
          <table:table-cell table:formula="of:=[.A1622]&gt;[.A16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96" calcext:value-type="float">
            <text:p>8796</text:p>
          </table:table-cell>
          <table:table-cell table:formula="of:=[.A1623]&gt;[.A16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99" calcext:value-type="float">
            <text:p>8799</text:p>
          </table:table-cell>
          <table:table-cell table:formula="of:=[.A1624]&gt;[.A16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01" calcext:value-type="float">
            <text:p>8801</text:p>
          </table:table-cell>
          <table:table-cell table:formula="of:=[.A1625]&gt;[.A16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09" calcext:value-type="float">
            <text:p>8809</text:p>
          </table:table-cell>
          <table:table-cell table:formula="of:=[.A1626]&gt;[.A16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07" calcext:value-type="float">
            <text:p>8807</text:p>
          </table:table-cell>
          <table:table-cell table:formula="of:=[.A1627]&gt;[.A162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16" calcext:value-type="float">
            <text:p>8816</text:p>
          </table:table-cell>
          <table:table-cell table:formula="of:=[.A1628]&gt;[.A16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27" calcext:value-type="float">
            <text:p>8827</text:p>
          </table:table-cell>
          <table:table-cell table:formula="of:=[.A1629]&gt;[.A16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31" calcext:value-type="float">
            <text:p>8831</text:p>
          </table:table-cell>
          <table:table-cell table:formula="of:=[.A1630]&gt;[.A16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35" calcext:value-type="float">
            <text:p>8835</text:p>
          </table:table-cell>
          <table:table-cell table:formula="of:=[.A1631]&gt;[.A16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36" calcext:value-type="float">
            <text:p>8836</text:p>
          </table:table-cell>
          <table:table-cell table:formula="of:=[.A1632]&gt;[.A16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43" calcext:value-type="float">
            <text:p>8843</text:p>
          </table:table-cell>
          <table:table-cell table:formula="of:=[.A1633]&gt;[.A16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44" calcext:value-type="float">
            <text:p>8844</text:p>
          </table:table-cell>
          <table:table-cell table:formula="of:=[.A1634]&gt;[.A16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45" calcext:value-type="float">
            <text:p>8845</text:p>
          </table:table-cell>
          <table:table-cell table:formula="of:=[.A1635]&gt;[.A16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51" calcext:value-type="float">
            <text:p>8851</text:p>
          </table:table-cell>
          <table:table-cell table:formula="of:=[.A1636]&gt;[.A16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58" calcext:value-type="float">
            <text:p>8858</text:p>
          </table:table-cell>
          <table:table-cell table:formula="of:=[.A1637]&gt;[.A16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60" calcext:value-type="float">
            <text:p>8860</text:p>
          </table:table-cell>
          <table:table-cell table:formula="of:=[.A1638]&gt;[.A16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62" calcext:value-type="float">
            <text:p>8862</text:p>
          </table:table-cell>
          <table:table-cell table:formula="of:=[.A1639]&gt;[.A16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63" calcext:value-type="float">
            <text:p>8863</text:p>
          </table:table-cell>
          <table:table-cell table:formula="of:=[.A1640]&gt;[.A16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89" calcext:value-type="float">
            <text:p>8889</text:p>
          </table:table-cell>
          <table:table-cell table:formula="of:=[.A1641]&gt;[.A16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91" calcext:value-type="float">
            <text:p>8891</text:p>
          </table:table-cell>
          <table:table-cell table:formula="of:=[.A1642]&gt;[.A16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12" calcext:value-type="float">
            <text:p>8912</text:p>
          </table:table-cell>
          <table:table-cell table:formula="of:=[.A1643]&gt;[.A16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13" calcext:value-type="float">
            <text:p>8913</text:p>
          </table:table-cell>
          <table:table-cell table:formula="of:=[.A1644]&gt;[.A16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24" calcext:value-type="float">
            <text:p>8924</text:p>
          </table:table-cell>
          <table:table-cell table:formula="of:=[.A1645]&gt;[.A16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28" calcext:value-type="float">
            <text:p>8928</text:p>
          </table:table-cell>
          <table:table-cell table:formula="of:=[.A1646]&gt;[.A16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29" calcext:value-type="float">
            <text:p>8929</text:p>
          </table:table-cell>
          <table:table-cell table:formula="of:=[.A1647]&gt;[.A16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39" calcext:value-type="float">
            <text:p>8939</text:p>
          </table:table-cell>
          <table:table-cell table:formula="of:=[.A1648]&gt;[.A16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55" calcext:value-type="float">
            <text:p>8955</text:p>
          </table:table-cell>
          <table:table-cell table:formula="of:=[.A1649]&gt;[.A16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57" calcext:value-type="float">
            <text:p>8957</text:p>
          </table:table-cell>
          <table:table-cell table:formula="of:=[.A1650]&gt;[.A16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58" calcext:value-type="float">
            <text:p>8958</text:p>
          </table:table-cell>
          <table:table-cell table:formula="of:=[.A1651]&gt;[.A16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63" calcext:value-type="float">
            <text:p>8963</text:p>
          </table:table-cell>
          <table:table-cell table:formula="of:=[.A1652]&gt;[.A16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88" calcext:value-type="float">
            <text:p>8988</text:p>
          </table:table-cell>
          <table:table-cell table:formula="of:=[.A1653]&gt;[.A16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89" calcext:value-type="float">
            <text:p>8989</text:p>
          </table:table-cell>
          <table:table-cell table:formula="of:=[.A1654]&gt;[.A16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97" calcext:value-type="float">
            <text:p>8997</text:p>
          </table:table-cell>
          <table:table-cell table:formula="of:=[.A1655]&gt;[.A16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95" calcext:value-type="float">
            <text:p>8995</text:p>
          </table:table-cell>
          <table:table-cell table:formula="of:=[.A1656]&gt;[.A16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99" calcext:value-type="float">
            <text:p>8999</text:p>
          </table:table-cell>
          <table:table-cell table:formula="of:=[.A1657]&gt;[.A16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68" calcext:value-type="float">
            <text:p>8968</text:p>
          </table:table-cell>
          <table:table-cell table:formula="of:=[.A1658]&gt;[.A165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90" calcext:value-type="float">
            <text:p>8990</text:p>
          </table:table-cell>
          <table:table-cell table:formula="of:=[.A1659]&gt;[.A16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91" calcext:value-type="float">
            <text:p>8991</text:p>
          </table:table-cell>
          <table:table-cell table:formula="of:=[.A1660]&gt;[.A16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92" calcext:value-type="float">
            <text:p>8992</text:p>
          </table:table-cell>
          <table:table-cell table:formula="of:=[.A1661]&gt;[.A16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94" calcext:value-type="float">
            <text:p>8994</text:p>
          </table:table-cell>
          <table:table-cell table:formula="of:=[.A1662]&gt;[.A16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96" calcext:value-type="float">
            <text:p>8996</text:p>
          </table:table-cell>
          <table:table-cell table:formula="of:=[.A1663]&gt;[.A16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13" calcext:value-type="float">
            <text:p>9013</text:p>
          </table:table-cell>
          <table:table-cell table:formula="of:=[.A1664]&gt;[.A16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24" calcext:value-type="float">
            <text:p>9024</text:p>
          </table:table-cell>
          <table:table-cell table:formula="of:=[.A1665]&gt;[.A16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26" calcext:value-type="float">
            <text:p>9026</text:p>
          </table:table-cell>
          <table:table-cell table:formula="of:=[.A1666]&gt;[.A16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35" calcext:value-type="float">
            <text:p>9035</text:p>
          </table:table-cell>
          <table:table-cell table:formula="of:=[.A1667]&gt;[.A16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46" calcext:value-type="float">
            <text:p>9046</text:p>
          </table:table-cell>
          <table:table-cell table:formula="of:=[.A1668]&gt;[.A16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47" calcext:value-type="float">
            <text:p>9047</text:p>
          </table:table-cell>
          <table:table-cell table:formula="of:=[.A1669]&gt;[.A16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83" calcext:value-type="float">
            <text:p>9083</text:p>
          </table:table-cell>
          <table:table-cell table:formula="of:=[.A1670]&gt;[.A16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84" calcext:value-type="float">
            <text:p>9084</text:p>
          </table:table-cell>
          <table:table-cell table:formula="of:=[.A1671]&gt;[.A16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89" calcext:value-type="float">
            <text:p>9089</text:p>
          </table:table-cell>
          <table:table-cell table:formula="of:=[.A1672]&gt;[.A16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96" calcext:value-type="float">
            <text:p>9096</text:p>
          </table:table-cell>
          <table:table-cell table:formula="of:=[.A1673]&gt;[.A16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08" calcext:value-type="float">
            <text:p>9108</text:p>
          </table:table-cell>
          <table:table-cell table:formula="of:=[.A1674]&gt;[.A16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07" calcext:value-type="float">
            <text:p>9107</text:p>
          </table:table-cell>
          <table:table-cell table:formula="of:=[.A1675]&gt;[.A16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116" calcext:value-type="float">
            <text:p>9116</text:p>
          </table:table-cell>
          <table:table-cell table:formula="of:=[.A1676]&gt;[.A16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23" calcext:value-type="float">
            <text:p>9123</text:p>
          </table:table-cell>
          <table:table-cell table:formula="of:=[.A1677]&gt;[.A16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22" calcext:value-type="float">
            <text:p>9122</text:p>
          </table:table-cell>
          <table:table-cell table:formula="of:=[.A1678]&gt;[.A167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128" calcext:value-type="float">
            <text:p>9128</text:p>
          </table:table-cell>
          <table:table-cell table:formula="of:=[.A1679]&gt;[.A16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32" calcext:value-type="float">
            <text:p>9132</text:p>
          </table:table-cell>
          <table:table-cell table:formula="of:=[.A1680]&gt;[.A16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51" calcext:value-type="float">
            <text:p>9151</text:p>
          </table:table-cell>
          <table:table-cell table:formula="of:=[.A1681]&gt;[.A16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55" calcext:value-type="float">
            <text:p>9155</text:p>
          </table:table-cell>
          <table:table-cell table:formula="of:=[.A1682]&gt;[.A16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63" calcext:value-type="float">
            <text:p>9163</text:p>
          </table:table-cell>
          <table:table-cell table:formula="of:=[.A1683]&gt;[.A16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74" calcext:value-type="float">
            <text:p>9174</text:p>
          </table:table-cell>
          <table:table-cell table:formula="of:=[.A1684]&gt;[.A16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78" calcext:value-type="float">
            <text:p>9178</text:p>
          </table:table-cell>
          <table:table-cell table:formula="of:=[.A1685]&gt;[.A16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83" calcext:value-type="float">
            <text:p>9183</text:p>
          </table:table-cell>
          <table:table-cell table:formula="of:=[.A1686]&gt;[.A16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99" calcext:value-type="float">
            <text:p>9199</text:p>
          </table:table-cell>
          <table:table-cell table:formula="of:=[.A1687]&gt;[.A16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09" calcext:value-type="float">
            <text:p>9209</text:p>
          </table:table-cell>
          <table:table-cell table:formula="of:=[.A1688]&gt;[.A16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17" calcext:value-type="float">
            <text:p>9217</text:p>
          </table:table-cell>
          <table:table-cell table:formula="of:=[.A1689]&gt;[.A16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19" calcext:value-type="float">
            <text:p>9219</text:p>
          </table:table-cell>
          <table:table-cell table:formula="of:=[.A1690]&gt;[.A16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32" calcext:value-type="float">
            <text:p>9232</text:p>
          </table:table-cell>
          <table:table-cell table:formula="of:=[.A1691]&gt;[.A16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33" calcext:value-type="float">
            <text:p>9233</text:p>
          </table:table-cell>
          <table:table-cell table:formula="of:=[.A1692]&gt;[.A16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32" calcext:value-type="float">
            <text:p>9232</text:p>
          </table:table-cell>
          <table:table-cell table:formula="of:=[.A1693]&gt;[.A16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237" calcext:value-type="float">
            <text:p>9237</text:p>
          </table:table-cell>
          <table:table-cell table:formula="of:=[.A1694]&gt;[.A16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41" calcext:value-type="float">
            <text:p>9241</text:p>
          </table:table-cell>
          <table:table-cell table:formula="of:=[.A1695]&gt;[.A16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44" calcext:value-type="float">
            <text:p>9244</text:p>
          </table:table-cell>
          <table:table-cell table:formula="of:=[.A1696]&gt;[.A16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45" calcext:value-type="float">
            <text:p>9245</text:p>
          </table:table-cell>
          <table:table-cell table:formula="of:=[.A1697]&gt;[.A16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47" calcext:value-type="float">
            <text:p>9247</text:p>
          </table:table-cell>
          <table:table-cell table:formula="of:=[.A1698]&gt;[.A16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51" calcext:value-type="float">
            <text:p>9251</text:p>
          </table:table-cell>
          <table:table-cell table:formula="of:=[.A1699]&gt;[.A16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52" calcext:value-type="float">
            <text:p>9252</text:p>
          </table:table-cell>
          <table:table-cell table:formula="of:=[.A1700]&gt;[.A16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66" calcext:value-type="float">
            <text:p>9266</text:p>
          </table:table-cell>
          <table:table-cell table:formula="of:=[.A1701]&gt;[.A17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85" calcext:value-type="float">
            <text:p>9285</text:p>
          </table:table-cell>
          <table:table-cell table:formula="of:=[.A1702]&gt;[.A17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84" calcext:value-type="float">
            <text:p>9284</text:p>
          </table:table-cell>
          <table:table-cell table:formula="of:=[.A1703]&gt;[.A17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291" calcext:value-type="float">
            <text:p>9291</text:p>
          </table:table-cell>
          <table:table-cell table:formula="of:=[.A1704]&gt;[.A17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94" calcext:value-type="float">
            <text:p>9294</text:p>
          </table:table-cell>
          <table:table-cell table:formula="of:=[.A1705]&gt;[.A17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95" calcext:value-type="float">
            <text:p>9295</text:p>
          </table:table-cell>
          <table:table-cell table:formula="of:=[.A1706]&gt;[.A17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96" calcext:value-type="float">
            <text:p>9296</text:p>
          </table:table-cell>
          <table:table-cell table:formula="of:=[.A1707]&gt;[.A17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00" calcext:value-type="float">
            <text:p>9300</text:p>
          </table:table-cell>
          <table:table-cell table:formula="of:=[.A1708]&gt;[.A17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22" calcext:value-type="float">
            <text:p>9322</text:p>
          </table:table-cell>
          <table:table-cell table:formula="of:=[.A1709]&gt;[.A17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28" calcext:value-type="float">
            <text:p>9328</text:p>
          </table:table-cell>
          <table:table-cell table:formula="of:=[.A1710]&gt;[.A17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33" calcext:value-type="float">
            <text:p>9333</text:p>
          </table:table-cell>
          <table:table-cell table:formula="of:=[.A1711]&gt;[.A17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37" calcext:value-type="float">
            <text:p>9337</text:p>
          </table:table-cell>
          <table:table-cell table:formula="of:=[.A1712]&gt;[.A17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45" calcext:value-type="float">
            <text:p>9345</text:p>
          </table:table-cell>
          <table:table-cell table:formula="of:=[.A1713]&gt;[.A17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46" calcext:value-type="float">
            <text:p>9346</text:p>
          </table:table-cell>
          <table:table-cell table:formula="of:=[.A1714]&gt;[.A17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47" calcext:value-type="float">
            <text:p>9347</text:p>
          </table:table-cell>
          <table:table-cell table:formula="of:=[.A1715]&gt;[.A17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71" calcext:value-type="float">
            <text:p>9371</text:p>
          </table:table-cell>
          <table:table-cell table:formula="of:=[.A1716]&gt;[.A17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75" calcext:value-type="float">
            <text:p>9375</text:p>
          </table:table-cell>
          <table:table-cell table:formula="of:=[.A1717]&gt;[.A17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94" calcext:value-type="float">
            <text:p>9394</text:p>
          </table:table-cell>
          <table:table-cell table:formula="of:=[.A1718]&gt;[.A17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97" calcext:value-type="float">
            <text:p>9397</text:p>
          </table:table-cell>
          <table:table-cell table:formula="of:=[.A1719]&gt;[.A17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04" calcext:value-type="float">
            <text:p>9404</text:p>
          </table:table-cell>
          <table:table-cell table:formula="of:=[.A1720]&gt;[.A17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06" calcext:value-type="float">
            <text:p>9406</text:p>
          </table:table-cell>
          <table:table-cell table:formula="of:=[.A1721]&gt;[.A17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22" calcext:value-type="float">
            <text:p>9422</text:p>
          </table:table-cell>
          <table:table-cell table:formula="of:=[.A1722]&gt;[.A17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25" calcext:value-type="float">
            <text:p>9425</text:p>
          </table:table-cell>
          <table:table-cell table:formula="of:=[.A1723]&gt;[.A17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38" calcext:value-type="float">
            <text:p>9438</text:p>
          </table:table-cell>
          <table:table-cell table:formula="of:=[.A1724]&gt;[.A17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40" calcext:value-type="float">
            <text:p>9440</text:p>
          </table:table-cell>
          <table:table-cell table:formula="of:=[.A1725]&gt;[.A17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35" calcext:value-type="float">
            <text:p>9435</text:p>
          </table:table-cell>
          <table:table-cell table:formula="of:=[.A1726]&gt;[.A17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442" calcext:value-type="float">
            <text:p>9442</text:p>
          </table:table-cell>
          <table:table-cell table:formula="of:=[.A1727]&gt;[.A17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55" calcext:value-type="float">
            <text:p>9455</text:p>
          </table:table-cell>
          <table:table-cell table:formula="of:=[.A1728]&gt;[.A17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73" calcext:value-type="float">
            <text:p>9473</text:p>
          </table:table-cell>
          <table:table-cell table:formula="of:=[.A1729]&gt;[.A17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75" calcext:value-type="float">
            <text:p>9475</text:p>
          </table:table-cell>
          <table:table-cell table:formula="of:=[.A1730]&gt;[.A17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96" calcext:value-type="float">
            <text:p>9496</text:p>
          </table:table-cell>
          <table:table-cell table:formula="of:=[.A1731]&gt;[.A17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99" calcext:value-type="float">
            <text:p>9499</text:p>
          </table:table-cell>
          <table:table-cell table:formula="of:=[.A1732]&gt;[.A17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00" calcext:value-type="float">
            <text:p>9500</text:p>
          </table:table-cell>
          <table:table-cell table:formula="of:=[.A1733]&gt;[.A17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11" calcext:value-type="float">
            <text:p>9511</text:p>
          </table:table-cell>
          <table:table-cell table:formula="of:=[.A1734]&gt;[.A17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12" calcext:value-type="float">
            <text:p>9512</text:p>
          </table:table-cell>
          <table:table-cell table:formula="of:=[.A1735]&gt;[.A17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13" calcext:value-type="float">
            <text:p>9513</text:p>
          </table:table-cell>
          <table:table-cell table:formula="of:=[.A1736]&gt;[.A17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39" calcext:value-type="float">
            <text:p>9539</text:p>
          </table:table-cell>
          <table:table-cell table:formula="of:=[.A1737]&gt;[.A17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40" calcext:value-type="float">
            <text:p>9540</text:p>
          </table:table-cell>
          <table:table-cell table:formula="of:=[.A1738]&gt;[.A17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43" calcext:value-type="float">
            <text:p>9543</text:p>
          </table:table-cell>
          <table:table-cell table:formula="of:=[.A1739]&gt;[.A17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47" calcext:value-type="float">
            <text:p>9547</text:p>
          </table:table-cell>
          <table:table-cell table:formula="of:=[.A1740]&gt;[.A17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50" calcext:value-type="float">
            <text:p>9550</text:p>
          </table:table-cell>
          <table:table-cell table:formula="of:=[.A1741]&gt;[.A17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57" calcext:value-type="float">
            <text:p>9557</text:p>
          </table:table-cell>
          <table:table-cell table:formula="of:=[.A1742]&gt;[.A17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71" calcext:value-type="float">
            <text:p>9571</text:p>
          </table:table-cell>
          <table:table-cell table:formula="of:=[.A1743]&gt;[.A17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77" calcext:value-type="float">
            <text:p>9577</text:p>
          </table:table-cell>
          <table:table-cell table:formula="of:=[.A1744]&gt;[.A17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93" calcext:value-type="float">
            <text:p>9593</text:p>
          </table:table-cell>
          <table:table-cell table:formula="of:=[.A1745]&gt;[.A17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00" calcext:value-type="float">
            <text:p>9600</text:p>
          </table:table-cell>
          <table:table-cell table:formula="of:=[.A1746]&gt;[.A17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09" calcext:value-type="float">
            <text:p>9609</text:p>
          </table:table-cell>
          <table:table-cell table:formula="of:=[.A1747]&gt;[.A17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15" calcext:value-type="float">
            <text:p>9615</text:p>
          </table:table-cell>
          <table:table-cell table:formula="of:=[.A1748]&gt;[.A17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20" calcext:value-type="float">
            <text:p>9620</text:p>
          </table:table-cell>
          <table:table-cell table:formula="of:=[.A1749]&gt;[.A17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21" calcext:value-type="float">
            <text:p>9621</text:p>
          </table:table-cell>
          <table:table-cell table:formula="of:=[.A1750]&gt;[.A17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16" calcext:value-type="float">
            <text:p>9616</text:p>
          </table:table-cell>
          <table:table-cell table:formula="of:=[.A1751]&gt;[.A175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625" calcext:value-type="float">
            <text:p>9625</text:p>
          </table:table-cell>
          <table:table-cell table:formula="of:=[.A1752]&gt;[.A17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26" calcext:value-type="float">
            <text:p>9626</text:p>
          </table:table-cell>
          <table:table-cell table:formula="of:=[.A1753]&gt;[.A17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37" calcext:value-type="float">
            <text:p>9637</text:p>
          </table:table-cell>
          <table:table-cell table:formula="of:=[.A1754]&gt;[.A17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38" calcext:value-type="float">
            <text:p>9638</text:p>
          </table:table-cell>
          <table:table-cell table:formula="of:=[.A1755]&gt;[.A17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42" calcext:value-type="float">
            <text:p>9642</text:p>
          </table:table-cell>
          <table:table-cell table:formula="of:=[.A1756]&gt;[.A17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48" calcext:value-type="float">
            <text:p>9648</text:p>
          </table:table-cell>
          <table:table-cell table:formula="of:=[.A1757]&gt;[.A17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56" calcext:value-type="float">
            <text:p>9656</text:p>
          </table:table-cell>
          <table:table-cell table:formula="of:=[.A1758]&gt;[.A17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54" calcext:value-type="float">
            <text:p>9654</text:p>
          </table:table-cell>
          <table:table-cell table:formula="of:=[.A1759]&gt;[.A175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661" calcext:value-type="float">
            <text:p>9661</text:p>
          </table:table-cell>
          <table:table-cell table:formula="of:=[.A1760]&gt;[.A17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65" calcext:value-type="float">
            <text:p>9665</text:p>
          </table:table-cell>
          <table:table-cell table:formula="of:=[.A1761]&gt;[.A17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96" calcext:value-type="float">
            <text:p>9696</text:p>
          </table:table-cell>
          <table:table-cell table:formula="of:=[.A1762]&gt;[.A17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05" calcext:value-type="float">
            <text:p>9705</text:p>
          </table:table-cell>
          <table:table-cell table:formula="of:=[.A1763]&gt;[.A17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10" calcext:value-type="float">
            <text:p>9710</text:p>
          </table:table-cell>
          <table:table-cell table:formula="of:=[.A1764]&gt;[.A17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19" calcext:value-type="float">
            <text:p>9719</text:p>
          </table:table-cell>
          <table:table-cell table:formula="of:=[.A1765]&gt;[.A17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20" calcext:value-type="float">
            <text:p>9720</text:p>
          </table:table-cell>
          <table:table-cell table:formula="of:=[.A1766]&gt;[.A17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17" calcext:value-type="float">
            <text:p>9717</text:p>
          </table:table-cell>
          <table:table-cell table:formula="of:=[.A1767]&gt;[.A17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 table:formula="of:=[.A1768]&gt;[.A17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17" calcext:value-type="float">
            <text:p>9717</text:p>
          </table:table-cell>
          <table:table-cell table:formula="of:=[.A1769]&gt;[.A176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19" calcext:value-type="float">
            <text:p>9719</text:p>
          </table:table-cell>
          <table:table-cell table:formula="of:=[.A1770]&gt;[.A17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24" calcext:value-type="float">
            <text:p>9724</text:p>
          </table:table-cell>
          <table:table-cell table:formula="of:=[.A1771]&gt;[.A17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25" calcext:value-type="float">
            <text:p>9725</text:p>
          </table:table-cell>
          <table:table-cell table:formula="of:=[.A1772]&gt;[.A17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38" calcext:value-type="float">
            <text:p>9738</text:p>
          </table:table-cell>
          <table:table-cell table:formula="of:=[.A1773]&gt;[.A17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41" calcext:value-type="float">
            <text:p>9741</text:p>
          </table:table-cell>
          <table:table-cell table:formula="of:=[.A1774]&gt;[.A17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43" calcext:value-type="float">
            <text:p>9743</text:p>
          </table:table-cell>
          <table:table-cell table:formula="of:=[.A1775]&gt;[.A17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44" calcext:value-type="float">
            <text:p>9744</text:p>
          </table:table-cell>
          <table:table-cell table:formula="of:=[.A1776]&gt;[.A17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45" calcext:value-type="float">
            <text:p>9745</text:p>
          </table:table-cell>
          <table:table-cell table:formula="of:=[.A1777]&gt;[.A17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65" calcext:value-type="float">
            <text:p>9765</text:p>
          </table:table-cell>
          <table:table-cell table:formula="of:=[.A1778]&gt;[.A17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78" calcext:value-type="float">
            <text:p>9778</text:p>
          </table:table-cell>
          <table:table-cell table:formula="of:=[.A1779]&gt;[.A17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79" calcext:value-type="float">
            <text:p>9779</text:p>
          </table:table-cell>
          <table:table-cell table:formula="of:=[.A1780]&gt;[.A17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89" calcext:value-type="float">
            <text:p>9789</text:p>
          </table:table-cell>
          <table:table-cell table:formula="of:=[.A1781]&gt;[.A17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91" calcext:value-type="float">
            <text:p>9791</text:p>
          </table:table-cell>
          <table:table-cell table:formula="of:=[.A1782]&gt;[.A17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73" calcext:value-type="float">
            <text:p>9773</text:p>
          </table:table-cell>
          <table:table-cell table:formula="of:=[.A1783]&gt;[.A17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78" calcext:value-type="float">
            <text:p>9778</text:p>
          </table:table-cell>
          <table:table-cell table:formula="of:=[.A1784]&gt;[.A17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80" calcext:value-type="float">
            <text:p>9780</text:p>
          </table:table-cell>
          <table:table-cell table:formula="of:=[.A1785]&gt;[.A17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 table:formula="of:=[.A1786]&gt;[.A17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83" calcext:value-type="float">
            <text:p>9783</text:p>
          </table:table-cell>
          <table:table-cell table:formula="of:=[.A1787]&gt;[.A17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 table:formula="of:=[.A1788]&gt;[.A178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97" calcext:value-type="float">
            <text:p>9797</text:p>
          </table:table-cell>
          <table:table-cell table:formula="of:=[.A1789]&gt;[.A17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99" calcext:value-type="float">
            <text:p>9799</text:p>
          </table:table-cell>
          <table:table-cell table:formula="of:=[.A1790]&gt;[.A17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00" calcext:value-type="float">
            <text:p>9800</text:p>
          </table:table-cell>
          <table:table-cell table:formula="of:=[.A1791]&gt;[.A17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01" calcext:value-type="float">
            <text:p>9801</text:p>
          </table:table-cell>
          <table:table-cell table:formula="of:=[.A1792]&gt;[.A17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23" calcext:value-type="float">
            <text:p>9823</text:p>
          </table:table-cell>
          <table:table-cell table:formula="of:=[.A1793]&gt;[.A17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24" calcext:value-type="float">
            <text:p>9824</text:p>
          </table:table-cell>
          <table:table-cell table:formula="of:=[.A1794]&gt;[.A17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34" calcext:value-type="float">
            <text:p>9834</text:p>
          </table:table-cell>
          <table:table-cell table:formula="of:=[.A1795]&gt;[.A17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36" calcext:value-type="float">
            <text:p>9836</text:p>
          </table:table-cell>
          <table:table-cell table:formula="of:=[.A1796]&gt;[.A17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41" calcext:value-type="float">
            <text:p>9841</text:p>
          </table:table-cell>
          <table:table-cell table:formula="of:=[.A1797]&gt;[.A17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45" calcext:value-type="float">
            <text:p>9845</text:p>
          </table:table-cell>
          <table:table-cell table:formula="of:=[.A1798]&gt;[.A17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47" calcext:value-type="float">
            <text:p>9847</text:p>
          </table:table-cell>
          <table:table-cell table:formula="of:=[.A1799]&gt;[.A17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65" calcext:value-type="float">
            <text:p>9865</text:p>
          </table:table-cell>
          <table:table-cell table:formula="of:=[.A1800]&gt;[.A17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68" calcext:value-type="float">
            <text:p>9868</text:p>
          </table:table-cell>
          <table:table-cell table:formula="of:=[.A1801]&gt;[.A18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83" calcext:value-type="float">
            <text:p>9883</text:p>
          </table:table-cell>
          <table:table-cell table:formula="of:=[.A1802]&gt;[.A18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84" calcext:value-type="float">
            <text:p>9884</text:p>
          </table:table-cell>
          <table:table-cell table:formula="of:=[.A1803]&gt;[.A18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87" calcext:value-type="float">
            <text:p>9887</text:p>
          </table:table-cell>
          <table:table-cell table:formula="of:=[.A1804]&gt;[.A18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90" calcext:value-type="float">
            <text:p>9890</text:p>
          </table:table-cell>
          <table:table-cell table:formula="of:=[.A1805]&gt;[.A18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92" calcext:value-type="float">
            <text:p>9892</text:p>
          </table:table-cell>
          <table:table-cell table:formula="of:=[.A1806]&gt;[.A18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99" calcext:value-type="float">
            <text:p>9899</text:p>
          </table:table-cell>
          <table:table-cell table:formula="of:=[.A1807]&gt;[.A18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08" calcext:value-type="float">
            <text:p>9908</text:p>
          </table:table-cell>
          <table:table-cell table:formula="of:=[.A1808]&gt;[.A18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10" calcext:value-type="float">
            <text:p>9910</text:p>
          </table:table-cell>
          <table:table-cell table:formula="of:=[.A1809]&gt;[.A18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11" calcext:value-type="float">
            <text:p>9911</text:p>
          </table:table-cell>
          <table:table-cell table:formula="of:=[.A1810]&gt;[.A18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15" calcext:value-type="float">
            <text:p>9915</text:p>
          </table:table-cell>
          <table:table-cell table:formula="of:=[.A1811]&gt;[.A18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18" calcext:value-type="float">
            <text:p>9918</text:p>
          </table:table-cell>
          <table:table-cell table:formula="of:=[.A1812]&gt;[.A18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22" calcext:value-type="float">
            <text:p>9922</text:p>
          </table:table-cell>
          <table:table-cell table:formula="of:=[.A1813]&gt;[.A18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26" calcext:value-type="float">
            <text:p>9926</text:p>
          </table:table-cell>
          <table:table-cell table:formula="of:=[.A1814]&gt;[.A18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23" calcext:value-type="float">
            <text:p>9923</text:p>
          </table:table-cell>
          <table:table-cell table:formula="of:=[.A1815]&gt;[.A18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944" calcext:value-type="float">
            <text:p>9944</text:p>
          </table:table-cell>
          <table:table-cell table:formula="of:=[.A1816]&gt;[.A18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47" calcext:value-type="float">
            <text:p>9947</text:p>
          </table:table-cell>
          <table:table-cell table:formula="of:=[.A1817]&gt;[.A18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48" calcext:value-type="float">
            <text:p>9948</text:p>
          </table:table-cell>
          <table:table-cell table:formula="of:=[.A1818]&gt;[.A18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49" calcext:value-type="float">
            <text:p>9949</text:p>
          </table:table-cell>
          <table:table-cell table:formula="of:=[.A1819]&gt;[.A18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58" calcext:value-type="float">
            <text:p>9958</text:p>
          </table:table-cell>
          <table:table-cell table:formula="of:=[.A1820]&gt;[.A18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59" calcext:value-type="float">
            <text:p>9959</text:p>
          </table:table-cell>
          <table:table-cell table:formula="of:=[.A1821]&gt;[.A18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61" calcext:value-type="float">
            <text:p>9961</text:p>
          </table:table-cell>
          <table:table-cell table:formula="of:=[.A1822]&gt;[.A18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73" calcext:value-type="float">
            <text:p>9973</text:p>
          </table:table-cell>
          <table:table-cell table:formula="of:=[.A1823]&gt;[.A18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54" calcext:value-type="float">
            <text:p>9954</text:p>
          </table:table-cell>
          <table:table-cell table:formula="of:=[.A1824]&gt;[.A18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976" calcext:value-type="float">
            <text:p>9976</text:p>
          </table:table-cell>
          <table:table-cell table:formula="of:=[.A1825]&gt;[.A18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78" calcext:value-type="float">
            <text:p>9978</text:p>
          </table:table-cell>
          <table:table-cell table:formula="of:=[.A1826]&gt;[.A18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table:formula="of:=[.A1827]&gt;[.A18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1828]&gt;[.A182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992" calcext:value-type="float">
            <text:p>9992</text:p>
          </table:table-cell>
          <table:table-cell table:formula="of:=[.A1829]&gt;[.A182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997" calcext:value-type="float">
            <text:p>9997</text:p>
          </table:table-cell>
          <table:table-cell table:formula="of:=[.A1830]&gt;[.A18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85" calcext:value-type="float">
            <text:p>9985</text:p>
          </table:table-cell>
          <table:table-cell table:formula="of:=[.A1831]&gt;[.A183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995" calcext:value-type="float">
            <text:p>9995</text:p>
          </table:table-cell>
          <table:table-cell table:formula="of:=[.A1832]&gt;[.A18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96" calcext:value-type="float">
            <text:p>9996</text:p>
          </table:table-cell>
          <table:table-cell table:formula="of:=[.A1833]&gt;[.A18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05" calcext:value-type="float">
            <text:p>10005</text:p>
          </table:table-cell>
          <table:table-cell table:formula="of:=[.A1834]&gt;[.A18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99" calcext:value-type="float">
            <text:p>9999</text:p>
          </table:table-cell>
          <table:table-cell table:formula="of:=[.A1835]&gt;[.A18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table:formula="of:=[.A1836]&gt;[.A18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02" calcext:value-type="float">
            <text:p>10002</text:p>
          </table:table-cell>
          <table:table-cell table:formula="of:=[.A1837]&gt;[.A18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09" calcext:value-type="float">
            <text:p>10009</text:p>
          </table:table-cell>
          <table:table-cell table:formula="of:=[.A1838]&gt;[.A18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41" calcext:value-type="float">
            <text:p>10041</text:p>
          </table:table-cell>
          <table:table-cell table:formula="of:=[.A1839]&gt;[.A18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45" calcext:value-type="float">
            <text:p>10045</text:p>
          </table:table-cell>
          <table:table-cell table:formula="of:=[.A1840]&gt;[.A18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51" calcext:value-type="float">
            <text:p>10051</text:p>
          </table:table-cell>
          <table:table-cell table:formula="of:=[.A1841]&gt;[.A18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70" calcext:value-type="float">
            <text:p>10070</text:p>
          </table:table-cell>
          <table:table-cell table:formula="of:=[.A1842]&gt;[.A18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71" calcext:value-type="float">
            <text:p>10071</text:p>
          </table:table-cell>
          <table:table-cell table:formula="of:=[.A1843]&gt;[.A18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73" calcext:value-type="float">
            <text:p>10073</text:p>
          </table:table-cell>
          <table:table-cell table:formula="of:=[.A1844]&gt;[.A18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00" calcext:value-type="float">
            <text:p>10100</text:p>
          </table:table-cell>
          <table:table-cell table:formula="of:=[.A1845]&gt;[.A18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99" calcext:value-type="float">
            <text:p>10099</text:p>
          </table:table-cell>
          <table:table-cell table:formula="of:=[.A1846]&gt;[.A184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100" calcext:value-type="float">
            <text:p>10100</text:p>
          </table:table-cell>
          <table:table-cell table:formula="of:=[.A1847]&gt;[.A18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formula="of:=[.A1848]&gt;[.A18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02" calcext:value-type="float">
            <text:p>10102</text:p>
          </table:table-cell>
          <table:table-cell table:formula="of:=[.A1849]&gt;[.A18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05" calcext:value-type="float">
            <text:p>10105</text:p>
          </table:table-cell>
          <table:table-cell table:formula="of:=[.A1850]&gt;[.A18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82" calcext:value-type="float">
            <text:p>10082</text:p>
          </table:table-cell>
          <table:table-cell table:formula="of:=[.A1851]&gt;[.A185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083" calcext:value-type="float">
            <text:p>10083</text:p>
          </table:table-cell>
          <table:table-cell table:formula="of:=[.A1852]&gt;[.A18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82" calcext:value-type="float">
            <text:p>10082</text:p>
          </table:table-cell>
          <table:table-cell table:formula="of:=[.A1853]&gt;[.A18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086" calcext:value-type="float">
            <text:p>10086</text:p>
          </table:table-cell>
          <table:table-cell table:formula="of:=[.A1854]&gt;[.A18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12" calcext:value-type="float">
            <text:p>10112</text:p>
          </table:table-cell>
          <table:table-cell table:formula="of:=[.A1855]&gt;[.A18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13" calcext:value-type="float">
            <text:p>10113</text:p>
          </table:table-cell>
          <table:table-cell table:formula="of:=[.A1856]&gt;[.A18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14" calcext:value-type="float">
            <text:p>10114</text:p>
          </table:table-cell>
          <table:table-cell table:formula="of:=[.A1857]&gt;[.A18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22" calcext:value-type="float">
            <text:p>10122</text:p>
          </table:table-cell>
          <table:table-cell table:formula="of:=[.A1858]&gt;[.A18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24" calcext:value-type="float">
            <text:p>10124</text:p>
          </table:table-cell>
          <table:table-cell table:formula="of:=[.A1859]&gt;[.A18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27" calcext:value-type="float">
            <text:p>10127</text:p>
          </table:table-cell>
          <table:table-cell table:formula="of:=[.A1860]&gt;[.A18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40" calcext:value-type="float">
            <text:p>10140</text:p>
          </table:table-cell>
          <table:table-cell table:formula="of:=[.A1861]&gt;[.A18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56" calcext:value-type="float">
            <text:p>10156</text:p>
          </table:table-cell>
          <table:table-cell table:formula="of:=[.A1862]&gt;[.A18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57" calcext:value-type="float">
            <text:p>10157</text:p>
          </table:table-cell>
          <table:table-cell table:formula="of:=[.A1863]&gt;[.A18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58" calcext:value-type="float">
            <text:p>10158</text:p>
          </table:table-cell>
          <table:table-cell table:formula="of:=[.A1864]&gt;[.A18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59" calcext:value-type="float">
            <text:p>10159</text:p>
          </table:table-cell>
          <table:table-cell table:formula="of:=[.A1865]&gt;[.A18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62" calcext:value-type="float">
            <text:p>10162</text:p>
          </table:table-cell>
          <table:table-cell table:formula="of:=[.A1866]&gt;[.A18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63" calcext:value-type="float">
            <text:p>10163</text:p>
          </table:table-cell>
          <table:table-cell table:formula="of:=[.A1867]&gt;[.A18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66" calcext:value-type="float">
            <text:p>10166</text:p>
          </table:table-cell>
          <table:table-cell table:formula="of:=[.A1868]&gt;[.A18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77" calcext:value-type="float">
            <text:p>10177</text:p>
          </table:table-cell>
          <table:table-cell table:formula="of:=[.A1869]&gt;[.A18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78" calcext:value-type="float">
            <text:p>10178</text:p>
          </table:table-cell>
          <table:table-cell table:formula="of:=[.A1870]&gt;[.A18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80" calcext:value-type="float">
            <text:p>10180</text:p>
          </table:table-cell>
          <table:table-cell table:formula="of:=[.A1871]&gt;[.A18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78" calcext:value-type="float">
            <text:p>10178</text:p>
          </table:table-cell>
          <table:table-cell table:formula="of:=[.A1872]&gt;[.A18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formula="of:=[.A1873]&gt;[.A18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formula="of:=[.A1874]&gt;[.A18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86" calcext:value-type="float">
            <text:p>10186</text:p>
          </table:table-cell>
          <table:table-cell table:formula="of:=[.A1875]&gt;[.A18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198" calcext:value-type="float">
            <text:p>10198</text:p>
          </table:table-cell>
          <table:table-cell table:formula="of:=[.A1876]&gt;[.A18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01" calcext:value-type="float">
            <text:p>10201</text:p>
          </table:table-cell>
          <table:table-cell table:formula="of:=[.A1877]&gt;[.A18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04" calcext:value-type="float">
            <text:p>10204</text:p>
          </table:table-cell>
          <table:table-cell table:formula="of:=[.A1878]&gt;[.A18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27" calcext:value-type="float">
            <text:p>10227</text:p>
          </table:table-cell>
          <table:table-cell table:formula="of:=[.A1879]&gt;[.A18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29" calcext:value-type="float">
            <text:p>10229</text:p>
          </table:table-cell>
          <table:table-cell table:formula="of:=[.A1880]&gt;[.A18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32" calcext:value-type="float">
            <text:p>10232</text:p>
          </table:table-cell>
          <table:table-cell table:formula="of:=[.A1881]&gt;[.A18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34" calcext:value-type="float">
            <text:p>10234</text:p>
          </table:table-cell>
          <table:table-cell table:formula="of:=[.A1882]&gt;[.A18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46" calcext:value-type="float">
            <text:p>10246</text:p>
          </table:table-cell>
          <table:table-cell table:formula="of:=[.A1883]&gt;[.A18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47" calcext:value-type="float">
            <text:p>10247</text:p>
          </table:table-cell>
          <table:table-cell table:formula="of:=[.A1884]&gt;[.A18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48" calcext:value-type="float">
            <text:p>10248</text:p>
          </table:table-cell>
          <table:table-cell table:formula="of:=[.A1885]&gt;[.A18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49" calcext:value-type="float">
            <text:p>10249</text:p>
          </table:table-cell>
          <table:table-cell table:formula="of:=[.A1886]&gt;[.A18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50" calcext:value-type="float">
            <text:p>10250</text:p>
          </table:table-cell>
          <table:table-cell table:formula="of:=[.A1887]&gt;[.A18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69" calcext:value-type="float">
            <text:p>10269</text:p>
          </table:table-cell>
          <table:table-cell table:formula="of:=[.A1888]&gt;[.A18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77" calcext:value-type="float">
            <text:p>10277</text:p>
          </table:table-cell>
          <table:table-cell table:formula="of:=[.A1889]&gt;[.A18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78" calcext:value-type="float">
            <text:p>10278</text:p>
          </table:table-cell>
          <table:table-cell table:formula="of:=[.A1890]&gt;[.A18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79" calcext:value-type="float">
            <text:p>10279</text:p>
          </table:table-cell>
          <table:table-cell table:formula="of:=[.A1891]&gt;[.A18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89" calcext:value-type="float">
            <text:p>10289</text:p>
          </table:table-cell>
          <table:table-cell table:formula="of:=[.A1892]&gt;[.A18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91" calcext:value-type="float">
            <text:p>10291</text:p>
          </table:table-cell>
          <table:table-cell table:formula="of:=[.A1893]&gt;[.A18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94" calcext:value-type="float">
            <text:p>10294</text:p>
          </table:table-cell>
          <table:table-cell table:formula="of:=[.A1894]&gt;[.A18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92" calcext:value-type="float">
            <text:p>10292</text:p>
          </table:table-cell>
          <table:table-cell table:formula="of:=[.A1895]&gt;[.A18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304" calcext:value-type="float">
            <text:p>10304</text:p>
          </table:table-cell>
          <table:table-cell table:formula="of:=[.A1896]&gt;[.A18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formula="of:=[.A1897]&gt;[.A18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39" calcext:value-type="float">
            <text:p>10339</text:p>
          </table:table-cell>
          <table:table-cell table:formula="of:=[.A1898]&gt;[.A18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42" calcext:value-type="float">
            <text:p>10342</text:p>
          </table:table-cell>
          <table:table-cell table:formula="of:=[.A1899]&gt;[.A18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43" calcext:value-type="float">
            <text:p>10343</text:p>
          </table:table-cell>
          <table:table-cell table:formula="of:=[.A1900]&gt;[.A18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49" calcext:value-type="float">
            <text:p>10349</text:p>
          </table:table-cell>
          <table:table-cell table:formula="of:=[.A1901]&gt;[.A19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54" calcext:value-type="float">
            <text:p>10354</text:p>
          </table:table-cell>
          <table:table-cell table:formula="of:=[.A1902]&gt;[.A19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71" calcext:value-type="float">
            <text:p>10371</text:p>
          </table:table-cell>
          <table:table-cell table:formula="of:=[.A1903]&gt;[.A19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formula="of:=[.A1904]&gt;[.A19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374" calcext:value-type="float">
            <text:p>10374</text:p>
          </table:table-cell>
          <table:table-cell table:formula="of:=[.A1905]&gt;[.A19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76" calcext:value-type="float">
            <text:p>10376</text:p>
          </table:table-cell>
          <table:table-cell table:formula="of:=[.A1906]&gt;[.A19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79" calcext:value-type="float">
            <text:p>10379</text:p>
          </table:table-cell>
          <table:table-cell table:formula="of:=[.A1907]&gt;[.A19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formula="of:=[.A1908]&gt;[.A19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06" calcext:value-type="float">
            <text:p>10406</text:p>
          </table:table-cell>
          <table:table-cell table:formula="of:=[.A1909]&gt;[.A19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formula="of:=[.A1910]&gt;[.A190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403" calcext:value-type="float">
            <text:p>10403</text:p>
          </table:table-cell>
          <table:table-cell table:formula="of:=[.A1911]&gt;[.A19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 table:formula="of:=[.A1912]&gt;[.A19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12" calcext:value-type="float">
            <text:p>10412</text:p>
          </table:table-cell>
          <table:table-cell table:formula="of:=[.A1913]&gt;[.A19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 table:formula="of:=[.A1914]&gt;[.A19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419" calcext:value-type="float">
            <text:p>10419</text:p>
          </table:table-cell>
          <table:table-cell table:formula="of:=[.A1915]&gt;[.A19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22" calcext:value-type="float">
            <text:p>10422</text:p>
          </table:table-cell>
          <table:table-cell table:formula="of:=[.A1916]&gt;[.A19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35" calcext:value-type="float">
            <text:p>10435</text:p>
          </table:table-cell>
          <table:table-cell table:formula="of:=[.A1917]&gt;[.A19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37" calcext:value-type="float">
            <text:p>10437</text:p>
          </table:table-cell>
          <table:table-cell table:formula="of:=[.A1918]&gt;[.A19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38" calcext:value-type="float">
            <text:p>10438</text:p>
          </table:table-cell>
          <table:table-cell table:formula="of:=[.A1919]&gt;[.A19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37" calcext:value-type="float">
            <text:p>10437</text:p>
          </table:table-cell>
          <table:table-cell table:formula="of:=[.A1920]&gt;[.A191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440" calcext:value-type="float">
            <text:p>10440</text:p>
          </table:table-cell>
          <table:table-cell table:formula="of:=[.A1921]&gt;[.A19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27" calcext:value-type="float">
            <text:p>10427</text:p>
          </table:table-cell>
          <table:table-cell table:formula="of:=[.A1922]&gt;[.A19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421" calcext:value-type="float">
            <text:p>10421</text:p>
          </table:table-cell>
          <table:table-cell table:formula="of:=[.A1923]&gt;[.A19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formula="of:=[.A1924]&gt;[.A19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34" calcext:value-type="float">
            <text:p>10434</text:p>
          </table:table-cell>
          <table:table-cell table:formula="of:=[.A1925]&gt;[.A19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39" calcext:value-type="float">
            <text:p>10439</text:p>
          </table:table-cell>
          <table:table-cell table:formula="of:=[.A1926]&gt;[.A19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49" calcext:value-type="float">
            <text:p>10449</text:p>
          </table:table-cell>
          <table:table-cell table:formula="of:=[.A1927]&gt;[.A19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42" calcext:value-type="float">
            <text:p>10442</text:p>
          </table:table-cell>
          <table:table-cell table:formula="of:=[.A1928]&gt;[.A192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469" calcext:value-type="float">
            <text:p>10469</text:p>
          </table:table-cell>
          <table:table-cell table:formula="of:=[.A1929]&gt;[.A19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71" calcext:value-type="float">
            <text:p>10471</text:p>
          </table:table-cell>
          <table:table-cell table:formula="of:=[.A1930]&gt;[.A19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76" calcext:value-type="float">
            <text:p>10476</text:p>
          </table:table-cell>
          <table:table-cell table:formula="of:=[.A1931]&gt;[.A19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80" calcext:value-type="float">
            <text:p>10480</text:p>
          </table:table-cell>
          <table:table-cell table:formula="of:=[.A1932]&gt;[.A19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81" calcext:value-type="float">
            <text:p>10481</text:p>
          </table:table-cell>
          <table:table-cell table:formula="of:=[.A1933]&gt;[.A19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85" calcext:value-type="float">
            <text:p>10485</text:p>
          </table:table-cell>
          <table:table-cell table:formula="of:=[.A1934]&gt;[.A19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07" calcext:value-type="float">
            <text:p>10507</text:p>
          </table:table-cell>
          <table:table-cell table:formula="of:=[.A1935]&gt;[.A19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08" calcext:value-type="float">
            <text:p>10508</text:p>
          </table:table-cell>
          <table:table-cell table:formula="of:=[.A1936]&gt;[.A19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11" calcext:value-type="float">
            <text:p>10511</text:p>
          </table:table-cell>
          <table:table-cell table:formula="of:=[.A1937]&gt;[.A19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12" calcext:value-type="float">
            <text:p>10512</text:p>
          </table:table-cell>
          <table:table-cell table:formula="of:=[.A1938]&gt;[.A19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13" calcext:value-type="float">
            <text:p>10513</text:p>
          </table:table-cell>
          <table:table-cell table:formula="of:=[.A1939]&gt;[.A19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23" calcext:value-type="float">
            <text:p>10523</text:p>
          </table:table-cell>
          <table:table-cell table:formula="of:=[.A1940]&gt;[.A19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24" calcext:value-type="float">
            <text:p>10524</text:p>
          </table:table-cell>
          <table:table-cell table:formula="of:=[.A1941]&gt;[.A19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29" calcext:value-type="float">
            <text:p>10529</text:p>
          </table:table-cell>
          <table:table-cell table:formula="of:=[.A1942]&gt;[.A19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36" calcext:value-type="float">
            <text:p>10536</text:p>
          </table:table-cell>
          <table:table-cell table:formula="of:=[.A1943]&gt;[.A19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52" calcext:value-type="float">
            <text:p>10552</text:p>
          </table:table-cell>
          <table:table-cell table:formula="of:=[.A1944]&gt;[.A19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63" calcext:value-type="float">
            <text:p>10563</text:p>
          </table:table-cell>
          <table:table-cell table:formula="of:=[.A1945]&gt;[.A19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69" calcext:value-type="float">
            <text:p>10569</text:p>
          </table:table-cell>
          <table:table-cell table:formula="of:=[.A1946]&gt;[.A19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73" calcext:value-type="float">
            <text:p>10573</text:p>
          </table:table-cell>
          <table:table-cell table:formula="of:=[.A1947]&gt;[.A19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75" calcext:value-type="float">
            <text:p>10575</text:p>
          </table:table-cell>
          <table:table-cell table:formula="of:=[.A1948]&gt;[.A19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76" calcext:value-type="float">
            <text:p>10576</text:p>
          </table:table-cell>
          <table:table-cell table:formula="of:=[.A1949]&gt;[.A19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78" calcext:value-type="float">
            <text:p>10578</text:p>
          </table:table-cell>
          <table:table-cell table:formula="of:=[.A1950]&gt;[.A19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96" calcext:value-type="float">
            <text:p>10596</text:p>
          </table:table-cell>
          <table:table-cell table:formula="of:=[.A1951]&gt;[.A19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02" calcext:value-type="float">
            <text:p>10602</text:p>
          </table:table-cell>
          <table:table-cell table:formula="of:=[.A1952]&gt;[.A19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30" calcext:value-type="float">
            <text:p>10630</text:p>
          </table:table-cell>
          <table:table-cell table:formula="of:=[.A1953]&gt;[.A19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47" calcext:value-type="float">
            <text:p>10647</text:p>
          </table:table-cell>
          <table:table-cell table:formula="of:=[.A1954]&gt;[.A19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57" calcext:value-type="float">
            <text:p>10657</text:p>
          </table:table-cell>
          <table:table-cell table:formula="of:=[.A1955]&gt;[.A19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59" calcext:value-type="float">
            <text:p>10659</text:p>
          </table:table-cell>
          <table:table-cell table:formula="of:=[.A1956]&gt;[.A19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84" calcext:value-type="float">
            <text:p>10684</text:p>
          </table:table-cell>
          <table:table-cell table:formula="of:=[.A1957]&gt;[.A19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87" calcext:value-type="float">
            <text:p>10687</text:p>
          </table:table-cell>
          <table:table-cell table:formula="of:=[.A1958]&gt;[.A19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92" calcext:value-type="float">
            <text:p>10692</text:p>
          </table:table-cell>
          <table:table-cell table:formula="of:=[.A1959]&gt;[.A19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93" calcext:value-type="float">
            <text:p>10693</text:p>
          </table:table-cell>
          <table:table-cell table:formula="of:=[.A1960]&gt;[.A19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00" calcext:value-type="float">
            <text:p>10700</text:p>
          </table:table-cell>
          <table:table-cell table:formula="of:=[.A1961]&gt;[.A19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02" calcext:value-type="float">
            <text:p>10702</text:p>
          </table:table-cell>
          <table:table-cell table:formula="of:=[.A1962]&gt;[.A19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03" calcext:value-type="float">
            <text:p>10703</text:p>
          </table:table-cell>
          <table:table-cell table:formula="of:=[.A1963]&gt;[.A19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09" calcext:value-type="float">
            <text:p>10709</text:p>
          </table:table-cell>
          <table:table-cell table:formula="of:=[.A1964]&gt;[.A19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14" calcext:value-type="float">
            <text:p>10714</text:p>
          </table:table-cell>
          <table:table-cell table:formula="of:=[.A1965]&gt;[.A19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16" calcext:value-type="float">
            <text:p>10716</text:p>
          </table:table-cell>
          <table:table-cell table:formula="of:=[.A1966]&gt;[.A19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27" calcext:value-type="float">
            <text:p>10727</text:p>
          </table:table-cell>
          <table:table-cell table:formula="of:=[.A1967]&gt;[.A19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46" calcext:value-type="float">
            <text:p>10746</text:p>
          </table:table-cell>
          <table:table-cell table:formula="of:=[.A1968]&gt;[.A19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44" calcext:value-type="float">
            <text:p>10744</text:p>
          </table:table-cell>
          <table:table-cell table:formula="of:=[.A1969]&gt;[.A196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754" calcext:value-type="float">
            <text:p>10754</text:p>
          </table:table-cell>
          <table:table-cell table:formula="of:=[.A1970]&gt;[.A19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53" calcext:value-type="float">
            <text:p>10753</text:p>
          </table:table-cell>
          <table:table-cell table:formula="of:=[.A1971]&gt;[.A197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754" calcext:value-type="float">
            <text:p>10754</text:p>
          </table:table-cell>
          <table:table-cell table:formula="of:=[.A1972]&gt;[.A19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55" calcext:value-type="float">
            <text:p>10755</text:p>
          </table:table-cell>
          <table:table-cell table:formula="of:=[.A1973]&gt;[.A19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59" calcext:value-type="float">
            <text:p>10759</text:p>
          </table:table-cell>
          <table:table-cell table:formula="of:=[.A1974]&gt;[.A19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63" calcext:value-type="float">
            <text:p>10763</text:p>
          </table:table-cell>
          <table:table-cell table:formula="of:=[.A1975]&gt;[.A19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64" calcext:value-type="float">
            <text:p>10764</text:p>
          </table:table-cell>
          <table:table-cell table:formula="of:=[.A1976]&gt;[.A19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65" calcext:value-type="float">
            <text:p>10765</text:p>
          </table:table-cell>
          <table:table-cell table:formula="of:=[.A1977]&gt;[.A19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69" calcext:value-type="float">
            <text:p>10769</text:p>
          </table:table-cell>
          <table:table-cell table:formula="of:=[.A1978]&gt;[.A19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70" calcext:value-type="float">
            <text:p>10770</text:p>
          </table:table-cell>
          <table:table-cell table:formula="of:=[.A1979]&gt;[.A19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71" calcext:value-type="float">
            <text:p>10771</text:p>
          </table:table-cell>
          <table:table-cell table:formula="of:=[.A1980]&gt;[.A19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77" calcext:value-type="float">
            <text:p>10777</text:p>
          </table:table-cell>
          <table:table-cell table:formula="of:=[.A1981]&gt;[.A19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96" calcext:value-type="float">
            <text:p>10796</text:p>
          </table:table-cell>
          <table:table-cell table:formula="of:=[.A1982]&gt;[.A19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07" calcext:value-type="float">
            <text:p>10807</text:p>
          </table:table-cell>
          <table:table-cell table:formula="of:=[.A1983]&gt;[.A19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13" calcext:value-type="float">
            <text:p>10813</text:p>
          </table:table-cell>
          <table:table-cell table:formula="of:=[.A1984]&gt;[.A19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18" calcext:value-type="float">
            <text:p>10818</text:p>
          </table:table-cell>
          <table:table-cell table:formula="of:=[.A1985]&gt;[.A19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25" calcext:value-type="float">
            <text:p>10825</text:p>
          </table:table-cell>
          <table:table-cell table:formula="of:=[.A1986]&gt;[.A19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30" calcext:value-type="float">
            <text:p>10830</text:p>
          </table:table-cell>
          <table:table-cell table:formula="of:=[.A1987]&gt;[.A19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35" calcext:value-type="float">
            <text:p>10835</text:p>
          </table:table-cell>
          <table:table-cell table:formula="of:=[.A1988]&gt;[.A19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36" calcext:value-type="float">
            <text:p>10836</text:p>
          </table:table-cell>
          <table:table-cell table:formula="of:=[.A1989]&gt;[.A19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49" calcext:value-type="float">
            <text:p>10849</text:p>
          </table:table-cell>
          <table:table-cell table:formula="of:=[.A1990]&gt;[.A19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58" calcext:value-type="float">
            <text:p>10858</text:p>
          </table:table-cell>
          <table:table-cell table:formula="of:=[.A1991]&gt;[.A19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73" calcext:value-type="float">
            <text:p>10873</text:p>
          </table:table-cell>
          <table:table-cell table:formula="of:=[.A1992]&gt;[.A19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82" calcext:value-type="float">
            <text:p>10882</text:p>
          </table:table-cell>
          <table:table-cell table:formula="of:=[.A1993]&gt;[.A19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79" calcext:value-type="float">
            <text:p>10879</text:p>
          </table:table-cell>
          <table:table-cell table:formula="of:=[.A1994]&gt;[.A19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882" calcext:value-type="float">
            <text:p>10882</text:p>
          </table:table-cell>
          <table:table-cell table:formula="of:=[.A1995]&gt;[.A19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86" calcext:value-type="float">
            <text:p>10886</text:p>
          </table:table-cell>
          <table:table-cell table:formula="of:=[.A1996]&gt;[.A19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902" calcext:value-type="float">
            <text:p>10902</text:p>
          </table:table-cell>
          <table:table-cell table:formula="of:=[.A1997]&gt;[.A19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903" calcext:value-type="float">
            <text:p>10903</text:p>
          </table:table-cell>
          <table:table-cell table:formula="of:=[.A1998]&gt;[.A19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931" calcext:value-type="float">
            <text:p>10931</text:p>
          </table:table-cell>
          <table:table-cell table:formula="of:=[.A1999]&gt;[.A19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930" calcext:value-type="float">
            <text:p>10930</text:p>
          </table:table-cell>
          <table:table-cell table:formula="of:=[.A2000]&gt;[.A1999]" office:value-type="boolean" office:boolean-value="false" calcext:value-type="boolean">
            <text:p>FALSE</text:p>
          </table:table-cell>
          <table:table-cell/>
        </table:table-row>
      </table:table>
      <table:table table:name="Day 01.2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float" office:value="198" calcext:value-type="float">
            <text:p>198</text:p>
          </table:table-cell>
          <table:table-cell table:formula="of:=[.A1]" office:value-type="float" office:value="198" calcext:value-type="float">
            <text:p>198</text:p>
          </table:table-cell>
          <table:table-cell office:value-type="boolean" office:boolean-value="false" calcext:value-type="boolean">
            <text:p>FALSE</text:p>
          </table:table-cell>
          <table:table-cell table:formula="of:=SUM([.C$1:.C$1048576])"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]+[.A1]" office:value-type="float" office:value="406" calcext:value-type="float">
            <text:p>406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3]+[.A2]+[.A1]" office:value-type="float" office:value="615" calcext:value-type="float">
            <text:p>615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4]+[.A3]+[.A2]" office:value-type="float" office:value="629" calcext:value-type="float">
            <text:p>629</text:p>
          </table:table-cell>
          <table:table-cell table:formula="of:=[.B4]&gt;[.B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5]+[.A4]+[.A3]" office:value-type="float" office:value="634" calcext:value-type="float">
            <text:p>634</text:p>
          </table:table-cell>
          <table:table-cell table:formula="of:=[.B5]&gt;[.B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6]+[.A5]+[.A4]" office:value-type="float" office:value="642" calcext:value-type="float">
            <text:p>642</text:p>
          </table:table-cell>
          <table:table-cell table:formula="of:=[.B6]&gt;[.B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7]+[.A6]+[.A5]" office:value-type="float" office:value="648" calcext:value-type="float">
            <text:p>648</text:p>
          </table:table-cell>
          <table:table-cell table:formula="of:=[.B7]&gt;[.B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8]+[.A7]+[.A6]" office:value-type="float" office:value="658" calcext:value-type="float">
            <text:p>658</text:p>
          </table:table-cell>
          <table:table-cell table:formula="of:=[.B8]&gt;[.B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9]+[.A8]+[.A7]" office:value-type="float" office:value="663" calcext:value-type="float">
            <text:p>663</text:p>
          </table:table-cell>
          <table:table-cell table:formula="of:=[.B9]&gt;[.B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10]+[.A9]+[.A8]" office:value-type="float" office:value="669" calcext:value-type="float">
            <text:p>669</text:p>
          </table:table-cell>
          <table:table-cell table:formula="of:=[.B10]&gt;[.B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11]+[.A10]+[.A9]" office:value-type="float" office:value="662" calcext:value-type="float">
            <text:p>662</text:p>
          </table:table-cell>
          <table:table-cell table:formula="of:=[.B11]&gt;[.B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12]+[.A11]+[.A10]" office:value-type="float" office:value="673" calcext:value-type="float">
            <text:p>673</text:p>
          </table:table-cell>
          <table:table-cell table:formula="of:=[.B12]&gt;[.B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13]+[.A12]+[.A11]" office:value-type="float" office:value="687" calcext:value-type="float">
            <text:p>687</text:p>
          </table:table-cell>
          <table:table-cell table:formula="of:=[.B13]&gt;[.B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14]+[.A13]+[.A12]" office:value-type="float" office:value="710" calcext:value-type="float">
            <text:p>710</text:p>
          </table:table-cell>
          <table:table-cell table:formula="of:=[.B14]&gt;[.B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15]+[.A14]+[.A13]" office:value-type="float" office:value="717" calcext:value-type="float">
            <text:p>717</text:p>
          </table:table-cell>
          <table:table-cell table:formula="of:=[.B15]&gt;[.B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16]+[.A15]+[.A14]" office:value-type="float" office:value="729" calcext:value-type="float">
            <text:p>729</text:p>
          </table:table-cell>
          <table:table-cell table:formula="of:=[.B16]&gt;[.B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17]+[.A16]+[.A15]" office:value-type="float" office:value="753" calcext:value-type="float">
            <text:p>753</text:p>
          </table:table-cell>
          <table:table-cell table:formula="of:=[.B17]&gt;[.B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18]+[.A17]+[.A16]" office:value-type="float" office:value="777" calcext:value-type="float">
            <text:p>777</text:p>
          </table:table-cell>
          <table:table-cell table:formula="of:=[.B18]&gt;[.B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19]+[.A18]+[.A17]" office:value-type="float" office:value="794" calcext:value-type="float">
            <text:p>794</text:p>
          </table:table-cell>
          <table:table-cell table:formula="of:=[.B19]&gt;[.B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0]+[.A19]+[.A18]" office:value-type="float" office:value="805" calcext:value-type="float">
            <text:p>805</text:p>
          </table:table-cell>
          <table:table-cell table:formula="of:=[.B20]&gt;[.B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1]+[.A20]+[.A19]" office:value-type="float" office:value="829" calcext:value-type="float">
            <text:p>829</text:p>
          </table:table-cell>
          <table:table-cell table:formula="of:=[.B21]&gt;[.B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22]+[.A21]+[.A20]" office:value-type="float" office:value="878" calcext:value-type="float">
            <text:p>878</text:p>
          </table:table-cell>
          <table:table-cell table:formula="of:=[.B22]&gt;[.B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23]+[.A22]+[.A21]" office:value-type="float" office:value="923" calcext:value-type="float">
            <text:p>923</text:p>
          </table:table-cell>
          <table:table-cell table:formula="of:=[.B23]&gt;[.B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24]+[.A23]+[.A22]" office:value-type="float" office:value="965" calcext:value-type="float">
            <text:p>965</text:p>
          </table:table-cell>
          <table:table-cell table:formula="of:=[.B24]&gt;[.B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25]+[.A24]+[.A23]" office:value-type="float" office:value="989" calcext:value-type="float">
            <text:p>989</text:p>
          </table:table-cell>
          <table:table-cell table:formula="of:=[.B25]&gt;[.B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26]+[.A25]+[.A24]" office:value-type="float" office:value="1017" calcext:value-type="float">
            <text:p>1017</text:p>
          </table:table-cell>
          <table:table-cell table:formula="of:=[.B26]&gt;[.B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27]+[.A26]+[.A25]" office:value-type="float" office:value="1036" calcext:value-type="float">
            <text:p>1036</text:p>
          </table:table-cell>
          <table:table-cell table:formula="of:=[.B27]&gt;[.B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28]+[.A27]+[.A26]" office:value-type="float" office:value="1050" calcext:value-type="float">
            <text:p>1050</text:p>
          </table:table-cell>
          <table:table-cell table:formula="of:=[.B28]&gt;[.B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29]+[.A28]+[.A27]" office:value-type="float" office:value="1053" calcext:value-type="float">
            <text:p>1053</text:p>
          </table:table-cell>
          <table:table-cell table:formula="of:=[.B29]&gt;[.B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0]+[.A29]+[.A28]" office:value-type="float" office:value="1053" calcext:value-type="float">
            <text:p>1053</text:p>
          </table:table-cell>
          <table:table-cell table:formula="of:=[.B30]&gt;[.B2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1]+[.A30]+[.A29]" office:value-type="float" office:value="1050" calcext:value-type="float">
            <text:p>1050</text:p>
          </table:table-cell>
          <table:table-cell table:formula="of:=[.B31]&gt;[.B3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2]+[.A31]+[.A30]" office:value-type="float" office:value="1052" calcext:value-type="float">
            <text:p>1052</text:p>
          </table:table-cell>
          <table:table-cell table:formula="of:=[.B32]&gt;[.B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3]+[.A32]+[.A31]" office:value-type="float" office:value="1056" calcext:value-type="float">
            <text:p>1056</text:p>
          </table:table-cell>
          <table:table-cell table:formula="of:=[.B33]&gt;[.B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4]+[.A33]+[.A32]" office:value-type="float" office:value="1076" calcext:value-type="float">
            <text:p>1076</text:p>
          </table:table-cell>
          <table:table-cell table:formula="of:=[.B34]&gt;[.B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5]+[.A34]+[.A33]" office:value-type="float" office:value="1107" calcext:value-type="float">
            <text:p>1107</text:p>
          </table:table-cell>
          <table:table-cell table:formula="of:=[.B35]&gt;[.B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6]+[.A35]+[.A34]" office:value-type="float" office:value="1139" calcext:value-type="float">
            <text:p>1139</text:p>
          </table:table-cell>
          <table:table-cell table:formula="of:=[.B36]&gt;[.B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37]+[.A36]+[.A35]" office:value-type="float" office:value="1173" calcext:value-type="float">
            <text:p>1173</text:p>
          </table:table-cell>
          <table:table-cell table:formula="of:=[.B37]&gt;[.B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38]+[.A37]+[.A36]" office:value-type="float" office:value="1203" calcext:value-type="float">
            <text:p>1203</text:p>
          </table:table-cell>
          <table:table-cell table:formula="of:=[.B38]&gt;[.B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39]+[.A38]+[.A37]" office:value-type="float" office:value="1273" calcext:value-type="float">
            <text:p>1273</text:p>
          </table:table-cell>
          <table:table-cell table:formula="of:=[.B39]&gt;[.B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0]+[.A39]+[.A38]" office:value-type="float" office:value="1319" calcext:value-type="float">
            <text:p>1319</text:p>
          </table:table-cell>
          <table:table-cell table:formula="of:=[.B40]&gt;[.B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1]+[.A40]+[.A39]" office:value-type="float" office:value="1365" calcext:value-type="float">
            <text:p>1365</text:p>
          </table:table-cell>
          <table:table-cell table:formula="of:=[.B41]&gt;[.B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2]+[.A41]+[.A40]" office:value-type="float" office:value="1368" calcext:value-type="float">
            <text:p>1368</text:p>
          </table:table-cell>
          <table:table-cell table:formula="of:=[.B42]&gt;[.B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3]+[.A42]+[.A41]" office:value-type="float" office:value="1376" calcext:value-type="float">
            <text:p>1376</text:p>
          </table:table-cell>
          <table:table-cell table:formula="of:=[.B43]&gt;[.B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4]+[.A43]+[.A42]" office:value-type="float" office:value="1378" calcext:value-type="float">
            <text:p>1378</text:p>
          </table:table-cell>
          <table:table-cell table:formula="of:=[.B44]&gt;[.B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5]+[.A44]+[.A43]" office:value-type="float" office:value="1383" calcext:value-type="float">
            <text:p>1383</text:p>
          </table:table-cell>
          <table:table-cell table:formula="of:=[.B45]&gt;[.B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6]+[.A45]+[.A44]" office:value-type="float" office:value="1399" calcext:value-type="float">
            <text:p>1399</text:p>
          </table:table-cell>
          <table:table-cell table:formula="of:=[.B46]&gt;[.B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7]+[.A46]+[.A45]" office:value-type="float" office:value="1418" calcext:value-type="float">
            <text:p>1418</text:p>
          </table:table-cell>
          <table:table-cell table:formula="of:=[.B47]&gt;[.B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]+[.A47]+[.A46]" office:value-type="float" office:value="1441" calcext:value-type="float">
            <text:p>1441</text:p>
          </table:table-cell>
          <table:table-cell table:formula="of:=[.B48]&gt;[.B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]+[.A48]+[.A47]" office:value-type="float" office:value="1455" calcext:value-type="float">
            <text:p>1455</text:p>
          </table:table-cell>
          <table:table-cell table:formula="of:=[.B49]&gt;[.B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50]+[.A49]+[.A48]" office:value-type="float" office:value="1472" calcext:value-type="float">
            <text:p>1472</text:p>
          </table:table-cell>
          <table:table-cell table:formula="of:=[.B50]&gt;[.B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1]+[.A50]+[.A49]" office:value-type="float" office:value="1488" calcext:value-type="float">
            <text:p>1488</text:p>
          </table:table-cell>
          <table:table-cell table:formula="of:=[.B51]&gt;[.B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2]+[.A51]+[.A50]" office:value-type="float" office:value="1511" calcext:value-type="float">
            <text:p>1511</text:p>
          </table:table-cell>
          <table:table-cell table:formula="of:=[.B52]&gt;[.B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3]+[.A52]+[.A51]" office:value-type="float" office:value="1527" calcext:value-type="float">
            <text:p>1527</text:p>
          </table:table-cell>
          <table:table-cell table:formula="of:=[.B53]&gt;[.B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4]+[.A53]+[.A52]" office:value-type="float" office:value="1541" calcext:value-type="float">
            <text:p>1541</text:p>
          </table:table-cell>
          <table:table-cell table:formula="of:=[.B54]&gt;[.B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5]+[.A54]+[.A53]" office:value-type="float" office:value="1546" calcext:value-type="float">
            <text:p>1546</text:p>
          </table:table-cell>
          <table:table-cell table:formula="of:=[.B55]&gt;[.B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6]+[.A55]+[.A54]" office:value-type="float" office:value="1561" calcext:value-type="float">
            <text:p>1561</text:p>
          </table:table-cell>
          <table:table-cell table:formula="of:=[.B56]&gt;[.B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7]+[.A56]+[.A55]" office:value-type="float" office:value="1604" calcext:value-type="float">
            <text:p>1604</text:p>
          </table:table-cell>
          <table:table-cell table:formula="of:=[.B57]&gt;[.B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8]+[.A57]+[.A56]" office:value-type="float" office:value="1647" calcext:value-type="float">
            <text:p>1647</text:p>
          </table:table-cell>
          <table:table-cell table:formula="of:=[.B58]&gt;[.B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9]+[.A58]+[.A57]" office:value-type="float" office:value="1677" calcext:value-type="float">
            <text:p>1677</text:p>
          </table:table-cell>
          <table:table-cell table:formula="of:=[.B59]&gt;[.B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60]+[.A59]+[.A58]" office:value-type="float" office:value="1683" calcext:value-type="float">
            <text:p>1683</text:p>
          </table:table-cell>
          <table:table-cell table:formula="of:=[.B60]&gt;[.B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61]+[.A60]+[.A59]" office:value-type="float" office:value="1689" calcext:value-type="float">
            <text:p>1689</text:p>
          </table:table-cell>
          <table:table-cell table:formula="of:=[.B61]&gt;[.B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62]+[.A61]+[.A60]" office:value-type="float" office:value="1698" calcext:value-type="float">
            <text:p>1698</text:p>
          </table:table-cell>
          <table:table-cell table:formula="of:=[.B62]&gt;[.B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63]+[.A62]+[.A61]" office:value-type="float" office:value="1704" calcext:value-type="float">
            <text:p>1704</text:p>
          </table:table-cell>
          <table:table-cell table:formula="of:=[.B63]&gt;[.B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64]+[.A63]+[.A62]" office:value-type="float" office:value="1711" calcext:value-type="float">
            <text:p>1711</text:p>
          </table:table-cell>
          <table:table-cell table:formula="of:=[.B64]&gt;[.B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65]+[.A64]+[.A63]" office:value-type="float" office:value="1718" calcext:value-type="float">
            <text:p>1718</text:p>
          </table:table-cell>
          <table:table-cell table:formula="of:=[.B65]&gt;[.B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66]+[.A65]+[.A64]" office:value-type="float" office:value="1729" calcext:value-type="float">
            <text:p>1729</text:p>
          </table:table-cell>
          <table:table-cell table:formula="of:=[.B66]&gt;[.B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67]+[.A66]+[.A65]" office:value-type="float" office:value="1739" calcext:value-type="float">
            <text:p>1739</text:p>
          </table:table-cell>
          <table:table-cell table:formula="of:=[.B67]&gt;[.B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68]+[.A67]+[.A66]" office:value-type="float" office:value="1750" calcext:value-type="float">
            <text:p>1750</text:p>
          </table:table-cell>
          <table:table-cell table:formula="of:=[.B68]&gt;[.B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69]+[.A68]+[.A67]" office:value-type="float" office:value="1757" calcext:value-type="float">
            <text:p>1757</text:p>
          </table:table-cell>
          <table:table-cell table:formula="of:=[.B69]&gt;[.B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70]+[.A69]+[.A68]" office:value-type="float" office:value="1771" calcext:value-type="float">
            <text:p>1771</text:p>
          </table:table-cell>
          <table:table-cell table:formula="of:=[.B70]&gt;[.B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71]+[.A70]+[.A69]" office:value-type="float" office:value="1794" calcext:value-type="float">
            <text:p>1794</text:p>
          </table:table-cell>
          <table:table-cell table:formula="of:=[.B71]&gt;[.B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72]+[.A71]+[.A70]" office:value-type="float" office:value="1812" calcext:value-type="float">
            <text:p>1812</text:p>
          </table:table-cell>
          <table:table-cell table:formula="of:=[.B72]&gt;[.B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73]+[.A72]+[.A71]" office:value-type="float" office:value="1829" calcext:value-type="float">
            <text:p>1829</text:p>
          </table:table-cell>
          <table:table-cell table:formula="of:=[.B73]&gt;[.B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74]+[.A73]+[.A72]" office:value-type="float" office:value="1840" calcext:value-type="float">
            <text:p>1840</text:p>
          </table:table-cell>
          <table:table-cell table:formula="of:=[.B74]&gt;[.B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75]+[.A74]+[.A73]" office:value-type="float" office:value="1841" calcext:value-type="float">
            <text:p>1841</text:p>
          </table:table-cell>
          <table:table-cell table:formula="of:=[.B75]&gt;[.B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76]+[.A75]+[.A74]" office:value-type="float" office:value="1851" calcext:value-type="float">
            <text:p>1851</text:p>
          </table:table-cell>
          <table:table-cell table:formula="of:=[.B76]&gt;[.B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77]+[.A76]+[.A75]" office:value-type="float" office:value="1897" calcext:value-type="float">
            <text:p>1897</text:p>
          </table:table-cell>
          <table:table-cell table:formula="of:=[.B77]&gt;[.B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78]+[.A77]+[.A76]" office:value-type="float" office:value="1955" calcext:value-type="float">
            <text:p>1955</text:p>
          </table:table-cell>
          <table:table-cell table:formula="of:=[.B78]&gt;[.B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79]+[.A78]+[.A77]" office:value-type="float" office:value="2006" calcext:value-type="float">
            <text:p>2006</text:p>
          </table:table-cell>
          <table:table-cell table:formula="of:=[.B79]&gt;[.B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80]+[.A79]+[.A78]" office:value-type="float" office:value="2036" calcext:value-type="float">
            <text:p>2036</text:p>
          </table:table-cell>
          <table:table-cell table:formula="of:=[.B80]&gt;[.B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81]+[.A80]+[.A79]" office:value-type="float" office:value="2068" calcext:value-type="float">
            <text:p>2068</text:p>
          </table:table-cell>
          <table:table-cell table:formula="of:=[.B81]&gt;[.B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82]+[.A81]+[.A80]" office:value-type="float" office:value="2096" calcext:value-type="float">
            <text:p>2096</text:p>
          </table:table-cell>
          <table:table-cell table:formula="of:=[.B82]&gt;[.B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83]+[.A82]+[.A81]" office:value-type="float" office:value="2112" calcext:value-type="float">
            <text:p>2112</text:p>
          </table:table-cell>
          <table:table-cell table:formula="of:=[.B83]&gt;[.B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84]+[.A83]+[.A82]" office:value-type="float" office:value="2147" calcext:value-type="float">
            <text:p>2147</text:p>
          </table:table-cell>
          <table:table-cell table:formula="of:=[.B84]&gt;[.B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85]+[.A84]+[.A83]" office:value-type="float" office:value="2182" calcext:value-type="float">
            <text:p>2182</text:p>
          </table:table-cell>
          <table:table-cell table:formula="of:=[.B85]&gt;[.B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86]+[.A85]+[.A84]" office:value-type="float" office:value="2210" calcext:value-type="float">
            <text:p>2210</text:p>
          </table:table-cell>
          <table:table-cell table:formula="of:=[.B86]&gt;[.B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87]+[.A86]+[.A85]" office:value-type="float" office:value="2219" calcext:value-type="float">
            <text:p>2219</text:p>
          </table:table-cell>
          <table:table-cell table:formula="of:=[.B87]&gt;[.B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88]+[.A87]+[.A86]" office:value-type="float" office:value="2224" calcext:value-type="float">
            <text:p>2224</text:p>
          </table:table-cell>
          <table:table-cell table:formula="of:=[.B88]&gt;[.B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89]+[.A88]+[.A87]" office:value-type="float" office:value="2248" calcext:value-type="float">
            <text:p>2248</text:p>
          </table:table-cell>
          <table:table-cell table:formula="of:=[.B89]&gt;[.B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90]+[.A89]+[.A88]" office:value-type="float" office:value="2281" calcext:value-type="float">
            <text:p>2281</text:p>
          </table:table-cell>
          <table:table-cell table:formula="of:=[.B90]&gt;[.B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91]+[.A90]+[.A89]" office:value-type="float" office:value="2316" calcext:value-type="float">
            <text:p>2316</text:p>
          </table:table-cell>
          <table:table-cell table:formula="of:=[.B91]&gt;[.B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92]+[.A91]+[.A90]" office:value-type="float" office:value="2357" calcext:value-type="float">
            <text:p>2357</text:p>
          </table:table-cell>
          <table:table-cell table:formula="of:=[.B92]&gt;[.B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93]+[.A92]+[.A91]" office:value-type="float" office:value="2388" calcext:value-type="float">
            <text:p>2388</text:p>
          </table:table-cell>
          <table:table-cell table:formula="of:=[.B93]&gt;[.B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94]+[.A93]+[.A92]" office:value-type="float" office:value="2420" calcext:value-type="float">
            <text:p>2420</text:p>
          </table:table-cell>
          <table:table-cell table:formula="of:=[.B94]&gt;[.B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95]+[.A94]+[.A93]" office:value-type="float" office:value="2428" calcext:value-type="float">
            <text:p>2428</text:p>
          </table:table-cell>
          <table:table-cell table:formula="of:=[.B95]&gt;[.B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96]+[.A95]+[.A94]" office:value-type="float" office:value="2440" calcext:value-type="float">
            <text:p>2440</text:p>
          </table:table-cell>
          <table:table-cell table:formula="of:=[.B96]&gt;[.B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97]+[.A96]+[.A95]" office:value-type="float" office:value="2449" calcext:value-type="float">
            <text:p>2449</text:p>
          </table:table-cell>
          <table:table-cell table:formula="of:=[.B97]&gt;[.B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98]+[.A97]+[.A96]" office:value-type="float" office:value="2465" calcext:value-type="float">
            <text:p>2465</text:p>
          </table:table-cell>
          <table:table-cell table:formula="of:=[.B98]&gt;[.B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99]+[.A98]+[.A97]" office:value-type="float" office:value="2514" calcext:value-type="float">
            <text:p>2514</text:p>
          </table:table-cell>
          <table:table-cell table:formula="of:=[.B99]&gt;[.B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100]+[.A99]+[.A98]" office:value-type="float" office:value="2561" calcext:value-type="float">
            <text:p>2561</text:p>
          </table:table-cell>
          <table:table-cell table:formula="of:=[.B100]&gt;[.B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101]+[.A100]+[.A99]" office:value-type="float" office:value="2609" calcext:value-type="float">
            <text:p>2609</text:p>
          </table:table-cell>
          <table:table-cell table:formula="of:=[.B101]&gt;[.B1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102]+[.A101]+[.A100]" office:value-type="float" office:value="2620" calcext:value-type="float">
            <text:p>2620</text:p>
          </table:table-cell>
          <table:table-cell table:formula="of:=[.B102]&gt;[.B1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103]+[.A102]+[.A101]" office:value-type="float" office:value="2635" calcext:value-type="float">
            <text:p>2635</text:p>
          </table:table-cell>
          <table:table-cell table:formula="of:=[.B103]&gt;[.B1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104]+[.A103]+[.A102]" office:value-type="float" office:value="2634" calcext:value-type="float">
            <text:p>2634</text:p>
          </table:table-cell>
          <table:table-cell table:formula="of:=[.B104]&gt;[.B1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105]+[.A104]+[.A103]" office:value-type="float" office:value="2637" calcext:value-type="float">
            <text:p>2637</text:p>
          </table:table-cell>
          <table:table-cell table:formula="of:=[.B105]&gt;[.B1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106]+[.A105]+[.A104]" office:value-type="float" office:value="2614" calcext:value-type="float">
            <text:p>2614</text:p>
          </table:table-cell>
          <table:table-cell table:formula="of:=[.B106]&gt;[.B10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107]+[.A106]+[.A105]" office:value-type="float" office:value="2598" calcext:value-type="float">
            <text:p>2598</text:p>
          </table:table-cell>
          <table:table-cell table:formula="of:=[.B107]&gt;[.B10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108]+[.A107]+[.A106]" office:value-type="float" office:value="2585" calcext:value-type="float">
            <text:p>2585</text:p>
          </table:table-cell>
          <table:table-cell table:formula="of:=[.B108]&gt;[.B10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109]+[.A108]+[.A107]" office:value-type="float" office:value="2596" calcext:value-type="float">
            <text:p>2596</text:p>
          </table:table-cell>
          <table:table-cell table:formula="of:=[.B109]&gt;[.B1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110]+[.A109]+[.A108]" office:value-type="float" office:value="2597" calcext:value-type="float">
            <text:p>2597</text:p>
          </table:table-cell>
          <table:table-cell table:formula="of:=[.B110]&gt;[.B1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111]+[.A110]+[.A109]" office:value-type="float" office:value="2617" calcext:value-type="float">
            <text:p>2617</text:p>
          </table:table-cell>
          <table:table-cell table:formula="of:=[.B111]&gt;[.B1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112]+[.A111]+[.A110]" office:value-type="float" office:value="2638" calcext:value-type="float">
            <text:p>2638</text:p>
          </table:table-cell>
          <table:table-cell table:formula="of:=[.B112]&gt;[.B1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113]+[.A112]+[.A111]" office:value-type="float" office:value="2669" calcext:value-type="float">
            <text:p>2669</text:p>
          </table:table-cell>
          <table:table-cell table:formula="of:=[.B113]&gt;[.B1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114]+[.A113]+[.A112]" office:value-type="float" office:value="2674" calcext:value-type="float">
            <text:p>2674</text:p>
          </table:table-cell>
          <table:table-cell table:formula="of:=[.B114]&gt;[.B1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115]+[.A114]+[.A113]" office:value-type="float" office:value="2678" calcext:value-type="float">
            <text:p>2678</text:p>
          </table:table-cell>
          <table:table-cell table:formula="of:=[.B115]&gt;[.B1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116]+[.A115]+[.A114]" office:value-type="float" office:value="2706" calcext:value-type="float">
            <text:p>2706</text:p>
          </table:table-cell>
          <table:table-cell table:formula="of:=[.B116]&gt;[.B1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117]+[.A116]+[.A115]" office:value-type="float" office:value="2737" calcext:value-type="float">
            <text:p>2737</text:p>
          </table:table-cell>
          <table:table-cell table:formula="of:=[.B117]&gt;[.B1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118]+[.A117]+[.A116]" office:value-type="float" office:value="2768" calcext:value-type="float">
            <text:p>2768</text:p>
          </table:table-cell>
          <table:table-cell table:formula="of:=[.B118]&gt;[.B1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119]+[.A118]+[.A117]" office:value-type="float" office:value="2782" calcext:value-type="float">
            <text:p>2782</text:p>
          </table:table-cell>
          <table:table-cell table:formula="of:=[.B119]&gt;[.B1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120]+[.A119]+[.A118]" office:value-type="float" office:value="2795" calcext:value-type="float">
            <text:p>2795</text:p>
          </table:table-cell>
          <table:table-cell table:formula="of:=[.B120]&gt;[.B1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121]+[.A120]+[.A119]" office:value-type="float" office:value="2820" calcext:value-type="float">
            <text:p>2820</text:p>
          </table:table-cell>
          <table:table-cell table:formula="of:=[.B121]&gt;[.B1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122]+[.A121]+[.A120]" office:value-type="float" office:value="2842" calcext:value-type="float">
            <text:p>2842</text:p>
          </table:table-cell>
          <table:table-cell table:formula="of:=[.B122]&gt;[.B1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123]+[.A122]+[.A121]" office:value-type="float" office:value="2871" calcext:value-type="float">
            <text:p>2871</text:p>
          </table:table-cell>
          <table:table-cell table:formula="of:=[.B123]&gt;[.B1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124]+[.A123]+[.A122]" office:value-type="float" office:value="2905" calcext:value-type="float">
            <text:p>2905</text:p>
          </table:table-cell>
          <table:table-cell table:formula="of:=[.B124]&gt;[.B1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125]+[.A124]+[.A123]" office:value-type="float" office:value="2939" calcext:value-type="float">
            <text:p>2939</text:p>
          </table:table-cell>
          <table:table-cell table:formula="of:=[.B125]&gt;[.B1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126]+[.A125]+[.A124]" office:value-type="float" office:value="2966" calcext:value-type="float">
            <text:p>2966</text:p>
          </table:table-cell>
          <table:table-cell table:formula="of:=[.B126]&gt;[.B1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127]+[.A126]+[.A125]" office:value-type="float" office:value="2978" calcext:value-type="float">
            <text:p>2978</text:p>
          </table:table-cell>
          <table:table-cell table:formula="of:=[.B127]&gt;[.B1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128]+[.A127]+[.A126]" office:value-type="float" office:value="2986" calcext:value-type="float">
            <text:p>2986</text:p>
          </table:table-cell>
          <table:table-cell table:formula="of:=[.B128]&gt;[.B1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[.A129]+[.A128]+[.A127]" office:value-type="float" office:value="3008" calcext:value-type="float">
            <text:p>3008</text:p>
          </table:table-cell>
          <table:table-cell table:formula="of:=[.B129]&gt;[.B1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[.A130]+[.A129]+[.A128]" office:value-type="float" office:value="3043" calcext:value-type="float">
            <text:p>3043</text:p>
          </table:table-cell>
          <table:table-cell table:formula="of:=[.B130]&gt;[.B1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[.A131]+[.A130]+[.A129]" office:value-type="float" office:value="3081" calcext:value-type="float">
            <text:p>3081</text:p>
          </table:table-cell>
          <table:table-cell table:formula="of:=[.B131]&gt;[.B1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[.A132]+[.A131]+[.A130]" office:value-type="float" office:value="3105" calcext:value-type="float">
            <text:p>3105</text:p>
          </table:table-cell>
          <table:table-cell table:formula="of:=[.B132]&gt;[.B1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[.A133]+[.A132]+[.A131]" office:value-type="float" office:value="3129" calcext:value-type="float">
            <text:p>3129</text:p>
          </table:table-cell>
          <table:table-cell table:formula="of:=[.B133]&gt;[.B1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[.A134]+[.A133]+[.A132]" office:value-type="float" office:value="3151" calcext:value-type="float">
            <text:p>3151</text:p>
          </table:table-cell>
          <table:table-cell table:formula="of:=[.B134]&gt;[.B1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[.A135]+[.A134]+[.A133]" office:value-type="float" office:value="3170" calcext:value-type="float">
            <text:p>3170</text:p>
          </table:table-cell>
          <table:table-cell table:formula="of:=[.B135]&gt;[.B1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[.A136]+[.A135]+[.A134]" office:value-type="float" office:value="3174" calcext:value-type="float">
            <text:p>3174</text:p>
          </table:table-cell>
          <table:table-cell table:formula="of:=[.B136]&gt;[.B1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[.A137]+[.A136]+[.A135]" office:value-type="float" office:value="3177" calcext:value-type="float">
            <text:p>3177</text:p>
          </table:table-cell>
          <table:table-cell table:formula="of:=[.B137]&gt;[.B1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[.A138]+[.A137]+[.A136]" office:value-type="float" office:value="3180" calcext:value-type="float">
            <text:p>3180</text:p>
          </table:table-cell>
          <table:table-cell table:formula="of:=[.B138]&gt;[.B1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[.A139]+[.A138]+[.A137]" office:value-type="float" office:value="3188" calcext:value-type="float">
            <text:p>3188</text:p>
          </table:table-cell>
          <table:table-cell table:formula="of:=[.B139]&gt;[.B1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[.A140]+[.A139]+[.A138]" office:value-type="float" office:value="3197" calcext:value-type="float">
            <text:p>3197</text:p>
          </table:table-cell>
          <table:table-cell table:formula="of:=[.B140]&gt;[.B1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[.A141]+[.A140]+[.A139]" office:value-type="float" office:value="3206" calcext:value-type="float">
            <text:p>3206</text:p>
          </table:table-cell>
          <table:table-cell table:formula="of:=[.B141]&gt;[.B1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[.A142]+[.A141]+[.A140]" office:value-type="float" office:value="3198" calcext:value-type="float">
            <text:p>3198</text:p>
          </table:table-cell>
          <table:table-cell table:formula="of:=[.B142]&gt;[.B14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[.A143]+[.A142]+[.A141]" office:value-type="float" office:value="3189" calcext:value-type="float">
            <text:p>3189</text:p>
          </table:table-cell>
          <table:table-cell table:formula="of:=[.B143]&gt;[.B1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[.A144]+[.A143]+[.A142]" office:value-type="float" office:value="3196" calcext:value-type="float">
            <text:p>3196</text:p>
          </table:table-cell>
          <table:table-cell table:formula="of:=[.B144]&gt;[.B1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[.A145]+[.A144]+[.A143]" office:value-type="float" office:value="3216" calcext:value-type="float">
            <text:p>3216</text:p>
          </table:table-cell>
          <table:table-cell table:formula="of:=[.B145]&gt;[.B1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[.A146]+[.A145]+[.A144]" office:value-type="float" office:value="3234" calcext:value-type="float">
            <text:p>3234</text:p>
          </table:table-cell>
          <table:table-cell table:formula="of:=[.B146]&gt;[.B1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[.A147]+[.A146]+[.A145]" office:value-type="float" office:value="3237" calcext:value-type="float">
            <text:p>3237</text:p>
          </table:table-cell>
          <table:table-cell table:formula="of:=[.B147]&gt;[.B1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[.A148]+[.A147]+[.A146]" office:value-type="float" office:value="3245" calcext:value-type="float">
            <text:p>3245</text:p>
          </table:table-cell>
          <table:table-cell table:formula="of:=[.B148]&gt;[.B1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[.A149]+[.A148]+[.A147]" office:value-type="float" office:value="3255" calcext:value-type="float">
            <text:p>3255</text:p>
          </table:table-cell>
          <table:table-cell table:formula="of:=[.B149]&gt;[.B1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[.A150]+[.A149]+[.A148]" office:value-type="float" office:value="3265" calcext:value-type="float">
            <text:p>3265</text:p>
          </table:table-cell>
          <table:table-cell table:formula="of:=[.B150]&gt;[.B1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[.A151]+[.A150]+[.A149]" office:value-type="float" office:value="3275" calcext:value-type="float">
            <text:p>3275</text:p>
          </table:table-cell>
          <table:table-cell table:formula="of:=[.B151]&gt;[.B1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[.A152]+[.A151]+[.A150]" office:value-type="float" office:value="3269" calcext:value-type="float">
            <text:p>3269</text:p>
          </table:table-cell>
          <table:table-cell table:formula="of:=[.B152]&gt;[.B1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[.A153]+[.A152]+[.A151]" office:value-type="float" office:value="3281" calcext:value-type="float">
            <text:p>3281</text:p>
          </table:table-cell>
          <table:table-cell table:formula="of:=[.B153]&gt;[.B1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[.A154]+[.A153]+[.A152]" office:value-type="float" office:value="3289" calcext:value-type="float">
            <text:p>3289</text:p>
          </table:table-cell>
          <table:table-cell table:formula="of:=[.B154]&gt;[.B1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[.A155]+[.A154]+[.A153]" office:value-type="float" office:value="3313" calcext:value-type="float">
            <text:p>3313</text:p>
          </table:table-cell>
          <table:table-cell table:formula="of:=[.B155]&gt;[.B1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[.A156]+[.A155]+[.A154]" office:value-type="float" office:value="3331" calcext:value-type="float">
            <text:p>3331</text:p>
          </table:table-cell>
          <table:table-cell table:formula="of:=[.B156]&gt;[.B1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[.A157]+[.A156]+[.A155]" office:value-type="float" office:value="3351" calcext:value-type="float">
            <text:p>3351</text:p>
          </table:table-cell>
          <table:table-cell table:formula="of:=[.B157]&gt;[.B1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[.A158]+[.A157]+[.A156]" office:value-type="float" office:value="3375" calcext:value-type="float">
            <text:p>3375</text:p>
          </table:table-cell>
          <table:table-cell table:formula="of:=[.B158]&gt;[.B1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[.A159]+[.A158]+[.A157]" office:value-type="float" office:value="3387" calcext:value-type="float">
            <text:p>3387</text:p>
          </table:table-cell>
          <table:table-cell table:formula="of:=[.B159]&gt;[.B1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[.A160]+[.A159]+[.A158]" office:value-type="float" office:value="3416" calcext:value-type="float">
            <text:p>3416</text:p>
          </table:table-cell>
          <table:table-cell table:formula="of:=[.B160]&gt;[.B1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[.A161]+[.A160]+[.A159]" office:value-type="float" office:value="3427" calcext:value-type="float">
            <text:p>3427</text:p>
          </table:table-cell>
          <table:table-cell table:formula="of:=[.B161]&gt;[.B1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[.A162]+[.A161]+[.A160]" office:value-type="float" office:value="3430" calcext:value-type="float">
            <text:p>3430</text:p>
          </table:table-cell>
          <table:table-cell table:formula="of:=[.B162]&gt;[.B1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[.A163]+[.A162]+[.A161]" office:value-type="float" office:value="3407" calcext:value-type="float">
            <text:p>3407</text:p>
          </table:table-cell>
          <table:table-cell table:formula="of:=[.B163]&gt;[.B1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[.A164]+[.A163]+[.A162]" office:value-type="float" office:value="3399" calcext:value-type="float">
            <text:p>3399</text:p>
          </table:table-cell>
          <table:table-cell table:formula="of:=[.B164]&gt;[.B1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[.A165]+[.A164]+[.A163]" office:value-type="float" office:value="3398" calcext:value-type="float">
            <text:p>3398</text:p>
          </table:table-cell>
          <table:table-cell table:formula="of:=[.B165]&gt;[.B1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[.A166]+[.A165]+[.A164]" office:value-type="float" office:value="3404" calcext:value-type="float">
            <text:p>3404</text:p>
          </table:table-cell>
          <table:table-cell table:formula="of:=[.B166]&gt;[.B1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[.A167]+[.A166]+[.A165]" office:value-type="float" office:value="3409" calcext:value-type="float">
            <text:p>3409</text:p>
          </table:table-cell>
          <table:table-cell table:formula="of:=[.B167]&gt;[.B1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[.A168]+[.A167]+[.A166]" office:value-type="float" office:value="3416" calcext:value-type="float">
            <text:p>3416</text:p>
          </table:table-cell>
          <table:table-cell table:formula="of:=[.B168]&gt;[.B1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[.A169]+[.A168]+[.A167]" office:value-type="float" office:value="3421" calcext:value-type="float">
            <text:p>3421</text:p>
          </table:table-cell>
          <table:table-cell table:formula="of:=[.B169]&gt;[.B1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[.A170]+[.A169]+[.A168]" office:value-type="float" office:value="3426" calcext:value-type="float">
            <text:p>3426</text:p>
          </table:table-cell>
          <table:table-cell table:formula="of:=[.B170]&gt;[.B1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[.A171]+[.A170]+[.A169]" office:value-type="float" office:value="3451" calcext:value-type="float">
            <text:p>3451</text:p>
          </table:table-cell>
          <table:table-cell table:formula="of:=[.B171]&gt;[.B1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[.A172]+[.A171]+[.A170]" office:value-type="float" office:value="3484" calcext:value-type="float">
            <text:p>3484</text:p>
          </table:table-cell>
          <table:table-cell table:formula="of:=[.B172]&gt;[.B1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[.A173]+[.A172]+[.A171]" office:value-type="float" office:value="3534" calcext:value-type="float">
            <text:p>3534</text:p>
          </table:table-cell>
          <table:table-cell table:formula="of:=[.B173]&gt;[.B1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[.A174]+[.A173]+[.A172]" office:value-type="float" office:value="3569" calcext:value-type="float">
            <text:p>3569</text:p>
          </table:table-cell>
          <table:table-cell table:formula="of:=[.B174]&gt;[.B1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[.A175]+[.A174]+[.A173]" office:value-type="float" office:value="3630" calcext:value-type="float">
            <text:p>3630</text:p>
          </table:table-cell>
          <table:table-cell table:formula="of:=[.B175]&gt;[.B1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[.A176]+[.A175]+[.A174]" office:value-type="float" office:value="3675" calcext:value-type="float">
            <text:p>3675</text:p>
          </table:table-cell>
          <table:table-cell table:formula="of:=[.B176]&gt;[.B1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[.A177]+[.A176]+[.A175]" office:value-type="float" office:value="3708" calcext:value-type="float">
            <text:p>3708</text:p>
          </table:table-cell>
          <table:table-cell table:formula="of:=[.B177]&gt;[.B1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[.A178]+[.A177]+[.A176]" office:value-type="float" office:value="3712" calcext:value-type="float">
            <text:p>3712</text:p>
          </table:table-cell>
          <table:table-cell table:formula="of:=[.B178]&gt;[.B1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[.A179]+[.A178]+[.A177]" office:value-type="float" office:value="3716" calcext:value-type="float">
            <text:p>3716</text:p>
          </table:table-cell>
          <table:table-cell table:formula="of:=[.B179]&gt;[.B1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[.A180]+[.A179]+[.A178]" office:value-type="float" office:value="3725" calcext:value-type="float">
            <text:p>3725</text:p>
          </table:table-cell>
          <table:table-cell table:formula="of:=[.B180]&gt;[.B1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[.A181]+[.A180]+[.A179]" office:value-type="float" office:value="3756" calcext:value-type="float">
            <text:p>3756</text:p>
          </table:table-cell>
          <table:table-cell table:formula="of:=[.B181]&gt;[.B1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[.A182]+[.A181]+[.A180]" office:value-type="float" office:value="3790" calcext:value-type="float">
            <text:p>3790</text:p>
          </table:table-cell>
          <table:table-cell table:formula="of:=[.B182]&gt;[.B1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[.A183]+[.A182]+[.A181]" office:value-type="float" office:value="3824" calcext:value-type="float">
            <text:p>3824</text:p>
          </table:table-cell>
          <table:table-cell table:formula="of:=[.B183]&gt;[.B1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[.A184]+[.A183]+[.A182]" office:value-type="float" office:value="3825" calcext:value-type="float">
            <text:p>3825</text:p>
          </table:table-cell>
          <table:table-cell table:formula="of:=[.B184]&gt;[.B1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[.A185]+[.A184]+[.A183]" office:value-type="float" office:value="3835" calcext:value-type="float">
            <text:p>3835</text:p>
          </table:table-cell>
          <table:table-cell table:formula="of:=[.B185]&gt;[.B1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[.A186]+[.A185]+[.A184]" office:value-type="float" office:value="3846" calcext:value-type="float">
            <text:p>3846</text:p>
          </table:table-cell>
          <table:table-cell table:formula="of:=[.B186]&gt;[.B1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[.A187]+[.A186]+[.A185]" office:value-type="float" office:value="3864" calcext:value-type="float">
            <text:p>3864</text:p>
          </table:table-cell>
          <table:table-cell table:formula="of:=[.B187]&gt;[.B1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[.A188]+[.A187]+[.A186]" office:value-type="float" office:value="3870" calcext:value-type="float">
            <text:p>3870</text:p>
          </table:table-cell>
          <table:table-cell table:formula="of:=[.B188]&gt;[.B1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[.A189]+[.A188]+[.A187]" office:value-type="float" office:value="3899" calcext:value-type="float">
            <text:p>3899</text:p>
          </table:table-cell>
          <table:table-cell table:formula="of:=[.B189]&gt;[.B1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[.A190]+[.A189]+[.A188]" office:value-type="float" office:value="3950" calcext:value-type="float">
            <text:p>3950</text:p>
          </table:table-cell>
          <table:table-cell table:formula="of:=[.B190]&gt;[.B1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[.A191]+[.A190]+[.A189]" office:value-type="float" office:value="4019" calcext:value-type="float">
            <text:p>4019</text:p>
          </table:table-cell>
          <table:table-cell table:formula="of:=[.B191]&gt;[.B1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[.A192]+[.A191]+[.A190]" office:value-type="float" office:value="4065" calcext:value-type="float">
            <text:p>4065</text:p>
          </table:table-cell>
          <table:table-cell table:formula="of:=[.B192]&gt;[.B1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[.A193]+[.A192]+[.A191]" office:value-type="float" office:value="4099" calcext:value-type="float">
            <text:p>4099</text:p>
          </table:table-cell>
          <table:table-cell table:formula="of:=[.B193]&gt;[.B1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[.A194]+[.A193]+[.A192]" office:value-type="float" office:value="4114" calcext:value-type="float">
            <text:p>4114</text:p>
          </table:table-cell>
          <table:table-cell table:formula="of:=[.B194]&gt;[.B1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[.A195]+[.A194]+[.A193]" office:value-type="float" office:value="4128" calcext:value-type="float">
            <text:p>4128</text:p>
          </table:table-cell>
          <table:table-cell table:formula="of:=[.B195]&gt;[.B1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[.A196]+[.A195]+[.A194]" office:value-type="float" office:value="4136" calcext:value-type="float">
            <text:p>4136</text:p>
          </table:table-cell>
          <table:table-cell table:formula="of:=[.B196]&gt;[.B1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[.A197]+[.A196]+[.A195]" office:value-type="float" office:value="4147" calcext:value-type="float">
            <text:p>4147</text:p>
          </table:table-cell>
          <table:table-cell table:formula="of:=[.B197]&gt;[.B1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[.A198]+[.A197]+[.A196]" office:value-type="float" office:value="4160" calcext:value-type="float">
            <text:p>4160</text:p>
          </table:table-cell>
          <table:table-cell table:formula="of:=[.B198]&gt;[.B1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[.A199]+[.A198]+[.A197]" office:value-type="float" office:value="4179" calcext:value-type="float">
            <text:p>4179</text:p>
          </table:table-cell>
          <table:table-cell table:formula="of:=[.B199]&gt;[.B1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[.A200]+[.A199]+[.A198]" office:value-type="float" office:value="4196" calcext:value-type="float">
            <text:p>4196</text:p>
          </table:table-cell>
          <table:table-cell table:formula="of:=[.B200]&gt;[.B1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[.A201]+[.A200]+[.A199]" office:value-type="float" office:value="4218" calcext:value-type="float">
            <text:p>4218</text:p>
          </table:table-cell>
          <table:table-cell table:formula="of:=[.B201]&gt;[.B2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[.A202]+[.A201]+[.A200]" office:value-type="float" office:value="4234" calcext:value-type="float">
            <text:p>4234</text:p>
          </table:table-cell>
          <table:table-cell table:formula="of:=[.B202]&gt;[.B2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[.A203]+[.A202]+[.A201]" office:value-type="float" office:value="4256" calcext:value-type="float">
            <text:p>4256</text:p>
          </table:table-cell>
          <table:table-cell table:formula="of:=[.B203]&gt;[.B2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[.A204]+[.A203]+[.A202]" office:value-type="float" office:value="4273" calcext:value-type="float">
            <text:p>4273</text:p>
          </table:table-cell>
          <table:table-cell table:formula="of:=[.B204]&gt;[.B2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[.A205]+[.A204]+[.A203]" office:value-type="float" office:value="4321" calcext:value-type="float">
            <text:p>4321</text:p>
          </table:table-cell>
          <table:table-cell table:formula="of:=[.B205]&gt;[.B2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[.A206]+[.A205]+[.A204]" office:value-type="float" office:value="4375" calcext:value-type="float">
            <text:p>4375</text:p>
          </table:table-cell>
          <table:table-cell table:formula="of:=[.B206]&gt;[.B2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[.A207]+[.A206]+[.A205]" office:value-type="float" office:value="4429" calcext:value-type="float">
            <text:p>4429</text:p>
          </table:table-cell>
          <table:table-cell table:formula="of:=[.B207]&gt;[.B2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[.A208]+[.A207]+[.A206]" office:value-type="float" office:value="4441" calcext:value-type="float">
            <text:p>4441</text:p>
          </table:table-cell>
          <table:table-cell table:formula="of:=[.B208]&gt;[.B2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[.A209]+[.A208]+[.A207]" office:value-type="float" office:value="4445" calcext:value-type="float">
            <text:p>4445</text:p>
          </table:table-cell>
          <table:table-cell table:formula="of:=[.B209]&gt;[.B2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[.A210]+[.A209]+[.A208]" office:value-type="float" office:value="4448" calcext:value-type="float">
            <text:p>4448</text:p>
          </table:table-cell>
          <table:table-cell table:formula="of:=[.B210]&gt;[.B2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[.A211]+[.A210]+[.A209]" office:value-type="float" office:value="4458" calcext:value-type="float">
            <text:p>4458</text:p>
          </table:table-cell>
          <table:table-cell table:formula="of:=[.B211]&gt;[.B2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[.A212]+[.A211]+[.A210]" office:value-type="float" office:value="4465" calcext:value-type="float">
            <text:p>4465</text:p>
          </table:table-cell>
          <table:table-cell table:formula="of:=[.B212]&gt;[.B2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[.A213]+[.A212]+[.A211]" office:value-type="float" office:value="4465" calcext:value-type="float">
            <text:p>4465</text:p>
          </table:table-cell>
          <table:table-cell table:formula="of:=[.B213]&gt;[.B2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[.A214]+[.A213]+[.A212]" office:value-type="float" office:value="4466" calcext:value-type="float">
            <text:p>4466</text:p>
          </table:table-cell>
          <table:table-cell table:formula="of:=[.B214]&gt;[.B2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[.A215]+[.A214]+[.A213]" office:value-type="float" office:value="4467" calcext:value-type="float">
            <text:p>4467</text:p>
          </table:table-cell>
          <table:table-cell table:formula="of:=[.B215]&gt;[.B2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[.A216]+[.A215]+[.A214]" office:value-type="float" office:value="4498" calcext:value-type="float">
            <text:p>4498</text:p>
          </table:table-cell>
          <table:table-cell table:formula="of:=[.B216]&gt;[.B2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[.A217]+[.A216]+[.A215]" office:value-type="float" office:value="4529" calcext:value-type="float">
            <text:p>4529</text:p>
          </table:table-cell>
          <table:table-cell table:formula="of:=[.B217]&gt;[.B2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table:formula="of:=[.A218]+[.A217]+[.A216]" office:value-type="float" office:value="4560" calcext:value-type="float">
            <text:p>4560</text:p>
          </table:table-cell>
          <table:table-cell table:formula="of:=[.B218]&gt;[.B2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[.A219]+[.A218]+[.A217]" office:value-type="float" office:value="4582" calcext:value-type="float">
            <text:p>4582</text:p>
          </table:table-cell>
          <table:table-cell table:formula="of:=[.B219]&gt;[.B2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[.A220]+[.A219]+[.A218]" office:value-type="float" office:value="4608" calcext:value-type="float">
            <text:p>4608</text:p>
          </table:table-cell>
          <table:table-cell table:formula="of:=[.B220]&gt;[.B2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[.A221]+[.A220]+[.A219]" office:value-type="float" office:value="4636" calcext:value-type="float">
            <text:p>4636</text:p>
          </table:table-cell>
          <table:table-cell table:formula="of:=[.B221]&gt;[.B2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table:formula="of:=[.A222]+[.A221]+[.A220]" office:value-type="float" office:value="4618" calcext:value-type="float">
            <text:p>4618</text:p>
          </table:table-cell>
          <table:table-cell table:formula="of:=[.B222]&gt;[.B2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[.A223]+[.A222]+[.A221]" office:value-type="float" office:value="4589" calcext:value-type="float">
            <text:p>4589</text:p>
          </table:table-cell>
          <table:table-cell table:formula="of:=[.B223]&gt;[.B2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table:formula="of:=[.A224]+[.A223]+[.A222]" office:value-type="float" office:value="4556" calcext:value-type="float">
            <text:p>4556</text:p>
          </table:table-cell>
          <table:table-cell table:formula="of:=[.B224]&gt;[.B2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[.A225]+[.A224]+[.A223]" office:value-type="float" office:value="4557" calcext:value-type="float">
            <text:p>4557</text:p>
          </table:table-cell>
          <table:table-cell table:formula="of:=[.B225]&gt;[.B2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[.A226]+[.A225]+[.A224]" office:value-type="float" office:value="4565" calcext:value-type="float">
            <text:p>4565</text:p>
          </table:table-cell>
          <table:table-cell table:formula="of:=[.B226]&gt;[.B2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[.A227]+[.A226]+[.A225]" office:value-type="float" office:value="4573" calcext:value-type="float">
            <text:p>4573</text:p>
          </table:table-cell>
          <table:table-cell table:formula="of:=[.B227]&gt;[.B2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[.A228]+[.A227]+[.A226]" office:value-type="float" office:value="4590" calcext:value-type="float">
            <text:p>4590</text:p>
          </table:table-cell>
          <table:table-cell table:formula="of:=[.B228]&gt;[.B2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[.A229]+[.A228]+[.A227]" office:value-type="float" office:value="4605" calcext:value-type="float">
            <text:p>4605</text:p>
          </table:table-cell>
          <table:table-cell table:formula="of:=[.B229]&gt;[.B2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[.A230]+[.A229]+[.A228]" office:value-type="float" office:value="4623" calcext:value-type="float">
            <text:p>4623</text:p>
          </table:table-cell>
          <table:table-cell table:formula="of:=[.B230]&gt;[.B2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[.A231]+[.A230]+[.A229]" office:value-type="float" office:value="4629" calcext:value-type="float">
            <text:p>4629</text:p>
          </table:table-cell>
          <table:table-cell table:formula="of:=[.B231]&gt;[.B2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[.A232]+[.A231]+[.A230]" office:value-type="float" office:value="4650" calcext:value-type="float">
            <text:p>4650</text:p>
          </table:table-cell>
          <table:table-cell table:formula="of:=[.B232]&gt;[.B2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[.A233]+[.A232]+[.A231]" office:value-type="float" office:value="4677" calcext:value-type="float">
            <text:p>4677</text:p>
          </table:table-cell>
          <table:table-cell table:formula="of:=[.B233]&gt;[.B2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[.A234]+[.A233]+[.A232]" office:value-type="float" office:value="4704" calcext:value-type="float">
            <text:p>4704</text:p>
          </table:table-cell>
          <table:table-cell table:formula="of:=[.B234]&gt;[.B2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table:formula="of:=[.A235]+[.A234]+[.A233]" office:value-type="float" office:value="4717" calcext:value-type="float">
            <text:p>4717</text:p>
          </table:table-cell>
          <table:table-cell table:formula="of:=[.B235]&gt;[.B2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[.A236]+[.A235]+[.A234]" office:value-type="float" office:value="4721" calcext:value-type="float">
            <text:p>4721</text:p>
          </table:table-cell>
          <table:table-cell table:formula="of:=[.B236]&gt;[.B2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[.A237]+[.A236]+[.A235]" office:value-type="float" office:value="4717" calcext:value-type="float">
            <text:p>4717</text:p>
          </table:table-cell>
          <table:table-cell table:formula="of:=[.B237]&gt;[.B23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[.A238]+[.A237]+[.A236]" office:value-type="float" office:value="4716" calcext:value-type="float">
            <text:p>4716</text:p>
          </table:table-cell>
          <table:table-cell table:formula="of:=[.B238]&gt;[.B23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[.A239]+[.A238]+[.A237]" office:value-type="float" office:value="4728" calcext:value-type="float">
            <text:p>4728</text:p>
          </table:table-cell>
          <table:table-cell table:formula="of:=[.B239]&gt;[.B2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[.A240]+[.A239]+[.A238]" office:value-type="float" office:value="4748" calcext:value-type="float">
            <text:p>4748</text:p>
          </table:table-cell>
          <table:table-cell table:formula="of:=[.B240]&gt;[.B2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A241]+[.A240]+[.A239]" office:value-type="float" office:value="4775" calcext:value-type="float">
            <text:p>4775</text:p>
          </table:table-cell>
          <table:table-cell table:formula="of:=[.B241]&gt;[.B2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[.A242]+[.A241]+[.A240]" office:value-type="float" office:value="4791" calcext:value-type="float">
            <text:p>4791</text:p>
          </table:table-cell>
          <table:table-cell table:formula="of:=[.B242]&gt;[.B2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[.A243]+[.A242]+[.A241]" office:value-type="float" office:value="4830" calcext:value-type="float">
            <text:p>4830</text:p>
          </table:table-cell>
          <table:table-cell table:formula="of:=[.B243]&gt;[.B2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[.A244]+[.A243]+[.A242]" office:value-type="float" office:value="4859" calcext:value-type="float">
            <text:p>4859</text:p>
          </table:table-cell>
          <table:table-cell table:formula="of:=[.B244]&gt;[.B2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[.A245]+[.A244]+[.A243]" office:value-type="float" office:value="4889" calcext:value-type="float">
            <text:p>4889</text:p>
          </table:table-cell>
          <table:table-cell table:formula="of:=[.B245]&gt;[.B2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table:formula="of:=[.A246]+[.A245]+[.A244]" office:value-type="float" office:value="4907" calcext:value-type="float">
            <text:p>4907</text:p>
          </table:table-cell>
          <table:table-cell table:formula="of:=[.B246]&gt;[.B2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[.A247]+[.A246]+[.A245]" office:value-type="float" office:value="4948" calcext:value-type="float">
            <text:p>4948</text:p>
          </table:table-cell>
          <table:table-cell table:formula="of:=[.B247]&gt;[.B2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[.A248]+[.A247]+[.A246]" office:value-type="float" office:value="4986" calcext:value-type="float">
            <text:p>4986</text:p>
          </table:table-cell>
          <table:table-cell table:formula="of:=[.B248]&gt;[.B2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[.A249]+[.A248]+[.A247]" office:value-type="float" office:value="5026" calcext:value-type="float">
            <text:p>5026</text:p>
          </table:table-cell>
          <table:table-cell table:formula="of:=[.B249]&gt;[.B2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[.A250]+[.A249]+[.A248]" office:value-type="float" office:value="5046" calcext:value-type="float">
            <text:p>5046</text:p>
          </table:table-cell>
          <table:table-cell table:formula="of:=[.B250]&gt;[.B2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table:formula="of:=[.A251]+[.A250]+[.A249]" office:value-type="float" office:value="5071" calcext:value-type="float">
            <text:p>5071</text:p>
          </table:table-cell>
          <table:table-cell table:formula="of:=[.B251]&gt;[.B2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[.A252]+[.A251]+[.A250]" office:value-type="float" office:value="5084" calcext:value-type="float">
            <text:p>5084</text:p>
          </table:table-cell>
          <table:table-cell table:formula="of:=[.B252]&gt;[.B2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[.A253]+[.A252]+[.A251]" office:value-type="float" office:value="5097" calcext:value-type="float">
            <text:p>5097</text:p>
          </table:table-cell>
          <table:table-cell table:formula="of:=[.B253]&gt;[.B2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[.A254]+[.A253]+[.A252]" office:value-type="float" office:value="5099" calcext:value-type="float">
            <text:p>5099</text:p>
          </table:table-cell>
          <table:table-cell table:formula="of:=[.B254]&gt;[.B2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[.A255]+[.A254]+[.A253]" office:value-type="float" office:value="5100" calcext:value-type="float">
            <text:p>5100</text:p>
          </table:table-cell>
          <table:table-cell table:formula="of:=[.B255]&gt;[.B2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[.A256]+[.A255]+[.A254]" office:value-type="float" office:value="5099" calcext:value-type="float">
            <text:p>5099</text:p>
          </table:table-cell>
          <table:table-cell table:formula="of:=[.B256]&gt;[.B2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[.A257]+[.A256]+[.A255]" office:value-type="float" office:value="5115" calcext:value-type="float">
            <text:p>5115</text:p>
          </table:table-cell>
          <table:table-cell table:formula="of:=[.B257]&gt;[.B2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[.A258]+[.A257]+[.A256]" office:value-type="float" office:value="5132" calcext:value-type="float">
            <text:p>5132</text:p>
          </table:table-cell>
          <table:table-cell table:formula="of:=[.B258]&gt;[.B2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[.A259]+[.A258]+[.A257]" office:value-type="float" office:value="5139" calcext:value-type="float">
            <text:p>5139</text:p>
          </table:table-cell>
          <table:table-cell table:formula="of:=[.B259]&gt;[.B2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[.A260]+[.A259]+[.A258]" office:value-type="float" office:value="5163" calcext:value-type="float">
            <text:p>5163</text:p>
          </table:table-cell>
          <table:table-cell table:formula="of:=[.B260]&gt;[.B2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[.A261]+[.A260]+[.A259]" office:value-type="float" office:value="5200" calcext:value-type="float">
            <text:p>5200</text:p>
          </table:table-cell>
          <table:table-cell table:formula="of:=[.B261]&gt;[.B2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[.A262]+[.A261]+[.A260]" office:value-type="float" office:value="5252" calcext:value-type="float">
            <text:p>5252</text:p>
          </table:table-cell>
          <table:table-cell table:formula="of:=[.B262]&gt;[.B2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[.A263]+[.A262]+[.A261]" office:value-type="float" office:value="5280" calcext:value-type="float">
            <text:p>5280</text:p>
          </table:table-cell>
          <table:table-cell table:formula="of:=[.B263]&gt;[.B2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[.A264]+[.A263]+[.A262]" office:value-type="float" office:value="5296" calcext:value-type="float">
            <text:p>5296</text:p>
          </table:table-cell>
          <table:table-cell table:formula="of:=[.B264]&gt;[.B2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table:formula="of:=[.A265]+[.A264]+[.A263]" office:value-type="float" office:value="5307" calcext:value-type="float">
            <text:p>5307</text:p>
          </table:table-cell>
          <table:table-cell table:formula="of:=[.B265]&gt;[.B2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[.A266]+[.A265]+[.A264]" office:value-type="float" office:value="5302" calcext:value-type="float">
            <text:p>5302</text:p>
          </table:table-cell>
          <table:table-cell table:formula="of:=[.B266]&gt;[.B26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[.A267]+[.A266]+[.A265]" office:value-type="float" office:value="5296" calcext:value-type="float">
            <text:p>5296</text:p>
          </table:table-cell>
          <table:table-cell table:formula="of:=[.B267]&gt;[.B26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[.A268]+[.A267]+[.A266]" office:value-type="float" office:value="5298" calcext:value-type="float">
            <text:p>5298</text:p>
          </table:table-cell>
          <table:table-cell table:formula="of:=[.B268]&gt;[.B2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table:formula="of:=[.A269]+[.A268]+[.A267]" office:value-type="float" office:value="5318" calcext:value-type="float">
            <text:p>5318</text:p>
          </table:table-cell>
          <table:table-cell table:formula="of:=[.B269]&gt;[.B2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[.A270]+[.A269]+[.A268]" office:value-type="float" office:value="5337" calcext:value-type="float">
            <text:p>5337</text:p>
          </table:table-cell>
          <table:table-cell table:formula="of:=[.B270]&gt;[.B2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[.A271]+[.A270]+[.A269]" office:value-type="float" office:value="5362" calcext:value-type="float">
            <text:p>5362</text:p>
          </table:table-cell>
          <table:table-cell table:formula="of:=[.B271]&gt;[.B2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table:formula="of:=[.A272]+[.A271]+[.A270]" office:value-type="float" office:value="5383" calcext:value-type="float">
            <text:p>5383</text:p>
          </table:table-cell>
          <table:table-cell table:formula="of:=[.B272]&gt;[.B2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table:formula="of:=[.A273]+[.A272]+[.A271]" office:value-type="float" office:value="5417" calcext:value-type="float">
            <text:p>5417</text:p>
          </table:table-cell>
          <table:table-cell table:formula="of:=[.B273]&gt;[.B2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table:formula="of:=[.A274]+[.A273]+[.A272]" office:value-type="float" office:value="5436" calcext:value-type="float">
            <text:p>5436</text:p>
          </table:table-cell>
          <table:table-cell table:formula="of:=[.B274]&gt;[.B2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table:formula="of:=[.A275]+[.A274]+[.A273]" office:value-type="float" office:value="5453" calcext:value-type="float">
            <text:p>5453</text:p>
          </table:table-cell>
          <table:table-cell table:formula="of:=[.B275]&gt;[.B2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table:formula="of:=[.A276]+[.A275]+[.A274]" office:value-type="float" office:value="5442" calcext:value-type="float">
            <text:p>5442</text:p>
          </table:table-cell>
          <table:table-cell table:formula="of:=[.B276]&gt;[.B2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[.A277]+[.A276]+[.A275]" office:value-type="float" office:value="5434" calcext:value-type="float">
            <text:p>5434</text:p>
          </table:table-cell>
          <table:table-cell table:formula="of:=[.B277]&gt;[.B2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[.A278]+[.A277]+[.A276]" office:value-type="float" office:value="5432" calcext:value-type="float">
            <text:p>5432</text:p>
          </table:table-cell>
          <table:table-cell table:formula="of:=[.B278]&gt;[.B27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table:formula="of:=[.A279]+[.A278]+[.A277]" office:value-type="float" office:value="5446" calcext:value-type="float">
            <text:p>5446</text:p>
          </table:table-cell>
          <table:table-cell table:formula="of:=[.B279]&gt;[.B2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[.A280]+[.A279]+[.A278]" office:value-type="float" office:value="5467" calcext:value-type="float">
            <text:p>5467</text:p>
          </table:table-cell>
          <table:table-cell table:formula="of:=[.B280]&gt;[.B2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table:formula="of:=[.A281]+[.A280]+[.A279]" office:value-type="float" office:value="5484" calcext:value-type="float">
            <text:p>5484</text:p>
          </table:table-cell>
          <table:table-cell table:formula="of:=[.B281]&gt;[.B2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table:formula="of:=[.A282]+[.A281]+[.A280]" office:value-type="float" office:value="5500" calcext:value-type="float">
            <text:p>5500</text:p>
          </table:table-cell>
          <table:table-cell table:formula="of:=[.B282]&gt;[.B2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[.A283]+[.A282]+[.A281]" office:value-type="float" office:value="5521" calcext:value-type="float">
            <text:p>5521</text:p>
          </table:table-cell>
          <table:table-cell table:formula="of:=[.B283]&gt;[.B2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[.A284]+[.A283]+[.A282]" office:value-type="float" office:value="5542" calcext:value-type="float">
            <text:p>5542</text:p>
          </table:table-cell>
          <table:table-cell table:formula="of:=[.B284]&gt;[.B2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table:formula="of:=[.A285]+[.A284]+[.A283]" office:value-type="float" office:value="5565" calcext:value-type="float">
            <text:p>5565</text:p>
          </table:table-cell>
          <table:table-cell table:formula="of:=[.B285]&gt;[.B2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[.A286]+[.A285]+[.A284]" office:value-type="float" office:value="5572" calcext:value-type="float">
            <text:p>5572</text:p>
          </table:table-cell>
          <table:table-cell table:formula="of:=[.B286]&gt;[.B2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table:formula="of:=[.A287]+[.A286]+[.A285]" office:value-type="float" office:value="5573" calcext:value-type="float">
            <text:p>5573</text:p>
          </table:table-cell>
          <table:table-cell table:formula="of:=[.B287]&gt;[.B2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table:formula="of:=[.A288]+[.A287]+[.A286]" office:value-type="float" office:value="5572" calcext:value-type="float">
            <text:p>5572</text:p>
          </table:table-cell>
          <table:table-cell table:formula="of:=[.B288]&gt;[.B28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table:formula="of:=[.A289]+[.A288]+[.A287]" office:value-type="float" office:value="5581" calcext:value-type="float">
            <text:p>5581</text:p>
          </table:table-cell>
          <table:table-cell table:formula="of:=[.B289]&gt;[.B2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[.A290]+[.A289]+[.A288]" office:value-type="float" office:value="5610" calcext:value-type="float">
            <text:p>5610</text:p>
          </table:table-cell>
          <table:table-cell table:formula="of:=[.B290]&gt;[.B2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[.A291]+[.A290]+[.A289]" office:value-type="float" office:value="5644" calcext:value-type="float">
            <text:p>5644</text:p>
          </table:table-cell>
          <table:table-cell table:formula="of:=[.B291]&gt;[.B2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[.A292]+[.A291]+[.A290]" office:value-type="float" office:value="5669" calcext:value-type="float">
            <text:p>5669</text:p>
          </table:table-cell>
          <table:table-cell table:formula="of:=[.B292]&gt;[.B2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[.A293]+[.A292]+[.A291]" office:value-type="float" office:value="5674" calcext:value-type="float">
            <text:p>5674</text:p>
          </table:table-cell>
          <table:table-cell table:formula="of:=[.B293]&gt;[.B2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[.A294]+[.A293]+[.A292]" office:value-type="float" office:value="5674" calcext:value-type="float">
            <text:p>5674</text:p>
          </table:table-cell>
          <table:table-cell table:formula="of:=[.B294]&gt;[.B2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[.A295]+[.A294]+[.A293]" office:value-type="float" office:value="5673" calcext:value-type="float">
            <text:p>5673</text:p>
          </table:table-cell>
          <table:table-cell table:formula="of:=[.B295]&gt;[.B2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[.A296]+[.A295]+[.A294]" office:value-type="float" office:value="5676" calcext:value-type="float">
            <text:p>5676</text:p>
          </table:table-cell>
          <table:table-cell table:formula="of:=[.B296]&gt;[.B2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table:formula="of:=[.A297]+[.A296]+[.A295]" office:value-type="float" office:value="5681" calcext:value-type="float">
            <text:p>5681</text:p>
          </table:table-cell>
          <table:table-cell table:formula="of:=[.B297]&gt;[.B2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table:formula="of:=[.A298]+[.A297]+[.A296]" office:value-type="float" office:value="5700" calcext:value-type="float">
            <text:p>5700</text:p>
          </table:table-cell>
          <table:table-cell table:formula="of:=[.B298]&gt;[.B2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[.A299]+[.A298]+[.A297]" office:value-type="float" office:value="5719" calcext:value-type="float">
            <text:p>5719</text:p>
          </table:table-cell>
          <table:table-cell table:formula="of:=[.B299]&gt;[.B2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[.A300]+[.A299]+[.A298]" office:value-type="float" office:value="5737" calcext:value-type="float">
            <text:p>5737</text:p>
          </table:table-cell>
          <table:table-cell table:formula="of:=[.B300]&gt;[.B2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[.A301]+[.A300]+[.A299]" office:value-type="float" office:value="5742" calcext:value-type="float">
            <text:p>5742</text:p>
          </table:table-cell>
          <table:table-cell table:formula="of:=[.B301]&gt;[.B3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[.A302]+[.A301]+[.A300]" office:value-type="float" office:value="5744" calcext:value-type="float">
            <text:p>5744</text:p>
          </table:table-cell>
          <table:table-cell table:formula="of:=[.B302]&gt;[.B3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[.A303]+[.A302]+[.A301]" office:value-type="float" office:value="5748" calcext:value-type="float">
            <text:p>5748</text:p>
          </table:table-cell>
          <table:table-cell table:formula="of:=[.B303]&gt;[.B3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[.A304]+[.A303]+[.A302]" office:value-type="float" office:value="5762" calcext:value-type="float">
            <text:p>5762</text:p>
          </table:table-cell>
          <table:table-cell table:formula="of:=[.B304]&gt;[.B3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[.A305]+[.A304]+[.A303]" office:value-type="float" office:value="5780" calcext:value-type="float">
            <text:p>5780</text:p>
          </table:table-cell>
          <table:table-cell table:formula="of:=[.B305]&gt;[.B3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[.A306]+[.A305]+[.A304]" office:value-type="float" office:value="5820" calcext:value-type="float">
            <text:p>5820</text:p>
          </table:table-cell>
          <table:table-cell table:formula="of:=[.B306]&gt;[.B3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[.A307]+[.A306]+[.A305]" office:value-type="float" office:value="5856" calcext:value-type="float">
            <text:p>5856</text:p>
          </table:table-cell>
          <table:table-cell table:formula="of:=[.B307]&gt;[.B3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.A308]+[.A307]+[.A306]" office:value-type="float" office:value="5900" calcext:value-type="float">
            <text:p>5900</text:p>
          </table:table-cell>
          <table:table-cell table:formula="of:=[.B308]&gt;[.B3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.A309]+[.A308]+[.A307]" office:value-type="float" office:value="5924" calcext:value-type="float">
            <text:p>5924</text:p>
          </table:table-cell>
          <table:table-cell table:formula="of:=[.B309]&gt;[.B3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.A310]+[.A309]+[.A308]" office:value-type="float" office:value="5943" calcext:value-type="float">
            <text:p>5943</text:p>
          </table:table-cell>
          <table:table-cell table:formula="of:=[.B310]&gt;[.B3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.A311]+[.A310]+[.A309]" office:value-type="float" office:value="5953" calcext:value-type="float">
            <text:p>5953</text:p>
          </table:table-cell>
          <table:table-cell table:formula="of:=[.B311]&gt;[.B3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.A312]+[.A311]+[.A310]" office:value-type="float" office:value="5958" calcext:value-type="float">
            <text:p>5958</text:p>
          </table:table-cell>
          <table:table-cell table:formula="of:=[.B312]&gt;[.B3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.A313]+[.A312]+[.A311]" office:value-type="float" office:value="5965" calcext:value-type="float">
            <text:p>5965</text:p>
          </table:table-cell>
          <table:table-cell table:formula="of:=[.B313]&gt;[.B3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.A314]+[.A313]+[.A312]" office:value-type="float" office:value="5976" calcext:value-type="float">
            <text:p>5976</text:p>
          </table:table-cell>
          <table:table-cell table:formula="of:=[.B314]&gt;[.B3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table:formula="of:=[.A315]+[.A314]+[.A313]" office:value-type="float" office:value="6020" calcext:value-type="float">
            <text:p>6020</text:p>
          </table:table-cell>
          <table:table-cell table:formula="of:=[.B315]&gt;[.B3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table:formula="of:=[.A316]+[.A315]+[.A314]" office:value-type="float" office:value="6069" calcext:value-type="float">
            <text:p>6069</text:p>
          </table:table-cell>
          <table:table-cell table:formula="of:=[.B316]&gt;[.B3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[.A317]+[.A316]+[.A315]" office:value-type="float" office:value="6114" calcext:value-type="float">
            <text:p>6114</text:p>
          </table:table-cell>
          <table:table-cell table:formula="of:=[.B317]&gt;[.B3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[.A318]+[.A317]+[.A316]" office:value-type="float" office:value="6127" calcext:value-type="float">
            <text:p>6127</text:p>
          </table:table-cell>
          <table:table-cell table:formula="of:=[.B318]&gt;[.B3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table:formula="of:=[.A319]+[.A318]+[.A317]" office:value-type="float" office:value="6144" calcext:value-type="float">
            <text:p>6144</text:p>
          </table:table-cell>
          <table:table-cell table:formula="of:=[.B319]&gt;[.B3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A320]+[.A319]+[.A318]" office:value-type="float" office:value="6162" calcext:value-type="float">
            <text:p>6162</text:p>
          </table:table-cell>
          <table:table-cell table:formula="of:=[.B320]&gt;[.B3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[.A321]+[.A320]+[.A319]" office:value-type="float" office:value="6193" calcext:value-type="float">
            <text:p>6193</text:p>
          </table:table-cell>
          <table:table-cell table:formula="of:=[.B321]&gt;[.B3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322]+[.A321]+[.A320]" office:value-type="float" office:value="6208" calcext:value-type="float">
            <text:p>6208</text:p>
          </table:table-cell>
          <table:table-cell table:formula="of:=[.B322]&gt;[.B3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table:formula="of:=[.A323]+[.A322]+[.A321]" office:value-type="float" office:value="6232" calcext:value-type="float">
            <text:p>6232</text:p>
          </table:table-cell>
          <table:table-cell table:formula="of:=[.B323]&gt;[.B3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table:formula="of:=[.A324]+[.A323]+[.A322]" office:value-type="float" office:value="6244" calcext:value-type="float">
            <text:p>6244</text:p>
          </table:table-cell>
          <table:table-cell table:formula="of:=[.B324]&gt;[.B3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table:formula="of:=[.A325]+[.A324]+[.A323]" office:value-type="float" office:value="6261" calcext:value-type="float">
            <text:p>6261</text:p>
          </table:table-cell>
          <table:table-cell table:formula="of:=[.B325]&gt;[.B3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table:formula="of:=[.A326]+[.A325]+[.A324]" office:value-type="float" office:value="6302" calcext:value-type="float">
            <text:p>6302</text:p>
          </table:table-cell>
          <table:table-cell table:formula="of:=[.B326]&gt;[.B3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table:formula="of:=[.A327]+[.A326]+[.A325]" office:value-type="float" office:value="6343" calcext:value-type="float">
            <text:p>6343</text:p>
          </table:table-cell>
          <table:table-cell table:formula="of:=[.B327]&gt;[.B3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table:formula="of:=[.A328]+[.A327]+[.A326]" office:value-type="float" office:value="6382" calcext:value-type="float">
            <text:p>6382</text:p>
          </table:table-cell>
          <table:table-cell table:formula="of:=[.B328]&gt;[.B3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table:formula="of:=[.A329]+[.A328]+[.A327]" office:value-type="float" office:value="6387" calcext:value-type="float">
            <text:p>6387</text:p>
          </table:table-cell>
          <table:table-cell table:formula="of:=[.B329]&gt;[.B3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table:formula="of:=[.A330]+[.A329]+[.A328]" office:value-type="float" office:value="6390" calcext:value-type="float">
            <text:p>6390</text:p>
          </table:table-cell>
          <table:table-cell table:formula="of:=[.B330]&gt;[.B3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table:formula="of:=[.A331]+[.A330]+[.A329]" office:value-type="float" office:value="6397" calcext:value-type="float">
            <text:p>6397</text:p>
          </table:table-cell>
          <table:table-cell table:formula="of:=[.B331]&gt;[.B3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table:formula="of:=[.A332]+[.A331]+[.A330]" office:value-type="float" office:value="6404" calcext:value-type="float">
            <text:p>6404</text:p>
          </table:table-cell>
          <table:table-cell table:formula="of:=[.B332]&gt;[.B3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table:formula="of:=[.A333]+[.A332]+[.A331]" office:value-type="float" office:value="6418" calcext:value-type="float">
            <text:p>6418</text:p>
          </table:table-cell>
          <table:table-cell table:formula="of:=[.B333]&gt;[.B3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table:formula="of:=[.A334]+[.A333]+[.A332]" office:value-type="float" office:value="6432" calcext:value-type="float">
            <text:p>6432</text:p>
          </table:table-cell>
          <table:table-cell table:formula="of:=[.B334]&gt;[.B3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table:formula="of:=[.A335]+[.A334]+[.A333]" office:value-type="float" office:value="6447" calcext:value-type="float">
            <text:p>6447</text:p>
          </table:table-cell>
          <table:table-cell table:formula="of:=[.B335]&gt;[.B3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table:formula="of:=[.A336]+[.A335]+[.A334]" office:value-type="float" office:value="6457" calcext:value-type="float">
            <text:p>6457</text:p>
          </table:table-cell>
          <table:table-cell table:formula="of:=[.B336]&gt;[.B3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table:formula="of:=[.A337]+[.A336]+[.A335]" office:value-type="float" office:value="6468" calcext:value-type="float">
            <text:p>6468</text:p>
          </table:table-cell>
          <table:table-cell table:formula="of:=[.B337]&gt;[.B3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table:formula="of:=[.A338]+[.A337]+[.A336]" office:value-type="float" office:value="6478" calcext:value-type="float">
            <text:p>6478</text:p>
          </table:table-cell>
          <table:table-cell table:formula="of:=[.B338]&gt;[.B3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table:formula="of:=[.A339]+[.A338]+[.A337]" office:value-type="float" office:value="6488" calcext:value-type="float">
            <text:p>6488</text:p>
          </table:table-cell>
          <table:table-cell table:formula="of:=[.B339]&gt;[.B3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table:formula="of:=[.A340]+[.A339]+[.A338]" office:value-type="float" office:value="6494" calcext:value-type="float">
            <text:p>6494</text:p>
          </table:table-cell>
          <table:table-cell table:formula="of:=[.B340]&gt;[.B3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table:formula="of:=[.A341]+[.A340]+[.A339]" office:value-type="float" office:value="6521" calcext:value-type="float">
            <text:p>6521</text:p>
          </table:table-cell>
          <table:table-cell table:formula="of:=[.B341]&gt;[.B3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table:formula="of:=[.A342]+[.A341]+[.A340]" office:value-type="float" office:value="6553" calcext:value-type="float">
            <text:p>6553</text:p>
          </table:table-cell>
          <table:table-cell table:formula="of:=[.B342]&gt;[.B3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199" calcext:value-type="float">
            <text:p>2199</text:p>
          </table:table-cell>
          <table:table-cell table:formula="of:=[.A343]+[.A342]+[.A341]" office:value-type="float" office:value="6585" calcext:value-type="float">
            <text:p>6585</text:p>
          </table:table-cell>
          <table:table-cell table:formula="of:=[.B343]&gt;[.B3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table:formula="of:=[.A344]+[.A343]+[.A342]" office:value-type="float" office:value="6610" calcext:value-type="float">
            <text:p>6610</text:p>
          </table:table-cell>
          <table:table-cell table:formula="of:=[.B344]&gt;[.B3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table:formula="of:=[.A345]+[.A344]+[.A343]" office:value-type="float" office:value="6639" calcext:value-type="float">
            <text:p>6639</text:p>
          </table:table-cell>
          <table:table-cell table:formula="of:=[.B345]&gt;[.B3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table:formula="of:=[.A346]+[.A345]+[.A344]" office:value-type="float" office:value="6673" calcext:value-type="float">
            <text:p>6673</text:p>
          </table:table-cell>
          <table:table-cell table:formula="of:=[.B346]&gt;[.B3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table:formula="of:=[.A347]+[.A346]+[.A345]" office:value-type="float" office:value="6693" calcext:value-type="float">
            <text:p>6693</text:p>
          </table:table-cell>
          <table:table-cell table:formula="of:=[.B347]&gt;[.B3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table:formula="of:=[.A348]+[.A347]+[.A346]" office:value-type="float" office:value="6708" calcext:value-type="float">
            <text:p>6708</text:p>
          </table:table-cell>
          <table:table-cell table:formula="of:=[.B348]&gt;[.B3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table:formula="of:=[.A349]+[.A348]+[.A347]" office:value-type="float" office:value="6717" calcext:value-type="float">
            <text:p>6717</text:p>
          </table:table-cell>
          <table:table-cell table:formula="of:=[.B349]&gt;[.B3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table:formula="of:=[.A350]+[.A349]+[.A348]" office:value-type="float" office:value="6739" calcext:value-type="float">
            <text:p>6739</text:p>
          </table:table-cell>
          <table:table-cell table:formula="of:=[.B350]&gt;[.B3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table:formula="of:=[.A351]+[.A350]+[.A349]" office:value-type="float" office:value="6757" calcext:value-type="float">
            <text:p>6757</text:p>
          </table:table-cell>
          <table:table-cell table:formula="of:=[.B351]&gt;[.B3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table:formula="of:=[.A352]+[.A351]+[.A350]" office:value-type="float" office:value="6778" calcext:value-type="float">
            <text:p>6778</text:p>
          </table:table-cell>
          <table:table-cell table:formula="of:=[.B352]&gt;[.B3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57" calcext:value-type="float">
            <text:p>2257</text:p>
          </table:table-cell>
          <table:table-cell table:formula="of:=[.A353]+[.A352]+[.A351]" office:value-type="float" office:value="6779" calcext:value-type="float">
            <text:p>6779</text:p>
          </table:table-cell>
          <table:table-cell table:formula="of:=[.B353]&gt;[.B3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67" calcext:value-type="float">
            <text:p>2267</text:p>
          </table:table-cell>
          <table:table-cell table:formula="of:=[.A354]+[.A353]+[.A352]" office:value-type="float" office:value="6787" calcext:value-type="float">
            <text:p>6787</text:p>
          </table:table-cell>
          <table:table-cell table:formula="of:=[.B354]&gt;[.B3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table:formula="of:=[.A355]+[.A354]+[.A353]" office:value-type="float" office:value="6794" calcext:value-type="float">
            <text:p>6794</text:p>
          </table:table-cell>
          <table:table-cell table:formula="of:=[.B355]&gt;[.B3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table:formula="of:=[.A356]+[.A355]+[.A354]" office:value-type="float" office:value="6806" calcext:value-type="float">
            <text:p>6806</text:p>
          </table:table-cell>
          <table:table-cell table:formula="of:=[.B356]&gt;[.B3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table:formula="of:=[.A357]+[.A356]+[.A355]" office:value-type="float" office:value="6811" calcext:value-type="float">
            <text:p>6811</text:p>
          </table:table-cell>
          <table:table-cell table:formula="of:=[.B357]&gt;[.B3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73" calcext:value-type="float">
            <text:p>2273</text:p>
          </table:table-cell>
          <table:table-cell table:formula="of:=[.A358]+[.A357]+[.A356]" office:value-type="float" office:value="6814" calcext:value-type="float">
            <text:p>6814</text:p>
          </table:table-cell>
          <table:table-cell table:formula="of:=[.B358]&gt;[.B3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table:formula="of:=[.A359]+[.A358]+[.A357]" office:value-type="float" office:value="6820" calcext:value-type="float">
            <text:p>6820</text:p>
          </table:table-cell>
          <table:table-cell table:formula="of:=[.B359]&gt;[.B3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table:formula="of:=[.A360]+[.A359]+[.A358]" office:value-type="float" office:value="6827" calcext:value-type="float">
            <text:p>6827</text:p>
          </table:table-cell>
          <table:table-cell table:formula="of:=[.B360]&gt;[.B3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table:formula="of:=[.A361]+[.A360]+[.A359]" office:value-type="float" office:value="6838" calcext:value-type="float">
            <text:p>6838</text:p>
          </table:table-cell>
          <table:table-cell table:formula="of:=[.B361]&gt;[.B3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table:formula="of:=[.A362]+[.A361]+[.A360]" office:value-type="float" office:value="6848" calcext:value-type="float">
            <text:p>6848</text:p>
          </table:table-cell>
          <table:table-cell table:formula="of:=[.B362]&gt;[.B3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table:formula="of:=[.A363]+[.A362]+[.A361]" office:value-type="float" office:value="6835" calcext:value-type="float">
            <text:p>6835</text:p>
          </table:table-cell>
          <table:table-cell table:formula="of:=[.B363]&gt;[.B3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 table:formula="of:=[.A364]+[.A363]+[.A362]" office:value-type="float" office:value="6822" calcext:value-type="float">
            <text:p>6822</text:p>
          </table:table-cell>
          <table:table-cell table:formula="of:=[.B364]&gt;[.B3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table:formula="of:=[.A365]+[.A364]+[.A363]" office:value-type="float" office:value="6824" calcext:value-type="float">
            <text:p>6824</text:p>
          </table:table-cell>
          <table:table-cell table:formula="of:=[.B365]&gt;[.B3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table:formula="of:=[.A366]+[.A365]+[.A364]" office:value-type="float" office:value="6849" calcext:value-type="float">
            <text:p>6849</text:p>
          </table:table-cell>
          <table:table-cell table:formula="of:=[.B366]&gt;[.B3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table:formula="of:=[.A367]+[.A366]+[.A365]" office:value-type="float" office:value="6888" calcext:value-type="float">
            <text:p>6888</text:p>
          </table:table-cell>
          <table:table-cell table:formula="of:=[.B367]&gt;[.B3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table:formula="of:=[.A368]+[.A367]+[.A366]" office:value-type="float" office:value="6914" calcext:value-type="float">
            <text:p>6914</text:p>
          </table:table-cell>
          <table:table-cell table:formula="of:=[.B368]&gt;[.B3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table:formula="of:=[.A369]+[.A368]+[.A367]" office:value-type="float" office:value="6937" calcext:value-type="float">
            <text:p>6937</text:p>
          </table:table-cell>
          <table:table-cell table:formula="of:=[.B369]&gt;[.B3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table:formula="of:=[.A370]+[.A369]+[.A368]" office:value-type="float" office:value="6944" calcext:value-type="float">
            <text:p>6944</text:p>
          </table:table-cell>
          <table:table-cell table:formula="of:=[.B370]&gt;[.B3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table:formula="of:=[.A371]+[.A370]+[.A369]" office:value-type="float" office:value="6942" calcext:value-type="float">
            <text:p>6942</text:p>
          </table:table-cell>
          <table:table-cell table:formula="of:=[.B371]&gt;[.B37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table:formula="of:=[.A372]+[.A371]+[.A370]" office:value-type="float" office:value="6940" calcext:value-type="float">
            <text:p>6940</text:p>
          </table:table-cell>
          <table:table-cell table:formula="of:=[.B372]&gt;[.B37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table:formula="of:=[.A373]+[.A372]+[.A371]" office:value-type="float" office:value="6934" calcext:value-type="float">
            <text:p>6934</text:p>
          </table:table-cell>
          <table:table-cell table:formula="of:=[.B373]&gt;[.B3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table:formula="of:=[.A374]+[.A373]+[.A372]" office:value-type="float" office:value="6935" calcext:value-type="float">
            <text:p>6935</text:p>
          </table:table-cell>
          <table:table-cell table:formula="of:=[.B374]&gt;[.B3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table:formula="of:=[.A375]+[.A374]+[.A373]" office:value-type="float" office:value="6949" calcext:value-type="float">
            <text:p>6949</text:p>
          </table:table-cell>
          <table:table-cell table:formula="of:=[.B375]&gt;[.B3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table:formula="of:=[.A376]+[.A375]+[.A374]" office:value-type="float" office:value="6969" calcext:value-type="float">
            <text:p>6969</text:p>
          </table:table-cell>
          <table:table-cell table:formula="of:=[.B376]&gt;[.B3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table:formula="of:=[.A377]+[.A376]+[.A375]" office:value-type="float" office:value="6989" calcext:value-type="float">
            <text:p>6989</text:p>
          </table:table-cell>
          <table:table-cell table:formula="of:=[.B377]&gt;[.B3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38" calcext:value-type="float">
            <text:p>2338</text:p>
          </table:table-cell>
          <table:table-cell table:formula="of:=[.A378]+[.A377]+[.A376]" office:value-type="float" office:value="7001" calcext:value-type="float">
            <text:p>7001</text:p>
          </table:table-cell>
          <table:table-cell table:formula="of:=[.B378]&gt;[.B3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table:formula="of:=[.A379]+[.A378]+[.A377]" office:value-type="float" office:value="7010" calcext:value-type="float">
            <text:p>7010</text:p>
          </table:table-cell>
          <table:table-cell table:formula="of:=[.B379]&gt;[.B3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table:formula="of:=[.A380]+[.A379]+[.A378]" office:value-type="float" office:value="7030" calcext:value-type="float">
            <text:p>7030</text:p>
          </table:table-cell>
          <table:table-cell table:formula="of:=[.B380]&gt;[.B3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table:formula="of:=[.A381]+[.A380]+[.A379]" office:value-type="float" office:value="7047" calcext:value-type="float">
            <text:p>7047</text:p>
          </table:table-cell>
          <table:table-cell table:formula="of:=[.B381]&gt;[.B3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table:formula="of:=[.A382]+[.A381]+[.A380]" office:value-type="float" office:value="7067" calcext:value-type="float">
            <text:p>7067</text:p>
          </table:table-cell>
          <table:table-cell table:formula="of:=[.B382]&gt;[.B3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table:formula="of:=[.A383]+[.A382]+[.A381]" office:value-type="float" office:value="7076" calcext:value-type="float">
            <text:p>7076</text:p>
          </table:table-cell>
          <table:table-cell table:formula="of:=[.B383]&gt;[.B3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table:formula="of:=[.A384]+[.A383]+[.A382]" office:value-type="float" office:value="7078" calcext:value-type="float">
            <text:p>7078</text:p>
          </table:table-cell>
          <table:table-cell table:formula="of:=[.B384]&gt;[.B3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table:formula="of:=[.A385]+[.A384]+[.A383]" office:value-type="float" office:value="7089" calcext:value-type="float">
            <text:p>7089</text:p>
          </table:table-cell>
          <table:table-cell table:formula="of:=[.B385]&gt;[.B3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84" calcext:value-type="float">
            <text:p>2384</text:p>
          </table:table-cell>
          <table:table-cell table:formula="of:=[.A386]+[.A385]+[.A384]" office:value-type="float" office:value="7112" calcext:value-type="float">
            <text:p>7112</text:p>
          </table:table-cell>
          <table:table-cell table:formula="of:=[.B386]&gt;[.B3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table:formula="of:=[.A387]+[.A386]+[.A385]" office:value-type="float" office:value="7135" calcext:value-type="float">
            <text:p>7135</text:p>
          </table:table-cell>
          <table:table-cell table:formula="of:=[.B387]&gt;[.B3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table:formula="of:=[.A388]+[.A387]+[.A386]" office:value-type="float" office:value="7156" calcext:value-type="float">
            <text:p>7156</text:p>
          </table:table-cell>
          <table:table-cell table:formula="of:=[.B388]&gt;[.B3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93" calcext:value-type="float">
            <text:p>2393</text:p>
          </table:table-cell>
          <table:table-cell table:formula="of:=[.A389]+[.A388]+[.A387]" office:value-type="float" office:value="7165" calcext:value-type="float">
            <text:p>7165</text:p>
          </table:table-cell>
          <table:table-cell table:formula="of:=[.B389]&gt;[.B3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table:formula="of:=[.A390]+[.A389]+[.A388]" office:value-type="float" office:value="7181" calcext:value-type="float">
            <text:p>7181</text:p>
          </table:table-cell>
          <table:table-cell table:formula="of:=[.B390]&gt;[.B3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397" calcext:value-type="float">
            <text:p>2397</text:p>
          </table:table-cell>
          <table:table-cell table:formula="of:=[.A391]+[.A390]+[.A389]" office:value-type="float" office:value="7186" calcext:value-type="float">
            <text:p>7186</text:p>
          </table:table-cell>
          <table:table-cell table:formula="of:=[.B391]&gt;[.B3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.A392]+[.A391]+[.A390]" office:value-type="float" office:value="7193" calcext:value-type="float">
            <text:p>7193</text:p>
          </table:table-cell>
          <table:table-cell table:formula="of:=[.B392]&gt;[.B3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table:formula="of:=[.A393]+[.A392]+[.A391]" office:value-type="float" office:value="7214" calcext:value-type="float">
            <text:p>7214</text:p>
          </table:table-cell>
          <table:table-cell table:formula="of:=[.B393]&gt;[.B3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[.A394]+[.A393]+[.A392]" office:value-type="float" office:value="7237" calcext:value-type="float">
            <text:p>7237</text:p>
          </table:table-cell>
          <table:table-cell table:formula="of:=[.B394]&gt;[.B3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table:formula="of:=[.A395]+[.A394]+[.A393]" office:value-type="float" office:value="7258" calcext:value-type="float">
            <text:p>7258</text:p>
          </table:table-cell>
          <table:table-cell table:formula="of:=[.B395]&gt;[.B3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table:formula="of:=[.A396]+[.A395]+[.A394]" office:value-type="float" office:value="7263" calcext:value-type="float">
            <text:p>7263</text:p>
          </table:table-cell>
          <table:table-cell table:formula="of:=[.B396]&gt;[.B3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44" calcext:value-type="float">
            <text:p>2444</text:p>
          </table:table-cell>
          <table:table-cell table:formula="of:=[.A397]+[.A396]+[.A395]" office:value-type="float" office:value="7287" calcext:value-type="float">
            <text:p>7287</text:p>
          </table:table-cell>
          <table:table-cell table:formula="of:=[.B397]&gt;[.B3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57" calcext:value-type="float">
            <text:p>2457</text:p>
          </table:table-cell>
          <table:table-cell table:formula="of:=[.A398]+[.A397]+[.A396]" office:value-type="float" office:value="7323" calcext:value-type="float">
            <text:p>7323</text:p>
          </table:table-cell>
          <table:table-cell table:formula="of:=[.B398]&gt;[.B3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table:formula="of:=[.A399]+[.A398]+[.A397]" office:value-type="float" office:value="7359" calcext:value-type="float">
            <text:p>7359</text:p>
          </table:table-cell>
          <table:table-cell table:formula="of:=[.B399]&gt;[.B3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64" calcext:value-type="float">
            <text:p>2464</text:p>
          </table:table-cell>
          <table:table-cell table:formula="of:=[.A400]+[.A399]+[.A398]" office:value-type="float" office:value="7379" calcext:value-type="float">
            <text:p>7379</text:p>
          </table:table-cell>
          <table:table-cell table:formula="of:=[.B400]&gt;[.B3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67" calcext:value-type="float">
            <text:p>2467</text:p>
          </table:table-cell>
          <table:table-cell table:formula="of:=[.A401]+[.A400]+[.A399]" office:value-type="float" office:value="7389" calcext:value-type="float">
            <text:p>7389</text:p>
          </table:table-cell>
          <table:table-cell table:formula="of:=[.B401]&gt;[.B4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94" calcext:value-type="float">
            <text:p>2494</text:p>
          </table:table-cell>
          <table:table-cell table:formula="of:=[.A402]+[.A401]+[.A400]" office:value-type="float" office:value="7425" calcext:value-type="float">
            <text:p>7425</text:p>
          </table:table-cell>
          <table:table-cell table:formula="of:=[.B402]&gt;[.B4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95" calcext:value-type="float">
            <text:p>2495</text:p>
          </table:table-cell>
          <table:table-cell table:formula="of:=[.A403]+[.A402]+[.A401]" office:value-type="float" office:value="7456" calcext:value-type="float">
            <text:p>7456</text:p>
          </table:table-cell>
          <table:table-cell table:formula="of:=[.B403]&gt;[.B4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498" calcext:value-type="float">
            <text:p>2498</text:p>
          </table:table-cell>
          <table:table-cell table:formula="of:=[.A404]+[.A403]+[.A402]" office:value-type="float" office:value="7487" calcext:value-type="float">
            <text:p>7487</text:p>
          </table:table-cell>
          <table:table-cell table:formula="of:=[.B404]&gt;[.B4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table:formula="of:=[.A405]+[.A404]+[.A403]" office:value-type="float" office:value="7503" calcext:value-type="float">
            <text:p>7503</text:p>
          </table:table-cell>
          <table:table-cell table:formula="of:=[.B405]&gt;[.B4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table:formula="of:=[.A406]+[.A405]+[.A404]" office:value-type="float" office:value="7522" calcext:value-type="float">
            <text:p>7522</text:p>
          </table:table-cell>
          <table:table-cell table:formula="of:=[.B406]&gt;[.B4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table:formula="of:=[.A407]+[.A406]+[.A405]" office:value-type="float" office:value="7545" calcext:value-type="float">
            <text:p>7545</text:p>
          </table:table-cell>
          <table:table-cell table:formula="of:=[.B407]&gt;[.B4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table:formula="of:=[.A408]+[.A407]+[.A406]" office:value-type="float" office:value="7561" calcext:value-type="float">
            <text:p>7561</text:p>
          </table:table-cell>
          <table:table-cell table:formula="of:=[.B408]&gt;[.B4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table:formula="of:=[.A409]+[.A408]+[.A407]" office:value-type="float" office:value="7572" calcext:value-type="float">
            <text:p>7572</text:p>
          </table:table-cell>
          <table:table-cell table:formula="of:=[.B409]&gt;[.B4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33" calcext:value-type="float">
            <text:p>2533</text:p>
          </table:table-cell>
          <table:table-cell table:formula="of:=[.A410]+[.A409]+[.A408]" office:value-type="float" office:value="7584" calcext:value-type="float">
            <text:p>7584</text:p>
          </table:table-cell>
          <table:table-cell table:formula="of:=[.B410]&gt;[.B4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table:formula="of:=[.A411]+[.A410]+[.A409]" office:value-type="float" office:value="7594" calcext:value-type="float">
            <text:p>7594</text:p>
          </table:table-cell>
          <table:table-cell table:formula="of:=[.B411]&gt;[.B4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table:formula="of:=[.A412]+[.A411]+[.A410]" office:value-type="float" office:value="7616" calcext:value-type="float">
            <text:p>7616</text:p>
          </table:table-cell>
          <table:table-cell table:formula="of:=[.B412]&gt;[.B4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table:formula="of:=[.A413]+[.A412]+[.A411]" office:value-type="float" office:value="7627" calcext:value-type="float">
            <text:p>7627</text:p>
          </table:table-cell>
          <table:table-cell table:formula="of:=[.B413]&gt;[.B4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table:formula="of:=[.A414]+[.A413]+[.A412]" office:value-type="float" office:value="7638" calcext:value-type="float">
            <text:p>7638</text:p>
          </table:table-cell>
          <table:table-cell table:formula="of:=[.B414]&gt;[.B4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table:formula="of:=[.A415]+[.A414]+[.A413]" office:value-type="float" office:value="7647" calcext:value-type="float">
            <text:p>7647</text:p>
          </table:table-cell>
          <table:table-cell table:formula="of:=[.B415]&gt;[.B4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57" calcext:value-type="float">
            <text:p>2557</text:p>
          </table:table-cell>
          <table:table-cell table:formula="of:=[.A416]+[.A415]+[.A414]" office:value-type="float" office:value="7660" calcext:value-type="float">
            <text:p>7660</text:p>
          </table:table-cell>
          <table:table-cell table:formula="of:=[.B416]&gt;[.B4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58" calcext:value-type="float">
            <text:p>2558</text:p>
          </table:table-cell>
          <table:table-cell table:formula="of:=[.A417]+[.A416]+[.A415]" office:value-type="float" office:value="7671" calcext:value-type="float">
            <text:p>7671</text:p>
          </table:table-cell>
          <table:table-cell table:formula="of:=[.B417]&gt;[.B4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table:formula="of:=[.A418]+[.A417]+[.A416]" office:value-type="float" office:value="7676" calcext:value-type="float">
            <text:p>7676</text:p>
          </table:table-cell>
          <table:table-cell table:formula="of:=[.B418]&gt;[.B4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table:formula="of:=[.A419]+[.A418]+[.A417]" office:value-type="float" office:value="7689" calcext:value-type="float">
            <text:p>7689</text:p>
          </table:table-cell>
          <table:table-cell table:formula="of:=[.B419]&gt;[.B4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71" calcext:value-type="float">
            <text:p>2571</text:p>
          </table:table-cell>
          <table:table-cell table:formula="of:=[.A420]+[.A419]+[.A418]" office:value-type="float" office:value="7702" calcext:value-type="float">
            <text:p>7702</text:p>
          </table:table-cell>
          <table:table-cell table:formula="of:=[.B420]&gt;[.B4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table:formula="of:=[.A421]+[.A420]+[.A419]" office:value-type="float" office:value="7714" calcext:value-type="float">
            <text:p>7714</text:p>
          </table:table-cell>
          <table:table-cell table:formula="of:=[.B421]&gt;[.B4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table:formula="of:=[.A422]+[.A421]+[.A420]" office:value-type="float" office:value="7719" calcext:value-type="float">
            <text:p>7719</text:p>
          </table:table-cell>
          <table:table-cell table:formula="of:=[.B422]&gt;[.B4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83" calcext:value-type="float">
            <text:p>2583</text:p>
          </table:table-cell>
          <table:table-cell table:formula="of:=[.A423]+[.A422]+[.A421]" office:value-type="float" office:value="7731" calcext:value-type="float">
            <text:p>7731</text:p>
          </table:table-cell>
          <table:table-cell table:formula="of:=[.B423]&gt;[.B4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table:formula="of:=[.A424]+[.A423]+[.A422]" office:value-type="float" office:value="7742" calcext:value-type="float">
            <text:p>7742</text:p>
          </table:table-cell>
          <table:table-cell table:formula="of:=[.B424]&gt;[.B4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85" calcext:value-type="float">
            <text:p>2585</text:p>
          </table:table-cell>
          <table:table-cell table:formula="of:=[.A425]+[.A424]+[.A423]" office:value-type="float" office:value="7752" calcext:value-type="float">
            <text:p>7752</text:p>
          </table:table-cell>
          <table:table-cell table:formula="of:=[.B425]&gt;[.B4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table:formula="of:=[.A426]+[.A425]+[.A424]" office:value-type="float" office:value="7741" calcext:value-type="float">
            <text:p>7741</text:p>
          </table:table-cell>
          <table:table-cell table:formula="of:=[.B426]&gt;[.B4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table:formula="of:=[.A427]+[.A426]+[.A425]" office:value-type="float" office:value="7731" calcext:value-type="float">
            <text:p>7731</text:p>
          </table:table-cell>
          <table:table-cell table:formula="of:=[.B427]&gt;[.B42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table:formula="of:=[.A428]+[.A427]+[.A426]" office:value-type="float" office:value="7721" calcext:value-type="float">
            <text:p>7721</text:p>
          </table:table-cell>
          <table:table-cell table:formula="of:=[.B428]&gt;[.B42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587" calcext:value-type="float">
            <text:p>2587</text:p>
          </table:table-cell>
          <table:table-cell table:formula="of:=[.A429]+[.A428]+[.A427]" office:value-type="float" office:value="7736" calcext:value-type="float">
            <text:p>7736</text:p>
          </table:table-cell>
          <table:table-cell table:formula="of:=[.B429]&gt;[.B4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89" calcext:value-type="float">
            <text:p>2589</text:p>
          </table:table-cell>
          <table:table-cell table:formula="of:=[.A430]+[.A429]+[.A428]" office:value-type="float" office:value="7751" calcext:value-type="float">
            <text:p>7751</text:p>
          </table:table-cell>
          <table:table-cell table:formula="of:=[.B430]&gt;[.B4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table:formula="of:=[.A431]+[.A430]+[.A429]" office:value-type="float" office:value="7766" calcext:value-type="float">
            <text:p>7766</text:p>
          </table:table-cell>
          <table:table-cell table:formula="of:=[.B431]&gt;[.B4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table:formula="of:=[.A432]+[.A431]+[.A430]" office:value-type="float" office:value="7781" calcext:value-type="float">
            <text:p>7781</text:p>
          </table:table-cell>
          <table:table-cell table:formula="of:=[.B432]&gt;[.B4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03" calcext:value-type="float">
            <text:p>2603</text:p>
          </table:table-cell>
          <table:table-cell table:formula="of:=[.A433]+[.A432]+[.A431]" office:value-type="float" office:value="7795" calcext:value-type="float">
            <text:p>7795</text:p>
          </table:table-cell>
          <table:table-cell table:formula="of:=[.B433]&gt;[.B4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table:formula="of:=[.A434]+[.A433]+[.A432]" office:value-type="float" office:value="7809" calcext:value-type="float">
            <text:p>7809</text:p>
          </table:table-cell>
          <table:table-cell table:formula="of:=[.B434]&gt;[.B4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05" calcext:value-type="float">
            <text:p>2605</text:p>
          </table:table-cell>
          <table:table-cell table:formula="of:=[.A435]+[.A434]+[.A433]" office:value-type="float" office:value="7812" calcext:value-type="float">
            <text:p>7812</text:p>
          </table:table-cell>
          <table:table-cell table:formula="of:=[.B435]&gt;[.B4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589" calcext:value-type="float">
            <text:p>2589</text:p>
          </table:table-cell>
          <table:table-cell table:formula="of:=[.A436]+[.A435]+[.A434]" office:value-type="float" office:value="7798" calcext:value-type="float">
            <text:p>7798</text:p>
          </table:table-cell>
          <table:table-cell table:formula="of:=[.B436]&gt;[.B4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603" calcext:value-type="float">
            <text:p>2603</text:p>
          </table:table-cell>
          <table:table-cell table:formula="of:=[.A437]+[.A436]+[.A435]" office:value-type="float" office:value="7797" calcext:value-type="float">
            <text:p>7797</text:p>
          </table:table-cell>
          <table:table-cell table:formula="of:=[.B437]&gt;[.B43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608" calcext:value-type="float">
            <text:p>2608</text:p>
          </table:table-cell>
          <table:table-cell table:formula="of:=[.A438]+[.A437]+[.A436]" office:value-type="float" office:value="7800" calcext:value-type="float">
            <text:p>7800</text:p>
          </table:table-cell>
          <table:table-cell table:formula="of:=[.B438]&gt;[.B4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table:formula="of:=[.A439]+[.A438]+[.A437]" office:value-type="float" office:value="7822" calcext:value-type="float">
            <text:p>7822</text:p>
          </table:table-cell>
          <table:table-cell table:formula="of:=[.B439]&gt;[.B4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table:formula="of:=[.A440]+[.A439]+[.A438]" office:value-type="float" office:value="7835" calcext:value-type="float">
            <text:p>7835</text:p>
          </table:table-cell>
          <table:table-cell table:formula="of:=[.B440]&gt;[.B4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table:formula="of:=[.A441]+[.A440]+[.A439]" office:value-type="float" office:value="7840" calcext:value-type="float">
            <text:p>7840</text:p>
          </table:table-cell>
          <table:table-cell table:formula="of:=[.B441]&gt;[.B4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17" calcext:value-type="float">
            <text:p>2617</text:p>
          </table:table-cell>
          <table:table-cell table:formula="of:=[.A442]+[.A441]+[.A440]" office:value-type="float" office:value="7846" calcext:value-type="float">
            <text:p>7846</text:p>
          </table:table-cell>
          <table:table-cell table:formula="of:=[.B442]&gt;[.B4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18" calcext:value-type="float">
            <text:p>2618</text:p>
          </table:table-cell>
          <table:table-cell table:formula="of:=[.A443]+[.A442]+[.A441]" office:value-type="float" office:value="7848" calcext:value-type="float">
            <text:p>7848</text:p>
          </table:table-cell>
          <table:table-cell table:formula="of:=[.B443]&gt;[.B4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19" calcext:value-type="float">
            <text:p>2619</text:p>
          </table:table-cell>
          <table:table-cell table:formula="of:=[.A444]+[.A443]+[.A442]" office:value-type="float" office:value="7854" calcext:value-type="float">
            <text:p>7854</text:p>
          </table:table-cell>
          <table:table-cell table:formula="of:=[.B444]&gt;[.B4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28" calcext:value-type="float">
            <text:p>2628</text:p>
          </table:table-cell>
          <table:table-cell table:formula="of:=[.A445]+[.A444]+[.A443]" office:value-type="float" office:value="7865" calcext:value-type="float">
            <text:p>7865</text:p>
          </table:table-cell>
          <table:table-cell table:formula="of:=[.B445]&gt;[.B4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29" calcext:value-type="float">
            <text:p>2629</text:p>
          </table:table-cell>
          <table:table-cell table:formula="of:=[.A446]+[.A445]+[.A444]" office:value-type="float" office:value="7876" calcext:value-type="float">
            <text:p>7876</text:p>
          </table:table-cell>
          <table:table-cell table:formula="of:=[.B446]&gt;[.B4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table:formula="of:=[.A447]+[.A446]+[.A445]" office:value-type="float" office:value="7887" calcext:value-type="float">
            <text:p>7887</text:p>
          </table:table-cell>
          <table:table-cell table:formula="of:=[.B447]&gt;[.B4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table:formula="of:=[.A448]+[.A447]+[.A446]" office:value-type="float" office:value="7890" calcext:value-type="float">
            <text:p>7890</text:p>
          </table:table-cell>
          <table:table-cell table:formula="of:=[.B448]&gt;[.B4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table:formula="of:=[.A449]+[.A448]+[.A447]" office:value-type="float" office:value="7900" calcext:value-type="float">
            <text:p>7900</text:p>
          </table:table-cell>
          <table:table-cell table:formula="of:=[.B449]&gt;[.B4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table:formula="of:=[.A450]+[.A449]+[.A448]" office:value-type="float" office:value="7915" calcext:value-type="float">
            <text:p>7915</text:p>
          </table:table-cell>
          <table:table-cell table:formula="of:=[.B450]&gt;[.B4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49" calcext:value-type="float">
            <text:p>2649</text:p>
          </table:table-cell>
          <table:table-cell table:formula="of:=[.A451]+[.A450]+[.A449]" office:value-type="float" office:value="7933" calcext:value-type="float">
            <text:p>7933</text:p>
          </table:table-cell>
          <table:table-cell table:formula="of:=[.B451]&gt;[.B4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57" calcext:value-type="float">
            <text:p>2657</text:p>
          </table:table-cell>
          <table:table-cell table:formula="of:=[.A452]+[.A451]+[.A450]" office:value-type="float" office:value="7951" calcext:value-type="float">
            <text:p>7951</text:p>
          </table:table-cell>
          <table:table-cell table:formula="of:=[.B452]&gt;[.B4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table:formula="of:=[.A453]+[.A452]+[.A451]" office:value-type="float" office:value="7971" calcext:value-type="float">
            <text:p>7971</text:p>
          </table:table-cell>
          <table:table-cell table:formula="of:=[.B453]&gt;[.B4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73" calcext:value-type="float">
            <text:p>2673</text:p>
          </table:table-cell>
          <table:table-cell table:formula="of:=[.A454]+[.A453]+[.A452]" office:value-type="float" office:value="7995" calcext:value-type="float">
            <text:p>7995</text:p>
          </table:table-cell>
          <table:table-cell table:formula="of:=[.B454]&gt;[.B4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table:formula="of:=[.A455]+[.A454]+[.A453]" office:value-type="float" office:value="8018" calcext:value-type="float">
            <text:p>8018</text:p>
          </table:table-cell>
          <table:table-cell table:formula="of:=[.B455]&gt;[.B4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79" calcext:value-type="float">
            <text:p>2679</text:p>
          </table:table-cell>
          <table:table-cell table:formula="of:=[.A456]+[.A455]+[.A454]" office:value-type="float" office:value="8032" calcext:value-type="float">
            <text:p>8032</text:p>
          </table:table-cell>
          <table:table-cell table:formula="of:=[.B456]&gt;[.B4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table:formula="of:=[.A457]+[.A456]+[.A455]" office:value-type="float" office:value="8039" calcext:value-type="float">
            <text:p>8039</text:p>
          </table:table-cell>
          <table:table-cell table:formula="of:=[.B457]&gt;[.B4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table:formula="of:=[.A458]+[.A457]+[.A456]" office:value-type="float" office:value="8061" calcext:value-type="float">
            <text:p>8061</text:p>
          </table:table-cell>
          <table:table-cell table:formula="of:=[.B458]&gt;[.B4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03" calcext:value-type="float">
            <text:p>2703</text:p>
          </table:table-cell>
          <table:table-cell table:formula="of:=[.A459]+[.A458]+[.A457]" office:value-type="float" office:value="8085" calcext:value-type="float">
            <text:p>8085</text:p>
          </table:table-cell>
          <table:table-cell table:formula="of:=[.B459]&gt;[.B4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09" calcext:value-type="float">
            <text:p>2709</text:p>
          </table:table-cell>
          <table:table-cell table:formula="of:=[.A460]+[.A459]+[.A458]" office:value-type="float" office:value="8114" calcext:value-type="float">
            <text:p>8114</text:p>
          </table:table-cell>
          <table:table-cell table:formula="of:=[.B460]&gt;[.B4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11" calcext:value-type="float">
            <text:p>2711</text:p>
          </table:table-cell>
          <table:table-cell table:formula="of:=[.A461]+[.A460]+[.A459]" office:value-type="float" office:value="8123" calcext:value-type="float">
            <text:p>8123</text:p>
          </table:table-cell>
          <table:table-cell table:formula="of:=[.B461]&gt;[.B4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14" calcext:value-type="float">
            <text:p>2714</text:p>
          </table:table-cell>
          <table:table-cell table:formula="of:=[.A462]+[.A461]+[.A460]" office:value-type="float" office:value="8134" calcext:value-type="float">
            <text:p>8134</text:p>
          </table:table-cell>
          <table:table-cell table:formula="of:=[.B462]&gt;[.B4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table:formula="of:=[.A463]+[.A462]+[.A461]" office:value-type="float" office:value="8140" calcext:value-type="float">
            <text:p>8140</text:p>
          </table:table-cell>
          <table:table-cell table:formula="of:=[.B463]&gt;[.B4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16" calcext:value-type="float">
            <text:p>2716</text:p>
          </table:table-cell>
          <table:table-cell table:formula="of:=[.A464]+[.A463]+[.A462]" office:value-type="float" office:value="8145" calcext:value-type="float">
            <text:p>8145</text:p>
          </table:table-cell>
          <table:table-cell table:formula="of:=[.B464]&gt;[.B4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table:formula="of:=[.A465]+[.A464]+[.A463]" office:value-type="float" office:value="8146" calcext:value-type="float">
            <text:p>8146</text:p>
          </table:table-cell>
          <table:table-cell table:formula="of:=[.B465]&gt;[.B4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table:formula="of:=[.A466]+[.A465]+[.A464]" office:value-type="float" office:value="8152" calcext:value-type="float">
            <text:p>8152</text:p>
          </table:table-cell>
          <table:table-cell table:formula="of:=[.B466]&gt;[.B4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table:formula="of:=[.A467]+[.A466]+[.A465]" office:value-type="float" office:value="8156" calcext:value-type="float">
            <text:p>8156</text:p>
          </table:table-cell>
          <table:table-cell table:formula="of:=[.B467]&gt;[.B4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39" calcext:value-type="float">
            <text:p>2739</text:p>
          </table:table-cell>
          <table:table-cell table:formula="of:=[.A468]+[.A467]+[.A466]" office:value-type="float" office:value="8180" calcext:value-type="float">
            <text:p>8180</text:p>
          </table:table-cell>
          <table:table-cell table:formula="of:=[.B468]&gt;[.B4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table:formula="of:=[.A469]+[.A468]+[.A467]" office:value-type="float" office:value="8204" calcext:value-type="float">
            <text:p>8204</text:p>
          </table:table-cell>
          <table:table-cell table:formula="of:=[.B469]&gt;[.B4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48" calcext:value-type="float">
            <text:p>2748</text:p>
          </table:table-cell>
          <table:table-cell table:formula="of:=[.A470]+[.A469]+[.A468]" office:value-type="float" office:value="8232" calcext:value-type="float">
            <text:p>8232</text:p>
          </table:table-cell>
          <table:table-cell table:formula="of:=[.B470]&gt;[.B4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52" calcext:value-type="float">
            <text:p>2752</text:p>
          </table:table-cell>
          <table:table-cell table:formula="of:=[.A471]+[.A470]+[.A469]" office:value-type="float" office:value="8245" calcext:value-type="float">
            <text:p>8245</text:p>
          </table:table-cell>
          <table:table-cell table:formula="of:=[.B471]&gt;[.B4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49" calcext:value-type="float">
            <text:p>2749</text:p>
          </table:table-cell>
          <table:table-cell table:formula="of:=[.A472]+[.A471]+[.A470]" office:value-type="float" office:value="8249" calcext:value-type="float">
            <text:p>8249</text:p>
          </table:table-cell>
          <table:table-cell table:formula="of:=[.B472]&gt;[.B4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48" calcext:value-type="float">
            <text:p>2748</text:p>
          </table:table-cell>
          <table:table-cell table:formula="of:=[.A473]+[.A472]+[.A471]" office:value-type="float" office:value="8249" calcext:value-type="float">
            <text:p>8249</text:p>
          </table:table-cell>
          <table:table-cell table:formula="of:=[.B473]&gt;[.B4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49" calcext:value-type="float">
            <text:p>2749</text:p>
          </table:table-cell>
          <table:table-cell table:formula="of:=[.A474]+[.A473]+[.A472]" office:value-type="float" office:value="8246" calcext:value-type="float">
            <text:p>8246</text:p>
          </table:table-cell>
          <table:table-cell table:formula="of:=[.B474]&gt;[.B4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751" calcext:value-type="float">
            <text:p>2751</text:p>
          </table:table-cell>
          <table:table-cell table:formula="of:=[.A475]+[.A474]+[.A473]" office:value-type="float" office:value="8248" calcext:value-type="float">
            <text:p>8248</text:p>
          </table:table-cell>
          <table:table-cell table:formula="of:=[.B475]&gt;[.B4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52" calcext:value-type="float">
            <text:p>2752</text:p>
          </table:table-cell>
          <table:table-cell table:formula="of:=[.A476]+[.A475]+[.A474]" office:value-type="float" office:value="8252" calcext:value-type="float">
            <text:p>8252</text:p>
          </table:table-cell>
          <table:table-cell table:formula="of:=[.B476]&gt;[.B4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table:formula="of:=[.A477]+[.A476]+[.A475]" office:value-type="float" office:value="8253" calcext:value-type="float">
            <text:p>8253</text:p>
          </table:table-cell>
          <table:table-cell table:formula="of:=[.B477]&gt;[.B4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table:formula="of:=[.A478]+[.A477]+[.A476]" office:value-type="float" office:value="8262" calcext:value-type="float">
            <text:p>8262</text:p>
          </table:table-cell>
          <table:table-cell table:formula="of:=[.B478]&gt;[.B4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77" calcext:value-type="float">
            <text:p>2777</text:p>
          </table:table-cell>
          <table:table-cell table:formula="of:=[.A479]+[.A478]+[.A477]" office:value-type="float" office:value="8287" calcext:value-type="float">
            <text:p>8287</text:p>
          </table:table-cell>
          <table:table-cell table:formula="of:=[.B479]&gt;[.B4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78" calcext:value-type="float">
            <text:p>2778</text:p>
          </table:table-cell>
          <table:table-cell table:formula="of:=[.A480]+[.A479]+[.A478]" office:value-type="float" office:value="8315" calcext:value-type="float">
            <text:p>8315</text:p>
          </table:table-cell>
          <table:table-cell table:formula="of:=[.B480]&gt;[.B4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79" calcext:value-type="float">
            <text:p>2779</text:p>
          </table:table-cell>
          <table:table-cell table:formula="of:=[.A481]+[.A480]+[.A479]" office:value-type="float" office:value="8334" calcext:value-type="float">
            <text:p>8334</text:p>
          </table:table-cell>
          <table:table-cell table:formula="of:=[.B481]&gt;[.B4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table:formula="of:=[.A482]+[.A481]+[.A480]" office:value-type="float" office:value="8337" calcext:value-type="float">
            <text:p>8337</text:p>
          </table:table-cell>
          <table:table-cell table:formula="of:=[.B482]&gt;[.B4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787" calcext:value-type="float">
            <text:p>2787</text:p>
          </table:table-cell>
          <table:table-cell table:formula="of:=[.A483]+[.A482]+[.A481]" office:value-type="float" office:value="8346" calcext:value-type="float">
            <text:p>8346</text:p>
          </table:table-cell>
          <table:table-cell table:formula="of:=[.B483]&gt;[.B4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[.A484]+[.A483]+[.A482]" office:value-type="float" office:value="8367" calcext:value-type="float">
            <text:p>8367</text:p>
          </table:table-cell>
          <table:table-cell table:formula="of:=[.B484]&gt;[.B4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05" calcext:value-type="float">
            <text:p>2805</text:p>
          </table:table-cell>
          <table:table-cell table:formula="of:=[.A485]+[.A484]+[.A483]" office:value-type="float" office:value="8392" calcext:value-type="float">
            <text:p>8392</text:p>
          </table:table-cell>
          <table:table-cell table:formula="of:=[.B485]&gt;[.B4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table:formula="of:=[.A486]+[.A485]+[.A484]" office:value-type="float" office:value="8415" calcext:value-type="float">
            <text:p>8415</text:p>
          </table:table-cell>
          <table:table-cell table:formula="of:=[.B486]&gt;[.B4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12" calcext:value-type="float">
            <text:p>2812</text:p>
          </table:table-cell>
          <table:table-cell table:formula="of:=[.A487]+[.A486]+[.A485]" office:value-type="float" office:value="8427" calcext:value-type="float">
            <text:p>8427</text:p>
          </table:table-cell>
          <table:table-cell table:formula="of:=[.B487]&gt;[.B4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table:formula="of:=[.A488]+[.A487]+[.A486]" office:value-type="float" office:value="8442" calcext:value-type="float">
            <text:p>8442</text:p>
          </table:table-cell>
          <table:table-cell table:formula="of:=[.B488]&gt;[.B4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21" calcext:value-type="float">
            <text:p>2821</text:p>
          </table:table-cell>
          <table:table-cell table:formula="of:=[.A489]+[.A488]+[.A487]" office:value-type="float" office:value="8453" calcext:value-type="float">
            <text:p>8453</text:p>
          </table:table-cell>
          <table:table-cell table:formula="of:=[.B489]&gt;[.B4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43" calcext:value-type="float">
            <text:p>2843</text:p>
          </table:table-cell>
          <table:table-cell table:formula="of:=[.A490]+[.A489]+[.A488]" office:value-type="float" office:value="8484" calcext:value-type="float">
            <text:p>8484</text:p>
          </table:table-cell>
          <table:table-cell table:formula="of:=[.B490]&gt;[.B4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46" calcext:value-type="float">
            <text:p>2846</text:p>
          </table:table-cell>
          <table:table-cell table:formula="of:=[.A491]+[.A490]+[.A489]" office:value-type="float" office:value="8510" calcext:value-type="float">
            <text:p>8510</text:p>
          </table:table-cell>
          <table:table-cell table:formula="of:=[.B491]&gt;[.B4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table:formula="of:=[.A492]+[.A491]+[.A490]" office:value-type="float" office:value="8542" calcext:value-type="float">
            <text:p>8542</text:p>
          </table:table-cell>
          <table:table-cell table:formula="of:=[.B492]&gt;[.B4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62" calcext:value-type="float">
            <text:p>2862</text:p>
          </table:table-cell>
          <table:table-cell table:formula="of:=[.A493]+[.A492]+[.A491]" office:value-type="float" office:value="8561" calcext:value-type="float">
            <text:p>8561</text:p>
          </table:table-cell>
          <table:table-cell table:formula="of:=[.B493]&gt;[.B4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61" calcext:value-type="float">
            <text:p>2861</text:p>
          </table:table-cell>
          <table:table-cell table:formula="of:=[.A494]+[.A493]+[.A492]" office:value-type="float" office:value="8576" calcext:value-type="float">
            <text:p>8576</text:p>
          </table:table-cell>
          <table:table-cell table:formula="of:=[.B494]&gt;[.B4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67" calcext:value-type="float">
            <text:p>2867</text:p>
          </table:table-cell>
          <table:table-cell table:formula="of:=[.A495]+[.A494]+[.A493]" office:value-type="float" office:value="8590" calcext:value-type="float">
            <text:p>8590</text:p>
          </table:table-cell>
          <table:table-cell table:formula="of:=[.B495]&gt;[.B4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table:formula="of:=[.A496]+[.A495]+[.A494]" office:value-type="float" office:value="8608" calcext:value-type="float">
            <text:p>8608</text:p>
          </table:table-cell>
          <table:table-cell table:formula="of:=[.B496]&gt;[.B4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table:formula="of:=[.A497]+[.A496]+[.A495]" office:value-type="float" office:value="8637" calcext:value-type="float">
            <text:p>8637</text:p>
          </table:table-cell>
          <table:table-cell table:formula="of:=[.B497]&gt;[.B4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91" calcext:value-type="float">
            <text:p>2891</text:p>
          </table:table-cell>
          <table:table-cell table:formula="of:=[.A498]+[.A497]+[.A496]" office:value-type="float" office:value="8661" calcext:value-type="float">
            <text:p>8661</text:p>
          </table:table-cell>
          <table:table-cell table:formula="of:=[.B498]&gt;[.B4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92" calcext:value-type="float">
            <text:p>2892</text:p>
          </table:table-cell>
          <table:table-cell table:formula="of:=[.A499]+[.A498]+[.A497]" office:value-type="float" office:value="8673" calcext:value-type="float">
            <text:p>8673</text:p>
          </table:table-cell>
          <table:table-cell table:formula="of:=[.B499]&gt;[.B4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85" calcext:value-type="float">
            <text:p>2885</text:p>
          </table:table-cell>
          <table:table-cell table:formula="of:=[.A500]+[.A499]+[.A498]" office:value-type="float" office:value="8668" calcext:value-type="float">
            <text:p>8668</text:p>
          </table:table-cell>
          <table:table-cell table:formula="of:=[.B500]&gt;[.B49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87" calcext:value-type="float">
            <text:p>2887</text:p>
          </table:table-cell>
          <table:table-cell table:formula="of:=[.A501]+[.A500]+[.A499]" office:value-type="float" office:value="8664" calcext:value-type="float">
            <text:p>8664</text:p>
          </table:table-cell>
          <table:table-cell table:formula="of:=[.B501]&gt;[.B50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table:formula="of:=[.A502]+[.A501]+[.A500]" office:value-type="float" office:value="8662" calcext:value-type="float">
            <text:p>8662</text:p>
          </table:table-cell>
          <table:table-cell table:formula="of:=[.B502]&gt;[.B50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894" calcext:value-type="float">
            <text:p>2894</text:p>
          </table:table-cell>
          <table:table-cell table:formula="of:=[.A503]+[.A502]+[.A501]" office:value-type="float" office:value="8671" calcext:value-type="float">
            <text:p>8671</text:p>
          </table:table-cell>
          <table:table-cell table:formula="of:=[.B503]&gt;[.B5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897" calcext:value-type="float">
            <text:p>2897</text:p>
          </table:table-cell>
          <table:table-cell table:formula="of:=[.A504]+[.A503]+[.A502]" office:value-type="float" office:value="8681" calcext:value-type="float">
            <text:p>8681</text:p>
          </table:table-cell>
          <table:table-cell table:formula="of:=[.B504]&gt;[.B5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25" calcext:value-type="float">
            <text:p>2925</text:p>
          </table:table-cell>
          <table:table-cell table:formula="of:=[.A505]+[.A504]+[.A503]" office:value-type="float" office:value="8716" calcext:value-type="float">
            <text:p>8716</text:p>
          </table:table-cell>
          <table:table-cell table:formula="of:=[.B505]&gt;[.B5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26" calcext:value-type="float">
            <text:p>2926</text:p>
          </table:table-cell>
          <table:table-cell table:formula="of:=[.A506]+[.A505]+[.A504]" office:value-type="float" office:value="8748" calcext:value-type="float">
            <text:p>8748</text:p>
          </table:table-cell>
          <table:table-cell table:formula="of:=[.B506]&gt;[.B5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31" calcext:value-type="float">
            <text:p>2931</text:p>
          </table:table-cell>
          <table:table-cell table:formula="of:=[.A507]+[.A506]+[.A505]" office:value-type="float" office:value="8782" calcext:value-type="float">
            <text:p>8782</text:p>
          </table:table-cell>
          <table:table-cell table:formula="of:=[.B507]&gt;[.B5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33" calcext:value-type="float">
            <text:p>2933</text:p>
          </table:table-cell>
          <table:table-cell table:formula="of:=[.A508]+[.A507]+[.A506]" office:value-type="float" office:value="8790" calcext:value-type="float">
            <text:p>8790</text:p>
          </table:table-cell>
          <table:table-cell table:formula="of:=[.B508]&gt;[.B5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table:formula="of:=[.A509]+[.A508]+[.A507]" office:value-type="float" office:value="8804" calcext:value-type="float">
            <text:p>8804</text:p>
          </table:table-cell>
          <table:table-cell table:formula="of:=[.B509]&gt;[.B5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43" calcext:value-type="float">
            <text:p>2943</text:p>
          </table:table-cell>
          <table:table-cell table:formula="of:=[.A510]+[.A509]+[.A508]" office:value-type="float" office:value="8816" calcext:value-type="float">
            <text:p>8816</text:p>
          </table:table-cell>
          <table:table-cell table:formula="of:=[.B510]&gt;[.B5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41" calcext:value-type="float">
            <text:p>2941</text:p>
          </table:table-cell>
          <table:table-cell table:formula="of:=[.A511]+[.A510]+[.A509]" office:value-type="float" office:value="8824" calcext:value-type="float">
            <text:p>8824</text:p>
          </table:table-cell>
          <table:table-cell table:formula="of:=[.B511]&gt;[.B5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59" calcext:value-type="float">
            <text:p>2959</text:p>
          </table:table-cell>
          <table:table-cell table:formula="of:=[.A512]+[.A511]+[.A510]" office:value-type="float" office:value="8843" calcext:value-type="float">
            <text:p>8843</text:p>
          </table:table-cell>
          <table:table-cell table:formula="of:=[.B512]&gt;[.B5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71" calcext:value-type="float">
            <text:p>2971</text:p>
          </table:table-cell>
          <table:table-cell table:formula="of:=[.A513]+[.A512]+[.A511]" office:value-type="float" office:value="8871" calcext:value-type="float">
            <text:p>8871</text:p>
          </table:table-cell>
          <table:table-cell table:formula="of:=[.B513]&gt;[.B5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82" calcext:value-type="float">
            <text:p>2982</text:p>
          </table:table-cell>
          <table:table-cell table:formula="of:=[.A514]+[.A513]+[.A512]" office:value-type="float" office:value="8912" calcext:value-type="float">
            <text:p>8912</text:p>
          </table:table-cell>
          <table:table-cell table:formula="of:=[.B514]&gt;[.B5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984" calcext:value-type="float">
            <text:p>2984</text:p>
          </table:table-cell>
          <table:table-cell table:formula="of:=[.A515]+[.A514]+[.A513]" office:value-type="float" office:value="8937" calcext:value-type="float">
            <text:p>8937</text:p>
          </table:table-cell>
          <table:table-cell table:formula="of:=[.B515]&gt;[.B5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02" calcext:value-type="float">
            <text:p>3002</text:p>
          </table:table-cell>
          <table:table-cell table:formula="of:=[.A516]+[.A515]+[.A514]" office:value-type="float" office:value="8968" calcext:value-type="float">
            <text:p>8968</text:p>
          </table:table-cell>
          <table:table-cell table:formula="of:=[.B516]&gt;[.B5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06" calcext:value-type="float">
            <text:p>3006</text:p>
          </table:table-cell>
          <table:table-cell table:formula="of:=[.A517]+[.A516]+[.A515]" office:value-type="float" office:value="8992" calcext:value-type="float">
            <text:p>8992</text:p>
          </table:table-cell>
          <table:table-cell table:formula="of:=[.B517]&gt;[.B5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08" calcext:value-type="float">
            <text:p>3008</text:p>
          </table:table-cell>
          <table:table-cell table:formula="of:=[.A518]+[.A517]+[.A516]" office:value-type="float" office:value="9016" calcext:value-type="float">
            <text:p>9016</text:p>
          </table:table-cell>
          <table:table-cell table:formula="of:=[.B518]&gt;[.B5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12" calcext:value-type="float">
            <text:p>3012</text:p>
          </table:table-cell>
          <table:table-cell table:formula="of:=[.A519]+[.A518]+[.A517]" office:value-type="float" office:value="9026" calcext:value-type="float">
            <text:p>9026</text:p>
          </table:table-cell>
          <table:table-cell table:formula="of:=[.B519]&gt;[.B5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13" calcext:value-type="float">
            <text:p>3013</text:p>
          </table:table-cell>
          <table:table-cell table:formula="of:=[.A520]+[.A519]+[.A518]" office:value-type="float" office:value="9033" calcext:value-type="float">
            <text:p>9033</text:p>
          </table:table-cell>
          <table:table-cell table:formula="of:=[.B520]&gt;[.B5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34" calcext:value-type="float">
            <text:p>3034</text:p>
          </table:table-cell>
          <table:table-cell table:formula="of:=[.A521]+[.A520]+[.A519]" office:value-type="float" office:value="9059" calcext:value-type="float">
            <text:p>9059</text:p>
          </table:table-cell>
          <table:table-cell table:formula="of:=[.B521]&gt;[.B5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43" calcext:value-type="float">
            <text:p>3043</text:p>
          </table:table-cell>
          <table:table-cell table:formula="of:=[.A522]+[.A521]+[.A520]" office:value-type="float" office:value="9090" calcext:value-type="float">
            <text:p>9090</text:p>
          </table:table-cell>
          <table:table-cell table:formula="of:=[.B522]&gt;[.B5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59" calcext:value-type="float">
            <text:p>3059</text:p>
          </table:table-cell>
          <table:table-cell table:formula="of:=[.A523]+[.A522]+[.A521]" office:value-type="float" office:value="9136" calcext:value-type="float">
            <text:p>9136</text:p>
          </table:table-cell>
          <table:table-cell table:formula="of:=[.B523]&gt;[.B5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63" calcext:value-type="float">
            <text:p>3063</text:p>
          </table:table-cell>
          <table:table-cell table:formula="of:=[.A524]+[.A523]+[.A522]" office:value-type="float" office:value="9165" calcext:value-type="float">
            <text:p>9165</text:p>
          </table:table-cell>
          <table:table-cell table:formula="of:=[.B524]&gt;[.B5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64" calcext:value-type="float">
            <text:p>3064</text:p>
          </table:table-cell>
          <table:table-cell table:formula="of:=[.A525]+[.A524]+[.A523]" office:value-type="float" office:value="9186" calcext:value-type="float">
            <text:p>9186</text:p>
          </table:table-cell>
          <table:table-cell table:formula="of:=[.B525]&gt;[.B5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60" calcext:value-type="float">
            <text:p>3060</text:p>
          </table:table-cell>
          <table:table-cell table:formula="of:=[.A526]+[.A525]+[.A524]" office:value-type="float" office:value="9187" calcext:value-type="float">
            <text:p>9187</text:p>
          </table:table-cell>
          <table:table-cell table:formula="of:=[.B526]&gt;[.B5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75" calcext:value-type="float">
            <text:p>3075</text:p>
          </table:table-cell>
          <table:table-cell table:formula="of:=[.A527]+[.A526]+[.A525]" office:value-type="float" office:value="9199" calcext:value-type="float">
            <text:p>9199</text:p>
          </table:table-cell>
          <table:table-cell table:formula="of:=[.B527]&gt;[.B5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90" calcext:value-type="float">
            <text:p>3090</text:p>
          </table:table-cell>
          <table:table-cell table:formula="of:=[.A528]+[.A527]+[.A526]" office:value-type="float" office:value="9225" calcext:value-type="float">
            <text:p>9225</text:p>
          </table:table-cell>
          <table:table-cell table:formula="of:=[.B528]&gt;[.B5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091" calcext:value-type="float">
            <text:p>3091</text:p>
          </table:table-cell>
          <table:table-cell table:formula="of:=[.A529]+[.A528]+[.A527]" office:value-type="float" office:value="9256" calcext:value-type="float">
            <text:p>9256</text:p>
          </table:table-cell>
          <table:table-cell table:formula="of:=[.B529]&gt;[.B5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table:formula="of:=[.A530]+[.A529]+[.A528]" office:value-type="float" office:value="9285" calcext:value-type="float">
            <text:p>9285</text:p>
          </table:table-cell>
          <table:table-cell table:formula="of:=[.B530]&gt;[.B5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08" calcext:value-type="float">
            <text:p>3108</text:p>
          </table:table-cell>
          <table:table-cell table:formula="of:=[.A531]+[.A530]+[.A529]" office:value-type="float" office:value="9303" calcext:value-type="float">
            <text:p>9303</text:p>
          </table:table-cell>
          <table:table-cell table:formula="of:=[.B531]&gt;[.B5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14" calcext:value-type="float">
            <text:p>3114</text:p>
          </table:table-cell>
          <table:table-cell table:formula="of:=[.A532]+[.A531]+[.A530]" office:value-type="float" office:value="9326" calcext:value-type="float">
            <text:p>9326</text:p>
          </table:table-cell>
          <table:table-cell table:formula="of:=[.B532]&gt;[.B5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17" calcext:value-type="float">
            <text:p>3117</text:p>
          </table:table-cell>
          <table:table-cell table:formula="of:=[.A533]+[.A532]+[.A531]" office:value-type="float" office:value="9339" calcext:value-type="float">
            <text:p>9339</text:p>
          </table:table-cell>
          <table:table-cell table:formula="of:=[.B533]&gt;[.B5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06" calcext:value-type="float">
            <text:p>3106</text:p>
          </table:table-cell>
          <table:table-cell table:formula="of:=[.A534]+[.A533]+[.A532]" office:value-type="float" office:value="9337" calcext:value-type="float">
            <text:p>9337</text:p>
          </table:table-cell>
          <table:table-cell table:formula="of:=[.B534]&gt;[.B5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table:formula="of:=[.A535]+[.A534]+[.A533]" office:value-type="float" office:value="9327" calcext:value-type="float">
            <text:p>9327</text:p>
          </table:table-cell>
          <table:table-cell table:formula="of:=[.B535]&gt;[.B5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10" calcext:value-type="float">
            <text:p>3110</text:p>
          </table:table-cell>
          <table:table-cell table:formula="of:=[.A536]+[.A535]+[.A534]" office:value-type="float" office:value="9320" calcext:value-type="float">
            <text:p>9320</text:p>
          </table:table-cell>
          <table:table-cell table:formula="of:=[.B536]&gt;[.B5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13" calcext:value-type="float">
            <text:p>3113</text:p>
          </table:table-cell>
          <table:table-cell table:formula="of:=[.A537]+[.A536]+[.A535]" office:value-type="float" office:value="9327" calcext:value-type="float">
            <text:p>9327</text:p>
          </table:table-cell>
          <table:table-cell table:formula="of:=[.B537]&gt;[.B5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14" calcext:value-type="float">
            <text:p>3114</text:p>
          </table:table-cell>
          <table:table-cell table:formula="of:=[.A538]+[.A537]+[.A536]" office:value-type="float" office:value="9337" calcext:value-type="float">
            <text:p>9337</text:p>
          </table:table-cell>
          <table:table-cell table:formula="of:=[.B538]&gt;[.B5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26" calcext:value-type="float">
            <text:p>3126</text:p>
          </table:table-cell>
          <table:table-cell table:formula="of:=[.A539]+[.A538]+[.A537]" office:value-type="float" office:value="9353" calcext:value-type="float">
            <text:p>9353</text:p>
          </table:table-cell>
          <table:table-cell table:formula="of:=[.B539]&gt;[.B5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19" calcext:value-type="float">
            <text:p>3119</text:p>
          </table:table-cell>
          <table:table-cell table:formula="of:=[.A540]+[.A539]+[.A538]" office:value-type="float" office:value="9359" calcext:value-type="float">
            <text:p>9359</text:p>
          </table:table-cell>
          <table:table-cell table:formula="of:=[.B540]&gt;[.B5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38" calcext:value-type="float">
            <text:p>3138</text:p>
          </table:table-cell>
          <table:table-cell table:formula="of:=[.A541]+[.A540]+[.A539]" office:value-type="float" office:value="9383" calcext:value-type="float">
            <text:p>9383</text:p>
          </table:table-cell>
          <table:table-cell table:formula="of:=[.B541]&gt;[.B5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40" calcext:value-type="float">
            <text:p>3140</text:p>
          </table:table-cell>
          <table:table-cell table:formula="of:=[.A542]+[.A541]+[.A540]" office:value-type="float" office:value="9397" calcext:value-type="float">
            <text:p>9397</text:p>
          </table:table-cell>
          <table:table-cell table:formula="of:=[.B542]&gt;[.B5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41" calcext:value-type="float">
            <text:p>3141</text:p>
          </table:table-cell>
          <table:table-cell table:formula="of:=[.A543]+[.A542]+[.A541]" office:value-type="float" office:value="9419" calcext:value-type="float">
            <text:p>9419</text:p>
          </table:table-cell>
          <table:table-cell table:formula="of:=[.B543]&gt;[.B5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43" calcext:value-type="float">
            <text:p>3143</text:p>
          </table:table-cell>
          <table:table-cell table:formula="of:=[.A544]+[.A543]+[.A542]" office:value-type="float" office:value="9424" calcext:value-type="float">
            <text:p>9424</text:p>
          </table:table-cell>
          <table:table-cell table:formula="of:=[.B544]&gt;[.B5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39" calcext:value-type="float">
            <text:p>3139</text:p>
          </table:table-cell>
          <table:table-cell table:formula="of:=[.A545]+[.A544]+[.A543]" office:value-type="float" office:value="9423" calcext:value-type="float">
            <text:p>9423</text:p>
          </table:table-cell>
          <table:table-cell table:formula="of:=[.B545]&gt;[.B5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145" calcext:value-type="float">
            <text:p>3145</text:p>
          </table:table-cell>
          <table:table-cell table:formula="of:=[.A546]+[.A545]+[.A544]" office:value-type="float" office:value="9427" calcext:value-type="float">
            <text:p>9427</text:p>
          </table:table-cell>
          <table:table-cell table:formula="of:=[.B546]&gt;[.B5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47" calcext:value-type="float">
            <text:p>3147</text:p>
          </table:table-cell>
          <table:table-cell table:formula="of:=[.A547]+[.A546]+[.A545]" office:value-type="float" office:value="9431" calcext:value-type="float">
            <text:p>9431</text:p>
          </table:table-cell>
          <table:table-cell table:formula="of:=[.B547]&gt;[.B5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53" calcext:value-type="float">
            <text:p>3153</text:p>
          </table:table-cell>
          <table:table-cell table:formula="of:=[.A548]+[.A547]+[.A546]" office:value-type="float" office:value="9445" calcext:value-type="float">
            <text:p>9445</text:p>
          </table:table-cell>
          <table:table-cell table:formula="of:=[.B548]&gt;[.B5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61" calcext:value-type="float">
            <text:p>3161</text:p>
          </table:table-cell>
          <table:table-cell table:formula="of:=[.A549]+[.A548]+[.A547]" office:value-type="float" office:value="9461" calcext:value-type="float">
            <text:p>9461</text:p>
          </table:table-cell>
          <table:table-cell table:formula="of:=[.B549]&gt;[.B5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70" calcext:value-type="float">
            <text:p>3170</text:p>
          </table:table-cell>
          <table:table-cell table:formula="of:=[.A550]+[.A549]+[.A548]" office:value-type="float" office:value="9484" calcext:value-type="float">
            <text:p>9484</text:p>
          </table:table-cell>
          <table:table-cell table:formula="of:=[.B550]&gt;[.B5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68" calcext:value-type="float">
            <text:p>3168</text:p>
          </table:table-cell>
          <table:table-cell table:formula="of:=[.A551]+[.A550]+[.A549]" office:value-type="float" office:value="9499" calcext:value-type="float">
            <text:p>9499</text:p>
          </table:table-cell>
          <table:table-cell table:formula="of:=[.B551]&gt;[.B5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80" calcext:value-type="float">
            <text:p>3180</text:p>
          </table:table-cell>
          <table:table-cell table:formula="of:=[.A552]+[.A551]+[.A550]" office:value-type="float" office:value="9518" calcext:value-type="float">
            <text:p>9518</text:p>
          </table:table-cell>
          <table:table-cell table:formula="of:=[.B552]&gt;[.B5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81" calcext:value-type="float">
            <text:p>3181</text:p>
          </table:table-cell>
          <table:table-cell table:formula="of:=[.A553]+[.A552]+[.A551]" office:value-type="float" office:value="9529" calcext:value-type="float">
            <text:p>9529</text:p>
          </table:table-cell>
          <table:table-cell table:formula="of:=[.B553]&gt;[.B5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77" calcext:value-type="float">
            <text:p>3177</text:p>
          </table:table-cell>
          <table:table-cell table:formula="of:=[.A554]+[.A553]+[.A552]" office:value-type="float" office:value="9538" calcext:value-type="float">
            <text:p>9538</text:p>
          </table:table-cell>
          <table:table-cell table:formula="of:=[.B554]&gt;[.B5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196" calcext:value-type="float">
            <text:p>3196</text:p>
          </table:table-cell>
          <table:table-cell table:formula="of:=[.A555]+[.A554]+[.A553]" office:value-type="float" office:value="9554" calcext:value-type="float">
            <text:p>9554</text:p>
          </table:table-cell>
          <table:table-cell table:formula="of:=[.B555]&gt;[.B5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10" calcext:value-type="float">
            <text:p>3210</text:p>
          </table:table-cell>
          <table:table-cell table:formula="of:=[.A556]+[.A555]+[.A554]" office:value-type="float" office:value="9583" calcext:value-type="float">
            <text:p>9583</text:p>
          </table:table-cell>
          <table:table-cell table:formula="of:=[.B556]&gt;[.B5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16" calcext:value-type="float">
            <text:p>3216</text:p>
          </table:table-cell>
          <table:table-cell table:formula="of:=[.A557]+[.A556]+[.A555]" office:value-type="float" office:value="9622" calcext:value-type="float">
            <text:p>9622</text:p>
          </table:table-cell>
          <table:table-cell table:formula="of:=[.B557]&gt;[.B5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32" calcext:value-type="float">
            <text:p>3232</text:p>
          </table:table-cell>
          <table:table-cell table:formula="of:=[.A558]+[.A557]+[.A556]" office:value-type="float" office:value="9658" calcext:value-type="float">
            <text:p>9658</text:p>
          </table:table-cell>
          <table:table-cell table:formula="of:=[.B558]&gt;[.B5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33" calcext:value-type="float">
            <text:p>3233</text:p>
          </table:table-cell>
          <table:table-cell table:formula="of:=[.A559]+[.A558]+[.A557]" office:value-type="float" office:value="9681" calcext:value-type="float">
            <text:p>9681</text:p>
          </table:table-cell>
          <table:table-cell table:formula="of:=[.B559]&gt;[.B5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34" calcext:value-type="float">
            <text:p>3234</text:p>
          </table:table-cell>
          <table:table-cell table:formula="of:=[.A560]+[.A559]+[.A558]" office:value-type="float" office:value="9699" calcext:value-type="float">
            <text:p>9699</text:p>
          </table:table-cell>
          <table:table-cell table:formula="of:=[.B560]&gt;[.B5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35" calcext:value-type="float">
            <text:p>3235</text:p>
          </table:table-cell>
          <table:table-cell table:formula="of:=[.A561]+[.A560]+[.A559]" office:value-type="float" office:value="9702" calcext:value-type="float">
            <text:p>9702</text:p>
          </table:table-cell>
          <table:table-cell table:formula="of:=[.B561]&gt;[.B5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39" calcext:value-type="float">
            <text:p>3239</text:p>
          </table:table-cell>
          <table:table-cell table:formula="of:=[.A562]+[.A561]+[.A560]" office:value-type="float" office:value="9708" calcext:value-type="float">
            <text:p>9708</text:p>
          </table:table-cell>
          <table:table-cell table:formula="of:=[.B562]&gt;[.B5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40" calcext:value-type="float">
            <text:p>3240</text:p>
          </table:table-cell>
          <table:table-cell table:formula="of:=[.A563]+[.A562]+[.A561]" office:value-type="float" office:value="9714" calcext:value-type="float">
            <text:p>9714</text:p>
          </table:table-cell>
          <table:table-cell table:formula="of:=[.B563]&gt;[.B5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42" calcext:value-type="float">
            <text:p>3242</text:p>
          </table:table-cell>
          <table:table-cell table:formula="of:=[.A564]+[.A563]+[.A562]" office:value-type="float" office:value="9721" calcext:value-type="float">
            <text:p>9721</text:p>
          </table:table-cell>
          <table:table-cell table:formula="of:=[.B564]&gt;[.B5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43" calcext:value-type="float">
            <text:p>3243</text:p>
          </table:table-cell>
          <table:table-cell table:formula="of:=[.A565]+[.A564]+[.A563]" office:value-type="float" office:value="9725" calcext:value-type="float">
            <text:p>9725</text:p>
          </table:table-cell>
          <table:table-cell table:formula="of:=[.B565]&gt;[.B5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44" calcext:value-type="float">
            <text:p>3244</text:p>
          </table:table-cell>
          <table:table-cell table:formula="of:=[.A566]+[.A565]+[.A564]" office:value-type="float" office:value="9729" calcext:value-type="float">
            <text:p>9729</text:p>
          </table:table-cell>
          <table:table-cell table:formula="of:=[.B566]&gt;[.B5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43" calcext:value-type="float">
            <text:p>3243</text:p>
          </table:table-cell>
          <table:table-cell table:formula="of:=[.A567]+[.A566]+[.A565]" office:value-type="float" office:value="9730" calcext:value-type="float">
            <text:p>9730</text:p>
          </table:table-cell>
          <table:table-cell table:formula="of:=[.B567]&gt;[.B5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48" calcext:value-type="float">
            <text:p>3248</text:p>
          </table:table-cell>
          <table:table-cell table:formula="of:=[.A568]+[.A567]+[.A566]" office:value-type="float" office:value="9735" calcext:value-type="float">
            <text:p>9735</text:p>
          </table:table-cell>
          <table:table-cell table:formula="of:=[.B568]&gt;[.B5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49" calcext:value-type="float">
            <text:p>3249</text:p>
          </table:table-cell>
          <table:table-cell table:formula="of:=[.A569]+[.A568]+[.A567]" office:value-type="float" office:value="9740" calcext:value-type="float">
            <text:p>9740</text:p>
          </table:table-cell>
          <table:table-cell table:formula="of:=[.B569]&gt;[.B5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75" calcext:value-type="float">
            <text:p>3275</text:p>
          </table:table-cell>
          <table:table-cell table:formula="of:=[.A570]+[.A569]+[.A568]" office:value-type="float" office:value="9772" calcext:value-type="float">
            <text:p>9772</text:p>
          </table:table-cell>
          <table:table-cell table:formula="of:=[.B570]&gt;[.B5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76" calcext:value-type="float">
            <text:p>3276</text:p>
          </table:table-cell>
          <table:table-cell table:formula="of:=[.A571]+[.A570]+[.A569]" office:value-type="float" office:value="9800" calcext:value-type="float">
            <text:p>9800</text:p>
          </table:table-cell>
          <table:table-cell table:formula="of:=[.B571]&gt;[.B5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78" calcext:value-type="float">
            <text:p>3278</text:p>
          </table:table-cell>
          <table:table-cell table:formula="of:=[.A572]+[.A571]+[.A570]" office:value-type="float" office:value="9829" calcext:value-type="float">
            <text:p>9829</text:p>
          </table:table-cell>
          <table:table-cell table:formula="of:=[.B572]&gt;[.B5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80" calcext:value-type="float">
            <text:p>3280</text:p>
          </table:table-cell>
          <table:table-cell table:formula="of:=[.A573]+[.A572]+[.A571]" office:value-type="float" office:value="9834" calcext:value-type="float">
            <text:p>9834</text:p>
          </table:table-cell>
          <table:table-cell table:formula="of:=[.B573]&gt;[.B5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86" calcext:value-type="float">
            <text:p>3286</text:p>
          </table:table-cell>
          <table:table-cell table:formula="of:=[.A574]+[.A573]+[.A572]" office:value-type="float" office:value="9844" calcext:value-type="float">
            <text:p>9844</text:p>
          </table:table-cell>
          <table:table-cell table:formula="of:=[.B574]&gt;[.B5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91" calcext:value-type="float">
            <text:p>3291</text:p>
          </table:table-cell>
          <table:table-cell table:formula="of:=[.A575]+[.A574]+[.A573]" office:value-type="float" office:value="9857" calcext:value-type="float">
            <text:p>9857</text:p>
          </table:table-cell>
          <table:table-cell table:formula="of:=[.B575]&gt;[.B5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93" calcext:value-type="float">
            <text:p>3293</text:p>
          </table:table-cell>
          <table:table-cell table:formula="of:=[.A576]+[.A575]+[.A574]" office:value-type="float" office:value="9870" calcext:value-type="float">
            <text:p>9870</text:p>
          </table:table-cell>
          <table:table-cell table:formula="of:=[.B576]&gt;[.B5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294" calcext:value-type="float">
            <text:p>3294</text:p>
          </table:table-cell>
          <table:table-cell table:formula="of:=[.A577]+[.A576]+[.A575]" office:value-type="float" office:value="9878" calcext:value-type="float">
            <text:p>9878</text:p>
          </table:table-cell>
          <table:table-cell table:formula="of:=[.B577]&gt;[.B5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01" calcext:value-type="float">
            <text:p>3301</text:p>
          </table:table-cell>
          <table:table-cell table:formula="of:=[.A578]+[.A577]+[.A576]" office:value-type="float" office:value="9888" calcext:value-type="float">
            <text:p>9888</text:p>
          </table:table-cell>
          <table:table-cell table:formula="of:=[.B578]&gt;[.B5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10" calcext:value-type="float">
            <text:p>3310</text:p>
          </table:table-cell>
          <table:table-cell table:formula="of:=[.A579]+[.A578]+[.A577]" office:value-type="float" office:value="9905" calcext:value-type="float">
            <text:p>9905</text:p>
          </table:table-cell>
          <table:table-cell table:formula="of:=[.B579]&gt;[.B5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19" calcext:value-type="float">
            <text:p>3319</text:p>
          </table:table-cell>
          <table:table-cell table:formula="of:=[.A580]+[.A579]+[.A578]" office:value-type="float" office:value="9930" calcext:value-type="float">
            <text:p>9930</text:p>
          </table:table-cell>
          <table:table-cell table:formula="of:=[.B580]&gt;[.B5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26" calcext:value-type="float">
            <text:p>3326</text:p>
          </table:table-cell>
          <table:table-cell table:formula="of:=[.A581]+[.A580]+[.A579]" office:value-type="float" office:value="9955" calcext:value-type="float">
            <text:p>9955</text:p>
          </table:table-cell>
          <table:table-cell table:formula="of:=[.B581]&gt;[.B5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38" calcext:value-type="float">
            <text:p>3338</text:p>
          </table:table-cell>
          <table:table-cell table:formula="of:=[.A582]+[.A581]+[.A580]" office:value-type="float" office:value="9983" calcext:value-type="float">
            <text:p>9983</text:p>
          </table:table-cell>
          <table:table-cell table:formula="of:=[.B582]&gt;[.B5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39" calcext:value-type="float">
            <text:p>3339</text:p>
          </table:table-cell>
          <table:table-cell table:formula="of:=[.A583]+[.A582]+[.A581]" office:value-type="float" office:value="10003" calcext:value-type="float">
            <text:p>10003</text:p>
          </table:table-cell>
          <table:table-cell table:formula="of:=[.B583]&gt;[.B5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48" calcext:value-type="float">
            <text:p>3348</text:p>
          </table:table-cell>
          <table:table-cell table:formula="of:=[.A584]+[.A583]+[.A582]" office:value-type="float" office:value="10025" calcext:value-type="float">
            <text:p>10025</text:p>
          </table:table-cell>
          <table:table-cell table:formula="of:=[.B584]&gt;[.B5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66" calcext:value-type="float">
            <text:p>3366</text:p>
          </table:table-cell>
          <table:table-cell table:formula="of:=[.A585]+[.A584]+[.A583]" office:value-type="float" office:value="10053" calcext:value-type="float">
            <text:p>10053</text:p>
          </table:table-cell>
          <table:table-cell table:formula="of:=[.B585]&gt;[.B5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76" calcext:value-type="float">
            <text:p>3376</text:p>
          </table:table-cell>
          <table:table-cell table:formula="of:=[.A586]+[.A585]+[.A584]" office:value-type="float" office:value="10090" calcext:value-type="float">
            <text:p>10090</text:p>
          </table:table-cell>
          <table:table-cell table:formula="of:=[.B586]&gt;[.B5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71" calcext:value-type="float">
            <text:p>3371</text:p>
          </table:table-cell>
          <table:table-cell table:formula="of:=[.A587]+[.A586]+[.A585]" office:value-type="float" office:value="10113" calcext:value-type="float">
            <text:p>10113</text:p>
          </table:table-cell>
          <table:table-cell table:formula="of:=[.B587]&gt;[.B5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372" calcext:value-type="float">
            <text:p>3372</text:p>
          </table:table-cell>
          <table:table-cell table:formula="of:=[.A588]+[.A587]+[.A586]" office:value-type="float" office:value="10119" calcext:value-type="float">
            <text:p>10119</text:p>
          </table:table-cell>
          <table:table-cell table:formula="of:=[.B588]&gt;[.B5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04" calcext:value-type="float">
            <text:p>3404</text:p>
          </table:table-cell>
          <table:table-cell table:formula="of:=[.A589]+[.A588]+[.A587]" office:value-type="float" office:value="10147" calcext:value-type="float">
            <text:p>10147</text:p>
          </table:table-cell>
          <table:table-cell table:formula="of:=[.B589]&gt;[.B5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07" calcext:value-type="float">
            <text:p>3407</text:p>
          </table:table-cell>
          <table:table-cell table:formula="of:=[.A590]+[.A589]+[.A588]" office:value-type="float" office:value="10183" calcext:value-type="float">
            <text:p>10183</text:p>
          </table:table-cell>
          <table:table-cell table:formula="of:=[.B590]&gt;[.B5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08" calcext:value-type="float">
            <text:p>3408</text:p>
          </table:table-cell>
          <table:table-cell table:formula="of:=[.A591]+[.A590]+[.A589]" office:value-type="float" office:value="10219" calcext:value-type="float">
            <text:p>10219</text:p>
          </table:table-cell>
          <table:table-cell table:formula="of:=[.B591]&gt;[.B5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25" calcext:value-type="float">
            <text:p>3425</text:p>
          </table:table-cell>
          <table:table-cell table:formula="of:=[.A592]+[.A591]+[.A590]" office:value-type="float" office:value="10240" calcext:value-type="float">
            <text:p>10240</text:p>
          </table:table-cell>
          <table:table-cell table:formula="of:=[.B592]&gt;[.B5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44" calcext:value-type="float">
            <text:p>3444</text:p>
          </table:table-cell>
          <table:table-cell table:formula="of:=[.A593]+[.A592]+[.A591]" office:value-type="float" office:value="10277" calcext:value-type="float">
            <text:p>10277</text:p>
          </table:table-cell>
          <table:table-cell table:formula="of:=[.B593]&gt;[.B5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51" calcext:value-type="float">
            <text:p>3451</text:p>
          </table:table-cell>
          <table:table-cell table:formula="of:=[.A594]+[.A593]+[.A592]" office:value-type="float" office:value="10320" calcext:value-type="float">
            <text:p>10320</text:p>
          </table:table-cell>
          <table:table-cell table:formula="of:=[.B594]&gt;[.B5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57" calcext:value-type="float">
            <text:p>3457</text:p>
          </table:table-cell>
          <table:table-cell table:formula="of:=[.A595]+[.A594]+[.A593]" office:value-type="float" office:value="10352" calcext:value-type="float">
            <text:p>10352</text:p>
          </table:table-cell>
          <table:table-cell table:formula="of:=[.B595]&gt;[.B5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52" calcext:value-type="float">
            <text:p>3452</text:p>
          </table:table-cell>
          <table:table-cell table:formula="of:=[.A596]+[.A595]+[.A594]" office:value-type="float" office:value="10360" calcext:value-type="float">
            <text:p>10360</text:p>
          </table:table-cell>
          <table:table-cell table:formula="of:=[.B596]&gt;[.B5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59" calcext:value-type="float">
            <text:p>3459</text:p>
          </table:table-cell>
          <table:table-cell table:formula="of:=[.A597]+[.A596]+[.A595]" office:value-type="float" office:value="10368" calcext:value-type="float">
            <text:p>10368</text:p>
          </table:table-cell>
          <table:table-cell table:formula="of:=[.B597]&gt;[.B5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68" calcext:value-type="float">
            <text:p>3468</text:p>
          </table:table-cell>
          <table:table-cell table:formula="of:=[.A598]+[.A597]+[.A596]" office:value-type="float" office:value="10379" calcext:value-type="float">
            <text:p>10379</text:p>
          </table:table-cell>
          <table:table-cell table:formula="of:=[.B598]&gt;[.B5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91" calcext:value-type="float">
            <text:p>3491</text:p>
          </table:table-cell>
          <table:table-cell table:formula="of:=[.A599]+[.A598]+[.A597]" office:value-type="float" office:value="10418" calcext:value-type="float">
            <text:p>10418</text:p>
          </table:table-cell>
          <table:table-cell table:formula="of:=[.B599]&gt;[.B5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75" calcext:value-type="float">
            <text:p>3475</text:p>
          </table:table-cell>
          <table:table-cell table:formula="of:=[.A600]+[.A599]+[.A598]" office:value-type="float" office:value="10434" calcext:value-type="float">
            <text:p>10434</text:p>
          </table:table-cell>
          <table:table-cell table:formula="of:=[.B600]&gt;[.B5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76" calcext:value-type="float">
            <text:p>3476</text:p>
          </table:table-cell>
          <table:table-cell table:formula="of:=[.A601]+[.A600]+[.A599]" office:value-type="float" office:value="10442" calcext:value-type="float">
            <text:p>10442</text:p>
          </table:table-cell>
          <table:table-cell table:formula="of:=[.B601]&gt;[.B6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481" calcext:value-type="float">
            <text:p>3481</text:p>
          </table:table-cell>
          <table:table-cell table:formula="of:=[.A602]+[.A601]+[.A600]" office:value-type="float" office:value="10432" calcext:value-type="float">
            <text:p>10432</text:p>
          </table:table-cell>
          <table:table-cell table:formula="of:=[.B602]&gt;[.B60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05" calcext:value-type="float">
            <text:p>3505</text:p>
          </table:table-cell>
          <table:table-cell table:formula="of:=[.A603]+[.A602]+[.A601]" office:value-type="float" office:value="10462" calcext:value-type="float">
            <text:p>10462</text:p>
          </table:table-cell>
          <table:table-cell table:formula="of:=[.B603]&gt;[.B6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16" calcext:value-type="float">
            <text:p>3516</text:p>
          </table:table-cell>
          <table:table-cell table:formula="of:=[.A604]+[.A603]+[.A602]" office:value-type="float" office:value="10502" calcext:value-type="float">
            <text:p>10502</text:p>
          </table:table-cell>
          <table:table-cell table:formula="of:=[.B604]&gt;[.B6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19" calcext:value-type="float">
            <text:p>3519</text:p>
          </table:table-cell>
          <table:table-cell table:formula="of:=[.A605]+[.A604]+[.A603]" office:value-type="float" office:value="10540" calcext:value-type="float">
            <text:p>10540</text:p>
          </table:table-cell>
          <table:table-cell table:formula="of:=[.B605]&gt;[.B6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42" calcext:value-type="float">
            <text:p>3542</text:p>
          </table:table-cell>
          <table:table-cell table:formula="of:=[.A606]+[.A605]+[.A604]" office:value-type="float" office:value="10577" calcext:value-type="float">
            <text:p>10577</text:p>
          </table:table-cell>
          <table:table-cell table:formula="of:=[.B606]&gt;[.B6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43" calcext:value-type="float">
            <text:p>3543</text:p>
          </table:table-cell>
          <table:table-cell table:formula="of:=[.A607]+[.A606]+[.A605]" office:value-type="float" office:value="10604" calcext:value-type="float">
            <text:p>10604</text:p>
          </table:table-cell>
          <table:table-cell table:formula="of:=[.B607]&gt;[.B6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41" calcext:value-type="float">
            <text:p>3541</text:p>
          </table:table-cell>
          <table:table-cell table:formula="of:=[.A608]+[.A607]+[.A606]" office:value-type="float" office:value="10626" calcext:value-type="float">
            <text:p>10626</text:p>
          </table:table-cell>
          <table:table-cell table:formula="of:=[.B608]&gt;[.B6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42" calcext:value-type="float">
            <text:p>3542</text:p>
          </table:table-cell>
          <table:table-cell table:formula="of:=[.A609]+[.A608]+[.A607]" office:value-type="float" office:value="10626" calcext:value-type="float">
            <text:p>10626</text:p>
          </table:table-cell>
          <table:table-cell table:formula="of:=[.B609]&gt;[.B60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41" calcext:value-type="float">
            <text:p>3541</text:p>
          </table:table-cell>
          <table:table-cell table:formula="of:=[.A610]+[.A609]+[.A608]" office:value-type="float" office:value="10624" calcext:value-type="float">
            <text:p>10624</text:p>
          </table:table-cell>
          <table:table-cell table:formula="of:=[.B610]&gt;[.B60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51" calcext:value-type="float">
            <text:p>3551</text:p>
          </table:table-cell>
          <table:table-cell table:formula="of:=[.A611]+[.A610]+[.A609]" office:value-type="float" office:value="10634" calcext:value-type="float">
            <text:p>10634</text:p>
          </table:table-cell>
          <table:table-cell table:formula="of:=[.B611]&gt;[.B6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53" calcext:value-type="float">
            <text:p>3553</text:p>
          </table:table-cell>
          <table:table-cell table:formula="of:=[.A612]+[.A611]+[.A610]" office:value-type="float" office:value="10645" calcext:value-type="float">
            <text:p>10645</text:p>
          </table:table-cell>
          <table:table-cell table:formula="of:=[.B612]&gt;[.B6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52" calcext:value-type="float">
            <text:p>3552</text:p>
          </table:table-cell>
          <table:table-cell table:formula="of:=[.A613]+[.A612]+[.A611]" office:value-type="float" office:value="10656" calcext:value-type="float">
            <text:p>10656</text:p>
          </table:table-cell>
          <table:table-cell table:formula="of:=[.B613]&gt;[.B6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33" calcext:value-type="float">
            <text:p>3533</text:p>
          </table:table-cell>
          <table:table-cell table:formula="of:=[.A614]+[.A613]+[.A612]" office:value-type="float" office:value="10638" calcext:value-type="float">
            <text:p>10638</text:p>
          </table:table-cell>
          <table:table-cell table:formula="of:=[.B614]&gt;[.B6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42" calcext:value-type="float">
            <text:p>3542</text:p>
          </table:table-cell>
          <table:table-cell table:formula="of:=[.A615]+[.A614]+[.A613]" office:value-type="float" office:value="10627" calcext:value-type="float">
            <text:p>10627</text:p>
          </table:table-cell>
          <table:table-cell table:formula="of:=[.B615]&gt;[.B6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43" calcext:value-type="float">
            <text:p>3543</text:p>
          </table:table-cell>
          <table:table-cell table:formula="of:=[.A616]+[.A615]+[.A614]" office:value-type="float" office:value="10618" calcext:value-type="float">
            <text:p>10618</text:p>
          </table:table-cell>
          <table:table-cell table:formula="of:=[.B616]&gt;[.B6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561" calcext:value-type="float">
            <text:p>3561</text:p>
          </table:table-cell>
          <table:table-cell table:formula="of:=[.A617]+[.A616]+[.A615]" office:value-type="float" office:value="10646" calcext:value-type="float">
            <text:p>10646</text:p>
          </table:table-cell>
          <table:table-cell table:formula="of:=[.B617]&gt;[.B6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62" calcext:value-type="float">
            <text:p>3562</text:p>
          </table:table-cell>
          <table:table-cell table:formula="of:=[.A618]+[.A617]+[.A616]" office:value-type="float" office:value="10666" calcext:value-type="float">
            <text:p>10666</text:p>
          </table:table-cell>
          <table:table-cell table:formula="of:=[.B618]&gt;[.B6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63" calcext:value-type="float">
            <text:p>3563</text:p>
          </table:table-cell>
          <table:table-cell table:formula="of:=[.A619]+[.A618]+[.A617]" office:value-type="float" office:value="10686" calcext:value-type="float">
            <text:p>10686</text:p>
          </table:table-cell>
          <table:table-cell table:formula="of:=[.B619]&gt;[.B6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66" calcext:value-type="float">
            <text:p>3566</text:p>
          </table:table-cell>
          <table:table-cell table:formula="of:=[.A620]+[.A619]+[.A618]" office:value-type="float" office:value="10691" calcext:value-type="float">
            <text:p>10691</text:p>
          </table:table-cell>
          <table:table-cell table:formula="of:=[.B620]&gt;[.B6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71" calcext:value-type="float">
            <text:p>3571</text:p>
          </table:table-cell>
          <table:table-cell table:formula="of:=[.A621]+[.A620]+[.A619]" office:value-type="float" office:value="10700" calcext:value-type="float">
            <text:p>10700</text:p>
          </table:table-cell>
          <table:table-cell table:formula="of:=[.B621]&gt;[.B6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72" calcext:value-type="float">
            <text:p>3572</text:p>
          </table:table-cell>
          <table:table-cell table:formula="of:=[.A622]+[.A621]+[.A620]" office:value-type="float" office:value="10709" calcext:value-type="float">
            <text:p>10709</text:p>
          </table:table-cell>
          <table:table-cell table:formula="of:=[.B622]&gt;[.B6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596" calcext:value-type="float">
            <text:p>3596</text:p>
          </table:table-cell>
          <table:table-cell table:formula="of:=[.A623]+[.A622]+[.A621]" office:value-type="float" office:value="10739" calcext:value-type="float">
            <text:p>10739</text:p>
          </table:table-cell>
          <table:table-cell table:formula="of:=[.B623]&gt;[.B6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[.A624]+[.A623]+[.A622]" office:value-type="float" office:value="10768" calcext:value-type="float">
            <text:p>10768</text:p>
          </table:table-cell>
          <table:table-cell table:formula="of:=[.B624]&gt;[.B6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03" calcext:value-type="float">
            <text:p>3603</text:p>
          </table:table-cell>
          <table:table-cell table:formula="of:=[.A625]+[.A624]+[.A623]" office:value-type="float" office:value="10799" calcext:value-type="float">
            <text:p>10799</text:p>
          </table:table-cell>
          <table:table-cell table:formula="of:=[.B625]&gt;[.B6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07" calcext:value-type="float">
            <text:p>3607</text:p>
          </table:table-cell>
          <table:table-cell table:formula="of:=[.A626]+[.A625]+[.A624]" office:value-type="float" office:value="10810" calcext:value-type="float">
            <text:p>10810</text:p>
          </table:table-cell>
          <table:table-cell table:formula="of:=[.B626]&gt;[.B6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08" calcext:value-type="float">
            <text:p>3608</text:p>
          </table:table-cell>
          <table:table-cell table:formula="of:=[.A627]+[.A626]+[.A625]" office:value-type="float" office:value="10818" calcext:value-type="float">
            <text:p>10818</text:p>
          </table:table-cell>
          <table:table-cell table:formula="of:=[.B627]&gt;[.B6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09" calcext:value-type="float">
            <text:p>3609</text:p>
          </table:table-cell>
          <table:table-cell table:formula="of:=[.A628]+[.A627]+[.A626]" office:value-type="float" office:value="10824" calcext:value-type="float">
            <text:p>10824</text:p>
          </table:table-cell>
          <table:table-cell table:formula="of:=[.B628]&gt;[.B6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13" calcext:value-type="float">
            <text:p>3613</text:p>
          </table:table-cell>
          <table:table-cell table:formula="of:=[.A629]+[.A628]+[.A627]" office:value-type="float" office:value="10830" calcext:value-type="float">
            <text:p>10830</text:p>
          </table:table-cell>
          <table:table-cell table:formula="of:=[.B629]&gt;[.B6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54" calcext:value-type="float">
            <text:p>3654</text:p>
          </table:table-cell>
          <table:table-cell table:formula="of:=[.A630]+[.A629]+[.A628]" office:value-type="float" office:value="10876" calcext:value-type="float">
            <text:p>10876</text:p>
          </table:table-cell>
          <table:table-cell table:formula="of:=[.B630]&gt;[.B6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65" calcext:value-type="float">
            <text:p>3665</text:p>
          </table:table-cell>
          <table:table-cell table:formula="of:=[.A631]+[.A630]+[.A629]" office:value-type="float" office:value="10932" calcext:value-type="float">
            <text:p>10932</text:p>
          </table:table-cell>
          <table:table-cell table:formula="of:=[.B631]&gt;[.B6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72" calcext:value-type="float">
            <text:p>3672</text:p>
          </table:table-cell>
          <table:table-cell table:formula="of:=[.A632]+[.A631]+[.A630]" office:value-type="float" office:value="10991" calcext:value-type="float">
            <text:p>10991</text:p>
          </table:table-cell>
          <table:table-cell table:formula="of:=[.B632]&gt;[.B6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61" calcext:value-type="float">
            <text:p>3661</text:p>
          </table:table-cell>
          <table:table-cell table:formula="of:=[.A633]+[.A632]+[.A631]" office:value-type="float" office:value="10998" calcext:value-type="float">
            <text:p>10998</text:p>
          </table:table-cell>
          <table:table-cell table:formula="of:=[.B633]&gt;[.B6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62" calcext:value-type="float">
            <text:p>3662</text:p>
          </table:table-cell>
          <table:table-cell table:formula="of:=[.A634]+[.A633]+[.A632]" office:value-type="float" office:value="10995" calcext:value-type="float">
            <text:p>10995</text:p>
          </table:table-cell>
          <table:table-cell table:formula="of:=[.B634]&gt;[.B6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663" calcext:value-type="float">
            <text:p>3663</text:p>
          </table:table-cell>
          <table:table-cell table:formula="of:=[.A635]+[.A634]+[.A633]" office:value-type="float" office:value="10986" calcext:value-type="float">
            <text:p>10986</text:p>
          </table:table-cell>
          <table:table-cell table:formula="of:=[.B635]&gt;[.B6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670" calcext:value-type="float">
            <text:p>3670</text:p>
          </table:table-cell>
          <table:table-cell table:formula="of:=[.A636]+[.A635]+[.A634]" office:value-type="float" office:value="10995" calcext:value-type="float">
            <text:p>10995</text:p>
          </table:table-cell>
          <table:table-cell table:formula="of:=[.B636]&gt;[.B6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76" calcext:value-type="float">
            <text:p>3676</text:p>
          </table:table-cell>
          <table:table-cell table:formula="of:=[.A637]+[.A636]+[.A635]" office:value-type="float" office:value="11009" calcext:value-type="float">
            <text:p>11009</text:p>
          </table:table-cell>
          <table:table-cell table:formula="of:=[.B637]&gt;[.B6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683" calcext:value-type="float">
            <text:p>3683</text:p>
          </table:table-cell>
          <table:table-cell table:formula="of:=[.A638]+[.A637]+[.A636]" office:value-type="float" office:value="11029" calcext:value-type="float">
            <text:p>11029</text:p>
          </table:table-cell>
          <table:table-cell table:formula="of:=[.B638]&gt;[.B6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07" calcext:value-type="float">
            <text:p>3707</text:p>
          </table:table-cell>
          <table:table-cell table:formula="of:=[.A639]+[.A638]+[.A637]" office:value-type="float" office:value="11066" calcext:value-type="float">
            <text:p>11066</text:p>
          </table:table-cell>
          <table:table-cell table:formula="of:=[.B639]&gt;[.B6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09" calcext:value-type="float">
            <text:p>3709</text:p>
          </table:table-cell>
          <table:table-cell table:formula="of:=[.A640]+[.A639]+[.A638]" office:value-type="float" office:value="11099" calcext:value-type="float">
            <text:p>11099</text:p>
          </table:table-cell>
          <table:table-cell table:formula="of:=[.B640]&gt;[.B6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14" calcext:value-type="float">
            <text:p>3714</text:p>
          </table:table-cell>
          <table:table-cell table:formula="of:=[.A641]+[.A640]+[.A639]" office:value-type="float" office:value="11130" calcext:value-type="float">
            <text:p>11130</text:p>
          </table:table-cell>
          <table:table-cell table:formula="of:=[.B641]&gt;[.B6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17" calcext:value-type="float">
            <text:p>3717</text:p>
          </table:table-cell>
          <table:table-cell table:formula="of:=[.A642]+[.A641]+[.A640]" office:value-type="float" office:value="11140" calcext:value-type="float">
            <text:p>11140</text:p>
          </table:table-cell>
          <table:table-cell table:formula="of:=[.B642]&gt;[.B6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09" calcext:value-type="float">
            <text:p>3709</text:p>
          </table:table-cell>
          <table:table-cell table:formula="of:=[.A643]+[.A642]+[.A641]" office:value-type="float" office:value="11140" calcext:value-type="float">
            <text:p>11140</text:p>
          </table:table-cell>
          <table:table-cell table:formula="of:=[.B643]&gt;[.B6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710" calcext:value-type="float">
            <text:p>3710</text:p>
          </table:table-cell>
          <table:table-cell table:formula="of:=[.A644]+[.A643]+[.A642]" office:value-type="float" office:value="11136" calcext:value-type="float">
            <text:p>11136</text:p>
          </table:table-cell>
          <table:table-cell table:formula="of:=[.B644]&gt;[.B6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713" calcext:value-type="float">
            <text:p>3713</text:p>
          </table:table-cell>
          <table:table-cell table:formula="of:=[.A645]+[.A644]+[.A643]" office:value-type="float" office:value="11132" calcext:value-type="float">
            <text:p>11132</text:p>
          </table:table-cell>
          <table:table-cell table:formula="of:=[.B645]&gt;[.B6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714" calcext:value-type="float">
            <text:p>3714</text:p>
          </table:table-cell>
          <table:table-cell table:formula="of:=[.A646]+[.A645]+[.A644]" office:value-type="float" office:value="11137" calcext:value-type="float">
            <text:p>11137</text:p>
          </table:table-cell>
          <table:table-cell table:formula="of:=[.B646]&gt;[.B6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15" calcext:value-type="float">
            <text:p>3715</text:p>
          </table:table-cell>
          <table:table-cell table:formula="of:=[.A647]+[.A646]+[.A645]" office:value-type="float" office:value="11142" calcext:value-type="float">
            <text:p>11142</text:p>
          </table:table-cell>
          <table:table-cell table:formula="of:=[.B647]&gt;[.B6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16" calcext:value-type="float">
            <text:p>3716</text:p>
          </table:table-cell>
          <table:table-cell table:formula="of:=[.A648]+[.A647]+[.A646]" office:value-type="float" office:value="11145" calcext:value-type="float">
            <text:p>11145</text:p>
          </table:table-cell>
          <table:table-cell table:formula="of:=[.B648]&gt;[.B6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35" calcext:value-type="float">
            <text:p>3735</text:p>
          </table:table-cell>
          <table:table-cell table:formula="of:=[.A649]+[.A648]+[.A647]" office:value-type="float" office:value="11166" calcext:value-type="float">
            <text:p>11166</text:p>
          </table:table-cell>
          <table:table-cell table:formula="of:=[.B649]&gt;[.B6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49" calcext:value-type="float">
            <text:p>3749</text:p>
          </table:table-cell>
          <table:table-cell table:formula="of:=[.A650]+[.A649]+[.A648]" office:value-type="float" office:value="11200" calcext:value-type="float">
            <text:p>11200</text:p>
          </table:table-cell>
          <table:table-cell table:formula="of:=[.B650]&gt;[.B6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63" calcext:value-type="float">
            <text:p>3763</text:p>
          </table:table-cell>
          <table:table-cell table:formula="of:=[.A651]+[.A650]+[.A649]" office:value-type="float" office:value="11247" calcext:value-type="float">
            <text:p>11247</text:p>
          </table:table-cell>
          <table:table-cell table:formula="of:=[.B651]&gt;[.B6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70" calcext:value-type="float">
            <text:p>3770</text:p>
          </table:table-cell>
          <table:table-cell table:formula="of:=[.A652]+[.A651]+[.A650]" office:value-type="float" office:value="11282" calcext:value-type="float">
            <text:p>11282</text:p>
          </table:table-cell>
          <table:table-cell table:formula="of:=[.B652]&gt;[.B6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84" calcext:value-type="float">
            <text:p>3784</text:p>
          </table:table-cell>
          <table:table-cell table:formula="of:=[.A653]+[.A652]+[.A651]" office:value-type="float" office:value="11317" calcext:value-type="float">
            <text:p>11317</text:p>
          </table:table-cell>
          <table:table-cell table:formula="of:=[.B653]&gt;[.B6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82" calcext:value-type="float">
            <text:p>3782</text:p>
          </table:table-cell>
          <table:table-cell table:formula="of:=[.A654]+[.A653]+[.A652]" office:value-type="float" office:value="11336" calcext:value-type="float">
            <text:p>11336</text:p>
          </table:table-cell>
          <table:table-cell table:formula="of:=[.B654]&gt;[.B6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86" calcext:value-type="float">
            <text:p>3786</text:p>
          </table:table-cell>
          <table:table-cell table:formula="of:=[.A655]+[.A654]+[.A653]" office:value-type="float" office:value="11352" calcext:value-type="float">
            <text:p>11352</text:p>
          </table:table-cell>
          <table:table-cell table:formula="of:=[.B655]&gt;[.B6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90" calcext:value-type="float">
            <text:p>3790</text:p>
          </table:table-cell>
          <table:table-cell table:formula="of:=[.A656]+[.A655]+[.A654]" office:value-type="float" office:value="11358" calcext:value-type="float">
            <text:p>11358</text:p>
          </table:table-cell>
          <table:table-cell table:formula="of:=[.B656]&gt;[.B6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92" calcext:value-type="float">
            <text:p>3792</text:p>
          </table:table-cell>
          <table:table-cell table:formula="of:=[.A657]+[.A656]+[.A655]" office:value-type="float" office:value="11368" calcext:value-type="float">
            <text:p>11368</text:p>
          </table:table-cell>
          <table:table-cell table:formula="of:=[.B657]&gt;[.B6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794" calcext:value-type="float">
            <text:p>3794</text:p>
          </table:table-cell>
          <table:table-cell table:formula="of:=[.A658]+[.A657]+[.A656]" office:value-type="float" office:value="11376" calcext:value-type="float">
            <text:p>11376</text:p>
          </table:table-cell>
          <table:table-cell table:formula="of:=[.B658]&gt;[.B6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03" calcext:value-type="float">
            <text:p>3803</text:p>
          </table:table-cell>
          <table:table-cell table:formula="of:=[.A659]+[.A658]+[.A657]" office:value-type="float" office:value="11389" calcext:value-type="float">
            <text:p>11389</text:p>
          </table:table-cell>
          <table:table-cell table:formula="of:=[.B659]&gt;[.B6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05" calcext:value-type="float">
            <text:p>3805</text:p>
          </table:table-cell>
          <table:table-cell table:formula="of:=[.A660]+[.A659]+[.A658]" office:value-type="float" office:value="11402" calcext:value-type="float">
            <text:p>11402</text:p>
          </table:table-cell>
          <table:table-cell table:formula="of:=[.B660]&gt;[.B6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19" calcext:value-type="float">
            <text:p>3819</text:p>
          </table:table-cell>
          <table:table-cell table:formula="of:=[.A661]+[.A660]+[.A659]" office:value-type="float" office:value="11427" calcext:value-type="float">
            <text:p>11427</text:p>
          </table:table-cell>
          <table:table-cell table:formula="of:=[.B661]&gt;[.B6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23" calcext:value-type="float">
            <text:p>3823</text:p>
          </table:table-cell>
          <table:table-cell table:formula="of:=[.A662]+[.A661]+[.A660]" office:value-type="float" office:value="11447" calcext:value-type="float">
            <text:p>11447</text:p>
          </table:table-cell>
          <table:table-cell table:formula="of:=[.B662]&gt;[.B6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26" calcext:value-type="float">
            <text:p>3826</text:p>
          </table:table-cell>
          <table:table-cell table:formula="of:=[.A663]+[.A662]+[.A661]" office:value-type="float" office:value="11468" calcext:value-type="float">
            <text:p>11468</text:p>
          </table:table-cell>
          <table:table-cell table:formula="of:=[.B663]&gt;[.B6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28" calcext:value-type="float">
            <text:p>3828</text:p>
          </table:table-cell>
          <table:table-cell table:formula="of:=[.A664]+[.A663]+[.A662]" office:value-type="float" office:value="11477" calcext:value-type="float">
            <text:p>11477</text:p>
          </table:table-cell>
          <table:table-cell table:formula="of:=[.B664]&gt;[.B6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38" calcext:value-type="float">
            <text:p>3838</text:p>
          </table:table-cell>
          <table:table-cell table:formula="of:=[.A665]+[.A664]+[.A663]" office:value-type="float" office:value="11492" calcext:value-type="float">
            <text:p>11492</text:p>
          </table:table-cell>
          <table:table-cell table:formula="of:=[.B665]&gt;[.B6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39" calcext:value-type="float">
            <text:p>3839</text:p>
          </table:table-cell>
          <table:table-cell table:formula="of:=[.A666]+[.A665]+[.A664]" office:value-type="float" office:value="11505" calcext:value-type="float">
            <text:p>11505</text:p>
          </table:table-cell>
          <table:table-cell table:formula="of:=[.B666]&gt;[.B6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43" calcext:value-type="float">
            <text:p>3843</text:p>
          </table:table-cell>
          <table:table-cell table:formula="of:=[.A667]+[.A666]+[.A665]" office:value-type="float" office:value="11520" calcext:value-type="float">
            <text:p>11520</text:p>
          </table:table-cell>
          <table:table-cell table:formula="of:=[.B667]&gt;[.B6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70" calcext:value-type="float">
            <text:p>3870</text:p>
          </table:table-cell>
          <table:table-cell table:formula="of:=[.A668]+[.A667]+[.A666]" office:value-type="float" office:value="11552" calcext:value-type="float">
            <text:p>11552</text:p>
          </table:table-cell>
          <table:table-cell table:formula="of:=[.B668]&gt;[.B6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77" calcext:value-type="float">
            <text:p>3877</text:p>
          </table:table-cell>
          <table:table-cell table:formula="of:=[.A669]+[.A668]+[.A667]" office:value-type="float" office:value="11590" calcext:value-type="float">
            <text:p>11590</text:p>
          </table:table-cell>
          <table:table-cell table:formula="of:=[.B669]&gt;[.B6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88" calcext:value-type="float">
            <text:p>3888</text:p>
          </table:table-cell>
          <table:table-cell table:formula="of:=[.A670]+[.A669]+[.A668]" office:value-type="float" office:value="11635" calcext:value-type="float">
            <text:p>11635</text:p>
          </table:table-cell>
          <table:table-cell table:formula="of:=[.B670]&gt;[.B6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89" calcext:value-type="float">
            <text:p>3889</text:p>
          </table:table-cell>
          <table:table-cell table:formula="of:=[.A671]+[.A670]+[.A669]" office:value-type="float" office:value="11654" calcext:value-type="float">
            <text:p>11654</text:p>
          </table:table-cell>
          <table:table-cell table:formula="of:=[.B671]&gt;[.B6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91" calcext:value-type="float">
            <text:p>3891</text:p>
          </table:table-cell>
          <table:table-cell table:formula="of:=[.A672]+[.A671]+[.A670]" office:value-type="float" office:value="11668" calcext:value-type="float">
            <text:p>11668</text:p>
          </table:table-cell>
          <table:table-cell table:formula="of:=[.B672]&gt;[.B6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92" calcext:value-type="float">
            <text:p>3892</text:p>
          </table:table-cell>
          <table:table-cell table:formula="of:=[.A673]+[.A672]+[.A671]" office:value-type="float" office:value="11672" calcext:value-type="float">
            <text:p>11672</text:p>
          </table:table-cell>
          <table:table-cell table:formula="of:=[.B673]&gt;[.B6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93" calcext:value-type="float">
            <text:p>3893</text:p>
          </table:table-cell>
          <table:table-cell table:formula="of:=[.A674]+[.A673]+[.A672]" office:value-type="float" office:value="11676" calcext:value-type="float">
            <text:p>11676</text:p>
          </table:table-cell>
          <table:table-cell table:formula="of:=[.B674]&gt;[.B6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94" calcext:value-type="float">
            <text:p>3894</text:p>
          </table:table-cell>
          <table:table-cell table:formula="of:=[.A675]+[.A674]+[.A673]" office:value-type="float" office:value="11679" calcext:value-type="float">
            <text:p>11679</text:p>
          </table:table-cell>
          <table:table-cell table:formula="of:=[.B675]&gt;[.B6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80" calcext:value-type="float">
            <text:p>3880</text:p>
          </table:table-cell>
          <table:table-cell table:formula="of:=[.A676]+[.A675]+[.A674]" office:value-type="float" office:value="11667" calcext:value-type="float">
            <text:p>11667</text:p>
          </table:table-cell>
          <table:table-cell table:formula="of:=[.B676]&gt;[.B6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860" calcext:value-type="float">
            <text:p>3860</text:p>
          </table:table-cell>
          <table:table-cell table:formula="of:=[.A677]+[.A676]+[.A675]" office:value-type="float" office:value="11634" calcext:value-type="float">
            <text:p>11634</text:p>
          </table:table-cell>
          <table:table-cell table:formula="of:=[.B677]&gt;[.B67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878" calcext:value-type="float">
            <text:p>3878</text:p>
          </table:table-cell>
          <table:table-cell table:formula="of:=[.A678]+[.A677]+[.A676]" office:value-type="float" office:value="11618" calcext:value-type="float">
            <text:p>11618</text:p>
          </table:table-cell>
          <table:table-cell table:formula="of:=[.B678]&gt;[.B67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880" calcext:value-type="float">
            <text:p>3880</text:p>
          </table:table-cell>
          <table:table-cell table:formula="of:=[.A679]+[.A678]+[.A677]" office:value-type="float" office:value="11618" calcext:value-type="float">
            <text:p>11618</text:p>
          </table:table-cell>
          <table:table-cell table:formula="of:=[.B679]&gt;[.B67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888" calcext:value-type="float">
            <text:p>3888</text:p>
          </table:table-cell>
          <table:table-cell table:formula="of:=[.A680]+[.A679]+[.A678]" office:value-type="float" office:value="11646" calcext:value-type="float">
            <text:p>11646</text:p>
          </table:table-cell>
          <table:table-cell table:formula="of:=[.B680]&gt;[.B6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93" calcext:value-type="float">
            <text:p>3893</text:p>
          </table:table-cell>
          <table:table-cell table:formula="of:=[.A681]+[.A680]+[.A679]" office:value-type="float" office:value="11661" calcext:value-type="float">
            <text:p>11661</text:p>
          </table:table-cell>
          <table:table-cell table:formula="of:=[.B681]&gt;[.B6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898" calcext:value-type="float">
            <text:p>3898</text:p>
          </table:table-cell>
          <table:table-cell table:formula="of:=[.A682]+[.A681]+[.A680]" office:value-type="float" office:value="11679" calcext:value-type="float">
            <text:p>11679</text:p>
          </table:table-cell>
          <table:table-cell table:formula="of:=[.B682]&gt;[.B6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04" calcext:value-type="float">
            <text:p>3904</text:p>
          </table:table-cell>
          <table:table-cell table:formula="of:=[.A683]+[.A682]+[.A681]" office:value-type="float" office:value="11695" calcext:value-type="float">
            <text:p>11695</text:p>
          </table:table-cell>
          <table:table-cell table:formula="of:=[.B683]&gt;[.B6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06" calcext:value-type="float">
            <text:p>3906</text:p>
          </table:table-cell>
          <table:table-cell table:formula="of:=[.A684]+[.A683]+[.A682]" office:value-type="float" office:value="11708" calcext:value-type="float">
            <text:p>11708</text:p>
          </table:table-cell>
          <table:table-cell table:formula="of:=[.B684]&gt;[.B6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07" calcext:value-type="float">
            <text:p>3907</text:p>
          </table:table-cell>
          <table:table-cell table:formula="of:=[.A685]+[.A684]+[.A683]" office:value-type="float" office:value="11717" calcext:value-type="float">
            <text:p>11717</text:p>
          </table:table-cell>
          <table:table-cell table:formula="of:=[.B685]&gt;[.B6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10" calcext:value-type="float">
            <text:p>3910</text:p>
          </table:table-cell>
          <table:table-cell table:formula="of:=[.A686]+[.A685]+[.A684]" office:value-type="float" office:value="11723" calcext:value-type="float">
            <text:p>11723</text:p>
          </table:table-cell>
          <table:table-cell table:formula="of:=[.B686]&gt;[.B6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18" calcext:value-type="float">
            <text:p>3918</text:p>
          </table:table-cell>
          <table:table-cell table:formula="of:=[.A687]+[.A686]+[.A685]" office:value-type="float" office:value="11735" calcext:value-type="float">
            <text:p>11735</text:p>
          </table:table-cell>
          <table:table-cell table:formula="of:=[.B687]&gt;[.B6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27" calcext:value-type="float">
            <text:p>3927</text:p>
          </table:table-cell>
          <table:table-cell table:formula="of:=[.A688]+[.A687]+[.A686]" office:value-type="float" office:value="11755" calcext:value-type="float">
            <text:p>11755</text:p>
          </table:table-cell>
          <table:table-cell table:formula="of:=[.B688]&gt;[.B6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46" calcext:value-type="float">
            <text:p>3946</text:p>
          </table:table-cell>
          <table:table-cell table:formula="of:=[.A689]+[.A688]+[.A687]" office:value-type="float" office:value="11791" calcext:value-type="float">
            <text:p>11791</text:p>
          </table:table-cell>
          <table:table-cell table:formula="of:=[.B689]&gt;[.B6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73" calcext:value-type="float">
            <text:p>3973</text:p>
          </table:table-cell>
          <table:table-cell table:formula="of:=[.A690]+[.A689]+[.A688]" office:value-type="float" office:value="11846" calcext:value-type="float">
            <text:p>11846</text:p>
          </table:table-cell>
          <table:table-cell table:formula="of:=[.B690]&gt;[.B6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82" calcext:value-type="float">
            <text:p>3982</text:p>
          </table:table-cell>
          <table:table-cell table:formula="of:=[.A691]+[.A690]+[.A689]" office:value-type="float" office:value="11901" calcext:value-type="float">
            <text:p>11901</text:p>
          </table:table-cell>
          <table:table-cell table:formula="of:=[.B691]&gt;[.B6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79" calcext:value-type="float">
            <text:p>3979</text:p>
          </table:table-cell>
          <table:table-cell table:formula="of:=[.A692]+[.A691]+[.A690]" office:value-type="float" office:value="11934" calcext:value-type="float">
            <text:p>11934</text:p>
          </table:table-cell>
          <table:table-cell table:formula="of:=[.B692]&gt;[.B6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80" calcext:value-type="float">
            <text:p>3980</text:p>
          </table:table-cell>
          <table:table-cell table:formula="of:=[.A693]+[.A692]+[.A691]" office:value-type="float" office:value="11941" calcext:value-type="float">
            <text:p>11941</text:p>
          </table:table-cell>
          <table:table-cell table:formula="of:=[.B693]&gt;[.B6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93" calcext:value-type="float">
            <text:p>3993</text:p>
          </table:table-cell>
          <table:table-cell table:formula="of:=[.A694]+[.A693]+[.A692]" office:value-type="float" office:value="11952" calcext:value-type="float">
            <text:p>11952</text:p>
          </table:table-cell>
          <table:table-cell table:formula="of:=[.B694]&gt;[.B6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84" calcext:value-type="float">
            <text:p>3984</text:p>
          </table:table-cell>
          <table:table-cell table:formula="of:=[.A695]+[.A694]+[.A693]" office:value-type="float" office:value="11957" calcext:value-type="float">
            <text:p>11957</text:p>
          </table:table-cell>
          <table:table-cell table:formula="of:=[.B695]&gt;[.B6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88" calcext:value-type="float">
            <text:p>3988</text:p>
          </table:table-cell>
          <table:table-cell table:formula="of:=[.A696]+[.A695]+[.A694]" office:value-type="float" office:value="11965" calcext:value-type="float">
            <text:p>11965</text:p>
          </table:table-cell>
          <table:table-cell table:formula="of:=[.B696]&gt;[.B6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86" calcext:value-type="float">
            <text:p>3986</text:p>
          </table:table-cell>
          <table:table-cell table:formula="of:=[.A697]+[.A696]+[.A695]" office:value-type="float" office:value="11958" calcext:value-type="float">
            <text:p>11958</text:p>
          </table:table-cell>
          <table:table-cell table:formula="of:=[.B697]&gt;[.B69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87" calcext:value-type="float">
            <text:p>3987</text:p>
          </table:table-cell>
          <table:table-cell table:formula="of:=[.A698]+[.A697]+[.A696]" office:value-type="float" office:value="11961" calcext:value-type="float">
            <text:p>11961</text:p>
          </table:table-cell>
          <table:table-cell table:formula="of:=[.B698]&gt;[.B6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88" calcext:value-type="float">
            <text:p>3988</text:p>
          </table:table-cell>
          <table:table-cell table:formula="of:=[.A699]+[.A698]+[.A697]" office:value-type="float" office:value="11961" calcext:value-type="float">
            <text:p>11961</text:p>
          </table:table-cell>
          <table:table-cell table:formula="of:=[.B699]&gt;[.B69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989" calcext:value-type="float">
            <text:p>3989</text:p>
          </table:table-cell>
          <table:table-cell table:formula="of:=[.A700]+[.A699]+[.A698]" office:value-type="float" office:value="11964" calcext:value-type="float">
            <text:p>11964</text:p>
          </table:table-cell>
          <table:table-cell table:formula="of:=[.B700]&gt;[.B6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997" calcext:value-type="float">
            <text:p>3997</text:p>
          </table:table-cell>
          <table:table-cell table:formula="of:=[.A701]+[.A700]+[.A699]" office:value-type="float" office:value="11974" calcext:value-type="float">
            <text:p>11974</text:p>
          </table:table-cell>
          <table:table-cell table:formula="of:=[.B701]&gt;[.B7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A702]+[.A701]+[.A700]" office:value-type="float" office:value="11986" calcext:value-type="float">
            <text:p>11986</text:p>
          </table:table-cell>
          <table:table-cell table:formula="of:=[.B702]&gt;[.B7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01" calcext:value-type="float">
            <text:p>4001</text:p>
          </table:table-cell>
          <table:table-cell table:formula="of:=[.A703]+[.A702]+[.A701]" office:value-type="float" office:value="11998" calcext:value-type="float">
            <text:p>11998</text:p>
          </table:table-cell>
          <table:table-cell table:formula="of:=[.B703]&gt;[.B7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25" calcext:value-type="float">
            <text:p>4025</text:p>
          </table:table-cell>
          <table:table-cell table:formula="of:=[.A704]+[.A703]+[.A702]" office:value-type="float" office:value="12026" calcext:value-type="float">
            <text:p>12026</text:p>
          </table:table-cell>
          <table:table-cell table:formula="of:=[.B704]&gt;[.B7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30" calcext:value-type="float">
            <text:p>4030</text:p>
          </table:table-cell>
          <table:table-cell table:formula="of:=[.A705]+[.A704]+[.A703]" office:value-type="float" office:value="12056" calcext:value-type="float">
            <text:p>12056</text:p>
          </table:table-cell>
          <table:table-cell table:formula="of:=[.B705]&gt;[.B7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34" calcext:value-type="float">
            <text:p>4034</text:p>
          </table:table-cell>
          <table:table-cell table:formula="of:=[.A706]+[.A705]+[.A704]" office:value-type="float" office:value="12089" calcext:value-type="float">
            <text:p>12089</text:p>
          </table:table-cell>
          <table:table-cell table:formula="of:=[.B706]&gt;[.B7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38" calcext:value-type="float">
            <text:p>4038</text:p>
          </table:table-cell>
          <table:table-cell table:formula="of:=[.A707]+[.A706]+[.A705]" office:value-type="float" office:value="12102" calcext:value-type="float">
            <text:p>12102</text:p>
          </table:table-cell>
          <table:table-cell table:formula="of:=[.B707]&gt;[.B7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40" calcext:value-type="float">
            <text:p>4040</text:p>
          </table:table-cell>
          <table:table-cell table:formula="of:=[.A708]+[.A707]+[.A706]" office:value-type="float" office:value="12112" calcext:value-type="float">
            <text:p>12112</text:p>
          </table:table-cell>
          <table:table-cell table:formula="of:=[.B708]&gt;[.B7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44" calcext:value-type="float">
            <text:p>4044</text:p>
          </table:table-cell>
          <table:table-cell table:formula="of:=[.A709]+[.A708]+[.A707]" office:value-type="float" office:value="12122" calcext:value-type="float">
            <text:p>12122</text:p>
          </table:table-cell>
          <table:table-cell table:formula="of:=[.B709]&gt;[.B7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46" calcext:value-type="float">
            <text:p>4046</text:p>
          </table:table-cell>
          <table:table-cell table:formula="of:=[.A710]+[.A709]+[.A708]" office:value-type="float" office:value="12130" calcext:value-type="float">
            <text:p>12130</text:p>
          </table:table-cell>
          <table:table-cell table:formula="of:=[.B710]&gt;[.B7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48" calcext:value-type="float">
            <text:p>4048</text:p>
          </table:table-cell>
          <table:table-cell table:formula="of:=[.A711]+[.A710]+[.A709]" office:value-type="float" office:value="12138" calcext:value-type="float">
            <text:p>12138</text:p>
          </table:table-cell>
          <table:table-cell table:formula="of:=[.B711]&gt;[.B7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57" calcext:value-type="float">
            <text:p>4057</text:p>
          </table:table-cell>
          <table:table-cell table:formula="of:=[.A712]+[.A711]+[.A710]" office:value-type="float" office:value="12151" calcext:value-type="float">
            <text:p>12151</text:p>
          </table:table-cell>
          <table:table-cell table:formula="of:=[.B712]&gt;[.B7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67" calcext:value-type="float">
            <text:p>4067</text:p>
          </table:table-cell>
          <table:table-cell table:formula="of:=[.A713]+[.A712]+[.A711]" office:value-type="float" office:value="12172" calcext:value-type="float">
            <text:p>12172</text:p>
          </table:table-cell>
          <table:table-cell table:formula="of:=[.B713]&gt;[.B7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79" calcext:value-type="float">
            <text:p>4079</text:p>
          </table:table-cell>
          <table:table-cell table:formula="of:=[.A714]+[.A713]+[.A712]" office:value-type="float" office:value="12203" calcext:value-type="float">
            <text:p>12203</text:p>
          </table:table-cell>
          <table:table-cell table:formula="of:=[.B714]&gt;[.B7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92" calcext:value-type="float">
            <text:p>4092</text:p>
          </table:table-cell>
          <table:table-cell table:formula="of:=[.A715]+[.A714]+[.A713]" office:value-type="float" office:value="12238" calcext:value-type="float">
            <text:p>12238</text:p>
          </table:table-cell>
          <table:table-cell table:formula="of:=[.B715]&gt;[.B7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094" calcext:value-type="float">
            <text:p>4094</text:p>
          </table:table-cell>
          <table:table-cell table:formula="of:=[.A716]+[.A715]+[.A714]" office:value-type="float" office:value="12265" calcext:value-type="float">
            <text:p>12265</text:p>
          </table:table-cell>
          <table:table-cell table:formula="of:=[.B716]&gt;[.B7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22" calcext:value-type="float">
            <text:p>4122</text:p>
          </table:table-cell>
          <table:table-cell table:formula="of:=[.A717]+[.A716]+[.A715]" office:value-type="float" office:value="12308" calcext:value-type="float">
            <text:p>12308</text:p>
          </table:table-cell>
          <table:table-cell table:formula="of:=[.B717]&gt;[.B7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24" calcext:value-type="float">
            <text:p>4124</text:p>
          </table:table-cell>
          <table:table-cell table:formula="of:=[.A718]+[.A717]+[.A716]" office:value-type="float" office:value="12340" calcext:value-type="float">
            <text:p>12340</text:p>
          </table:table-cell>
          <table:table-cell table:formula="of:=[.B718]&gt;[.B7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28" calcext:value-type="float">
            <text:p>4128</text:p>
          </table:table-cell>
          <table:table-cell table:formula="of:=[.A719]+[.A718]+[.A717]" office:value-type="float" office:value="12374" calcext:value-type="float">
            <text:p>12374</text:p>
          </table:table-cell>
          <table:table-cell table:formula="of:=[.B719]&gt;[.B7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27" calcext:value-type="float">
            <text:p>4127</text:p>
          </table:table-cell>
          <table:table-cell table:formula="of:=[.A720]+[.A719]+[.A718]" office:value-type="float" office:value="12379" calcext:value-type="float">
            <text:p>12379</text:p>
          </table:table-cell>
          <table:table-cell table:formula="of:=[.B720]&gt;[.B7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28" calcext:value-type="float">
            <text:p>4128</text:p>
          </table:table-cell>
          <table:table-cell table:formula="of:=[.A721]+[.A720]+[.A719]" office:value-type="float" office:value="12383" calcext:value-type="float">
            <text:p>12383</text:p>
          </table:table-cell>
          <table:table-cell table:formula="of:=[.B721]&gt;[.B7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32" calcext:value-type="float">
            <text:p>4132</text:p>
          </table:table-cell>
          <table:table-cell table:formula="of:=[.A722]+[.A721]+[.A720]" office:value-type="float" office:value="12387" calcext:value-type="float">
            <text:p>12387</text:p>
          </table:table-cell>
          <table:table-cell table:formula="of:=[.B722]&gt;[.B7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36" calcext:value-type="float">
            <text:p>4136</text:p>
          </table:table-cell>
          <table:table-cell table:formula="of:=[.A723]+[.A722]+[.A721]" office:value-type="float" office:value="12396" calcext:value-type="float">
            <text:p>12396</text:p>
          </table:table-cell>
          <table:table-cell table:formula="of:=[.B723]&gt;[.B7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41" calcext:value-type="float">
            <text:p>4141</text:p>
          </table:table-cell>
          <table:table-cell table:formula="of:=[.A724]+[.A723]+[.A722]" office:value-type="float" office:value="12409" calcext:value-type="float">
            <text:p>12409</text:p>
          </table:table-cell>
          <table:table-cell table:formula="of:=[.B724]&gt;[.B7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46" calcext:value-type="float">
            <text:p>4146</text:p>
          </table:table-cell>
          <table:table-cell table:formula="of:=[.A725]+[.A724]+[.A723]" office:value-type="float" office:value="12423" calcext:value-type="float">
            <text:p>12423</text:p>
          </table:table-cell>
          <table:table-cell table:formula="of:=[.B725]&gt;[.B7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51" calcext:value-type="float">
            <text:p>4151</text:p>
          </table:table-cell>
          <table:table-cell table:formula="of:=[.A726]+[.A725]+[.A724]" office:value-type="float" office:value="12438" calcext:value-type="float">
            <text:p>12438</text:p>
          </table:table-cell>
          <table:table-cell table:formula="of:=[.B726]&gt;[.B7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53" calcext:value-type="float">
            <text:p>4153</text:p>
          </table:table-cell>
          <table:table-cell table:formula="of:=[.A727]+[.A726]+[.A725]" office:value-type="float" office:value="12450" calcext:value-type="float">
            <text:p>12450</text:p>
          </table:table-cell>
          <table:table-cell table:formula="of:=[.B727]&gt;[.B7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63" calcext:value-type="float">
            <text:p>4163</text:p>
          </table:table-cell>
          <table:table-cell table:formula="of:=[.A728]+[.A727]+[.A726]" office:value-type="float" office:value="12467" calcext:value-type="float">
            <text:p>12467</text:p>
          </table:table-cell>
          <table:table-cell table:formula="of:=[.B728]&gt;[.B7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67" calcext:value-type="float">
            <text:p>4167</text:p>
          </table:table-cell>
          <table:table-cell table:formula="of:=[.A729]+[.A728]+[.A727]" office:value-type="float" office:value="12483" calcext:value-type="float">
            <text:p>12483</text:p>
          </table:table-cell>
          <table:table-cell table:formula="of:=[.B729]&gt;[.B7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68" calcext:value-type="float">
            <text:p>4168</text:p>
          </table:table-cell>
          <table:table-cell table:formula="of:=[.A730]+[.A729]+[.A728]" office:value-type="float" office:value="12498" calcext:value-type="float">
            <text:p>12498</text:p>
          </table:table-cell>
          <table:table-cell table:formula="of:=[.B730]&gt;[.B7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70" calcext:value-type="float">
            <text:p>4170</text:p>
          </table:table-cell>
          <table:table-cell table:formula="of:=[.A731]+[.A730]+[.A729]" office:value-type="float" office:value="12505" calcext:value-type="float">
            <text:p>12505</text:p>
          </table:table-cell>
          <table:table-cell table:formula="of:=[.B731]&gt;[.B7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72" calcext:value-type="float">
            <text:p>4172</text:p>
          </table:table-cell>
          <table:table-cell table:formula="of:=[.A732]+[.A731]+[.A730]" office:value-type="float" office:value="12510" calcext:value-type="float">
            <text:p>12510</text:p>
          </table:table-cell>
          <table:table-cell table:formula="of:=[.B732]&gt;[.B7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76" calcext:value-type="float">
            <text:p>4176</text:p>
          </table:table-cell>
          <table:table-cell table:formula="of:=[.A733]+[.A732]+[.A731]" office:value-type="float" office:value="12518" calcext:value-type="float">
            <text:p>12518</text:p>
          </table:table-cell>
          <table:table-cell table:formula="of:=[.B733]&gt;[.B7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77" calcext:value-type="float">
            <text:p>4177</text:p>
          </table:table-cell>
          <table:table-cell table:formula="of:=[.A734]+[.A733]+[.A732]" office:value-type="float" office:value="12525" calcext:value-type="float">
            <text:p>12525</text:p>
          </table:table-cell>
          <table:table-cell table:formula="of:=[.B734]&gt;[.B7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78" calcext:value-type="float">
            <text:p>4178</text:p>
          </table:table-cell>
          <table:table-cell table:formula="of:=[.A735]+[.A734]+[.A733]" office:value-type="float" office:value="12531" calcext:value-type="float">
            <text:p>12531</text:p>
          </table:table-cell>
          <table:table-cell table:formula="of:=[.B735]&gt;[.B7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94" calcext:value-type="float">
            <text:p>4194</text:p>
          </table:table-cell>
          <table:table-cell table:formula="of:=[.A736]+[.A735]+[.A734]" office:value-type="float" office:value="12549" calcext:value-type="float">
            <text:p>12549</text:p>
          </table:table-cell>
          <table:table-cell table:formula="of:=[.B736]&gt;[.B7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98" calcext:value-type="float">
            <text:p>4198</text:p>
          </table:table-cell>
          <table:table-cell table:formula="of:=[.A737]+[.A736]+[.A735]" office:value-type="float" office:value="12570" calcext:value-type="float">
            <text:p>12570</text:p>
          </table:table-cell>
          <table:table-cell table:formula="of:=[.B737]&gt;[.B7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199" calcext:value-type="float">
            <text:p>4199</text:p>
          </table:table-cell>
          <table:table-cell table:formula="of:=[.A738]+[.A737]+[.A736]" office:value-type="float" office:value="12591" calcext:value-type="float">
            <text:p>12591</text:p>
          </table:table-cell>
          <table:table-cell table:formula="of:=[.B738]&gt;[.B7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01" calcext:value-type="float">
            <text:p>4201</text:p>
          </table:table-cell>
          <table:table-cell table:formula="of:=[.A739]+[.A738]+[.A737]" office:value-type="float" office:value="12598" calcext:value-type="float">
            <text:p>12598</text:p>
          </table:table-cell>
          <table:table-cell table:formula="of:=[.B739]&gt;[.B7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03" calcext:value-type="float">
            <text:p>4203</text:p>
          </table:table-cell>
          <table:table-cell table:formula="of:=[.A740]+[.A739]+[.A738]" office:value-type="float" office:value="12603" calcext:value-type="float">
            <text:p>12603</text:p>
          </table:table-cell>
          <table:table-cell table:formula="of:=[.B740]&gt;[.B7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04" calcext:value-type="float">
            <text:p>4204</text:p>
          </table:table-cell>
          <table:table-cell table:formula="of:=[.A741]+[.A740]+[.A739]" office:value-type="float" office:value="12608" calcext:value-type="float">
            <text:p>12608</text:p>
          </table:table-cell>
          <table:table-cell table:formula="of:=[.B741]&gt;[.B7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05" calcext:value-type="float">
            <text:p>4205</text:p>
          </table:table-cell>
          <table:table-cell table:formula="of:=[.A742]+[.A741]+[.A740]" office:value-type="float" office:value="12612" calcext:value-type="float">
            <text:p>12612</text:p>
          </table:table-cell>
          <table:table-cell table:formula="of:=[.B742]&gt;[.B7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04" calcext:value-type="float">
            <text:p>4204</text:p>
          </table:table-cell>
          <table:table-cell table:formula="of:=[.A743]+[.A742]+[.A741]" office:value-type="float" office:value="12613" calcext:value-type="float">
            <text:p>12613</text:p>
          </table:table-cell>
          <table:table-cell table:formula="of:=[.B743]&gt;[.B7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09" calcext:value-type="float">
            <text:p>4209</text:p>
          </table:table-cell>
          <table:table-cell table:formula="of:=[.A744]+[.A743]+[.A742]" office:value-type="float" office:value="12618" calcext:value-type="float">
            <text:p>12618</text:p>
          </table:table-cell>
          <table:table-cell table:formula="of:=[.B744]&gt;[.B7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11" calcext:value-type="float">
            <text:p>4211</text:p>
          </table:table-cell>
          <table:table-cell table:formula="of:=[.A745]+[.A744]+[.A743]" office:value-type="float" office:value="12624" calcext:value-type="float">
            <text:p>12624</text:p>
          </table:table-cell>
          <table:table-cell table:formula="of:=[.B745]&gt;[.B7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13" calcext:value-type="float">
            <text:p>4213</text:p>
          </table:table-cell>
          <table:table-cell table:formula="of:=[.A746]+[.A745]+[.A744]" office:value-type="float" office:value="12633" calcext:value-type="float">
            <text:p>12633</text:p>
          </table:table-cell>
          <table:table-cell table:formula="of:=[.B746]&gt;[.B7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24" calcext:value-type="float">
            <text:p>4224</text:p>
          </table:table-cell>
          <table:table-cell table:formula="of:=[.A747]+[.A746]+[.A745]" office:value-type="float" office:value="12648" calcext:value-type="float">
            <text:p>12648</text:p>
          </table:table-cell>
          <table:table-cell table:formula="of:=[.B747]&gt;[.B7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40" calcext:value-type="float">
            <text:p>4240</text:p>
          </table:table-cell>
          <table:table-cell table:formula="of:=[.A748]+[.A747]+[.A746]" office:value-type="float" office:value="12677" calcext:value-type="float">
            <text:p>12677</text:p>
          </table:table-cell>
          <table:table-cell table:formula="of:=[.B748]&gt;[.B7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42" calcext:value-type="float">
            <text:p>4242</text:p>
          </table:table-cell>
          <table:table-cell table:formula="of:=[.A749]+[.A748]+[.A747]" office:value-type="float" office:value="12706" calcext:value-type="float">
            <text:p>12706</text:p>
          </table:table-cell>
          <table:table-cell table:formula="of:=[.B749]&gt;[.B7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55" calcext:value-type="float">
            <text:p>4255</text:p>
          </table:table-cell>
          <table:table-cell table:formula="of:=[.A750]+[.A749]+[.A748]" office:value-type="float" office:value="12737" calcext:value-type="float">
            <text:p>12737</text:p>
          </table:table-cell>
          <table:table-cell table:formula="of:=[.B750]&gt;[.B7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66" calcext:value-type="float">
            <text:p>4266</text:p>
          </table:table-cell>
          <table:table-cell table:formula="of:=[.A751]+[.A750]+[.A749]" office:value-type="float" office:value="12763" calcext:value-type="float">
            <text:p>12763</text:p>
          </table:table-cell>
          <table:table-cell table:formula="of:=[.B751]&gt;[.B7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80" calcext:value-type="float">
            <text:p>4280</text:p>
          </table:table-cell>
          <table:table-cell table:formula="of:=[.A752]+[.A751]+[.A750]" office:value-type="float" office:value="12801" calcext:value-type="float">
            <text:p>12801</text:p>
          </table:table-cell>
          <table:table-cell table:formula="of:=[.B752]&gt;[.B7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84" calcext:value-type="float">
            <text:p>4284</text:p>
          </table:table-cell>
          <table:table-cell table:formula="of:=[.A753]+[.A752]+[.A751]" office:value-type="float" office:value="12830" calcext:value-type="float">
            <text:p>12830</text:p>
          </table:table-cell>
          <table:table-cell table:formula="of:=[.B753]&gt;[.B7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295" calcext:value-type="float">
            <text:p>4295</text:p>
          </table:table-cell>
          <table:table-cell table:formula="of:=[.A754]+[.A753]+[.A752]" office:value-type="float" office:value="12859" calcext:value-type="float">
            <text:p>12859</text:p>
          </table:table-cell>
          <table:table-cell table:formula="of:=[.B754]&gt;[.B7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10" calcext:value-type="float">
            <text:p>4310</text:p>
          </table:table-cell>
          <table:table-cell table:formula="of:=[.A755]+[.A754]+[.A753]" office:value-type="float" office:value="12889" calcext:value-type="float">
            <text:p>12889</text:p>
          </table:table-cell>
          <table:table-cell table:formula="of:=[.B755]&gt;[.B7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23" calcext:value-type="float">
            <text:p>4323</text:p>
          </table:table-cell>
          <table:table-cell table:formula="of:=[.A756]+[.A755]+[.A754]" office:value-type="float" office:value="12928" calcext:value-type="float">
            <text:p>12928</text:p>
          </table:table-cell>
          <table:table-cell table:formula="of:=[.B756]&gt;[.B7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43" calcext:value-type="float">
            <text:p>4343</text:p>
          </table:table-cell>
          <table:table-cell table:formula="of:=[.A757]+[.A756]+[.A755]" office:value-type="float" office:value="12976" calcext:value-type="float">
            <text:p>12976</text:p>
          </table:table-cell>
          <table:table-cell table:formula="of:=[.B757]&gt;[.B7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51" calcext:value-type="float">
            <text:p>4351</text:p>
          </table:table-cell>
          <table:table-cell table:formula="of:=[.A758]+[.A757]+[.A756]" office:value-type="float" office:value="13017" calcext:value-type="float">
            <text:p>13017</text:p>
          </table:table-cell>
          <table:table-cell table:formula="of:=[.B758]&gt;[.B7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59" calcext:value-type="float">
            <text:p>4359</text:p>
          </table:table-cell>
          <table:table-cell table:formula="of:=[.A759]+[.A758]+[.A757]" office:value-type="float" office:value="13053" calcext:value-type="float">
            <text:p>13053</text:p>
          </table:table-cell>
          <table:table-cell table:formula="of:=[.B759]&gt;[.B7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83" calcext:value-type="float">
            <text:p>4383</text:p>
          </table:table-cell>
          <table:table-cell table:formula="of:=[.A760]+[.A759]+[.A758]" office:value-type="float" office:value="13093" calcext:value-type="float">
            <text:p>13093</text:p>
          </table:table-cell>
          <table:table-cell table:formula="of:=[.B760]&gt;[.B7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87" calcext:value-type="float">
            <text:p>4387</text:p>
          </table:table-cell>
          <table:table-cell table:formula="of:=[.A761]+[.A760]+[.A759]" office:value-type="float" office:value="13129" calcext:value-type="float">
            <text:p>13129</text:p>
          </table:table-cell>
          <table:table-cell table:formula="of:=[.B761]&gt;[.B7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88" calcext:value-type="float">
            <text:p>4388</text:p>
          </table:table-cell>
          <table:table-cell table:formula="of:=[.A762]+[.A761]+[.A760]" office:value-type="float" office:value="13158" calcext:value-type="float">
            <text:p>13158</text:p>
          </table:table-cell>
          <table:table-cell table:formula="of:=[.B762]&gt;[.B7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397" calcext:value-type="float">
            <text:p>4397</text:p>
          </table:table-cell>
          <table:table-cell table:formula="of:=[.A763]+[.A762]+[.A761]" office:value-type="float" office:value="13172" calcext:value-type="float">
            <text:p>13172</text:p>
          </table:table-cell>
          <table:table-cell table:formula="of:=[.B763]&gt;[.B7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01" calcext:value-type="float">
            <text:p>4401</text:p>
          </table:table-cell>
          <table:table-cell table:formula="of:=[.A764]+[.A763]+[.A762]" office:value-type="float" office:value="13186" calcext:value-type="float">
            <text:p>13186</text:p>
          </table:table-cell>
          <table:table-cell table:formula="of:=[.B764]&gt;[.B7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03" calcext:value-type="float">
            <text:p>4403</text:p>
          </table:table-cell>
          <table:table-cell table:formula="of:=[.A765]+[.A764]+[.A763]" office:value-type="float" office:value="13201" calcext:value-type="float">
            <text:p>13201</text:p>
          </table:table-cell>
          <table:table-cell table:formula="of:=[.B765]&gt;[.B7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04" calcext:value-type="float">
            <text:p>4404</text:p>
          </table:table-cell>
          <table:table-cell table:formula="of:=[.A766]+[.A765]+[.A764]" office:value-type="float" office:value="13208" calcext:value-type="float">
            <text:p>13208</text:p>
          </table:table-cell>
          <table:table-cell table:formula="of:=[.B766]&gt;[.B7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05" calcext:value-type="float">
            <text:p>4405</text:p>
          </table:table-cell>
          <table:table-cell table:formula="of:=[.A767]+[.A766]+[.A765]" office:value-type="float" office:value="13212" calcext:value-type="float">
            <text:p>13212</text:p>
          </table:table-cell>
          <table:table-cell table:formula="of:=[.B767]&gt;[.B7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table:formula="of:=[.A768]+[.A767]+[.A766]" office:value-type="float" office:value="13234" calcext:value-type="float">
            <text:p>13234</text:p>
          </table:table-cell>
          <table:table-cell table:formula="of:=[.B768]&gt;[.B7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31" calcext:value-type="float">
            <text:p>4431</text:p>
          </table:table-cell>
          <table:table-cell table:formula="of:=[.A769]+[.A768]+[.A767]" office:value-type="float" office:value="13261" calcext:value-type="float">
            <text:p>13261</text:p>
          </table:table-cell>
          <table:table-cell table:formula="of:=[.B769]&gt;[.B7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35" calcext:value-type="float">
            <text:p>4435</text:p>
          </table:table-cell>
          <table:table-cell table:formula="of:=[.A770]+[.A769]+[.A768]" office:value-type="float" office:value="13291" calcext:value-type="float">
            <text:p>13291</text:p>
          </table:table-cell>
          <table:table-cell table:formula="of:=[.B770]&gt;[.B7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39" calcext:value-type="float">
            <text:p>4439</text:p>
          </table:table-cell>
          <table:table-cell table:formula="of:=[.A771]+[.A770]+[.A769]" office:value-type="float" office:value="13305" calcext:value-type="float">
            <text:p>13305</text:p>
          </table:table-cell>
          <table:table-cell table:formula="of:=[.B771]&gt;[.B7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44" calcext:value-type="float">
            <text:p>4444</text:p>
          </table:table-cell>
          <table:table-cell table:formula="of:=[.A772]+[.A771]+[.A770]" office:value-type="float" office:value="13318" calcext:value-type="float">
            <text:p>13318</text:p>
          </table:table-cell>
          <table:table-cell table:formula="of:=[.B772]&gt;[.B7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52" calcext:value-type="float">
            <text:p>4452</text:p>
          </table:table-cell>
          <table:table-cell table:formula="of:=[.A773]+[.A772]+[.A771]" office:value-type="float" office:value="13335" calcext:value-type="float">
            <text:p>13335</text:p>
          </table:table-cell>
          <table:table-cell table:formula="of:=[.B773]&gt;[.B7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61" calcext:value-type="float">
            <text:p>4461</text:p>
          </table:table-cell>
          <table:table-cell table:formula="of:=[.A774]+[.A773]+[.A772]" office:value-type="float" office:value="13357" calcext:value-type="float">
            <text:p>13357</text:p>
          </table:table-cell>
          <table:table-cell table:formula="of:=[.B774]&gt;[.B7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70" calcext:value-type="float">
            <text:p>4470</text:p>
          </table:table-cell>
          <table:table-cell table:formula="of:=[.A775]+[.A774]+[.A773]" office:value-type="float" office:value="13383" calcext:value-type="float">
            <text:p>13383</text:p>
          </table:table-cell>
          <table:table-cell table:formula="of:=[.B775]&gt;[.B7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66" calcext:value-type="float">
            <text:p>4466</text:p>
          </table:table-cell>
          <table:table-cell table:formula="of:=[.A776]+[.A775]+[.A774]" office:value-type="float" office:value="13397" calcext:value-type="float">
            <text:p>13397</text:p>
          </table:table-cell>
          <table:table-cell table:formula="of:=[.B776]&gt;[.B7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67" calcext:value-type="float">
            <text:p>4467</text:p>
          </table:table-cell>
          <table:table-cell table:formula="of:=[.A777]+[.A776]+[.A775]" office:value-type="float" office:value="13403" calcext:value-type="float">
            <text:p>13403</text:p>
          </table:table-cell>
          <table:table-cell table:formula="of:=[.B777]&gt;[.B7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69" calcext:value-type="float">
            <text:p>4469</text:p>
          </table:table-cell>
          <table:table-cell table:formula="of:=[.A778]+[.A777]+[.A776]" office:value-type="float" office:value="13402" calcext:value-type="float">
            <text:p>13402</text:p>
          </table:table-cell>
          <table:table-cell table:formula="of:=[.B778]&gt;[.B77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481" calcext:value-type="float">
            <text:p>4481</text:p>
          </table:table-cell>
          <table:table-cell table:formula="of:=[.A779]+[.A778]+[.A777]" office:value-type="float" office:value="13417" calcext:value-type="float">
            <text:p>13417</text:p>
          </table:table-cell>
          <table:table-cell table:formula="of:=[.B779]&gt;[.B7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82" calcext:value-type="float">
            <text:p>4482</text:p>
          </table:table-cell>
          <table:table-cell table:formula="of:=[.A780]+[.A779]+[.A778]" office:value-type="float" office:value="13432" calcext:value-type="float">
            <text:p>13432</text:p>
          </table:table-cell>
          <table:table-cell table:formula="of:=[.B780]&gt;[.B7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98" calcext:value-type="float">
            <text:p>4498</text:p>
          </table:table-cell>
          <table:table-cell table:formula="of:=[.A781]+[.A780]+[.A779]" office:value-type="float" office:value="13461" calcext:value-type="float">
            <text:p>13461</text:p>
          </table:table-cell>
          <table:table-cell table:formula="of:=[.B781]&gt;[.B7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496" calcext:value-type="float">
            <text:p>4496</text:p>
          </table:table-cell>
          <table:table-cell table:formula="of:=[.A782]+[.A781]+[.A780]" office:value-type="float" office:value="13476" calcext:value-type="float">
            <text:p>13476</text:p>
          </table:table-cell>
          <table:table-cell table:formula="of:=[.B782]&gt;[.B7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04" calcext:value-type="float">
            <text:p>4504</text:p>
          </table:table-cell>
          <table:table-cell table:formula="of:=[.A783]+[.A782]+[.A781]" office:value-type="float" office:value="13498" calcext:value-type="float">
            <text:p>13498</text:p>
          </table:table-cell>
          <table:table-cell table:formula="of:=[.B783]&gt;[.B7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05" calcext:value-type="float">
            <text:p>4505</text:p>
          </table:table-cell>
          <table:table-cell table:formula="of:=[.A784]+[.A783]+[.A782]" office:value-type="float" office:value="13505" calcext:value-type="float">
            <text:p>13505</text:p>
          </table:table-cell>
          <table:table-cell table:formula="of:=[.B784]&gt;[.B7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12" calcext:value-type="float">
            <text:p>4512</text:p>
          </table:table-cell>
          <table:table-cell table:formula="of:=[.A785]+[.A784]+[.A783]" office:value-type="float" office:value="13521" calcext:value-type="float">
            <text:p>13521</text:p>
          </table:table-cell>
          <table:table-cell table:formula="of:=[.B785]&gt;[.B7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18" calcext:value-type="float">
            <text:p>4518</text:p>
          </table:table-cell>
          <table:table-cell table:formula="of:=[.A786]+[.A785]+[.A784]" office:value-type="float" office:value="13535" calcext:value-type="float">
            <text:p>13535</text:p>
          </table:table-cell>
          <table:table-cell table:formula="of:=[.B786]&gt;[.B7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20" calcext:value-type="float">
            <text:p>4520</text:p>
          </table:table-cell>
          <table:table-cell table:formula="of:=[.A787]+[.A786]+[.A785]" office:value-type="float" office:value="13550" calcext:value-type="float">
            <text:p>13550</text:p>
          </table:table-cell>
          <table:table-cell table:formula="of:=[.B787]&gt;[.B7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21" calcext:value-type="float">
            <text:p>4521</text:p>
          </table:table-cell>
          <table:table-cell table:formula="of:=[.A788]+[.A787]+[.A786]" office:value-type="float" office:value="13559" calcext:value-type="float">
            <text:p>13559</text:p>
          </table:table-cell>
          <table:table-cell table:formula="of:=[.B788]&gt;[.B7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23" calcext:value-type="float">
            <text:p>4523</text:p>
          </table:table-cell>
          <table:table-cell table:formula="of:=[.A789]+[.A788]+[.A787]" office:value-type="float" office:value="13564" calcext:value-type="float">
            <text:p>13564</text:p>
          </table:table-cell>
          <table:table-cell table:formula="of:=[.B789]&gt;[.B7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34" calcext:value-type="float">
            <text:p>4534</text:p>
          </table:table-cell>
          <table:table-cell table:formula="of:=[.A790]+[.A789]+[.A788]" office:value-type="float" office:value="13578" calcext:value-type="float">
            <text:p>13578</text:p>
          </table:table-cell>
          <table:table-cell table:formula="of:=[.B790]&gt;[.B7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16" calcext:value-type="float">
            <text:p>4516</text:p>
          </table:table-cell>
          <table:table-cell table:formula="of:=[.A791]+[.A790]+[.A789]" office:value-type="float" office:value="13573" calcext:value-type="float">
            <text:p>13573</text:p>
          </table:table-cell>
          <table:table-cell table:formula="of:=[.B791]&gt;[.B79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27" calcext:value-type="float">
            <text:p>4527</text:p>
          </table:table-cell>
          <table:table-cell table:formula="of:=[.A792]+[.A791]+[.A790]" office:value-type="float" office:value="13577" calcext:value-type="float">
            <text:p>13577</text:p>
          </table:table-cell>
          <table:table-cell table:formula="of:=[.B792]&gt;[.B7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25" calcext:value-type="float">
            <text:p>4525</text:p>
          </table:table-cell>
          <table:table-cell table:formula="of:=[.A793]+[.A792]+[.A791]" office:value-type="float" office:value="13568" calcext:value-type="float">
            <text:p>13568</text:p>
          </table:table-cell>
          <table:table-cell table:formula="of:=[.B793]&gt;[.B7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534" calcext:value-type="float">
            <text:p>4534</text:p>
          </table:table-cell>
          <table:table-cell table:formula="of:=[.A794]+[.A793]+[.A792]" office:value-type="float" office:value="13586" calcext:value-type="float">
            <text:p>13586</text:p>
          </table:table-cell>
          <table:table-cell table:formula="of:=[.B794]&gt;[.B7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35" calcext:value-type="float">
            <text:p>4535</text:p>
          </table:table-cell>
          <table:table-cell table:formula="of:=[.A795]+[.A794]+[.A793]" office:value-type="float" office:value="13594" calcext:value-type="float">
            <text:p>13594</text:p>
          </table:table-cell>
          <table:table-cell table:formula="of:=[.B795]&gt;[.B7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51" calcext:value-type="float">
            <text:p>4551</text:p>
          </table:table-cell>
          <table:table-cell table:formula="of:=[.A796]+[.A795]+[.A794]" office:value-type="float" office:value="13620" calcext:value-type="float">
            <text:p>13620</text:p>
          </table:table-cell>
          <table:table-cell table:formula="of:=[.B796]&gt;[.B7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65" calcext:value-type="float">
            <text:p>4565</text:p>
          </table:table-cell>
          <table:table-cell table:formula="of:=[.A797]+[.A796]+[.A795]" office:value-type="float" office:value="13651" calcext:value-type="float">
            <text:p>13651</text:p>
          </table:table-cell>
          <table:table-cell table:formula="of:=[.B797]&gt;[.B7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70" calcext:value-type="float">
            <text:p>4570</text:p>
          </table:table-cell>
          <table:table-cell table:formula="of:=[.A798]+[.A797]+[.A796]" office:value-type="float" office:value="13686" calcext:value-type="float">
            <text:p>13686</text:p>
          </table:table-cell>
          <table:table-cell table:formula="of:=[.B798]&gt;[.B7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71" calcext:value-type="float">
            <text:p>4571</text:p>
          </table:table-cell>
          <table:table-cell table:formula="of:=[.A799]+[.A798]+[.A797]" office:value-type="float" office:value="13706" calcext:value-type="float">
            <text:p>13706</text:p>
          </table:table-cell>
          <table:table-cell table:formula="of:=[.B799]&gt;[.B7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78" calcext:value-type="float">
            <text:p>4578</text:p>
          </table:table-cell>
          <table:table-cell table:formula="of:=[.A800]+[.A799]+[.A798]" office:value-type="float" office:value="13719" calcext:value-type="float">
            <text:p>13719</text:p>
          </table:table-cell>
          <table:table-cell table:formula="of:=[.B800]&gt;[.B7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84" calcext:value-type="float">
            <text:p>4584</text:p>
          </table:table-cell>
          <table:table-cell table:formula="of:=[.A801]+[.A800]+[.A799]" office:value-type="float" office:value="13733" calcext:value-type="float">
            <text:p>13733</text:p>
          </table:table-cell>
          <table:table-cell table:formula="of:=[.B801]&gt;[.B8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595" calcext:value-type="float">
            <text:p>4595</text:p>
          </table:table-cell>
          <table:table-cell table:formula="of:=[.A802]+[.A801]+[.A800]" office:value-type="float" office:value="13757" calcext:value-type="float">
            <text:p>13757</text:p>
          </table:table-cell>
          <table:table-cell table:formula="of:=[.B802]&gt;[.B8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09" calcext:value-type="float">
            <text:p>4609</text:p>
          </table:table-cell>
          <table:table-cell table:formula="of:=[.A803]+[.A802]+[.A801]" office:value-type="float" office:value="13788" calcext:value-type="float">
            <text:p>13788</text:p>
          </table:table-cell>
          <table:table-cell table:formula="of:=[.B803]&gt;[.B8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10" calcext:value-type="float">
            <text:p>4610</text:p>
          </table:table-cell>
          <table:table-cell table:formula="of:=[.A804]+[.A803]+[.A802]" office:value-type="float" office:value="13814" calcext:value-type="float">
            <text:p>13814</text:p>
          </table:table-cell>
          <table:table-cell table:formula="of:=[.B804]&gt;[.B8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18" calcext:value-type="float">
            <text:p>4618</text:p>
          </table:table-cell>
          <table:table-cell table:formula="of:=[.A805]+[.A804]+[.A803]" office:value-type="float" office:value="13837" calcext:value-type="float">
            <text:p>13837</text:p>
          </table:table-cell>
          <table:table-cell table:formula="of:=[.B805]&gt;[.B8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28" calcext:value-type="float">
            <text:p>4628</text:p>
          </table:table-cell>
          <table:table-cell table:formula="of:=[.A806]+[.A805]+[.A804]" office:value-type="float" office:value="13856" calcext:value-type="float">
            <text:p>13856</text:p>
          </table:table-cell>
          <table:table-cell table:formula="of:=[.B806]&gt;[.B8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29" calcext:value-type="float">
            <text:p>4629</text:p>
          </table:table-cell>
          <table:table-cell table:formula="of:=[.A807]+[.A806]+[.A805]" office:value-type="float" office:value="13875" calcext:value-type="float">
            <text:p>13875</text:p>
          </table:table-cell>
          <table:table-cell table:formula="of:=[.B807]&gt;[.B8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30" calcext:value-type="float">
            <text:p>4630</text:p>
          </table:table-cell>
          <table:table-cell table:formula="of:=[.A808]+[.A807]+[.A806]" office:value-type="float" office:value="13887" calcext:value-type="float">
            <text:p>13887</text:p>
          </table:table-cell>
          <table:table-cell table:formula="of:=[.B808]&gt;[.B8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34" calcext:value-type="float">
            <text:p>4634</text:p>
          </table:table-cell>
          <table:table-cell table:formula="of:=[.A809]+[.A808]+[.A807]" office:value-type="float" office:value="13893" calcext:value-type="float">
            <text:p>13893</text:p>
          </table:table-cell>
          <table:table-cell table:formula="of:=[.B809]&gt;[.B8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36" calcext:value-type="float">
            <text:p>4636</text:p>
          </table:table-cell>
          <table:table-cell table:formula="of:=[.A810]+[.A809]+[.A808]" office:value-type="float" office:value="13900" calcext:value-type="float">
            <text:p>13900</text:p>
          </table:table-cell>
          <table:table-cell table:formula="of:=[.B810]&gt;[.B8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37" calcext:value-type="float">
            <text:p>4637</text:p>
          </table:table-cell>
          <table:table-cell table:formula="of:=[.A811]+[.A810]+[.A809]" office:value-type="float" office:value="13907" calcext:value-type="float">
            <text:p>13907</text:p>
          </table:table-cell>
          <table:table-cell table:formula="of:=[.B811]&gt;[.B8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40" calcext:value-type="float">
            <text:p>4640</text:p>
          </table:table-cell>
          <table:table-cell table:formula="of:=[.A812]+[.A811]+[.A810]" office:value-type="float" office:value="13913" calcext:value-type="float">
            <text:p>13913</text:p>
          </table:table-cell>
          <table:table-cell table:formula="of:=[.B812]&gt;[.B8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59" calcext:value-type="float">
            <text:p>4659</text:p>
          </table:table-cell>
          <table:table-cell table:formula="of:=[.A813]+[.A812]+[.A811]" office:value-type="float" office:value="13936" calcext:value-type="float">
            <text:p>13936</text:p>
          </table:table-cell>
          <table:table-cell table:formula="of:=[.B813]&gt;[.B8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64" calcext:value-type="float">
            <text:p>4664</text:p>
          </table:table-cell>
          <table:table-cell table:formula="of:=[.A814]+[.A813]+[.A812]" office:value-type="float" office:value="13963" calcext:value-type="float">
            <text:p>13963</text:p>
          </table:table-cell>
          <table:table-cell table:formula="of:=[.B814]&gt;[.B8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69" calcext:value-type="float">
            <text:p>4669</text:p>
          </table:table-cell>
          <table:table-cell table:formula="of:=[.A815]+[.A814]+[.A813]" office:value-type="float" office:value="13992" calcext:value-type="float">
            <text:p>13992</text:p>
          </table:table-cell>
          <table:table-cell table:formula="of:=[.B815]&gt;[.B8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65" calcext:value-type="float">
            <text:p>4665</text:p>
          </table:table-cell>
          <table:table-cell table:formula="of:=[.A816]+[.A815]+[.A814]" office:value-type="float" office:value="13998" calcext:value-type="float">
            <text:p>13998</text:p>
          </table:table-cell>
          <table:table-cell table:formula="of:=[.B816]&gt;[.B8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73" calcext:value-type="float">
            <text:p>4673</text:p>
          </table:table-cell>
          <table:table-cell table:formula="of:=[.A817]+[.A816]+[.A815]" office:value-type="float" office:value="14007" calcext:value-type="float">
            <text:p>14007</text:p>
          </table:table-cell>
          <table:table-cell table:formula="of:=[.B817]&gt;[.B8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87" calcext:value-type="float">
            <text:p>4687</text:p>
          </table:table-cell>
          <table:table-cell table:formula="of:=[.A818]+[.A817]+[.A816]" office:value-type="float" office:value="14025" calcext:value-type="float">
            <text:p>14025</text:p>
          </table:table-cell>
          <table:table-cell table:formula="of:=[.B818]&gt;[.B8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88" calcext:value-type="float">
            <text:p>4688</text:p>
          </table:table-cell>
          <table:table-cell table:formula="of:=[.A819]+[.A818]+[.A817]" office:value-type="float" office:value="14048" calcext:value-type="float">
            <text:p>14048</text:p>
          </table:table-cell>
          <table:table-cell table:formula="of:=[.B819]&gt;[.B8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93" calcext:value-type="float">
            <text:p>4693</text:p>
          </table:table-cell>
          <table:table-cell table:formula="of:=[.A820]+[.A819]+[.A818]" office:value-type="float" office:value="14068" calcext:value-type="float">
            <text:p>14068</text:p>
          </table:table-cell>
          <table:table-cell table:formula="of:=[.B820]&gt;[.B8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94" calcext:value-type="float">
            <text:p>4694</text:p>
          </table:table-cell>
          <table:table-cell table:formula="of:=[.A821]+[.A820]+[.A819]" office:value-type="float" office:value="14075" calcext:value-type="float">
            <text:p>14075</text:p>
          </table:table-cell>
          <table:table-cell table:formula="of:=[.B821]&gt;[.B8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97" calcext:value-type="float">
            <text:p>4697</text:p>
          </table:table-cell>
          <table:table-cell table:formula="of:=[.A822]+[.A821]+[.A820]" office:value-type="float" office:value="14084" calcext:value-type="float">
            <text:p>14084</text:p>
          </table:table-cell>
          <table:table-cell table:formula="of:=[.B822]&gt;[.B8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667" calcext:value-type="float">
            <text:p>4667</text:p>
          </table:table-cell>
          <table:table-cell table:formula="of:=[.A823]+[.A822]+[.A821]" office:value-type="float" office:value="14058" calcext:value-type="float">
            <text:p>14058</text:p>
          </table:table-cell>
          <table:table-cell table:formula="of:=[.B823]&gt;[.B8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678" calcext:value-type="float">
            <text:p>4678</text:p>
          </table:table-cell>
          <table:table-cell table:formula="of:=[.A824]+[.A823]+[.A822]" office:value-type="float" office:value="14042" calcext:value-type="float">
            <text:p>14042</text:p>
          </table:table-cell>
          <table:table-cell table:formula="of:=[.B824]&gt;[.B8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679" calcext:value-type="float">
            <text:p>4679</text:p>
          </table:table-cell>
          <table:table-cell table:formula="of:=[.A825]+[.A824]+[.A823]" office:value-type="float" office:value="14024" calcext:value-type="float">
            <text:p>14024</text:p>
          </table:table-cell>
          <table:table-cell table:formula="of:=[.B825]&gt;[.B82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702" calcext:value-type="float">
            <text:p>4702</text:p>
          </table:table-cell>
          <table:table-cell table:formula="of:=[.A826]+[.A825]+[.A824]" office:value-type="float" office:value="14059" calcext:value-type="float">
            <text:p>14059</text:p>
          </table:table-cell>
          <table:table-cell table:formula="of:=[.B826]&gt;[.B8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07" calcext:value-type="float">
            <text:p>4707</text:p>
          </table:table-cell>
          <table:table-cell table:formula="of:=[.A827]+[.A826]+[.A825]" office:value-type="float" office:value="14088" calcext:value-type="float">
            <text:p>14088</text:p>
          </table:table-cell>
          <table:table-cell table:formula="of:=[.B827]&gt;[.B8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06" calcext:value-type="float">
            <text:p>4706</text:p>
          </table:table-cell>
          <table:table-cell table:formula="of:=[.A828]+[.A827]+[.A826]" office:value-type="float" office:value="14115" calcext:value-type="float">
            <text:p>14115</text:p>
          </table:table-cell>
          <table:table-cell table:formula="of:=[.B828]&gt;[.B8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09" calcext:value-type="float">
            <text:p>4709</text:p>
          </table:table-cell>
          <table:table-cell table:formula="of:=[.A829]+[.A828]+[.A827]" office:value-type="float" office:value="14122" calcext:value-type="float">
            <text:p>14122</text:p>
          </table:table-cell>
          <table:table-cell table:formula="of:=[.B829]&gt;[.B8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11" calcext:value-type="float">
            <text:p>4711</text:p>
          </table:table-cell>
          <table:table-cell table:formula="of:=[.A830]+[.A829]+[.A828]" office:value-type="float" office:value="14126" calcext:value-type="float">
            <text:p>14126</text:p>
          </table:table-cell>
          <table:table-cell table:formula="of:=[.B830]&gt;[.B8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18" calcext:value-type="float">
            <text:p>4718</text:p>
          </table:table-cell>
          <table:table-cell table:formula="of:=[.A831]+[.A830]+[.A829]" office:value-type="float" office:value="14138" calcext:value-type="float">
            <text:p>14138</text:p>
          </table:table-cell>
          <table:table-cell table:formula="of:=[.B831]&gt;[.B8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25" calcext:value-type="float">
            <text:p>4725</text:p>
          </table:table-cell>
          <table:table-cell table:formula="of:=[.A832]+[.A831]+[.A830]" office:value-type="float" office:value="14154" calcext:value-type="float">
            <text:p>14154</text:p>
          </table:table-cell>
          <table:table-cell table:formula="of:=[.B832]&gt;[.B8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16" calcext:value-type="float">
            <text:p>4716</text:p>
          </table:table-cell>
          <table:table-cell table:formula="of:=[.A833]+[.A832]+[.A831]" office:value-type="float" office:value="14159" calcext:value-type="float">
            <text:p>14159</text:p>
          </table:table-cell>
          <table:table-cell table:formula="of:=[.B833]&gt;[.B8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18" calcext:value-type="float">
            <text:p>4718</text:p>
          </table:table-cell>
          <table:table-cell table:formula="of:=[.A834]+[.A833]+[.A832]" office:value-type="float" office:value="14159" calcext:value-type="float">
            <text:p>14159</text:p>
          </table:table-cell>
          <table:table-cell table:formula="of:=[.B834]&gt;[.B8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723" calcext:value-type="float">
            <text:p>4723</text:p>
          </table:table-cell>
          <table:table-cell table:formula="of:=[.A835]+[.A834]+[.A833]" office:value-type="float" office:value="14157" calcext:value-type="float">
            <text:p>14157</text:p>
          </table:table-cell>
          <table:table-cell table:formula="of:=[.B835]&gt;[.B8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724" calcext:value-type="float">
            <text:p>4724</text:p>
          </table:table-cell>
          <table:table-cell table:formula="of:=[.A836]+[.A835]+[.A834]" office:value-type="float" office:value="14165" calcext:value-type="float">
            <text:p>14165</text:p>
          </table:table-cell>
          <table:table-cell table:formula="of:=[.B836]&gt;[.B8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26" calcext:value-type="float">
            <text:p>4726</text:p>
          </table:table-cell>
          <table:table-cell table:formula="of:=[.A837]+[.A836]+[.A835]" office:value-type="float" office:value="14173" calcext:value-type="float">
            <text:p>14173</text:p>
          </table:table-cell>
          <table:table-cell table:formula="of:=[.B837]&gt;[.B8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27" calcext:value-type="float">
            <text:p>4727</text:p>
          </table:table-cell>
          <table:table-cell table:formula="of:=[.A838]+[.A837]+[.A836]" office:value-type="float" office:value="14177" calcext:value-type="float">
            <text:p>14177</text:p>
          </table:table-cell>
          <table:table-cell table:formula="of:=[.B838]&gt;[.B8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29" calcext:value-type="float">
            <text:p>4729</text:p>
          </table:table-cell>
          <table:table-cell table:formula="of:=[.A839]+[.A838]+[.A837]" office:value-type="float" office:value="14182" calcext:value-type="float">
            <text:p>14182</text:p>
          </table:table-cell>
          <table:table-cell table:formula="of:=[.B839]&gt;[.B8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35" calcext:value-type="float">
            <text:p>4735</text:p>
          </table:table-cell>
          <table:table-cell table:formula="of:=[.A840]+[.A839]+[.A838]" office:value-type="float" office:value="14191" calcext:value-type="float">
            <text:p>14191</text:p>
          </table:table-cell>
          <table:table-cell table:formula="of:=[.B840]&gt;[.B8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36" calcext:value-type="float">
            <text:p>4736</text:p>
          </table:table-cell>
          <table:table-cell table:formula="of:=[.A841]+[.A840]+[.A839]" office:value-type="float" office:value="14200" calcext:value-type="float">
            <text:p>14200</text:p>
          </table:table-cell>
          <table:table-cell table:formula="of:=[.B841]&gt;[.B8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38" calcext:value-type="float">
            <text:p>4738</text:p>
          </table:table-cell>
          <table:table-cell table:formula="of:=[.A842]+[.A841]+[.A840]" office:value-type="float" office:value="14209" calcext:value-type="float">
            <text:p>14209</text:p>
          </table:table-cell>
          <table:table-cell table:formula="of:=[.B842]&gt;[.B8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39" calcext:value-type="float">
            <text:p>4739</text:p>
          </table:table-cell>
          <table:table-cell table:formula="of:=[.A843]+[.A842]+[.A841]" office:value-type="float" office:value="14213" calcext:value-type="float">
            <text:p>14213</text:p>
          </table:table-cell>
          <table:table-cell table:formula="of:=[.B843]&gt;[.B8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58" calcext:value-type="float">
            <text:p>4758</text:p>
          </table:table-cell>
          <table:table-cell table:formula="of:=[.A844]+[.A843]+[.A842]" office:value-type="float" office:value="14235" calcext:value-type="float">
            <text:p>14235</text:p>
          </table:table-cell>
          <table:table-cell table:formula="of:=[.B844]&gt;[.B8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63" calcext:value-type="float">
            <text:p>4763</text:p>
          </table:table-cell>
          <table:table-cell table:formula="of:=[.A845]+[.A844]+[.A843]" office:value-type="float" office:value="14260" calcext:value-type="float">
            <text:p>14260</text:p>
          </table:table-cell>
          <table:table-cell table:formula="of:=[.B845]&gt;[.B8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73" calcext:value-type="float">
            <text:p>4773</text:p>
          </table:table-cell>
          <table:table-cell table:formula="of:=[.A846]+[.A845]+[.A844]" office:value-type="float" office:value="14294" calcext:value-type="float">
            <text:p>14294</text:p>
          </table:table-cell>
          <table:table-cell table:formula="of:=[.B846]&gt;[.B8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74" calcext:value-type="float">
            <text:p>4774</text:p>
          </table:table-cell>
          <table:table-cell table:formula="of:=[.A847]+[.A846]+[.A845]" office:value-type="float" office:value="14310" calcext:value-type="float">
            <text:p>14310</text:p>
          </table:table-cell>
          <table:table-cell table:formula="of:=[.B847]&gt;[.B8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76" calcext:value-type="float">
            <text:p>4776</text:p>
          </table:table-cell>
          <table:table-cell table:formula="of:=[.A848]+[.A847]+[.A846]" office:value-type="float" office:value="14323" calcext:value-type="float">
            <text:p>14323</text:p>
          </table:table-cell>
          <table:table-cell table:formula="of:=[.B848]&gt;[.B8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77" calcext:value-type="float">
            <text:p>4777</text:p>
          </table:table-cell>
          <table:table-cell table:formula="of:=[.A849]+[.A848]+[.A847]" office:value-type="float" office:value="14327" calcext:value-type="float">
            <text:p>14327</text:p>
          </table:table-cell>
          <table:table-cell table:formula="of:=[.B849]&gt;[.B8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78" calcext:value-type="float">
            <text:p>4778</text:p>
          </table:table-cell>
          <table:table-cell table:formula="of:=[.A850]+[.A849]+[.A848]" office:value-type="float" office:value="14331" calcext:value-type="float">
            <text:p>14331</text:p>
          </table:table-cell>
          <table:table-cell table:formula="of:=[.B850]&gt;[.B8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77" calcext:value-type="float">
            <text:p>4777</text:p>
          </table:table-cell>
          <table:table-cell table:formula="of:=[.A851]+[.A850]+[.A849]" office:value-type="float" office:value="14332" calcext:value-type="float">
            <text:p>14332</text:p>
          </table:table-cell>
          <table:table-cell table:formula="of:=[.B851]&gt;[.B8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85" calcext:value-type="float">
            <text:p>4785</text:p>
          </table:table-cell>
          <table:table-cell table:formula="of:=[.A852]+[.A851]+[.A850]" office:value-type="float" office:value="14340" calcext:value-type="float">
            <text:p>14340</text:p>
          </table:table-cell>
          <table:table-cell table:formula="of:=[.B852]&gt;[.B8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86" calcext:value-type="float">
            <text:p>4786</text:p>
          </table:table-cell>
          <table:table-cell table:formula="of:=[.A853]+[.A852]+[.A851]" office:value-type="float" office:value="14348" calcext:value-type="float">
            <text:p>14348</text:p>
          </table:table-cell>
          <table:table-cell table:formula="of:=[.B853]&gt;[.B8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71" calcext:value-type="float">
            <text:p>4771</text:p>
          </table:table-cell>
          <table:table-cell table:formula="of:=[.A854]+[.A853]+[.A852]" office:value-type="float" office:value="14342" calcext:value-type="float">
            <text:p>14342</text:p>
          </table:table-cell>
          <table:table-cell table:formula="of:=[.B854]&gt;[.B8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773" calcext:value-type="float">
            <text:p>4773</text:p>
          </table:table-cell>
          <table:table-cell table:formula="of:=[.A855]+[.A854]+[.A853]" office:value-type="float" office:value="14330" calcext:value-type="float">
            <text:p>14330</text:p>
          </table:table-cell>
          <table:table-cell table:formula="of:=[.B855]&gt;[.B8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774" calcext:value-type="float">
            <text:p>4774</text:p>
          </table:table-cell>
          <table:table-cell table:formula="of:=[.A856]+[.A855]+[.A854]" office:value-type="float" office:value="14318" calcext:value-type="float">
            <text:p>14318</text:p>
          </table:table-cell>
          <table:table-cell table:formula="of:=[.B856]&gt;[.B8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777" calcext:value-type="float">
            <text:p>4777</text:p>
          </table:table-cell>
          <table:table-cell table:formula="of:=[.A857]+[.A856]+[.A855]" office:value-type="float" office:value="14324" calcext:value-type="float">
            <text:p>14324</text:p>
          </table:table-cell>
          <table:table-cell table:formula="of:=[.B857]&gt;[.B8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81" calcext:value-type="float">
            <text:p>4781</text:p>
          </table:table-cell>
          <table:table-cell table:formula="of:=[.A858]+[.A857]+[.A856]" office:value-type="float" office:value="14332" calcext:value-type="float">
            <text:p>14332</text:p>
          </table:table-cell>
          <table:table-cell table:formula="of:=[.B858]&gt;[.B8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83" calcext:value-type="float">
            <text:p>4783</text:p>
          </table:table-cell>
          <table:table-cell table:formula="of:=[.A859]+[.A858]+[.A857]" office:value-type="float" office:value="14341" calcext:value-type="float">
            <text:p>14341</text:p>
          </table:table-cell>
          <table:table-cell table:formula="of:=[.B859]&gt;[.B8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88" calcext:value-type="float">
            <text:p>4788</text:p>
          </table:table-cell>
          <table:table-cell table:formula="of:=[.A860]+[.A859]+[.A858]" office:value-type="float" office:value="14352" calcext:value-type="float">
            <text:p>14352</text:p>
          </table:table-cell>
          <table:table-cell table:formula="of:=[.B860]&gt;[.B8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91" calcext:value-type="float">
            <text:p>4791</text:p>
          </table:table-cell>
          <table:table-cell table:formula="of:=[.A861]+[.A860]+[.A859]" office:value-type="float" office:value="14362" calcext:value-type="float">
            <text:p>14362</text:p>
          </table:table-cell>
          <table:table-cell table:formula="of:=[.B861]&gt;[.B8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794" calcext:value-type="float">
            <text:p>4794</text:p>
          </table:table-cell>
          <table:table-cell table:formula="of:=[.A862]+[.A861]+[.A860]" office:value-type="float" office:value="14373" calcext:value-type="float">
            <text:p>14373</text:p>
          </table:table-cell>
          <table:table-cell table:formula="of:=[.B862]&gt;[.B8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07" calcext:value-type="float">
            <text:p>4807</text:p>
          </table:table-cell>
          <table:table-cell table:formula="of:=[.A863]+[.A862]+[.A861]" office:value-type="float" office:value="14392" calcext:value-type="float">
            <text:p>14392</text:p>
          </table:table-cell>
          <table:table-cell table:formula="of:=[.B863]&gt;[.B8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16" calcext:value-type="float">
            <text:p>4816</text:p>
          </table:table-cell>
          <table:table-cell table:formula="of:=[.A864]+[.A863]+[.A862]" office:value-type="float" office:value="14417" calcext:value-type="float">
            <text:p>14417</text:p>
          </table:table-cell>
          <table:table-cell table:formula="of:=[.B864]&gt;[.B8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18" calcext:value-type="float">
            <text:p>4818</text:p>
          </table:table-cell>
          <table:table-cell table:formula="of:=[.A865]+[.A864]+[.A863]" office:value-type="float" office:value="14441" calcext:value-type="float">
            <text:p>14441</text:p>
          </table:table-cell>
          <table:table-cell table:formula="of:=[.B865]&gt;[.B8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25" calcext:value-type="float">
            <text:p>4825</text:p>
          </table:table-cell>
          <table:table-cell table:formula="of:=[.A866]+[.A865]+[.A864]" office:value-type="float" office:value="14459" calcext:value-type="float">
            <text:p>14459</text:p>
          </table:table-cell>
          <table:table-cell table:formula="of:=[.B866]&gt;[.B8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28" calcext:value-type="float">
            <text:p>4828</text:p>
          </table:table-cell>
          <table:table-cell table:formula="of:=[.A867]+[.A866]+[.A865]" office:value-type="float" office:value="14471" calcext:value-type="float">
            <text:p>14471</text:p>
          </table:table-cell>
          <table:table-cell table:formula="of:=[.B867]&gt;[.B8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38" calcext:value-type="float">
            <text:p>4838</text:p>
          </table:table-cell>
          <table:table-cell table:formula="of:=[.A868]+[.A867]+[.A866]" office:value-type="float" office:value="14491" calcext:value-type="float">
            <text:p>14491</text:p>
          </table:table-cell>
          <table:table-cell table:formula="of:=[.B868]&gt;[.B8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22" calcext:value-type="float">
            <text:p>4822</text:p>
          </table:table-cell>
          <table:table-cell table:formula="of:=[.A869]+[.A868]+[.A867]" office:value-type="float" office:value="14488" calcext:value-type="float">
            <text:p>14488</text:p>
          </table:table-cell>
          <table:table-cell table:formula="of:=[.B869]&gt;[.B86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831" calcext:value-type="float">
            <text:p>4831</text:p>
          </table:table-cell>
          <table:table-cell table:formula="of:=[.A870]+[.A869]+[.A868]" office:value-type="float" office:value="14491" calcext:value-type="float">
            <text:p>14491</text:p>
          </table:table-cell>
          <table:table-cell table:formula="of:=[.B870]&gt;[.B8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37" calcext:value-type="float">
            <text:p>4837</text:p>
          </table:table-cell>
          <table:table-cell table:formula="of:=[.A871]+[.A870]+[.A869]" office:value-type="float" office:value="14490" calcext:value-type="float">
            <text:p>14490</text:p>
          </table:table-cell>
          <table:table-cell table:formula="of:=[.B871]&gt;[.B87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841" calcext:value-type="float">
            <text:p>4841</text:p>
          </table:table-cell>
          <table:table-cell table:formula="of:=[.A872]+[.A871]+[.A870]" office:value-type="float" office:value="14509" calcext:value-type="float">
            <text:p>14509</text:p>
          </table:table-cell>
          <table:table-cell table:formula="of:=[.B872]&gt;[.B8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51" calcext:value-type="float">
            <text:p>4851</text:p>
          </table:table-cell>
          <table:table-cell table:formula="of:=[.A873]+[.A872]+[.A871]" office:value-type="float" office:value="14529" calcext:value-type="float">
            <text:p>14529</text:p>
          </table:table-cell>
          <table:table-cell table:formula="of:=[.B873]&gt;[.B8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54" calcext:value-type="float">
            <text:p>4854</text:p>
          </table:table-cell>
          <table:table-cell table:formula="of:=[.A874]+[.A873]+[.A872]" office:value-type="float" office:value="14546" calcext:value-type="float">
            <text:p>14546</text:p>
          </table:table-cell>
          <table:table-cell table:formula="of:=[.B874]&gt;[.B8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70" calcext:value-type="float">
            <text:p>4870</text:p>
          </table:table-cell>
          <table:table-cell table:formula="of:=[.A875]+[.A874]+[.A873]" office:value-type="float" office:value="14575" calcext:value-type="float">
            <text:p>14575</text:p>
          </table:table-cell>
          <table:table-cell table:formula="of:=[.B875]&gt;[.B8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76" calcext:value-type="float">
            <text:p>4876</text:p>
          </table:table-cell>
          <table:table-cell table:formula="of:=[.A876]+[.A875]+[.A874]" office:value-type="float" office:value="14600" calcext:value-type="float">
            <text:p>14600</text:p>
          </table:table-cell>
          <table:table-cell table:formula="of:=[.B876]&gt;[.B8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88" calcext:value-type="float">
            <text:p>4888</text:p>
          </table:table-cell>
          <table:table-cell table:formula="of:=[.A877]+[.A876]+[.A875]" office:value-type="float" office:value="14634" calcext:value-type="float">
            <text:p>14634</text:p>
          </table:table-cell>
          <table:table-cell table:formula="of:=[.B877]&gt;[.B8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889" calcext:value-type="float">
            <text:p>4889</text:p>
          </table:table-cell>
          <table:table-cell table:formula="of:=[.A878]+[.A877]+[.A876]" office:value-type="float" office:value="14653" calcext:value-type="float">
            <text:p>14653</text:p>
          </table:table-cell>
          <table:table-cell table:formula="of:=[.B878]&gt;[.B8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00" calcext:value-type="float">
            <text:p>4900</text:p>
          </table:table-cell>
          <table:table-cell table:formula="of:=[.A879]+[.A878]+[.A877]" office:value-type="float" office:value="14677" calcext:value-type="float">
            <text:p>14677</text:p>
          </table:table-cell>
          <table:table-cell table:formula="of:=[.B879]&gt;[.B8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06" calcext:value-type="float">
            <text:p>4906</text:p>
          </table:table-cell>
          <table:table-cell table:formula="of:=[.A880]+[.A879]+[.A878]" office:value-type="float" office:value="14695" calcext:value-type="float">
            <text:p>14695</text:p>
          </table:table-cell>
          <table:table-cell table:formula="of:=[.B880]&gt;[.B8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09" calcext:value-type="float">
            <text:p>4909</text:p>
          </table:table-cell>
          <table:table-cell table:formula="of:=[.A881]+[.A880]+[.A879]" office:value-type="float" office:value="14715" calcext:value-type="float">
            <text:p>14715</text:p>
          </table:table-cell>
          <table:table-cell table:formula="of:=[.B881]&gt;[.B8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10" calcext:value-type="float">
            <text:p>4910</text:p>
          </table:table-cell>
          <table:table-cell table:formula="of:=[.A882]+[.A881]+[.A880]" office:value-type="float" office:value="14725" calcext:value-type="float">
            <text:p>14725</text:p>
          </table:table-cell>
          <table:table-cell table:formula="of:=[.B882]&gt;[.B8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17" calcext:value-type="float">
            <text:p>4917</text:p>
          </table:table-cell>
          <table:table-cell table:formula="of:=[.A883]+[.A882]+[.A881]" office:value-type="float" office:value="14736" calcext:value-type="float">
            <text:p>14736</text:p>
          </table:table-cell>
          <table:table-cell table:formula="of:=[.B883]&gt;[.B8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19" calcext:value-type="float">
            <text:p>4919</text:p>
          </table:table-cell>
          <table:table-cell table:formula="of:=[.A884]+[.A883]+[.A882]" office:value-type="float" office:value="14746" calcext:value-type="float">
            <text:p>14746</text:p>
          </table:table-cell>
          <table:table-cell table:formula="of:=[.B884]&gt;[.B8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20" calcext:value-type="float">
            <text:p>4920</text:p>
          </table:table-cell>
          <table:table-cell table:formula="of:=[.A885]+[.A884]+[.A883]" office:value-type="float" office:value="14756" calcext:value-type="float">
            <text:p>14756</text:p>
          </table:table-cell>
          <table:table-cell table:formula="of:=[.B885]&gt;[.B8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26" calcext:value-type="float">
            <text:p>4926</text:p>
          </table:table-cell>
          <table:table-cell table:formula="of:=[.A886]+[.A885]+[.A884]" office:value-type="float" office:value="14765" calcext:value-type="float">
            <text:p>14765</text:p>
          </table:table-cell>
          <table:table-cell table:formula="of:=[.B886]&gt;[.B8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28" calcext:value-type="float">
            <text:p>4928</text:p>
          </table:table-cell>
          <table:table-cell table:formula="of:=[.A887]+[.A886]+[.A885]" office:value-type="float" office:value="14774" calcext:value-type="float">
            <text:p>14774</text:p>
          </table:table-cell>
          <table:table-cell table:formula="of:=[.B887]&gt;[.B8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34" calcext:value-type="float">
            <text:p>4934</text:p>
          </table:table-cell>
          <table:table-cell table:formula="of:=[.A888]+[.A887]+[.A886]" office:value-type="float" office:value="14788" calcext:value-type="float">
            <text:p>14788</text:p>
          </table:table-cell>
          <table:table-cell table:formula="of:=[.B888]&gt;[.B8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41" calcext:value-type="float">
            <text:p>4941</text:p>
          </table:table-cell>
          <table:table-cell table:formula="of:=[.A889]+[.A888]+[.A887]" office:value-type="float" office:value="14803" calcext:value-type="float">
            <text:p>14803</text:p>
          </table:table-cell>
          <table:table-cell table:formula="of:=[.B889]&gt;[.B8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43" calcext:value-type="float">
            <text:p>4943</text:p>
          </table:table-cell>
          <table:table-cell table:formula="of:=[.A890]+[.A889]+[.A888]" office:value-type="float" office:value="14818" calcext:value-type="float">
            <text:p>14818</text:p>
          </table:table-cell>
          <table:table-cell table:formula="of:=[.B890]&gt;[.B8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45" calcext:value-type="float">
            <text:p>4945</text:p>
          </table:table-cell>
          <table:table-cell table:formula="of:=[.A891]+[.A890]+[.A889]" office:value-type="float" office:value="14829" calcext:value-type="float">
            <text:p>14829</text:p>
          </table:table-cell>
          <table:table-cell table:formula="of:=[.B891]&gt;[.B8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48" calcext:value-type="float">
            <text:p>4948</text:p>
          </table:table-cell>
          <table:table-cell table:formula="of:=[.A892]+[.A891]+[.A890]" office:value-type="float" office:value="14836" calcext:value-type="float">
            <text:p>14836</text:p>
          </table:table-cell>
          <table:table-cell table:formula="of:=[.B892]&gt;[.B8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50" calcext:value-type="float">
            <text:p>4950</text:p>
          </table:table-cell>
          <table:table-cell table:formula="of:=[.A893]+[.A892]+[.A891]" office:value-type="float" office:value="14843" calcext:value-type="float">
            <text:p>14843</text:p>
          </table:table-cell>
          <table:table-cell table:formula="of:=[.B893]&gt;[.B8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56" calcext:value-type="float">
            <text:p>4956</text:p>
          </table:table-cell>
          <table:table-cell table:formula="of:=[.A894]+[.A893]+[.A892]" office:value-type="float" office:value="14854" calcext:value-type="float">
            <text:p>14854</text:p>
          </table:table-cell>
          <table:table-cell table:formula="of:=[.B894]&gt;[.B8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51" calcext:value-type="float">
            <text:p>4951</text:p>
          </table:table-cell>
          <table:table-cell table:formula="of:=[.A895]+[.A894]+[.A893]" office:value-type="float" office:value="14857" calcext:value-type="float">
            <text:p>14857</text:p>
          </table:table-cell>
          <table:table-cell table:formula="of:=[.B895]&gt;[.B8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48" calcext:value-type="float">
            <text:p>4948</text:p>
          </table:table-cell>
          <table:table-cell table:formula="of:=[.A896]+[.A895]+[.A894]" office:value-type="float" office:value="14855" calcext:value-type="float">
            <text:p>14855</text:p>
          </table:table-cell>
          <table:table-cell table:formula="of:=[.B896]&gt;[.B8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954" calcext:value-type="float">
            <text:p>4954</text:p>
          </table:table-cell>
          <table:table-cell table:formula="of:=[.A897]+[.A896]+[.A895]" office:value-type="float" office:value="14853" calcext:value-type="float">
            <text:p>14853</text:p>
          </table:table-cell>
          <table:table-cell table:formula="of:=[.B897]&gt;[.B89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4958" calcext:value-type="float">
            <text:p>4958</text:p>
          </table:table-cell>
          <table:table-cell table:formula="of:=[.A898]+[.A897]+[.A896]" office:value-type="float" office:value="14860" calcext:value-type="float">
            <text:p>14860</text:p>
          </table:table-cell>
          <table:table-cell table:formula="of:=[.B898]&gt;[.B8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60" calcext:value-type="float">
            <text:p>4960</text:p>
          </table:table-cell>
          <table:table-cell table:formula="of:=[.A899]+[.A898]+[.A897]" office:value-type="float" office:value="14872" calcext:value-type="float">
            <text:p>14872</text:p>
          </table:table-cell>
          <table:table-cell table:formula="of:=[.B899]&gt;[.B8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59" calcext:value-type="float">
            <text:p>4959</text:p>
          </table:table-cell>
          <table:table-cell table:formula="of:=[.A900]+[.A899]+[.A898]" office:value-type="float" office:value="14877" calcext:value-type="float">
            <text:p>14877</text:p>
          </table:table-cell>
          <table:table-cell table:formula="of:=[.B900]&gt;[.B8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62" calcext:value-type="float">
            <text:p>4962</text:p>
          </table:table-cell>
          <table:table-cell table:formula="of:=[.A901]+[.A900]+[.A899]" office:value-type="float" office:value="14881" calcext:value-type="float">
            <text:p>14881</text:p>
          </table:table-cell>
          <table:table-cell table:formula="of:=[.B901]&gt;[.B9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69" calcext:value-type="float">
            <text:p>4969</text:p>
          </table:table-cell>
          <table:table-cell table:formula="of:=[.A902]+[.A901]+[.A900]" office:value-type="float" office:value="14890" calcext:value-type="float">
            <text:p>14890</text:p>
          </table:table-cell>
          <table:table-cell table:formula="of:=[.B902]&gt;[.B9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82" calcext:value-type="float">
            <text:p>4982</text:p>
          </table:table-cell>
          <table:table-cell table:formula="of:=[.A903]+[.A902]+[.A901]" office:value-type="float" office:value="14913" calcext:value-type="float">
            <text:p>14913</text:p>
          </table:table-cell>
          <table:table-cell table:formula="of:=[.B903]&gt;[.B9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86" calcext:value-type="float">
            <text:p>4986</text:p>
          </table:table-cell>
          <table:table-cell table:formula="of:=[.A904]+[.A903]+[.A902]" office:value-type="float" office:value="14937" calcext:value-type="float">
            <text:p>14937</text:p>
          </table:table-cell>
          <table:table-cell table:formula="of:=[.B904]&gt;[.B9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4994" calcext:value-type="float">
            <text:p>4994</text:p>
          </table:table-cell>
          <table:table-cell table:formula="of:=[.A905]+[.A904]+[.A903]" office:value-type="float" office:value="14962" calcext:value-type="float">
            <text:p>14962</text:p>
          </table:table-cell>
          <table:table-cell table:formula="of:=[.B905]&gt;[.B9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A906]+[.A905]+[.A904]" office:value-type="float" office:value="14980" calcext:value-type="float">
            <text:p>14980</text:p>
          </table:table-cell>
          <table:table-cell table:formula="of:=[.B906]&gt;[.B9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09" calcext:value-type="float">
            <text:p>5009</text:p>
          </table:table-cell>
          <table:table-cell table:formula="of:=[.A907]+[.A906]+[.A905]" office:value-type="float" office:value="15003" calcext:value-type="float">
            <text:p>15003</text:p>
          </table:table-cell>
          <table:table-cell table:formula="of:=[.B907]&gt;[.B9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27" calcext:value-type="float">
            <text:p>5027</text:p>
          </table:table-cell>
          <table:table-cell table:formula="of:=[.A908]+[.A907]+[.A906]" office:value-type="float" office:value="15036" calcext:value-type="float">
            <text:p>15036</text:p>
          </table:table-cell>
          <table:table-cell table:formula="of:=[.B908]&gt;[.B9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25" calcext:value-type="float">
            <text:p>5025</text:p>
          </table:table-cell>
          <table:table-cell table:formula="of:=[.A909]+[.A908]+[.A907]" office:value-type="float" office:value="15061" calcext:value-type="float">
            <text:p>15061</text:p>
          </table:table-cell>
          <table:table-cell table:formula="of:=[.B909]&gt;[.B9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29" calcext:value-type="float">
            <text:p>5029</text:p>
          </table:table-cell>
          <table:table-cell table:formula="of:=[.A910]+[.A909]+[.A908]" office:value-type="float" office:value="15081" calcext:value-type="float">
            <text:p>15081</text:p>
          </table:table-cell>
          <table:table-cell table:formula="of:=[.B910]&gt;[.B9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33" calcext:value-type="float">
            <text:p>5033</text:p>
          </table:table-cell>
          <table:table-cell table:formula="of:=[.A911]+[.A910]+[.A909]" office:value-type="float" office:value="15087" calcext:value-type="float">
            <text:p>15087</text:p>
          </table:table-cell>
          <table:table-cell table:formula="of:=[.B911]&gt;[.B9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37" calcext:value-type="float">
            <text:p>5037</text:p>
          </table:table-cell>
          <table:table-cell table:formula="of:=[.A912]+[.A911]+[.A910]" office:value-type="float" office:value="15099" calcext:value-type="float">
            <text:p>15099</text:p>
          </table:table-cell>
          <table:table-cell table:formula="of:=[.B912]&gt;[.B9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36" calcext:value-type="float">
            <text:p>5036</text:p>
          </table:table-cell>
          <table:table-cell table:formula="of:=[.A913]+[.A912]+[.A911]" office:value-type="float" office:value="15106" calcext:value-type="float">
            <text:p>15106</text:p>
          </table:table-cell>
          <table:table-cell table:formula="of:=[.B913]&gt;[.B9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37" calcext:value-type="float">
            <text:p>5037</text:p>
          </table:table-cell>
          <table:table-cell table:formula="of:=[.A914]+[.A913]+[.A912]" office:value-type="float" office:value="15110" calcext:value-type="float">
            <text:p>15110</text:p>
          </table:table-cell>
          <table:table-cell table:formula="of:=[.B914]&gt;[.B9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40" calcext:value-type="float">
            <text:p>5040</text:p>
          </table:table-cell>
          <table:table-cell table:formula="of:=[.A915]+[.A914]+[.A913]" office:value-type="float" office:value="15113" calcext:value-type="float">
            <text:p>15113</text:p>
          </table:table-cell>
          <table:table-cell table:formula="of:=[.B915]&gt;[.B9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32" calcext:value-type="float">
            <text:p>5032</text:p>
          </table:table-cell>
          <table:table-cell table:formula="of:=[.A916]+[.A915]+[.A914]" office:value-type="float" office:value="15109" calcext:value-type="float">
            <text:p>15109</text:p>
          </table:table-cell>
          <table:table-cell table:formula="of:=[.B916]&gt;[.B9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033" calcext:value-type="float">
            <text:p>5033</text:p>
          </table:table-cell>
          <table:table-cell table:formula="of:=[.A917]+[.A916]+[.A915]" office:value-type="float" office:value="15105" calcext:value-type="float">
            <text:p>15105</text:p>
          </table:table-cell>
          <table:table-cell table:formula="of:=[.B917]&gt;[.B91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034" calcext:value-type="float">
            <text:p>5034</text:p>
          </table:table-cell>
          <table:table-cell table:formula="of:=[.A918]+[.A917]+[.A916]" office:value-type="float" office:value="15099" calcext:value-type="float">
            <text:p>15099</text:p>
          </table:table-cell>
          <table:table-cell table:formula="of:=[.B918]&gt;[.B91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039" calcext:value-type="float">
            <text:p>5039</text:p>
          </table:table-cell>
          <table:table-cell table:formula="of:=[.A919]+[.A918]+[.A917]" office:value-type="float" office:value="15106" calcext:value-type="float">
            <text:p>15106</text:p>
          </table:table-cell>
          <table:table-cell table:formula="of:=[.B919]&gt;[.B9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45" calcext:value-type="float">
            <text:p>5045</text:p>
          </table:table-cell>
          <table:table-cell table:formula="of:=[.A920]+[.A919]+[.A918]" office:value-type="float" office:value="15118" calcext:value-type="float">
            <text:p>15118</text:p>
          </table:table-cell>
          <table:table-cell table:formula="of:=[.B920]&gt;[.B9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50" calcext:value-type="float">
            <text:p>5050</text:p>
          </table:table-cell>
          <table:table-cell table:formula="of:=[.A921]+[.A920]+[.A919]" office:value-type="float" office:value="15134" calcext:value-type="float">
            <text:p>15134</text:p>
          </table:table-cell>
          <table:table-cell table:formula="of:=[.B921]&gt;[.B9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45" calcext:value-type="float">
            <text:p>5045</text:p>
          </table:table-cell>
          <table:table-cell table:formula="of:=[.A922]+[.A921]+[.A920]" office:value-type="float" office:value="15140" calcext:value-type="float">
            <text:p>15140</text:p>
          </table:table-cell>
          <table:table-cell table:formula="of:=[.B922]&gt;[.B9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76" calcext:value-type="float">
            <text:p>5076</text:p>
          </table:table-cell>
          <table:table-cell table:formula="of:=[.A923]+[.A922]+[.A921]" office:value-type="float" office:value="15171" calcext:value-type="float">
            <text:p>15171</text:p>
          </table:table-cell>
          <table:table-cell table:formula="of:=[.B923]&gt;[.B9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77" calcext:value-type="float">
            <text:p>5077</text:p>
          </table:table-cell>
          <table:table-cell table:formula="of:=[.A924]+[.A923]+[.A922]" office:value-type="float" office:value="15198" calcext:value-type="float">
            <text:p>15198</text:p>
          </table:table-cell>
          <table:table-cell table:formula="of:=[.B924]&gt;[.B9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82" calcext:value-type="float">
            <text:p>5082</text:p>
          </table:table-cell>
          <table:table-cell table:formula="of:=[.A925]+[.A924]+[.A923]" office:value-type="float" office:value="15235" calcext:value-type="float">
            <text:p>15235</text:p>
          </table:table-cell>
          <table:table-cell table:formula="of:=[.B925]&gt;[.B9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083" calcext:value-type="float">
            <text:p>5083</text:p>
          </table:table-cell>
          <table:table-cell table:formula="of:=[.A926]+[.A925]+[.A924]" office:value-type="float" office:value="15242" calcext:value-type="float">
            <text:p>15242</text:p>
          </table:table-cell>
          <table:table-cell table:formula="of:=[.B926]&gt;[.B9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06" calcext:value-type="float">
            <text:p>5106</text:p>
          </table:table-cell>
          <table:table-cell table:formula="of:=[.A927]+[.A926]+[.A925]" office:value-type="float" office:value="15271" calcext:value-type="float">
            <text:p>15271</text:p>
          </table:table-cell>
          <table:table-cell table:formula="of:=[.B927]&gt;[.B9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07" calcext:value-type="float">
            <text:p>5107</text:p>
          </table:table-cell>
          <table:table-cell table:formula="of:=[.A928]+[.A927]+[.A926]" office:value-type="float" office:value="15296" calcext:value-type="float">
            <text:p>15296</text:p>
          </table:table-cell>
          <table:table-cell table:formula="of:=[.B928]&gt;[.B9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14" calcext:value-type="float">
            <text:p>5114</text:p>
          </table:table-cell>
          <table:table-cell table:formula="of:=[.A929]+[.A928]+[.A927]" office:value-type="float" office:value="15327" calcext:value-type="float">
            <text:p>15327</text:p>
          </table:table-cell>
          <table:table-cell table:formula="of:=[.B929]&gt;[.B9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17" calcext:value-type="float">
            <text:p>5117</text:p>
          </table:table-cell>
          <table:table-cell table:formula="of:=[.A930]+[.A929]+[.A928]" office:value-type="float" office:value="15338" calcext:value-type="float">
            <text:p>15338</text:p>
          </table:table-cell>
          <table:table-cell table:formula="of:=[.B930]&gt;[.B9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37" calcext:value-type="float">
            <text:p>5137</text:p>
          </table:table-cell>
          <table:table-cell table:formula="of:=[.A931]+[.A930]+[.A929]" office:value-type="float" office:value="15368" calcext:value-type="float">
            <text:p>15368</text:p>
          </table:table-cell>
          <table:table-cell table:formula="of:=[.B931]&gt;[.B9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table:formula="of:=[.A932]+[.A931]+[.A930]" office:value-type="float" office:value="15392" calcext:value-type="float">
            <text:p>15392</text:p>
          </table:table-cell>
          <table:table-cell table:formula="of:=[.B932]&gt;[.B9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43" calcext:value-type="float">
            <text:p>5143</text:p>
          </table:table-cell>
          <table:table-cell table:formula="of:=[.A933]+[.A932]+[.A931]" office:value-type="float" office:value="15418" calcext:value-type="float">
            <text:p>15418</text:p>
          </table:table-cell>
          <table:table-cell table:formula="of:=[.B933]&gt;[.B9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47" calcext:value-type="float">
            <text:p>5147</text:p>
          </table:table-cell>
          <table:table-cell table:formula="of:=[.A934]+[.A933]+[.A932]" office:value-type="float" office:value="15428" calcext:value-type="float">
            <text:p>15428</text:p>
          </table:table-cell>
          <table:table-cell table:formula="of:=[.B934]&gt;[.B9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53" calcext:value-type="float">
            <text:p>5153</text:p>
          </table:table-cell>
          <table:table-cell table:formula="of:=[.A935]+[.A934]+[.A933]" office:value-type="float" office:value="15443" calcext:value-type="float">
            <text:p>15443</text:p>
          </table:table-cell>
          <table:table-cell table:formula="of:=[.B935]&gt;[.B9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56" calcext:value-type="float">
            <text:p>5156</text:p>
          </table:table-cell>
          <table:table-cell table:formula="of:=[.A936]+[.A935]+[.A934]" office:value-type="float" office:value="15456" calcext:value-type="float">
            <text:p>15456</text:p>
          </table:table-cell>
          <table:table-cell table:formula="of:=[.B936]&gt;[.B9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71" calcext:value-type="float">
            <text:p>5171</text:p>
          </table:table-cell>
          <table:table-cell table:formula="of:=[.A937]+[.A936]+[.A935]" office:value-type="float" office:value="15480" calcext:value-type="float">
            <text:p>15480</text:p>
          </table:table-cell>
          <table:table-cell table:formula="of:=[.B937]&gt;[.B9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82" calcext:value-type="float">
            <text:p>5182</text:p>
          </table:table-cell>
          <table:table-cell table:formula="of:=[.A938]+[.A937]+[.A936]" office:value-type="float" office:value="15509" calcext:value-type="float">
            <text:p>15509</text:p>
          </table:table-cell>
          <table:table-cell table:formula="of:=[.B938]&gt;[.B9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83" calcext:value-type="float">
            <text:p>5183</text:p>
          </table:table-cell>
          <table:table-cell table:formula="of:=[.A939]+[.A938]+[.A937]" office:value-type="float" office:value="15536" calcext:value-type="float">
            <text:p>15536</text:p>
          </table:table-cell>
          <table:table-cell table:formula="of:=[.B939]&gt;[.B9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84" calcext:value-type="float">
            <text:p>5184</text:p>
          </table:table-cell>
          <table:table-cell table:formula="of:=[.A940]+[.A939]+[.A938]" office:value-type="float" office:value="15549" calcext:value-type="float">
            <text:p>15549</text:p>
          </table:table-cell>
          <table:table-cell table:formula="of:=[.B940]&gt;[.B9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85" calcext:value-type="float">
            <text:p>5185</text:p>
          </table:table-cell>
          <table:table-cell table:formula="of:=[.A941]+[.A940]+[.A939]" office:value-type="float" office:value="15552" calcext:value-type="float">
            <text:p>15552</text:p>
          </table:table-cell>
          <table:table-cell table:formula="of:=[.B941]&gt;[.B9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89" calcext:value-type="float">
            <text:p>5189</text:p>
          </table:table-cell>
          <table:table-cell table:formula="of:=[.A942]+[.A941]+[.A940]" office:value-type="float" office:value="15558" calcext:value-type="float">
            <text:p>15558</text:p>
          </table:table-cell>
          <table:table-cell table:formula="of:=[.B942]&gt;[.B9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82" calcext:value-type="float">
            <text:p>5182</text:p>
          </table:table-cell>
          <table:table-cell table:formula="of:=[.A943]+[.A942]+[.A941]" office:value-type="float" office:value="15556" calcext:value-type="float">
            <text:p>15556</text:p>
          </table:table-cell>
          <table:table-cell table:formula="of:=[.B943]&gt;[.B94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189" calcext:value-type="float">
            <text:p>5189</text:p>
          </table:table-cell>
          <table:table-cell table:formula="of:=[.A944]+[.A943]+[.A942]" office:value-type="float" office:value="15560" calcext:value-type="float">
            <text:p>15560</text:p>
          </table:table-cell>
          <table:table-cell table:formula="of:=[.B944]&gt;[.B9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194" calcext:value-type="float">
            <text:p>5194</text:p>
          </table:table-cell>
          <table:table-cell table:formula="of:=[.A945]+[.A944]+[.A943]" office:value-type="float" office:value="15565" calcext:value-type="float">
            <text:p>15565</text:p>
          </table:table-cell>
          <table:table-cell table:formula="of:=[.B945]&gt;[.B9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01" calcext:value-type="float">
            <text:p>5201</text:p>
          </table:table-cell>
          <table:table-cell table:formula="of:=[.A946]+[.A945]+[.A944]" office:value-type="float" office:value="15584" calcext:value-type="float">
            <text:p>15584</text:p>
          </table:table-cell>
          <table:table-cell table:formula="of:=[.B946]&gt;[.B9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05" calcext:value-type="float">
            <text:p>5205</text:p>
          </table:table-cell>
          <table:table-cell table:formula="of:=[.A947]+[.A946]+[.A945]" office:value-type="float" office:value="15600" calcext:value-type="float">
            <text:p>15600</text:p>
          </table:table-cell>
          <table:table-cell table:formula="of:=[.B947]&gt;[.B9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13" calcext:value-type="float">
            <text:p>5213</text:p>
          </table:table-cell>
          <table:table-cell table:formula="of:=[.A948]+[.A947]+[.A946]" office:value-type="float" office:value="15619" calcext:value-type="float">
            <text:p>15619</text:p>
          </table:table-cell>
          <table:table-cell table:formula="of:=[.B948]&gt;[.B9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18" calcext:value-type="float">
            <text:p>5218</text:p>
          </table:table-cell>
          <table:table-cell table:formula="of:=[.A949]+[.A948]+[.A947]" office:value-type="float" office:value="15636" calcext:value-type="float">
            <text:p>15636</text:p>
          </table:table-cell>
          <table:table-cell table:formula="of:=[.B949]&gt;[.B9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21" calcext:value-type="float">
            <text:p>5221</text:p>
          </table:table-cell>
          <table:table-cell table:formula="of:=[.A950]+[.A949]+[.A948]" office:value-type="float" office:value="15652" calcext:value-type="float">
            <text:p>15652</text:p>
          </table:table-cell>
          <table:table-cell table:formula="of:=[.B950]&gt;[.B9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23" calcext:value-type="float">
            <text:p>5223</text:p>
          </table:table-cell>
          <table:table-cell table:formula="of:=[.A951]+[.A950]+[.A949]" office:value-type="float" office:value="15662" calcext:value-type="float">
            <text:p>15662</text:p>
          </table:table-cell>
          <table:table-cell table:formula="of:=[.B951]&gt;[.B9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30" calcext:value-type="float">
            <text:p>5230</text:p>
          </table:table-cell>
          <table:table-cell table:formula="of:=[.A952]+[.A951]+[.A950]" office:value-type="float" office:value="15674" calcext:value-type="float">
            <text:p>15674</text:p>
          </table:table-cell>
          <table:table-cell table:formula="of:=[.B952]&gt;[.B9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31" calcext:value-type="float">
            <text:p>5231</text:p>
          </table:table-cell>
          <table:table-cell table:formula="of:=[.A953]+[.A952]+[.A951]" office:value-type="float" office:value="15684" calcext:value-type="float">
            <text:p>15684</text:p>
          </table:table-cell>
          <table:table-cell table:formula="of:=[.B953]&gt;[.B9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43" calcext:value-type="float">
            <text:p>5243</text:p>
          </table:table-cell>
          <table:table-cell table:formula="of:=[.A954]+[.A953]+[.A952]" office:value-type="float" office:value="15704" calcext:value-type="float">
            <text:p>15704</text:p>
          </table:table-cell>
          <table:table-cell table:formula="of:=[.B954]&gt;[.B9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55" calcext:value-type="float">
            <text:p>5255</text:p>
          </table:table-cell>
          <table:table-cell table:formula="of:=[.A955]+[.A954]+[.A953]" office:value-type="float" office:value="15729" calcext:value-type="float">
            <text:p>15729</text:p>
          </table:table-cell>
          <table:table-cell table:formula="of:=[.B955]&gt;[.B9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30" calcext:value-type="float">
            <text:p>5230</text:p>
          </table:table-cell>
          <table:table-cell table:formula="of:=[.A956]+[.A955]+[.A954]" office:value-type="float" office:value="15728" calcext:value-type="float">
            <text:p>15728</text:p>
          </table:table-cell>
          <table:table-cell table:formula="of:=[.B956]&gt;[.B95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228" calcext:value-type="float">
            <text:p>5228</text:p>
          </table:table-cell>
          <table:table-cell table:formula="of:=[.A957]+[.A956]+[.A955]" office:value-type="float" office:value="15713" calcext:value-type="float">
            <text:p>15713</text:p>
          </table:table-cell>
          <table:table-cell table:formula="of:=[.B957]&gt;[.B95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237" calcext:value-type="float">
            <text:p>5237</text:p>
          </table:table-cell>
          <table:table-cell table:formula="of:=[.A958]+[.A957]+[.A956]" office:value-type="float" office:value="15695" calcext:value-type="float">
            <text:p>15695</text:p>
          </table:table-cell>
          <table:table-cell table:formula="of:=[.B958]&gt;[.B95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245" calcext:value-type="float">
            <text:p>5245</text:p>
          </table:table-cell>
          <table:table-cell table:formula="of:=[.A959]+[.A958]+[.A957]" office:value-type="float" office:value="15710" calcext:value-type="float">
            <text:p>15710</text:p>
          </table:table-cell>
          <table:table-cell table:formula="of:=[.B959]&gt;[.B9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48" calcext:value-type="float">
            <text:p>5248</text:p>
          </table:table-cell>
          <table:table-cell table:formula="of:=[.A960]+[.A959]+[.A958]" office:value-type="float" office:value="15730" calcext:value-type="float">
            <text:p>15730</text:p>
          </table:table-cell>
          <table:table-cell table:formula="of:=[.B960]&gt;[.B9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59" calcext:value-type="float">
            <text:p>5259</text:p>
          </table:table-cell>
          <table:table-cell table:formula="of:=[.A961]+[.A960]+[.A959]" office:value-type="float" office:value="15752" calcext:value-type="float">
            <text:p>15752</text:p>
          </table:table-cell>
          <table:table-cell table:formula="of:=[.B961]&gt;[.B9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60" calcext:value-type="float">
            <text:p>5260</text:p>
          </table:table-cell>
          <table:table-cell table:formula="of:=[.A962]+[.A961]+[.A960]" office:value-type="float" office:value="15767" calcext:value-type="float">
            <text:p>15767</text:p>
          </table:table-cell>
          <table:table-cell table:formula="of:=[.B962]&gt;[.B9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72" calcext:value-type="float">
            <text:p>5272</text:p>
          </table:table-cell>
          <table:table-cell table:formula="of:=[.A963]+[.A962]+[.A961]" office:value-type="float" office:value="15791" calcext:value-type="float">
            <text:p>15791</text:p>
          </table:table-cell>
          <table:table-cell table:formula="of:=[.B963]&gt;[.B9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78" calcext:value-type="float">
            <text:p>5278</text:p>
          </table:table-cell>
          <table:table-cell table:formula="of:=[.A964]+[.A963]+[.A962]" office:value-type="float" office:value="15810" calcext:value-type="float">
            <text:p>15810</text:p>
          </table:table-cell>
          <table:table-cell table:formula="of:=[.B964]&gt;[.B9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81" calcext:value-type="float">
            <text:p>5281</text:p>
          </table:table-cell>
          <table:table-cell table:formula="of:=[.A965]+[.A964]+[.A963]" office:value-type="float" office:value="15831" calcext:value-type="float">
            <text:p>15831</text:p>
          </table:table-cell>
          <table:table-cell table:formula="of:=[.B965]&gt;[.B9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87" calcext:value-type="float">
            <text:p>5287</text:p>
          </table:table-cell>
          <table:table-cell table:formula="of:=[.A966]+[.A965]+[.A964]" office:value-type="float" office:value="15846" calcext:value-type="float">
            <text:p>15846</text:p>
          </table:table-cell>
          <table:table-cell table:formula="of:=[.B966]&gt;[.B9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86" calcext:value-type="float">
            <text:p>5286</text:p>
          </table:table-cell>
          <table:table-cell table:formula="of:=[.A967]+[.A966]+[.A965]" office:value-type="float" office:value="15854" calcext:value-type="float">
            <text:p>15854</text:p>
          </table:table-cell>
          <table:table-cell table:formula="of:=[.B967]&gt;[.B9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87" calcext:value-type="float">
            <text:p>5287</text:p>
          </table:table-cell>
          <table:table-cell table:formula="of:=[.A968]+[.A967]+[.A966]" office:value-type="float" office:value="15860" calcext:value-type="float">
            <text:p>15860</text:p>
          </table:table-cell>
          <table:table-cell table:formula="of:=[.B968]&gt;[.B9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298" calcext:value-type="float">
            <text:p>5298</text:p>
          </table:table-cell>
          <table:table-cell table:formula="of:=[.A969]+[.A968]+[.A967]" office:value-type="float" office:value="15871" calcext:value-type="float">
            <text:p>15871</text:p>
          </table:table-cell>
          <table:table-cell table:formula="of:=[.B969]&gt;[.B9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28" calcext:value-type="float">
            <text:p>5328</text:p>
          </table:table-cell>
          <table:table-cell table:formula="of:=[.A970]+[.A969]+[.A968]" office:value-type="float" office:value="15913" calcext:value-type="float">
            <text:p>15913</text:p>
          </table:table-cell>
          <table:table-cell table:formula="of:=[.B970]&gt;[.B9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29" calcext:value-type="float">
            <text:p>5329</text:p>
          </table:table-cell>
          <table:table-cell table:formula="of:=[.A971]+[.A970]+[.A969]" office:value-type="float" office:value="15955" calcext:value-type="float">
            <text:p>15955</text:p>
          </table:table-cell>
          <table:table-cell table:formula="of:=[.B971]&gt;[.B9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33" calcext:value-type="float">
            <text:p>5333</text:p>
          </table:table-cell>
          <table:table-cell table:formula="of:=[.A972]+[.A971]+[.A970]" office:value-type="float" office:value="15990" calcext:value-type="float">
            <text:p>15990</text:p>
          </table:table-cell>
          <table:table-cell table:formula="of:=[.B972]&gt;[.B9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35" calcext:value-type="float">
            <text:p>5335</text:p>
          </table:table-cell>
          <table:table-cell table:formula="of:=[.A973]+[.A972]+[.A971]" office:value-type="float" office:value="15997" calcext:value-type="float">
            <text:p>15997</text:p>
          </table:table-cell>
          <table:table-cell table:formula="of:=[.B973]&gt;[.B9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37" calcext:value-type="float">
            <text:p>5337</text:p>
          </table:table-cell>
          <table:table-cell table:formula="of:=[.A974]+[.A973]+[.A972]" office:value-type="float" office:value="16005" calcext:value-type="float">
            <text:p>16005</text:p>
          </table:table-cell>
          <table:table-cell table:formula="of:=[.B974]&gt;[.B9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39" calcext:value-type="float">
            <text:p>5339</text:p>
          </table:table-cell>
          <table:table-cell table:formula="of:=[.A975]+[.A974]+[.A973]" office:value-type="float" office:value="16011" calcext:value-type="float">
            <text:p>16011</text:p>
          </table:table-cell>
          <table:table-cell table:formula="of:=[.B975]&gt;[.B9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41" calcext:value-type="float">
            <text:p>5341</text:p>
          </table:table-cell>
          <table:table-cell table:formula="of:=[.A976]+[.A975]+[.A974]" office:value-type="float" office:value="16017" calcext:value-type="float">
            <text:p>16017</text:p>
          </table:table-cell>
          <table:table-cell table:formula="of:=[.B976]&gt;[.B9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46" calcext:value-type="float">
            <text:p>5346</text:p>
          </table:table-cell>
          <table:table-cell table:formula="of:=[.A977]+[.A976]+[.A975]" office:value-type="float" office:value="16026" calcext:value-type="float">
            <text:p>16026</text:p>
          </table:table-cell>
          <table:table-cell table:formula="of:=[.B977]&gt;[.B9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49" calcext:value-type="float">
            <text:p>5349</text:p>
          </table:table-cell>
          <table:table-cell table:formula="of:=[.A978]+[.A977]+[.A976]" office:value-type="float" office:value="16036" calcext:value-type="float">
            <text:p>16036</text:p>
          </table:table-cell>
          <table:table-cell table:formula="of:=[.B978]&gt;[.B9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50" calcext:value-type="float">
            <text:p>5350</text:p>
          </table:table-cell>
          <table:table-cell table:formula="of:=[.A979]+[.A978]+[.A977]" office:value-type="float" office:value="16045" calcext:value-type="float">
            <text:p>16045</text:p>
          </table:table-cell>
          <table:table-cell table:formula="of:=[.B979]&gt;[.B9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51" calcext:value-type="float">
            <text:p>5351</text:p>
          </table:table-cell>
          <table:table-cell table:formula="of:=[.A980]+[.A979]+[.A978]" office:value-type="float" office:value="16050" calcext:value-type="float">
            <text:p>16050</text:p>
          </table:table-cell>
          <table:table-cell table:formula="of:=[.B980]&gt;[.B9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58" calcext:value-type="float">
            <text:p>5358</text:p>
          </table:table-cell>
          <table:table-cell table:formula="of:=[.A981]+[.A980]+[.A979]" office:value-type="float" office:value="16059" calcext:value-type="float">
            <text:p>16059</text:p>
          </table:table-cell>
          <table:table-cell table:formula="of:=[.B981]&gt;[.B9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59" calcext:value-type="float">
            <text:p>5359</text:p>
          </table:table-cell>
          <table:table-cell table:formula="of:=[.A982]+[.A981]+[.A980]" office:value-type="float" office:value="16068" calcext:value-type="float">
            <text:p>16068</text:p>
          </table:table-cell>
          <table:table-cell table:formula="of:=[.B982]&gt;[.B9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60" calcext:value-type="float">
            <text:p>5360</text:p>
          </table:table-cell>
          <table:table-cell table:formula="of:=[.A983]+[.A982]+[.A981]" office:value-type="float" office:value="16077" calcext:value-type="float">
            <text:p>16077</text:p>
          </table:table-cell>
          <table:table-cell table:formula="of:=[.B983]&gt;[.B9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74" calcext:value-type="float">
            <text:p>5374</text:p>
          </table:table-cell>
          <table:table-cell table:formula="of:=[.A984]+[.A983]+[.A982]" office:value-type="float" office:value="16093" calcext:value-type="float">
            <text:p>16093</text:p>
          </table:table-cell>
          <table:table-cell table:formula="of:=[.B984]&gt;[.B9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76" calcext:value-type="float">
            <text:p>5376</text:p>
          </table:table-cell>
          <table:table-cell table:formula="of:=[.A985]+[.A984]+[.A983]" office:value-type="float" office:value="16110" calcext:value-type="float">
            <text:p>16110</text:p>
          </table:table-cell>
          <table:table-cell table:formula="of:=[.B985]&gt;[.B9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359" calcext:value-type="float">
            <text:p>5359</text:p>
          </table:table-cell>
          <table:table-cell table:formula="of:=[.A986]+[.A985]+[.A984]" office:value-type="float" office:value="16109" calcext:value-type="float">
            <text:p>16109</text:p>
          </table:table-cell>
          <table:table-cell table:formula="of:=[.B986]&gt;[.B9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360" calcext:value-type="float">
            <text:p>5360</text:p>
          </table:table-cell>
          <table:table-cell table:formula="of:=[.A987]+[.A986]+[.A985]" office:value-type="float" office:value="16095" calcext:value-type="float">
            <text:p>16095</text:p>
          </table:table-cell>
          <table:table-cell table:formula="of:=[.B987]&gt;[.B98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388" calcext:value-type="float">
            <text:p>5388</text:p>
          </table:table-cell>
          <table:table-cell table:formula="of:=[.A988]+[.A987]+[.A986]" office:value-type="float" office:value="16107" calcext:value-type="float">
            <text:p>16107</text:p>
          </table:table-cell>
          <table:table-cell table:formula="of:=[.B988]&gt;[.B9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01" calcext:value-type="float">
            <text:p>5401</text:p>
          </table:table-cell>
          <table:table-cell table:formula="of:=[.A989]+[.A988]+[.A987]" office:value-type="float" office:value="16149" calcext:value-type="float">
            <text:p>16149</text:p>
          </table:table-cell>
          <table:table-cell table:formula="of:=[.B989]&gt;[.B9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06" calcext:value-type="float">
            <text:p>5406</text:p>
          </table:table-cell>
          <table:table-cell table:formula="of:=[.A990]+[.A989]+[.A988]" office:value-type="float" office:value="16195" calcext:value-type="float">
            <text:p>16195</text:p>
          </table:table-cell>
          <table:table-cell table:formula="of:=[.B990]&gt;[.B9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10" calcext:value-type="float">
            <text:p>5410</text:p>
          </table:table-cell>
          <table:table-cell table:formula="of:=[.A991]+[.A990]+[.A989]" office:value-type="float" office:value="16217" calcext:value-type="float">
            <text:p>16217</text:p>
          </table:table-cell>
          <table:table-cell table:formula="of:=[.B991]&gt;[.B9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12" calcext:value-type="float">
            <text:p>5412</text:p>
          </table:table-cell>
          <table:table-cell table:formula="of:=[.A992]+[.A991]+[.A990]" office:value-type="float" office:value="16228" calcext:value-type="float">
            <text:p>16228</text:p>
          </table:table-cell>
          <table:table-cell table:formula="of:=[.B992]&gt;[.B9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13" calcext:value-type="float">
            <text:p>5413</text:p>
          </table:table-cell>
          <table:table-cell table:formula="of:=[.A993]+[.A992]+[.A991]" office:value-type="float" office:value="16235" calcext:value-type="float">
            <text:p>16235</text:p>
          </table:table-cell>
          <table:table-cell table:formula="of:=[.B993]&gt;[.B9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14" calcext:value-type="float">
            <text:p>5414</text:p>
          </table:table-cell>
          <table:table-cell table:formula="of:=[.A994]+[.A993]+[.A992]" office:value-type="float" office:value="16239" calcext:value-type="float">
            <text:p>16239</text:p>
          </table:table-cell>
          <table:table-cell table:formula="of:=[.B994]&gt;[.B9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15" calcext:value-type="float">
            <text:p>5415</text:p>
          </table:table-cell>
          <table:table-cell table:formula="of:=[.A995]+[.A994]+[.A993]" office:value-type="float" office:value="16242" calcext:value-type="float">
            <text:p>16242</text:p>
          </table:table-cell>
          <table:table-cell table:formula="of:=[.B995]&gt;[.B9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35" calcext:value-type="float">
            <text:p>5435</text:p>
          </table:table-cell>
          <table:table-cell table:formula="of:=[.A996]+[.A995]+[.A994]" office:value-type="float" office:value="16264" calcext:value-type="float">
            <text:p>16264</text:p>
          </table:table-cell>
          <table:table-cell table:formula="of:=[.B996]&gt;[.B9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36" calcext:value-type="float">
            <text:p>5436</text:p>
          </table:table-cell>
          <table:table-cell table:formula="of:=[.A997]+[.A996]+[.A995]" office:value-type="float" office:value="16286" calcext:value-type="float">
            <text:p>16286</text:p>
          </table:table-cell>
          <table:table-cell table:formula="of:=[.B997]&gt;[.B9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41" calcext:value-type="float">
            <text:p>5441</text:p>
          </table:table-cell>
          <table:table-cell table:formula="of:=[.A998]+[.A997]+[.A996]" office:value-type="float" office:value="16312" calcext:value-type="float">
            <text:p>16312</text:p>
          </table:table-cell>
          <table:table-cell table:formula="of:=[.B998]&gt;[.B9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43" calcext:value-type="float">
            <text:p>5443</text:p>
          </table:table-cell>
          <table:table-cell table:formula="of:=[.A999]+[.A998]+[.A997]" office:value-type="float" office:value="16320" calcext:value-type="float">
            <text:p>16320</text:p>
          </table:table-cell>
          <table:table-cell table:formula="of:=[.B999]&gt;[.B9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48" calcext:value-type="float">
            <text:p>5448</text:p>
          </table:table-cell>
          <table:table-cell table:formula="of:=[.A1000]+[.A999]+[.A998]" office:value-type="float" office:value="16332" calcext:value-type="float">
            <text:p>16332</text:p>
          </table:table-cell>
          <table:table-cell table:formula="of:=[.B1000]&gt;[.B9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46" calcext:value-type="float">
            <text:p>5446</text:p>
          </table:table-cell>
          <table:table-cell table:formula="of:=[.A1001]+[.A1000]+[.A999]" office:value-type="float" office:value="16337" calcext:value-type="float">
            <text:p>16337</text:p>
          </table:table-cell>
          <table:table-cell table:formula="of:=[.B1001]&gt;[.B10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48" calcext:value-type="float">
            <text:p>5448</text:p>
          </table:table-cell>
          <table:table-cell table:formula="of:=[.A1002]+[.A1001]+[.A1000]" office:value-type="float" office:value="16342" calcext:value-type="float">
            <text:p>16342</text:p>
          </table:table-cell>
          <table:table-cell table:formula="of:=[.B1002]&gt;[.B10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49" calcext:value-type="float">
            <text:p>5449</text:p>
          </table:table-cell>
          <table:table-cell table:formula="of:=[.A1003]+[.A1002]+[.A1001]" office:value-type="float" office:value="16343" calcext:value-type="float">
            <text:p>16343</text:p>
          </table:table-cell>
          <table:table-cell table:formula="of:=[.B1003]&gt;[.B10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64" calcext:value-type="float">
            <text:p>5464</text:p>
          </table:table-cell>
          <table:table-cell table:formula="of:=[.A1004]+[.A1003]+[.A1002]" office:value-type="float" office:value="16361" calcext:value-type="float">
            <text:p>16361</text:p>
          </table:table-cell>
          <table:table-cell table:formula="of:=[.B1004]&gt;[.B10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65" calcext:value-type="float">
            <text:p>5465</text:p>
          </table:table-cell>
          <table:table-cell table:formula="of:=[.A1005]+[.A1004]+[.A1003]" office:value-type="float" office:value="16378" calcext:value-type="float">
            <text:p>16378</text:p>
          </table:table-cell>
          <table:table-cell table:formula="of:=[.B1005]&gt;[.B10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66" calcext:value-type="float">
            <text:p>5466</text:p>
          </table:table-cell>
          <table:table-cell table:formula="of:=[.A1006]+[.A1005]+[.A1004]" office:value-type="float" office:value="16395" calcext:value-type="float">
            <text:p>16395</text:p>
          </table:table-cell>
          <table:table-cell table:formula="of:=[.B1006]&gt;[.B10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69" calcext:value-type="float">
            <text:p>5469</text:p>
          </table:table-cell>
          <table:table-cell table:formula="of:=[.A1007]+[.A1006]+[.A1005]" office:value-type="float" office:value="16400" calcext:value-type="float">
            <text:p>16400</text:p>
          </table:table-cell>
          <table:table-cell table:formula="of:=[.B1007]&gt;[.B10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70" calcext:value-type="float">
            <text:p>5470</text:p>
          </table:table-cell>
          <table:table-cell table:formula="of:=[.A1008]+[.A1007]+[.A1006]" office:value-type="float" office:value="16405" calcext:value-type="float">
            <text:p>16405</text:p>
          </table:table-cell>
          <table:table-cell table:formula="of:=[.B1008]&gt;[.B10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92" calcext:value-type="float">
            <text:p>5492</text:p>
          </table:table-cell>
          <table:table-cell table:formula="of:=[.A1009]+[.A1008]+[.A1007]" office:value-type="float" office:value="16431" calcext:value-type="float">
            <text:p>16431</text:p>
          </table:table-cell>
          <table:table-cell table:formula="of:=[.B1009]&gt;[.B10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93" calcext:value-type="float">
            <text:p>5493</text:p>
          </table:table-cell>
          <table:table-cell table:formula="of:=[.A1010]+[.A1009]+[.A1008]" office:value-type="float" office:value="16455" calcext:value-type="float">
            <text:p>16455</text:p>
          </table:table-cell>
          <table:table-cell table:formula="of:=[.B1010]&gt;[.B10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494" calcext:value-type="float">
            <text:p>5494</text:p>
          </table:table-cell>
          <table:table-cell table:formula="of:=[.A1011]+[.A1010]+[.A1009]" office:value-type="float" office:value="16479" calcext:value-type="float">
            <text:p>16479</text:p>
          </table:table-cell>
          <table:table-cell table:formula="of:=[.B1011]&gt;[.B10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09" calcext:value-type="float">
            <text:p>5509</text:p>
          </table:table-cell>
          <table:table-cell table:formula="of:=[.A1012]+[.A1011]+[.A1010]" office:value-type="float" office:value="16496" calcext:value-type="float">
            <text:p>16496</text:p>
          </table:table-cell>
          <table:table-cell table:formula="of:=[.B1012]&gt;[.B10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20" calcext:value-type="float">
            <text:p>5520</text:p>
          </table:table-cell>
          <table:table-cell table:formula="of:=[.A1013]+[.A1012]+[.A1011]" office:value-type="float" office:value="16523" calcext:value-type="float">
            <text:p>16523</text:p>
          </table:table-cell>
          <table:table-cell table:formula="of:=[.B1013]&gt;[.B10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28" calcext:value-type="float">
            <text:p>5528</text:p>
          </table:table-cell>
          <table:table-cell table:formula="of:=[.A1014]+[.A1013]+[.A1012]" office:value-type="float" office:value="16557" calcext:value-type="float">
            <text:p>16557</text:p>
          </table:table-cell>
          <table:table-cell table:formula="of:=[.B1014]&gt;[.B10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30" calcext:value-type="float">
            <text:p>5530</text:p>
          </table:table-cell>
          <table:table-cell table:formula="of:=[.A1015]+[.A1014]+[.A1013]" office:value-type="float" office:value="16578" calcext:value-type="float">
            <text:p>16578</text:p>
          </table:table-cell>
          <table:table-cell table:formula="of:=[.B1015]&gt;[.B10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37" calcext:value-type="float">
            <text:p>5537</text:p>
          </table:table-cell>
          <table:table-cell table:formula="of:=[.A1016]+[.A1015]+[.A1014]" office:value-type="float" office:value="16595" calcext:value-type="float">
            <text:p>16595</text:p>
          </table:table-cell>
          <table:table-cell table:formula="of:=[.B1016]&gt;[.B10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41" calcext:value-type="float">
            <text:p>5541</text:p>
          </table:table-cell>
          <table:table-cell table:formula="of:=[.A1017]+[.A1016]+[.A1015]" office:value-type="float" office:value="16608" calcext:value-type="float">
            <text:p>16608</text:p>
          </table:table-cell>
          <table:table-cell table:formula="of:=[.B1017]&gt;[.B10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42" calcext:value-type="float">
            <text:p>5542</text:p>
          </table:table-cell>
          <table:table-cell table:formula="of:=[.A1018]+[.A1017]+[.A1016]" office:value-type="float" office:value="16620" calcext:value-type="float">
            <text:p>16620</text:p>
          </table:table-cell>
          <table:table-cell table:formula="of:=[.B1018]&gt;[.B10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59" calcext:value-type="float">
            <text:p>5559</text:p>
          </table:table-cell>
          <table:table-cell table:formula="of:=[.A1019]+[.A1018]+[.A1017]" office:value-type="float" office:value="16642" calcext:value-type="float">
            <text:p>16642</text:p>
          </table:table-cell>
          <table:table-cell table:formula="of:=[.B1019]&gt;[.B10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62" calcext:value-type="float">
            <text:p>5562</text:p>
          </table:table-cell>
          <table:table-cell table:formula="of:=[.A1020]+[.A1019]+[.A1018]" office:value-type="float" office:value="16663" calcext:value-type="float">
            <text:p>16663</text:p>
          </table:table-cell>
          <table:table-cell table:formula="of:=[.B1020]&gt;[.B10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63" calcext:value-type="float">
            <text:p>5563</text:p>
          </table:table-cell>
          <table:table-cell table:formula="of:=[.A1021]+[.A1020]+[.A1019]" office:value-type="float" office:value="16684" calcext:value-type="float">
            <text:p>16684</text:p>
          </table:table-cell>
          <table:table-cell table:formula="of:=[.B1021]&gt;[.B10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88" calcext:value-type="float">
            <text:p>5588</text:p>
          </table:table-cell>
          <table:table-cell table:formula="of:=[.A1022]+[.A1021]+[.A1020]" office:value-type="float" office:value="16713" calcext:value-type="float">
            <text:p>16713</text:p>
          </table:table-cell>
          <table:table-cell table:formula="of:=[.B1022]&gt;[.B10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95" calcext:value-type="float">
            <text:p>5595</text:p>
          </table:table-cell>
          <table:table-cell table:formula="of:=[.A1023]+[.A1022]+[.A1021]" office:value-type="float" office:value="16746" calcext:value-type="float">
            <text:p>16746</text:p>
          </table:table-cell>
          <table:table-cell table:formula="of:=[.B1023]&gt;[.B10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596" calcext:value-type="float">
            <text:p>5596</text:p>
          </table:table-cell>
          <table:table-cell table:formula="of:=[.A1024]+[.A1023]+[.A1022]" office:value-type="float" office:value="16779" calcext:value-type="float">
            <text:p>16779</text:p>
          </table:table-cell>
          <table:table-cell table:formula="of:=[.B1024]&gt;[.B10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01" calcext:value-type="float">
            <text:p>5601</text:p>
          </table:table-cell>
          <table:table-cell table:formula="of:=[.A1025]+[.A1024]+[.A1023]" office:value-type="float" office:value="16792" calcext:value-type="float">
            <text:p>16792</text:p>
          </table:table-cell>
          <table:table-cell table:formula="of:=[.B1025]&gt;[.B10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18" calcext:value-type="float">
            <text:p>5618</text:p>
          </table:table-cell>
          <table:table-cell table:formula="of:=[.A1026]+[.A1025]+[.A1024]" office:value-type="float" office:value="16815" calcext:value-type="float">
            <text:p>16815</text:p>
          </table:table-cell>
          <table:table-cell table:formula="of:=[.B1026]&gt;[.B10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26" calcext:value-type="float">
            <text:p>5626</text:p>
          </table:table-cell>
          <table:table-cell table:formula="of:=[.A1027]+[.A1026]+[.A1025]" office:value-type="float" office:value="16845" calcext:value-type="float">
            <text:p>16845</text:p>
          </table:table-cell>
          <table:table-cell table:formula="of:=[.B1027]&gt;[.B10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27" calcext:value-type="float">
            <text:p>5627</text:p>
          </table:table-cell>
          <table:table-cell table:formula="of:=[.A1028]+[.A1027]+[.A1026]" office:value-type="float" office:value="16871" calcext:value-type="float">
            <text:p>16871</text:p>
          </table:table-cell>
          <table:table-cell table:formula="of:=[.B1028]&gt;[.B10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41" calcext:value-type="float">
            <text:p>5641</text:p>
          </table:table-cell>
          <table:table-cell table:formula="of:=[.A1029]+[.A1028]+[.A1027]" office:value-type="float" office:value="16894" calcext:value-type="float">
            <text:p>16894</text:p>
          </table:table-cell>
          <table:table-cell table:formula="of:=[.B1029]&gt;[.B10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67" calcext:value-type="float">
            <text:p>5667</text:p>
          </table:table-cell>
          <table:table-cell table:formula="of:=[.A1030]+[.A1029]+[.A1028]" office:value-type="float" office:value="16935" calcext:value-type="float">
            <text:p>16935</text:p>
          </table:table-cell>
          <table:table-cell table:formula="of:=[.B1030]&gt;[.B10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79" calcext:value-type="float">
            <text:p>5679</text:p>
          </table:table-cell>
          <table:table-cell table:formula="of:=[.A1031]+[.A1030]+[.A1029]" office:value-type="float" office:value="16987" calcext:value-type="float">
            <text:p>16987</text:p>
          </table:table-cell>
          <table:table-cell table:formula="of:=[.B1031]&gt;[.B10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85" calcext:value-type="float">
            <text:p>5685</text:p>
          </table:table-cell>
          <table:table-cell table:formula="of:=[.A1032]+[.A1031]+[.A1030]" office:value-type="float" office:value="17031" calcext:value-type="float">
            <text:p>17031</text:p>
          </table:table-cell>
          <table:table-cell table:formula="of:=[.B1032]&gt;[.B10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93" calcext:value-type="float">
            <text:p>5693</text:p>
          </table:table-cell>
          <table:table-cell table:formula="of:=[.A1033]+[.A1032]+[.A1031]" office:value-type="float" office:value="17057" calcext:value-type="float">
            <text:p>17057</text:p>
          </table:table-cell>
          <table:table-cell table:formula="of:=[.B1033]&gt;[.B10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695" calcext:value-type="float">
            <text:p>5695</text:p>
          </table:table-cell>
          <table:table-cell table:formula="of:=[.A1034]+[.A1033]+[.A1032]" office:value-type="float" office:value="17073" calcext:value-type="float">
            <text:p>17073</text:p>
          </table:table-cell>
          <table:table-cell table:formula="of:=[.B1034]&gt;[.B10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17" calcext:value-type="float">
            <text:p>5717</text:p>
          </table:table-cell>
          <table:table-cell table:formula="of:=[.A1035]+[.A1034]+[.A1033]" office:value-type="float" office:value="17105" calcext:value-type="float">
            <text:p>17105</text:p>
          </table:table-cell>
          <table:table-cell table:formula="of:=[.B1035]&gt;[.B10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33" calcext:value-type="float">
            <text:p>5733</text:p>
          </table:table-cell>
          <table:table-cell table:formula="of:=[.A1036]+[.A1035]+[.A1034]" office:value-type="float" office:value="17145" calcext:value-type="float">
            <text:p>17145</text:p>
          </table:table-cell>
          <table:table-cell table:formula="of:=[.B1036]&gt;[.B10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34" calcext:value-type="float">
            <text:p>5734</text:p>
          </table:table-cell>
          <table:table-cell table:formula="of:=[.A1037]+[.A1036]+[.A1035]" office:value-type="float" office:value="17184" calcext:value-type="float">
            <text:p>17184</text:p>
          </table:table-cell>
          <table:table-cell table:formula="of:=[.B1037]&gt;[.B10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54" calcext:value-type="float">
            <text:p>5754</text:p>
          </table:table-cell>
          <table:table-cell table:formula="of:=[.A1038]+[.A1037]+[.A1036]" office:value-type="float" office:value="17221" calcext:value-type="float">
            <text:p>17221</text:p>
          </table:table-cell>
          <table:table-cell table:formula="of:=[.B1038]&gt;[.B10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55" calcext:value-type="float">
            <text:p>5755</text:p>
          </table:table-cell>
          <table:table-cell table:formula="of:=[.A1039]+[.A1038]+[.A1037]" office:value-type="float" office:value="17243" calcext:value-type="float">
            <text:p>17243</text:p>
          </table:table-cell>
          <table:table-cell table:formula="of:=[.B1039]&gt;[.B10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57" calcext:value-type="float">
            <text:p>5757</text:p>
          </table:table-cell>
          <table:table-cell table:formula="of:=[.A1040]+[.A1039]+[.A1038]" office:value-type="float" office:value="17266" calcext:value-type="float">
            <text:p>17266</text:p>
          </table:table-cell>
          <table:table-cell table:formula="of:=[.B1040]&gt;[.B10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58" calcext:value-type="float">
            <text:p>5758</text:p>
          </table:table-cell>
          <table:table-cell table:formula="of:=[.A1041]+[.A1040]+[.A1039]" office:value-type="float" office:value="17270" calcext:value-type="float">
            <text:p>17270</text:p>
          </table:table-cell>
          <table:table-cell table:formula="of:=[.B1041]&gt;[.B10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59" calcext:value-type="float">
            <text:p>5759</text:p>
          </table:table-cell>
          <table:table-cell table:formula="of:=[.A1042]+[.A1041]+[.A1040]" office:value-type="float" office:value="17274" calcext:value-type="float">
            <text:p>17274</text:p>
          </table:table-cell>
          <table:table-cell table:formula="of:=[.B1042]&gt;[.B10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60" calcext:value-type="float">
            <text:p>5760</text:p>
          </table:table-cell>
          <table:table-cell table:formula="of:=[.A1043]+[.A1042]+[.A1041]" office:value-type="float" office:value="17277" calcext:value-type="float">
            <text:p>17277</text:p>
          </table:table-cell>
          <table:table-cell table:formula="of:=[.B1043]&gt;[.B10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61" calcext:value-type="float">
            <text:p>5761</text:p>
          </table:table-cell>
          <table:table-cell table:formula="of:=[.A1044]+[.A1043]+[.A1042]" office:value-type="float" office:value="17280" calcext:value-type="float">
            <text:p>17280</text:p>
          </table:table-cell>
          <table:table-cell table:formula="of:=[.B1044]&gt;[.B10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71" calcext:value-type="float">
            <text:p>5771</text:p>
          </table:table-cell>
          <table:table-cell table:formula="of:=[.A1045]+[.A1044]+[.A1043]" office:value-type="float" office:value="17292" calcext:value-type="float">
            <text:p>17292</text:p>
          </table:table-cell>
          <table:table-cell table:formula="of:=[.B1045]&gt;[.B10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74" calcext:value-type="float">
            <text:p>5774</text:p>
          </table:table-cell>
          <table:table-cell table:formula="of:=[.A1046]+[.A1045]+[.A1044]" office:value-type="float" office:value="17306" calcext:value-type="float">
            <text:p>17306</text:p>
          </table:table-cell>
          <table:table-cell table:formula="of:=[.B1046]&gt;[.B10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80" calcext:value-type="float">
            <text:p>5780</text:p>
          </table:table-cell>
          <table:table-cell table:formula="of:=[.A1047]+[.A1046]+[.A1045]" office:value-type="float" office:value="17325" calcext:value-type="float">
            <text:p>17325</text:p>
          </table:table-cell>
          <table:table-cell table:formula="of:=[.B1047]&gt;[.B10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84" calcext:value-type="float">
            <text:p>5784</text:p>
          </table:table-cell>
          <table:table-cell table:formula="of:=[.A1048]+[.A1047]+[.A1046]" office:value-type="float" office:value="17338" calcext:value-type="float">
            <text:p>17338</text:p>
          </table:table-cell>
          <table:table-cell table:formula="of:=[.B1048]&gt;[.B10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85" calcext:value-type="float">
            <text:p>5785</text:p>
          </table:table-cell>
          <table:table-cell table:formula="of:=[.A1049]+[.A1048]+[.A1047]" office:value-type="float" office:value="17349" calcext:value-type="float">
            <text:p>17349</text:p>
          </table:table-cell>
          <table:table-cell table:formula="of:=[.B1049]&gt;[.B10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87" calcext:value-type="float">
            <text:p>5787</text:p>
          </table:table-cell>
          <table:table-cell table:formula="of:=[.A1050]+[.A1049]+[.A1048]" office:value-type="float" office:value="17356" calcext:value-type="float">
            <text:p>17356</text:p>
          </table:table-cell>
          <table:table-cell table:formula="of:=[.B1050]&gt;[.B10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88" calcext:value-type="float">
            <text:p>5788</text:p>
          </table:table-cell>
          <table:table-cell table:formula="of:=[.A1051]+[.A1050]+[.A1049]" office:value-type="float" office:value="17360" calcext:value-type="float">
            <text:p>17360</text:p>
          </table:table-cell>
          <table:table-cell table:formula="of:=[.B1051]&gt;[.B10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790" calcext:value-type="float">
            <text:p>5790</text:p>
          </table:table-cell>
          <table:table-cell table:formula="of:=[.A1052]+[.A1051]+[.A1050]" office:value-type="float" office:value="17365" calcext:value-type="float">
            <text:p>17365</text:p>
          </table:table-cell>
          <table:table-cell table:formula="of:=[.B1052]&gt;[.B10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00" calcext:value-type="float">
            <text:p>5800</text:p>
          </table:table-cell>
          <table:table-cell table:formula="of:=[.A1053]+[.A1052]+[.A1051]" office:value-type="float" office:value="17378" calcext:value-type="float">
            <text:p>17378</text:p>
          </table:table-cell>
          <table:table-cell table:formula="of:=[.B1053]&gt;[.B10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11" calcext:value-type="float">
            <text:p>5811</text:p>
          </table:table-cell>
          <table:table-cell table:formula="of:=[.A1054]+[.A1053]+[.A1052]" office:value-type="float" office:value="17401" calcext:value-type="float">
            <text:p>17401</text:p>
          </table:table-cell>
          <table:table-cell table:formula="of:=[.B1054]&gt;[.B10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14" calcext:value-type="float">
            <text:p>5814</text:p>
          </table:table-cell>
          <table:table-cell table:formula="of:=[.A1055]+[.A1054]+[.A1053]" office:value-type="float" office:value="17425" calcext:value-type="float">
            <text:p>17425</text:p>
          </table:table-cell>
          <table:table-cell table:formula="of:=[.B1055]&gt;[.B10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10" calcext:value-type="float">
            <text:p>5810</text:p>
          </table:table-cell>
          <table:table-cell table:formula="of:=[.A1056]+[.A1055]+[.A1054]" office:value-type="float" office:value="17435" calcext:value-type="float">
            <text:p>17435</text:p>
          </table:table-cell>
          <table:table-cell table:formula="of:=[.B1056]&gt;[.B10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11" calcext:value-type="float">
            <text:p>5811</text:p>
          </table:table-cell>
          <table:table-cell table:formula="of:=[.A1057]+[.A1056]+[.A1055]" office:value-type="float" office:value="17435" calcext:value-type="float">
            <text:p>17435</text:p>
          </table:table-cell>
          <table:table-cell table:formula="of:=[.B1057]&gt;[.B105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794" calcext:value-type="float">
            <text:p>5794</text:p>
          </table:table-cell>
          <table:table-cell table:formula="of:=[.A1058]+[.A1057]+[.A1056]" office:value-type="float" office:value="17415" calcext:value-type="float">
            <text:p>17415</text:p>
          </table:table-cell>
          <table:table-cell table:formula="of:=[.B1058]&gt;[.B105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792" calcext:value-type="float">
            <text:p>5792</text:p>
          </table:table-cell>
          <table:table-cell table:formula="of:=[.A1059]+[.A1058]+[.A1057]" office:value-type="float" office:value="17397" calcext:value-type="float">
            <text:p>17397</text:p>
          </table:table-cell>
          <table:table-cell table:formula="of:=[.B1059]&gt;[.B105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03" calcext:value-type="float">
            <text:p>5803</text:p>
          </table:table-cell>
          <table:table-cell table:formula="of:=[.A1060]+[.A1059]+[.A1058]" office:value-type="float" office:value="17389" calcext:value-type="float">
            <text:p>17389</text:p>
          </table:table-cell>
          <table:table-cell table:formula="of:=[.B1060]&gt;[.B105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804" calcext:value-type="float">
            <text:p>5804</text:p>
          </table:table-cell>
          <table:table-cell table:formula="of:=[.A1061]+[.A1060]+[.A1059]" office:value-type="float" office:value="17399" calcext:value-type="float">
            <text:p>17399</text:p>
          </table:table-cell>
          <table:table-cell table:formula="of:=[.B1061]&gt;[.B10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12" calcext:value-type="float">
            <text:p>5812</text:p>
          </table:table-cell>
          <table:table-cell table:formula="of:=[.A1062]+[.A1061]+[.A1060]" office:value-type="float" office:value="17419" calcext:value-type="float">
            <text:p>17419</text:p>
          </table:table-cell>
          <table:table-cell table:formula="of:=[.B1062]&gt;[.B10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14" calcext:value-type="float">
            <text:p>5814</text:p>
          </table:table-cell>
          <table:table-cell table:formula="of:=[.A1063]+[.A1062]+[.A1061]" office:value-type="float" office:value="17430" calcext:value-type="float">
            <text:p>17430</text:p>
          </table:table-cell>
          <table:table-cell table:formula="of:=[.B1063]&gt;[.B10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15" calcext:value-type="float">
            <text:p>5815</text:p>
          </table:table-cell>
          <table:table-cell table:formula="of:=[.A1064]+[.A1063]+[.A1062]" office:value-type="float" office:value="17441" calcext:value-type="float">
            <text:p>17441</text:p>
          </table:table-cell>
          <table:table-cell table:formula="of:=[.B1064]&gt;[.B10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36" calcext:value-type="float">
            <text:p>5836</text:p>
          </table:table-cell>
          <table:table-cell table:formula="of:=[.A1065]+[.A1064]+[.A1063]" office:value-type="float" office:value="17465" calcext:value-type="float">
            <text:p>17465</text:p>
          </table:table-cell>
          <table:table-cell table:formula="of:=[.B1065]&gt;[.B10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52" calcext:value-type="float">
            <text:p>5852</text:p>
          </table:table-cell>
          <table:table-cell table:formula="of:=[.A1066]+[.A1065]+[.A1064]" office:value-type="float" office:value="17503" calcext:value-type="float">
            <text:p>17503</text:p>
          </table:table-cell>
          <table:table-cell table:formula="of:=[.B1066]&gt;[.B10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53" calcext:value-type="float">
            <text:p>5853</text:p>
          </table:table-cell>
          <table:table-cell table:formula="of:=[.A1067]+[.A1066]+[.A1065]" office:value-type="float" office:value="17541" calcext:value-type="float">
            <text:p>17541</text:p>
          </table:table-cell>
          <table:table-cell table:formula="of:=[.B1067]&gt;[.B10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55" calcext:value-type="float">
            <text:p>5855</text:p>
          </table:table-cell>
          <table:table-cell table:formula="of:=[.A1068]+[.A1067]+[.A1066]" office:value-type="float" office:value="17560" calcext:value-type="float">
            <text:p>17560</text:p>
          </table:table-cell>
          <table:table-cell table:formula="of:=[.B1068]&gt;[.B10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78" calcext:value-type="float">
            <text:p>5878</text:p>
          </table:table-cell>
          <table:table-cell table:formula="of:=[.A1069]+[.A1068]+[.A1067]" office:value-type="float" office:value="17586" calcext:value-type="float">
            <text:p>17586</text:p>
          </table:table-cell>
          <table:table-cell table:formula="of:=[.B1069]&gt;[.B10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79" calcext:value-type="float">
            <text:p>5879</text:p>
          </table:table-cell>
          <table:table-cell table:formula="of:=[.A1070]+[.A1069]+[.A1068]" office:value-type="float" office:value="17612" calcext:value-type="float">
            <text:p>17612</text:p>
          </table:table-cell>
          <table:table-cell table:formula="of:=[.B1070]&gt;[.B10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80" calcext:value-type="float">
            <text:p>5880</text:p>
          </table:table-cell>
          <table:table-cell table:formula="of:=[.A1071]+[.A1070]+[.A1069]" office:value-type="float" office:value="17637" calcext:value-type="float">
            <text:p>17637</text:p>
          </table:table-cell>
          <table:table-cell table:formula="of:=[.B1071]&gt;[.B10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83" calcext:value-type="float">
            <text:p>5883</text:p>
          </table:table-cell>
          <table:table-cell table:formula="of:=[.A1072]+[.A1071]+[.A1070]" office:value-type="float" office:value="17642" calcext:value-type="float">
            <text:p>17642</text:p>
          </table:table-cell>
          <table:table-cell table:formula="of:=[.B1072]&gt;[.B10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89" calcext:value-type="float">
            <text:p>5889</text:p>
          </table:table-cell>
          <table:table-cell table:formula="of:=[.A1073]+[.A1072]+[.A1071]" office:value-type="float" office:value="17652" calcext:value-type="float">
            <text:p>17652</text:p>
          </table:table-cell>
          <table:table-cell table:formula="of:=[.B1073]&gt;[.B10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897" calcext:value-type="float">
            <text:p>5897</text:p>
          </table:table-cell>
          <table:table-cell table:formula="of:=[.A1074]+[.A1073]+[.A1072]" office:value-type="float" office:value="17669" calcext:value-type="float">
            <text:p>17669</text:p>
          </table:table-cell>
          <table:table-cell table:formula="of:=[.B1074]&gt;[.B10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11" calcext:value-type="float">
            <text:p>5911</text:p>
          </table:table-cell>
          <table:table-cell table:formula="of:=[.A1075]+[.A1074]+[.A1073]" office:value-type="float" office:value="17697" calcext:value-type="float">
            <text:p>17697</text:p>
          </table:table-cell>
          <table:table-cell table:formula="of:=[.B1075]&gt;[.B10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32" calcext:value-type="float">
            <text:p>5932</text:p>
          </table:table-cell>
          <table:table-cell table:formula="of:=[.A1076]+[.A1075]+[.A1074]" office:value-type="float" office:value="17740" calcext:value-type="float">
            <text:p>17740</text:p>
          </table:table-cell>
          <table:table-cell table:formula="of:=[.B1076]&gt;[.B10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34" calcext:value-type="float">
            <text:p>5934</text:p>
          </table:table-cell>
          <table:table-cell table:formula="of:=[.A1077]+[.A1076]+[.A1075]" office:value-type="float" office:value="17777" calcext:value-type="float">
            <text:p>17777</text:p>
          </table:table-cell>
          <table:table-cell table:formula="of:=[.B1077]&gt;[.B10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35" calcext:value-type="float">
            <text:p>5935</text:p>
          </table:table-cell>
          <table:table-cell table:formula="of:=[.A1078]+[.A1077]+[.A1076]" office:value-type="float" office:value="17801" calcext:value-type="float">
            <text:p>17801</text:p>
          </table:table-cell>
          <table:table-cell table:formula="of:=[.B1078]&gt;[.B10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36" calcext:value-type="float">
            <text:p>5936</text:p>
          </table:table-cell>
          <table:table-cell table:formula="of:=[.A1079]+[.A1078]+[.A1077]" office:value-type="float" office:value="17805" calcext:value-type="float">
            <text:p>17805</text:p>
          </table:table-cell>
          <table:table-cell table:formula="of:=[.B1079]&gt;[.B10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38" calcext:value-type="float">
            <text:p>5938</text:p>
          </table:table-cell>
          <table:table-cell table:formula="of:=[.A1080]+[.A1079]+[.A1078]" office:value-type="float" office:value="17809" calcext:value-type="float">
            <text:p>17809</text:p>
          </table:table-cell>
          <table:table-cell table:formula="of:=[.B1080]&gt;[.B10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39" calcext:value-type="float">
            <text:p>5939</text:p>
          </table:table-cell>
          <table:table-cell table:formula="of:=[.A1081]+[.A1080]+[.A1079]" office:value-type="float" office:value="17813" calcext:value-type="float">
            <text:p>17813</text:p>
          </table:table-cell>
          <table:table-cell table:formula="of:=[.B1081]&gt;[.B10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41" calcext:value-type="float">
            <text:p>5941</text:p>
          </table:table-cell>
          <table:table-cell table:formula="of:=[.A1082]+[.A1081]+[.A1080]" office:value-type="float" office:value="17818" calcext:value-type="float">
            <text:p>17818</text:p>
          </table:table-cell>
          <table:table-cell table:formula="of:=[.B1082]&gt;[.B10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51" calcext:value-type="float">
            <text:p>5951</text:p>
          </table:table-cell>
          <table:table-cell table:formula="of:=[.A1083]+[.A1082]+[.A1081]" office:value-type="float" office:value="17831" calcext:value-type="float">
            <text:p>17831</text:p>
          </table:table-cell>
          <table:table-cell table:formula="of:=[.B1083]&gt;[.B10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55" calcext:value-type="float">
            <text:p>5955</text:p>
          </table:table-cell>
          <table:table-cell table:formula="of:=[.A1084]+[.A1083]+[.A1082]" office:value-type="float" office:value="17847" calcext:value-type="float">
            <text:p>17847</text:p>
          </table:table-cell>
          <table:table-cell table:formula="of:=[.B1084]&gt;[.B10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50" calcext:value-type="float">
            <text:p>5950</text:p>
          </table:table-cell>
          <table:table-cell table:formula="of:=[.A1085]+[.A1084]+[.A1083]" office:value-type="float" office:value="17856" calcext:value-type="float">
            <text:p>17856</text:p>
          </table:table-cell>
          <table:table-cell table:formula="of:=[.B1085]&gt;[.B10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51" calcext:value-type="float">
            <text:p>5951</text:p>
          </table:table-cell>
          <table:table-cell table:formula="of:=[.A1086]+[.A1085]+[.A1084]" office:value-type="float" office:value="17856" calcext:value-type="float">
            <text:p>17856</text:p>
          </table:table-cell>
          <table:table-cell table:formula="of:=[.B1086]&gt;[.B10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954" calcext:value-type="float">
            <text:p>5954</text:p>
          </table:table-cell>
          <table:table-cell table:formula="of:=[.A1087]+[.A1086]+[.A1085]" office:value-type="float" office:value="17855" calcext:value-type="float">
            <text:p>17855</text:p>
          </table:table-cell>
          <table:table-cell table:formula="of:=[.B1087]&gt;[.B108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5970" calcext:value-type="float">
            <text:p>5970</text:p>
          </table:table-cell>
          <table:table-cell table:formula="of:=[.A1088]+[.A1087]+[.A1086]" office:value-type="float" office:value="17875" calcext:value-type="float">
            <text:p>17875</text:p>
          </table:table-cell>
          <table:table-cell table:formula="of:=[.B1088]&gt;[.B10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71" calcext:value-type="float">
            <text:p>5971</text:p>
          </table:table-cell>
          <table:table-cell table:formula="of:=[.A1089]+[.A1088]+[.A1087]" office:value-type="float" office:value="17895" calcext:value-type="float">
            <text:p>17895</text:p>
          </table:table-cell>
          <table:table-cell table:formula="of:=[.B1089]&gt;[.B10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74" calcext:value-type="float">
            <text:p>5974</text:p>
          </table:table-cell>
          <table:table-cell table:formula="of:=[.A1090]+[.A1089]+[.A1088]" office:value-type="float" office:value="17915" calcext:value-type="float">
            <text:p>17915</text:p>
          </table:table-cell>
          <table:table-cell table:formula="of:=[.B1090]&gt;[.B10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77" calcext:value-type="float">
            <text:p>5977</text:p>
          </table:table-cell>
          <table:table-cell table:formula="of:=[.A1091]+[.A1090]+[.A1089]" office:value-type="float" office:value="17922" calcext:value-type="float">
            <text:p>17922</text:p>
          </table:table-cell>
          <table:table-cell table:formula="of:=[.B1091]&gt;[.B10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78" calcext:value-type="float">
            <text:p>5978</text:p>
          </table:table-cell>
          <table:table-cell table:formula="of:=[.A1092]+[.A1091]+[.A1090]" office:value-type="float" office:value="17929" calcext:value-type="float">
            <text:p>17929</text:p>
          </table:table-cell>
          <table:table-cell table:formula="of:=[.B1092]&gt;[.B10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85" calcext:value-type="float">
            <text:p>5985</text:p>
          </table:table-cell>
          <table:table-cell table:formula="of:=[.A1093]+[.A1092]+[.A1091]" office:value-type="float" office:value="17940" calcext:value-type="float">
            <text:p>17940</text:p>
          </table:table-cell>
          <table:table-cell table:formula="of:=[.B1093]&gt;[.B10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5986" calcext:value-type="float">
            <text:p>5986</text:p>
          </table:table-cell>
          <table:table-cell table:formula="of:=[.A1094]+[.A1093]+[.A1092]" office:value-type="float" office:value="17949" calcext:value-type="float">
            <text:p>17949</text:p>
          </table:table-cell>
          <table:table-cell table:formula="of:=[.B1094]&gt;[.B10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13" calcext:value-type="float">
            <text:p>6013</text:p>
          </table:table-cell>
          <table:table-cell table:formula="of:=[.A1095]+[.A1094]+[.A1093]" office:value-type="float" office:value="17984" calcext:value-type="float">
            <text:p>17984</text:p>
          </table:table-cell>
          <table:table-cell table:formula="of:=[.B1095]&gt;[.B10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24" calcext:value-type="float">
            <text:p>6024</text:p>
          </table:table-cell>
          <table:table-cell table:formula="of:=[.A1096]+[.A1095]+[.A1094]" office:value-type="float" office:value="18023" calcext:value-type="float">
            <text:p>18023</text:p>
          </table:table-cell>
          <table:table-cell table:formula="of:=[.B1096]&gt;[.B10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31" calcext:value-type="float">
            <text:p>6031</text:p>
          </table:table-cell>
          <table:table-cell table:formula="of:=[.A1097]+[.A1096]+[.A1095]" office:value-type="float" office:value="18068" calcext:value-type="float">
            <text:p>18068</text:p>
          </table:table-cell>
          <table:table-cell table:formula="of:=[.B1097]&gt;[.B10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37" calcext:value-type="float">
            <text:p>6037</text:p>
          </table:table-cell>
          <table:table-cell table:formula="of:=[.A1098]+[.A1097]+[.A1096]" office:value-type="float" office:value="18092" calcext:value-type="float">
            <text:p>18092</text:p>
          </table:table-cell>
          <table:table-cell table:formula="of:=[.B1098]&gt;[.B10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43" calcext:value-type="float">
            <text:p>6043</text:p>
          </table:table-cell>
          <table:table-cell table:formula="of:=[.A1099]+[.A1098]+[.A1097]" office:value-type="float" office:value="18111" calcext:value-type="float">
            <text:p>18111</text:p>
          </table:table-cell>
          <table:table-cell table:formula="of:=[.B1099]&gt;[.B10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52" calcext:value-type="float">
            <text:p>6052</text:p>
          </table:table-cell>
          <table:table-cell table:formula="of:=[.A1100]+[.A1099]+[.A1098]" office:value-type="float" office:value="18132" calcext:value-type="float">
            <text:p>18132</text:p>
          </table:table-cell>
          <table:table-cell table:formula="of:=[.B1100]&gt;[.B10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51" calcext:value-type="float">
            <text:p>6051</text:p>
          </table:table-cell>
          <table:table-cell table:formula="of:=[.A1101]+[.A1100]+[.A1099]" office:value-type="float" office:value="18146" calcext:value-type="float">
            <text:p>18146</text:p>
          </table:table-cell>
          <table:table-cell table:formula="of:=[.B1101]&gt;[.B11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53" calcext:value-type="float">
            <text:p>6053</text:p>
          </table:table-cell>
          <table:table-cell table:formula="of:=[.A1102]+[.A1101]+[.A1100]" office:value-type="float" office:value="18156" calcext:value-type="float">
            <text:p>18156</text:p>
          </table:table-cell>
          <table:table-cell table:formula="of:=[.B1102]&gt;[.B11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76" calcext:value-type="float">
            <text:p>6076</text:p>
          </table:table-cell>
          <table:table-cell table:formula="of:=[.A1103]+[.A1102]+[.A1101]" office:value-type="float" office:value="18180" calcext:value-type="float">
            <text:p>18180</text:p>
          </table:table-cell>
          <table:table-cell table:formula="of:=[.B1103]&gt;[.B11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096" calcext:value-type="float">
            <text:p>6096</text:p>
          </table:table-cell>
          <table:table-cell table:formula="of:=[.A1104]+[.A1103]+[.A1102]" office:value-type="float" office:value="18225" calcext:value-type="float">
            <text:p>18225</text:p>
          </table:table-cell>
          <table:table-cell table:formula="of:=[.B1104]&gt;[.B11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01" calcext:value-type="float">
            <text:p>6101</text:p>
          </table:table-cell>
          <table:table-cell table:formula="of:=[.A1105]+[.A1104]+[.A1103]" office:value-type="float" office:value="18273" calcext:value-type="float">
            <text:p>18273</text:p>
          </table:table-cell>
          <table:table-cell table:formula="of:=[.B1105]&gt;[.B11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06" calcext:value-type="float">
            <text:p>6106</text:p>
          </table:table-cell>
          <table:table-cell table:formula="of:=[.A1106]+[.A1105]+[.A1104]" office:value-type="float" office:value="18303" calcext:value-type="float">
            <text:p>18303</text:p>
          </table:table-cell>
          <table:table-cell table:formula="of:=[.B1106]&gt;[.B11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08" calcext:value-type="float">
            <text:p>6108</text:p>
          </table:table-cell>
          <table:table-cell table:formula="of:=[.A1107]+[.A1106]+[.A1105]" office:value-type="float" office:value="18315" calcext:value-type="float">
            <text:p>18315</text:p>
          </table:table-cell>
          <table:table-cell table:formula="of:=[.B1107]&gt;[.B11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15" calcext:value-type="float">
            <text:p>6115</text:p>
          </table:table-cell>
          <table:table-cell table:formula="of:=[.A1108]+[.A1107]+[.A1106]" office:value-type="float" office:value="18329" calcext:value-type="float">
            <text:p>18329</text:p>
          </table:table-cell>
          <table:table-cell table:formula="of:=[.B1108]&gt;[.B11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25" calcext:value-type="float">
            <text:p>6125</text:p>
          </table:table-cell>
          <table:table-cell table:formula="of:=[.A1109]+[.A1108]+[.A1107]" office:value-type="float" office:value="18348" calcext:value-type="float">
            <text:p>18348</text:p>
          </table:table-cell>
          <table:table-cell table:formula="of:=[.B1109]&gt;[.B11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06" calcext:value-type="float">
            <text:p>6106</text:p>
          </table:table-cell>
          <table:table-cell table:formula="of:=[.A1110]+[.A1109]+[.A1108]" office:value-type="float" office:value="18346" calcext:value-type="float">
            <text:p>18346</text:p>
          </table:table-cell>
          <table:table-cell table:formula="of:=[.B1110]&gt;[.B110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107" calcext:value-type="float">
            <text:p>6107</text:p>
          </table:table-cell>
          <table:table-cell table:formula="of:=[.A1111]+[.A1110]+[.A1109]" office:value-type="float" office:value="18338" calcext:value-type="float">
            <text:p>18338</text:p>
          </table:table-cell>
          <table:table-cell table:formula="of:=[.B1111]&gt;[.B11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104" calcext:value-type="float">
            <text:p>6104</text:p>
          </table:table-cell>
          <table:table-cell table:formula="of:=[.A1112]+[.A1111]+[.A1110]" office:value-type="float" office:value="18317" calcext:value-type="float">
            <text:p>18317</text:p>
          </table:table-cell>
          <table:table-cell table:formula="of:=[.B1112]&gt;[.B11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114" calcext:value-type="float">
            <text:p>6114</text:p>
          </table:table-cell>
          <table:table-cell table:formula="of:=[.A1113]+[.A1112]+[.A1111]" office:value-type="float" office:value="18325" calcext:value-type="float">
            <text:p>18325</text:p>
          </table:table-cell>
          <table:table-cell table:formula="of:=[.B1113]&gt;[.B11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42" calcext:value-type="float">
            <text:p>6142</text:p>
          </table:table-cell>
          <table:table-cell table:formula="of:=[.A1114]+[.A1113]+[.A1112]" office:value-type="float" office:value="18360" calcext:value-type="float">
            <text:p>18360</text:p>
          </table:table-cell>
          <table:table-cell table:formula="of:=[.B1114]&gt;[.B11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43" calcext:value-type="float">
            <text:p>6143</text:p>
          </table:table-cell>
          <table:table-cell table:formula="of:=[.A1115]+[.A1114]+[.A1113]" office:value-type="float" office:value="18399" calcext:value-type="float">
            <text:p>18399</text:p>
          </table:table-cell>
          <table:table-cell table:formula="of:=[.B1115]&gt;[.B11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62" calcext:value-type="float">
            <text:p>6162</text:p>
          </table:table-cell>
          <table:table-cell table:formula="of:=[.A1116]+[.A1115]+[.A1114]" office:value-type="float" office:value="18447" calcext:value-type="float">
            <text:p>18447</text:p>
          </table:table-cell>
          <table:table-cell table:formula="of:=[.B1116]&gt;[.B11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69" calcext:value-type="float">
            <text:p>6169</text:p>
          </table:table-cell>
          <table:table-cell table:formula="of:=[.A1117]+[.A1116]+[.A1115]" office:value-type="float" office:value="18474" calcext:value-type="float">
            <text:p>18474</text:p>
          </table:table-cell>
          <table:table-cell table:formula="of:=[.B1117]&gt;[.B11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70" calcext:value-type="float">
            <text:p>6170</text:p>
          </table:table-cell>
          <table:table-cell table:formula="of:=[.A1118]+[.A1117]+[.A1116]" office:value-type="float" office:value="18501" calcext:value-type="float">
            <text:p>18501</text:p>
          </table:table-cell>
          <table:table-cell table:formula="of:=[.B1118]&gt;[.B11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71" calcext:value-type="float">
            <text:p>6171</text:p>
          </table:table-cell>
          <table:table-cell table:formula="of:=[.A1119]+[.A1118]+[.A1117]" office:value-type="float" office:value="18510" calcext:value-type="float">
            <text:p>18510</text:p>
          </table:table-cell>
          <table:table-cell table:formula="of:=[.B1119]&gt;[.B11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81" calcext:value-type="float">
            <text:p>6181</text:p>
          </table:table-cell>
          <table:table-cell table:formula="of:=[.A1120]+[.A1119]+[.A1118]" office:value-type="float" office:value="18522" calcext:value-type="float">
            <text:p>18522</text:p>
          </table:table-cell>
          <table:table-cell table:formula="of:=[.B1120]&gt;[.B11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98" calcext:value-type="float">
            <text:p>6198</text:p>
          </table:table-cell>
          <table:table-cell table:formula="of:=[.A1121]+[.A1120]+[.A1119]" office:value-type="float" office:value="18550" calcext:value-type="float">
            <text:p>18550</text:p>
          </table:table-cell>
          <table:table-cell table:formula="of:=[.B1121]&gt;[.B11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199" calcext:value-type="float">
            <text:p>6199</text:p>
          </table:table-cell>
          <table:table-cell table:formula="of:=[.A1122]+[.A1121]+[.A1120]" office:value-type="float" office:value="18578" calcext:value-type="float">
            <text:p>18578</text:p>
          </table:table-cell>
          <table:table-cell table:formula="of:=[.B1122]&gt;[.B11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02" calcext:value-type="float">
            <text:p>6202</text:p>
          </table:table-cell>
          <table:table-cell table:formula="of:=[.A1123]+[.A1122]+[.A1121]" office:value-type="float" office:value="18599" calcext:value-type="float">
            <text:p>18599</text:p>
          </table:table-cell>
          <table:table-cell table:formula="of:=[.B1123]&gt;[.B11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06" calcext:value-type="float">
            <text:p>6206</text:p>
          </table:table-cell>
          <table:table-cell table:formula="of:=[.A1124]+[.A1123]+[.A1122]" office:value-type="float" office:value="18607" calcext:value-type="float">
            <text:p>18607</text:p>
          </table:table-cell>
          <table:table-cell table:formula="of:=[.B1124]&gt;[.B11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07" calcext:value-type="float">
            <text:p>6207</text:p>
          </table:table-cell>
          <table:table-cell table:formula="of:=[.A1125]+[.A1124]+[.A1123]" office:value-type="float" office:value="18615" calcext:value-type="float">
            <text:p>18615</text:p>
          </table:table-cell>
          <table:table-cell table:formula="of:=[.B1125]&gt;[.B11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44" calcext:value-type="float">
            <text:p>6244</text:p>
          </table:table-cell>
          <table:table-cell table:formula="of:=[.A1126]+[.A1125]+[.A1124]" office:value-type="float" office:value="18657" calcext:value-type="float">
            <text:p>18657</text:p>
          </table:table-cell>
          <table:table-cell table:formula="of:=[.B1126]&gt;[.B11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46" calcext:value-type="float">
            <text:p>6246</text:p>
          </table:table-cell>
          <table:table-cell table:formula="of:=[.A1127]+[.A1126]+[.A1125]" office:value-type="float" office:value="18697" calcext:value-type="float">
            <text:p>18697</text:p>
          </table:table-cell>
          <table:table-cell table:formula="of:=[.B1127]&gt;[.B11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49" calcext:value-type="float">
            <text:p>6249</text:p>
          </table:table-cell>
          <table:table-cell table:formula="of:=[.A1128]+[.A1127]+[.A1126]" office:value-type="float" office:value="18739" calcext:value-type="float">
            <text:p>18739</text:p>
          </table:table-cell>
          <table:table-cell table:formula="of:=[.B1128]&gt;[.B11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50" calcext:value-type="float">
            <text:p>6250</text:p>
          </table:table-cell>
          <table:table-cell table:formula="of:=[.A1129]+[.A1128]+[.A1127]" office:value-type="float" office:value="18745" calcext:value-type="float">
            <text:p>18745</text:p>
          </table:table-cell>
          <table:table-cell table:formula="of:=[.B1129]&gt;[.B11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54" calcext:value-type="float">
            <text:p>6254</text:p>
          </table:table-cell>
          <table:table-cell table:formula="of:=[.A1130]+[.A1129]+[.A1128]" office:value-type="float" office:value="18753" calcext:value-type="float">
            <text:p>18753</text:p>
          </table:table-cell>
          <table:table-cell table:formula="of:=[.B1130]&gt;[.B11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64" calcext:value-type="float">
            <text:p>6264</text:p>
          </table:table-cell>
          <table:table-cell table:formula="of:=[.A1131]+[.A1130]+[.A1129]" office:value-type="float" office:value="18768" calcext:value-type="float">
            <text:p>18768</text:p>
          </table:table-cell>
          <table:table-cell table:formula="of:=[.B1131]&gt;[.B11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71" calcext:value-type="float">
            <text:p>6271</text:p>
          </table:table-cell>
          <table:table-cell table:formula="of:=[.A1132]+[.A1131]+[.A1130]" office:value-type="float" office:value="18789" calcext:value-type="float">
            <text:p>18789</text:p>
          </table:table-cell>
          <table:table-cell table:formula="of:=[.B1132]&gt;[.B11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76" calcext:value-type="float">
            <text:p>6276</text:p>
          </table:table-cell>
          <table:table-cell table:formula="of:=[.A1133]+[.A1132]+[.A1131]" office:value-type="float" office:value="18811" calcext:value-type="float">
            <text:p>18811</text:p>
          </table:table-cell>
          <table:table-cell table:formula="of:=[.B1133]&gt;[.B11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77" calcext:value-type="float">
            <text:p>6277</text:p>
          </table:table-cell>
          <table:table-cell table:formula="of:=[.A1134]+[.A1133]+[.A1132]" office:value-type="float" office:value="18824" calcext:value-type="float">
            <text:p>18824</text:p>
          </table:table-cell>
          <table:table-cell table:formula="of:=[.B1134]&gt;[.B11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68" calcext:value-type="float">
            <text:p>6268</text:p>
          </table:table-cell>
          <table:table-cell table:formula="of:=[.A1135]+[.A1134]+[.A1133]" office:value-type="float" office:value="18821" calcext:value-type="float">
            <text:p>18821</text:p>
          </table:table-cell>
          <table:table-cell table:formula="of:=[.B1135]&gt;[.B11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271" calcext:value-type="float">
            <text:p>6271</text:p>
          </table:table-cell>
          <table:table-cell table:formula="of:=[.A1136]+[.A1135]+[.A1134]" office:value-type="float" office:value="18816" calcext:value-type="float">
            <text:p>18816</text:p>
          </table:table-cell>
          <table:table-cell table:formula="of:=[.B1136]&gt;[.B11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288" calcext:value-type="float">
            <text:p>6288</text:p>
          </table:table-cell>
          <table:table-cell table:formula="of:=[.A1137]+[.A1136]+[.A1135]" office:value-type="float" office:value="18827" calcext:value-type="float">
            <text:p>18827</text:p>
          </table:table-cell>
          <table:table-cell table:formula="of:=[.B1137]&gt;[.B11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293" calcext:value-type="float">
            <text:p>6293</text:p>
          </table:table-cell>
          <table:table-cell table:formula="of:=[.A1138]+[.A1137]+[.A1136]" office:value-type="float" office:value="18852" calcext:value-type="float">
            <text:p>18852</text:p>
          </table:table-cell>
          <table:table-cell table:formula="of:=[.B1138]&gt;[.B11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08" calcext:value-type="float">
            <text:p>6308</text:p>
          </table:table-cell>
          <table:table-cell table:formula="of:=[.A1139]+[.A1138]+[.A1137]" office:value-type="float" office:value="18889" calcext:value-type="float">
            <text:p>18889</text:p>
          </table:table-cell>
          <table:table-cell table:formula="of:=[.B1139]&gt;[.B11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09" calcext:value-type="float">
            <text:p>6309</text:p>
          </table:table-cell>
          <table:table-cell table:formula="of:=[.A1140]+[.A1139]+[.A1138]" office:value-type="float" office:value="18910" calcext:value-type="float">
            <text:p>18910</text:p>
          </table:table-cell>
          <table:table-cell table:formula="of:=[.B1140]&gt;[.B11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26" calcext:value-type="float">
            <text:p>6326</text:p>
          </table:table-cell>
          <table:table-cell table:formula="of:=[.A1141]+[.A1140]+[.A1139]" office:value-type="float" office:value="18943" calcext:value-type="float">
            <text:p>18943</text:p>
          </table:table-cell>
          <table:table-cell table:formula="of:=[.B1141]&gt;[.B11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41" calcext:value-type="float">
            <text:p>6341</text:p>
          </table:table-cell>
          <table:table-cell table:formula="of:=[.A1142]+[.A1141]+[.A1140]" office:value-type="float" office:value="18976" calcext:value-type="float">
            <text:p>18976</text:p>
          </table:table-cell>
          <table:table-cell table:formula="of:=[.B1142]&gt;[.B11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45" calcext:value-type="float">
            <text:p>6345</text:p>
          </table:table-cell>
          <table:table-cell table:formula="of:=[.A1143]+[.A1142]+[.A1141]" office:value-type="float" office:value="19012" calcext:value-type="float">
            <text:p>19012</text:p>
          </table:table-cell>
          <table:table-cell table:formula="of:=[.B1143]&gt;[.B11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44" calcext:value-type="float">
            <text:p>6344</text:p>
          </table:table-cell>
          <table:table-cell table:formula="of:=[.A1144]+[.A1143]+[.A1142]" office:value-type="float" office:value="19030" calcext:value-type="float">
            <text:p>19030</text:p>
          </table:table-cell>
          <table:table-cell table:formula="of:=[.B1144]&gt;[.B11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41" calcext:value-type="float">
            <text:p>6341</text:p>
          </table:table-cell>
          <table:table-cell table:formula="of:=[.A1145]+[.A1144]+[.A1143]" office:value-type="float" office:value="19030" calcext:value-type="float">
            <text:p>19030</text:p>
          </table:table-cell>
          <table:table-cell table:formula="of:=[.B1145]&gt;[.B11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364" calcext:value-type="float">
            <text:p>6364</text:p>
          </table:table-cell>
          <table:table-cell table:formula="of:=[.A1146]+[.A1145]+[.A1144]" office:value-type="float" office:value="19049" calcext:value-type="float">
            <text:p>19049</text:p>
          </table:table-cell>
          <table:table-cell table:formula="of:=[.B1146]&gt;[.B11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65" calcext:value-type="float">
            <text:p>6365</text:p>
          </table:table-cell>
          <table:table-cell table:formula="of:=[.A1147]+[.A1146]+[.A1145]" office:value-type="float" office:value="19070" calcext:value-type="float">
            <text:p>19070</text:p>
          </table:table-cell>
          <table:table-cell table:formula="of:=[.B1147]&gt;[.B11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66" calcext:value-type="float">
            <text:p>6366</text:p>
          </table:table-cell>
          <table:table-cell table:formula="of:=[.A1148]+[.A1147]+[.A1146]" office:value-type="float" office:value="19095" calcext:value-type="float">
            <text:p>19095</text:p>
          </table:table-cell>
          <table:table-cell table:formula="of:=[.B1148]&gt;[.B11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70" calcext:value-type="float">
            <text:p>6370</text:p>
          </table:table-cell>
          <table:table-cell table:formula="of:=[.A1149]+[.A1148]+[.A1147]" office:value-type="float" office:value="19101" calcext:value-type="float">
            <text:p>19101</text:p>
          </table:table-cell>
          <table:table-cell table:formula="of:=[.B1149]&gt;[.B11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71" calcext:value-type="float">
            <text:p>6371</text:p>
          </table:table-cell>
          <table:table-cell table:formula="of:=[.A1150]+[.A1149]+[.A1148]" office:value-type="float" office:value="19107" calcext:value-type="float">
            <text:p>19107</text:p>
          </table:table-cell>
          <table:table-cell table:formula="of:=[.B1150]&gt;[.B11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73" calcext:value-type="float">
            <text:p>6373</text:p>
          </table:table-cell>
          <table:table-cell table:formula="of:=[.A1151]+[.A1150]+[.A1149]" office:value-type="float" office:value="19114" calcext:value-type="float">
            <text:p>19114</text:p>
          </table:table-cell>
          <table:table-cell table:formula="of:=[.B1151]&gt;[.B11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76" calcext:value-type="float">
            <text:p>6376</text:p>
          </table:table-cell>
          <table:table-cell table:formula="of:=[.A1152]+[.A1151]+[.A1150]" office:value-type="float" office:value="19120" calcext:value-type="float">
            <text:p>19120</text:p>
          </table:table-cell>
          <table:table-cell table:formula="of:=[.B1152]&gt;[.B11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77" calcext:value-type="float">
            <text:p>6377</text:p>
          </table:table-cell>
          <table:table-cell table:formula="of:=[.A1153]+[.A1152]+[.A1151]" office:value-type="float" office:value="19126" calcext:value-type="float">
            <text:p>19126</text:p>
          </table:table-cell>
          <table:table-cell table:formula="of:=[.B1153]&gt;[.B11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78" calcext:value-type="float">
            <text:p>6378</text:p>
          </table:table-cell>
          <table:table-cell table:formula="of:=[.A1154]+[.A1153]+[.A1152]" office:value-type="float" office:value="19131" calcext:value-type="float">
            <text:p>19131</text:p>
          </table:table-cell>
          <table:table-cell table:formula="of:=[.B1154]&gt;[.B11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77" calcext:value-type="float">
            <text:p>6377</text:p>
          </table:table-cell>
          <table:table-cell table:formula="of:=[.A1155]+[.A1154]+[.A1153]" office:value-type="float" office:value="19132" calcext:value-type="float">
            <text:p>19132</text:p>
          </table:table-cell>
          <table:table-cell table:formula="of:=[.B1155]&gt;[.B11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79" calcext:value-type="float">
            <text:p>6379</text:p>
          </table:table-cell>
          <table:table-cell table:formula="of:=[.A1156]+[.A1155]+[.A1154]" office:value-type="float" office:value="19134" calcext:value-type="float">
            <text:p>19134</text:p>
          </table:table-cell>
          <table:table-cell table:formula="of:=[.B1156]&gt;[.B11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86" calcext:value-type="float">
            <text:p>6386</text:p>
          </table:table-cell>
          <table:table-cell table:formula="of:=[.A1157]+[.A1156]+[.A1155]" office:value-type="float" office:value="19142" calcext:value-type="float">
            <text:p>19142</text:p>
          </table:table-cell>
          <table:table-cell table:formula="of:=[.B1157]&gt;[.B11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96" calcext:value-type="float">
            <text:p>6396</text:p>
          </table:table-cell>
          <table:table-cell table:formula="of:=[.A1158]+[.A1157]+[.A1156]" office:value-type="float" office:value="19161" calcext:value-type="float">
            <text:p>19161</text:p>
          </table:table-cell>
          <table:table-cell table:formula="of:=[.B1158]&gt;[.B11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397" calcext:value-type="float">
            <text:p>6397</text:p>
          </table:table-cell>
          <table:table-cell table:formula="of:=[.A1159]+[.A1158]+[.A1157]" office:value-type="float" office:value="19179" calcext:value-type="float">
            <text:p>19179</text:p>
          </table:table-cell>
          <table:table-cell table:formula="of:=[.B1159]&gt;[.B11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20" calcext:value-type="float">
            <text:p>6420</text:p>
          </table:table-cell>
          <table:table-cell table:formula="of:=[.A1160]+[.A1159]+[.A1158]" office:value-type="float" office:value="19213" calcext:value-type="float">
            <text:p>19213</text:p>
          </table:table-cell>
          <table:table-cell table:formula="of:=[.B1160]&gt;[.B11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22" calcext:value-type="float">
            <text:p>6422</text:p>
          </table:table-cell>
          <table:table-cell table:formula="of:=[.A1161]+[.A1160]+[.A1159]" office:value-type="float" office:value="19239" calcext:value-type="float">
            <text:p>19239</text:p>
          </table:table-cell>
          <table:table-cell table:formula="of:=[.B1161]&gt;[.B11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29" calcext:value-type="float">
            <text:p>6429</text:p>
          </table:table-cell>
          <table:table-cell table:formula="of:=[.A1162]+[.A1161]+[.A1160]" office:value-type="float" office:value="19271" calcext:value-type="float">
            <text:p>19271</text:p>
          </table:table-cell>
          <table:table-cell table:formula="of:=[.B1162]&gt;[.B11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33" calcext:value-type="float">
            <text:p>6433</text:p>
          </table:table-cell>
          <table:table-cell table:formula="of:=[.A1163]+[.A1162]+[.A1161]" office:value-type="float" office:value="19284" calcext:value-type="float">
            <text:p>19284</text:p>
          </table:table-cell>
          <table:table-cell table:formula="of:=[.B1163]&gt;[.B11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63" calcext:value-type="float">
            <text:p>6463</text:p>
          </table:table-cell>
          <table:table-cell table:formula="of:=[.A1164]+[.A1163]+[.A1162]" office:value-type="float" office:value="19325" calcext:value-type="float">
            <text:p>19325</text:p>
          </table:table-cell>
          <table:table-cell table:formula="of:=[.B1164]&gt;[.B11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72" calcext:value-type="float">
            <text:p>6472</text:p>
          </table:table-cell>
          <table:table-cell table:formula="of:=[.A1165]+[.A1164]+[.A1163]" office:value-type="float" office:value="19368" calcext:value-type="float">
            <text:p>19368</text:p>
          </table:table-cell>
          <table:table-cell table:formula="of:=[.B1165]&gt;[.B11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73" calcext:value-type="float">
            <text:p>6473</text:p>
          </table:table-cell>
          <table:table-cell table:formula="of:=[.A1166]+[.A1165]+[.A1164]" office:value-type="float" office:value="19408" calcext:value-type="float">
            <text:p>19408</text:p>
          </table:table-cell>
          <table:table-cell table:formula="of:=[.B1166]&gt;[.B11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90" calcext:value-type="float">
            <text:p>6490</text:p>
          </table:table-cell>
          <table:table-cell table:formula="of:=[.A1167]+[.A1166]+[.A1165]" office:value-type="float" office:value="19435" calcext:value-type="float">
            <text:p>19435</text:p>
          </table:table-cell>
          <table:table-cell table:formula="of:=[.B1167]&gt;[.B11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91" calcext:value-type="float">
            <text:p>6491</text:p>
          </table:table-cell>
          <table:table-cell table:formula="of:=[.A1168]+[.A1167]+[.A1166]" office:value-type="float" office:value="19454" calcext:value-type="float">
            <text:p>19454</text:p>
          </table:table-cell>
          <table:table-cell table:formula="of:=[.B1168]&gt;[.B11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92" calcext:value-type="float">
            <text:p>6492</text:p>
          </table:table-cell>
          <table:table-cell table:formula="of:=[.A1169]+[.A1168]+[.A1167]" office:value-type="float" office:value="19473" calcext:value-type="float">
            <text:p>19473</text:p>
          </table:table-cell>
          <table:table-cell table:formula="of:=[.B1169]&gt;[.B11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497" calcext:value-type="float">
            <text:p>6497</text:p>
          </table:table-cell>
          <table:table-cell table:formula="of:=[.A1170]+[.A1169]+[.A1168]" office:value-type="float" office:value="19480" calcext:value-type="float">
            <text:p>19480</text:p>
          </table:table-cell>
          <table:table-cell table:formula="of:=[.B1170]&gt;[.B11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22" calcext:value-type="float">
            <text:p>6522</text:p>
          </table:table-cell>
          <table:table-cell table:formula="of:=[.A1171]+[.A1170]+[.A1169]" office:value-type="float" office:value="19511" calcext:value-type="float">
            <text:p>19511</text:p>
          </table:table-cell>
          <table:table-cell table:formula="of:=[.B1171]&gt;[.B11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23" calcext:value-type="float">
            <text:p>6523</text:p>
          </table:table-cell>
          <table:table-cell table:formula="of:=[.A1172]+[.A1171]+[.A1170]" office:value-type="float" office:value="19542" calcext:value-type="float">
            <text:p>19542</text:p>
          </table:table-cell>
          <table:table-cell table:formula="of:=[.B1172]&gt;[.B11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24" calcext:value-type="float">
            <text:p>6524</text:p>
          </table:table-cell>
          <table:table-cell table:formula="of:=[.A1173]+[.A1172]+[.A1171]" office:value-type="float" office:value="19569" calcext:value-type="float">
            <text:p>19569</text:p>
          </table:table-cell>
          <table:table-cell table:formula="of:=[.B1173]&gt;[.B11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19" calcext:value-type="float">
            <text:p>6519</text:p>
          </table:table-cell>
          <table:table-cell table:formula="of:=[.A1174]+[.A1173]+[.A1172]" office:value-type="float" office:value="19566" calcext:value-type="float">
            <text:p>19566</text:p>
          </table:table-cell>
          <table:table-cell table:formula="of:=[.B1174]&gt;[.B11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520" calcext:value-type="float">
            <text:p>6520</text:p>
          </table:table-cell>
          <table:table-cell table:formula="of:=[.A1175]+[.A1174]+[.A1173]" office:value-type="float" office:value="19563" calcext:value-type="float">
            <text:p>19563</text:p>
          </table:table-cell>
          <table:table-cell table:formula="of:=[.B1175]&gt;[.B11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521" calcext:value-type="float">
            <text:p>6521</text:p>
          </table:table-cell>
          <table:table-cell table:formula="of:=[.A1176]+[.A1175]+[.A1174]" office:value-type="float" office:value="19560" calcext:value-type="float">
            <text:p>19560</text:p>
          </table:table-cell>
          <table:table-cell table:formula="of:=[.B1176]&gt;[.B117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525" calcext:value-type="float">
            <text:p>6525</text:p>
          </table:table-cell>
          <table:table-cell table:formula="of:=[.A1177]+[.A1176]+[.A1175]" office:value-type="float" office:value="19566" calcext:value-type="float">
            <text:p>19566</text:p>
          </table:table-cell>
          <table:table-cell table:formula="of:=[.B1177]&gt;[.B11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30" calcext:value-type="float">
            <text:p>6530</text:p>
          </table:table-cell>
          <table:table-cell table:formula="of:=[.A1178]+[.A1177]+[.A1176]" office:value-type="float" office:value="19576" calcext:value-type="float">
            <text:p>19576</text:p>
          </table:table-cell>
          <table:table-cell table:formula="of:=[.B1178]&gt;[.B11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31" calcext:value-type="float">
            <text:p>6531</text:p>
          </table:table-cell>
          <table:table-cell table:formula="of:=[.A1179]+[.A1178]+[.A1177]" office:value-type="float" office:value="19586" calcext:value-type="float">
            <text:p>19586</text:p>
          </table:table-cell>
          <table:table-cell table:formula="of:=[.B1179]&gt;[.B11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34" calcext:value-type="float">
            <text:p>6534</text:p>
          </table:table-cell>
          <table:table-cell table:formula="of:=[.A1180]+[.A1179]+[.A1178]" office:value-type="float" office:value="19595" calcext:value-type="float">
            <text:p>19595</text:p>
          </table:table-cell>
          <table:table-cell table:formula="of:=[.B1180]&gt;[.B11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35" calcext:value-type="float">
            <text:p>6535</text:p>
          </table:table-cell>
          <table:table-cell table:formula="of:=[.A1181]+[.A1180]+[.A1179]" office:value-type="float" office:value="19600" calcext:value-type="float">
            <text:p>19600</text:p>
          </table:table-cell>
          <table:table-cell table:formula="of:=[.B1181]&gt;[.B11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43" calcext:value-type="float">
            <text:p>6543</text:p>
          </table:table-cell>
          <table:table-cell table:formula="of:=[.A1182]+[.A1181]+[.A1180]" office:value-type="float" office:value="19612" calcext:value-type="float">
            <text:p>19612</text:p>
          </table:table-cell>
          <table:table-cell table:formula="of:=[.B1182]&gt;[.B11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52" calcext:value-type="float">
            <text:p>6552</text:p>
          </table:table-cell>
          <table:table-cell table:formula="of:=[.A1183]+[.A1182]+[.A1181]" office:value-type="float" office:value="19630" calcext:value-type="float">
            <text:p>19630</text:p>
          </table:table-cell>
          <table:table-cell table:formula="of:=[.B1183]&gt;[.B11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58" calcext:value-type="float">
            <text:p>6558</text:p>
          </table:table-cell>
          <table:table-cell table:formula="of:=[.A1184]+[.A1183]+[.A1182]" office:value-type="float" office:value="19653" calcext:value-type="float">
            <text:p>19653</text:p>
          </table:table-cell>
          <table:table-cell table:formula="of:=[.B1184]&gt;[.B11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84" calcext:value-type="float">
            <text:p>6584</text:p>
          </table:table-cell>
          <table:table-cell table:formula="of:=[.A1185]+[.A1184]+[.A1183]" office:value-type="float" office:value="19694" calcext:value-type="float">
            <text:p>19694</text:p>
          </table:table-cell>
          <table:table-cell table:formula="of:=[.B1185]&gt;[.B11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86" calcext:value-type="float">
            <text:p>6586</text:p>
          </table:table-cell>
          <table:table-cell table:formula="of:=[.A1186]+[.A1185]+[.A1184]" office:value-type="float" office:value="19728" calcext:value-type="float">
            <text:p>19728</text:p>
          </table:table-cell>
          <table:table-cell table:formula="of:=[.B1186]&gt;[.B11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87" calcext:value-type="float">
            <text:p>6587</text:p>
          </table:table-cell>
          <table:table-cell table:formula="of:=[.A1187]+[.A1186]+[.A1185]" office:value-type="float" office:value="19757" calcext:value-type="float">
            <text:p>19757</text:p>
          </table:table-cell>
          <table:table-cell table:formula="of:=[.B1187]&gt;[.B11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588" calcext:value-type="float">
            <text:p>6588</text:p>
          </table:table-cell>
          <table:table-cell table:formula="of:=[.A1188]+[.A1187]+[.A1186]" office:value-type="float" office:value="19761" calcext:value-type="float">
            <text:p>19761</text:p>
          </table:table-cell>
          <table:table-cell table:formula="of:=[.B1188]&gt;[.B11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06" calcext:value-type="float">
            <text:p>6606</text:p>
          </table:table-cell>
          <table:table-cell table:formula="of:=[.A1189]+[.A1188]+[.A1187]" office:value-type="float" office:value="19781" calcext:value-type="float">
            <text:p>19781</text:p>
          </table:table-cell>
          <table:table-cell table:formula="of:=[.B1189]&gt;[.B11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14" calcext:value-type="float">
            <text:p>6614</text:p>
          </table:table-cell>
          <table:table-cell table:formula="of:=[.A1190]+[.A1189]+[.A1188]" office:value-type="float" office:value="19808" calcext:value-type="float">
            <text:p>19808</text:p>
          </table:table-cell>
          <table:table-cell table:formula="of:=[.B1190]&gt;[.B11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18" calcext:value-type="float">
            <text:p>6618</text:p>
          </table:table-cell>
          <table:table-cell table:formula="of:=[.A1191]+[.A1190]+[.A1189]" office:value-type="float" office:value="19838" calcext:value-type="float">
            <text:p>19838</text:p>
          </table:table-cell>
          <table:table-cell table:formula="of:=[.B1191]&gt;[.B11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46" calcext:value-type="float">
            <text:p>6646</text:p>
          </table:table-cell>
          <table:table-cell table:formula="of:=[.A1192]+[.A1191]+[.A1190]" office:value-type="float" office:value="19878" calcext:value-type="float">
            <text:p>19878</text:p>
          </table:table-cell>
          <table:table-cell table:formula="of:=[.B1192]&gt;[.B11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50" calcext:value-type="float">
            <text:p>6650</text:p>
          </table:table-cell>
          <table:table-cell table:formula="of:=[.A1193]+[.A1192]+[.A1191]" office:value-type="float" office:value="19914" calcext:value-type="float">
            <text:p>19914</text:p>
          </table:table-cell>
          <table:table-cell table:formula="of:=[.B1193]&gt;[.B11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51" calcext:value-type="float">
            <text:p>6651</text:p>
          </table:table-cell>
          <table:table-cell table:formula="of:=[.A1194]+[.A1193]+[.A1192]" office:value-type="float" office:value="19947" calcext:value-type="float">
            <text:p>19947</text:p>
          </table:table-cell>
          <table:table-cell table:formula="of:=[.B1194]&gt;[.B11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54" calcext:value-type="float">
            <text:p>6654</text:p>
          </table:table-cell>
          <table:table-cell table:formula="of:=[.A1195]+[.A1194]+[.A1193]" office:value-type="float" office:value="19955" calcext:value-type="float">
            <text:p>19955</text:p>
          </table:table-cell>
          <table:table-cell table:formula="of:=[.B1195]&gt;[.B11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77" calcext:value-type="float">
            <text:p>6677</text:p>
          </table:table-cell>
          <table:table-cell table:formula="of:=[.A1196]+[.A1195]+[.A1194]" office:value-type="float" office:value="19982" calcext:value-type="float">
            <text:p>19982</text:p>
          </table:table-cell>
          <table:table-cell table:formula="of:=[.B1196]&gt;[.B11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63" calcext:value-type="float">
            <text:p>6663</text:p>
          </table:table-cell>
          <table:table-cell table:formula="of:=[.A1197]+[.A1196]+[.A1195]" office:value-type="float" office:value="19994" calcext:value-type="float">
            <text:p>19994</text:p>
          </table:table-cell>
          <table:table-cell table:formula="of:=[.B1197]&gt;[.B11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65" calcext:value-type="float">
            <text:p>6665</text:p>
          </table:table-cell>
          <table:table-cell table:formula="of:=[.A1198]+[.A1197]+[.A1196]" office:value-type="float" office:value="20005" calcext:value-type="float">
            <text:p>20005</text:p>
          </table:table-cell>
          <table:table-cell table:formula="of:=[.B1198]&gt;[.B11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76" calcext:value-type="float">
            <text:p>6676</text:p>
          </table:table-cell>
          <table:table-cell table:formula="of:=[.A1199]+[.A1198]+[.A1197]" office:value-type="float" office:value="20004" calcext:value-type="float">
            <text:p>20004</text:p>
          </table:table-cell>
          <table:table-cell table:formula="of:=[.B1199]&gt;[.B119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655" calcext:value-type="float">
            <text:p>6655</text:p>
          </table:table-cell>
          <table:table-cell table:formula="of:=[.A1200]+[.A1199]+[.A1198]" office:value-type="float" office:value="19996" calcext:value-type="float">
            <text:p>19996</text:p>
          </table:table-cell>
          <table:table-cell table:formula="of:=[.B1200]&gt;[.B119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653" calcext:value-type="float">
            <text:p>6653</text:p>
          </table:table-cell>
          <table:table-cell table:formula="of:=[.A1201]+[.A1200]+[.A1199]" office:value-type="float" office:value="19984" calcext:value-type="float">
            <text:p>19984</text:p>
          </table:table-cell>
          <table:table-cell table:formula="of:=[.B1201]&gt;[.B120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655" calcext:value-type="float">
            <text:p>6655</text:p>
          </table:table-cell>
          <table:table-cell table:formula="of:=[.A1202]+[.A1201]+[.A1200]" office:value-type="float" office:value="19963" calcext:value-type="float">
            <text:p>19963</text:p>
          </table:table-cell>
          <table:table-cell table:formula="of:=[.B1202]&gt;[.B120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665" calcext:value-type="float">
            <text:p>6665</text:p>
          </table:table-cell>
          <table:table-cell table:formula="of:=[.A1203]+[.A1202]+[.A1201]" office:value-type="float" office:value="19973" calcext:value-type="float">
            <text:p>19973</text:p>
          </table:table-cell>
          <table:table-cell table:formula="of:=[.B1203]&gt;[.B12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67" calcext:value-type="float">
            <text:p>6667</text:p>
          </table:table-cell>
          <table:table-cell table:formula="of:=[.A1204]+[.A1203]+[.A1202]" office:value-type="float" office:value="19987" calcext:value-type="float">
            <text:p>19987</text:p>
          </table:table-cell>
          <table:table-cell table:formula="of:=[.B1204]&gt;[.B12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82" calcext:value-type="float">
            <text:p>6682</text:p>
          </table:table-cell>
          <table:table-cell table:formula="of:=[.A1205]+[.A1204]+[.A1203]" office:value-type="float" office:value="20014" calcext:value-type="float">
            <text:p>20014</text:p>
          </table:table-cell>
          <table:table-cell table:formula="of:=[.B1205]&gt;[.B12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692" calcext:value-type="float">
            <text:p>6692</text:p>
          </table:table-cell>
          <table:table-cell table:formula="of:=[.A1206]+[.A1205]+[.A1204]" office:value-type="float" office:value="20041" calcext:value-type="float">
            <text:p>20041</text:p>
          </table:table-cell>
          <table:table-cell table:formula="of:=[.B1206]&gt;[.B12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03" calcext:value-type="float">
            <text:p>6703</text:p>
          </table:table-cell>
          <table:table-cell table:formula="of:=[.A1207]+[.A1206]+[.A1205]" office:value-type="float" office:value="20077" calcext:value-type="float">
            <text:p>20077</text:p>
          </table:table-cell>
          <table:table-cell table:formula="of:=[.B1207]&gt;[.B12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04" calcext:value-type="float">
            <text:p>6704</text:p>
          </table:table-cell>
          <table:table-cell table:formula="of:=[.A1208]+[.A1207]+[.A1206]" office:value-type="float" office:value="20099" calcext:value-type="float">
            <text:p>20099</text:p>
          </table:table-cell>
          <table:table-cell table:formula="of:=[.B1208]&gt;[.B12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07" calcext:value-type="float">
            <text:p>6707</text:p>
          </table:table-cell>
          <table:table-cell table:formula="of:=[.A1209]+[.A1208]+[.A1207]" office:value-type="float" office:value="20114" calcext:value-type="float">
            <text:p>20114</text:p>
          </table:table-cell>
          <table:table-cell table:formula="of:=[.B1209]&gt;[.B12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15" calcext:value-type="float">
            <text:p>6715</text:p>
          </table:table-cell>
          <table:table-cell table:formula="of:=[.A1210]+[.A1209]+[.A1208]" office:value-type="float" office:value="20126" calcext:value-type="float">
            <text:p>20126</text:p>
          </table:table-cell>
          <table:table-cell table:formula="of:=[.B1210]&gt;[.B12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19" calcext:value-type="float">
            <text:p>6719</text:p>
          </table:table-cell>
          <table:table-cell table:formula="of:=[.A1211]+[.A1210]+[.A1209]" office:value-type="float" office:value="20141" calcext:value-type="float">
            <text:p>20141</text:p>
          </table:table-cell>
          <table:table-cell table:formula="of:=[.B1211]&gt;[.B12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30" calcext:value-type="float">
            <text:p>6730</text:p>
          </table:table-cell>
          <table:table-cell table:formula="of:=[.A1212]+[.A1211]+[.A1210]" office:value-type="float" office:value="20164" calcext:value-type="float">
            <text:p>20164</text:p>
          </table:table-cell>
          <table:table-cell table:formula="of:=[.B1212]&gt;[.B12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31" calcext:value-type="float">
            <text:p>6731</text:p>
          </table:table-cell>
          <table:table-cell table:formula="of:=[.A1213]+[.A1212]+[.A1211]" office:value-type="float" office:value="20180" calcext:value-type="float">
            <text:p>20180</text:p>
          </table:table-cell>
          <table:table-cell table:formula="of:=[.B1213]&gt;[.B12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33" calcext:value-type="float">
            <text:p>6733</text:p>
          </table:table-cell>
          <table:table-cell table:formula="of:=[.A1214]+[.A1213]+[.A1212]" office:value-type="float" office:value="20194" calcext:value-type="float">
            <text:p>20194</text:p>
          </table:table-cell>
          <table:table-cell table:formula="of:=[.B1214]&gt;[.B12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43" calcext:value-type="float">
            <text:p>6743</text:p>
          </table:table-cell>
          <table:table-cell table:formula="of:=[.A1215]+[.A1214]+[.A1213]" office:value-type="float" office:value="20207" calcext:value-type="float">
            <text:p>20207</text:p>
          </table:table-cell>
          <table:table-cell table:formula="of:=[.B1215]&gt;[.B12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47" calcext:value-type="float">
            <text:p>6747</text:p>
          </table:table-cell>
          <table:table-cell table:formula="of:=[.A1216]+[.A1215]+[.A1214]" office:value-type="float" office:value="20223" calcext:value-type="float">
            <text:p>20223</text:p>
          </table:table-cell>
          <table:table-cell table:formula="of:=[.B1216]&gt;[.B12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48" calcext:value-type="float">
            <text:p>6748</text:p>
          </table:table-cell>
          <table:table-cell table:formula="of:=[.A1217]+[.A1216]+[.A1215]" office:value-type="float" office:value="20238" calcext:value-type="float">
            <text:p>20238</text:p>
          </table:table-cell>
          <table:table-cell table:formula="of:=[.B1217]&gt;[.B12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50" calcext:value-type="float">
            <text:p>6750</text:p>
          </table:table-cell>
          <table:table-cell table:formula="of:=[.A1218]+[.A1217]+[.A1216]" office:value-type="float" office:value="20245" calcext:value-type="float">
            <text:p>20245</text:p>
          </table:table-cell>
          <table:table-cell table:formula="of:=[.B1218]&gt;[.B12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59" calcext:value-type="float">
            <text:p>6759</text:p>
          </table:table-cell>
          <table:table-cell table:formula="of:=[.A1219]+[.A1218]+[.A1217]" office:value-type="float" office:value="20257" calcext:value-type="float">
            <text:p>20257</text:p>
          </table:table-cell>
          <table:table-cell table:formula="of:=[.B1219]&gt;[.B12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71" calcext:value-type="float">
            <text:p>6771</text:p>
          </table:table-cell>
          <table:table-cell table:formula="of:=[.A1220]+[.A1219]+[.A1218]" office:value-type="float" office:value="20280" calcext:value-type="float">
            <text:p>20280</text:p>
          </table:table-cell>
          <table:table-cell table:formula="of:=[.B1220]&gt;[.B12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72" calcext:value-type="float">
            <text:p>6772</text:p>
          </table:table-cell>
          <table:table-cell table:formula="of:=[.A1221]+[.A1220]+[.A1219]" office:value-type="float" office:value="20302" calcext:value-type="float">
            <text:p>20302</text:p>
          </table:table-cell>
          <table:table-cell table:formula="of:=[.B1221]&gt;[.B12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76" calcext:value-type="float">
            <text:p>6776</text:p>
          </table:table-cell>
          <table:table-cell table:formula="of:=[.A1222]+[.A1221]+[.A1220]" office:value-type="float" office:value="20319" calcext:value-type="float">
            <text:p>20319</text:p>
          </table:table-cell>
          <table:table-cell table:formula="of:=[.B1222]&gt;[.B12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75" calcext:value-type="float">
            <text:p>6775</text:p>
          </table:table-cell>
          <table:table-cell table:formula="of:=[.A1223]+[.A1222]+[.A1221]" office:value-type="float" office:value="20323" calcext:value-type="float">
            <text:p>20323</text:p>
          </table:table-cell>
          <table:table-cell table:formula="of:=[.B1223]&gt;[.B12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76" calcext:value-type="float">
            <text:p>6776</text:p>
          </table:table-cell>
          <table:table-cell table:formula="of:=[.A1224]+[.A1223]+[.A1222]" office:value-type="float" office:value="20327" calcext:value-type="float">
            <text:p>20327</text:p>
          </table:table-cell>
          <table:table-cell table:formula="of:=[.B1224]&gt;[.B12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82" calcext:value-type="float">
            <text:p>6782</text:p>
          </table:table-cell>
          <table:table-cell table:formula="of:=[.A1225]+[.A1224]+[.A1223]" office:value-type="float" office:value="20333" calcext:value-type="float">
            <text:p>20333</text:p>
          </table:table-cell>
          <table:table-cell table:formula="of:=[.B1225]&gt;[.B12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785" calcext:value-type="float">
            <text:p>6785</text:p>
          </table:table-cell>
          <table:table-cell table:formula="of:=[.A1226]+[.A1225]+[.A1224]" office:value-type="float" office:value="20343" calcext:value-type="float">
            <text:p>20343</text:p>
          </table:table-cell>
          <table:table-cell table:formula="of:=[.B1226]&gt;[.B12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812" calcext:value-type="float">
            <text:p>6812</text:p>
          </table:table-cell>
          <table:table-cell table:formula="of:=[.A1227]+[.A1226]+[.A1225]" office:value-type="float" office:value="20379" calcext:value-type="float">
            <text:p>20379</text:p>
          </table:table-cell>
          <table:table-cell table:formula="of:=[.B1227]&gt;[.B12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841" calcext:value-type="float">
            <text:p>6841</text:p>
          </table:table-cell>
          <table:table-cell table:formula="of:=[.A1228]+[.A1227]+[.A1226]" office:value-type="float" office:value="20438" calcext:value-type="float">
            <text:p>20438</text:p>
          </table:table-cell>
          <table:table-cell table:formula="of:=[.B1228]&gt;[.B12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858" calcext:value-type="float">
            <text:p>6858</text:p>
          </table:table-cell>
          <table:table-cell table:formula="of:=[.A1229]+[.A1228]+[.A1227]" office:value-type="float" office:value="20511" calcext:value-type="float">
            <text:p>20511</text:p>
          </table:table-cell>
          <table:table-cell table:formula="of:=[.B1229]&gt;[.B12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860" calcext:value-type="float">
            <text:p>6860</text:p>
          </table:table-cell>
          <table:table-cell table:formula="of:=[.A1230]+[.A1229]+[.A1228]" office:value-type="float" office:value="20559" calcext:value-type="float">
            <text:p>20559</text:p>
          </table:table-cell>
          <table:table-cell table:formula="of:=[.B1230]&gt;[.B12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859" calcext:value-type="float">
            <text:p>6859</text:p>
          </table:table-cell>
          <table:table-cell table:formula="of:=[.A1231]+[.A1230]+[.A1229]" office:value-type="float" office:value="20577" calcext:value-type="float">
            <text:p>20577</text:p>
          </table:table-cell>
          <table:table-cell table:formula="of:=[.B1231]&gt;[.B12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877" calcext:value-type="float">
            <text:p>6877</text:p>
          </table:table-cell>
          <table:table-cell table:formula="of:=[.A1232]+[.A1231]+[.A1230]" office:value-type="float" office:value="20596" calcext:value-type="float">
            <text:p>20596</text:p>
          </table:table-cell>
          <table:table-cell table:formula="of:=[.B1232]&gt;[.B12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886" calcext:value-type="float">
            <text:p>6886</text:p>
          </table:table-cell>
          <table:table-cell table:formula="of:=[.A1233]+[.A1232]+[.A1231]" office:value-type="float" office:value="20622" calcext:value-type="float">
            <text:p>20622</text:p>
          </table:table-cell>
          <table:table-cell table:formula="of:=[.B1233]&gt;[.B12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895" calcext:value-type="float">
            <text:p>6895</text:p>
          </table:table-cell>
          <table:table-cell table:formula="of:=[.A1234]+[.A1233]+[.A1232]" office:value-type="float" office:value="20658" calcext:value-type="float">
            <text:p>20658</text:p>
          </table:table-cell>
          <table:table-cell table:formula="of:=[.B1234]&gt;[.B12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14" calcext:value-type="float">
            <text:p>6914</text:p>
          </table:table-cell>
          <table:table-cell table:formula="of:=[.A1235]+[.A1234]+[.A1233]" office:value-type="float" office:value="20695" calcext:value-type="float">
            <text:p>20695</text:p>
          </table:table-cell>
          <table:table-cell table:formula="of:=[.B1235]&gt;[.B12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19" calcext:value-type="float">
            <text:p>6919</text:p>
          </table:table-cell>
          <table:table-cell table:formula="of:=[.A1236]+[.A1235]+[.A1234]" office:value-type="float" office:value="20728" calcext:value-type="float">
            <text:p>20728</text:p>
          </table:table-cell>
          <table:table-cell table:formula="of:=[.B1236]&gt;[.B12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22" calcext:value-type="float">
            <text:p>6922</text:p>
          </table:table-cell>
          <table:table-cell table:formula="of:=[.A1237]+[.A1236]+[.A1235]" office:value-type="float" office:value="20755" calcext:value-type="float">
            <text:p>20755</text:p>
          </table:table-cell>
          <table:table-cell table:formula="of:=[.B1237]&gt;[.B12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24" calcext:value-type="float">
            <text:p>6924</text:p>
          </table:table-cell>
          <table:table-cell table:formula="of:=[.A1238]+[.A1237]+[.A1236]" office:value-type="float" office:value="20765" calcext:value-type="float">
            <text:p>20765</text:p>
          </table:table-cell>
          <table:table-cell table:formula="of:=[.B1238]&gt;[.B12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33" calcext:value-type="float">
            <text:p>6933</text:p>
          </table:table-cell>
          <table:table-cell table:formula="of:=[.A1239]+[.A1238]+[.A1237]" office:value-type="float" office:value="20779" calcext:value-type="float">
            <text:p>20779</text:p>
          </table:table-cell>
          <table:table-cell table:formula="of:=[.B1239]&gt;[.B12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35" calcext:value-type="float">
            <text:p>6935</text:p>
          </table:table-cell>
          <table:table-cell table:formula="of:=[.A1240]+[.A1239]+[.A1238]" office:value-type="float" office:value="20792" calcext:value-type="float">
            <text:p>20792</text:p>
          </table:table-cell>
          <table:table-cell table:formula="of:=[.B1240]&gt;[.B12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36" calcext:value-type="float">
            <text:p>6936</text:p>
          </table:table-cell>
          <table:table-cell table:formula="of:=[.A1241]+[.A1240]+[.A1239]" office:value-type="float" office:value="20804" calcext:value-type="float">
            <text:p>20804</text:p>
          </table:table-cell>
          <table:table-cell table:formula="of:=[.B1241]&gt;[.B12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37" calcext:value-type="float">
            <text:p>6937</text:p>
          </table:table-cell>
          <table:table-cell table:formula="of:=[.A1242]+[.A1241]+[.A1240]" office:value-type="float" office:value="20808" calcext:value-type="float">
            <text:p>20808</text:p>
          </table:table-cell>
          <table:table-cell table:formula="of:=[.B1242]&gt;[.B12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38" calcext:value-type="float">
            <text:p>6938</text:p>
          </table:table-cell>
          <table:table-cell table:formula="of:=[.A1243]+[.A1242]+[.A1241]" office:value-type="float" office:value="20811" calcext:value-type="float">
            <text:p>20811</text:p>
          </table:table-cell>
          <table:table-cell table:formula="of:=[.B1243]&gt;[.B12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52" calcext:value-type="float">
            <text:p>6952</text:p>
          </table:table-cell>
          <table:table-cell table:formula="of:=[.A1244]+[.A1243]+[.A1242]" office:value-type="float" office:value="20827" calcext:value-type="float">
            <text:p>20827</text:p>
          </table:table-cell>
          <table:table-cell table:formula="of:=[.B1244]&gt;[.B12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62" calcext:value-type="float">
            <text:p>6962</text:p>
          </table:table-cell>
          <table:table-cell table:formula="of:=[.A1245]+[.A1244]+[.A1243]" office:value-type="float" office:value="20852" calcext:value-type="float">
            <text:p>20852</text:p>
          </table:table-cell>
          <table:table-cell table:formula="of:=[.B1245]&gt;[.B12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65" calcext:value-type="float">
            <text:p>6965</text:p>
          </table:table-cell>
          <table:table-cell table:formula="of:=[.A1246]+[.A1245]+[.A1244]" office:value-type="float" office:value="20879" calcext:value-type="float">
            <text:p>20879</text:p>
          </table:table-cell>
          <table:table-cell table:formula="of:=[.B1246]&gt;[.B12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84" calcext:value-type="float">
            <text:p>6984</text:p>
          </table:table-cell>
          <table:table-cell table:formula="of:=[.A1247]+[.A1246]+[.A1245]" office:value-type="float" office:value="20911" calcext:value-type="float">
            <text:p>20911</text:p>
          </table:table-cell>
          <table:table-cell table:formula="of:=[.B1247]&gt;[.B12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87" calcext:value-type="float">
            <text:p>6987</text:p>
          </table:table-cell>
          <table:table-cell table:formula="of:=[.A1248]+[.A1247]+[.A1246]" office:value-type="float" office:value="20936" calcext:value-type="float">
            <text:p>20936</text:p>
          </table:table-cell>
          <table:table-cell table:formula="of:=[.B1248]&gt;[.B12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86" calcext:value-type="float">
            <text:p>6986</text:p>
          </table:table-cell>
          <table:table-cell table:formula="of:=[.A1249]+[.A1248]+[.A1247]" office:value-type="float" office:value="20957" calcext:value-type="float">
            <text:p>20957</text:p>
          </table:table-cell>
          <table:table-cell table:formula="of:=[.B1249]&gt;[.B12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85" calcext:value-type="float">
            <text:p>6985</text:p>
          </table:table-cell>
          <table:table-cell table:formula="of:=[.A1250]+[.A1249]+[.A1248]" office:value-type="float" office:value="20958" calcext:value-type="float">
            <text:p>20958</text:p>
          </table:table-cell>
          <table:table-cell table:formula="of:=[.B1250]&gt;[.B12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77" calcext:value-type="float">
            <text:p>6977</text:p>
          </table:table-cell>
          <table:table-cell table:formula="of:=[.A1251]+[.A1250]+[.A1249]" office:value-type="float" office:value="20948" calcext:value-type="float">
            <text:p>20948</text:p>
          </table:table-cell>
          <table:table-cell table:formula="of:=[.B1251]&gt;[.B125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967" calcext:value-type="float">
            <text:p>6967</text:p>
          </table:table-cell>
          <table:table-cell table:formula="of:=[.A1252]+[.A1251]+[.A1250]" office:value-type="float" office:value="20929" calcext:value-type="float">
            <text:p>20929</text:p>
          </table:table-cell>
          <table:table-cell table:formula="of:=[.B1252]&gt;[.B12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968" calcext:value-type="float">
            <text:p>6968</text:p>
          </table:table-cell>
          <table:table-cell table:formula="of:=[.A1253]+[.A1252]+[.A1251]" office:value-type="float" office:value="20912" calcext:value-type="float">
            <text:p>20912</text:p>
          </table:table-cell>
          <table:table-cell table:formula="of:=[.B1253]&gt;[.B12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966" calcext:value-type="float">
            <text:p>6966</text:p>
          </table:table-cell>
          <table:table-cell table:formula="of:=[.A1254]+[.A1253]+[.A1252]" office:value-type="float" office:value="20901" calcext:value-type="float">
            <text:p>20901</text:p>
          </table:table-cell>
          <table:table-cell table:formula="of:=[.B1254]&gt;[.B125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6980" calcext:value-type="float">
            <text:p>6980</text:p>
          </table:table-cell>
          <table:table-cell table:formula="of:=[.A1255]+[.A1254]+[.A1253]" office:value-type="float" office:value="20914" calcext:value-type="float">
            <text:p>20914</text:p>
          </table:table-cell>
          <table:table-cell table:formula="of:=[.B1255]&gt;[.B12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97" calcext:value-type="float">
            <text:p>6997</text:p>
          </table:table-cell>
          <table:table-cell table:formula="of:=[.A1256]+[.A1255]+[.A1254]" office:value-type="float" office:value="20943" calcext:value-type="float">
            <text:p>20943</text:p>
          </table:table-cell>
          <table:table-cell table:formula="of:=[.B1256]&gt;[.B12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94" calcext:value-type="float">
            <text:p>6994</text:p>
          </table:table-cell>
          <table:table-cell table:formula="of:=[.A1257]+[.A1256]+[.A1255]" office:value-type="float" office:value="20971" calcext:value-type="float">
            <text:p>20971</text:p>
          </table:table-cell>
          <table:table-cell table:formula="of:=[.B1257]&gt;[.B12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02" calcext:value-type="float">
            <text:p>7002</text:p>
          </table:table-cell>
          <table:table-cell table:formula="of:=[.A1258]+[.A1257]+[.A1256]" office:value-type="float" office:value="20993" calcext:value-type="float">
            <text:p>20993</text:p>
          </table:table-cell>
          <table:table-cell table:formula="of:=[.B1258]&gt;[.B12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08" calcext:value-type="float">
            <text:p>7008</text:p>
          </table:table-cell>
          <table:table-cell table:formula="of:=[.A1259]+[.A1258]+[.A1257]" office:value-type="float" office:value="21004" calcext:value-type="float">
            <text:p>21004</text:p>
          </table:table-cell>
          <table:table-cell table:formula="of:=[.B1259]&gt;[.B12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[.A1260]+[.A1259]+[.A1258]" office:value-type="float" office:value="21010" calcext:value-type="float">
            <text:p>21010</text:p>
          </table:table-cell>
          <table:table-cell table:formula="of:=[.B1260]&gt;[.B12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6975" calcext:value-type="float">
            <text:p>6975</text:p>
          </table:table-cell>
          <table:table-cell table:formula="of:=[.A1261]+[.A1260]+[.A1259]" office:value-type="float" office:value="20983" calcext:value-type="float">
            <text:p>20983</text:p>
          </table:table-cell>
          <table:table-cell table:formula="of:=[.B1261]&gt;[.B126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009" calcext:value-type="float">
            <text:p>7009</text:p>
          </table:table-cell>
          <table:table-cell table:formula="of:=[.A1262]+[.A1261]+[.A1260]" office:value-type="float" office:value="20984" calcext:value-type="float">
            <text:p>20984</text:p>
          </table:table-cell>
          <table:table-cell table:formula="of:=[.B1262]&gt;[.B12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14" calcext:value-type="float">
            <text:p>7014</text:p>
          </table:table-cell>
          <table:table-cell table:formula="of:=[.A1263]+[.A1262]+[.A1261]" office:value-type="float" office:value="20998" calcext:value-type="float">
            <text:p>20998</text:p>
          </table:table-cell>
          <table:table-cell table:formula="of:=[.B1263]&gt;[.B12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15" calcext:value-type="float">
            <text:p>7015</text:p>
          </table:table-cell>
          <table:table-cell table:formula="of:=[.A1264]+[.A1263]+[.A1262]" office:value-type="float" office:value="21038" calcext:value-type="float">
            <text:p>21038</text:p>
          </table:table-cell>
          <table:table-cell table:formula="of:=[.B1264]&gt;[.B12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26" calcext:value-type="float">
            <text:p>7026</text:p>
          </table:table-cell>
          <table:table-cell table:formula="of:=[.A1265]+[.A1264]+[.A1263]" office:value-type="float" office:value="21055" calcext:value-type="float">
            <text:p>21055</text:p>
          </table:table-cell>
          <table:table-cell table:formula="of:=[.B1265]&gt;[.B12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27" calcext:value-type="float">
            <text:p>7027</text:p>
          </table:table-cell>
          <table:table-cell table:formula="of:=[.A1266]+[.A1265]+[.A1264]" office:value-type="float" office:value="21068" calcext:value-type="float">
            <text:p>21068</text:p>
          </table:table-cell>
          <table:table-cell table:formula="of:=[.B1266]&gt;[.B12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34" calcext:value-type="float">
            <text:p>7034</text:p>
          </table:table-cell>
          <table:table-cell table:formula="of:=[.A1267]+[.A1266]+[.A1265]" office:value-type="float" office:value="21087" calcext:value-type="float">
            <text:p>21087</text:p>
          </table:table-cell>
          <table:table-cell table:formula="of:=[.B1267]&gt;[.B12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36" calcext:value-type="float">
            <text:p>7036</text:p>
          </table:table-cell>
          <table:table-cell table:formula="of:=[.A1268]+[.A1267]+[.A1266]" office:value-type="float" office:value="21097" calcext:value-type="float">
            <text:p>21097</text:p>
          </table:table-cell>
          <table:table-cell table:formula="of:=[.B1268]&gt;[.B12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41" calcext:value-type="float">
            <text:p>7041</text:p>
          </table:table-cell>
          <table:table-cell table:formula="of:=[.A1269]+[.A1268]+[.A1267]" office:value-type="float" office:value="21111" calcext:value-type="float">
            <text:p>21111</text:p>
          </table:table-cell>
          <table:table-cell table:formula="of:=[.B1269]&gt;[.B12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40" calcext:value-type="float">
            <text:p>7040</text:p>
          </table:table-cell>
          <table:table-cell table:formula="of:=[.A1270]+[.A1269]+[.A1268]" office:value-type="float" office:value="21117" calcext:value-type="float">
            <text:p>21117</text:p>
          </table:table-cell>
          <table:table-cell table:formula="of:=[.B1270]&gt;[.B12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41" calcext:value-type="float">
            <text:p>7041</text:p>
          </table:table-cell>
          <table:table-cell table:formula="of:=[.A1271]+[.A1270]+[.A1269]" office:value-type="float" office:value="21122" calcext:value-type="float">
            <text:p>21122</text:p>
          </table:table-cell>
          <table:table-cell table:formula="of:=[.B1271]&gt;[.B12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45" calcext:value-type="float">
            <text:p>7045</text:p>
          </table:table-cell>
          <table:table-cell table:formula="of:=[.A1272]+[.A1271]+[.A1270]" office:value-type="float" office:value="21126" calcext:value-type="float">
            <text:p>21126</text:p>
          </table:table-cell>
          <table:table-cell table:formula="of:=[.B1272]&gt;[.B12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48" calcext:value-type="float">
            <text:p>7048</text:p>
          </table:table-cell>
          <table:table-cell table:formula="of:=[.A1273]+[.A1272]+[.A1271]" office:value-type="float" office:value="21134" calcext:value-type="float">
            <text:p>21134</text:p>
          </table:table-cell>
          <table:table-cell table:formula="of:=[.B1273]&gt;[.B12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65" calcext:value-type="float">
            <text:p>7065</text:p>
          </table:table-cell>
          <table:table-cell table:formula="of:=[.A1274]+[.A1273]+[.A1272]" office:value-type="float" office:value="21158" calcext:value-type="float">
            <text:p>21158</text:p>
          </table:table-cell>
          <table:table-cell table:formula="of:=[.B1274]&gt;[.B12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74" calcext:value-type="float">
            <text:p>7074</text:p>
          </table:table-cell>
          <table:table-cell table:formula="of:=[.A1275]+[.A1274]+[.A1273]" office:value-type="float" office:value="21187" calcext:value-type="float">
            <text:p>21187</text:p>
          </table:table-cell>
          <table:table-cell table:formula="of:=[.B1275]&gt;[.B12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75" calcext:value-type="float">
            <text:p>7075</text:p>
          </table:table-cell>
          <table:table-cell table:formula="of:=[.A1276]+[.A1275]+[.A1274]" office:value-type="float" office:value="21214" calcext:value-type="float">
            <text:p>21214</text:p>
          </table:table-cell>
          <table:table-cell table:formula="of:=[.B1276]&gt;[.B12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82" calcext:value-type="float">
            <text:p>7082</text:p>
          </table:table-cell>
          <table:table-cell table:formula="of:=[.A1277]+[.A1276]+[.A1275]" office:value-type="float" office:value="21231" calcext:value-type="float">
            <text:p>21231</text:p>
          </table:table-cell>
          <table:table-cell table:formula="of:=[.B1277]&gt;[.B12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87" calcext:value-type="float">
            <text:p>7087</text:p>
          </table:table-cell>
          <table:table-cell table:formula="of:=[.A1278]+[.A1277]+[.A1276]" office:value-type="float" office:value="21244" calcext:value-type="float">
            <text:p>21244</text:p>
          </table:table-cell>
          <table:table-cell table:formula="of:=[.B1278]&gt;[.B12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92" calcext:value-type="float">
            <text:p>7092</text:p>
          </table:table-cell>
          <table:table-cell table:formula="of:=[.A1279]+[.A1278]+[.A1277]" office:value-type="float" office:value="21261" calcext:value-type="float">
            <text:p>21261</text:p>
          </table:table-cell>
          <table:table-cell table:formula="of:=[.B1279]&gt;[.B12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98" calcext:value-type="float">
            <text:p>7098</text:p>
          </table:table-cell>
          <table:table-cell table:formula="of:=[.A1280]+[.A1279]+[.A1278]" office:value-type="float" office:value="21277" calcext:value-type="float">
            <text:p>21277</text:p>
          </table:table-cell>
          <table:table-cell table:formula="of:=[.B1280]&gt;[.B12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097" calcext:value-type="float">
            <text:p>7097</text:p>
          </table:table-cell>
          <table:table-cell table:formula="of:=[.A1281]+[.A1280]+[.A1279]" office:value-type="float" office:value="21287" calcext:value-type="float">
            <text:p>21287</text:p>
          </table:table-cell>
          <table:table-cell table:formula="of:=[.B1281]&gt;[.B12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11" calcext:value-type="float">
            <text:p>7111</text:p>
          </table:table-cell>
          <table:table-cell table:formula="of:=[.A1282]+[.A1281]+[.A1280]" office:value-type="float" office:value="21306" calcext:value-type="float">
            <text:p>21306</text:p>
          </table:table-cell>
          <table:table-cell table:formula="of:=[.B1282]&gt;[.B12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27" calcext:value-type="float">
            <text:p>7127</text:p>
          </table:table-cell>
          <table:table-cell table:formula="of:=[.A1283]+[.A1282]+[.A1281]" office:value-type="float" office:value="21335" calcext:value-type="float">
            <text:p>21335</text:p>
          </table:table-cell>
          <table:table-cell table:formula="of:=[.B1283]&gt;[.B12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24" calcext:value-type="float">
            <text:p>7124</text:p>
          </table:table-cell>
          <table:table-cell table:formula="of:=[.A1284]+[.A1283]+[.A1282]" office:value-type="float" office:value="21362" calcext:value-type="float">
            <text:p>21362</text:p>
          </table:table-cell>
          <table:table-cell table:formula="of:=[.B1284]&gt;[.B12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35" calcext:value-type="float">
            <text:p>7135</text:p>
          </table:table-cell>
          <table:table-cell table:formula="of:=[.A1285]+[.A1284]+[.A1283]" office:value-type="float" office:value="21386" calcext:value-type="float">
            <text:p>21386</text:p>
          </table:table-cell>
          <table:table-cell table:formula="of:=[.B1285]&gt;[.B12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36" calcext:value-type="float">
            <text:p>7136</text:p>
          </table:table-cell>
          <table:table-cell table:formula="of:=[.A1286]+[.A1285]+[.A1284]" office:value-type="float" office:value="21395" calcext:value-type="float">
            <text:p>21395</text:p>
          </table:table-cell>
          <table:table-cell table:formula="of:=[.B1286]&gt;[.B12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37" calcext:value-type="float">
            <text:p>7137</text:p>
          </table:table-cell>
          <table:table-cell table:formula="of:=[.A1287]+[.A1286]+[.A1285]" office:value-type="float" office:value="21408" calcext:value-type="float">
            <text:p>21408</text:p>
          </table:table-cell>
          <table:table-cell table:formula="of:=[.B1287]&gt;[.B12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40" calcext:value-type="float">
            <text:p>7140</text:p>
          </table:table-cell>
          <table:table-cell table:formula="of:=[.A1288]+[.A1287]+[.A1286]" office:value-type="float" office:value="21413" calcext:value-type="float">
            <text:p>21413</text:p>
          </table:table-cell>
          <table:table-cell table:formula="of:=[.B1288]&gt;[.B12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53" calcext:value-type="float">
            <text:p>7153</text:p>
          </table:table-cell>
          <table:table-cell table:formula="of:=[.A1289]+[.A1288]+[.A1287]" office:value-type="float" office:value="21430" calcext:value-type="float">
            <text:p>21430</text:p>
          </table:table-cell>
          <table:table-cell table:formula="of:=[.B1289]&gt;[.B12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56" calcext:value-type="float">
            <text:p>7156</text:p>
          </table:table-cell>
          <table:table-cell table:formula="of:=[.A1290]+[.A1289]+[.A1288]" office:value-type="float" office:value="21449" calcext:value-type="float">
            <text:p>21449</text:p>
          </table:table-cell>
          <table:table-cell table:formula="of:=[.B1290]&gt;[.B12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58" calcext:value-type="float">
            <text:p>7158</text:p>
          </table:table-cell>
          <table:table-cell table:formula="of:=[.A1291]+[.A1290]+[.A1289]" office:value-type="float" office:value="21467" calcext:value-type="float">
            <text:p>21467</text:p>
          </table:table-cell>
          <table:table-cell table:formula="of:=[.B1291]&gt;[.B12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74" calcext:value-type="float">
            <text:p>7174</text:p>
          </table:table-cell>
          <table:table-cell table:formula="of:=[.A1292]+[.A1291]+[.A1290]" office:value-type="float" office:value="21488" calcext:value-type="float">
            <text:p>21488</text:p>
          </table:table-cell>
          <table:table-cell table:formula="of:=[.B1292]&gt;[.B12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76" calcext:value-type="float">
            <text:p>7176</text:p>
          </table:table-cell>
          <table:table-cell table:formula="of:=[.A1293]+[.A1292]+[.A1291]" office:value-type="float" office:value="21508" calcext:value-type="float">
            <text:p>21508</text:p>
          </table:table-cell>
          <table:table-cell table:formula="of:=[.B1293]&gt;[.B12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77" calcext:value-type="float">
            <text:p>7177</text:p>
          </table:table-cell>
          <table:table-cell table:formula="of:=[.A1294]+[.A1293]+[.A1292]" office:value-type="float" office:value="21527" calcext:value-type="float">
            <text:p>21527</text:p>
          </table:table-cell>
          <table:table-cell table:formula="of:=[.B1294]&gt;[.B12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63" calcext:value-type="float">
            <text:p>7163</text:p>
          </table:table-cell>
          <table:table-cell table:formula="of:=[.A1295]+[.A1294]+[.A1293]" office:value-type="float" office:value="21516" calcext:value-type="float">
            <text:p>21516</text:p>
          </table:table-cell>
          <table:table-cell table:formula="of:=[.B1295]&gt;[.B12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166" calcext:value-type="float">
            <text:p>7166</text:p>
          </table:table-cell>
          <table:table-cell table:formula="of:=[.A1296]+[.A1295]+[.A1294]" office:value-type="float" office:value="21506" calcext:value-type="float">
            <text:p>21506</text:p>
          </table:table-cell>
          <table:table-cell table:formula="of:=[.B1296]&gt;[.B129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159" calcext:value-type="float">
            <text:p>7159</text:p>
          </table:table-cell>
          <table:table-cell table:formula="of:=[.A1297]+[.A1296]+[.A1295]" office:value-type="float" office:value="21488" calcext:value-type="float">
            <text:p>21488</text:p>
          </table:table-cell>
          <table:table-cell table:formula="of:=[.B1297]&gt;[.B129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157" calcext:value-type="float">
            <text:p>7157</text:p>
          </table:table-cell>
          <table:table-cell table:formula="of:=[.A1298]+[.A1297]+[.A1296]" office:value-type="float" office:value="21482" calcext:value-type="float">
            <text:p>21482</text:p>
          </table:table-cell>
          <table:table-cell table:formula="of:=[.B1298]&gt;[.B129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158" calcext:value-type="float">
            <text:p>7158</text:p>
          </table:table-cell>
          <table:table-cell table:formula="of:=[.A1299]+[.A1298]+[.A1297]" office:value-type="float" office:value="21474" calcext:value-type="float">
            <text:p>21474</text:p>
          </table:table-cell>
          <table:table-cell table:formula="of:=[.B1299]&gt;[.B129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164" calcext:value-type="float">
            <text:p>7164</text:p>
          </table:table-cell>
          <table:table-cell table:formula="of:=[.A1300]+[.A1299]+[.A1298]" office:value-type="float" office:value="21479" calcext:value-type="float">
            <text:p>21479</text:p>
          </table:table-cell>
          <table:table-cell table:formula="of:=[.B1300]&gt;[.B12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65" calcext:value-type="float">
            <text:p>7165</text:p>
          </table:table-cell>
          <table:table-cell table:formula="of:=[.A1301]+[.A1300]+[.A1299]" office:value-type="float" office:value="21487" calcext:value-type="float">
            <text:p>21487</text:p>
          </table:table-cell>
          <table:table-cell table:formula="of:=[.B1301]&gt;[.B13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72" calcext:value-type="float">
            <text:p>7172</text:p>
          </table:table-cell>
          <table:table-cell table:formula="of:=[.A1302]+[.A1301]+[.A1300]" office:value-type="float" office:value="21501" calcext:value-type="float">
            <text:p>21501</text:p>
          </table:table-cell>
          <table:table-cell table:formula="of:=[.B1302]&gt;[.B13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90" calcext:value-type="float">
            <text:p>7190</text:p>
          </table:table-cell>
          <table:table-cell table:formula="of:=[.A1303]+[.A1302]+[.A1301]" office:value-type="float" office:value="21527" calcext:value-type="float">
            <text:p>21527</text:p>
          </table:table-cell>
          <table:table-cell table:formula="of:=[.B1303]&gt;[.B13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94" calcext:value-type="float">
            <text:p>7194</text:p>
          </table:table-cell>
          <table:table-cell table:formula="of:=[.A1304]+[.A1303]+[.A1302]" office:value-type="float" office:value="21556" calcext:value-type="float">
            <text:p>21556</text:p>
          </table:table-cell>
          <table:table-cell table:formula="of:=[.B1304]&gt;[.B13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199" calcext:value-type="float">
            <text:p>7199</text:p>
          </table:table-cell>
          <table:table-cell table:formula="of:=[.A1305]+[.A1304]+[.A1303]" office:value-type="float" office:value="21583" calcext:value-type="float">
            <text:p>21583</text:p>
          </table:table-cell>
          <table:table-cell table:formula="of:=[.B1305]&gt;[.B13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00" calcext:value-type="float">
            <text:p>7200</text:p>
          </table:table-cell>
          <table:table-cell table:formula="of:=[.A1306]+[.A1305]+[.A1304]" office:value-type="float" office:value="21593" calcext:value-type="float">
            <text:p>21593</text:p>
          </table:table-cell>
          <table:table-cell table:formula="of:=[.B1306]&gt;[.B13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05" calcext:value-type="float">
            <text:p>7205</text:p>
          </table:table-cell>
          <table:table-cell table:formula="of:=[.A1307]+[.A1306]+[.A1305]" office:value-type="float" office:value="21604" calcext:value-type="float">
            <text:p>21604</text:p>
          </table:table-cell>
          <table:table-cell table:formula="of:=[.B1307]&gt;[.B13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08" calcext:value-type="float">
            <text:p>7208</text:p>
          </table:table-cell>
          <table:table-cell table:formula="of:=[.A1308]+[.A1307]+[.A1306]" office:value-type="float" office:value="21613" calcext:value-type="float">
            <text:p>21613</text:p>
          </table:table-cell>
          <table:table-cell table:formula="of:=[.B1308]&gt;[.B13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07" calcext:value-type="float">
            <text:p>7207</text:p>
          </table:table-cell>
          <table:table-cell table:formula="of:=[.A1309]+[.A1308]+[.A1307]" office:value-type="float" office:value="21620" calcext:value-type="float">
            <text:p>21620</text:p>
          </table:table-cell>
          <table:table-cell table:formula="of:=[.B1309]&gt;[.B13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22" calcext:value-type="float">
            <text:p>7222</text:p>
          </table:table-cell>
          <table:table-cell table:formula="of:=[.A1310]+[.A1309]+[.A1308]" office:value-type="float" office:value="21637" calcext:value-type="float">
            <text:p>21637</text:p>
          </table:table-cell>
          <table:table-cell table:formula="of:=[.B1310]&gt;[.B13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27" calcext:value-type="float">
            <text:p>7227</text:p>
          </table:table-cell>
          <table:table-cell table:formula="of:=[.A1311]+[.A1310]+[.A1309]" office:value-type="float" office:value="21656" calcext:value-type="float">
            <text:p>21656</text:p>
          </table:table-cell>
          <table:table-cell table:formula="of:=[.B1311]&gt;[.B13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44" calcext:value-type="float">
            <text:p>7244</text:p>
          </table:table-cell>
          <table:table-cell table:formula="of:=[.A1312]+[.A1311]+[.A1310]" office:value-type="float" office:value="21693" calcext:value-type="float">
            <text:p>21693</text:p>
          </table:table-cell>
          <table:table-cell table:formula="of:=[.B1312]&gt;[.B13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49" calcext:value-type="float">
            <text:p>7249</text:p>
          </table:table-cell>
          <table:table-cell table:formula="of:=[.A1313]+[.A1312]+[.A1311]" office:value-type="float" office:value="21720" calcext:value-type="float">
            <text:p>21720</text:p>
          </table:table-cell>
          <table:table-cell table:formula="of:=[.B1313]&gt;[.B13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71" calcext:value-type="float">
            <text:p>7271</text:p>
          </table:table-cell>
          <table:table-cell table:formula="of:=[.A1314]+[.A1313]+[.A1312]" office:value-type="float" office:value="21764" calcext:value-type="float">
            <text:p>21764</text:p>
          </table:table-cell>
          <table:table-cell table:formula="of:=[.B1314]&gt;[.B13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72" calcext:value-type="float">
            <text:p>7272</text:p>
          </table:table-cell>
          <table:table-cell table:formula="of:=[.A1315]+[.A1314]+[.A1313]" office:value-type="float" office:value="21792" calcext:value-type="float">
            <text:p>21792</text:p>
          </table:table-cell>
          <table:table-cell table:formula="of:=[.B1315]&gt;[.B13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73" calcext:value-type="float">
            <text:p>7273</text:p>
          </table:table-cell>
          <table:table-cell table:formula="of:=[.A1316]+[.A1315]+[.A1314]" office:value-type="float" office:value="21816" calcext:value-type="float">
            <text:p>21816</text:p>
          </table:table-cell>
          <table:table-cell table:formula="of:=[.B1316]&gt;[.B13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74" calcext:value-type="float">
            <text:p>7274</text:p>
          </table:table-cell>
          <table:table-cell table:formula="of:=[.A1317]+[.A1316]+[.A1315]" office:value-type="float" office:value="21819" calcext:value-type="float">
            <text:p>21819</text:p>
          </table:table-cell>
          <table:table-cell table:formula="of:=[.B1317]&gt;[.B13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81" calcext:value-type="float">
            <text:p>7281</text:p>
          </table:table-cell>
          <table:table-cell table:formula="of:=[.A1318]+[.A1317]+[.A1316]" office:value-type="float" office:value="21828" calcext:value-type="float">
            <text:p>21828</text:p>
          </table:table-cell>
          <table:table-cell table:formula="of:=[.B1318]&gt;[.B13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86" calcext:value-type="float">
            <text:p>7286</text:p>
          </table:table-cell>
          <table:table-cell table:formula="of:=[.A1319]+[.A1318]+[.A1317]" office:value-type="float" office:value="21841" calcext:value-type="float">
            <text:p>21841</text:p>
          </table:table-cell>
          <table:table-cell table:formula="of:=[.B1319]&gt;[.B13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288" calcext:value-type="float">
            <text:p>7288</text:p>
          </table:table-cell>
          <table:table-cell table:formula="of:=[.A1320]+[.A1319]+[.A1318]" office:value-type="float" office:value="21855" calcext:value-type="float">
            <text:p>21855</text:p>
          </table:table-cell>
          <table:table-cell table:formula="of:=[.B1320]&gt;[.B13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14" calcext:value-type="float">
            <text:p>7314</text:p>
          </table:table-cell>
          <table:table-cell table:formula="of:=[.A1321]+[.A1320]+[.A1319]" office:value-type="float" office:value="21888" calcext:value-type="float">
            <text:p>21888</text:p>
          </table:table-cell>
          <table:table-cell table:formula="of:=[.B1321]&gt;[.B13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15" calcext:value-type="float">
            <text:p>7315</text:p>
          </table:table-cell>
          <table:table-cell table:formula="of:=[.A1322]+[.A1321]+[.A1320]" office:value-type="float" office:value="21917" calcext:value-type="float">
            <text:p>21917</text:p>
          </table:table-cell>
          <table:table-cell table:formula="of:=[.B1322]&gt;[.B13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17" calcext:value-type="float">
            <text:p>7317</text:p>
          </table:table-cell>
          <table:table-cell table:formula="of:=[.A1323]+[.A1322]+[.A1321]" office:value-type="float" office:value="21946" calcext:value-type="float">
            <text:p>21946</text:p>
          </table:table-cell>
          <table:table-cell table:formula="of:=[.B1323]&gt;[.B13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18" calcext:value-type="float">
            <text:p>7318</text:p>
          </table:table-cell>
          <table:table-cell table:formula="of:=[.A1324]+[.A1323]+[.A1322]" office:value-type="float" office:value="21950" calcext:value-type="float">
            <text:p>21950</text:p>
          </table:table-cell>
          <table:table-cell table:formula="of:=[.B1324]&gt;[.B13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19" calcext:value-type="float">
            <text:p>7319</text:p>
          </table:table-cell>
          <table:table-cell table:formula="of:=[.A1325]+[.A1324]+[.A1323]" office:value-type="float" office:value="21954" calcext:value-type="float">
            <text:p>21954</text:p>
          </table:table-cell>
          <table:table-cell table:formula="of:=[.B1325]&gt;[.B13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04" calcext:value-type="float">
            <text:p>7304</text:p>
          </table:table-cell>
          <table:table-cell table:formula="of:=[.A1326]+[.A1325]+[.A1324]" office:value-type="float" office:value="21941" calcext:value-type="float">
            <text:p>21941</text:p>
          </table:table-cell>
          <table:table-cell table:formula="of:=[.B1326]&gt;[.B132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307" calcext:value-type="float">
            <text:p>7307</text:p>
          </table:table-cell>
          <table:table-cell table:formula="of:=[.A1327]+[.A1326]+[.A1325]" office:value-type="float" office:value="21930" calcext:value-type="float">
            <text:p>21930</text:p>
          </table:table-cell>
          <table:table-cell table:formula="of:=[.B1327]&gt;[.B132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308" calcext:value-type="float">
            <text:p>7308</text:p>
          </table:table-cell>
          <table:table-cell table:formula="of:=[.A1328]+[.A1327]+[.A1326]" office:value-type="float" office:value="21919" calcext:value-type="float">
            <text:p>21919</text:p>
          </table:table-cell>
          <table:table-cell table:formula="of:=[.B1328]&gt;[.B132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309" calcext:value-type="float">
            <text:p>7309</text:p>
          </table:table-cell>
          <table:table-cell table:formula="of:=[.A1329]+[.A1328]+[.A1327]" office:value-type="float" office:value="21924" calcext:value-type="float">
            <text:p>21924</text:p>
          </table:table-cell>
          <table:table-cell table:formula="of:=[.B1329]&gt;[.B13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12" calcext:value-type="float">
            <text:p>7312</text:p>
          </table:table-cell>
          <table:table-cell table:formula="of:=[.A1330]+[.A1329]+[.A1328]" office:value-type="float" office:value="21929" calcext:value-type="float">
            <text:p>21929</text:p>
          </table:table-cell>
          <table:table-cell table:formula="of:=[.B1330]&gt;[.B13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19" calcext:value-type="float">
            <text:p>7319</text:p>
          </table:table-cell>
          <table:table-cell table:formula="of:=[.A1331]+[.A1330]+[.A1329]" office:value-type="float" office:value="21940" calcext:value-type="float">
            <text:p>21940</text:p>
          </table:table-cell>
          <table:table-cell table:formula="of:=[.B1331]&gt;[.B13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22" calcext:value-type="float">
            <text:p>7322</text:p>
          </table:table-cell>
          <table:table-cell table:formula="of:=[.A1332]+[.A1331]+[.A1330]" office:value-type="float" office:value="21953" calcext:value-type="float">
            <text:p>21953</text:p>
          </table:table-cell>
          <table:table-cell table:formula="of:=[.B1332]&gt;[.B13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37" calcext:value-type="float">
            <text:p>7337</text:p>
          </table:table-cell>
          <table:table-cell table:formula="of:=[.A1333]+[.A1332]+[.A1331]" office:value-type="float" office:value="21978" calcext:value-type="float">
            <text:p>21978</text:p>
          </table:table-cell>
          <table:table-cell table:formula="of:=[.B1333]&gt;[.B13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38" calcext:value-type="float">
            <text:p>7338</text:p>
          </table:table-cell>
          <table:table-cell table:formula="of:=[.A1334]+[.A1333]+[.A1332]" office:value-type="float" office:value="21997" calcext:value-type="float">
            <text:p>21997</text:p>
          </table:table-cell>
          <table:table-cell table:formula="of:=[.B1334]&gt;[.B13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45" calcext:value-type="float">
            <text:p>7345</text:p>
          </table:table-cell>
          <table:table-cell table:formula="of:=[.A1335]+[.A1334]+[.A1333]" office:value-type="float" office:value="22020" calcext:value-type="float">
            <text:p>22020</text:p>
          </table:table-cell>
          <table:table-cell table:formula="of:=[.B1335]&gt;[.B13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46" calcext:value-type="float">
            <text:p>7346</text:p>
          </table:table-cell>
          <table:table-cell table:formula="of:=[.A1336]+[.A1335]+[.A1334]" office:value-type="float" office:value="22029" calcext:value-type="float">
            <text:p>22029</text:p>
          </table:table-cell>
          <table:table-cell table:formula="of:=[.B1336]&gt;[.B13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50" calcext:value-type="float">
            <text:p>7350</text:p>
          </table:table-cell>
          <table:table-cell table:formula="of:=[.A1337]+[.A1336]+[.A1335]" office:value-type="float" office:value="22041" calcext:value-type="float">
            <text:p>22041</text:p>
          </table:table-cell>
          <table:table-cell table:formula="of:=[.B1337]&gt;[.B13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60" calcext:value-type="float">
            <text:p>7360</text:p>
          </table:table-cell>
          <table:table-cell table:formula="of:=[.A1338]+[.A1337]+[.A1336]" office:value-type="float" office:value="22056" calcext:value-type="float">
            <text:p>22056</text:p>
          </table:table-cell>
          <table:table-cell table:formula="of:=[.B1338]&gt;[.B13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61" calcext:value-type="float">
            <text:p>7361</text:p>
          </table:table-cell>
          <table:table-cell table:formula="of:=[.A1339]+[.A1338]+[.A1337]" office:value-type="float" office:value="22071" calcext:value-type="float">
            <text:p>22071</text:p>
          </table:table-cell>
          <table:table-cell table:formula="of:=[.B1339]&gt;[.B13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62" calcext:value-type="float">
            <text:p>7362</text:p>
          </table:table-cell>
          <table:table-cell table:formula="of:=[.A1340]+[.A1339]+[.A1338]" office:value-type="float" office:value="22083" calcext:value-type="float">
            <text:p>22083</text:p>
          </table:table-cell>
          <table:table-cell table:formula="of:=[.B1340]&gt;[.B13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360" calcext:value-type="float">
            <text:p>7360</text:p>
          </table:table-cell>
          <table:table-cell table:formula="of:=[.A1341]+[.A1340]+[.A1339]" office:value-type="float" office:value="22083" calcext:value-type="float">
            <text:p>22083</text:p>
          </table:table-cell>
          <table:table-cell table:formula="of:=[.B1341]&gt;[.B134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395" calcext:value-type="float">
            <text:p>7395</text:p>
          </table:table-cell>
          <table:table-cell table:formula="of:=[.A1342]+[.A1341]+[.A1340]" office:value-type="float" office:value="22117" calcext:value-type="float">
            <text:p>22117</text:p>
          </table:table-cell>
          <table:table-cell table:formula="of:=[.B1342]&gt;[.B13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00" calcext:value-type="float">
            <text:p>7400</text:p>
          </table:table-cell>
          <table:table-cell table:formula="of:=[.A1343]+[.A1342]+[.A1341]" office:value-type="float" office:value="22155" calcext:value-type="float">
            <text:p>22155</text:p>
          </table:table-cell>
          <table:table-cell table:formula="of:=[.B1343]&gt;[.B13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04" calcext:value-type="float">
            <text:p>7404</text:p>
          </table:table-cell>
          <table:table-cell table:formula="of:=[.A1344]+[.A1343]+[.A1342]" office:value-type="float" office:value="22199" calcext:value-type="float">
            <text:p>22199</text:p>
          </table:table-cell>
          <table:table-cell table:formula="of:=[.B1344]&gt;[.B13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05" calcext:value-type="float">
            <text:p>7405</text:p>
          </table:table-cell>
          <table:table-cell table:formula="of:=[.A1345]+[.A1344]+[.A1343]" office:value-type="float" office:value="22209" calcext:value-type="float">
            <text:p>22209</text:p>
          </table:table-cell>
          <table:table-cell table:formula="of:=[.B1345]&gt;[.B13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07" calcext:value-type="float">
            <text:p>7407</text:p>
          </table:table-cell>
          <table:table-cell table:formula="of:=[.A1346]+[.A1345]+[.A1344]" office:value-type="float" office:value="22216" calcext:value-type="float">
            <text:p>22216</text:p>
          </table:table-cell>
          <table:table-cell table:formula="of:=[.B1346]&gt;[.B13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06" calcext:value-type="float">
            <text:p>7406</text:p>
          </table:table-cell>
          <table:table-cell table:formula="of:=[.A1347]+[.A1346]+[.A1345]" office:value-type="float" office:value="22218" calcext:value-type="float">
            <text:p>22218</text:p>
          </table:table-cell>
          <table:table-cell table:formula="of:=[.B1347]&gt;[.B13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11" calcext:value-type="float">
            <text:p>7411</text:p>
          </table:table-cell>
          <table:table-cell table:formula="of:=[.A1348]+[.A1347]+[.A1346]" office:value-type="float" office:value="22224" calcext:value-type="float">
            <text:p>22224</text:p>
          </table:table-cell>
          <table:table-cell table:formula="of:=[.B1348]&gt;[.B13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20" calcext:value-type="float">
            <text:p>7420</text:p>
          </table:table-cell>
          <table:table-cell table:formula="of:=[.A1349]+[.A1348]+[.A1347]" office:value-type="float" office:value="22237" calcext:value-type="float">
            <text:p>22237</text:p>
          </table:table-cell>
          <table:table-cell table:formula="of:=[.B1349]&gt;[.B13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35" calcext:value-type="float">
            <text:p>7435</text:p>
          </table:table-cell>
          <table:table-cell table:formula="of:=[.A1350]+[.A1349]+[.A1348]" office:value-type="float" office:value="22266" calcext:value-type="float">
            <text:p>22266</text:p>
          </table:table-cell>
          <table:table-cell table:formula="of:=[.B1350]&gt;[.B13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40" calcext:value-type="float">
            <text:p>7440</text:p>
          </table:table-cell>
          <table:table-cell table:formula="of:=[.A1351]+[.A1350]+[.A1349]" office:value-type="float" office:value="22295" calcext:value-type="float">
            <text:p>22295</text:p>
          </table:table-cell>
          <table:table-cell table:formula="of:=[.B1351]&gt;[.B13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42" calcext:value-type="float">
            <text:p>7442</text:p>
          </table:table-cell>
          <table:table-cell table:formula="of:=[.A1352]+[.A1351]+[.A1350]" office:value-type="float" office:value="22317" calcext:value-type="float">
            <text:p>22317</text:p>
          </table:table-cell>
          <table:table-cell table:formula="of:=[.B1352]&gt;[.B13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46" calcext:value-type="float">
            <text:p>7446</text:p>
          </table:table-cell>
          <table:table-cell table:formula="of:=[.A1353]+[.A1352]+[.A1351]" office:value-type="float" office:value="22328" calcext:value-type="float">
            <text:p>22328</text:p>
          </table:table-cell>
          <table:table-cell table:formula="of:=[.B1353]&gt;[.B13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53" calcext:value-type="float">
            <text:p>7453</text:p>
          </table:table-cell>
          <table:table-cell table:formula="of:=[.A1354]+[.A1353]+[.A1352]" office:value-type="float" office:value="22341" calcext:value-type="float">
            <text:p>22341</text:p>
          </table:table-cell>
          <table:table-cell table:formula="of:=[.B1354]&gt;[.B13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46" calcext:value-type="float">
            <text:p>7446</text:p>
          </table:table-cell>
          <table:table-cell table:formula="of:=[.A1355]+[.A1354]+[.A1353]" office:value-type="float" office:value="22345" calcext:value-type="float">
            <text:p>22345</text:p>
          </table:table-cell>
          <table:table-cell table:formula="of:=[.B1355]&gt;[.B13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48" calcext:value-type="float">
            <text:p>7448</text:p>
          </table:table-cell>
          <table:table-cell table:formula="of:=[.A1356]+[.A1355]+[.A1354]" office:value-type="float" office:value="22347" calcext:value-type="float">
            <text:p>22347</text:p>
          </table:table-cell>
          <table:table-cell table:formula="of:=[.B1356]&gt;[.B13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67" calcext:value-type="float">
            <text:p>7467</text:p>
          </table:table-cell>
          <table:table-cell table:formula="of:=[.A1357]+[.A1356]+[.A1355]" office:value-type="float" office:value="22361" calcext:value-type="float">
            <text:p>22361</text:p>
          </table:table-cell>
          <table:table-cell table:formula="of:=[.B1357]&gt;[.B13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71" calcext:value-type="float">
            <text:p>7471</text:p>
          </table:table-cell>
          <table:table-cell table:formula="of:=[.A1358]+[.A1357]+[.A1356]" office:value-type="float" office:value="22386" calcext:value-type="float">
            <text:p>22386</text:p>
          </table:table-cell>
          <table:table-cell table:formula="of:=[.B1358]&gt;[.B13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69" calcext:value-type="float">
            <text:p>7469</text:p>
          </table:table-cell>
          <table:table-cell table:formula="of:=[.A1359]+[.A1358]+[.A1357]" office:value-type="float" office:value="22407" calcext:value-type="float">
            <text:p>22407</text:p>
          </table:table-cell>
          <table:table-cell table:formula="of:=[.B1359]&gt;[.B13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70" calcext:value-type="float">
            <text:p>7470</text:p>
          </table:table-cell>
          <table:table-cell table:formula="of:=[.A1360]+[.A1359]+[.A1358]" office:value-type="float" office:value="22410" calcext:value-type="float">
            <text:p>22410</text:p>
          </table:table-cell>
          <table:table-cell table:formula="of:=[.B1360]&gt;[.B13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82" calcext:value-type="float">
            <text:p>7482</text:p>
          </table:table-cell>
          <table:table-cell table:formula="of:=[.A1361]+[.A1360]+[.A1359]" office:value-type="float" office:value="22421" calcext:value-type="float">
            <text:p>22421</text:p>
          </table:table-cell>
          <table:table-cell table:formula="of:=[.B1361]&gt;[.B13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85" calcext:value-type="float">
            <text:p>7485</text:p>
          </table:table-cell>
          <table:table-cell table:formula="of:=[.A1362]+[.A1361]+[.A1360]" office:value-type="float" office:value="22437" calcext:value-type="float">
            <text:p>22437</text:p>
          </table:table-cell>
          <table:table-cell table:formula="of:=[.B1362]&gt;[.B13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92" calcext:value-type="float">
            <text:p>7492</text:p>
          </table:table-cell>
          <table:table-cell table:formula="of:=[.A1363]+[.A1362]+[.A1361]" office:value-type="float" office:value="22459" calcext:value-type="float">
            <text:p>22459</text:p>
          </table:table-cell>
          <table:table-cell table:formula="of:=[.B1363]&gt;[.B13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88" calcext:value-type="float">
            <text:p>7488</text:p>
          </table:table-cell>
          <table:table-cell table:formula="of:=[.A1364]+[.A1363]+[.A1362]" office:value-type="float" office:value="22465" calcext:value-type="float">
            <text:p>22465</text:p>
          </table:table-cell>
          <table:table-cell table:formula="of:=[.B1364]&gt;[.B13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89" calcext:value-type="float">
            <text:p>7489</text:p>
          </table:table-cell>
          <table:table-cell table:formula="of:=[.A1365]+[.A1364]+[.A1363]" office:value-type="float" office:value="22469" calcext:value-type="float">
            <text:p>22469</text:p>
          </table:table-cell>
          <table:table-cell table:formula="of:=[.B1365]&gt;[.B13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92" calcext:value-type="float">
            <text:p>7492</text:p>
          </table:table-cell>
          <table:table-cell table:formula="of:=[.A1366]+[.A1365]+[.A1364]" office:value-type="float" office:value="22469" calcext:value-type="float">
            <text:p>22469</text:p>
          </table:table-cell>
          <table:table-cell table:formula="of:=[.B1366]&gt;[.B136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493" calcext:value-type="float">
            <text:p>7493</text:p>
          </table:table-cell>
          <table:table-cell table:formula="of:=[.A1367]+[.A1366]+[.A1365]" office:value-type="float" office:value="22474" calcext:value-type="float">
            <text:p>22474</text:p>
          </table:table-cell>
          <table:table-cell table:formula="of:=[.B1367]&gt;[.B13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94" calcext:value-type="float">
            <text:p>7494</text:p>
          </table:table-cell>
          <table:table-cell table:formula="of:=[.A1368]+[.A1367]+[.A1366]" office:value-type="float" office:value="22479" calcext:value-type="float">
            <text:p>22479</text:p>
          </table:table-cell>
          <table:table-cell table:formula="of:=[.B1368]&gt;[.B13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497" calcext:value-type="float">
            <text:p>7497</text:p>
          </table:table-cell>
          <table:table-cell table:formula="of:=[.A1369]+[.A1368]+[.A1367]" office:value-type="float" office:value="22484" calcext:value-type="float">
            <text:p>22484</text:p>
          </table:table-cell>
          <table:table-cell table:formula="of:=[.B1369]&gt;[.B13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04" calcext:value-type="float">
            <text:p>7504</text:p>
          </table:table-cell>
          <table:table-cell table:formula="of:=[.A1370]+[.A1369]+[.A1368]" office:value-type="float" office:value="22495" calcext:value-type="float">
            <text:p>22495</text:p>
          </table:table-cell>
          <table:table-cell table:formula="of:=[.B1370]&gt;[.B13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20" calcext:value-type="float">
            <text:p>7520</text:p>
          </table:table-cell>
          <table:table-cell table:formula="of:=[.A1371]+[.A1370]+[.A1369]" office:value-type="float" office:value="22521" calcext:value-type="float">
            <text:p>22521</text:p>
          </table:table-cell>
          <table:table-cell table:formula="of:=[.B1371]&gt;[.B13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25" calcext:value-type="float">
            <text:p>7525</text:p>
          </table:table-cell>
          <table:table-cell table:formula="of:=[.A1372]+[.A1371]+[.A1370]" office:value-type="float" office:value="22549" calcext:value-type="float">
            <text:p>22549</text:p>
          </table:table-cell>
          <table:table-cell table:formula="of:=[.B1372]&gt;[.B13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47" calcext:value-type="float">
            <text:p>7547</text:p>
          </table:table-cell>
          <table:table-cell table:formula="of:=[.A1373]+[.A1372]+[.A1371]" office:value-type="float" office:value="22592" calcext:value-type="float">
            <text:p>22592</text:p>
          </table:table-cell>
          <table:table-cell table:formula="of:=[.B1373]&gt;[.B13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54" calcext:value-type="float">
            <text:p>7554</text:p>
          </table:table-cell>
          <table:table-cell table:formula="of:=[.A1374]+[.A1373]+[.A1372]" office:value-type="float" office:value="22626" calcext:value-type="float">
            <text:p>22626</text:p>
          </table:table-cell>
          <table:table-cell table:formula="of:=[.B1374]&gt;[.B13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43" calcext:value-type="float">
            <text:p>7543</text:p>
          </table:table-cell>
          <table:table-cell table:formula="of:=[.A1375]+[.A1374]+[.A1373]" office:value-type="float" office:value="22644" calcext:value-type="float">
            <text:p>22644</text:p>
          </table:table-cell>
          <table:table-cell table:formula="of:=[.B1375]&gt;[.B13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53" calcext:value-type="float">
            <text:p>7553</text:p>
          </table:table-cell>
          <table:table-cell table:formula="of:=[.A1376]+[.A1375]+[.A1374]" office:value-type="float" office:value="22650" calcext:value-type="float">
            <text:p>22650</text:p>
          </table:table-cell>
          <table:table-cell table:formula="of:=[.B1376]&gt;[.B13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60" calcext:value-type="float">
            <text:p>7560</text:p>
          </table:table-cell>
          <table:table-cell table:formula="of:=[.A1377]+[.A1376]+[.A1375]" office:value-type="float" office:value="22656" calcext:value-type="float">
            <text:p>22656</text:p>
          </table:table-cell>
          <table:table-cell table:formula="of:=[.B1377]&gt;[.B13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61" calcext:value-type="float">
            <text:p>7561</text:p>
          </table:table-cell>
          <table:table-cell table:formula="of:=[.A1378]+[.A1377]+[.A1376]" office:value-type="float" office:value="22674" calcext:value-type="float">
            <text:p>22674</text:p>
          </table:table-cell>
          <table:table-cell table:formula="of:=[.B1378]&gt;[.B13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77" calcext:value-type="float">
            <text:p>7577</text:p>
          </table:table-cell>
          <table:table-cell table:formula="of:=[.A1379]+[.A1378]+[.A1377]" office:value-type="float" office:value="22698" calcext:value-type="float">
            <text:p>22698</text:p>
          </table:table-cell>
          <table:table-cell table:formula="of:=[.B1379]&gt;[.B13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89" calcext:value-type="float">
            <text:p>7589</text:p>
          </table:table-cell>
          <table:table-cell table:formula="of:=[.A1380]+[.A1379]+[.A1378]" office:value-type="float" office:value="22727" calcext:value-type="float">
            <text:p>22727</text:p>
          </table:table-cell>
          <table:table-cell table:formula="of:=[.B1380]&gt;[.B13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91" calcext:value-type="float">
            <text:p>7591</text:p>
          </table:table-cell>
          <table:table-cell table:formula="of:=[.A1381]+[.A1380]+[.A1379]" office:value-type="float" office:value="22757" calcext:value-type="float">
            <text:p>22757</text:p>
          </table:table-cell>
          <table:table-cell table:formula="of:=[.B1381]&gt;[.B13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93" calcext:value-type="float">
            <text:p>7593</text:p>
          </table:table-cell>
          <table:table-cell table:formula="of:=[.A1382]+[.A1381]+[.A1380]" office:value-type="float" office:value="22773" calcext:value-type="float">
            <text:p>22773</text:p>
          </table:table-cell>
          <table:table-cell table:formula="of:=[.B1382]&gt;[.B13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87" calcext:value-type="float">
            <text:p>7587</text:p>
          </table:table-cell>
          <table:table-cell table:formula="of:=[.A1383]+[.A1382]+[.A1381]" office:value-type="float" office:value="22771" calcext:value-type="float">
            <text:p>22771</text:p>
          </table:table-cell>
          <table:table-cell table:formula="of:=[.B1383]&gt;[.B13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96" calcext:value-type="float">
            <text:p>7596</text:p>
          </table:table-cell>
          <table:table-cell table:formula="of:=[.A1384]+[.A1383]+[.A1382]" office:value-type="float" office:value="22776" calcext:value-type="float">
            <text:p>22776</text:p>
          </table:table-cell>
          <table:table-cell table:formula="of:=[.B1384]&gt;[.B13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97" calcext:value-type="float">
            <text:p>7597</text:p>
          </table:table-cell>
          <table:table-cell table:formula="of:=[.A1385]+[.A1384]+[.A1383]" office:value-type="float" office:value="22780" calcext:value-type="float">
            <text:p>22780</text:p>
          </table:table-cell>
          <table:table-cell table:formula="of:=[.B1385]&gt;[.B13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584" calcext:value-type="float">
            <text:p>7584</text:p>
          </table:table-cell>
          <table:table-cell table:formula="of:=[.A1386]+[.A1385]+[.A1384]" office:value-type="float" office:value="22777" calcext:value-type="float">
            <text:p>22777</text:p>
          </table:table-cell>
          <table:table-cell table:formula="of:=[.B1386]&gt;[.B138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90" calcext:value-type="float">
            <text:p>7590</text:p>
          </table:table-cell>
          <table:table-cell table:formula="of:=[.A1387]+[.A1386]+[.A1385]" office:value-type="float" office:value="22771" calcext:value-type="float">
            <text:p>22771</text:p>
          </table:table-cell>
          <table:table-cell table:formula="of:=[.B1387]&gt;[.B138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91" calcext:value-type="float">
            <text:p>7591</text:p>
          </table:table-cell>
          <table:table-cell table:formula="of:=[.A1388]+[.A1387]+[.A1386]" office:value-type="float" office:value="22765" calcext:value-type="float">
            <text:p>22765</text:p>
          </table:table-cell>
          <table:table-cell table:formula="of:=[.B1388]&gt;[.B138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599" calcext:value-type="float">
            <text:p>7599</text:p>
          </table:table-cell>
          <table:table-cell table:formula="of:=[.A1389]+[.A1388]+[.A1387]" office:value-type="float" office:value="22780" calcext:value-type="float">
            <text:p>22780</text:p>
          </table:table-cell>
          <table:table-cell table:formula="of:=[.B1389]&gt;[.B13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26" calcext:value-type="float">
            <text:p>7626</text:p>
          </table:table-cell>
          <table:table-cell table:formula="of:=[.A1390]+[.A1389]+[.A1388]" office:value-type="float" office:value="22816" calcext:value-type="float">
            <text:p>22816</text:p>
          </table:table-cell>
          <table:table-cell table:formula="of:=[.B1390]&gt;[.B13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27" calcext:value-type="float">
            <text:p>7627</text:p>
          </table:table-cell>
          <table:table-cell table:formula="of:=[.A1391]+[.A1390]+[.A1389]" office:value-type="float" office:value="22852" calcext:value-type="float">
            <text:p>22852</text:p>
          </table:table-cell>
          <table:table-cell table:formula="of:=[.B1391]&gt;[.B13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28" calcext:value-type="float">
            <text:p>7628</text:p>
          </table:table-cell>
          <table:table-cell table:formula="of:=[.A1392]+[.A1391]+[.A1390]" office:value-type="float" office:value="22881" calcext:value-type="float">
            <text:p>22881</text:p>
          </table:table-cell>
          <table:table-cell table:formula="of:=[.B1392]&gt;[.B13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30" calcext:value-type="float">
            <text:p>7630</text:p>
          </table:table-cell>
          <table:table-cell table:formula="of:=[.A1393]+[.A1392]+[.A1391]" office:value-type="float" office:value="22885" calcext:value-type="float">
            <text:p>22885</text:p>
          </table:table-cell>
          <table:table-cell table:formula="of:=[.B1393]&gt;[.B13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45" calcext:value-type="float">
            <text:p>7645</text:p>
          </table:table-cell>
          <table:table-cell table:formula="of:=[.A1394]+[.A1393]+[.A1392]" office:value-type="float" office:value="22903" calcext:value-type="float">
            <text:p>22903</text:p>
          </table:table-cell>
          <table:table-cell table:formula="of:=[.B1394]&gt;[.B13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39" calcext:value-type="float">
            <text:p>7639</text:p>
          </table:table-cell>
          <table:table-cell table:formula="of:=[.A1395]+[.A1394]+[.A1393]" office:value-type="float" office:value="22914" calcext:value-type="float">
            <text:p>22914</text:p>
          </table:table-cell>
          <table:table-cell table:formula="of:=[.B1395]&gt;[.B13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45" calcext:value-type="float">
            <text:p>7645</text:p>
          </table:table-cell>
          <table:table-cell table:formula="of:=[.A1396]+[.A1395]+[.A1394]" office:value-type="float" office:value="22929" calcext:value-type="float">
            <text:p>22929</text:p>
          </table:table-cell>
          <table:table-cell table:formula="of:=[.B1396]&gt;[.B13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52" calcext:value-type="float">
            <text:p>7652</text:p>
          </table:table-cell>
          <table:table-cell table:formula="of:=[.A1397]+[.A1396]+[.A1395]" office:value-type="float" office:value="22936" calcext:value-type="float">
            <text:p>22936</text:p>
          </table:table-cell>
          <table:table-cell table:formula="of:=[.B1397]&gt;[.B13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57" calcext:value-type="float">
            <text:p>7657</text:p>
          </table:table-cell>
          <table:table-cell table:formula="of:=[.A1398]+[.A1397]+[.A1396]" office:value-type="float" office:value="22954" calcext:value-type="float">
            <text:p>22954</text:p>
          </table:table-cell>
          <table:table-cell table:formula="of:=[.B1398]&gt;[.B13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62" calcext:value-type="float">
            <text:p>7662</text:p>
          </table:table-cell>
          <table:table-cell table:formula="of:=[.A1399]+[.A1398]+[.A1397]" office:value-type="float" office:value="22971" calcext:value-type="float">
            <text:p>22971</text:p>
          </table:table-cell>
          <table:table-cell table:formula="of:=[.B1399]&gt;[.B13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64" calcext:value-type="float">
            <text:p>7664</text:p>
          </table:table-cell>
          <table:table-cell table:formula="of:=[.A1400]+[.A1399]+[.A1398]" office:value-type="float" office:value="22983" calcext:value-type="float">
            <text:p>22983</text:p>
          </table:table-cell>
          <table:table-cell table:formula="of:=[.B1400]&gt;[.B13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74" calcext:value-type="float">
            <text:p>7674</text:p>
          </table:table-cell>
          <table:table-cell table:formula="of:=[.A1401]+[.A1400]+[.A1399]" office:value-type="float" office:value="23000" calcext:value-type="float">
            <text:p>23000</text:p>
          </table:table-cell>
          <table:table-cell table:formula="of:=[.B1401]&gt;[.B14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80" calcext:value-type="float">
            <text:p>7680</text:p>
          </table:table-cell>
          <table:table-cell table:formula="of:=[.A1402]+[.A1401]+[.A1400]" office:value-type="float" office:value="23018" calcext:value-type="float">
            <text:p>23018</text:p>
          </table:table-cell>
          <table:table-cell table:formula="of:=[.B1402]&gt;[.B14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81" calcext:value-type="float">
            <text:p>7681</text:p>
          </table:table-cell>
          <table:table-cell table:formula="of:=[.A1403]+[.A1402]+[.A1401]" office:value-type="float" office:value="23035" calcext:value-type="float">
            <text:p>23035</text:p>
          </table:table-cell>
          <table:table-cell table:formula="of:=[.B1403]&gt;[.B14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94" calcext:value-type="float">
            <text:p>7694</text:p>
          </table:table-cell>
          <table:table-cell table:formula="of:=[.A1404]+[.A1403]+[.A1402]" office:value-type="float" office:value="23055" calcext:value-type="float">
            <text:p>23055</text:p>
          </table:table-cell>
          <table:table-cell table:formula="of:=[.B1404]&gt;[.B14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698" calcext:value-type="float">
            <text:p>7698</text:p>
          </table:table-cell>
          <table:table-cell table:formula="of:=[.A1405]+[.A1404]+[.A1403]" office:value-type="float" office:value="23073" calcext:value-type="float">
            <text:p>23073</text:p>
          </table:table-cell>
          <table:table-cell table:formula="of:=[.B1405]&gt;[.B14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16" calcext:value-type="float">
            <text:p>7716</text:p>
          </table:table-cell>
          <table:table-cell table:formula="of:=[.A1406]+[.A1405]+[.A1404]" office:value-type="float" office:value="23108" calcext:value-type="float">
            <text:p>23108</text:p>
          </table:table-cell>
          <table:table-cell table:formula="of:=[.B1406]&gt;[.B14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04" calcext:value-type="float">
            <text:p>7704</text:p>
          </table:table-cell>
          <table:table-cell table:formula="of:=[.A1407]+[.A1406]+[.A1405]" office:value-type="float" office:value="23118" calcext:value-type="float">
            <text:p>23118</text:p>
          </table:table-cell>
          <table:table-cell table:formula="of:=[.B1407]&gt;[.B14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05" calcext:value-type="float">
            <text:p>7705</text:p>
          </table:table-cell>
          <table:table-cell table:formula="of:=[.A1408]+[.A1407]+[.A1406]" office:value-type="float" office:value="23125" calcext:value-type="float">
            <text:p>23125</text:p>
          </table:table-cell>
          <table:table-cell table:formula="of:=[.B1408]&gt;[.B14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06" calcext:value-type="float">
            <text:p>7706</text:p>
          </table:table-cell>
          <table:table-cell table:formula="of:=[.A1409]+[.A1408]+[.A1407]" office:value-type="float" office:value="23115" calcext:value-type="float">
            <text:p>23115</text:p>
          </table:table-cell>
          <table:table-cell table:formula="of:=[.B1409]&gt;[.B140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08" calcext:value-type="float">
            <text:p>7708</text:p>
          </table:table-cell>
          <table:table-cell table:formula="of:=[.A1410]+[.A1409]+[.A1408]" office:value-type="float" office:value="23119" calcext:value-type="float">
            <text:p>23119</text:p>
          </table:table-cell>
          <table:table-cell table:formula="of:=[.B1410]&gt;[.B14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12" calcext:value-type="float">
            <text:p>7712</text:p>
          </table:table-cell>
          <table:table-cell table:formula="of:=[.A1411]+[.A1410]+[.A1409]" office:value-type="float" office:value="23126" calcext:value-type="float">
            <text:p>23126</text:p>
          </table:table-cell>
          <table:table-cell table:formula="of:=[.B1411]&gt;[.B14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16" calcext:value-type="float">
            <text:p>7716</text:p>
          </table:table-cell>
          <table:table-cell table:formula="of:=[.A1412]+[.A1411]+[.A1410]" office:value-type="float" office:value="23136" calcext:value-type="float">
            <text:p>23136</text:p>
          </table:table-cell>
          <table:table-cell table:formula="of:=[.B1412]&gt;[.B14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15" calcext:value-type="float">
            <text:p>7715</text:p>
          </table:table-cell>
          <table:table-cell table:formula="of:=[.A1413]+[.A1412]+[.A1411]" office:value-type="float" office:value="23143" calcext:value-type="float">
            <text:p>23143</text:p>
          </table:table-cell>
          <table:table-cell table:formula="of:=[.B1413]&gt;[.B14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17" calcext:value-type="float">
            <text:p>7717</text:p>
          </table:table-cell>
          <table:table-cell table:formula="of:=[.A1414]+[.A1413]+[.A1412]" office:value-type="float" office:value="23148" calcext:value-type="float">
            <text:p>23148</text:p>
          </table:table-cell>
          <table:table-cell table:formula="of:=[.B1414]&gt;[.B14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22" calcext:value-type="float">
            <text:p>7722</text:p>
          </table:table-cell>
          <table:table-cell table:formula="of:=[.A1415]+[.A1414]+[.A1413]" office:value-type="float" office:value="23154" calcext:value-type="float">
            <text:p>23154</text:p>
          </table:table-cell>
          <table:table-cell table:formula="of:=[.B1415]&gt;[.B14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23" calcext:value-type="float">
            <text:p>7723</text:p>
          </table:table-cell>
          <table:table-cell table:formula="of:=[.A1416]+[.A1415]+[.A1414]" office:value-type="float" office:value="23162" calcext:value-type="float">
            <text:p>23162</text:p>
          </table:table-cell>
          <table:table-cell table:formula="of:=[.B1416]&gt;[.B14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28" calcext:value-type="float">
            <text:p>7728</text:p>
          </table:table-cell>
          <table:table-cell table:formula="of:=[.A1417]+[.A1416]+[.A1415]" office:value-type="float" office:value="23173" calcext:value-type="float">
            <text:p>23173</text:p>
          </table:table-cell>
          <table:table-cell table:formula="of:=[.B1417]&gt;[.B14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21" calcext:value-type="float">
            <text:p>7721</text:p>
          </table:table-cell>
          <table:table-cell table:formula="of:=[.A1418]+[.A1417]+[.A1416]" office:value-type="float" office:value="23172" calcext:value-type="float">
            <text:p>23172</text:p>
          </table:table-cell>
          <table:table-cell table:formula="of:=[.B1418]&gt;[.B141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22" calcext:value-type="float">
            <text:p>7722</text:p>
          </table:table-cell>
          <table:table-cell table:formula="of:=[.A1419]+[.A1418]+[.A1417]" office:value-type="float" office:value="23171" calcext:value-type="float">
            <text:p>23171</text:p>
          </table:table-cell>
          <table:table-cell table:formula="of:=[.B1419]&gt;[.B141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24" calcext:value-type="float">
            <text:p>7724</text:p>
          </table:table-cell>
          <table:table-cell table:formula="of:=[.A1420]+[.A1419]+[.A1418]" office:value-type="float" office:value="23167" calcext:value-type="float">
            <text:p>23167</text:p>
          </table:table-cell>
          <table:table-cell table:formula="of:=[.B1420]&gt;[.B141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27" calcext:value-type="float">
            <text:p>7727</text:p>
          </table:table-cell>
          <table:table-cell table:formula="of:=[.A1421]+[.A1420]+[.A1419]" office:value-type="float" office:value="23173" calcext:value-type="float">
            <text:p>23173</text:p>
          </table:table-cell>
          <table:table-cell table:formula="of:=[.B1421]&gt;[.B14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35" calcext:value-type="float">
            <text:p>7735</text:p>
          </table:table-cell>
          <table:table-cell table:formula="of:=[.A1422]+[.A1421]+[.A1420]" office:value-type="float" office:value="23186" calcext:value-type="float">
            <text:p>23186</text:p>
          </table:table-cell>
          <table:table-cell table:formula="of:=[.B1422]&gt;[.B14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37" calcext:value-type="float">
            <text:p>7737</text:p>
          </table:table-cell>
          <table:table-cell table:formula="of:=[.A1423]+[.A1422]+[.A1421]" office:value-type="float" office:value="23199" calcext:value-type="float">
            <text:p>23199</text:p>
          </table:table-cell>
          <table:table-cell table:formula="of:=[.B1423]&gt;[.B14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25" calcext:value-type="float">
            <text:p>7725</text:p>
          </table:table-cell>
          <table:table-cell table:formula="of:=[.A1424]+[.A1423]+[.A1422]" office:value-type="float" office:value="23197" calcext:value-type="float">
            <text:p>23197</text:p>
          </table:table-cell>
          <table:table-cell table:formula="of:=[.B1424]&gt;[.B14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46" calcext:value-type="float">
            <text:p>7746</text:p>
          </table:table-cell>
          <table:table-cell table:formula="of:=[.A1425]+[.A1424]+[.A1423]" office:value-type="float" office:value="23208" calcext:value-type="float">
            <text:p>23208</text:p>
          </table:table-cell>
          <table:table-cell table:formula="of:=[.B1425]&gt;[.B14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47" calcext:value-type="float">
            <text:p>7747</text:p>
          </table:table-cell>
          <table:table-cell table:formula="of:=[.A1426]+[.A1425]+[.A1424]" office:value-type="float" office:value="23218" calcext:value-type="float">
            <text:p>23218</text:p>
          </table:table-cell>
          <table:table-cell table:formula="of:=[.B1426]&gt;[.B14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50" calcext:value-type="float">
            <text:p>7750</text:p>
          </table:table-cell>
          <table:table-cell table:formula="of:=[.A1427]+[.A1426]+[.A1425]" office:value-type="float" office:value="23243" calcext:value-type="float">
            <text:p>23243</text:p>
          </table:table-cell>
          <table:table-cell table:formula="of:=[.B1427]&gt;[.B14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61" calcext:value-type="float">
            <text:p>7761</text:p>
          </table:table-cell>
          <table:table-cell table:formula="of:=[.A1428]+[.A1427]+[.A1426]" office:value-type="float" office:value="23258" calcext:value-type="float">
            <text:p>23258</text:p>
          </table:table-cell>
          <table:table-cell table:formula="of:=[.B1428]&gt;[.B14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62" calcext:value-type="float">
            <text:p>7762</text:p>
          </table:table-cell>
          <table:table-cell table:formula="of:=[.A1429]+[.A1428]+[.A1427]" office:value-type="float" office:value="23273" calcext:value-type="float">
            <text:p>23273</text:p>
          </table:table-cell>
          <table:table-cell table:formula="of:=[.B1429]&gt;[.B14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65" calcext:value-type="float">
            <text:p>7765</text:p>
          </table:table-cell>
          <table:table-cell table:formula="of:=[.A1430]+[.A1429]+[.A1428]" office:value-type="float" office:value="23288" calcext:value-type="float">
            <text:p>23288</text:p>
          </table:table-cell>
          <table:table-cell table:formula="of:=[.B1430]&gt;[.B14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77" calcext:value-type="float">
            <text:p>7777</text:p>
          </table:table-cell>
          <table:table-cell table:formula="of:=[.A1431]+[.A1430]+[.A1429]" office:value-type="float" office:value="23304" calcext:value-type="float">
            <text:p>23304</text:p>
          </table:table-cell>
          <table:table-cell table:formula="of:=[.B1431]&gt;[.B14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80" calcext:value-type="float">
            <text:p>7780</text:p>
          </table:table-cell>
          <table:table-cell table:formula="of:=[.A1432]+[.A1431]+[.A1430]" office:value-type="float" office:value="23322" calcext:value-type="float">
            <text:p>23322</text:p>
          </table:table-cell>
          <table:table-cell table:formula="of:=[.B1432]&gt;[.B14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76" calcext:value-type="float">
            <text:p>7776</text:p>
          </table:table-cell>
          <table:table-cell table:formula="of:=[.A1433]+[.A1432]+[.A1431]" office:value-type="float" office:value="23333" calcext:value-type="float">
            <text:p>23333</text:p>
          </table:table-cell>
          <table:table-cell table:formula="of:=[.B1433]&gt;[.B14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77" calcext:value-type="float">
            <text:p>7777</text:p>
          </table:table-cell>
          <table:table-cell table:formula="of:=[.A1434]+[.A1433]+[.A1432]" office:value-type="float" office:value="23333" calcext:value-type="float">
            <text:p>23333</text:p>
          </table:table-cell>
          <table:table-cell table:formula="of:=[.B1434]&gt;[.B14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78" calcext:value-type="float">
            <text:p>7778</text:p>
          </table:table-cell>
          <table:table-cell table:formula="of:=[.A1435]+[.A1434]+[.A1433]" office:value-type="float" office:value="23331" calcext:value-type="float">
            <text:p>23331</text:p>
          </table:table-cell>
          <table:table-cell table:formula="of:=[.B1435]&gt;[.B143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59" calcext:value-type="float">
            <text:p>7759</text:p>
          </table:table-cell>
          <table:table-cell table:formula="of:=[.A1436]+[.A1435]+[.A1434]" office:value-type="float" office:value="23314" calcext:value-type="float">
            <text:p>23314</text:p>
          </table:table-cell>
          <table:table-cell table:formula="of:=[.B1436]&gt;[.B143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69" calcext:value-type="float">
            <text:p>7769</text:p>
          </table:table-cell>
          <table:table-cell table:formula="of:=[.A1437]+[.A1436]+[.A1435]" office:value-type="float" office:value="23306" calcext:value-type="float">
            <text:p>23306</text:p>
          </table:table-cell>
          <table:table-cell table:formula="of:=[.B1437]&gt;[.B143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70" calcext:value-type="float">
            <text:p>7770</text:p>
          </table:table-cell>
          <table:table-cell table:formula="of:=[.A1438]+[.A1437]+[.A1436]" office:value-type="float" office:value="23298" calcext:value-type="float">
            <text:p>23298</text:p>
          </table:table-cell>
          <table:table-cell table:formula="of:=[.B1438]&gt;[.B143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7787" calcext:value-type="float">
            <text:p>7787</text:p>
          </table:table-cell>
          <table:table-cell table:formula="of:=[.A1439]+[.A1438]+[.A1437]" office:value-type="float" office:value="23326" calcext:value-type="float">
            <text:p>23326</text:p>
          </table:table-cell>
          <table:table-cell table:formula="of:=[.B1439]&gt;[.B14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97" calcext:value-type="float">
            <text:p>7797</text:p>
          </table:table-cell>
          <table:table-cell table:formula="of:=[.A1440]+[.A1439]+[.A1438]" office:value-type="float" office:value="23354" calcext:value-type="float">
            <text:p>23354</text:p>
          </table:table-cell>
          <table:table-cell table:formula="of:=[.B1440]&gt;[.B14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798" calcext:value-type="float">
            <text:p>7798</text:p>
          </table:table-cell>
          <table:table-cell table:formula="of:=[.A1441]+[.A1440]+[.A1439]" office:value-type="float" office:value="23382" calcext:value-type="float">
            <text:p>23382</text:p>
          </table:table-cell>
          <table:table-cell table:formula="of:=[.B1441]&gt;[.B14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04" calcext:value-type="float">
            <text:p>7804</text:p>
          </table:table-cell>
          <table:table-cell table:formula="of:=[.A1442]+[.A1441]+[.A1440]" office:value-type="float" office:value="23399" calcext:value-type="float">
            <text:p>23399</text:p>
          </table:table-cell>
          <table:table-cell table:formula="of:=[.B1442]&gt;[.B14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03" calcext:value-type="float">
            <text:p>7803</text:p>
          </table:table-cell>
          <table:table-cell table:formula="of:=[.A1443]+[.A1442]+[.A1441]" office:value-type="float" office:value="23405" calcext:value-type="float">
            <text:p>23405</text:p>
          </table:table-cell>
          <table:table-cell table:formula="of:=[.B1443]&gt;[.B14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04" calcext:value-type="float">
            <text:p>7804</text:p>
          </table:table-cell>
          <table:table-cell table:formula="of:=[.A1444]+[.A1443]+[.A1442]" office:value-type="float" office:value="23411" calcext:value-type="float">
            <text:p>23411</text:p>
          </table:table-cell>
          <table:table-cell table:formula="of:=[.B1444]&gt;[.B14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05" calcext:value-type="float">
            <text:p>7805</text:p>
          </table:table-cell>
          <table:table-cell table:formula="of:=[.A1445]+[.A1444]+[.A1443]" office:value-type="float" office:value="23412" calcext:value-type="float">
            <text:p>23412</text:p>
          </table:table-cell>
          <table:table-cell table:formula="of:=[.B1445]&gt;[.B14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11" calcext:value-type="float">
            <text:p>7811</text:p>
          </table:table-cell>
          <table:table-cell table:formula="of:=[.A1446]+[.A1445]+[.A1444]" office:value-type="float" office:value="23420" calcext:value-type="float">
            <text:p>23420</text:p>
          </table:table-cell>
          <table:table-cell table:formula="of:=[.B1446]&gt;[.B14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25" calcext:value-type="float">
            <text:p>7825</text:p>
          </table:table-cell>
          <table:table-cell table:formula="of:=[.A1447]+[.A1446]+[.A1445]" office:value-type="float" office:value="23441" calcext:value-type="float">
            <text:p>23441</text:p>
          </table:table-cell>
          <table:table-cell table:formula="of:=[.B1447]&gt;[.B14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24" calcext:value-type="float">
            <text:p>7824</text:p>
          </table:table-cell>
          <table:table-cell table:formula="of:=[.A1448]+[.A1447]+[.A1446]" office:value-type="float" office:value="23460" calcext:value-type="float">
            <text:p>23460</text:p>
          </table:table-cell>
          <table:table-cell table:formula="of:=[.B1448]&gt;[.B14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26" calcext:value-type="float">
            <text:p>7826</text:p>
          </table:table-cell>
          <table:table-cell table:formula="of:=[.A1449]+[.A1448]+[.A1447]" office:value-type="float" office:value="23475" calcext:value-type="float">
            <text:p>23475</text:p>
          </table:table-cell>
          <table:table-cell table:formula="of:=[.B1449]&gt;[.B14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27" calcext:value-type="float">
            <text:p>7827</text:p>
          </table:table-cell>
          <table:table-cell table:formula="of:=[.A1450]+[.A1449]+[.A1448]" office:value-type="float" office:value="23477" calcext:value-type="float">
            <text:p>23477</text:p>
          </table:table-cell>
          <table:table-cell table:formula="of:=[.B1450]&gt;[.B14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28" calcext:value-type="float">
            <text:p>7828</text:p>
          </table:table-cell>
          <table:table-cell table:formula="of:=[.A1451]+[.A1450]+[.A1449]" office:value-type="float" office:value="23481" calcext:value-type="float">
            <text:p>23481</text:p>
          </table:table-cell>
          <table:table-cell table:formula="of:=[.B1451]&gt;[.B14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51" calcext:value-type="float">
            <text:p>7851</text:p>
          </table:table-cell>
          <table:table-cell table:formula="of:=[.A1452]+[.A1451]+[.A1450]" office:value-type="float" office:value="23506" calcext:value-type="float">
            <text:p>23506</text:p>
          </table:table-cell>
          <table:table-cell table:formula="of:=[.B1452]&gt;[.B14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67" calcext:value-type="float">
            <text:p>7867</text:p>
          </table:table-cell>
          <table:table-cell table:formula="of:=[.A1453]+[.A1452]+[.A1451]" office:value-type="float" office:value="23546" calcext:value-type="float">
            <text:p>23546</text:p>
          </table:table-cell>
          <table:table-cell table:formula="of:=[.B1453]&gt;[.B14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87" calcext:value-type="float">
            <text:p>7887</text:p>
          </table:table-cell>
          <table:table-cell table:formula="of:=[.A1454]+[.A1453]+[.A1452]" office:value-type="float" office:value="23605" calcext:value-type="float">
            <text:p>23605</text:p>
          </table:table-cell>
          <table:table-cell table:formula="of:=[.B1454]&gt;[.B14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89" calcext:value-type="float">
            <text:p>7889</text:p>
          </table:table-cell>
          <table:table-cell table:formula="of:=[.A1455]+[.A1454]+[.A1453]" office:value-type="float" office:value="23643" calcext:value-type="float">
            <text:p>23643</text:p>
          </table:table-cell>
          <table:table-cell table:formula="of:=[.B1455]&gt;[.B14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890" calcext:value-type="float">
            <text:p>7890</text:p>
          </table:table-cell>
          <table:table-cell table:formula="of:=[.A1456]+[.A1455]+[.A1454]" office:value-type="float" office:value="23666" calcext:value-type="float">
            <text:p>23666</text:p>
          </table:table-cell>
          <table:table-cell table:formula="of:=[.B1456]&gt;[.B14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00" calcext:value-type="float">
            <text:p>7900</text:p>
          </table:table-cell>
          <table:table-cell table:formula="of:=[.A1457]+[.A1456]+[.A1455]" office:value-type="float" office:value="23679" calcext:value-type="float">
            <text:p>23679</text:p>
          </table:table-cell>
          <table:table-cell table:formula="of:=[.B1457]&gt;[.B14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04" calcext:value-type="float">
            <text:p>7904</text:p>
          </table:table-cell>
          <table:table-cell table:formula="of:=[.A1458]+[.A1457]+[.A1456]" office:value-type="float" office:value="23694" calcext:value-type="float">
            <text:p>23694</text:p>
          </table:table-cell>
          <table:table-cell table:formula="of:=[.B1458]&gt;[.B14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17" calcext:value-type="float">
            <text:p>7917</text:p>
          </table:table-cell>
          <table:table-cell table:formula="of:=[.A1459]+[.A1458]+[.A1457]" office:value-type="float" office:value="23721" calcext:value-type="float">
            <text:p>23721</text:p>
          </table:table-cell>
          <table:table-cell table:formula="of:=[.B1459]&gt;[.B14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18" calcext:value-type="float">
            <text:p>7918</text:p>
          </table:table-cell>
          <table:table-cell table:formula="of:=[.A1460]+[.A1459]+[.A1458]" office:value-type="float" office:value="23739" calcext:value-type="float">
            <text:p>23739</text:p>
          </table:table-cell>
          <table:table-cell table:formula="of:=[.B1460]&gt;[.B14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35" calcext:value-type="float">
            <text:p>7935</text:p>
          </table:table-cell>
          <table:table-cell table:formula="of:=[.A1461]+[.A1460]+[.A1459]" office:value-type="float" office:value="23770" calcext:value-type="float">
            <text:p>23770</text:p>
          </table:table-cell>
          <table:table-cell table:formula="of:=[.B1461]&gt;[.B14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41" calcext:value-type="float">
            <text:p>7941</text:p>
          </table:table-cell>
          <table:table-cell table:formula="of:=[.A1462]+[.A1461]+[.A1460]" office:value-type="float" office:value="23794" calcext:value-type="float">
            <text:p>23794</text:p>
          </table:table-cell>
          <table:table-cell table:formula="of:=[.B1462]&gt;[.B14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42" calcext:value-type="float">
            <text:p>7942</text:p>
          </table:table-cell>
          <table:table-cell table:formula="of:=[.A1463]+[.A1462]+[.A1461]" office:value-type="float" office:value="23818" calcext:value-type="float">
            <text:p>23818</text:p>
          </table:table-cell>
          <table:table-cell table:formula="of:=[.B1463]&gt;[.B14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46" calcext:value-type="float">
            <text:p>7946</text:p>
          </table:table-cell>
          <table:table-cell table:formula="of:=[.A1464]+[.A1463]+[.A1462]" office:value-type="float" office:value="23829" calcext:value-type="float">
            <text:p>23829</text:p>
          </table:table-cell>
          <table:table-cell table:formula="of:=[.B1464]&gt;[.B14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47" calcext:value-type="float">
            <text:p>7947</text:p>
          </table:table-cell>
          <table:table-cell table:formula="of:=[.A1465]+[.A1464]+[.A1463]" office:value-type="float" office:value="23835" calcext:value-type="float">
            <text:p>23835</text:p>
          </table:table-cell>
          <table:table-cell table:formula="of:=[.B1465]&gt;[.B14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48" calcext:value-type="float">
            <text:p>7948</text:p>
          </table:table-cell>
          <table:table-cell table:formula="of:=[.A1466]+[.A1465]+[.A1464]" office:value-type="float" office:value="23841" calcext:value-type="float">
            <text:p>23841</text:p>
          </table:table-cell>
          <table:table-cell table:formula="of:=[.B1466]&gt;[.B14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49" calcext:value-type="float">
            <text:p>7949</text:p>
          </table:table-cell>
          <table:table-cell table:formula="of:=[.A1467]+[.A1466]+[.A1465]" office:value-type="float" office:value="23844" calcext:value-type="float">
            <text:p>23844</text:p>
          </table:table-cell>
          <table:table-cell table:formula="of:=[.B1467]&gt;[.B14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76" calcext:value-type="float">
            <text:p>7976</text:p>
          </table:table-cell>
          <table:table-cell table:formula="of:=[.A1468]+[.A1467]+[.A1466]" office:value-type="float" office:value="23873" calcext:value-type="float">
            <text:p>23873</text:p>
          </table:table-cell>
          <table:table-cell table:formula="of:=[.B1468]&gt;[.B14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79" calcext:value-type="float">
            <text:p>7979</text:p>
          </table:table-cell>
          <table:table-cell table:formula="of:=[.A1469]+[.A1468]+[.A1467]" office:value-type="float" office:value="23904" calcext:value-type="float">
            <text:p>23904</text:p>
          </table:table-cell>
          <table:table-cell table:formula="of:=[.B1469]&gt;[.B14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81" calcext:value-type="float">
            <text:p>7981</text:p>
          </table:table-cell>
          <table:table-cell table:formula="of:=[.A1470]+[.A1469]+[.A1468]" office:value-type="float" office:value="23936" calcext:value-type="float">
            <text:p>23936</text:p>
          </table:table-cell>
          <table:table-cell table:formula="of:=[.B1470]&gt;[.B14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83" calcext:value-type="float">
            <text:p>7983</text:p>
          </table:table-cell>
          <table:table-cell table:formula="of:=[.A1471]+[.A1470]+[.A1469]" office:value-type="float" office:value="23943" calcext:value-type="float">
            <text:p>23943</text:p>
          </table:table-cell>
          <table:table-cell table:formula="of:=[.B1471]&gt;[.B14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88" calcext:value-type="float">
            <text:p>7988</text:p>
          </table:table-cell>
          <table:table-cell table:formula="of:=[.A1472]+[.A1471]+[.A1470]" office:value-type="float" office:value="23952" calcext:value-type="float">
            <text:p>23952</text:p>
          </table:table-cell>
          <table:table-cell table:formula="of:=[.B1472]&gt;[.B14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7999" calcext:value-type="float">
            <text:p>7999</text:p>
          </table:table-cell>
          <table:table-cell table:formula="of:=[.A1473]+[.A1472]+[.A1471]" office:value-type="float" office:value="23970" calcext:value-type="float">
            <text:p>23970</text:p>
          </table:table-cell>
          <table:table-cell table:formula="of:=[.B1473]&gt;[.B14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A1474]+[.A1473]+[.A1472]" office:value-type="float" office:value="23987" calcext:value-type="float">
            <text:p>23987</text:p>
          </table:table-cell>
          <table:table-cell table:formula="of:=[.B1474]&gt;[.B14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09" calcext:value-type="float">
            <text:p>8009</text:p>
          </table:table-cell>
          <table:table-cell table:formula="of:=[.A1475]+[.A1474]+[.A1473]" office:value-type="float" office:value="24008" calcext:value-type="float">
            <text:p>24008</text:p>
          </table:table-cell>
          <table:table-cell table:formula="of:=[.B1475]&gt;[.B14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11" calcext:value-type="float">
            <text:p>8011</text:p>
          </table:table-cell>
          <table:table-cell table:formula="of:=[.A1476]+[.A1475]+[.A1474]" office:value-type="float" office:value="24020" calcext:value-type="float">
            <text:p>24020</text:p>
          </table:table-cell>
          <table:table-cell table:formula="of:=[.B1476]&gt;[.B14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12" calcext:value-type="float">
            <text:p>8012</text:p>
          </table:table-cell>
          <table:table-cell table:formula="of:=[.A1477]+[.A1476]+[.A1475]" office:value-type="float" office:value="24032" calcext:value-type="float">
            <text:p>24032</text:p>
          </table:table-cell>
          <table:table-cell table:formula="of:=[.B1477]&gt;[.B14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19" calcext:value-type="float">
            <text:p>8019</text:p>
          </table:table-cell>
          <table:table-cell table:formula="of:=[.A1478]+[.A1477]+[.A1476]" office:value-type="float" office:value="24042" calcext:value-type="float">
            <text:p>24042</text:p>
          </table:table-cell>
          <table:table-cell table:formula="of:=[.B1478]&gt;[.B14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21" calcext:value-type="float">
            <text:p>8021</text:p>
          </table:table-cell>
          <table:table-cell table:formula="of:=[.A1479]+[.A1478]+[.A1477]" office:value-type="float" office:value="24052" calcext:value-type="float">
            <text:p>24052</text:p>
          </table:table-cell>
          <table:table-cell table:formula="of:=[.B1479]&gt;[.B14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25" calcext:value-type="float">
            <text:p>8025</text:p>
          </table:table-cell>
          <table:table-cell table:formula="of:=[.A1480]+[.A1479]+[.A1478]" office:value-type="float" office:value="24065" calcext:value-type="float">
            <text:p>24065</text:p>
          </table:table-cell>
          <table:table-cell table:formula="of:=[.B1480]&gt;[.B14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27" calcext:value-type="float">
            <text:p>8027</text:p>
          </table:table-cell>
          <table:table-cell table:formula="of:=[.A1481]+[.A1480]+[.A1479]" office:value-type="float" office:value="24073" calcext:value-type="float">
            <text:p>24073</text:p>
          </table:table-cell>
          <table:table-cell table:formula="of:=[.B1481]&gt;[.B14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06" calcext:value-type="float">
            <text:p>8006</text:p>
          </table:table-cell>
          <table:table-cell table:formula="of:=[.A1482]+[.A1481]+[.A1480]" office:value-type="float" office:value="24058" calcext:value-type="float">
            <text:p>24058</text:p>
          </table:table-cell>
          <table:table-cell table:formula="of:=[.B1482]&gt;[.B148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011" calcext:value-type="float">
            <text:p>8011</text:p>
          </table:table-cell>
          <table:table-cell table:formula="of:=[.A1483]+[.A1482]+[.A1481]" office:value-type="float" office:value="24044" calcext:value-type="float">
            <text:p>24044</text:p>
          </table:table-cell>
          <table:table-cell table:formula="of:=[.B1483]&gt;[.B14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034" calcext:value-type="float">
            <text:p>8034</text:p>
          </table:table-cell>
          <table:table-cell table:formula="of:=[.A1484]+[.A1483]+[.A1482]" office:value-type="float" office:value="24051" calcext:value-type="float">
            <text:p>24051</text:p>
          </table:table-cell>
          <table:table-cell table:formula="of:=[.B1484]&gt;[.B14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36" calcext:value-type="float">
            <text:p>8036</text:p>
          </table:table-cell>
          <table:table-cell table:formula="of:=[.A1485]+[.A1484]+[.A1483]" office:value-type="float" office:value="24081" calcext:value-type="float">
            <text:p>24081</text:p>
          </table:table-cell>
          <table:table-cell table:formula="of:=[.B1485]&gt;[.B14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37" calcext:value-type="float">
            <text:p>8037</text:p>
          </table:table-cell>
          <table:table-cell table:formula="of:=[.A1486]+[.A1485]+[.A1484]" office:value-type="float" office:value="24107" calcext:value-type="float">
            <text:p>24107</text:p>
          </table:table-cell>
          <table:table-cell table:formula="of:=[.B1486]&gt;[.B14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38" calcext:value-type="float">
            <text:p>8038</text:p>
          </table:table-cell>
          <table:table-cell table:formula="of:=[.A1487]+[.A1486]+[.A1485]" office:value-type="float" office:value="24111" calcext:value-type="float">
            <text:p>24111</text:p>
          </table:table-cell>
          <table:table-cell table:formula="of:=[.B1487]&gt;[.B14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13" calcext:value-type="float">
            <text:p>8013</text:p>
          </table:table-cell>
          <table:table-cell table:formula="of:=[.A1488]+[.A1487]+[.A1486]" office:value-type="float" office:value="24088" calcext:value-type="float">
            <text:p>24088</text:p>
          </table:table-cell>
          <table:table-cell table:formula="of:=[.B1488]&gt;[.B148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024" calcext:value-type="float">
            <text:p>8024</text:p>
          </table:table-cell>
          <table:table-cell table:formula="of:=[.A1489]+[.A1488]+[.A1487]" office:value-type="float" office:value="24075" calcext:value-type="float">
            <text:p>24075</text:p>
          </table:table-cell>
          <table:table-cell table:formula="of:=[.B1489]&gt;[.B148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029" calcext:value-type="float">
            <text:p>8029</text:p>
          </table:table-cell>
          <table:table-cell table:formula="of:=[.A1490]+[.A1489]+[.A1488]" office:value-type="float" office:value="24066" calcext:value-type="float">
            <text:p>24066</text:p>
          </table:table-cell>
          <table:table-cell table:formula="of:=[.B1490]&gt;[.B148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032" calcext:value-type="float">
            <text:p>8032</text:p>
          </table:table-cell>
          <table:table-cell table:formula="of:=[.A1491]+[.A1490]+[.A1489]" office:value-type="float" office:value="24085" calcext:value-type="float">
            <text:p>24085</text:p>
          </table:table-cell>
          <table:table-cell table:formula="of:=[.B1491]&gt;[.B14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33" calcext:value-type="float">
            <text:p>8033</text:p>
          </table:table-cell>
          <table:table-cell table:formula="of:=[.A1492]+[.A1491]+[.A1490]" office:value-type="float" office:value="24094" calcext:value-type="float">
            <text:p>24094</text:p>
          </table:table-cell>
          <table:table-cell table:formula="of:=[.B1492]&gt;[.B14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34" calcext:value-type="float">
            <text:p>8034</text:p>
          </table:table-cell>
          <table:table-cell table:formula="of:=[.A1493]+[.A1492]+[.A1491]" office:value-type="float" office:value="24099" calcext:value-type="float">
            <text:p>24099</text:p>
          </table:table-cell>
          <table:table-cell table:formula="of:=[.B1493]&gt;[.B14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32" calcext:value-type="float">
            <text:p>8032</text:p>
          </table:table-cell>
          <table:table-cell table:formula="of:=[.A1494]+[.A1493]+[.A1492]" office:value-type="float" office:value="24099" calcext:value-type="float">
            <text:p>24099</text:p>
          </table:table-cell>
          <table:table-cell table:formula="of:=[.B1494]&gt;[.B14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034" calcext:value-type="float">
            <text:p>8034</text:p>
          </table:table-cell>
          <table:table-cell table:formula="of:=[.A1495]+[.A1494]+[.A1493]" office:value-type="float" office:value="24100" calcext:value-type="float">
            <text:p>24100</text:p>
          </table:table-cell>
          <table:table-cell table:formula="of:=[.B1495]&gt;[.B14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36" calcext:value-type="float">
            <text:p>8036</text:p>
          </table:table-cell>
          <table:table-cell table:formula="of:=[.A1496]+[.A1495]+[.A1494]" office:value-type="float" office:value="24102" calcext:value-type="float">
            <text:p>24102</text:p>
          </table:table-cell>
          <table:table-cell table:formula="of:=[.B1496]&gt;[.B14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59" calcext:value-type="float">
            <text:p>8059</text:p>
          </table:table-cell>
          <table:table-cell table:formula="of:=[.A1497]+[.A1496]+[.A1495]" office:value-type="float" office:value="24129" calcext:value-type="float">
            <text:p>24129</text:p>
          </table:table-cell>
          <table:table-cell table:formula="of:=[.B1497]&gt;[.B14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60" calcext:value-type="float">
            <text:p>8060</text:p>
          </table:table-cell>
          <table:table-cell table:formula="of:=[.A1498]+[.A1497]+[.A1496]" office:value-type="float" office:value="24155" calcext:value-type="float">
            <text:p>24155</text:p>
          </table:table-cell>
          <table:table-cell table:formula="of:=[.B1498]&gt;[.B14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63" calcext:value-type="float">
            <text:p>8063</text:p>
          </table:table-cell>
          <table:table-cell table:formula="of:=[.A1499]+[.A1498]+[.A1497]" office:value-type="float" office:value="24182" calcext:value-type="float">
            <text:p>24182</text:p>
          </table:table-cell>
          <table:table-cell table:formula="of:=[.B1499]&gt;[.B14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64" calcext:value-type="float">
            <text:p>8064</text:p>
          </table:table-cell>
          <table:table-cell table:formula="of:=[.A1500]+[.A1499]+[.A1498]" office:value-type="float" office:value="24187" calcext:value-type="float">
            <text:p>24187</text:p>
          </table:table-cell>
          <table:table-cell table:formula="of:=[.B1500]&gt;[.B14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81" calcext:value-type="float">
            <text:p>8081</text:p>
          </table:table-cell>
          <table:table-cell table:formula="of:=[.A1501]+[.A1500]+[.A1499]" office:value-type="float" office:value="24208" calcext:value-type="float">
            <text:p>24208</text:p>
          </table:table-cell>
          <table:table-cell table:formula="of:=[.B1501]&gt;[.B15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90" calcext:value-type="float">
            <text:p>8090</text:p>
          </table:table-cell>
          <table:table-cell table:formula="of:=[.A1502]+[.A1501]+[.A1500]" office:value-type="float" office:value="24235" calcext:value-type="float">
            <text:p>24235</text:p>
          </table:table-cell>
          <table:table-cell table:formula="of:=[.B1502]&gt;[.B15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097" calcext:value-type="float">
            <text:p>8097</text:p>
          </table:table-cell>
          <table:table-cell table:formula="of:=[.A1503]+[.A1502]+[.A1501]" office:value-type="float" office:value="24268" calcext:value-type="float">
            <text:p>24268</text:p>
          </table:table-cell>
          <table:table-cell table:formula="of:=[.B1503]&gt;[.B15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22" calcext:value-type="float">
            <text:p>8122</text:p>
          </table:table-cell>
          <table:table-cell table:formula="of:=[.A1504]+[.A1503]+[.A1502]" office:value-type="float" office:value="24309" calcext:value-type="float">
            <text:p>24309</text:p>
          </table:table-cell>
          <table:table-cell table:formula="of:=[.B1504]&gt;[.B15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35" calcext:value-type="float">
            <text:p>8135</text:p>
          </table:table-cell>
          <table:table-cell table:formula="of:=[.A1505]+[.A1504]+[.A1503]" office:value-type="float" office:value="24354" calcext:value-type="float">
            <text:p>24354</text:p>
          </table:table-cell>
          <table:table-cell table:formula="of:=[.B1505]&gt;[.B15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47" calcext:value-type="float">
            <text:p>8147</text:p>
          </table:table-cell>
          <table:table-cell table:formula="of:=[.A1506]+[.A1505]+[.A1504]" office:value-type="float" office:value="24404" calcext:value-type="float">
            <text:p>24404</text:p>
          </table:table-cell>
          <table:table-cell table:formula="of:=[.B1506]&gt;[.B15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49" calcext:value-type="float">
            <text:p>8149</text:p>
          </table:table-cell>
          <table:table-cell table:formula="of:=[.A1507]+[.A1506]+[.A1505]" office:value-type="float" office:value="24431" calcext:value-type="float">
            <text:p>24431</text:p>
          </table:table-cell>
          <table:table-cell table:formula="of:=[.B1507]&gt;[.B15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50" calcext:value-type="float">
            <text:p>8150</text:p>
          </table:table-cell>
          <table:table-cell table:formula="of:=[.A1508]+[.A1507]+[.A1506]" office:value-type="float" office:value="24446" calcext:value-type="float">
            <text:p>24446</text:p>
          </table:table-cell>
          <table:table-cell table:formula="of:=[.B1508]&gt;[.B15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51" calcext:value-type="float">
            <text:p>8151</text:p>
          </table:table-cell>
          <table:table-cell table:formula="of:=[.A1509]+[.A1508]+[.A1507]" office:value-type="float" office:value="24450" calcext:value-type="float">
            <text:p>24450</text:p>
          </table:table-cell>
          <table:table-cell table:formula="of:=[.B1509]&gt;[.B15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62" calcext:value-type="float">
            <text:p>8162</text:p>
          </table:table-cell>
          <table:table-cell table:formula="of:=[.A1510]+[.A1509]+[.A1508]" office:value-type="float" office:value="24463" calcext:value-type="float">
            <text:p>24463</text:p>
          </table:table-cell>
          <table:table-cell table:formula="of:=[.B1510]&gt;[.B15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74" calcext:value-type="float">
            <text:p>8174</text:p>
          </table:table-cell>
          <table:table-cell table:formula="of:=[.A1511]+[.A1510]+[.A1509]" office:value-type="float" office:value="24487" calcext:value-type="float">
            <text:p>24487</text:p>
          </table:table-cell>
          <table:table-cell table:formula="of:=[.B1511]&gt;[.B15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54" calcext:value-type="float">
            <text:p>8154</text:p>
          </table:table-cell>
          <table:table-cell table:formula="of:=[.A1512]+[.A1511]+[.A1510]" office:value-type="float" office:value="24490" calcext:value-type="float">
            <text:p>24490</text:p>
          </table:table-cell>
          <table:table-cell table:formula="of:=[.B1512]&gt;[.B15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58" calcext:value-type="float">
            <text:p>8158</text:p>
          </table:table-cell>
          <table:table-cell table:formula="of:=[.A1513]+[.A1512]+[.A1511]" office:value-type="float" office:value="24486" calcext:value-type="float">
            <text:p>24486</text:p>
          </table:table-cell>
          <table:table-cell table:formula="of:=[.B1513]&gt;[.B151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62" calcext:value-type="float">
            <text:p>8162</text:p>
          </table:table-cell>
          <table:table-cell table:formula="of:=[.A1514]+[.A1513]+[.A1512]" office:value-type="float" office:value="24474" calcext:value-type="float">
            <text:p>24474</text:p>
          </table:table-cell>
          <table:table-cell table:formula="of:=[.B1514]&gt;[.B15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170" calcext:value-type="float">
            <text:p>8170</text:p>
          </table:table-cell>
          <table:table-cell table:formula="of:=[.A1515]+[.A1514]+[.A1513]" office:value-type="float" office:value="24490" calcext:value-type="float">
            <text:p>24490</text:p>
          </table:table-cell>
          <table:table-cell table:formula="of:=[.B1515]&gt;[.B15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71" calcext:value-type="float">
            <text:p>8171</text:p>
          </table:table-cell>
          <table:table-cell table:formula="of:=[.A1516]+[.A1515]+[.A1514]" office:value-type="float" office:value="24503" calcext:value-type="float">
            <text:p>24503</text:p>
          </table:table-cell>
          <table:table-cell table:formula="of:=[.B1516]&gt;[.B15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88" calcext:value-type="float">
            <text:p>8188</text:p>
          </table:table-cell>
          <table:table-cell table:formula="of:=[.A1517]+[.A1516]+[.A1515]" office:value-type="float" office:value="24529" calcext:value-type="float">
            <text:p>24529</text:p>
          </table:table-cell>
          <table:table-cell table:formula="of:=[.B1517]&gt;[.B15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89" calcext:value-type="float">
            <text:p>8189</text:p>
          </table:table-cell>
          <table:table-cell table:formula="of:=[.A1518]+[.A1517]+[.A1516]" office:value-type="float" office:value="24548" calcext:value-type="float">
            <text:p>24548</text:p>
          </table:table-cell>
          <table:table-cell table:formula="of:=[.B1518]&gt;[.B15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90" calcext:value-type="float">
            <text:p>8190</text:p>
          </table:table-cell>
          <table:table-cell table:formula="of:=[.A1519]+[.A1518]+[.A1517]" office:value-type="float" office:value="24567" calcext:value-type="float">
            <text:p>24567</text:p>
          </table:table-cell>
          <table:table-cell table:formula="of:=[.B1519]&gt;[.B15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91" calcext:value-type="float">
            <text:p>8191</text:p>
          </table:table-cell>
          <table:table-cell table:formula="of:=[.A1520]+[.A1519]+[.A1518]" office:value-type="float" office:value="24570" calcext:value-type="float">
            <text:p>24570</text:p>
          </table:table-cell>
          <table:table-cell table:formula="of:=[.B1520]&gt;[.B15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196" calcext:value-type="float">
            <text:p>8196</text:p>
          </table:table-cell>
          <table:table-cell table:formula="of:=[.A1521]+[.A1520]+[.A1519]" office:value-type="float" office:value="24577" calcext:value-type="float">
            <text:p>24577</text:p>
          </table:table-cell>
          <table:table-cell table:formula="of:=[.B1521]&gt;[.B15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05" calcext:value-type="float">
            <text:p>8205</text:p>
          </table:table-cell>
          <table:table-cell table:formula="of:=[.A1522]+[.A1521]+[.A1520]" office:value-type="float" office:value="24592" calcext:value-type="float">
            <text:p>24592</text:p>
          </table:table-cell>
          <table:table-cell table:formula="of:=[.B1522]&gt;[.B15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16" calcext:value-type="float">
            <text:p>8216</text:p>
          </table:table-cell>
          <table:table-cell table:formula="of:=[.A1523]+[.A1522]+[.A1521]" office:value-type="float" office:value="24617" calcext:value-type="float">
            <text:p>24617</text:p>
          </table:table-cell>
          <table:table-cell table:formula="of:=[.B1523]&gt;[.B15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17" calcext:value-type="float">
            <text:p>8217</text:p>
          </table:table-cell>
          <table:table-cell table:formula="of:=[.A1524]+[.A1523]+[.A1522]" office:value-type="float" office:value="24638" calcext:value-type="float">
            <text:p>24638</text:p>
          </table:table-cell>
          <table:table-cell table:formula="of:=[.B1524]&gt;[.B15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22" calcext:value-type="float">
            <text:p>8222</text:p>
          </table:table-cell>
          <table:table-cell table:formula="of:=[.A1525]+[.A1524]+[.A1523]" office:value-type="float" office:value="24655" calcext:value-type="float">
            <text:p>24655</text:p>
          </table:table-cell>
          <table:table-cell table:formula="of:=[.B1525]&gt;[.B15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33" calcext:value-type="float">
            <text:p>8233</text:p>
          </table:table-cell>
          <table:table-cell table:formula="of:=[.A1526]+[.A1525]+[.A1524]" office:value-type="float" office:value="24672" calcext:value-type="float">
            <text:p>24672</text:p>
          </table:table-cell>
          <table:table-cell table:formula="of:=[.B1526]&gt;[.B15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39" calcext:value-type="float">
            <text:p>8239</text:p>
          </table:table-cell>
          <table:table-cell table:formula="of:=[.A1527]+[.A1526]+[.A1525]" office:value-type="float" office:value="24694" calcext:value-type="float">
            <text:p>24694</text:p>
          </table:table-cell>
          <table:table-cell table:formula="of:=[.B1527]&gt;[.B15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40" calcext:value-type="float">
            <text:p>8240</text:p>
          </table:table-cell>
          <table:table-cell table:formula="of:=[.A1528]+[.A1527]+[.A1526]" office:value-type="float" office:value="24712" calcext:value-type="float">
            <text:p>24712</text:p>
          </table:table-cell>
          <table:table-cell table:formula="of:=[.B1528]&gt;[.B15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42" calcext:value-type="float">
            <text:p>8242</text:p>
          </table:table-cell>
          <table:table-cell table:formula="of:=[.A1529]+[.A1528]+[.A1527]" office:value-type="float" office:value="24721" calcext:value-type="float">
            <text:p>24721</text:p>
          </table:table-cell>
          <table:table-cell table:formula="of:=[.B1529]&gt;[.B15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57" calcext:value-type="float">
            <text:p>8257</text:p>
          </table:table-cell>
          <table:table-cell table:formula="of:=[.A1530]+[.A1529]+[.A1528]" office:value-type="float" office:value="24739" calcext:value-type="float">
            <text:p>24739</text:p>
          </table:table-cell>
          <table:table-cell table:formula="of:=[.B1530]&gt;[.B15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49" calcext:value-type="float">
            <text:p>8249</text:p>
          </table:table-cell>
          <table:table-cell table:formula="of:=[.A1531]+[.A1530]+[.A1529]" office:value-type="float" office:value="24748" calcext:value-type="float">
            <text:p>24748</text:p>
          </table:table-cell>
          <table:table-cell table:formula="of:=[.B1531]&gt;[.B15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62" calcext:value-type="float">
            <text:p>8262</text:p>
          </table:table-cell>
          <table:table-cell table:formula="of:=[.A1532]+[.A1531]+[.A1530]" office:value-type="float" office:value="24768" calcext:value-type="float">
            <text:p>24768</text:p>
          </table:table-cell>
          <table:table-cell table:formula="of:=[.B1532]&gt;[.B15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64" calcext:value-type="float">
            <text:p>8264</text:p>
          </table:table-cell>
          <table:table-cell table:formula="of:=[.A1533]+[.A1532]+[.A1531]" office:value-type="float" office:value="24775" calcext:value-type="float">
            <text:p>24775</text:p>
          </table:table-cell>
          <table:table-cell table:formula="of:=[.B1533]&gt;[.B15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274" calcext:value-type="float">
            <text:p>8274</text:p>
          </table:table-cell>
          <table:table-cell table:formula="of:=[.A1534]+[.A1533]+[.A1532]" office:value-type="float" office:value="24800" calcext:value-type="float">
            <text:p>24800</text:p>
          </table:table-cell>
          <table:table-cell table:formula="of:=[.B1534]&gt;[.B15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09" calcext:value-type="float">
            <text:p>8309</text:p>
          </table:table-cell>
          <table:table-cell table:formula="of:=[.A1535]+[.A1534]+[.A1533]" office:value-type="float" office:value="24847" calcext:value-type="float">
            <text:p>24847</text:p>
          </table:table-cell>
          <table:table-cell table:formula="of:=[.B1535]&gt;[.B15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11" calcext:value-type="float">
            <text:p>8311</text:p>
          </table:table-cell>
          <table:table-cell table:formula="of:=[.A1536]+[.A1535]+[.A1534]" office:value-type="float" office:value="24894" calcext:value-type="float">
            <text:p>24894</text:p>
          </table:table-cell>
          <table:table-cell table:formula="of:=[.B1536]&gt;[.B15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28" calcext:value-type="float">
            <text:p>8328</text:p>
          </table:table-cell>
          <table:table-cell table:formula="of:=[.A1537]+[.A1536]+[.A1535]" office:value-type="float" office:value="24948" calcext:value-type="float">
            <text:p>24948</text:p>
          </table:table-cell>
          <table:table-cell table:formula="of:=[.B1537]&gt;[.B15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33" calcext:value-type="float">
            <text:p>8333</text:p>
          </table:table-cell>
          <table:table-cell table:formula="of:=[.A1538]+[.A1537]+[.A1536]" office:value-type="float" office:value="24972" calcext:value-type="float">
            <text:p>24972</text:p>
          </table:table-cell>
          <table:table-cell table:formula="of:=[.B1538]&gt;[.B15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35" calcext:value-type="float">
            <text:p>8335</text:p>
          </table:table-cell>
          <table:table-cell table:formula="of:=[.A1539]+[.A1538]+[.A1537]" office:value-type="float" office:value="24996" calcext:value-type="float">
            <text:p>24996</text:p>
          </table:table-cell>
          <table:table-cell table:formula="of:=[.B1539]&gt;[.B15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38" calcext:value-type="float">
            <text:p>8338</text:p>
          </table:table-cell>
          <table:table-cell table:formula="of:=[.A1540]+[.A1539]+[.A1538]" office:value-type="float" office:value="25006" calcext:value-type="float">
            <text:p>25006</text:p>
          </table:table-cell>
          <table:table-cell table:formula="of:=[.B1540]&gt;[.B15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44" calcext:value-type="float">
            <text:p>8344</text:p>
          </table:table-cell>
          <table:table-cell table:formula="of:=[.A1541]+[.A1540]+[.A1539]" office:value-type="float" office:value="25017" calcext:value-type="float">
            <text:p>25017</text:p>
          </table:table-cell>
          <table:table-cell table:formula="of:=[.B1541]&gt;[.B15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50" calcext:value-type="float">
            <text:p>8350</text:p>
          </table:table-cell>
          <table:table-cell table:formula="of:=[.A1542]+[.A1541]+[.A1540]" office:value-type="float" office:value="25032" calcext:value-type="float">
            <text:p>25032</text:p>
          </table:table-cell>
          <table:table-cell table:formula="of:=[.B1542]&gt;[.B15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49" calcext:value-type="float">
            <text:p>8349</text:p>
          </table:table-cell>
          <table:table-cell table:formula="of:=[.A1543]+[.A1542]+[.A1541]" office:value-type="float" office:value="25043" calcext:value-type="float">
            <text:p>25043</text:p>
          </table:table-cell>
          <table:table-cell table:formula="of:=[.B1543]&gt;[.B15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50" calcext:value-type="float">
            <text:p>8350</text:p>
          </table:table-cell>
          <table:table-cell table:formula="of:=[.A1544]+[.A1543]+[.A1542]" office:value-type="float" office:value="25049" calcext:value-type="float">
            <text:p>25049</text:p>
          </table:table-cell>
          <table:table-cell table:formula="of:=[.B1544]&gt;[.B15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63" calcext:value-type="float">
            <text:p>8363</text:p>
          </table:table-cell>
          <table:table-cell table:formula="of:=[.A1545]+[.A1544]+[.A1543]" office:value-type="float" office:value="25062" calcext:value-type="float">
            <text:p>25062</text:p>
          </table:table-cell>
          <table:table-cell table:formula="of:=[.B1545]&gt;[.B15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66" calcext:value-type="float">
            <text:p>8366</text:p>
          </table:table-cell>
          <table:table-cell table:formula="of:=[.A1546]+[.A1545]+[.A1544]" office:value-type="float" office:value="25079" calcext:value-type="float">
            <text:p>25079</text:p>
          </table:table-cell>
          <table:table-cell table:formula="of:=[.B1546]&gt;[.B15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70" calcext:value-type="float">
            <text:p>8370</text:p>
          </table:table-cell>
          <table:table-cell table:formula="of:=[.A1547]+[.A1546]+[.A1545]" office:value-type="float" office:value="25099" calcext:value-type="float">
            <text:p>25099</text:p>
          </table:table-cell>
          <table:table-cell table:formula="of:=[.B1547]&gt;[.B15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71" calcext:value-type="float">
            <text:p>8371</text:p>
          </table:table-cell>
          <table:table-cell table:formula="of:=[.A1548]+[.A1547]+[.A1546]" office:value-type="float" office:value="25107" calcext:value-type="float">
            <text:p>25107</text:p>
          </table:table-cell>
          <table:table-cell table:formula="of:=[.B1548]&gt;[.B15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95" calcext:value-type="float">
            <text:p>8395</text:p>
          </table:table-cell>
          <table:table-cell table:formula="of:=[.A1549]+[.A1548]+[.A1547]" office:value-type="float" office:value="25136" calcext:value-type="float">
            <text:p>25136</text:p>
          </table:table-cell>
          <table:table-cell table:formula="of:=[.B1549]&gt;[.B15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398" calcext:value-type="float">
            <text:p>8398</text:p>
          </table:table-cell>
          <table:table-cell table:formula="of:=[.A1550]+[.A1549]+[.A1548]" office:value-type="float" office:value="25164" calcext:value-type="float">
            <text:p>25164</text:p>
          </table:table-cell>
          <table:table-cell table:formula="of:=[.B1550]&gt;[.B15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01" calcext:value-type="float">
            <text:p>8401</text:p>
          </table:table-cell>
          <table:table-cell table:formula="of:=[.A1551]+[.A1550]+[.A1549]" office:value-type="float" office:value="25194" calcext:value-type="float">
            <text:p>25194</text:p>
          </table:table-cell>
          <table:table-cell table:formula="of:=[.B1551]&gt;[.B15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10" calcext:value-type="float">
            <text:p>8410</text:p>
          </table:table-cell>
          <table:table-cell table:formula="of:=[.A1552]+[.A1551]+[.A1550]" office:value-type="float" office:value="25209" calcext:value-type="float">
            <text:p>25209</text:p>
          </table:table-cell>
          <table:table-cell table:formula="of:=[.B1552]&gt;[.B15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25" calcext:value-type="float">
            <text:p>8425</text:p>
          </table:table-cell>
          <table:table-cell table:formula="of:=[.A1553]+[.A1552]+[.A1551]" office:value-type="float" office:value="25236" calcext:value-type="float">
            <text:p>25236</text:p>
          </table:table-cell>
          <table:table-cell table:formula="of:=[.B1553]&gt;[.B15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29" calcext:value-type="float">
            <text:p>8429</text:p>
          </table:table-cell>
          <table:table-cell table:formula="of:=[.A1554]+[.A1553]+[.A1552]" office:value-type="float" office:value="25264" calcext:value-type="float">
            <text:p>25264</text:p>
          </table:table-cell>
          <table:table-cell table:formula="of:=[.B1554]&gt;[.B15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30" calcext:value-type="float">
            <text:p>8430</text:p>
          </table:table-cell>
          <table:table-cell table:formula="of:=[.A1555]+[.A1554]+[.A1553]" office:value-type="float" office:value="25284" calcext:value-type="float">
            <text:p>25284</text:p>
          </table:table-cell>
          <table:table-cell table:formula="of:=[.B1555]&gt;[.B15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41" calcext:value-type="float">
            <text:p>8441</text:p>
          </table:table-cell>
          <table:table-cell table:formula="of:=[.A1556]+[.A1555]+[.A1554]" office:value-type="float" office:value="25300" calcext:value-type="float">
            <text:p>25300</text:p>
          </table:table-cell>
          <table:table-cell table:formula="of:=[.B1556]&gt;[.B15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43" calcext:value-type="float">
            <text:p>8443</text:p>
          </table:table-cell>
          <table:table-cell table:formula="of:=[.A1557]+[.A1556]+[.A1555]" office:value-type="float" office:value="25314" calcext:value-type="float">
            <text:p>25314</text:p>
          </table:table-cell>
          <table:table-cell table:formula="of:=[.B1557]&gt;[.B15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45" calcext:value-type="float">
            <text:p>8445</text:p>
          </table:table-cell>
          <table:table-cell table:formula="of:=[.A1558]+[.A1557]+[.A1556]" office:value-type="float" office:value="25329" calcext:value-type="float">
            <text:p>25329</text:p>
          </table:table-cell>
          <table:table-cell table:formula="of:=[.B1558]&gt;[.B15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51" calcext:value-type="float">
            <text:p>8451</text:p>
          </table:table-cell>
          <table:table-cell table:formula="of:=[.A1559]+[.A1558]+[.A1557]" office:value-type="float" office:value="25339" calcext:value-type="float">
            <text:p>25339</text:p>
          </table:table-cell>
          <table:table-cell table:formula="of:=[.B1559]&gt;[.B15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52" calcext:value-type="float">
            <text:p>8452</text:p>
          </table:table-cell>
          <table:table-cell table:formula="of:=[.A1560]+[.A1559]+[.A1558]" office:value-type="float" office:value="25348" calcext:value-type="float">
            <text:p>25348</text:p>
          </table:table-cell>
          <table:table-cell table:formula="of:=[.B1560]&gt;[.B15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55" calcext:value-type="float">
            <text:p>8455</text:p>
          </table:table-cell>
          <table:table-cell table:formula="of:=[.A1561]+[.A1560]+[.A1559]" office:value-type="float" office:value="25358" calcext:value-type="float">
            <text:p>25358</text:p>
          </table:table-cell>
          <table:table-cell table:formula="of:=[.B1561]&gt;[.B15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58" calcext:value-type="float">
            <text:p>8458</text:p>
          </table:table-cell>
          <table:table-cell table:formula="of:=[.A1562]+[.A1561]+[.A1560]" office:value-type="float" office:value="25365" calcext:value-type="float">
            <text:p>25365</text:p>
          </table:table-cell>
          <table:table-cell table:formula="of:=[.B1562]&gt;[.B15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31" calcext:value-type="float">
            <text:p>8431</text:p>
          </table:table-cell>
          <table:table-cell table:formula="of:=[.A1563]+[.A1562]+[.A1561]" office:value-type="float" office:value="25344" calcext:value-type="float">
            <text:p>25344</text:p>
          </table:table-cell>
          <table:table-cell table:formula="of:=[.B1563]&gt;[.B156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43" calcext:value-type="float">
            <text:p>8443</text:p>
          </table:table-cell>
          <table:table-cell table:formula="of:=[.A1564]+[.A1563]+[.A1562]" office:value-type="float" office:value="25332" calcext:value-type="float">
            <text:p>25332</text:p>
          </table:table-cell>
          <table:table-cell table:formula="of:=[.B1564]&gt;[.B15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53" calcext:value-type="float">
            <text:p>8453</text:p>
          </table:table-cell>
          <table:table-cell table:formula="of:=[.A1565]+[.A1564]+[.A1563]" office:value-type="float" office:value="25327" calcext:value-type="float">
            <text:p>25327</text:p>
          </table:table-cell>
          <table:table-cell table:formula="of:=[.B1565]&gt;[.B156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59" calcext:value-type="float">
            <text:p>8459</text:p>
          </table:table-cell>
          <table:table-cell table:formula="of:=[.A1566]+[.A1565]+[.A1564]" office:value-type="float" office:value="25355" calcext:value-type="float">
            <text:p>25355</text:p>
          </table:table-cell>
          <table:table-cell table:formula="of:=[.B1566]&gt;[.B15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77" calcext:value-type="float">
            <text:p>8477</text:p>
          </table:table-cell>
          <table:table-cell table:formula="of:=[.A1567]+[.A1566]+[.A1565]" office:value-type="float" office:value="25389" calcext:value-type="float">
            <text:p>25389</text:p>
          </table:table-cell>
          <table:table-cell table:formula="of:=[.B1567]&gt;[.B15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74" calcext:value-type="float">
            <text:p>8474</text:p>
          </table:table-cell>
          <table:table-cell table:formula="of:=[.A1568]+[.A1567]+[.A1566]" office:value-type="float" office:value="25410" calcext:value-type="float">
            <text:p>25410</text:p>
          </table:table-cell>
          <table:table-cell table:formula="of:=[.B1568]&gt;[.B15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79" calcext:value-type="float">
            <text:p>8479</text:p>
          </table:table-cell>
          <table:table-cell table:formula="of:=[.A1569]+[.A1568]+[.A1567]" office:value-type="float" office:value="25430" calcext:value-type="float">
            <text:p>25430</text:p>
          </table:table-cell>
          <table:table-cell table:formula="of:=[.B1569]&gt;[.B15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76" calcext:value-type="float">
            <text:p>8476</text:p>
          </table:table-cell>
          <table:table-cell table:formula="of:=[.A1570]+[.A1569]+[.A1568]" office:value-type="float" office:value="25429" calcext:value-type="float">
            <text:p>25429</text:p>
          </table:table-cell>
          <table:table-cell table:formula="of:=[.B1570]&gt;[.B156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487" calcext:value-type="float">
            <text:p>8487</text:p>
          </table:table-cell>
          <table:table-cell table:formula="of:=[.A1571]+[.A1570]+[.A1569]" office:value-type="float" office:value="25442" calcext:value-type="float">
            <text:p>25442</text:p>
          </table:table-cell>
          <table:table-cell table:formula="of:=[.B1571]&gt;[.B15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88" calcext:value-type="float">
            <text:p>8488</text:p>
          </table:table-cell>
          <table:table-cell table:formula="of:=[.A1572]+[.A1571]+[.A1570]" office:value-type="float" office:value="25451" calcext:value-type="float">
            <text:p>25451</text:p>
          </table:table-cell>
          <table:table-cell table:formula="of:=[.B1572]&gt;[.B15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489" calcext:value-type="float">
            <text:p>8489</text:p>
          </table:table-cell>
          <table:table-cell table:formula="of:=[.A1573]+[.A1572]+[.A1571]" office:value-type="float" office:value="25464" calcext:value-type="float">
            <text:p>25464</text:p>
          </table:table-cell>
          <table:table-cell table:formula="of:=[.B1573]&gt;[.B15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00" calcext:value-type="float">
            <text:p>8500</text:p>
          </table:table-cell>
          <table:table-cell table:formula="of:=[.A1574]+[.A1573]+[.A1572]" office:value-type="float" office:value="25477" calcext:value-type="float">
            <text:p>25477</text:p>
          </table:table-cell>
          <table:table-cell table:formula="of:=[.B1574]&gt;[.B15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01" calcext:value-type="float">
            <text:p>8501</text:p>
          </table:table-cell>
          <table:table-cell table:formula="of:=[.A1575]+[.A1574]+[.A1573]" office:value-type="float" office:value="25490" calcext:value-type="float">
            <text:p>25490</text:p>
          </table:table-cell>
          <table:table-cell table:formula="of:=[.B1575]&gt;[.B15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03" calcext:value-type="float">
            <text:p>8503</text:p>
          </table:table-cell>
          <table:table-cell table:formula="of:=[.A1576]+[.A1575]+[.A1574]" office:value-type="float" office:value="25504" calcext:value-type="float">
            <text:p>25504</text:p>
          </table:table-cell>
          <table:table-cell table:formula="of:=[.B1576]&gt;[.B15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04" calcext:value-type="float">
            <text:p>8504</text:p>
          </table:table-cell>
          <table:table-cell table:formula="of:=[.A1577]+[.A1576]+[.A1575]" office:value-type="float" office:value="25508" calcext:value-type="float">
            <text:p>25508</text:p>
          </table:table-cell>
          <table:table-cell table:formula="of:=[.B1577]&gt;[.B15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38" calcext:value-type="float">
            <text:p>8538</text:p>
          </table:table-cell>
          <table:table-cell table:formula="of:=[.A1578]+[.A1577]+[.A1576]" office:value-type="float" office:value="25545" calcext:value-type="float">
            <text:p>25545</text:p>
          </table:table-cell>
          <table:table-cell table:formula="of:=[.B1578]&gt;[.B15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23" calcext:value-type="float">
            <text:p>8523</text:p>
          </table:table-cell>
          <table:table-cell table:formula="of:=[.A1579]+[.A1578]+[.A1577]" office:value-type="float" office:value="25565" calcext:value-type="float">
            <text:p>25565</text:p>
          </table:table-cell>
          <table:table-cell table:formula="of:=[.B1579]&gt;[.B15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29" calcext:value-type="float">
            <text:p>8529</text:p>
          </table:table-cell>
          <table:table-cell table:formula="of:=[.A1580]+[.A1579]+[.A1578]" office:value-type="float" office:value="25590" calcext:value-type="float">
            <text:p>25590</text:p>
          </table:table-cell>
          <table:table-cell table:formula="of:=[.B1580]&gt;[.B15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30" calcext:value-type="float">
            <text:p>8530</text:p>
          </table:table-cell>
          <table:table-cell table:formula="of:=[.A1581]+[.A1580]+[.A1579]" office:value-type="float" office:value="25582" calcext:value-type="float">
            <text:p>25582</text:p>
          </table:table-cell>
          <table:table-cell table:formula="of:=[.B1581]&gt;[.B158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556" calcext:value-type="float">
            <text:p>8556</text:p>
          </table:table-cell>
          <table:table-cell table:formula="of:=[.A1582]+[.A1581]+[.A1580]" office:value-type="float" office:value="25615" calcext:value-type="float">
            <text:p>25615</text:p>
          </table:table-cell>
          <table:table-cell table:formula="of:=[.B1582]&gt;[.B15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73" calcext:value-type="float">
            <text:p>8573</text:p>
          </table:table-cell>
          <table:table-cell table:formula="of:=[.A1583]+[.A1582]+[.A1581]" office:value-type="float" office:value="25659" calcext:value-type="float">
            <text:p>25659</text:p>
          </table:table-cell>
          <table:table-cell table:formula="of:=[.B1583]&gt;[.B15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76" calcext:value-type="float">
            <text:p>8576</text:p>
          </table:table-cell>
          <table:table-cell table:formula="of:=[.A1584]+[.A1583]+[.A1582]" office:value-type="float" office:value="25705" calcext:value-type="float">
            <text:p>25705</text:p>
          </table:table-cell>
          <table:table-cell table:formula="of:=[.B1584]&gt;[.B15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89" calcext:value-type="float">
            <text:p>8589</text:p>
          </table:table-cell>
          <table:table-cell table:formula="of:=[.A1585]+[.A1584]+[.A1583]" office:value-type="float" office:value="25738" calcext:value-type="float">
            <text:p>25738</text:p>
          </table:table-cell>
          <table:table-cell table:formula="of:=[.B1585]&gt;[.B15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595" calcext:value-type="float">
            <text:p>8595</text:p>
          </table:table-cell>
          <table:table-cell table:formula="of:=[.A1586]+[.A1585]+[.A1584]" office:value-type="float" office:value="25760" calcext:value-type="float">
            <text:p>25760</text:p>
          </table:table-cell>
          <table:table-cell table:formula="of:=[.B1586]&gt;[.B15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24" calcext:value-type="float">
            <text:p>8624</text:p>
          </table:table-cell>
          <table:table-cell table:formula="of:=[.A1587]+[.A1586]+[.A1585]" office:value-type="float" office:value="25808" calcext:value-type="float">
            <text:p>25808</text:p>
          </table:table-cell>
          <table:table-cell table:formula="of:=[.B1587]&gt;[.B15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32" calcext:value-type="float">
            <text:p>8632</text:p>
          </table:table-cell>
          <table:table-cell table:formula="of:=[.A1588]+[.A1587]+[.A1586]" office:value-type="float" office:value="25851" calcext:value-type="float">
            <text:p>25851</text:p>
          </table:table-cell>
          <table:table-cell table:formula="of:=[.B1588]&gt;[.B15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34" calcext:value-type="float">
            <text:p>8634</text:p>
          </table:table-cell>
          <table:table-cell table:formula="of:=[.A1589]+[.A1588]+[.A1587]" office:value-type="float" office:value="25890" calcext:value-type="float">
            <text:p>25890</text:p>
          </table:table-cell>
          <table:table-cell table:formula="of:=[.B1589]&gt;[.B15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28" calcext:value-type="float">
            <text:p>8628</text:p>
          </table:table-cell>
          <table:table-cell table:formula="of:=[.A1590]+[.A1589]+[.A1588]" office:value-type="float" office:value="25894" calcext:value-type="float">
            <text:p>25894</text:p>
          </table:table-cell>
          <table:table-cell table:formula="of:=[.B1590]&gt;[.B15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36" calcext:value-type="float">
            <text:p>8636</text:p>
          </table:table-cell>
          <table:table-cell table:formula="of:=[.A1591]+[.A1590]+[.A1589]" office:value-type="float" office:value="25898" calcext:value-type="float">
            <text:p>25898</text:p>
          </table:table-cell>
          <table:table-cell table:formula="of:=[.B1591]&gt;[.B15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35" calcext:value-type="float">
            <text:p>8635</text:p>
          </table:table-cell>
          <table:table-cell table:formula="of:=[.A1592]+[.A1591]+[.A1590]" office:value-type="float" office:value="25899" calcext:value-type="float">
            <text:p>25899</text:p>
          </table:table-cell>
          <table:table-cell table:formula="of:=[.B1592]&gt;[.B15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36" calcext:value-type="float">
            <text:p>8636</text:p>
          </table:table-cell>
          <table:table-cell table:formula="of:=[.A1593]+[.A1592]+[.A1591]" office:value-type="float" office:value="25907" calcext:value-type="float">
            <text:p>25907</text:p>
          </table:table-cell>
          <table:table-cell table:formula="of:=[.B1593]&gt;[.B15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44" calcext:value-type="float">
            <text:p>8644</text:p>
          </table:table-cell>
          <table:table-cell table:formula="of:=[.A1594]+[.A1593]+[.A1592]" office:value-type="float" office:value="25915" calcext:value-type="float">
            <text:p>25915</text:p>
          </table:table-cell>
          <table:table-cell table:formula="of:=[.B1594]&gt;[.B15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59" calcext:value-type="float">
            <text:p>8659</text:p>
          </table:table-cell>
          <table:table-cell table:formula="of:=[.A1595]+[.A1594]+[.A1593]" office:value-type="float" office:value="25939" calcext:value-type="float">
            <text:p>25939</text:p>
          </table:table-cell>
          <table:table-cell table:formula="of:=[.B1595]&gt;[.B15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61" calcext:value-type="float">
            <text:p>8661</text:p>
          </table:table-cell>
          <table:table-cell table:formula="of:=[.A1596]+[.A1595]+[.A1594]" office:value-type="float" office:value="25964" calcext:value-type="float">
            <text:p>25964</text:p>
          </table:table-cell>
          <table:table-cell table:formula="of:=[.B1596]&gt;[.B15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41" calcext:value-type="float">
            <text:p>8641</text:p>
          </table:table-cell>
          <table:table-cell table:formula="of:=[.A1597]+[.A1596]+[.A1595]" office:value-type="float" office:value="25961" calcext:value-type="float">
            <text:p>25961</text:p>
          </table:table-cell>
          <table:table-cell table:formula="of:=[.B1597]&gt;[.B159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652" calcext:value-type="float">
            <text:p>8652</text:p>
          </table:table-cell>
          <table:table-cell table:formula="of:=[.A1598]+[.A1597]+[.A1596]" office:value-type="float" office:value="25954" calcext:value-type="float">
            <text:p>25954</text:p>
          </table:table-cell>
          <table:table-cell table:formula="of:=[.B1598]&gt;[.B159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659" calcext:value-type="float">
            <text:p>8659</text:p>
          </table:table-cell>
          <table:table-cell table:formula="of:=[.A1599]+[.A1598]+[.A1597]" office:value-type="float" office:value="25952" calcext:value-type="float">
            <text:p>25952</text:p>
          </table:table-cell>
          <table:table-cell table:formula="of:=[.B1599]&gt;[.B159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650" calcext:value-type="float">
            <text:p>8650</text:p>
          </table:table-cell>
          <table:table-cell table:formula="of:=[.A1600]+[.A1599]+[.A1598]" office:value-type="float" office:value="25961" calcext:value-type="float">
            <text:p>25961</text:p>
          </table:table-cell>
          <table:table-cell table:formula="of:=[.B1600]&gt;[.B15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64" calcext:value-type="float">
            <text:p>8664</text:p>
          </table:table-cell>
          <table:table-cell table:formula="of:=[.A1601]+[.A1600]+[.A1599]" office:value-type="float" office:value="25973" calcext:value-type="float">
            <text:p>25973</text:p>
          </table:table-cell>
          <table:table-cell table:formula="of:=[.B1601]&gt;[.B16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67" calcext:value-type="float">
            <text:p>8667</text:p>
          </table:table-cell>
          <table:table-cell table:formula="of:=[.A1602]+[.A1601]+[.A1600]" office:value-type="float" office:value="25981" calcext:value-type="float">
            <text:p>25981</text:p>
          </table:table-cell>
          <table:table-cell table:formula="of:=[.B1602]&gt;[.B16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74" calcext:value-type="float">
            <text:p>8674</text:p>
          </table:table-cell>
          <table:table-cell table:formula="of:=[.A1603]+[.A1602]+[.A1601]" office:value-type="float" office:value="26005" calcext:value-type="float">
            <text:p>26005</text:p>
          </table:table-cell>
          <table:table-cell table:formula="of:=[.B1603]&gt;[.B16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76" calcext:value-type="float">
            <text:p>8676</text:p>
          </table:table-cell>
          <table:table-cell table:formula="of:=[.A1604]+[.A1603]+[.A1602]" office:value-type="float" office:value="26017" calcext:value-type="float">
            <text:p>26017</text:p>
          </table:table-cell>
          <table:table-cell table:formula="of:=[.B1604]&gt;[.B16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78" calcext:value-type="float">
            <text:p>8678</text:p>
          </table:table-cell>
          <table:table-cell table:formula="of:=[.A1605]+[.A1604]+[.A1603]" office:value-type="float" office:value="26028" calcext:value-type="float">
            <text:p>26028</text:p>
          </table:table-cell>
          <table:table-cell table:formula="of:=[.B1605]&gt;[.B16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86" calcext:value-type="float">
            <text:p>8686</text:p>
          </table:table-cell>
          <table:table-cell table:formula="of:=[.A1606]+[.A1605]+[.A1604]" office:value-type="float" office:value="26040" calcext:value-type="float">
            <text:p>26040</text:p>
          </table:table-cell>
          <table:table-cell table:formula="of:=[.B1606]&gt;[.B16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96" calcext:value-type="float">
            <text:p>8696</text:p>
          </table:table-cell>
          <table:table-cell table:formula="of:=[.A1607]+[.A1606]+[.A1605]" office:value-type="float" office:value="26060" calcext:value-type="float">
            <text:p>26060</text:p>
          </table:table-cell>
          <table:table-cell table:formula="of:=[.B1607]&gt;[.B16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697" calcext:value-type="float">
            <text:p>8697</text:p>
          </table:table-cell>
          <table:table-cell table:formula="of:=[.A1608]+[.A1607]+[.A1606]" office:value-type="float" office:value="26079" calcext:value-type="float">
            <text:p>26079</text:p>
          </table:table-cell>
          <table:table-cell table:formula="of:=[.B1608]&gt;[.B16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35" calcext:value-type="float">
            <text:p>8735</text:p>
          </table:table-cell>
          <table:table-cell table:formula="of:=[.A1609]+[.A1608]+[.A1607]" office:value-type="float" office:value="26128" calcext:value-type="float">
            <text:p>26128</text:p>
          </table:table-cell>
          <table:table-cell table:formula="of:=[.B1609]&gt;[.B16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40" calcext:value-type="float">
            <text:p>8740</text:p>
          </table:table-cell>
          <table:table-cell table:formula="of:=[.A1610]+[.A1609]+[.A1608]" office:value-type="float" office:value="26172" calcext:value-type="float">
            <text:p>26172</text:p>
          </table:table-cell>
          <table:table-cell table:formula="of:=[.B1610]&gt;[.B16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49" calcext:value-type="float">
            <text:p>8749</text:p>
          </table:table-cell>
          <table:table-cell table:formula="of:=[.A1611]+[.A1610]+[.A1609]" office:value-type="float" office:value="26224" calcext:value-type="float">
            <text:p>26224</text:p>
          </table:table-cell>
          <table:table-cell table:formula="of:=[.B1611]&gt;[.B16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67" calcext:value-type="float">
            <text:p>8767</text:p>
          </table:table-cell>
          <table:table-cell table:formula="of:=[.A1612]+[.A1611]+[.A1610]" office:value-type="float" office:value="26256" calcext:value-type="float">
            <text:p>26256</text:p>
          </table:table-cell>
          <table:table-cell table:formula="of:=[.B1612]&gt;[.B16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69" calcext:value-type="float">
            <text:p>8769</text:p>
          </table:table-cell>
          <table:table-cell table:formula="of:=[.A1613]+[.A1612]+[.A1611]" office:value-type="float" office:value="26285" calcext:value-type="float">
            <text:p>26285</text:p>
          </table:table-cell>
          <table:table-cell table:formula="of:=[.B1613]&gt;[.B16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47" calcext:value-type="float">
            <text:p>8747</text:p>
          </table:table-cell>
          <table:table-cell table:formula="of:=[.A1614]+[.A1613]+[.A1612]" office:value-type="float" office:value="26283" calcext:value-type="float">
            <text:p>26283</text:p>
          </table:table-cell>
          <table:table-cell table:formula="of:=[.B1614]&gt;[.B16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751" calcext:value-type="float">
            <text:p>8751</text:p>
          </table:table-cell>
          <table:table-cell table:formula="of:=[.A1615]+[.A1614]+[.A1613]" office:value-type="float" office:value="26267" calcext:value-type="float">
            <text:p>26267</text:p>
          </table:table-cell>
          <table:table-cell table:formula="of:=[.B1615]&gt;[.B16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760" calcext:value-type="float">
            <text:p>8760</text:p>
          </table:table-cell>
          <table:table-cell table:formula="of:=[.A1616]+[.A1615]+[.A1614]" office:value-type="float" office:value="26258" calcext:value-type="float">
            <text:p>26258</text:p>
          </table:table-cell>
          <table:table-cell table:formula="of:=[.B1616]&gt;[.B1615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755" calcext:value-type="float">
            <text:p>8755</text:p>
          </table:table-cell>
          <table:table-cell table:formula="of:=[.A1617]+[.A1616]+[.A1615]" office:value-type="float" office:value="26266" calcext:value-type="float">
            <text:p>26266</text:p>
          </table:table-cell>
          <table:table-cell table:formula="of:=[.B1617]&gt;[.B16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66" calcext:value-type="float">
            <text:p>8766</text:p>
          </table:table-cell>
          <table:table-cell table:formula="of:=[.A1618]+[.A1617]+[.A1616]" office:value-type="float" office:value="26281" calcext:value-type="float">
            <text:p>26281</text:p>
          </table:table-cell>
          <table:table-cell table:formula="of:=[.B1618]&gt;[.B16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68" calcext:value-type="float">
            <text:p>8768</text:p>
          </table:table-cell>
          <table:table-cell table:formula="of:=[.A1619]+[.A1618]+[.A1617]" office:value-type="float" office:value="26289" calcext:value-type="float">
            <text:p>26289</text:p>
          </table:table-cell>
          <table:table-cell table:formula="of:=[.B1619]&gt;[.B16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77" calcext:value-type="float">
            <text:p>8777</text:p>
          </table:table-cell>
          <table:table-cell table:formula="of:=[.A1620]+[.A1619]+[.A1618]" office:value-type="float" office:value="26311" calcext:value-type="float">
            <text:p>26311</text:p>
          </table:table-cell>
          <table:table-cell table:formula="of:=[.B1620]&gt;[.B16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82" calcext:value-type="float">
            <text:p>8782</text:p>
          </table:table-cell>
          <table:table-cell table:formula="of:=[.A1621]+[.A1620]+[.A1619]" office:value-type="float" office:value="26327" calcext:value-type="float">
            <text:p>26327</text:p>
          </table:table-cell>
          <table:table-cell table:formula="of:=[.B1621]&gt;[.B16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88" calcext:value-type="float">
            <text:p>8788</text:p>
          </table:table-cell>
          <table:table-cell table:formula="of:=[.A1622]+[.A1621]+[.A1620]" office:value-type="float" office:value="26347" calcext:value-type="float">
            <text:p>26347</text:p>
          </table:table-cell>
          <table:table-cell table:formula="of:=[.B1622]&gt;[.B16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96" calcext:value-type="float">
            <text:p>8796</text:p>
          </table:table-cell>
          <table:table-cell table:formula="of:=[.A1623]+[.A1622]+[.A1621]" office:value-type="float" office:value="26366" calcext:value-type="float">
            <text:p>26366</text:p>
          </table:table-cell>
          <table:table-cell table:formula="of:=[.B1623]&gt;[.B16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799" calcext:value-type="float">
            <text:p>8799</text:p>
          </table:table-cell>
          <table:table-cell table:formula="of:=[.A1624]+[.A1623]+[.A1622]" office:value-type="float" office:value="26383" calcext:value-type="float">
            <text:p>26383</text:p>
          </table:table-cell>
          <table:table-cell table:formula="of:=[.B1624]&gt;[.B16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01" calcext:value-type="float">
            <text:p>8801</text:p>
          </table:table-cell>
          <table:table-cell table:formula="of:=[.A1625]+[.A1624]+[.A1623]" office:value-type="float" office:value="26396" calcext:value-type="float">
            <text:p>26396</text:p>
          </table:table-cell>
          <table:table-cell table:formula="of:=[.B1625]&gt;[.B16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09" calcext:value-type="float">
            <text:p>8809</text:p>
          </table:table-cell>
          <table:table-cell table:formula="of:=[.A1626]+[.A1625]+[.A1624]" office:value-type="float" office:value="26409" calcext:value-type="float">
            <text:p>26409</text:p>
          </table:table-cell>
          <table:table-cell table:formula="of:=[.B1626]&gt;[.B16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07" calcext:value-type="float">
            <text:p>8807</text:p>
          </table:table-cell>
          <table:table-cell table:formula="of:=[.A1627]+[.A1626]+[.A1625]" office:value-type="float" office:value="26417" calcext:value-type="float">
            <text:p>26417</text:p>
          </table:table-cell>
          <table:table-cell table:formula="of:=[.B1627]&gt;[.B16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16" calcext:value-type="float">
            <text:p>8816</text:p>
          </table:table-cell>
          <table:table-cell table:formula="of:=[.A1628]+[.A1627]+[.A1626]" office:value-type="float" office:value="26432" calcext:value-type="float">
            <text:p>26432</text:p>
          </table:table-cell>
          <table:table-cell table:formula="of:=[.B1628]&gt;[.B16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27" calcext:value-type="float">
            <text:p>8827</text:p>
          </table:table-cell>
          <table:table-cell table:formula="of:=[.A1629]+[.A1628]+[.A1627]" office:value-type="float" office:value="26450" calcext:value-type="float">
            <text:p>26450</text:p>
          </table:table-cell>
          <table:table-cell table:formula="of:=[.B1629]&gt;[.B16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31" calcext:value-type="float">
            <text:p>8831</text:p>
          </table:table-cell>
          <table:table-cell table:formula="of:=[.A1630]+[.A1629]+[.A1628]" office:value-type="float" office:value="26474" calcext:value-type="float">
            <text:p>26474</text:p>
          </table:table-cell>
          <table:table-cell table:formula="of:=[.B1630]&gt;[.B16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35" calcext:value-type="float">
            <text:p>8835</text:p>
          </table:table-cell>
          <table:table-cell table:formula="of:=[.A1631]+[.A1630]+[.A1629]" office:value-type="float" office:value="26493" calcext:value-type="float">
            <text:p>26493</text:p>
          </table:table-cell>
          <table:table-cell table:formula="of:=[.B1631]&gt;[.B16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36" calcext:value-type="float">
            <text:p>8836</text:p>
          </table:table-cell>
          <table:table-cell table:formula="of:=[.A1632]+[.A1631]+[.A1630]" office:value-type="float" office:value="26502" calcext:value-type="float">
            <text:p>26502</text:p>
          </table:table-cell>
          <table:table-cell table:formula="of:=[.B1632]&gt;[.B16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43" calcext:value-type="float">
            <text:p>8843</text:p>
          </table:table-cell>
          <table:table-cell table:formula="of:=[.A1633]+[.A1632]+[.A1631]" office:value-type="float" office:value="26514" calcext:value-type="float">
            <text:p>26514</text:p>
          </table:table-cell>
          <table:table-cell table:formula="of:=[.B1633]&gt;[.B16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44" calcext:value-type="float">
            <text:p>8844</text:p>
          </table:table-cell>
          <table:table-cell table:formula="of:=[.A1634]+[.A1633]+[.A1632]" office:value-type="float" office:value="26523" calcext:value-type="float">
            <text:p>26523</text:p>
          </table:table-cell>
          <table:table-cell table:formula="of:=[.B1634]&gt;[.B16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45" calcext:value-type="float">
            <text:p>8845</text:p>
          </table:table-cell>
          <table:table-cell table:formula="of:=[.A1635]+[.A1634]+[.A1633]" office:value-type="float" office:value="26532" calcext:value-type="float">
            <text:p>26532</text:p>
          </table:table-cell>
          <table:table-cell table:formula="of:=[.B1635]&gt;[.B16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51" calcext:value-type="float">
            <text:p>8851</text:p>
          </table:table-cell>
          <table:table-cell table:formula="of:=[.A1636]+[.A1635]+[.A1634]" office:value-type="float" office:value="26540" calcext:value-type="float">
            <text:p>26540</text:p>
          </table:table-cell>
          <table:table-cell table:formula="of:=[.B1636]&gt;[.B16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58" calcext:value-type="float">
            <text:p>8858</text:p>
          </table:table-cell>
          <table:table-cell table:formula="of:=[.A1637]+[.A1636]+[.A1635]" office:value-type="float" office:value="26554" calcext:value-type="float">
            <text:p>26554</text:p>
          </table:table-cell>
          <table:table-cell table:formula="of:=[.B1637]&gt;[.B16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60" calcext:value-type="float">
            <text:p>8860</text:p>
          </table:table-cell>
          <table:table-cell table:formula="of:=[.A1638]+[.A1637]+[.A1636]" office:value-type="float" office:value="26569" calcext:value-type="float">
            <text:p>26569</text:p>
          </table:table-cell>
          <table:table-cell table:formula="of:=[.B1638]&gt;[.B16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62" calcext:value-type="float">
            <text:p>8862</text:p>
          </table:table-cell>
          <table:table-cell table:formula="of:=[.A1639]+[.A1638]+[.A1637]" office:value-type="float" office:value="26580" calcext:value-type="float">
            <text:p>26580</text:p>
          </table:table-cell>
          <table:table-cell table:formula="of:=[.B1639]&gt;[.B16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63" calcext:value-type="float">
            <text:p>8863</text:p>
          </table:table-cell>
          <table:table-cell table:formula="of:=[.A1640]+[.A1639]+[.A1638]" office:value-type="float" office:value="26585" calcext:value-type="float">
            <text:p>26585</text:p>
          </table:table-cell>
          <table:table-cell table:formula="of:=[.B1640]&gt;[.B16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89" calcext:value-type="float">
            <text:p>8889</text:p>
          </table:table-cell>
          <table:table-cell table:formula="of:=[.A1641]+[.A1640]+[.A1639]" office:value-type="float" office:value="26614" calcext:value-type="float">
            <text:p>26614</text:p>
          </table:table-cell>
          <table:table-cell table:formula="of:=[.B1641]&gt;[.B16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891" calcext:value-type="float">
            <text:p>8891</text:p>
          </table:table-cell>
          <table:table-cell table:formula="of:=[.A1642]+[.A1641]+[.A1640]" office:value-type="float" office:value="26643" calcext:value-type="float">
            <text:p>26643</text:p>
          </table:table-cell>
          <table:table-cell table:formula="of:=[.B1642]&gt;[.B16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12" calcext:value-type="float">
            <text:p>8912</text:p>
          </table:table-cell>
          <table:table-cell table:formula="of:=[.A1643]+[.A1642]+[.A1641]" office:value-type="float" office:value="26692" calcext:value-type="float">
            <text:p>26692</text:p>
          </table:table-cell>
          <table:table-cell table:formula="of:=[.B1643]&gt;[.B16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13" calcext:value-type="float">
            <text:p>8913</text:p>
          </table:table-cell>
          <table:table-cell table:formula="of:=[.A1644]+[.A1643]+[.A1642]" office:value-type="float" office:value="26716" calcext:value-type="float">
            <text:p>26716</text:p>
          </table:table-cell>
          <table:table-cell table:formula="of:=[.B1644]&gt;[.B16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24" calcext:value-type="float">
            <text:p>8924</text:p>
          </table:table-cell>
          <table:table-cell table:formula="of:=[.A1645]+[.A1644]+[.A1643]" office:value-type="float" office:value="26749" calcext:value-type="float">
            <text:p>26749</text:p>
          </table:table-cell>
          <table:table-cell table:formula="of:=[.B1645]&gt;[.B16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28" calcext:value-type="float">
            <text:p>8928</text:p>
          </table:table-cell>
          <table:table-cell table:formula="of:=[.A1646]+[.A1645]+[.A1644]" office:value-type="float" office:value="26765" calcext:value-type="float">
            <text:p>26765</text:p>
          </table:table-cell>
          <table:table-cell table:formula="of:=[.B1646]&gt;[.B16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29" calcext:value-type="float">
            <text:p>8929</text:p>
          </table:table-cell>
          <table:table-cell table:formula="of:=[.A1647]+[.A1646]+[.A1645]" office:value-type="float" office:value="26781" calcext:value-type="float">
            <text:p>26781</text:p>
          </table:table-cell>
          <table:table-cell table:formula="of:=[.B1647]&gt;[.B16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39" calcext:value-type="float">
            <text:p>8939</text:p>
          </table:table-cell>
          <table:table-cell table:formula="of:=[.A1648]+[.A1647]+[.A1646]" office:value-type="float" office:value="26796" calcext:value-type="float">
            <text:p>26796</text:p>
          </table:table-cell>
          <table:table-cell table:formula="of:=[.B1648]&gt;[.B16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55" calcext:value-type="float">
            <text:p>8955</text:p>
          </table:table-cell>
          <table:table-cell table:formula="of:=[.A1649]+[.A1648]+[.A1647]" office:value-type="float" office:value="26823" calcext:value-type="float">
            <text:p>26823</text:p>
          </table:table-cell>
          <table:table-cell table:formula="of:=[.B1649]&gt;[.B16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57" calcext:value-type="float">
            <text:p>8957</text:p>
          </table:table-cell>
          <table:table-cell table:formula="of:=[.A1650]+[.A1649]+[.A1648]" office:value-type="float" office:value="26851" calcext:value-type="float">
            <text:p>26851</text:p>
          </table:table-cell>
          <table:table-cell table:formula="of:=[.B1650]&gt;[.B16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58" calcext:value-type="float">
            <text:p>8958</text:p>
          </table:table-cell>
          <table:table-cell table:formula="of:=[.A1651]+[.A1650]+[.A1649]" office:value-type="float" office:value="26870" calcext:value-type="float">
            <text:p>26870</text:p>
          </table:table-cell>
          <table:table-cell table:formula="of:=[.B1651]&gt;[.B16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63" calcext:value-type="float">
            <text:p>8963</text:p>
          </table:table-cell>
          <table:table-cell table:formula="of:=[.A1652]+[.A1651]+[.A1650]" office:value-type="float" office:value="26878" calcext:value-type="float">
            <text:p>26878</text:p>
          </table:table-cell>
          <table:table-cell table:formula="of:=[.B1652]&gt;[.B16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88" calcext:value-type="float">
            <text:p>8988</text:p>
          </table:table-cell>
          <table:table-cell table:formula="of:=[.A1653]+[.A1652]+[.A1651]" office:value-type="float" office:value="26909" calcext:value-type="float">
            <text:p>26909</text:p>
          </table:table-cell>
          <table:table-cell table:formula="of:=[.B1653]&gt;[.B16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89" calcext:value-type="float">
            <text:p>8989</text:p>
          </table:table-cell>
          <table:table-cell table:formula="of:=[.A1654]+[.A1653]+[.A1652]" office:value-type="float" office:value="26940" calcext:value-type="float">
            <text:p>26940</text:p>
          </table:table-cell>
          <table:table-cell table:formula="of:=[.B1654]&gt;[.B16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97" calcext:value-type="float">
            <text:p>8997</text:p>
          </table:table-cell>
          <table:table-cell table:formula="of:=[.A1655]+[.A1654]+[.A1653]" office:value-type="float" office:value="26974" calcext:value-type="float">
            <text:p>26974</text:p>
          </table:table-cell>
          <table:table-cell table:formula="of:=[.B1655]&gt;[.B16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95" calcext:value-type="float">
            <text:p>8995</text:p>
          </table:table-cell>
          <table:table-cell table:formula="of:=[.A1656]+[.A1655]+[.A1654]" office:value-type="float" office:value="26981" calcext:value-type="float">
            <text:p>26981</text:p>
          </table:table-cell>
          <table:table-cell table:formula="of:=[.B1656]&gt;[.B16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99" calcext:value-type="float">
            <text:p>8999</text:p>
          </table:table-cell>
          <table:table-cell table:formula="of:=[.A1657]+[.A1656]+[.A1655]" office:value-type="float" office:value="26991" calcext:value-type="float">
            <text:p>26991</text:p>
          </table:table-cell>
          <table:table-cell table:formula="of:=[.B1657]&gt;[.B16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68" calcext:value-type="float">
            <text:p>8968</text:p>
          </table:table-cell>
          <table:table-cell table:formula="of:=[.A1658]+[.A1657]+[.A1656]" office:value-type="float" office:value="26962" calcext:value-type="float">
            <text:p>26962</text:p>
          </table:table-cell>
          <table:table-cell table:formula="of:=[.B1658]&gt;[.B165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90" calcext:value-type="float">
            <text:p>8990</text:p>
          </table:table-cell>
          <table:table-cell table:formula="of:=[.A1659]+[.A1658]+[.A1657]" office:value-type="float" office:value="26957" calcext:value-type="float">
            <text:p>26957</text:p>
          </table:table-cell>
          <table:table-cell table:formula="of:=[.B1659]&gt;[.B165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91" calcext:value-type="float">
            <text:p>8991</text:p>
          </table:table-cell>
          <table:table-cell table:formula="of:=[.A1660]+[.A1659]+[.A1658]" office:value-type="float" office:value="26949" calcext:value-type="float">
            <text:p>26949</text:p>
          </table:table-cell>
          <table:table-cell table:formula="of:=[.B1660]&gt;[.B165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8992" calcext:value-type="float">
            <text:p>8992</text:p>
          </table:table-cell>
          <table:table-cell table:formula="of:=[.A1661]+[.A1660]+[.A1659]" office:value-type="float" office:value="26973" calcext:value-type="float">
            <text:p>26973</text:p>
          </table:table-cell>
          <table:table-cell table:formula="of:=[.B1661]&gt;[.B16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94" calcext:value-type="float">
            <text:p>8994</text:p>
          </table:table-cell>
          <table:table-cell table:formula="of:=[.A1662]+[.A1661]+[.A1660]" office:value-type="float" office:value="26977" calcext:value-type="float">
            <text:p>26977</text:p>
          </table:table-cell>
          <table:table-cell table:formula="of:=[.B1662]&gt;[.B16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8996" calcext:value-type="float">
            <text:p>8996</text:p>
          </table:table-cell>
          <table:table-cell table:formula="of:=[.A1663]+[.A1662]+[.A1661]" office:value-type="float" office:value="26982" calcext:value-type="float">
            <text:p>26982</text:p>
          </table:table-cell>
          <table:table-cell table:formula="of:=[.B1663]&gt;[.B16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13" calcext:value-type="float">
            <text:p>9013</text:p>
          </table:table-cell>
          <table:table-cell table:formula="of:=[.A1664]+[.A1663]+[.A1662]" office:value-type="float" office:value="27003" calcext:value-type="float">
            <text:p>27003</text:p>
          </table:table-cell>
          <table:table-cell table:formula="of:=[.B1664]&gt;[.B16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24" calcext:value-type="float">
            <text:p>9024</text:p>
          </table:table-cell>
          <table:table-cell table:formula="of:=[.A1665]+[.A1664]+[.A1663]" office:value-type="float" office:value="27033" calcext:value-type="float">
            <text:p>27033</text:p>
          </table:table-cell>
          <table:table-cell table:formula="of:=[.B1665]&gt;[.B16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26" calcext:value-type="float">
            <text:p>9026</text:p>
          </table:table-cell>
          <table:table-cell table:formula="of:=[.A1666]+[.A1665]+[.A1664]" office:value-type="float" office:value="27063" calcext:value-type="float">
            <text:p>27063</text:p>
          </table:table-cell>
          <table:table-cell table:formula="of:=[.B1666]&gt;[.B16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35" calcext:value-type="float">
            <text:p>9035</text:p>
          </table:table-cell>
          <table:table-cell table:formula="of:=[.A1667]+[.A1666]+[.A1665]" office:value-type="float" office:value="27085" calcext:value-type="float">
            <text:p>27085</text:p>
          </table:table-cell>
          <table:table-cell table:formula="of:=[.B1667]&gt;[.B16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46" calcext:value-type="float">
            <text:p>9046</text:p>
          </table:table-cell>
          <table:table-cell table:formula="of:=[.A1668]+[.A1667]+[.A1666]" office:value-type="float" office:value="27107" calcext:value-type="float">
            <text:p>27107</text:p>
          </table:table-cell>
          <table:table-cell table:formula="of:=[.B1668]&gt;[.B16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47" calcext:value-type="float">
            <text:p>9047</text:p>
          </table:table-cell>
          <table:table-cell table:formula="of:=[.A1669]+[.A1668]+[.A1667]" office:value-type="float" office:value="27128" calcext:value-type="float">
            <text:p>27128</text:p>
          </table:table-cell>
          <table:table-cell table:formula="of:=[.B1669]&gt;[.B16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83" calcext:value-type="float">
            <text:p>9083</text:p>
          </table:table-cell>
          <table:table-cell table:formula="of:=[.A1670]+[.A1669]+[.A1668]" office:value-type="float" office:value="27176" calcext:value-type="float">
            <text:p>27176</text:p>
          </table:table-cell>
          <table:table-cell table:formula="of:=[.B1670]&gt;[.B16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84" calcext:value-type="float">
            <text:p>9084</text:p>
          </table:table-cell>
          <table:table-cell table:formula="of:=[.A1671]+[.A1670]+[.A1669]" office:value-type="float" office:value="27214" calcext:value-type="float">
            <text:p>27214</text:p>
          </table:table-cell>
          <table:table-cell table:formula="of:=[.B1671]&gt;[.B16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89" calcext:value-type="float">
            <text:p>9089</text:p>
          </table:table-cell>
          <table:table-cell table:formula="of:=[.A1672]+[.A1671]+[.A1670]" office:value-type="float" office:value="27256" calcext:value-type="float">
            <text:p>27256</text:p>
          </table:table-cell>
          <table:table-cell table:formula="of:=[.B1672]&gt;[.B16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096" calcext:value-type="float">
            <text:p>9096</text:p>
          </table:table-cell>
          <table:table-cell table:formula="of:=[.A1673]+[.A1672]+[.A1671]" office:value-type="float" office:value="27269" calcext:value-type="float">
            <text:p>27269</text:p>
          </table:table-cell>
          <table:table-cell table:formula="of:=[.B1673]&gt;[.B16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08" calcext:value-type="float">
            <text:p>9108</text:p>
          </table:table-cell>
          <table:table-cell table:formula="of:=[.A1674]+[.A1673]+[.A1672]" office:value-type="float" office:value="27293" calcext:value-type="float">
            <text:p>27293</text:p>
          </table:table-cell>
          <table:table-cell table:formula="of:=[.B1674]&gt;[.B16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07" calcext:value-type="float">
            <text:p>9107</text:p>
          </table:table-cell>
          <table:table-cell table:formula="of:=[.A1675]+[.A1674]+[.A1673]" office:value-type="float" office:value="27311" calcext:value-type="float">
            <text:p>27311</text:p>
          </table:table-cell>
          <table:table-cell table:formula="of:=[.B1675]&gt;[.B16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16" calcext:value-type="float">
            <text:p>9116</text:p>
          </table:table-cell>
          <table:table-cell table:formula="of:=[.A1676]+[.A1675]+[.A1674]" office:value-type="float" office:value="27331" calcext:value-type="float">
            <text:p>27331</text:p>
          </table:table-cell>
          <table:table-cell table:formula="of:=[.B1676]&gt;[.B16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23" calcext:value-type="float">
            <text:p>9123</text:p>
          </table:table-cell>
          <table:table-cell table:formula="of:=[.A1677]+[.A1676]+[.A1675]" office:value-type="float" office:value="27346" calcext:value-type="float">
            <text:p>27346</text:p>
          </table:table-cell>
          <table:table-cell table:formula="of:=[.B1677]&gt;[.B16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22" calcext:value-type="float">
            <text:p>9122</text:p>
          </table:table-cell>
          <table:table-cell table:formula="of:=[.A1678]+[.A1677]+[.A1676]" office:value-type="float" office:value="27361" calcext:value-type="float">
            <text:p>27361</text:p>
          </table:table-cell>
          <table:table-cell table:formula="of:=[.B1678]&gt;[.B16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28" calcext:value-type="float">
            <text:p>9128</text:p>
          </table:table-cell>
          <table:table-cell table:formula="of:=[.A1679]+[.A1678]+[.A1677]" office:value-type="float" office:value="27373" calcext:value-type="float">
            <text:p>27373</text:p>
          </table:table-cell>
          <table:table-cell table:formula="of:=[.B1679]&gt;[.B16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32" calcext:value-type="float">
            <text:p>9132</text:p>
          </table:table-cell>
          <table:table-cell table:formula="of:=[.A1680]+[.A1679]+[.A1678]" office:value-type="float" office:value="27382" calcext:value-type="float">
            <text:p>27382</text:p>
          </table:table-cell>
          <table:table-cell table:formula="of:=[.B1680]&gt;[.B16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51" calcext:value-type="float">
            <text:p>9151</text:p>
          </table:table-cell>
          <table:table-cell table:formula="of:=[.A1681]+[.A1680]+[.A1679]" office:value-type="float" office:value="27411" calcext:value-type="float">
            <text:p>27411</text:p>
          </table:table-cell>
          <table:table-cell table:formula="of:=[.B1681]&gt;[.B16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55" calcext:value-type="float">
            <text:p>9155</text:p>
          </table:table-cell>
          <table:table-cell table:formula="of:=[.A1682]+[.A1681]+[.A1680]" office:value-type="float" office:value="27438" calcext:value-type="float">
            <text:p>27438</text:p>
          </table:table-cell>
          <table:table-cell table:formula="of:=[.B1682]&gt;[.B16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63" calcext:value-type="float">
            <text:p>9163</text:p>
          </table:table-cell>
          <table:table-cell table:formula="of:=[.A1683]+[.A1682]+[.A1681]" office:value-type="float" office:value="27469" calcext:value-type="float">
            <text:p>27469</text:p>
          </table:table-cell>
          <table:table-cell table:formula="of:=[.B1683]&gt;[.B16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74" calcext:value-type="float">
            <text:p>9174</text:p>
          </table:table-cell>
          <table:table-cell table:formula="of:=[.A1684]+[.A1683]+[.A1682]" office:value-type="float" office:value="27492" calcext:value-type="float">
            <text:p>27492</text:p>
          </table:table-cell>
          <table:table-cell table:formula="of:=[.B1684]&gt;[.B16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78" calcext:value-type="float">
            <text:p>9178</text:p>
          </table:table-cell>
          <table:table-cell table:formula="of:=[.A1685]+[.A1684]+[.A1683]" office:value-type="float" office:value="27515" calcext:value-type="float">
            <text:p>27515</text:p>
          </table:table-cell>
          <table:table-cell table:formula="of:=[.B1685]&gt;[.B16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83" calcext:value-type="float">
            <text:p>9183</text:p>
          </table:table-cell>
          <table:table-cell table:formula="of:=[.A1686]+[.A1685]+[.A1684]" office:value-type="float" office:value="27535" calcext:value-type="float">
            <text:p>27535</text:p>
          </table:table-cell>
          <table:table-cell table:formula="of:=[.B1686]&gt;[.B16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199" calcext:value-type="float">
            <text:p>9199</text:p>
          </table:table-cell>
          <table:table-cell table:formula="of:=[.A1687]+[.A1686]+[.A1685]" office:value-type="float" office:value="27560" calcext:value-type="float">
            <text:p>27560</text:p>
          </table:table-cell>
          <table:table-cell table:formula="of:=[.B1687]&gt;[.B16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09" calcext:value-type="float">
            <text:p>9209</text:p>
          </table:table-cell>
          <table:table-cell table:formula="of:=[.A1688]+[.A1687]+[.A1686]" office:value-type="float" office:value="27591" calcext:value-type="float">
            <text:p>27591</text:p>
          </table:table-cell>
          <table:table-cell table:formula="of:=[.B1688]&gt;[.B16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17" calcext:value-type="float">
            <text:p>9217</text:p>
          </table:table-cell>
          <table:table-cell table:formula="of:=[.A1689]+[.A1688]+[.A1687]" office:value-type="float" office:value="27625" calcext:value-type="float">
            <text:p>27625</text:p>
          </table:table-cell>
          <table:table-cell table:formula="of:=[.B1689]&gt;[.B16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19" calcext:value-type="float">
            <text:p>9219</text:p>
          </table:table-cell>
          <table:table-cell table:formula="of:=[.A1690]+[.A1689]+[.A1688]" office:value-type="float" office:value="27645" calcext:value-type="float">
            <text:p>27645</text:p>
          </table:table-cell>
          <table:table-cell table:formula="of:=[.B1690]&gt;[.B16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32" calcext:value-type="float">
            <text:p>9232</text:p>
          </table:table-cell>
          <table:table-cell table:formula="of:=[.A1691]+[.A1690]+[.A1689]" office:value-type="float" office:value="27668" calcext:value-type="float">
            <text:p>27668</text:p>
          </table:table-cell>
          <table:table-cell table:formula="of:=[.B1691]&gt;[.B16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33" calcext:value-type="float">
            <text:p>9233</text:p>
          </table:table-cell>
          <table:table-cell table:formula="of:=[.A1692]+[.A1691]+[.A1690]" office:value-type="float" office:value="27684" calcext:value-type="float">
            <text:p>27684</text:p>
          </table:table-cell>
          <table:table-cell table:formula="of:=[.B1692]&gt;[.B16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32" calcext:value-type="float">
            <text:p>9232</text:p>
          </table:table-cell>
          <table:table-cell table:formula="of:=[.A1693]+[.A1692]+[.A1691]" office:value-type="float" office:value="27697" calcext:value-type="float">
            <text:p>27697</text:p>
          </table:table-cell>
          <table:table-cell table:formula="of:=[.B1693]&gt;[.B16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37" calcext:value-type="float">
            <text:p>9237</text:p>
          </table:table-cell>
          <table:table-cell table:formula="of:=[.A1694]+[.A1693]+[.A1692]" office:value-type="float" office:value="27702" calcext:value-type="float">
            <text:p>27702</text:p>
          </table:table-cell>
          <table:table-cell table:formula="of:=[.B1694]&gt;[.B16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41" calcext:value-type="float">
            <text:p>9241</text:p>
          </table:table-cell>
          <table:table-cell table:formula="of:=[.A1695]+[.A1694]+[.A1693]" office:value-type="float" office:value="27710" calcext:value-type="float">
            <text:p>27710</text:p>
          </table:table-cell>
          <table:table-cell table:formula="of:=[.B1695]&gt;[.B16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44" calcext:value-type="float">
            <text:p>9244</text:p>
          </table:table-cell>
          <table:table-cell table:formula="of:=[.A1696]+[.A1695]+[.A1694]" office:value-type="float" office:value="27722" calcext:value-type="float">
            <text:p>27722</text:p>
          </table:table-cell>
          <table:table-cell table:formula="of:=[.B1696]&gt;[.B16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45" calcext:value-type="float">
            <text:p>9245</text:p>
          </table:table-cell>
          <table:table-cell table:formula="of:=[.A1697]+[.A1696]+[.A1695]" office:value-type="float" office:value="27730" calcext:value-type="float">
            <text:p>27730</text:p>
          </table:table-cell>
          <table:table-cell table:formula="of:=[.B1697]&gt;[.B16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47" calcext:value-type="float">
            <text:p>9247</text:p>
          </table:table-cell>
          <table:table-cell table:formula="of:=[.A1698]+[.A1697]+[.A1696]" office:value-type="float" office:value="27736" calcext:value-type="float">
            <text:p>27736</text:p>
          </table:table-cell>
          <table:table-cell table:formula="of:=[.B1698]&gt;[.B16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51" calcext:value-type="float">
            <text:p>9251</text:p>
          </table:table-cell>
          <table:table-cell table:formula="of:=[.A1699]+[.A1698]+[.A1697]" office:value-type="float" office:value="27743" calcext:value-type="float">
            <text:p>27743</text:p>
          </table:table-cell>
          <table:table-cell table:formula="of:=[.B1699]&gt;[.B16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52" calcext:value-type="float">
            <text:p>9252</text:p>
          </table:table-cell>
          <table:table-cell table:formula="of:=[.A1700]+[.A1699]+[.A1698]" office:value-type="float" office:value="27750" calcext:value-type="float">
            <text:p>27750</text:p>
          </table:table-cell>
          <table:table-cell table:formula="of:=[.B1700]&gt;[.B16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66" calcext:value-type="float">
            <text:p>9266</text:p>
          </table:table-cell>
          <table:table-cell table:formula="of:=[.A1701]+[.A1700]+[.A1699]" office:value-type="float" office:value="27769" calcext:value-type="float">
            <text:p>27769</text:p>
          </table:table-cell>
          <table:table-cell table:formula="of:=[.B1701]&gt;[.B17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85" calcext:value-type="float">
            <text:p>9285</text:p>
          </table:table-cell>
          <table:table-cell table:formula="of:=[.A1702]+[.A1701]+[.A1700]" office:value-type="float" office:value="27803" calcext:value-type="float">
            <text:p>27803</text:p>
          </table:table-cell>
          <table:table-cell table:formula="of:=[.B1702]&gt;[.B17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84" calcext:value-type="float">
            <text:p>9284</text:p>
          </table:table-cell>
          <table:table-cell table:formula="of:=[.A1703]+[.A1702]+[.A1701]" office:value-type="float" office:value="27835" calcext:value-type="float">
            <text:p>27835</text:p>
          </table:table-cell>
          <table:table-cell table:formula="of:=[.B1703]&gt;[.B17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91" calcext:value-type="float">
            <text:p>9291</text:p>
          </table:table-cell>
          <table:table-cell table:formula="of:=[.A1704]+[.A1703]+[.A1702]" office:value-type="float" office:value="27860" calcext:value-type="float">
            <text:p>27860</text:p>
          </table:table-cell>
          <table:table-cell table:formula="of:=[.B1704]&gt;[.B17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94" calcext:value-type="float">
            <text:p>9294</text:p>
          </table:table-cell>
          <table:table-cell table:formula="of:=[.A1705]+[.A1704]+[.A1703]" office:value-type="float" office:value="27869" calcext:value-type="float">
            <text:p>27869</text:p>
          </table:table-cell>
          <table:table-cell table:formula="of:=[.B1705]&gt;[.B17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95" calcext:value-type="float">
            <text:p>9295</text:p>
          </table:table-cell>
          <table:table-cell table:formula="of:=[.A1706]+[.A1705]+[.A1704]" office:value-type="float" office:value="27880" calcext:value-type="float">
            <text:p>27880</text:p>
          </table:table-cell>
          <table:table-cell table:formula="of:=[.B1706]&gt;[.B17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296" calcext:value-type="float">
            <text:p>9296</text:p>
          </table:table-cell>
          <table:table-cell table:formula="of:=[.A1707]+[.A1706]+[.A1705]" office:value-type="float" office:value="27885" calcext:value-type="float">
            <text:p>27885</text:p>
          </table:table-cell>
          <table:table-cell table:formula="of:=[.B1707]&gt;[.B17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00" calcext:value-type="float">
            <text:p>9300</text:p>
          </table:table-cell>
          <table:table-cell table:formula="of:=[.A1708]+[.A1707]+[.A1706]" office:value-type="float" office:value="27891" calcext:value-type="float">
            <text:p>27891</text:p>
          </table:table-cell>
          <table:table-cell table:formula="of:=[.B1708]&gt;[.B17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22" calcext:value-type="float">
            <text:p>9322</text:p>
          </table:table-cell>
          <table:table-cell table:formula="of:=[.A1709]+[.A1708]+[.A1707]" office:value-type="float" office:value="27918" calcext:value-type="float">
            <text:p>27918</text:p>
          </table:table-cell>
          <table:table-cell table:formula="of:=[.B1709]&gt;[.B17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28" calcext:value-type="float">
            <text:p>9328</text:p>
          </table:table-cell>
          <table:table-cell table:formula="of:=[.A1710]+[.A1709]+[.A1708]" office:value-type="float" office:value="27950" calcext:value-type="float">
            <text:p>27950</text:p>
          </table:table-cell>
          <table:table-cell table:formula="of:=[.B1710]&gt;[.B17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33" calcext:value-type="float">
            <text:p>9333</text:p>
          </table:table-cell>
          <table:table-cell table:formula="of:=[.A1711]+[.A1710]+[.A1709]" office:value-type="float" office:value="27983" calcext:value-type="float">
            <text:p>27983</text:p>
          </table:table-cell>
          <table:table-cell table:formula="of:=[.B1711]&gt;[.B17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37" calcext:value-type="float">
            <text:p>9337</text:p>
          </table:table-cell>
          <table:table-cell table:formula="of:=[.A1712]+[.A1711]+[.A1710]" office:value-type="float" office:value="27998" calcext:value-type="float">
            <text:p>27998</text:p>
          </table:table-cell>
          <table:table-cell table:formula="of:=[.B1712]&gt;[.B17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45" calcext:value-type="float">
            <text:p>9345</text:p>
          </table:table-cell>
          <table:table-cell table:formula="of:=[.A1713]+[.A1712]+[.A1711]" office:value-type="float" office:value="28015" calcext:value-type="float">
            <text:p>28015</text:p>
          </table:table-cell>
          <table:table-cell table:formula="of:=[.B1713]&gt;[.B17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46" calcext:value-type="float">
            <text:p>9346</text:p>
          </table:table-cell>
          <table:table-cell table:formula="of:=[.A1714]+[.A1713]+[.A1712]" office:value-type="float" office:value="28028" calcext:value-type="float">
            <text:p>28028</text:p>
          </table:table-cell>
          <table:table-cell table:formula="of:=[.B1714]&gt;[.B17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47" calcext:value-type="float">
            <text:p>9347</text:p>
          </table:table-cell>
          <table:table-cell table:formula="of:=[.A1715]+[.A1714]+[.A1713]" office:value-type="float" office:value="28038" calcext:value-type="float">
            <text:p>28038</text:p>
          </table:table-cell>
          <table:table-cell table:formula="of:=[.B1715]&gt;[.B17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71" calcext:value-type="float">
            <text:p>9371</text:p>
          </table:table-cell>
          <table:table-cell table:formula="of:=[.A1716]+[.A1715]+[.A1714]" office:value-type="float" office:value="28064" calcext:value-type="float">
            <text:p>28064</text:p>
          </table:table-cell>
          <table:table-cell table:formula="of:=[.B1716]&gt;[.B17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75" calcext:value-type="float">
            <text:p>9375</text:p>
          </table:table-cell>
          <table:table-cell table:formula="of:=[.A1717]+[.A1716]+[.A1715]" office:value-type="float" office:value="28093" calcext:value-type="float">
            <text:p>28093</text:p>
          </table:table-cell>
          <table:table-cell table:formula="of:=[.B1717]&gt;[.B17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94" calcext:value-type="float">
            <text:p>9394</text:p>
          </table:table-cell>
          <table:table-cell table:formula="of:=[.A1718]+[.A1717]+[.A1716]" office:value-type="float" office:value="28140" calcext:value-type="float">
            <text:p>28140</text:p>
          </table:table-cell>
          <table:table-cell table:formula="of:=[.B1718]&gt;[.B17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397" calcext:value-type="float">
            <text:p>9397</text:p>
          </table:table-cell>
          <table:table-cell table:formula="of:=[.A1719]+[.A1718]+[.A1717]" office:value-type="float" office:value="28166" calcext:value-type="float">
            <text:p>28166</text:p>
          </table:table-cell>
          <table:table-cell table:formula="of:=[.B1719]&gt;[.B17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04" calcext:value-type="float">
            <text:p>9404</text:p>
          </table:table-cell>
          <table:table-cell table:formula="of:=[.A1720]+[.A1719]+[.A1718]" office:value-type="float" office:value="28195" calcext:value-type="float">
            <text:p>28195</text:p>
          </table:table-cell>
          <table:table-cell table:formula="of:=[.B1720]&gt;[.B17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06" calcext:value-type="float">
            <text:p>9406</text:p>
          </table:table-cell>
          <table:table-cell table:formula="of:=[.A1721]+[.A1720]+[.A1719]" office:value-type="float" office:value="28207" calcext:value-type="float">
            <text:p>28207</text:p>
          </table:table-cell>
          <table:table-cell table:formula="of:=[.B1721]&gt;[.B17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22" calcext:value-type="float">
            <text:p>9422</text:p>
          </table:table-cell>
          <table:table-cell table:formula="of:=[.A1722]+[.A1721]+[.A1720]" office:value-type="float" office:value="28232" calcext:value-type="float">
            <text:p>28232</text:p>
          </table:table-cell>
          <table:table-cell table:formula="of:=[.B1722]&gt;[.B17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25" calcext:value-type="float">
            <text:p>9425</text:p>
          </table:table-cell>
          <table:table-cell table:formula="of:=[.A1723]+[.A1722]+[.A1721]" office:value-type="float" office:value="28253" calcext:value-type="float">
            <text:p>28253</text:p>
          </table:table-cell>
          <table:table-cell table:formula="of:=[.B1723]&gt;[.B17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38" calcext:value-type="float">
            <text:p>9438</text:p>
          </table:table-cell>
          <table:table-cell table:formula="of:=[.A1724]+[.A1723]+[.A1722]" office:value-type="float" office:value="28285" calcext:value-type="float">
            <text:p>28285</text:p>
          </table:table-cell>
          <table:table-cell table:formula="of:=[.B1724]&gt;[.B17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40" calcext:value-type="float">
            <text:p>9440</text:p>
          </table:table-cell>
          <table:table-cell table:formula="of:=[.A1725]+[.A1724]+[.A1723]" office:value-type="float" office:value="28303" calcext:value-type="float">
            <text:p>28303</text:p>
          </table:table-cell>
          <table:table-cell table:formula="of:=[.B1725]&gt;[.B17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35" calcext:value-type="float">
            <text:p>9435</text:p>
          </table:table-cell>
          <table:table-cell table:formula="of:=[.A1726]+[.A1725]+[.A1724]" office:value-type="float" office:value="28313" calcext:value-type="float">
            <text:p>28313</text:p>
          </table:table-cell>
          <table:table-cell table:formula="of:=[.B1726]&gt;[.B17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42" calcext:value-type="float">
            <text:p>9442</text:p>
          </table:table-cell>
          <table:table-cell table:formula="of:=[.A1727]+[.A1726]+[.A1725]" office:value-type="float" office:value="28317" calcext:value-type="float">
            <text:p>28317</text:p>
          </table:table-cell>
          <table:table-cell table:formula="of:=[.B1727]&gt;[.B17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55" calcext:value-type="float">
            <text:p>9455</text:p>
          </table:table-cell>
          <table:table-cell table:formula="of:=[.A1728]+[.A1727]+[.A1726]" office:value-type="float" office:value="28332" calcext:value-type="float">
            <text:p>28332</text:p>
          </table:table-cell>
          <table:table-cell table:formula="of:=[.B1728]&gt;[.B17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73" calcext:value-type="float">
            <text:p>9473</text:p>
          </table:table-cell>
          <table:table-cell table:formula="of:=[.A1729]+[.A1728]+[.A1727]" office:value-type="float" office:value="28370" calcext:value-type="float">
            <text:p>28370</text:p>
          </table:table-cell>
          <table:table-cell table:formula="of:=[.B1729]&gt;[.B17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75" calcext:value-type="float">
            <text:p>9475</text:p>
          </table:table-cell>
          <table:table-cell table:formula="of:=[.A1730]+[.A1729]+[.A1728]" office:value-type="float" office:value="28403" calcext:value-type="float">
            <text:p>28403</text:p>
          </table:table-cell>
          <table:table-cell table:formula="of:=[.B1730]&gt;[.B17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96" calcext:value-type="float">
            <text:p>9496</text:p>
          </table:table-cell>
          <table:table-cell table:formula="of:=[.A1731]+[.A1730]+[.A1729]" office:value-type="float" office:value="28444" calcext:value-type="float">
            <text:p>28444</text:p>
          </table:table-cell>
          <table:table-cell table:formula="of:=[.B1731]&gt;[.B17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499" calcext:value-type="float">
            <text:p>9499</text:p>
          </table:table-cell>
          <table:table-cell table:formula="of:=[.A1732]+[.A1731]+[.A1730]" office:value-type="float" office:value="28470" calcext:value-type="float">
            <text:p>28470</text:p>
          </table:table-cell>
          <table:table-cell table:formula="of:=[.B1732]&gt;[.B17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00" calcext:value-type="float">
            <text:p>9500</text:p>
          </table:table-cell>
          <table:table-cell table:formula="of:=[.A1733]+[.A1732]+[.A1731]" office:value-type="float" office:value="28495" calcext:value-type="float">
            <text:p>28495</text:p>
          </table:table-cell>
          <table:table-cell table:formula="of:=[.B1733]&gt;[.B17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11" calcext:value-type="float">
            <text:p>9511</text:p>
          </table:table-cell>
          <table:table-cell table:formula="of:=[.A1734]+[.A1733]+[.A1732]" office:value-type="float" office:value="28510" calcext:value-type="float">
            <text:p>28510</text:p>
          </table:table-cell>
          <table:table-cell table:formula="of:=[.B1734]&gt;[.B17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12" calcext:value-type="float">
            <text:p>9512</text:p>
          </table:table-cell>
          <table:table-cell table:formula="of:=[.A1735]+[.A1734]+[.A1733]" office:value-type="float" office:value="28523" calcext:value-type="float">
            <text:p>28523</text:p>
          </table:table-cell>
          <table:table-cell table:formula="of:=[.B1735]&gt;[.B17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13" calcext:value-type="float">
            <text:p>9513</text:p>
          </table:table-cell>
          <table:table-cell table:formula="of:=[.A1736]+[.A1735]+[.A1734]" office:value-type="float" office:value="28536" calcext:value-type="float">
            <text:p>28536</text:p>
          </table:table-cell>
          <table:table-cell table:formula="of:=[.B1736]&gt;[.B17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39" calcext:value-type="float">
            <text:p>9539</text:p>
          </table:table-cell>
          <table:table-cell table:formula="of:=[.A1737]+[.A1736]+[.A1735]" office:value-type="float" office:value="28564" calcext:value-type="float">
            <text:p>28564</text:p>
          </table:table-cell>
          <table:table-cell table:formula="of:=[.B1737]&gt;[.B17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40" calcext:value-type="float">
            <text:p>9540</text:p>
          </table:table-cell>
          <table:table-cell table:formula="of:=[.A1738]+[.A1737]+[.A1736]" office:value-type="float" office:value="28592" calcext:value-type="float">
            <text:p>28592</text:p>
          </table:table-cell>
          <table:table-cell table:formula="of:=[.B1738]&gt;[.B17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43" calcext:value-type="float">
            <text:p>9543</text:p>
          </table:table-cell>
          <table:table-cell table:formula="of:=[.A1739]+[.A1738]+[.A1737]" office:value-type="float" office:value="28622" calcext:value-type="float">
            <text:p>28622</text:p>
          </table:table-cell>
          <table:table-cell table:formula="of:=[.B1739]&gt;[.B17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47" calcext:value-type="float">
            <text:p>9547</text:p>
          </table:table-cell>
          <table:table-cell table:formula="of:=[.A1740]+[.A1739]+[.A1738]" office:value-type="float" office:value="28630" calcext:value-type="float">
            <text:p>28630</text:p>
          </table:table-cell>
          <table:table-cell table:formula="of:=[.B1740]&gt;[.B17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50" calcext:value-type="float">
            <text:p>9550</text:p>
          </table:table-cell>
          <table:table-cell table:formula="of:=[.A1741]+[.A1740]+[.A1739]" office:value-type="float" office:value="28640" calcext:value-type="float">
            <text:p>28640</text:p>
          </table:table-cell>
          <table:table-cell table:formula="of:=[.B1741]&gt;[.B17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57" calcext:value-type="float">
            <text:p>9557</text:p>
          </table:table-cell>
          <table:table-cell table:formula="of:=[.A1742]+[.A1741]+[.A1740]" office:value-type="float" office:value="28654" calcext:value-type="float">
            <text:p>28654</text:p>
          </table:table-cell>
          <table:table-cell table:formula="of:=[.B1742]&gt;[.B17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71" calcext:value-type="float">
            <text:p>9571</text:p>
          </table:table-cell>
          <table:table-cell table:formula="of:=[.A1743]+[.A1742]+[.A1741]" office:value-type="float" office:value="28678" calcext:value-type="float">
            <text:p>28678</text:p>
          </table:table-cell>
          <table:table-cell table:formula="of:=[.B1743]&gt;[.B17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77" calcext:value-type="float">
            <text:p>9577</text:p>
          </table:table-cell>
          <table:table-cell table:formula="of:=[.A1744]+[.A1743]+[.A1742]" office:value-type="float" office:value="28705" calcext:value-type="float">
            <text:p>28705</text:p>
          </table:table-cell>
          <table:table-cell table:formula="of:=[.B1744]&gt;[.B17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593" calcext:value-type="float">
            <text:p>9593</text:p>
          </table:table-cell>
          <table:table-cell table:formula="of:=[.A1745]+[.A1744]+[.A1743]" office:value-type="float" office:value="28741" calcext:value-type="float">
            <text:p>28741</text:p>
          </table:table-cell>
          <table:table-cell table:formula="of:=[.B1745]&gt;[.B17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00" calcext:value-type="float">
            <text:p>9600</text:p>
          </table:table-cell>
          <table:table-cell table:formula="of:=[.A1746]+[.A1745]+[.A1744]" office:value-type="float" office:value="28770" calcext:value-type="float">
            <text:p>28770</text:p>
          </table:table-cell>
          <table:table-cell table:formula="of:=[.B1746]&gt;[.B17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09" calcext:value-type="float">
            <text:p>9609</text:p>
          </table:table-cell>
          <table:table-cell table:formula="of:=[.A1747]+[.A1746]+[.A1745]" office:value-type="float" office:value="28802" calcext:value-type="float">
            <text:p>28802</text:p>
          </table:table-cell>
          <table:table-cell table:formula="of:=[.B1747]&gt;[.B17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15" calcext:value-type="float">
            <text:p>9615</text:p>
          </table:table-cell>
          <table:table-cell table:formula="of:=[.A1748]+[.A1747]+[.A1746]" office:value-type="float" office:value="28824" calcext:value-type="float">
            <text:p>28824</text:p>
          </table:table-cell>
          <table:table-cell table:formula="of:=[.B1748]&gt;[.B17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20" calcext:value-type="float">
            <text:p>9620</text:p>
          </table:table-cell>
          <table:table-cell table:formula="of:=[.A1749]+[.A1748]+[.A1747]" office:value-type="float" office:value="28844" calcext:value-type="float">
            <text:p>28844</text:p>
          </table:table-cell>
          <table:table-cell table:formula="of:=[.B1749]&gt;[.B17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21" calcext:value-type="float">
            <text:p>9621</text:p>
          </table:table-cell>
          <table:table-cell table:formula="of:=[.A1750]+[.A1749]+[.A1748]" office:value-type="float" office:value="28856" calcext:value-type="float">
            <text:p>28856</text:p>
          </table:table-cell>
          <table:table-cell table:formula="of:=[.B1750]&gt;[.B17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16" calcext:value-type="float">
            <text:p>9616</text:p>
          </table:table-cell>
          <table:table-cell table:formula="of:=[.A1751]+[.A1750]+[.A1749]" office:value-type="float" office:value="28857" calcext:value-type="float">
            <text:p>28857</text:p>
          </table:table-cell>
          <table:table-cell table:formula="of:=[.B1751]&gt;[.B17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25" calcext:value-type="float">
            <text:p>9625</text:p>
          </table:table-cell>
          <table:table-cell table:formula="of:=[.A1752]+[.A1751]+[.A1750]" office:value-type="float" office:value="28862" calcext:value-type="float">
            <text:p>28862</text:p>
          </table:table-cell>
          <table:table-cell table:formula="of:=[.B1752]&gt;[.B17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26" calcext:value-type="float">
            <text:p>9626</text:p>
          </table:table-cell>
          <table:table-cell table:formula="of:=[.A1753]+[.A1752]+[.A1751]" office:value-type="float" office:value="28867" calcext:value-type="float">
            <text:p>28867</text:p>
          </table:table-cell>
          <table:table-cell table:formula="of:=[.B1753]&gt;[.B17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37" calcext:value-type="float">
            <text:p>9637</text:p>
          </table:table-cell>
          <table:table-cell table:formula="of:=[.A1754]+[.A1753]+[.A1752]" office:value-type="float" office:value="28888" calcext:value-type="float">
            <text:p>28888</text:p>
          </table:table-cell>
          <table:table-cell table:formula="of:=[.B1754]&gt;[.B17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38" calcext:value-type="float">
            <text:p>9638</text:p>
          </table:table-cell>
          <table:table-cell table:formula="of:=[.A1755]+[.A1754]+[.A1753]" office:value-type="float" office:value="28901" calcext:value-type="float">
            <text:p>28901</text:p>
          </table:table-cell>
          <table:table-cell table:formula="of:=[.B1755]&gt;[.B17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42" calcext:value-type="float">
            <text:p>9642</text:p>
          </table:table-cell>
          <table:table-cell table:formula="of:=[.A1756]+[.A1755]+[.A1754]" office:value-type="float" office:value="28917" calcext:value-type="float">
            <text:p>28917</text:p>
          </table:table-cell>
          <table:table-cell table:formula="of:=[.B1756]&gt;[.B17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48" calcext:value-type="float">
            <text:p>9648</text:p>
          </table:table-cell>
          <table:table-cell table:formula="of:=[.A1757]+[.A1756]+[.A1755]" office:value-type="float" office:value="28928" calcext:value-type="float">
            <text:p>28928</text:p>
          </table:table-cell>
          <table:table-cell table:formula="of:=[.B1757]&gt;[.B17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56" calcext:value-type="float">
            <text:p>9656</text:p>
          </table:table-cell>
          <table:table-cell table:formula="of:=[.A1758]+[.A1757]+[.A1756]" office:value-type="float" office:value="28946" calcext:value-type="float">
            <text:p>28946</text:p>
          </table:table-cell>
          <table:table-cell table:formula="of:=[.B1758]&gt;[.B17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54" calcext:value-type="float">
            <text:p>9654</text:p>
          </table:table-cell>
          <table:table-cell table:formula="of:=[.A1759]+[.A1758]+[.A1757]" office:value-type="float" office:value="28958" calcext:value-type="float">
            <text:p>28958</text:p>
          </table:table-cell>
          <table:table-cell table:formula="of:=[.B1759]&gt;[.B17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61" calcext:value-type="float">
            <text:p>9661</text:p>
          </table:table-cell>
          <table:table-cell table:formula="of:=[.A1760]+[.A1759]+[.A1758]" office:value-type="float" office:value="28971" calcext:value-type="float">
            <text:p>28971</text:p>
          </table:table-cell>
          <table:table-cell table:formula="of:=[.B1760]&gt;[.B17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65" calcext:value-type="float">
            <text:p>9665</text:p>
          </table:table-cell>
          <table:table-cell table:formula="of:=[.A1761]+[.A1760]+[.A1759]" office:value-type="float" office:value="28980" calcext:value-type="float">
            <text:p>28980</text:p>
          </table:table-cell>
          <table:table-cell table:formula="of:=[.B1761]&gt;[.B17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696" calcext:value-type="float">
            <text:p>9696</text:p>
          </table:table-cell>
          <table:table-cell table:formula="of:=[.A1762]+[.A1761]+[.A1760]" office:value-type="float" office:value="29022" calcext:value-type="float">
            <text:p>29022</text:p>
          </table:table-cell>
          <table:table-cell table:formula="of:=[.B1762]&gt;[.B17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05" calcext:value-type="float">
            <text:p>9705</text:p>
          </table:table-cell>
          <table:table-cell table:formula="of:=[.A1763]+[.A1762]+[.A1761]" office:value-type="float" office:value="29066" calcext:value-type="float">
            <text:p>29066</text:p>
          </table:table-cell>
          <table:table-cell table:formula="of:=[.B1763]&gt;[.B17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10" calcext:value-type="float">
            <text:p>9710</text:p>
          </table:table-cell>
          <table:table-cell table:formula="of:=[.A1764]+[.A1763]+[.A1762]" office:value-type="float" office:value="29111" calcext:value-type="float">
            <text:p>29111</text:p>
          </table:table-cell>
          <table:table-cell table:formula="of:=[.B1764]&gt;[.B17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19" calcext:value-type="float">
            <text:p>9719</text:p>
          </table:table-cell>
          <table:table-cell table:formula="of:=[.A1765]+[.A1764]+[.A1763]" office:value-type="float" office:value="29134" calcext:value-type="float">
            <text:p>29134</text:p>
          </table:table-cell>
          <table:table-cell table:formula="of:=[.B1765]&gt;[.B17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20" calcext:value-type="float">
            <text:p>9720</text:p>
          </table:table-cell>
          <table:table-cell table:formula="of:=[.A1766]+[.A1765]+[.A1764]" office:value-type="float" office:value="29149" calcext:value-type="float">
            <text:p>29149</text:p>
          </table:table-cell>
          <table:table-cell table:formula="of:=[.B1766]&gt;[.B17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17" calcext:value-type="float">
            <text:p>9717</text:p>
          </table:table-cell>
          <table:table-cell table:formula="of:=[.A1767]+[.A1766]+[.A1765]" office:value-type="float" office:value="29156" calcext:value-type="float">
            <text:p>29156</text:p>
          </table:table-cell>
          <table:table-cell table:formula="of:=[.B1767]&gt;[.B17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 table:formula="of:=[.A1768]+[.A1767]+[.A1766]" office:value-type="float" office:value="29155" calcext:value-type="float">
            <text:p>29155</text:p>
          </table:table-cell>
          <table:table-cell table:formula="of:=[.B1768]&gt;[.B1767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17" calcext:value-type="float">
            <text:p>9717</text:p>
          </table:table-cell>
          <table:table-cell table:formula="of:=[.A1769]+[.A1768]+[.A1767]" office:value-type="float" office:value="29152" calcext:value-type="float">
            <text:p>29152</text:p>
          </table:table-cell>
          <table:table-cell table:formula="of:=[.B1769]&gt;[.B1768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19" calcext:value-type="float">
            <text:p>9719</text:p>
          </table:table-cell>
          <table:table-cell table:formula="of:=[.A1770]+[.A1769]+[.A1768]" office:value-type="float" office:value="29154" calcext:value-type="float">
            <text:p>29154</text:p>
          </table:table-cell>
          <table:table-cell table:formula="of:=[.B1770]&gt;[.B17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24" calcext:value-type="float">
            <text:p>9724</text:p>
          </table:table-cell>
          <table:table-cell table:formula="of:=[.A1771]+[.A1770]+[.A1769]" office:value-type="float" office:value="29160" calcext:value-type="float">
            <text:p>29160</text:p>
          </table:table-cell>
          <table:table-cell table:formula="of:=[.B1771]&gt;[.B17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25" calcext:value-type="float">
            <text:p>9725</text:p>
          </table:table-cell>
          <table:table-cell table:formula="of:=[.A1772]+[.A1771]+[.A1770]" office:value-type="float" office:value="29168" calcext:value-type="float">
            <text:p>29168</text:p>
          </table:table-cell>
          <table:table-cell table:formula="of:=[.B1772]&gt;[.B17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38" calcext:value-type="float">
            <text:p>9738</text:p>
          </table:table-cell>
          <table:table-cell table:formula="of:=[.A1773]+[.A1772]+[.A1771]" office:value-type="float" office:value="29187" calcext:value-type="float">
            <text:p>29187</text:p>
          </table:table-cell>
          <table:table-cell table:formula="of:=[.B1773]&gt;[.B17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41" calcext:value-type="float">
            <text:p>9741</text:p>
          </table:table-cell>
          <table:table-cell table:formula="of:=[.A1774]+[.A1773]+[.A1772]" office:value-type="float" office:value="29204" calcext:value-type="float">
            <text:p>29204</text:p>
          </table:table-cell>
          <table:table-cell table:formula="of:=[.B1774]&gt;[.B17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43" calcext:value-type="float">
            <text:p>9743</text:p>
          </table:table-cell>
          <table:table-cell table:formula="of:=[.A1775]+[.A1774]+[.A1773]" office:value-type="float" office:value="29222" calcext:value-type="float">
            <text:p>29222</text:p>
          </table:table-cell>
          <table:table-cell table:formula="of:=[.B1775]&gt;[.B17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44" calcext:value-type="float">
            <text:p>9744</text:p>
          </table:table-cell>
          <table:table-cell table:formula="of:=[.A1776]+[.A1775]+[.A1774]" office:value-type="float" office:value="29228" calcext:value-type="float">
            <text:p>29228</text:p>
          </table:table-cell>
          <table:table-cell table:formula="of:=[.B1776]&gt;[.B17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45" calcext:value-type="float">
            <text:p>9745</text:p>
          </table:table-cell>
          <table:table-cell table:formula="of:=[.A1777]+[.A1776]+[.A1775]" office:value-type="float" office:value="29232" calcext:value-type="float">
            <text:p>29232</text:p>
          </table:table-cell>
          <table:table-cell table:formula="of:=[.B1777]&gt;[.B17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65" calcext:value-type="float">
            <text:p>9765</text:p>
          </table:table-cell>
          <table:table-cell table:formula="of:=[.A1778]+[.A1777]+[.A1776]" office:value-type="float" office:value="29254" calcext:value-type="float">
            <text:p>29254</text:p>
          </table:table-cell>
          <table:table-cell table:formula="of:=[.B1778]&gt;[.B17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78" calcext:value-type="float">
            <text:p>9778</text:p>
          </table:table-cell>
          <table:table-cell table:formula="of:=[.A1779]+[.A1778]+[.A1777]" office:value-type="float" office:value="29288" calcext:value-type="float">
            <text:p>29288</text:p>
          </table:table-cell>
          <table:table-cell table:formula="of:=[.B1779]&gt;[.B17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79" calcext:value-type="float">
            <text:p>9779</text:p>
          </table:table-cell>
          <table:table-cell table:formula="of:=[.A1780]+[.A1779]+[.A1778]" office:value-type="float" office:value="29322" calcext:value-type="float">
            <text:p>29322</text:p>
          </table:table-cell>
          <table:table-cell table:formula="of:=[.B1780]&gt;[.B17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89" calcext:value-type="float">
            <text:p>9789</text:p>
          </table:table-cell>
          <table:table-cell table:formula="of:=[.A1781]+[.A1780]+[.A1779]" office:value-type="float" office:value="29346" calcext:value-type="float">
            <text:p>29346</text:p>
          </table:table-cell>
          <table:table-cell table:formula="of:=[.B1781]&gt;[.B17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91" calcext:value-type="float">
            <text:p>9791</text:p>
          </table:table-cell>
          <table:table-cell table:formula="of:=[.A1782]+[.A1781]+[.A1780]" office:value-type="float" office:value="29359" calcext:value-type="float">
            <text:p>29359</text:p>
          </table:table-cell>
          <table:table-cell table:formula="of:=[.B1782]&gt;[.B17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73" calcext:value-type="float">
            <text:p>9773</text:p>
          </table:table-cell>
          <table:table-cell table:formula="of:=[.A1783]+[.A1782]+[.A1781]" office:value-type="float" office:value="29353" calcext:value-type="float">
            <text:p>29353</text:p>
          </table:table-cell>
          <table:table-cell table:formula="of:=[.B1783]&gt;[.B17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78" calcext:value-type="float">
            <text:p>9778</text:p>
          </table:table-cell>
          <table:table-cell table:formula="of:=[.A1784]+[.A1783]+[.A1782]" office:value-type="float" office:value="29342" calcext:value-type="float">
            <text:p>29342</text:p>
          </table:table-cell>
          <table:table-cell table:formula="of:=[.B1784]&gt;[.B17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80" calcext:value-type="float">
            <text:p>9780</text:p>
          </table:table-cell>
          <table:table-cell table:formula="of:=[.A1785]+[.A1784]+[.A1783]" office:value-type="float" office:value="29331" calcext:value-type="float">
            <text:p>29331</text:p>
          </table:table-cell>
          <table:table-cell table:formula="of:=[.B1785]&gt;[.B17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 table:formula="of:=[.A1786]+[.A1785]+[.A1784]" office:value-type="float" office:value="29340" calcext:value-type="float">
            <text:p>29340</text:p>
          </table:table-cell>
          <table:table-cell table:formula="of:=[.B1786]&gt;[.B17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83" calcext:value-type="float">
            <text:p>9783</text:p>
          </table:table-cell>
          <table:table-cell table:formula="of:=[.A1787]+[.A1786]+[.A1785]" office:value-type="float" office:value="29345" calcext:value-type="float">
            <text:p>29345</text:p>
          </table:table-cell>
          <table:table-cell table:formula="of:=[.B1787]&gt;[.B17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 table:formula="of:=[.A1788]+[.A1787]+[.A1786]" office:value-type="float" office:value="29347" calcext:value-type="float">
            <text:p>29347</text:p>
          </table:table-cell>
          <table:table-cell table:formula="of:=[.B1788]&gt;[.B17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97" calcext:value-type="float">
            <text:p>9797</text:p>
          </table:table-cell>
          <table:table-cell table:formula="of:=[.A1789]+[.A1788]+[.A1787]" office:value-type="float" office:value="29362" calcext:value-type="float">
            <text:p>29362</text:p>
          </table:table-cell>
          <table:table-cell table:formula="of:=[.B1789]&gt;[.B17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799" calcext:value-type="float">
            <text:p>9799</text:p>
          </table:table-cell>
          <table:table-cell table:formula="of:=[.A1790]+[.A1789]+[.A1788]" office:value-type="float" office:value="29378" calcext:value-type="float">
            <text:p>29378</text:p>
          </table:table-cell>
          <table:table-cell table:formula="of:=[.B1790]&gt;[.B17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00" calcext:value-type="float">
            <text:p>9800</text:p>
          </table:table-cell>
          <table:table-cell table:formula="of:=[.A1791]+[.A1790]+[.A1789]" office:value-type="float" office:value="29396" calcext:value-type="float">
            <text:p>29396</text:p>
          </table:table-cell>
          <table:table-cell table:formula="of:=[.B1791]&gt;[.B17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01" calcext:value-type="float">
            <text:p>9801</text:p>
          </table:table-cell>
          <table:table-cell table:formula="of:=[.A1792]+[.A1791]+[.A1790]" office:value-type="float" office:value="29400" calcext:value-type="float">
            <text:p>29400</text:p>
          </table:table-cell>
          <table:table-cell table:formula="of:=[.B1792]&gt;[.B17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23" calcext:value-type="float">
            <text:p>9823</text:p>
          </table:table-cell>
          <table:table-cell table:formula="of:=[.A1793]+[.A1792]+[.A1791]" office:value-type="float" office:value="29424" calcext:value-type="float">
            <text:p>29424</text:p>
          </table:table-cell>
          <table:table-cell table:formula="of:=[.B1793]&gt;[.B17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24" calcext:value-type="float">
            <text:p>9824</text:p>
          </table:table-cell>
          <table:table-cell table:formula="of:=[.A1794]+[.A1793]+[.A1792]" office:value-type="float" office:value="29448" calcext:value-type="float">
            <text:p>29448</text:p>
          </table:table-cell>
          <table:table-cell table:formula="of:=[.B1794]&gt;[.B17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34" calcext:value-type="float">
            <text:p>9834</text:p>
          </table:table-cell>
          <table:table-cell table:formula="of:=[.A1795]+[.A1794]+[.A1793]" office:value-type="float" office:value="29481" calcext:value-type="float">
            <text:p>29481</text:p>
          </table:table-cell>
          <table:table-cell table:formula="of:=[.B1795]&gt;[.B17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36" calcext:value-type="float">
            <text:p>9836</text:p>
          </table:table-cell>
          <table:table-cell table:formula="of:=[.A1796]+[.A1795]+[.A1794]" office:value-type="float" office:value="29494" calcext:value-type="float">
            <text:p>29494</text:p>
          </table:table-cell>
          <table:table-cell table:formula="of:=[.B1796]&gt;[.B17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41" calcext:value-type="float">
            <text:p>9841</text:p>
          </table:table-cell>
          <table:table-cell table:formula="of:=[.A1797]+[.A1796]+[.A1795]" office:value-type="float" office:value="29511" calcext:value-type="float">
            <text:p>29511</text:p>
          </table:table-cell>
          <table:table-cell table:formula="of:=[.B1797]&gt;[.B17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45" calcext:value-type="float">
            <text:p>9845</text:p>
          </table:table-cell>
          <table:table-cell table:formula="of:=[.A1798]+[.A1797]+[.A1796]" office:value-type="float" office:value="29522" calcext:value-type="float">
            <text:p>29522</text:p>
          </table:table-cell>
          <table:table-cell table:formula="of:=[.B1798]&gt;[.B17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47" calcext:value-type="float">
            <text:p>9847</text:p>
          </table:table-cell>
          <table:table-cell table:formula="of:=[.A1799]+[.A1798]+[.A1797]" office:value-type="float" office:value="29533" calcext:value-type="float">
            <text:p>29533</text:p>
          </table:table-cell>
          <table:table-cell table:formula="of:=[.B1799]&gt;[.B17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65" calcext:value-type="float">
            <text:p>9865</text:p>
          </table:table-cell>
          <table:table-cell table:formula="of:=[.A1800]+[.A1799]+[.A1798]" office:value-type="float" office:value="29557" calcext:value-type="float">
            <text:p>29557</text:p>
          </table:table-cell>
          <table:table-cell table:formula="of:=[.B1800]&gt;[.B17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68" calcext:value-type="float">
            <text:p>9868</text:p>
          </table:table-cell>
          <table:table-cell table:formula="of:=[.A1801]+[.A1800]+[.A1799]" office:value-type="float" office:value="29580" calcext:value-type="float">
            <text:p>29580</text:p>
          </table:table-cell>
          <table:table-cell table:formula="of:=[.B1801]&gt;[.B18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83" calcext:value-type="float">
            <text:p>9883</text:p>
          </table:table-cell>
          <table:table-cell table:formula="of:=[.A1802]+[.A1801]+[.A1800]" office:value-type="float" office:value="29616" calcext:value-type="float">
            <text:p>29616</text:p>
          </table:table-cell>
          <table:table-cell table:formula="of:=[.B1802]&gt;[.B18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84" calcext:value-type="float">
            <text:p>9884</text:p>
          </table:table-cell>
          <table:table-cell table:formula="of:=[.A1803]+[.A1802]+[.A1801]" office:value-type="float" office:value="29635" calcext:value-type="float">
            <text:p>29635</text:p>
          </table:table-cell>
          <table:table-cell table:formula="of:=[.B1803]&gt;[.B18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87" calcext:value-type="float">
            <text:p>9887</text:p>
          </table:table-cell>
          <table:table-cell table:formula="of:=[.A1804]+[.A1803]+[.A1802]" office:value-type="float" office:value="29654" calcext:value-type="float">
            <text:p>29654</text:p>
          </table:table-cell>
          <table:table-cell table:formula="of:=[.B1804]&gt;[.B18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90" calcext:value-type="float">
            <text:p>9890</text:p>
          </table:table-cell>
          <table:table-cell table:formula="of:=[.A1805]+[.A1804]+[.A1803]" office:value-type="float" office:value="29661" calcext:value-type="float">
            <text:p>29661</text:p>
          </table:table-cell>
          <table:table-cell table:formula="of:=[.B1805]&gt;[.B18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92" calcext:value-type="float">
            <text:p>9892</text:p>
          </table:table-cell>
          <table:table-cell table:formula="of:=[.A1806]+[.A1805]+[.A1804]" office:value-type="float" office:value="29669" calcext:value-type="float">
            <text:p>29669</text:p>
          </table:table-cell>
          <table:table-cell table:formula="of:=[.B1806]&gt;[.B18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899" calcext:value-type="float">
            <text:p>9899</text:p>
          </table:table-cell>
          <table:table-cell table:formula="of:=[.A1807]+[.A1806]+[.A1805]" office:value-type="float" office:value="29681" calcext:value-type="float">
            <text:p>29681</text:p>
          </table:table-cell>
          <table:table-cell table:formula="of:=[.B1807]&gt;[.B18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08" calcext:value-type="float">
            <text:p>9908</text:p>
          </table:table-cell>
          <table:table-cell table:formula="of:=[.A1808]+[.A1807]+[.A1806]" office:value-type="float" office:value="29699" calcext:value-type="float">
            <text:p>29699</text:p>
          </table:table-cell>
          <table:table-cell table:formula="of:=[.B1808]&gt;[.B18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10" calcext:value-type="float">
            <text:p>9910</text:p>
          </table:table-cell>
          <table:table-cell table:formula="of:=[.A1809]+[.A1808]+[.A1807]" office:value-type="float" office:value="29717" calcext:value-type="float">
            <text:p>29717</text:p>
          </table:table-cell>
          <table:table-cell table:formula="of:=[.B1809]&gt;[.B18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11" calcext:value-type="float">
            <text:p>9911</text:p>
          </table:table-cell>
          <table:table-cell table:formula="of:=[.A1810]+[.A1809]+[.A1808]" office:value-type="float" office:value="29729" calcext:value-type="float">
            <text:p>29729</text:p>
          </table:table-cell>
          <table:table-cell table:formula="of:=[.B1810]&gt;[.B18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15" calcext:value-type="float">
            <text:p>9915</text:p>
          </table:table-cell>
          <table:table-cell table:formula="of:=[.A1811]+[.A1810]+[.A1809]" office:value-type="float" office:value="29736" calcext:value-type="float">
            <text:p>29736</text:p>
          </table:table-cell>
          <table:table-cell table:formula="of:=[.B1811]&gt;[.B18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18" calcext:value-type="float">
            <text:p>9918</text:p>
          </table:table-cell>
          <table:table-cell table:formula="of:=[.A1812]+[.A1811]+[.A1810]" office:value-type="float" office:value="29744" calcext:value-type="float">
            <text:p>29744</text:p>
          </table:table-cell>
          <table:table-cell table:formula="of:=[.B1812]&gt;[.B18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22" calcext:value-type="float">
            <text:p>9922</text:p>
          </table:table-cell>
          <table:table-cell table:formula="of:=[.A1813]+[.A1812]+[.A1811]" office:value-type="float" office:value="29755" calcext:value-type="float">
            <text:p>29755</text:p>
          </table:table-cell>
          <table:table-cell table:formula="of:=[.B1813]&gt;[.B18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26" calcext:value-type="float">
            <text:p>9926</text:p>
          </table:table-cell>
          <table:table-cell table:formula="of:=[.A1814]+[.A1813]+[.A1812]" office:value-type="float" office:value="29766" calcext:value-type="float">
            <text:p>29766</text:p>
          </table:table-cell>
          <table:table-cell table:formula="of:=[.B1814]&gt;[.B18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23" calcext:value-type="float">
            <text:p>9923</text:p>
          </table:table-cell>
          <table:table-cell table:formula="of:=[.A1815]+[.A1814]+[.A1813]" office:value-type="float" office:value="29771" calcext:value-type="float">
            <text:p>29771</text:p>
          </table:table-cell>
          <table:table-cell table:formula="of:=[.B1815]&gt;[.B18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44" calcext:value-type="float">
            <text:p>9944</text:p>
          </table:table-cell>
          <table:table-cell table:formula="of:=[.A1816]+[.A1815]+[.A1814]" office:value-type="float" office:value="29793" calcext:value-type="float">
            <text:p>29793</text:p>
          </table:table-cell>
          <table:table-cell table:formula="of:=[.B1816]&gt;[.B18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47" calcext:value-type="float">
            <text:p>9947</text:p>
          </table:table-cell>
          <table:table-cell table:formula="of:=[.A1817]+[.A1816]+[.A1815]" office:value-type="float" office:value="29814" calcext:value-type="float">
            <text:p>29814</text:p>
          </table:table-cell>
          <table:table-cell table:formula="of:=[.B1817]&gt;[.B18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48" calcext:value-type="float">
            <text:p>9948</text:p>
          </table:table-cell>
          <table:table-cell table:formula="of:=[.A1818]+[.A1817]+[.A1816]" office:value-type="float" office:value="29839" calcext:value-type="float">
            <text:p>29839</text:p>
          </table:table-cell>
          <table:table-cell table:formula="of:=[.B1818]&gt;[.B18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49" calcext:value-type="float">
            <text:p>9949</text:p>
          </table:table-cell>
          <table:table-cell table:formula="of:=[.A1819]+[.A1818]+[.A1817]" office:value-type="float" office:value="29844" calcext:value-type="float">
            <text:p>29844</text:p>
          </table:table-cell>
          <table:table-cell table:formula="of:=[.B1819]&gt;[.B18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58" calcext:value-type="float">
            <text:p>9958</text:p>
          </table:table-cell>
          <table:table-cell table:formula="of:=[.A1820]+[.A1819]+[.A1818]" office:value-type="float" office:value="29855" calcext:value-type="float">
            <text:p>29855</text:p>
          </table:table-cell>
          <table:table-cell table:formula="of:=[.B1820]&gt;[.B18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59" calcext:value-type="float">
            <text:p>9959</text:p>
          </table:table-cell>
          <table:table-cell table:formula="of:=[.A1821]+[.A1820]+[.A1819]" office:value-type="float" office:value="29866" calcext:value-type="float">
            <text:p>29866</text:p>
          </table:table-cell>
          <table:table-cell table:formula="of:=[.B1821]&gt;[.B18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61" calcext:value-type="float">
            <text:p>9961</text:p>
          </table:table-cell>
          <table:table-cell table:formula="of:=[.A1822]+[.A1821]+[.A1820]" office:value-type="float" office:value="29878" calcext:value-type="float">
            <text:p>29878</text:p>
          </table:table-cell>
          <table:table-cell table:formula="of:=[.B1822]&gt;[.B18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73" calcext:value-type="float">
            <text:p>9973</text:p>
          </table:table-cell>
          <table:table-cell table:formula="of:=[.A1823]+[.A1822]+[.A1821]" office:value-type="float" office:value="29893" calcext:value-type="float">
            <text:p>29893</text:p>
          </table:table-cell>
          <table:table-cell table:formula="of:=[.B1823]&gt;[.B18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54" calcext:value-type="float">
            <text:p>9954</text:p>
          </table:table-cell>
          <table:table-cell table:formula="of:=[.A1824]+[.A1823]+[.A1822]" office:value-type="float" office:value="29888" calcext:value-type="float">
            <text:p>29888</text:p>
          </table:table-cell>
          <table:table-cell table:formula="of:=[.B1824]&gt;[.B18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976" calcext:value-type="float">
            <text:p>9976</text:p>
          </table:table-cell>
          <table:table-cell table:formula="of:=[.A1825]+[.A1824]+[.A1823]" office:value-type="float" office:value="29903" calcext:value-type="float">
            <text:p>29903</text:p>
          </table:table-cell>
          <table:table-cell table:formula="of:=[.B1825]&gt;[.B18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78" calcext:value-type="float">
            <text:p>9978</text:p>
          </table:table-cell>
          <table:table-cell table:formula="of:=[.A1826]+[.A1825]+[.A1824]" office:value-type="float" office:value="29908" calcext:value-type="float">
            <text:p>29908</text:p>
          </table:table-cell>
          <table:table-cell table:formula="of:=[.B1826]&gt;[.B18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table:formula="of:=[.A1827]+[.A1826]+[.A1825]" office:value-type="float" office:value="29955" calcext:value-type="float">
            <text:p>29955</text:p>
          </table:table-cell>
          <table:table-cell table:formula="of:=[.B1827]&gt;[.B18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1828]+[.A1827]+[.A1826]" office:value-type="float" office:value="29979" calcext:value-type="float">
            <text:p>29979</text:p>
          </table:table-cell>
          <table:table-cell table:formula="of:=[.B1828]&gt;[.B18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92" calcext:value-type="float">
            <text:p>9992</text:p>
          </table:table-cell>
          <table:table-cell table:formula="of:=[.A1829]+[.A1828]+[.A1827]" office:value-type="float" office:value="29993" calcext:value-type="float">
            <text:p>29993</text:p>
          </table:table-cell>
          <table:table-cell table:formula="of:=[.B1829]&gt;[.B18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97" calcext:value-type="float">
            <text:p>9997</text:p>
          </table:table-cell>
          <table:table-cell table:formula="of:=[.A1830]+[.A1829]+[.A1828]" office:value-type="float" office:value="29989" calcext:value-type="float">
            <text:p>29989</text:p>
          </table:table-cell>
          <table:table-cell table:formula="of:=[.B1830]&gt;[.B1829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985" calcext:value-type="float">
            <text:p>9985</text:p>
          </table:table-cell>
          <table:table-cell table:formula="of:=[.A1831]+[.A1830]+[.A1829]" office:value-type="float" office:value="29974" calcext:value-type="float">
            <text:p>29974</text:p>
          </table:table-cell>
          <table:table-cell table:formula="of:=[.B1831]&gt;[.B183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9995" calcext:value-type="float">
            <text:p>9995</text:p>
          </table:table-cell>
          <table:table-cell table:formula="of:=[.A1832]+[.A1831]+[.A1830]" office:value-type="float" office:value="29977" calcext:value-type="float">
            <text:p>29977</text:p>
          </table:table-cell>
          <table:table-cell table:formula="of:=[.B1832]&gt;[.B18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96" calcext:value-type="float">
            <text:p>9996</text:p>
          </table:table-cell>
          <table:table-cell table:formula="of:=[.A1833]+[.A1832]+[.A1831]" office:value-type="float" office:value="29976" calcext:value-type="float">
            <text:p>29976</text:p>
          </table:table-cell>
          <table:table-cell table:formula="of:=[.B1833]&gt;[.B18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005" calcext:value-type="float">
            <text:p>10005</text:p>
          </table:table-cell>
          <table:table-cell table:formula="of:=[.A1834]+[.A1833]+[.A1832]" office:value-type="float" office:value="29996" calcext:value-type="float">
            <text:p>29996</text:p>
          </table:table-cell>
          <table:table-cell table:formula="of:=[.B1834]&gt;[.B18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9999" calcext:value-type="float">
            <text:p>9999</text:p>
          </table:table-cell>
          <table:table-cell table:formula="of:=[.A1835]+[.A1834]+[.A1833]" office:value-type="float" office:value="30000" calcext:value-type="float">
            <text:p>30000</text:p>
          </table:table-cell>
          <table:table-cell table:formula="of:=[.B1835]&gt;[.B18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table:formula="of:=[.A1836]+[.A1835]+[.A1834]" office:value-type="float" office:value="30005" calcext:value-type="float">
            <text:p>30005</text:p>
          </table:table-cell>
          <table:table-cell table:formula="of:=[.B1836]&gt;[.B18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02" calcext:value-type="float">
            <text:p>10002</text:p>
          </table:table-cell>
          <table:table-cell table:formula="of:=[.A1837]+[.A1836]+[.A1835]" office:value-type="float" office:value="30002" calcext:value-type="float">
            <text:p>30002</text:p>
          </table:table-cell>
          <table:table-cell table:formula="of:=[.B1837]&gt;[.B1836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009" calcext:value-type="float">
            <text:p>10009</text:p>
          </table:table-cell>
          <table:table-cell table:formula="of:=[.A1838]+[.A1837]+[.A1836]" office:value-type="float" office:value="30012" calcext:value-type="float">
            <text:p>30012</text:p>
          </table:table-cell>
          <table:table-cell table:formula="of:=[.B1838]&gt;[.B18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41" calcext:value-type="float">
            <text:p>10041</text:p>
          </table:table-cell>
          <table:table-cell table:formula="of:=[.A1839]+[.A1838]+[.A1837]" office:value-type="float" office:value="30052" calcext:value-type="float">
            <text:p>30052</text:p>
          </table:table-cell>
          <table:table-cell table:formula="of:=[.B1839]&gt;[.B18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45" calcext:value-type="float">
            <text:p>10045</text:p>
          </table:table-cell>
          <table:table-cell table:formula="of:=[.A1840]+[.A1839]+[.A1838]" office:value-type="float" office:value="30095" calcext:value-type="float">
            <text:p>30095</text:p>
          </table:table-cell>
          <table:table-cell table:formula="of:=[.B1840]&gt;[.B18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51" calcext:value-type="float">
            <text:p>10051</text:p>
          </table:table-cell>
          <table:table-cell table:formula="of:=[.A1841]+[.A1840]+[.A1839]" office:value-type="float" office:value="30137" calcext:value-type="float">
            <text:p>30137</text:p>
          </table:table-cell>
          <table:table-cell table:formula="of:=[.B1841]&gt;[.B18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70" calcext:value-type="float">
            <text:p>10070</text:p>
          </table:table-cell>
          <table:table-cell table:formula="of:=[.A1842]+[.A1841]+[.A1840]" office:value-type="float" office:value="30166" calcext:value-type="float">
            <text:p>30166</text:p>
          </table:table-cell>
          <table:table-cell table:formula="of:=[.B1842]&gt;[.B18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71" calcext:value-type="float">
            <text:p>10071</text:p>
          </table:table-cell>
          <table:table-cell table:formula="of:=[.A1843]+[.A1842]+[.A1841]" office:value-type="float" office:value="30192" calcext:value-type="float">
            <text:p>30192</text:p>
          </table:table-cell>
          <table:table-cell table:formula="of:=[.B1843]&gt;[.B18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73" calcext:value-type="float">
            <text:p>10073</text:p>
          </table:table-cell>
          <table:table-cell table:formula="of:=[.A1844]+[.A1843]+[.A1842]" office:value-type="float" office:value="30214" calcext:value-type="float">
            <text:p>30214</text:p>
          </table:table-cell>
          <table:table-cell table:formula="of:=[.B1844]&gt;[.B18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00" calcext:value-type="float">
            <text:p>10100</text:p>
          </table:table-cell>
          <table:table-cell table:formula="of:=[.A1845]+[.A1844]+[.A1843]" office:value-type="float" office:value="30244" calcext:value-type="float">
            <text:p>30244</text:p>
          </table:table-cell>
          <table:table-cell table:formula="of:=[.B1845]&gt;[.B18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99" calcext:value-type="float">
            <text:p>10099</text:p>
          </table:table-cell>
          <table:table-cell table:formula="of:=[.A1846]+[.A1845]+[.A1844]" office:value-type="float" office:value="30272" calcext:value-type="float">
            <text:p>30272</text:p>
          </table:table-cell>
          <table:table-cell table:formula="of:=[.B1846]&gt;[.B18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00" calcext:value-type="float">
            <text:p>10100</text:p>
          </table:table-cell>
          <table:table-cell table:formula="of:=[.A1847]+[.A1846]+[.A1845]" office:value-type="float" office:value="30299" calcext:value-type="float">
            <text:p>30299</text:p>
          </table:table-cell>
          <table:table-cell table:formula="of:=[.B1847]&gt;[.B18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formula="of:=[.A1848]+[.A1847]+[.A1846]" office:value-type="float" office:value="30300" calcext:value-type="float">
            <text:p>30300</text:p>
          </table:table-cell>
          <table:table-cell table:formula="of:=[.B1848]&gt;[.B18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02" calcext:value-type="float">
            <text:p>10102</text:p>
          </table:table-cell>
          <table:table-cell table:formula="of:=[.A1849]+[.A1848]+[.A1847]" office:value-type="float" office:value="30303" calcext:value-type="float">
            <text:p>30303</text:p>
          </table:table-cell>
          <table:table-cell table:formula="of:=[.B1849]&gt;[.B18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05" calcext:value-type="float">
            <text:p>10105</text:p>
          </table:table-cell>
          <table:table-cell table:formula="of:=[.A1850]+[.A1849]+[.A1848]" office:value-type="float" office:value="30308" calcext:value-type="float">
            <text:p>30308</text:p>
          </table:table-cell>
          <table:table-cell table:formula="of:=[.B1850]&gt;[.B18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082" calcext:value-type="float">
            <text:p>10082</text:p>
          </table:table-cell>
          <table:table-cell table:formula="of:=[.A1851]+[.A1850]+[.A1849]" office:value-type="float" office:value="30289" calcext:value-type="float">
            <text:p>30289</text:p>
          </table:table-cell>
          <table:table-cell table:formula="of:=[.B1851]&gt;[.B185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083" calcext:value-type="float">
            <text:p>10083</text:p>
          </table:table-cell>
          <table:table-cell table:formula="of:=[.A1852]+[.A1851]+[.A1850]" office:value-type="float" office:value="30270" calcext:value-type="float">
            <text:p>30270</text:p>
          </table:table-cell>
          <table:table-cell table:formula="of:=[.B1852]&gt;[.B185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082" calcext:value-type="float">
            <text:p>10082</text:p>
          </table:table-cell>
          <table:table-cell table:formula="of:=[.A1853]+[.A1852]+[.A1851]" office:value-type="float" office:value="30247" calcext:value-type="float">
            <text:p>30247</text:p>
          </table:table-cell>
          <table:table-cell table:formula="of:=[.B1853]&gt;[.B18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086" calcext:value-type="float">
            <text:p>10086</text:p>
          </table:table-cell>
          <table:table-cell table:formula="of:=[.A1854]+[.A1853]+[.A1852]" office:value-type="float" office:value="30251" calcext:value-type="float">
            <text:p>30251</text:p>
          </table:table-cell>
          <table:table-cell table:formula="of:=[.B1854]&gt;[.B18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12" calcext:value-type="float">
            <text:p>10112</text:p>
          </table:table-cell>
          <table:table-cell table:formula="of:=[.A1855]+[.A1854]+[.A1853]" office:value-type="float" office:value="30280" calcext:value-type="float">
            <text:p>30280</text:p>
          </table:table-cell>
          <table:table-cell table:formula="of:=[.B1855]&gt;[.B18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13" calcext:value-type="float">
            <text:p>10113</text:p>
          </table:table-cell>
          <table:table-cell table:formula="of:=[.A1856]+[.A1855]+[.A1854]" office:value-type="float" office:value="30311" calcext:value-type="float">
            <text:p>30311</text:p>
          </table:table-cell>
          <table:table-cell table:formula="of:=[.B1856]&gt;[.B18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14" calcext:value-type="float">
            <text:p>10114</text:p>
          </table:table-cell>
          <table:table-cell table:formula="of:=[.A1857]+[.A1856]+[.A1855]" office:value-type="float" office:value="30339" calcext:value-type="float">
            <text:p>30339</text:p>
          </table:table-cell>
          <table:table-cell table:formula="of:=[.B1857]&gt;[.B18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22" calcext:value-type="float">
            <text:p>10122</text:p>
          </table:table-cell>
          <table:table-cell table:formula="of:=[.A1858]+[.A1857]+[.A1856]" office:value-type="float" office:value="30349" calcext:value-type="float">
            <text:p>30349</text:p>
          </table:table-cell>
          <table:table-cell table:formula="of:=[.B1858]&gt;[.B18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24" calcext:value-type="float">
            <text:p>10124</text:p>
          </table:table-cell>
          <table:table-cell table:formula="of:=[.A1859]+[.A1858]+[.A1857]" office:value-type="float" office:value="30360" calcext:value-type="float">
            <text:p>30360</text:p>
          </table:table-cell>
          <table:table-cell table:formula="of:=[.B1859]&gt;[.B18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27" calcext:value-type="float">
            <text:p>10127</text:p>
          </table:table-cell>
          <table:table-cell table:formula="of:=[.A1860]+[.A1859]+[.A1858]" office:value-type="float" office:value="30373" calcext:value-type="float">
            <text:p>30373</text:p>
          </table:table-cell>
          <table:table-cell table:formula="of:=[.B1860]&gt;[.B18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40" calcext:value-type="float">
            <text:p>10140</text:p>
          </table:table-cell>
          <table:table-cell table:formula="of:=[.A1861]+[.A1860]+[.A1859]" office:value-type="float" office:value="30391" calcext:value-type="float">
            <text:p>30391</text:p>
          </table:table-cell>
          <table:table-cell table:formula="of:=[.B1861]&gt;[.B18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56" calcext:value-type="float">
            <text:p>10156</text:p>
          </table:table-cell>
          <table:table-cell table:formula="of:=[.A1862]+[.A1861]+[.A1860]" office:value-type="float" office:value="30423" calcext:value-type="float">
            <text:p>30423</text:p>
          </table:table-cell>
          <table:table-cell table:formula="of:=[.B1862]&gt;[.B18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57" calcext:value-type="float">
            <text:p>10157</text:p>
          </table:table-cell>
          <table:table-cell table:formula="of:=[.A1863]+[.A1862]+[.A1861]" office:value-type="float" office:value="30453" calcext:value-type="float">
            <text:p>30453</text:p>
          </table:table-cell>
          <table:table-cell table:formula="of:=[.B1863]&gt;[.B18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58" calcext:value-type="float">
            <text:p>10158</text:p>
          </table:table-cell>
          <table:table-cell table:formula="of:=[.A1864]+[.A1863]+[.A1862]" office:value-type="float" office:value="30471" calcext:value-type="float">
            <text:p>30471</text:p>
          </table:table-cell>
          <table:table-cell table:formula="of:=[.B1864]&gt;[.B18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59" calcext:value-type="float">
            <text:p>10159</text:p>
          </table:table-cell>
          <table:table-cell table:formula="of:=[.A1865]+[.A1864]+[.A1863]" office:value-type="float" office:value="30474" calcext:value-type="float">
            <text:p>30474</text:p>
          </table:table-cell>
          <table:table-cell table:formula="of:=[.B1865]&gt;[.B18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62" calcext:value-type="float">
            <text:p>10162</text:p>
          </table:table-cell>
          <table:table-cell table:formula="of:=[.A1866]+[.A1865]+[.A1864]" office:value-type="float" office:value="30479" calcext:value-type="float">
            <text:p>30479</text:p>
          </table:table-cell>
          <table:table-cell table:formula="of:=[.B1866]&gt;[.B18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63" calcext:value-type="float">
            <text:p>10163</text:p>
          </table:table-cell>
          <table:table-cell table:formula="of:=[.A1867]+[.A1866]+[.A1865]" office:value-type="float" office:value="30484" calcext:value-type="float">
            <text:p>30484</text:p>
          </table:table-cell>
          <table:table-cell table:formula="of:=[.B1867]&gt;[.B18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66" calcext:value-type="float">
            <text:p>10166</text:p>
          </table:table-cell>
          <table:table-cell table:formula="of:=[.A1868]+[.A1867]+[.A1866]" office:value-type="float" office:value="30491" calcext:value-type="float">
            <text:p>30491</text:p>
          </table:table-cell>
          <table:table-cell table:formula="of:=[.B1868]&gt;[.B18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77" calcext:value-type="float">
            <text:p>10177</text:p>
          </table:table-cell>
          <table:table-cell table:formula="of:=[.A1869]+[.A1868]+[.A1867]" office:value-type="float" office:value="30506" calcext:value-type="float">
            <text:p>30506</text:p>
          </table:table-cell>
          <table:table-cell table:formula="of:=[.B1869]&gt;[.B18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78" calcext:value-type="float">
            <text:p>10178</text:p>
          </table:table-cell>
          <table:table-cell table:formula="of:=[.A1870]+[.A1869]+[.A1868]" office:value-type="float" office:value="30521" calcext:value-type="float">
            <text:p>30521</text:p>
          </table:table-cell>
          <table:table-cell table:formula="of:=[.B1870]&gt;[.B18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80" calcext:value-type="float">
            <text:p>10180</text:p>
          </table:table-cell>
          <table:table-cell table:formula="of:=[.A1871]+[.A1870]+[.A1869]" office:value-type="float" office:value="30535" calcext:value-type="float">
            <text:p>30535</text:p>
          </table:table-cell>
          <table:table-cell table:formula="of:=[.B1871]&gt;[.B18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78" calcext:value-type="float">
            <text:p>10178</text:p>
          </table:table-cell>
          <table:table-cell table:formula="of:=[.A1872]+[.A1871]+[.A1870]" office:value-type="float" office:value="30536" calcext:value-type="float">
            <text:p>30536</text:p>
          </table:table-cell>
          <table:table-cell table:formula="of:=[.B1872]&gt;[.B18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formula="of:=[.A1873]+[.A1872]+[.A1871]" office:value-type="float" office:value="30537" calcext:value-type="float">
            <text:p>30537</text:p>
          </table:table-cell>
          <table:table-cell table:formula="of:=[.B1873]&gt;[.B18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formula="of:=[.A1874]+[.A1873]+[.A1872]" office:value-type="float" office:value="30548" calcext:value-type="float">
            <text:p>30548</text:p>
          </table:table-cell>
          <table:table-cell table:formula="of:=[.B1874]&gt;[.B18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86" calcext:value-type="float">
            <text:p>10186</text:p>
          </table:table-cell>
          <table:table-cell table:formula="of:=[.A1875]+[.A1874]+[.A1873]" office:value-type="float" office:value="30556" calcext:value-type="float">
            <text:p>30556</text:p>
          </table:table-cell>
          <table:table-cell table:formula="of:=[.B1875]&gt;[.B18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198" calcext:value-type="float">
            <text:p>10198</text:p>
          </table:table-cell>
          <table:table-cell table:formula="of:=[.A1876]+[.A1875]+[.A1874]" office:value-type="float" office:value="30575" calcext:value-type="float">
            <text:p>30575</text:p>
          </table:table-cell>
          <table:table-cell table:formula="of:=[.B1876]&gt;[.B18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01" calcext:value-type="float">
            <text:p>10201</text:p>
          </table:table-cell>
          <table:table-cell table:formula="of:=[.A1877]+[.A1876]+[.A1875]" office:value-type="float" office:value="30585" calcext:value-type="float">
            <text:p>30585</text:p>
          </table:table-cell>
          <table:table-cell table:formula="of:=[.B1877]&gt;[.B18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04" calcext:value-type="float">
            <text:p>10204</text:p>
          </table:table-cell>
          <table:table-cell table:formula="of:=[.A1878]+[.A1877]+[.A1876]" office:value-type="float" office:value="30603" calcext:value-type="float">
            <text:p>30603</text:p>
          </table:table-cell>
          <table:table-cell table:formula="of:=[.B1878]&gt;[.B18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27" calcext:value-type="float">
            <text:p>10227</text:p>
          </table:table-cell>
          <table:table-cell table:formula="of:=[.A1879]+[.A1878]+[.A1877]" office:value-type="float" office:value="30632" calcext:value-type="float">
            <text:p>30632</text:p>
          </table:table-cell>
          <table:table-cell table:formula="of:=[.B1879]&gt;[.B18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29" calcext:value-type="float">
            <text:p>10229</text:p>
          </table:table-cell>
          <table:table-cell table:formula="of:=[.A1880]+[.A1879]+[.A1878]" office:value-type="float" office:value="30660" calcext:value-type="float">
            <text:p>30660</text:p>
          </table:table-cell>
          <table:table-cell table:formula="of:=[.B1880]&gt;[.B18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32" calcext:value-type="float">
            <text:p>10232</text:p>
          </table:table-cell>
          <table:table-cell table:formula="of:=[.A1881]+[.A1880]+[.A1879]" office:value-type="float" office:value="30688" calcext:value-type="float">
            <text:p>30688</text:p>
          </table:table-cell>
          <table:table-cell table:formula="of:=[.B1881]&gt;[.B18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34" calcext:value-type="float">
            <text:p>10234</text:p>
          </table:table-cell>
          <table:table-cell table:formula="of:=[.A1882]+[.A1881]+[.A1880]" office:value-type="float" office:value="30695" calcext:value-type="float">
            <text:p>30695</text:p>
          </table:table-cell>
          <table:table-cell table:formula="of:=[.B1882]&gt;[.B18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46" calcext:value-type="float">
            <text:p>10246</text:p>
          </table:table-cell>
          <table:table-cell table:formula="of:=[.A1883]+[.A1882]+[.A1881]" office:value-type="float" office:value="30712" calcext:value-type="float">
            <text:p>30712</text:p>
          </table:table-cell>
          <table:table-cell table:formula="of:=[.B1883]&gt;[.B18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47" calcext:value-type="float">
            <text:p>10247</text:p>
          </table:table-cell>
          <table:table-cell table:formula="of:=[.A1884]+[.A1883]+[.A1882]" office:value-type="float" office:value="30727" calcext:value-type="float">
            <text:p>30727</text:p>
          </table:table-cell>
          <table:table-cell table:formula="of:=[.B1884]&gt;[.B18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48" calcext:value-type="float">
            <text:p>10248</text:p>
          </table:table-cell>
          <table:table-cell table:formula="of:=[.A1885]+[.A1884]+[.A1883]" office:value-type="float" office:value="30741" calcext:value-type="float">
            <text:p>30741</text:p>
          </table:table-cell>
          <table:table-cell table:formula="of:=[.B1885]&gt;[.B18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49" calcext:value-type="float">
            <text:p>10249</text:p>
          </table:table-cell>
          <table:table-cell table:formula="of:=[.A1886]+[.A1885]+[.A1884]" office:value-type="float" office:value="30744" calcext:value-type="float">
            <text:p>30744</text:p>
          </table:table-cell>
          <table:table-cell table:formula="of:=[.B1886]&gt;[.B18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50" calcext:value-type="float">
            <text:p>10250</text:p>
          </table:table-cell>
          <table:table-cell table:formula="of:=[.A1887]+[.A1886]+[.A1885]" office:value-type="float" office:value="30747" calcext:value-type="float">
            <text:p>30747</text:p>
          </table:table-cell>
          <table:table-cell table:formula="of:=[.B1887]&gt;[.B18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69" calcext:value-type="float">
            <text:p>10269</text:p>
          </table:table-cell>
          <table:table-cell table:formula="of:=[.A1888]+[.A1887]+[.A1886]" office:value-type="float" office:value="30768" calcext:value-type="float">
            <text:p>30768</text:p>
          </table:table-cell>
          <table:table-cell table:formula="of:=[.B1888]&gt;[.B18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77" calcext:value-type="float">
            <text:p>10277</text:p>
          </table:table-cell>
          <table:table-cell table:formula="of:=[.A1889]+[.A1888]+[.A1887]" office:value-type="float" office:value="30796" calcext:value-type="float">
            <text:p>30796</text:p>
          </table:table-cell>
          <table:table-cell table:formula="of:=[.B1889]&gt;[.B18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78" calcext:value-type="float">
            <text:p>10278</text:p>
          </table:table-cell>
          <table:table-cell table:formula="of:=[.A1890]+[.A1889]+[.A1888]" office:value-type="float" office:value="30824" calcext:value-type="float">
            <text:p>30824</text:p>
          </table:table-cell>
          <table:table-cell table:formula="of:=[.B1890]&gt;[.B18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79" calcext:value-type="float">
            <text:p>10279</text:p>
          </table:table-cell>
          <table:table-cell table:formula="of:=[.A1891]+[.A1890]+[.A1889]" office:value-type="float" office:value="30834" calcext:value-type="float">
            <text:p>30834</text:p>
          </table:table-cell>
          <table:table-cell table:formula="of:=[.B1891]&gt;[.B18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89" calcext:value-type="float">
            <text:p>10289</text:p>
          </table:table-cell>
          <table:table-cell table:formula="of:=[.A1892]+[.A1891]+[.A1890]" office:value-type="float" office:value="30846" calcext:value-type="float">
            <text:p>30846</text:p>
          </table:table-cell>
          <table:table-cell table:formula="of:=[.B1892]&gt;[.B18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91" calcext:value-type="float">
            <text:p>10291</text:p>
          </table:table-cell>
          <table:table-cell table:formula="of:=[.A1893]+[.A1892]+[.A1891]" office:value-type="float" office:value="30859" calcext:value-type="float">
            <text:p>30859</text:p>
          </table:table-cell>
          <table:table-cell table:formula="of:=[.B1893]&gt;[.B18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94" calcext:value-type="float">
            <text:p>10294</text:p>
          </table:table-cell>
          <table:table-cell table:formula="of:=[.A1894]+[.A1893]+[.A1892]" office:value-type="float" office:value="30874" calcext:value-type="float">
            <text:p>30874</text:p>
          </table:table-cell>
          <table:table-cell table:formula="of:=[.B1894]&gt;[.B18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292" calcext:value-type="float">
            <text:p>10292</text:p>
          </table:table-cell>
          <table:table-cell table:formula="of:=[.A1895]+[.A1894]+[.A1893]" office:value-type="float" office:value="30877" calcext:value-type="float">
            <text:p>30877</text:p>
          </table:table-cell>
          <table:table-cell table:formula="of:=[.B1895]&gt;[.B18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04" calcext:value-type="float">
            <text:p>10304</text:p>
          </table:table-cell>
          <table:table-cell table:formula="of:=[.A1896]+[.A1895]+[.A1894]" office:value-type="float" office:value="30890" calcext:value-type="float">
            <text:p>30890</text:p>
          </table:table-cell>
          <table:table-cell table:formula="of:=[.B1896]&gt;[.B18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24" calcext:value-type="float">
            <text:p>10324</text:p>
          </table:table-cell>
          <table:table-cell table:formula="of:=[.A1897]+[.A1896]+[.A1895]" office:value-type="float" office:value="30920" calcext:value-type="float">
            <text:p>30920</text:p>
          </table:table-cell>
          <table:table-cell table:formula="of:=[.B1897]&gt;[.B18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39" calcext:value-type="float">
            <text:p>10339</text:p>
          </table:table-cell>
          <table:table-cell table:formula="of:=[.A1898]+[.A1897]+[.A1896]" office:value-type="float" office:value="30967" calcext:value-type="float">
            <text:p>30967</text:p>
          </table:table-cell>
          <table:table-cell table:formula="of:=[.B1898]&gt;[.B18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42" calcext:value-type="float">
            <text:p>10342</text:p>
          </table:table-cell>
          <table:table-cell table:formula="of:=[.A1899]+[.A1898]+[.A1897]" office:value-type="float" office:value="31005" calcext:value-type="float">
            <text:p>31005</text:p>
          </table:table-cell>
          <table:table-cell table:formula="of:=[.B1899]&gt;[.B18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43" calcext:value-type="float">
            <text:p>10343</text:p>
          </table:table-cell>
          <table:table-cell table:formula="of:=[.A1900]+[.A1899]+[.A1898]" office:value-type="float" office:value="31024" calcext:value-type="float">
            <text:p>31024</text:p>
          </table:table-cell>
          <table:table-cell table:formula="of:=[.B1900]&gt;[.B18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49" calcext:value-type="float">
            <text:p>10349</text:p>
          </table:table-cell>
          <table:table-cell table:formula="of:=[.A1901]+[.A1900]+[.A1899]" office:value-type="float" office:value="31034" calcext:value-type="float">
            <text:p>31034</text:p>
          </table:table-cell>
          <table:table-cell table:formula="of:=[.B1901]&gt;[.B19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54" calcext:value-type="float">
            <text:p>10354</text:p>
          </table:table-cell>
          <table:table-cell table:formula="of:=[.A1902]+[.A1901]+[.A1900]" office:value-type="float" office:value="31046" calcext:value-type="float">
            <text:p>31046</text:p>
          </table:table-cell>
          <table:table-cell table:formula="of:=[.B1902]&gt;[.B19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71" calcext:value-type="float">
            <text:p>10371</text:p>
          </table:table-cell>
          <table:table-cell table:formula="of:=[.A1903]+[.A1902]+[.A1901]" office:value-type="float" office:value="31074" calcext:value-type="float">
            <text:p>31074</text:p>
          </table:table-cell>
          <table:table-cell table:formula="of:=[.B1903]&gt;[.B19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70" calcext:value-type="float">
            <text:p>10370</text:p>
          </table:table-cell>
          <table:table-cell table:formula="of:=[.A1904]+[.A1903]+[.A1902]" office:value-type="float" office:value="31095" calcext:value-type="float">
            <text:p>31095</text:p>
          </table:table-cell>
          <table:table-cell table:formula="of:=[.B1904]&gt;[.B19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74" calcext:value-type="float">
            <text:p>10374</text:p>
          </table:table-cell>
          <table:table-cell table:formula="of:=[.A1905]+[.A1904]+[.A1903]" office:value-type="float" office:value="31115" calcext:value-type="float">
            <text:p>31115</text:p>
          </table:table-cell>
          <table:table-cell table:formula="of:=[.B1905]&gt;[.B19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76" calcext:value-type="float">
            <text:p>10376</text:p>
          </table:table-cell>
          <table:table-cell table:formula="of:=[.A1906]+[.A1905]+[.A1904]" office:value-type="float" office:value="31120" calcext:value-type="float">
            <text:p>31120</text:p>
          </table:table-cell>
          <table:table-cell table:formula="of:=[.B1906]&gt;[.B19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379" calcext:value-type="float">
            <text:p>10379</text:p>
          </table:table-cell>
          <table:table-cell table:formula="of:=[.A1907]+[.A1906]+[.A1905]" office:value-type="float" office:value="31129" calcext:value-type="float">
            <text:p>31129</text:p>
          </table:table-cell>
          <table:table-cell table:formula="of:=[.B1907]&gt;[.B19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formula="of:=[.A1908]+[.A1907]+[.A1906]" office:value-type="float" office:value="31160" calcext:value-type="float">
            <text:p>31160</text:p>
          </table:table-cell>
          <table:table-cell table:formula="of:=[.B1908]&gt;[.B19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06" calcext:value-type="float">
            <text:p>10406</text:p>
          </table:table-cell>
          <table:table-cell table:formula="of:=[.A1909]+[.A1908]+[.A1907]" office:value-type="float" office:value="31190" calcext:value-type="float">
            <text:p>31190</text:p>
          </table:table-cell>
          <table:table-cell table:formula="of:=[.B1909]&gt;[.B19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05" calcext:value-type="float">
            <text:p>10405</text:p>
          </table:table-cell>
          <table:table-cell table:formula="of:=[.A1910]+[.A1909]+[.A1908]" office:value-type="float" office:value="31216" calcext:value-type="float">
            <text:p>31216</text:p>
          </table:table-cell>
          <table:table-cell table:formula="of:=[.B1910]&gt;[.B19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03" calcext:value-type="float">
            <text:p>10403</text:p>
          </table:table-cell>
          <table:table-cell table:formula="of:=[.A1911]+[.A1910]+[.A1909]" office:value-type="float" office:value="31214" calcext:value-type="float">
            <text:p>31214</text:p>
          </table:table-cell>
          <table:table-cell table:formula="of:=[.B1911]&gt;[.B1910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 table:formula="of:=[.A1912]+[.A1911]+[.A1910]" office:value-type="float" office:value="31219" calcext:value-type="float">
            <text:p>31219</text:p>
          </table:table-cell>
          <table:table-cell table:formula="of:=[.B1912]&gt;[.B19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12" calcext:value-type="float">
            <text:p>10412</text:p>
          </table:table-cell>
          <table:table-cell table:formula="of:=[.A1913]+[.A1912]+[.A1911]" office:value-type="float" office:value="31226" calcext:value-type="float">
            <text:p>31226</text:p>
          </table:table-cell>
          <table:table-cell table:formula="of:=[.B1913]&gt;[.B19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 table:formula="of:=[.A1914]+[.A1913]+[.A1912]" office:value-type="float" office:value="31234" calcext:value-type="float">
            <text:p>31234</text:p>
          </table:table-cell>
          <table:table-cell table:formula="of:=[.B1914]&gt;[.B19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19" calcext:value-type="float">
            <text:p>10419</text:p>
          </table:table-cell>
          <table:table-cell table:formula="of:=[.A1915]+[.A1914]+[.A1913]" office:value-type="float" office:value="31242" calcext:value-type="float">
            <text:p>31242</text:p>
          </table:table-cell>
          <table:table-cell table:formula="of:=[.B1915]&gt;[.B19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22" calcext:value-type="float">
            <text:p>10422</text:p>
          </table:table-cell>
          <table:table-cell table:formula="of:=[.A1916]+[.A1915]+[.A1914]" office:value-type="float" office:value="31252" calcext:value-type="float">
            <text:p>31252</text:p>
          </table:table-cell>
          <table:table-cell table:formula="of:=[.B1916]&gt;[.B19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35" calcext:value-type="float">
            <text:p>10435</text:p>
          </table:table-cell>
          <table:table-cell table:formula="of:=[.A1917]+[.A1916]+[.A1915]" office:value-type="float" office:value="31276" calcext:value-type="float">
            <text:p>31276</text:p>
          </table:table-cell>
          <table:table-cell table:formula="of:=[.B1917]&gt;[.B19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37" calcext:value-type="float">
            <text:p>10437</text:p>
          </table:table-cell>
          <table:table-cell table:formula="of:=[.A1918]+[.A1917]+[.A1916]" office:value-type="float" office:value="31294" calcext:value-type="float">
            <text:p>31294</text:p>
          </table:table-cell>
          <table:table-cell table:formula="of:=[.B1918]&gt;[.B19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38" calcext:value-type="float">
            <text:p>10438</text:p>
          </table:table-cell>
          <table:table-cell table:formula="of:=[.A1919]+[.A1918]+[.A1917]" office:value-type="float" office:value="31310" calcext:value-type="float">
            <text:p>31310</text:p>
          </table:table-cell>
          <table:table-cell table:formula="of:=[.B1919]&gt;[.B19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37" calcext:value-type="float">
            <text:p>10437</text:p>
          </table:table-cell>
          <table:table-cell table:formula="of:=[.A1920]+[.A1919]+[.A1918]" office:value-type="float" office:value="31312" calcext:value-type="float">
            <text:p>31312</text:p>
          </table:table-cell>
          <table:table-cell table:formula="of:=[.B1920]&gt;[.B19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40" calcext:value-type="float">
            <text:p>10440</text:p>
          </table:table-cell>
          <table:table-cell table:formula="of:=[.A1921]+[.A1920]+[.A1919]" office:value-type="float" office:value="31315" calcext:value-type="float">
            <text:p>31315</text:p>
          </table:table-cell>
          <table:table-cell table:formula="of:=[.B1921]&gt;[.B19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27" calcext:value-type="float">
            <text:p>10427</text:p>
          </table:table-cell>
          <table:table-cell table:formula="of:=[.A1922]+[.A1921]+[.A1920]" office:value-type="float" office:value="31304" calcext:value-type="float">
            <text:p>31304</text:p>
          </table:table-cell>
          <table:table-cell table:formula="of:=[.B1922]&gt;[.B192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421" calcext:value-type="float">
            <text:p>10421</text:p>
          </table:table-cell>
          <table:table-cell table:formula="of:=[.A1923]+[.A1922]+[.A1921]" office:value-type="float" office:value="31288" calcext:value-type="float">
            <text:p>31288</text:p>
          </table:table-cell>
          <table:table-cell table:formula="of:=[.B1923]&gt;[.B192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432" calcext:value-type="float">
            <text:p>10432</text:p>
          </table:table-cell>
          <table:table-cell table:formula="of:=[.A1924]+[.A1923]+[.A1922]" office:value-type="float" office:value="31280" calcext:value-type="float">
            <text:p>31280</text:p>
          </table:table-cell>
          <table:table-cell table:formula="of:=[.B1924]&gt;[.B19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0434" calcext:value-type="float">
            <text:p>10434</text:p>
          </table:table-cell>
          <table:table-cell table:formula="of:=[.A1925]+[.A1924]+[.A1923]" office:value-type="float" office:value="31287" calcext:value-type="float">
            <text:p>31287</text:p>
          </table:table-cell>
          <table:table-cell table:formula="of:=[.B1925]&gt;[.B19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39" calcext:value-type="float">
            <text:p>10439</text:p>
          </table:table-cell>
          <table:table-cell table:formula="of:=[.A1926]+[.A1925]+[.A1924]" office:value-type="float" office:value="31305" calcext:value-type="float">
            <text:p>31305</text:p>
          </table:table-cell>
          <table:table-cell table:formula="of:=[.B1926]&gt;[.B19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49" calcext:value-type="float">
            <text:p>10449</text:p>
          </table:table-cell>
          <table:table-cell table:formula="of:=[.A1927]+[.A1926]+[.A1925]" office:value-type="float" office:value="31322" calcext:value-type="float">
            <text:p>31322</text:p>
          </table:table-cell>
          <table:table-cell table:formula="of:=[.B1927]&gt;[.B19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42" calcext:value-type="float">
            <text:p>10442</text:p>
          </table:table-cell>
          <table:table-cell table:formula="of:=[.A1928]+[.A1927]+[.A1926]" office:value-type="float" office:value="31330" calcext:value-type="float">
            <text:p>31330</text:p>
          </table:table-cell>
          <table:table-cell table:formula="of:=[.B1928]&gt;[.B19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69" calcext:value-type="float">
            <text:p>10469</text:p>
          </table:table-cell>
          <table:table-cell table:formula="of:=[.A1929]+[.A1928]+[.A1927]" office:value-type="float" office:value="31360" calcext:value-type="float">
            <text:p>31360</text:p>
          </table:table-cell>
          <table:table-cell table:formula="of:=[.B1929]&gt;[.B19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71" calcext:value-type="float">
            <text:p>10471</text:p>
          </table:table-cell>
          <table:table-cell table:formula="of:=[.A1930]+[.A1929]+[.A1928]" office:value-type="float" office:value="31382" calcext:value-type="float">
            <text:p>31382</text:p>
          </table:table-cell>
          <table:table-cell table:formula="of:=[.B1930]&gt;[.B19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76" calcext:value-type="float">
            <text:p>10476</text:p>
          </table:table-cell>
          <table:table-cell table:formula="of:=[.A1931]+[.A1930]+[.A1929]" office:value-type="float" office:value="31416" calcext:value-type="float">
            <text:p>31416</text:p>
          </table:table-cell>
          <table:table-cell table:formula="of:=[.B1931]&gt;[.B19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80" calcext:value-type="float">
            <text:p>10480</text:p>
          </table:table-cell>
          <table:table-cell table:formula="of:=[.A1932]+[.A1931]+[.A1930]" office:value-type="float" office:value="31427" calcext:value-type="float">
            <text:p>31427</text:p>
          </table:table-cell>
          <table:table-cell table:formula="of:=[.B1932]&gt;[.B19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81" calcext:value-type="float">
            <text:p>10481</text:p>
          </table:table-cell>
          <table:table-cell table:formula="of:=[.A1933]+[.A1932]+[.A1931]" office:value-type="float" office:value="31437" calcext:value-type="float">
            <text:p>31437</text:p>
          </table:table-cell>
          <table:table-cell table:formula="of:=[.B1933]&gt;[.B19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485" calcext:value-type="float">
            <text:p>10485</text:p>
          </table:table-cell>
          <table:table-cell table:formula="of:=[.A1934]+[.A1933]+[.A1932]" office:value-type="float" office:value="31446" calcext:value-type="float">
            <text:p>31446</text:p>
          </table:table-cell>
          <table:table-cell table:formula="of:=[.B1934]&gt;[.B19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07" calcext:value-type="float">
            <text:p>10507</text:p>
          </table:table-cell>
          <table:table-cell table:formula="of:=[.A1935]+[.A1934]+[.A1933]" office:value-type="float" office:value="31473" calcext:value-type="float">
            <text:p>31473</text:p>
          </table:table-cell>
          <table:table-cell table:formula="of:=[.B1935]&gt;[.B19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08" calcext:value-type="float">
            <text:p>10508</text:p>
          </table:table-cell>
          <table:table-cell table:formula="of:=[.A1936]+[.A1935]+[.A1934]" office:value-type="float" office:value="31500" calcext:value-type="float">
            <text:p>31500</text:p>
          </table:table-cell>
          <table:table-cell table:formula="of:=[.B1936]&gt;[.B19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11" calcext:value-type="float">
            <text:p>10511</text:p>
          </table:table-cell>
          <table:table-cell table:formula="of:=[.A1937]+[.A1936]+[.A1935]" office:value-type="float" office:value="31526" calcext:value-type="float">
            <text:p>31526</text:p>
          </table:table-cell>
          <table:table-cell table:formula="of:=[.B1937]&gt;[.B19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12" calcext:value-type="float">
            <text:p>10512</text:p>
          </table:table-cell>
          <table:table-cell table:formula="of:=[.A1938]+[.A1937]+[.A1936]" office:value-type="float" office:value="31531" calcext:value-type="float">
            <text:p>31531</text:p>
          </table:table-cell>
          <table:table-cell table:formula="of:=[.B1938]&gt;[.B19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13" calcext:value-type="float">
            <text:p>10513</text:p>
          </table:table-cell>
          <table:table-cell table:formula="of:=[.A1939]+[.A1938]+[.A1937]" office:value-type="float" office:value="31536" calcext:value-type="float">
            <text:p>31536</text:p>
          </table:table-cell>
          <table:table-cell table:formula="of:=[.B1939]&gt;[.B19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23" calcext:value-type="float">
            <text:p>10523</text:p>
          </table:table-cell>
          <table:table-cell table:formula="of:=[.A1940]+[.A1939]+[.A1938]" office:value-type="float" office:value="31548" calcext:value-type="float">
            <text:p>31548</text:p>
          </table:table-cell>
          <table:table-cell table:formula="of:=[.B1940]&gt;[.B19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24" calcext:value-type="float">
            <text:p>10524</text:p>
          </table:table-cell>
          <table:table-cell table:formula="of:=[.A1941]+[.A1940]+[.A1939]" office:value-type="float" office:value="31560" calcext:value-type="float">
            <text:p>31560</text:p>
          </table:table-cell>
          <table:table-cell table:formula="of:=[.B1941]&gt;[.B19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29" calcext:value-type="float">
            <text:p>10529</text:p>
          </table:table-cell>
          <table:table-cell table:formula="of:=[.A1942]+[.A1941]+[.A1940]" office:value-type="float" office:value="31576" calcext:value-type="float">
            <text:p>31576</text:p>
          </table:table-cell>
          <table:table-cell table:formula="of:=[.B1942]&gt;[.B19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36" calcext:value-type="float">
            <text:p>10536</text:p>
          </table:table-cell>
          <table:table-cell table:formula="of:=[.A1943]+[.A1942]+[.A1941]" office:value-type="float" office:value="31589" calcext:value-type="float">
            <text:p>31589</text:p>
          </table:table-cell>
          <table:table-cell table:formula="of:=[.B1943]&gt;[.B19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52" calcext:value-type="float">
            <text:p>10552</text:p>
          </table:table-cell>
          <table:table-cell table:formula="of:=[.A1944]+[.A1943]+[.A1942]" office:value-type="float" office:value="31617" calcext:value-type="float">
            <text:p>31617</text:p>
          </table:table-cell>
          <table:table-cell table:formula="of:=[.B1944]&gt;[.B19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63" calcext:value-type="float">
            <text:p>10563</text:p>
          </table:table-cell>
          <table:table-cell table:formula="of:=[.A1945]+[.A1944]+[.A1943]" office:value-type="float" office:value="31651" calcext:value-type="float">
            <text:p>31651</text:p>
          </table:table-cell>
          <table:table-cell table:formula="of:=[.B1945]&gt;[.B19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69" calcext:value-type="float">
            <text:p>10569</text:p>
          </table:table-cell>
          <table:table-cell table:formula="of:=[.A1946]+[.A1945]+[.A1944]" office:value-type="float" office:value="31684" calcext:value-type="float">
            <text:p>31684</text:p>
          </table:table-cell>
          <table:table-cell table:formula="of:=[.B1946]&gt;[.B19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73" calcext:value-type="float">
            <text:p>10573</text:p>
          </table:table-cell>
          <table:table-cell table:formula="of:=[.A1947]+[.A1946]+[.A1945]" office:value-type="float" office:value="31705" calcext:value-type="float">
            <text:p>31705</text:p>
          </table:table-cell>
          <table:table-cell table:formula="of:=[.B1947]&gt;[.B19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75" calcext:value-type="float">
            <text:p>10575</text:p>
          </table:table-cell>
          <table:table-cell table:formula="of:=[.A1948]+[.A1947]+[.A1946]" office:value-type="float" office:value="31717" calcext:value-type="float">
            <text:p>31717</text:p>
          </table:table-cell>
          <table:table-cell table:formula="of:=[.B1948]&gt;[.B19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76" calcext:value-type="float">
            <text:p>10576</text:p>
          </table:table-cell>
          <table:table-cell table:formula="of:=[.A1949]+[.A1948]+[.A1947]" office:value-type="float" office:value="31724" calcext:value-type="float">
            <text:p>31724</text:p>
          </table:table-cell>
          <table:table-cell table:formula="of:=[.B1949]&gt;[.B19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78" calcext:value-type="float">
            <text:p>10578</text:p>
          </table:table-cell>
          <table:table-cell table:formula="of:=[.A1950]+[.A1949]+[.A1948]" office:value-type="float" office:value="31729" calcext:value-type="float">
            <text:p>31729</text:p>
          </table:table-cell>
          <table:table-cell table:formula="of:=[.B1950]&gt;[.B19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596" calcext:value-type="float">
            <text:p>10596</text:p>
          </table:table-cell>
          <table:table-cell table:formula="of:=[.A1951]+[.A1950]+[.A1949]" office:value-type="float" office:value="31750" calcext:value-type="float">
            <text:p>31750</text:p>
          </table:table-cell>
          <table:table-cell table:formula="of:=[.B1951]&gt;[.B19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02" calcext:value-type="float">
            <text:p>10602</text:p>
          </table:table-cell>
          <table:table-cell table:formula="of:=[.A1952]+[.A1951]+[.A1950]" office:value-type="float" office:value="31776" calcext:value-type="float">
            <text:p>31776</text:p>
          </table:table-cell>
          <table:table-cell table:formula="of:=[.B1952]&gt;[.B19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30" calcext:value-type="float">
            <text:p>10630</text:p>
          </table:table-cell>
          <table:table-cell table:formula="of:=[.A1953]+[.A1952]+[.A1951]" office:value-type="float" office:value="31828" calcext:value-type="float">
            <text:p>31828</text:p>
          </table:table-cell>
          <table:table-cell table:formula="of:=[.B1953]&gt;[.B19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47" calcext:value-type="float">
            <text:p>10647</text:p>
          </table:table-cell>
          <table:table-cell table:formula="of:=[.A1954]+[.A1953]+[.A1952]" office:value-type="float" office:value="31879" calcext:value-type="float">
            <text:p>31879</text:p>
          </table:table-cell>
          <table:table-cell table:formula="of:=[.B1954]&gt;[.B19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57" calcext:value-type="float">
            <text:p>10657</text:p>
          </table:table-cell>
          <table:table-cell table:formula="of:=[.A1955]+[.A1954]+[.A1953]" office:value-type="float" office:value="31934" calcext:value-type="float">
            <text:p>31934</text:p>
          </table:table-cell>
          <table:table-cell table:formula="of:=[.B1955]&gt;[.B19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59" calcext:value-type="float">
            <text:p>10659</text:p>
          </table:table-cell>
          <table:table-cell table:formula="of:=[.A1956]+[.A1955]+[.A1954]" office:value-type="float" office:value="31963" calcext:value-type="float">
            <text:p>31963</text:p>
          </table:table-cell>
          <table:table-cell table:formula="of:=[.B1956]&gt;[.B19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84" calcext:value-type="float">
            <text:p>10684</text:p>
          </table:table-cell>
          <table:table-cell table:formula="of:=[.A1957]+[.A1956]+[.A1955]" office:value-type="float" office:value="32000" calcext:value-type="float">
            <text:p>32000</text:p>
          </table:table-cell>
          <table:table-cell table:formula="of:=[.B1957]&gt;[.B19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87" calcext:value-type="float">
            <text:p>10687</text:p>
          </table:table-cell>
          <table:table-cell table:formula="of:=[.A1958]+[.A1957]+[.A1956]" office:value-type="float" office:value="32030" calcext:value-type="float">
            <text:p>32030</text:p>
          </table:table-cell>
          <table:table-cell table:formula="of:=[.B1958]&gt;[.B19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92" calcext:value-type="float">
            <text:p>10692</text:p>
          </table:table-cell>
          <table:table-cell table:formula="of:=[.A1959]+[.A1958]+[.A1957]" office:value-type="float" office:value="32063" calcext:value-type="float">
            <text:p>32063</text:p>
          </table:table-cell>
          <table:table-cell table:formula="of:=[.B1959]&gt;[.B19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693" calcext:value-type="float">
            <text:p>10693</text:p>
          </table:table-cell>
          <table:table-cell table:formula="of:=[.A1960]+[.A1959]+[.A1958]" office:value-type="float" office:value="32072" calcext:value-type="float">
            <text:p>32072</text:p>
          </table:table-cell>
          <table:table-cell table:formula="of:=[.B1960]&gt;[.B19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00" calcext:value-type="float">
            <text:p>10700</text:p>
          </table:table-cell>
          <table:table-cell table:formula="of:=[.A1961]+[.A1960]+[.A1959]" office:value-type="float" office:value="32085" calcext:value-type="float">
            <text:p>32085</text:p>
          </table:table-cell>
          <table:table-cell table:formula="of:=[.B1961]&gt;[.B19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02" calcext:value-type="float">
            <text:p>10702</text:p>
          </table:table-cell>
          <table:table-cell table:formula="of:=[.A1962]+[.A1961]+[.A1960]" office:value-type="float" office:value="32095" calcext:value-type="float">
            <text:p>32095</text:p>
          </table:table-cell>
          <table:table-cell table:formula="of:=[.B1962]&gt;[.B19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03" calcext:value-type="float">
            <text:p>10703</text:p>
          </table:table-cell>
          <table:table-cell table:formula="of:=[.A1963]+[.A1962]+[.A1961]" office:value-type="float" office:value="32105" calcext:value-type="float">
            <text:p>32105</text:p>
          </table:table-cell>
          <table:table-cell table:formula="of:=[.B1963]&gt;[.B19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09" calcext:value-type="float">
            <text:p>10709</text:p>
          </table:table-cell>
          <table:table-cell table:formula="of:=[.A1964]+[.A1963]+[.A1962]" office:value-type="float" office:value="32114" calcext:value-type="float">
            <text:p>32114</text:p>
          </table:table-cell>
          <table:table-cell table:formula="of:=[.B1964]&gt;[.B19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14" calcext:value-type="float">
            <text:p>10714</text:p>
          </table:table-cell>
          <table:table-cell table:formula="of:=[.A1965]+[.A1964]+[.A1963]" office:value-type="float" office:value="32126" calcext:value-type="float">
            <text:p>32126</text:p>
          </table:table-cell>
          <table:table-cell table:formula="of:=[.B1965]&gt;[.B19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16" calcext:value-type="float">
            <text:p>10716</text:p>
          </table:table-cell>
          <table:table-cell table:formula="of:=[.A1966]+[.A1965]+[.A1964]" office:value-type="float" office:value="32139" calcext:value-type="float">
            <text:p>32139</text:p>
          </table:table-cell>
          <table:table-cell table:formula="of:=[.B1966]&gt;[.B19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27" calcext:value-type="float">
            <text:p>10727</text:p>
          </table:table-cell>
          <table:table-cell table:formula="of:=[.A1967]+[.A1966]+[.A1965]" office:value-type="float" office:value="32157" calcext:value-type="float">
            <text:p>32157</text:p>
          </table:table-cell>
          <table:table-cell table:formula="of:=[.B1967]&gt;[.B19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46" calcext:value-type="float">
            <text:p>10746</text:p>
          </table:table-cell>
          <table:table-cell table:formula="of:=[.A1968]+[.A1967]+[.A1966]" office:value-type="float" office:value="32189" calcext:value-type="float">
            <text:p>32189</text:p>
          </table:table-cell>
          <table:table-cell table:formula="of:=[.B1968]&gt;[.B19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44" calcext:value-type="float">
            <text:p>10744</text:p>
          </table:table-cell>
          <table:table-cell table:formula="of:=[.A1969]+[.A1968]+[.A1967]" office:value-type="float" office:value="32217" calcext:value-type="float">
            <text:p>32217</text:p>
          </table:table-cell>
          <table:table-cell table:formula="of:=[.B1969]&gt;[.B19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54" calcext:value-type="float">
            <text:p>10754</text:p>
          </table:table-cell>
          <table:table-cell table:formula="of:=[.A1970]+[.A1969]+[.A1968]" office:value-type="float" office:value="32244" calcext:value-type="float">
            <text:p>32244</text:p>
          </table:table-cell>
          <table:table-cell table:formula="of:=[.B1970]&gt;[.B19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53" calcext:value-type="float">
            <text:p>10753</text:p>
          </table:table-cell>
          <table:table-cell table:formula="of:=[.A1971]+[.A1970]+[.A1969]" office:value-type="float" office:value="32251" calcext:value-type="float">
            <text:p>32251</text:p>
          </table:table-cell>
          <table:table-cell table:formula="of:=[.B1971]&gt;[.B19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54" calcext:value-type="float">
            <text:p>10754</text:p>
          </table:table-cell>
          <table:table-cell table:formula="of:=[.A1972]+[.A1971]+[.A1970]" office:value-type="float" office:value="32261" calcext:value-type="float">
            <text:p>32261</text:p>
          </table:table-cell>
          <table:table-cell table:formula="of:=[.B1972]&gt;[.B19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55" calcext:value-type="float">
            <text:p>10755</text:p>
          </table:table-cell>
          <table:table-cell table:formula="of:=[.A1973]+[.A1972]+[.A1971]" office:value-type="float" office:value="32262" calcext:value-type="float">
            <text:p>32262</text:p>
          </table:table-cell>
          <table:table-cell table:formula="of:=[.B1973]&gt;[.B19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59" calcext:value-type="float">
            <text:p>10759</text:p>
          </table:table-cell>
          <table:table-cell table:formula="of:=[.A1974]+[.A1973]+[.A1972]" office:value-type="float" office:value="32268" calcext:value-type="float">
            <text:p>32268</text:p>
          </table:table-cell>
          <table:table-cell table:formula="of:=[.B1974]&gt;[.B19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63" calcext:value-type="float">
            <text:p>10763</text:p>
          </table:table-cell>
          <table:table-cell table:formula="of:=[.A1975]+[.A1974]+[.A1973]" office:value-type="float" office:value="32277" calcext:value-type="float">
            <text:p>32277</text:p>
          </table:table-cell>
          <table:table-cell table:formula="of:=[.B1975]&gt;[.B19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64" calcext:value-type="float">
            <text:p>10764</text:p>
          </table:table-cell>
          <table:table-cell table:formula="of:=[.A1976]+[.A1975]+[.A1974]" office:value-type="float" office:value="32286" calcext:value-type="float">
            <text:p>32286</text:p>
          </table:table-cell>
          <table:table-cell table:formula="of:=[.B1976]&gt;[.B19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65" calcext:value-type="float">
            <text:p>10765</text:p>
          </table:table-cell>
          <table:table-cell table:formula="of:=[.A1977]+[.A1976]+[.A1975]" office:value-type="float" office:value="32292" calcext:value-type="float">
            <text:p>32292</text:p>
          </table:table-cell>
          <table:table-cell table:formula="of:=[.B1977]&gt;[.B19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69" calcext:value-type="float">
            <text:p>10769</text:p>
          </table:table-cell>
          <table:table-cell table:formula="of:=[.A1978]+[.A1977]+[.A1976]" office:value-type="float" office:value="32298" calcext:value-type="float">
            <text:p>32298</text:p>
          </table:table-cell>
          <table:table-cell table:formula="of:=[.B1978]&gt;[.B19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70" calcext:value-type="float">
            <text:p>10770</text:p>
          </table:table-cell>
          <table:table-cell table:formula="of:=[.A1979]+[.A1978]+[.A1977]" office:value-type="float" office:value="32304" calcext:value-type="float">
            <text:p>32304</text:p>
          </table:table-cell>
          <table:table-cell table:formula="of:=[.B1979]&gt;[.B19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71" calcext:value-type="float">
            <text:p>10771</text:p>
          </table:table-cell>
          <table:table-cell table:formula="of:=[.A1980]+[.A1979]+[.A1978]" office:value-type="float" office:value="32310" calcext:value-type="float">
            <text:p>32310</text:p>
          </table:table-cell>
          <table:table-cell table:formula="of:=[.B1980]&gt;[.B19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77" calcext:value-type="float">
            <text:p>10777</text:p>
          </table:table-cell>
          <table:table-cell table:formula="of:=[.A1981]+[.A1980]+[.A1979]" office:value-type="float" office:value="32318" calcext:value-type="float">
            <text:p>32318</text:p>
          </table:table-cell>
          <table:table-cell table:formula="of:=[.B1981]&gt;[.B19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796" calcext:value-type="float">
            <text:p>10796</text:p>
          </table:table-cell>
          <table:table-cell table:formula="of:=[.A1982]+[.A1981]+[.A1980]" office:value-type="float" office:value="32344" calcext:value-type="float">
            <text:p>32344</text:p>
          </table:table-cell>
          <table:table-cell table:formula="of:=[.B1982]&gt;[.B19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07" calcext:value-type="float">
            <text:p>10807</text:p>
          </table:table-cell>
          <table:table-cell table:formula="of:=[.A1983]+[.A1982]+[.A1981]" office:value-type="float" office:value="32380" calcext:value-type="float">
            <text:p>32380</text:p>
          </table:table-cell>
          <table:table-cell table:formula="of:=[.B1983]&gt;[.B19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13" calcext:value-type="float">
            <text:p>10813</text:p>
          </table:table-cell>
          <table:table-cell table:formula="of:=[.A1984]+[.A1983]+[.A1982]" office:value-type="float" office:value="32416" calcext:value-type="float">
            <text:p>32416</text:p>
          </table:table-cell>
          <table:table-cell table:formula="of:=[.B1984]&gt;[.B19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18" calcext:value-type="float">
            <text:p>10818</text:p>
          </table:table-cell>
          <table:table-cell table:formula="of:=[.A1985]+[.A1984]+[.A1983]" office:value-type="float" office:value="32438" calcext:value-type="float">
            <text:p>32438</text:p>
          </table:table-cell>
          <table:table-cell table:formula="of:=[.B1985]&gt;[.B19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25" calcext:value-type="float">
            <text:p>10825</text:p>
          </table:table-cell>
          <table:table-cell table:formula="of:=[.A1986]+[.A1985]+[.A1984]" office:value-type="float" office:value="32456" calcext:value-type="float">
            <text:p>32456</text:p>
          </table:table-cell>
          <table:table-cell table:formula="of:=[.B1986]&gt;[.B19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30" calcext:value-type="float">
            <text:p>10830</text:p>
          </table:table-cell>
          <table:table-cell table:formula="of:=[.A1987]+[.A1986]+[.A1985]" office:value-type="float" office:value="32473" calcext:value-type="float">
            <text:p>32473</text:p>
          </table:table-cell>
          <table:table-cell table:formula="of:=[.B1987]&gt;[.B19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35" calcext:value-type="float">
            <text:p>10835</text:p>
          </table:table-cell>
          <table:table-cell table:formula="of:=[.A1988]+[.A1987]+[.A1986]" office:value-type="float" office:value="32490" calcext:value-type="float">
            <text:p>32490</text:p>
          </table:table-cell>
          <table:table-cell table:formula="of:=[.B1988]&gt;[.B19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36" calcext:value-type="float">
            <text:p>10836</text:p>
          </table:table-cell>
          <table:table-cell table:formula="of:=[.A1989]+[.A1988]+[.A1987]" office:value-type="float" office:value="32501" calcext:value-type="float">
            <text:p>32501</text:p>
          </table:table-cell>
          <table:table-cell table:formula="of:=[.B1989]&gt;[.B19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49" calcext:value-type="float">
            <text:p>10849</text:p>
          </table:table-cell>
          <table:table-cell table:formula="of:=[.A1990]+[.A1989]+[.A1988]" office:value-type="float" office:value="32520" calcext:value-type="float">
            <text:p>32520</text:p>
          </table:table-cell>
          <table:table-cell table:formula="of:=[.B1990]&gt;[.B19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58" calcext:value-type="float">
            <text:p>10858</text:p>
          </table:table-cell>
          <table:table-cell table:formula="of:=[.A1991]+[.A1990]+[.A1989]" office:value-type="float" office:value="32543" calcext:value-type="float">
            <text:p>32543</text:p>
          </table:table-cell>
          <table:table-cell table:formula="of:=[.B1991]&gt;[.B19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73" calcext:value-type="float">
            <text:p>10873</text:p>
          </table:table-cell>
          <table:table-cell table:formula="of:=[.A1992]+[.A1991]+[.A1990]" office:value-type="float" office:value="32580" calcext:value-type="float">
            <text:p>32580</text:p>
          </table:table-cell>
          <table:table-cell table:formula="of:=[.B1992]&gt;[.B19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82" calcext:value-type="float">
            <text:p>10882</text:p>
          </table:table-cell>
          <table:table-cell table:formula="of:=[.A1993]+[.A1992]+[.A1991]" office:value-type="float" office:value="32613" calcext:value-type="float">
            <text:p>32613</text:p>
          </table:table-cell>
          <table:table-cell table:formula="of:=[.B1993]&gt;[.B19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79" calcext:value-type="float">
            <text:p>10879</text:p>
          </table:table-cell>
          <table:table-cell table:formula="of:=[.A1994]+[.A1993]+[.A1992]" office:value-type="float" office:value="32634" calcext:value-type="float">
            <text:p>32634</text:p>
          </table:table-cell>
          <table:table-cell table:formula="of:=[.B1994]&gt;[.B199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82" calcext:value-type="float">
            <text:p>10882</text:p>
          </table:table-cell>
          <table:table-cell table:formula="of:=[.A1995]+[.A1994]+[.A1993]" office:value-type="float" office:value="32643" calcext:value-type="float">
            <text:p>32643</text:p>
          </table:table-cell>
          <table:table-cell table:formula="of:=[.B1995]&gt;[.B19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886" calcext:value-type="float">
            <text:p>10886</text:p>
          </table:table-cell>
          <table:table-cell table:formula="of:=[.A1996]+[.A1995]+[.A1994]" office:value-type="float" office:value="32647" calcext:value-type="float">
            <text:p>32647</text:p>
          </table:table-cell>
          <table:table-cell table:formula="of:=[.B1996]&gt;[.B19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902" calcext:value-type="float">
            <text:p>10902</text:p>
          </table:table-cell>
          <table:table-cell table:formula="of:=[.A1997]+[.A1996]+[.A1995]" office:value-type="float" office:value="32670" calcext:value-type="float">
            <text:p>32670</text:p>
          </table:table-cell>
          <table:table-cell table:formula="of:=[.B1997]&gt;[.B19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903" calcext:value-type="float">
            <text:p>10903</text:p>
          </table:table-cell>
          <table:table-cell table:formula="of:=[.A1998]+[.A1997]+[.A1996]" office:value-type="float" office:value="32691" calcext:value-type="float">
            <text:p>32691</text:p>
          </table:table-cell>
          <table:table-cell table:formula="of:=[.B1998]&gt;[.B19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931" calcext:value-type="float">
            <text:p>10931</text:p>
          </table:table-cell>
          <table:table-cell table:formula="of:=[.A1999]+[.A1998]+[.A1997]" office:value-type="float" office:value="32736" calcext:value-type="float">
            <text:p>32736</text:p>
          </table:table-cell>
          <table:table-cell table:formula="of:=[.B1999]&gt;[.B19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0930" calcext:value-type="float">
            <text:p>10930</text:p>
          </table:table-cell>
          <table:table-cell table:formula="of:=[.A2000]+[.A1999]+[.A1998]" office:value-type="float" office:value="32764" calcext:value-type="float">
            <text:p>32764</text:p>
          </table:table-cell>
          <table:table-cell table:formula="of:=[.B2000]&gt;[.B1999]" office:value-type="boolean" office:boolean-value="true" calcext:value-type="boolean">
            <text:p>TR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5:48:38.330557398</meta:creation-date>
    <dc:date>2021-12-02T15:55:58.579358940</dc:date>
    <meta:editing-duration>PT7M24S</meta:editing-duration>
    <meta:editing-cycles>1</meta:editing-cycles>
    <meta:document-statistic meta:table-count="2" meta:cell-count="10002" meta:object-count="0"/>
    <meta:generator>LibreOffice/7.2.2.2$Linux_X86_64 LibreOffice_project/20$Build-2</meta:generator>
  </office:meta>
</office:document-meta>
</file>